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_child_detection_20210625_10201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hild.X</text:p>
          </table:table-cell>
          <table:table-cell office:value-type="string" calcext:value-type="string">
            <text:p>Child.Y</text:p>
          </table:table-cell>
          <table:table-cell office:value-type="string" calcext:value-type="string">
            <text:p>Child.Angle</text:p>
          </table:table-cell>
        </table:table-row>
        <table:table-row table:style-name="ro1">
          <table:table-cell office:value-type="float" office:value="1624627225.42081" calcext:value-type="float">
            <text:p>1624627225,42081</text:p>
          </table:table-cell>
          <table:table-cell table:formula="of:=ROUND([.A2]-[$menor.$A$1];1)"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5.5208" calcext:value-type="float">
            <text:p>1624627225,5208</text:p>
          </table:table-cell>
          <table:table-cell table:formula="of:=ROUND([.A3]-[$menor.$A$1];1)"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5.6208" calcext:value-type="float">
            <text:p>1624627225,6208</text:p>
          </table:table-cell>
          <table:table-cell table:formula="of:=ROUND([.A4]-[$menor.$A$1];1)" office:value-type="float" office:value="6.7" calcext:value-type="float">
            <text:p>6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5.7208" calcext:value-type="float">
            <text:p>1624627225,7208</text:p>
          </table:table-cell>
          <table:table-cell table:formula="of:=ROUND([.A5]-[$menor.$A$1];1)" office:value-type="float" office:value="6.8" calcext:value-type="float">
            <text:p>6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5.8208" calcext:value-type="float">
            <text:p>1624627225,8208</text:p>
          </table:table-cell>
          <table:table-cell table:formula="of:=ROUND([.A6]-[$menor.$A$1];1)" office:value-type="float" office:value="6.9" calcext:value-type="float">
            <text:p>6,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5.92081" calcext:value-type="float">
            <text:p>1624627225,92081</text:p>
          </table:table-cell>
          <table:table-cell table:formula="of:=ROUND([.A7]-[$menor.$A$1];1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6.0208" calcext:value-type="float">
            <text:p>1624627226,0208</text:p>
          </table:table-cell>
          <table:table-cell table:formula="of:=ROUND([.A8]-[$menor.$A$1];1)" office:value-type="float" office:value="7.1" calcext:value-type="float">
            <text:p>7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6.12081" calcext:value-type="float">
            <text:p>1624627226,12081</text:p>
          </table:table-cell>
          <table:table-cell table:formula="of:=ROUND([.A9]-[$menor.$A$1];1)" office:value-type="float" office:value="7.2" calcext:value-type="float">
            <text:p>7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6.2208" calcext:value-type="float">
            <text:p>1624627226,2208</text:p>
          </table:table-cell>
          <table:table-cell table:formula="of:=ROUND([.A10]-[$menor.$A$1];1)" office:value-type="float" office:value="7.3" calcext:value-type="float">
            <text:p>7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6.3208" calcext:value-type="float">
            <text:p>1624627226,3208</text:p>
          </table:table-cell>
          <table:table-cell table:formula="of:=ROUND([.A11]-[$menor.$A$1];1)" office:value-type="float" office:value="7.4" calcext:value-type="float">
            <text:p>7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6.4208" calcext:value-type="float">
            <text:p>1624627226,4208</text:p>
          </table:table-cell>
          <table:table-cell table:formula="of:=ROUND([.A12]-[$menor.$A$1];1)" office:value-type="float" office:value="7.5" calcext:value-type="float">
            <text:p>7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6.5208" calcext:value-type="float">
            <text:p>1624627226,5208</text:p>
          </table:table-cell>
          <table:table-cell table:formula="of:=ROUND([.A13]-[$menor.$A$1];1)" office:value-type="float" office:value="7.6" calcext:value-type="float">
            <text:p>7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6.62081" calcext:value-type="float">
            <text:p>1624627226,62081</text:p>
          </table:table-cell>
          <table:table-cell table:formula="of:=ROUND([.A14]-[$menor.$A$1];1)" office:value-type="float" office:value="7.7" calcext:value-type="float">
            <text:p>7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6.72083" calcext:value-type="float">
            <text:p>1624627226,72083</text:p>
          </table:table-cell>
          <table:table-cell table:formula="of:=ROUND([.A15]-[$menor.$A$1];1)" office:value-type="float" office:value="7.8" calcext:value-type="float">
            <text:p>7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6.8208" calcext:value-type="float">
            <text:p>1624627226,8208</text:p>
          </table:table-cell>
          <table:table-cell table:formula="of:=ROUND([.A16]-[$menor.$A$1];1)" office:value-type="float" office:value="7.9" calcext:value-type="float">
            <text:p>7,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6.92074" calcext:value-type="float">
            <text:p>1624627226,92074</text:p>
          </table:table-cell>
          <table:table-cell table:formula="of:=ROUND([.A17]-[$menor.$A$1];1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7.02073" calcext:value-type="float">
            <text:p>1624627227,02073</text:p>
          </table:table-cell>
          <table:table-cell table:formula="of:=ROUND([.A18]-[$menor.$A$1];1)" office:value-type="float" office:value="8.1" calcext:value-type="float">
            <text:p>8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7.12072" calcext:value-type="float">
            <text:p>1624627227,12072</text:p>
          </table:table-cell>
          <table:table-cell table:formula="of:=ROUND([.A19]-[$menor.$A$1];1)" office:value-type="float" office:value="8.2" calcext:value-type="float">
            <text:p>8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7.22072" calcext:value-type="float">
            <text:p>1624627227,22072</text:p>
          </table:table-cell>
          <table:table-cell table:formula="of:=ROUND([.A20]-[$menor.$A$1];1)" office:value-type="float" office:value="8.3" calcext:value-type="float">
            <text:p>8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7.32081" calcext:value-type="float">
            <text:p>1624627227,32081</text:p>
          </table:table-cell>
          <table:table-cell table:formula="of:=ROUND([.A21]-[$menor.$A$1];1)"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7.42081" calcext:value-type="float">
            <text:p>1624627227,42081</text:p>
          </table:table-cell>
          <table:table-cell table:formula="of:=ROUND([.A22]-[$menor.$A$1];1)" office:value-type="float" office:value="8.5" calcext:value-type="float">
            <text:p>8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7.5208" calcext:value-type="float">
            <text:p>1624627227,5208</text:p>
          </table:table-cell>
          <table:table-cell table:formula="of:=ROUND([.A23]-[$menor.$A$1];1)" office:value-type="float" office:value="8.6" calcext:value-type="float">
            <text:p>8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7.6208" calcext:value-type="float">
            <text:p>1624627227,6208</text:p>
          </table:table-cell>
          <table:table-cell table:formula="of:=ROUND([.A24]-[$menor.$A$1];1)" office:value-type="float" office:value="8.7" calcext:value-type="float">
            <text:p>8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7.72082" calcext:value-type="float">
            <text:p>1624627227,72082</text:p>
          </table:table-cell>
          <table:table-cell table:formula="of:=ROUND([.A25]-[$menor.$A$1];1)" office:value-type="float" office:value="8.8" calcext:value-type="float">
            <text:p>8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7.82081" calcext:value-type="float">
            <text:p>1624627227,82081</text:p>
          </table:table-cell>
          <table:table-cell table:formula="of:=ROUND([.A26]-[$menor.$A$1];1)" office:value-type="float" office:value="8.9" calcext:value-type="float">
            <text:p>8,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7.9208" calcext:value-type="float">
            <text:p>1624627227,9208</text:p>
          </table:table-cell>
          <table:table-cell table:formula="of:=ROUND([.A27]-[$menor.$A$1];1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4627228.02083" calcext:value-type="float">
            <text:p>1624627228,02083</text:p>
          </table:table-cell>
          <table:table-cell table:formula="of:=ROUND([.A28]-[$menor.$A$1];1)" office:value-type="float" office:value="9.1" calcext:value-type="float">
            <text:p>9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-0.03365841" calcext:value-type="float">
            <text:p>-0,03365841</text:p>
          </table:table-cell>
          <table:table-cell office:value-type="float" office:value="1.99971676" calcext:value-type="float">
            <text:p>1,99971676</text:p>
          </table:table-cell>
          <table:table-cell office:value-type="float" office:value="90.96428797" calcext:value-type="float">
            <text:p>90,96428797</text:p>
          </table:table-cell>
        </table:table-row>
        <table:table-row table:style-name="ro1">
          <table:table-cell office:value-type="float" office:value="1624627228.12081" calcext:value-type="float">
            <text:p>1624627228,12081</text:p>
          </table:table-cell>
          <table:table-cell table:formula="of:=ROUND([.A29]-[$menor.$A$1];1)" office:value-type="float" office:value="9.2" calcext:value-type="float">
            <text:p>9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-0.06911965" calcext:value-type="float">
            <text:p>-0,06911965</text:p>
          </table:table-cell>
          <table:table-cell office:value-type="float" office:value="1.99880526" calcext:value-type="float">
            <text:p>1,99880526</text:p>
          </table:table-cell>
          <table:table-cell office:value-type="float" office:value="91.98052645" calcext:value-type="float">
            <text:p>91,98052645</text:p>
          </table:table-cell>
        </table:table-row>
        <table:table-row table:style-name="ro1">
          <table:table-cell office:value-type="float" office:value="1624627228.22081" calcext:value-type="float">
            <text:p>1624627228,22081</text:p>
          </table:table-cell>
          <table:table-cell table:formula="of:=ROUND([.A30]-[$menor.$A$1];1)" office:value-type="float" office:value="9.3" calcext:value-type="float">
            <text:p>9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-0.10331424" calcext:value-type="float">
            <text:p>-0,10331424</text:p>
          </table:table-cell>
          <table:table-cell office:value-type="float" office:value="1.99732976" calcext:value-type="float">
            <text:p>1,99732976</text:p>
          </table:table-cell>
          <table:table-cell office:value-type="float" office:value="92.9610529" calcext:value-type="float">
            <text:p>92,9610529</text:p>
          </table:table-cell>
        </table:table-row>
        <table:table-row table:style-name="ro1">
          <table:table-cell office:value-type="float" office:value="1624627228.32081" calcext:value-type="float">
            <text:p>1624627228,32081</text:p>
          </table:table-cell>
          <table:table-cell table:formula="of:=ROUND([.A31]-[$menor.$A$1];1)" office:value-type="float" office:value="9.4" calcext:value-type="float">
            <text:p>9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-0.06900679" calcext:value-type="float">
            <text:p>-0,06900679</text:p>
          </table:table-cell>
          <table:table-cell office:value-type="float" office:value="1.99880916" calcext:value-type="float">
            <text:p>1,99880916</text:p>
          </table:table-cell>
          <table:table-cell office:value-type="float" office:value="91.97729138" calcext:value-type="float">
            <text:p>91,97729138</text:p>
          </table:table-cell>
        </table:table-row>
        <table:table-row table:style-name="ro1">
          <table:table-cell office:value-type="float" office:value="1624627228.42081" calcext:value-type="float">
            <text:p>1624627228,42081</text:p>
          </table:table-cell>
          <table:table-cell table:formula="of:=ROUND([.A32]-[$menor.$A$1];1)" office:value-type="float" office:value="9.5" calcext:value-type="float">
            <text:p>9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-0.10320147" calcext:value-type="float">
            <text:p>-0,10320147</text:p>
          </table:table-cell>
          <table:table-cell office:value-type="float" office:value="1.99733559" calcext:value-type="float">
            <text:p>1,99733559</text:p>
          </table:table-cell>
          <table:table-cell office:value-type="float" office:value="92.95781783" calcext:value-type="float">
            <text:p>92,95781783</text:p>
          </table:table-cell>
        </table:table-row>
        <table:table-row table:style-name="ro1">
          <table:table-cell office:value-type="float" office:value="1624627228.5208" calcext:value-type="float">
            <text:p>1624627228,5208</text:p>
          </table:table-cell>
          <table:table-cell table:formula="of:=ROUND([.A33]-[$menor.$A$1];1)" office:value-type="float" office:value="9.6" calcext:value-type="float">
            <text:p>9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-0.06583567" calcext:value-type="float">
            <text:p>-0,06583567</text:p>
          </table:table-cell>
          <table:table-cell office:value-type="float" office:value="1.99891612" calcext:value-type="float">
            <text:p>1,99891612</text:p>
          </table:table-cell>
          <table:table-cell office:value-type="float" office:value="91.88639377" calcext:value-type="float">
            <text:p>91,88639377</text:p>
          </table:table-cell>
        </table:table-row>
        <table:table-row table:style-name="ro1">
          <table:table-cell office:value-type="float" office:value="1624627228.62081" calcext:value-type="float">
            <text:p>1624627228,62081</text:p>
          </table:table-cell>
          <table:table-cell table:formula="of:=ROUND([.A34]-[$menor.$A$1];1)" office:value-type="float" office:value="9.7" calcext:value-type="float">
            <text:p>9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-0.10308869" calcext:value-type="float">
            <text:p>-0,10308869</text:p>
          </table:table-cell>
          <table:table-cell office:value-type="float" office:value="1.99734141" calcext:value-type="float">
            <text:p>1,99734141</text:p>
          </table:table-cell>
          <table:table-cell office:value-type="float" office:value="92.95458276" calcext:value-type="float">
            <text:p>92,95458276</text:p>
          </table:table-cell>
        </table:table-row>
        <table:table-row table:style-name="ro1">
          <table:table-cell office:value-type="float" office:value="1624627228.72078" calcext:value-type="float">
            <text:p>1624627228,72078</text:p>
          </table:table-cell>
          <table:table-cell table:formula="of:=ROUND([.A35]-[$menor.$A$1];1)" office:value-type="float" office:value="9.8" calcext:value-type="float">
            <text:p>9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-0.10143983" calcext:value-type="float">
            <text:p>-0,10143983</text:p>
          </table:table-cell>
          <table:table-cell office:value-type="float" office:value="1.99737634" calcext:value-type="float">
            <text:p>1,99737634</text:p>
          </table:table-cell>
          <table:table-cell office:value-type="float" office:value="92.93510921" calcext:value-type="float">
            <text:p>92,93510921</text:p>
          </table:table-cell>
        </table:table-row>
        <table:table-row table:style-name="ro1">
          <table:table-cell office:value-type="float" office:value="1624627228.82081" calcext:value-type="float">
            <text:p>1624627228,82081</text:p>
          </table:table-cell>
          <table:table-cell table:formula="of:=ROUND([.A36]-[$menor.$A$1];1)"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2.00000024" calcext:value-type="float">
            <text:p>2,00000024</text:p>
          </table:table-cell>
          <table:table-cell office:value-type="float" office:value="71" calcext:value-type="float">
            <text:p>71</text:p>
          </table:table-cell>
          <table:table-cell office:value-type="float" office:value="-0.06213342" calcext:value-type="float">
            <text:p>-0,06213342</text:p>
          </table:table-cell>
          <table:table-cell office:value-type="float" office:value="1.9999123" calcext:value-type="float">
            <text:p>1,9999123</text:p>
          </table:table-cell>
          <table:table-cell office:value-type="float" office:value="91.86368515" calcext:value-type="float">
            <text:p>91,86368515</text:p>
          </table:table-cell>
        </table:table-row>
        <table:table-row table:style-name="ro1">
          <table:table-cell office:value-type="float" office:value="1624627228.92081" calcext:value-type="float">
            <text:p>1624627228,92081</text:p>
          </table:table-cell>
          <table:table-cell table:formula="of:=ROUND([.A37]-[$menor.$A$1];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99903214" calcext:value-type="float">
            <text:p>1,99903214</text:p>
          </table:table-cell>
          <table:table-cell office:value-type="float" office:value="69" calcext:value-type="float">
            <text:p>69</text:p>
          </table:table-cell>
          <table:table-cell office:value-type="float" office:value="-0.09642755" calcext:value-type="float">
            <text:p>-0,09642755</text:p>
          </table:table-cell>
          <table:table-cell office:value-type="float" office:value="1.99835552" calcext:value-type="float">
            <text:p>1,99835552</text:p>
          </table:table-cell>
          <table:table-cell office:value-type="float" office:value="92.93187414" calcext:value-type="float">
            <text:p>92,93187414</text:p>
          </table:table-cell>
        </table:table-row>
        <table:table-row table:style-name="ro1">
          <table:table-cell office:value-type="float" office:value="1624627229.02084" calcext:value-type="float">
            <text:p>1624627229,02084</text:p>
          </table:table-cell>
          <table:table-cell table:formula="of:=ROUND([.A38]-[$menor.$A$1];1)" office:value-type="float" office:value="10.1" calcext:value-type="float">
            <text:p>10,1</text:p>
          </table:table-cell>
          <table:table-cell office:value-type="float" office:value="1" calcext:value-type="float">
            <text:p>1</text:p>
          </table:table-cell>
          <table:table-cell office:value-type="float" office:value="1.99806845" calcext:value-type="float">
            <text:p>1,99806845</text:p>
          </table:table-cell>
          <table:table-cell office:value-type="float" office:value="66" calcext:value-type="float">
            <text:p>66</text:p>
          </table:table-cell>
          <table:table-cell office:value-type="float" office:value="-0.05613784" calcext:value-type="float">
            <text:p>-0,05613784</text:p>
          </table:table-cell>
          <table:table-cell office:value-type="float" office:value="2.0008952" calcext:value-type="float">
            <text:p>2,0008952</text:p>
          </table:table-cell>
          <table:table-cell office:value-type="float" office:value="91.86045008" calcext:value-type="float">
            <text:p>91,86045008</text:p>
          </table:table-cell>
        </table:table-row>
        <table:table-row table:style-name="ro1">
          <table:table-cell office:value-type="float" office:value="1624627229.12075" calcext:value-type="float">
            <text:p>1624627229,12075</text:p>
          </table:table-cell>
          <table:table-cell table:formula="of:=ROUND([.A39]-[$menor.$A$1];1)" office:value-type="float" office:value="10.2" calcext:value-type="float">
            <text:p>10,2</text:p>
          </table:table-cell>
          <table:table-cell office:value-type="float" office:value="1" calcext:value-type="float">
            <text:p>1</text:p>
          </table:table-cell>
          <table:table-cell office:value-type="float" office:value="1.99613905" calcext:value-type="float">
            <text:p>1,99613905</text:p>
          </table:table-cell>
          <table:table-cell office:value-type="float" office:value="64" calcext:value-type="float">
            <text:p>64</text:p>
          </table:table-cell>
          <table:table-cell office:value-type="float" office:value="-0.08632679" calcext:value-type="float">
            <text:p>-0,08632679</text:p>
          </table:table-cell>
          <table:table-cell office:value-type="float" office:value="1.99950569" calcext:value-type="float">
            <text:p>1,99950569</text:p>
          </table:table-cell>
          <table:table-cell office:value-type="float" office:value="92.84097653" calcext:value-type="float">
            <text:p>92,84097653</text:p>
          </table:table-cell>
        </table:table-row>
        <table:table-row table:style-name="ro1">
          <table:table-cell office:value-type="float" office:value="1624627229.22073" calcext:value-type="float">
            <text:p>1624627229,22073</text:p>
          </table:table-cell>
          <table:table-cell table:formula="of:=ROUND([.A40]-[$menor.$A$1];1)" office:value-type="float" office:value="10.3" calcext:value-type="float">
            <text:p>10,3</text:p>
          </table:table-cell>
          <table:table-cell office:value-type="float" office:value="1" calcext:value-type="float">
            <text:p>1</text:p>
          </table:table-cell>
          <table:table-cell office:value-type="float" office:value="1.9942199" calcext:value-type="float">
            <text:p>1,9942199</text:p>
          </table:table-cell>
          <table:table-cell office:value-type="float" office:value="62" calcext:value-type="float">
            <text:p>62</text:p>
          </table:table-cell>
          <table:table-cell office:value-type="float" office:value="-0.11801072" calcext:value-type="float">
            <text:p>-0,11801072</text:p>
          </table:table-cell>
          <table:table-cell office:value-type="float" office:value="1.99734012" calcext:value-type="float">
            <text:p>1,99734012</text:p>
          </table:table-cell>
          <table:table-cell office:value-type="float" office:value="93.90916553" calcext:value-type="float">
            <text:p>93,90916553</text:p>
          </table:table-cell>
        </table:table-row>
        <table:table-row table:style-name="ro1">
          <table:table-cell office:value-type="float" office:value="1624627229.32072" calcext:value-type="float">
            <text:p>1624627229,32072</text:p>
          </table:table-cell>
          <table:table-cell table:formula="of:=ROUND([.A41]-[$menor.$A$1];1)" office:value-type="float" office:value="10.4" calcext:value-type="float">
            <text:p>10,4</text:p>
          </table:table-cell>
          <table:table-cell office:value-type="float" office:value="1" calcext:value-type="float">
            <text:p>1</text:p>
          </table:table-cell>
          <table:table-cell office:value-type="float" office:value="1.99232078" calcext:value-type="float">
            <text:p>1,99232078</text:p>
          </table:table-cell>
          <table:table-cell office:value-type="float" office:value="59" calcext:value-type="float">
            <text:p>59</text:p>
          </table:table-cell>
          <table:table-cell office:value-type="float" office:value="-0.07778019" calcext:value-type="float">
            <text:p>-0,07778019</text:p>
          </table:table-cell>
          <table:table-cell office:value-type="float" office:value="1.99957768" calcext:value-type="float">
            <text:p>1,99957768</text:p>
          </table:table-cell>
          <table:table-cell office:value-type="float" office:value="92.83774146" calcext:value-type="float">
            <text:p>92,83774146</text:p>
          </table:table-cell>
        </table:table-row>
        <table:table-row table:style-name="ro1">
          <table:table-cell office:value-type="float" office:value="1624627229.42073" calcext:value-type="float">
            <text:p>1624627229,42073</text:p>
          </table:table-cell>
          <table:table-cell table:formula="of:=ROUND([.A42]-[$menor.$A$1];1)" office:value-type="float" office:value="10.5" calcext:value-type="float">
            <text:p>10,5</text:p>
          </table:table-cell>
          <table:table-cell office:value-type="float" office:value="1" calcext:value-type="float">
            <text:p>1</text:p>
          </table:table-cell>
          <table:table-cell office:value-type="float" office:value="1.99040926" calcext:value-type="float">
            <text:p>1,99040926</text:p>
          </table:table-cell>
          <table:table-cell office:value-type="float" office:value="57" calcext:value-type="float">
            <text:p>57</text:p>
          </table:table-cell>
          <table:table-cell office:value-type="float" office:value="-0.1068404" calcext:value-type="float">
            <text:p>-0,1068404</text:p>
          </table:table-cell>
          <table:table-cell office:value-type="float" office:value="1.99860112" calcext:value-type="float">
            <text:p>1,99860112</text:p>
          </table:table-cell>
          <table:table-cell office:value-type="float" office:value="93.81826792" calcext:value-type="float">
            <text:p>93,81826792</text:p>
          </table:table-cell>
        </table:table-row>
        <table:table-row table:style-name="ro1">
          <table:table-cell office:value-type="float" office:value="1624627229.5208" calcext:value-type="float">
            <text:p>1624627229,5208</text:p>
          </table:table-cell>
          <table:table-cell table:formula="of:=ROUND([.A43]-[$menor.$A$1];1)" office:value-type="float" office:value="10.6" calcext:value-type="float">
            <text:p>10,6</text:p>
          </table:table-cell>
          <table:table-cell office:value-type="float" office:value="1" calcext:value-type="float">
            <text:p>1</text:p>
          </table:table-cell>
          <table:table-cell office:value-type="float" office:value="1.98755622" calcext:value-type="float">
            <text:p>1,98755622</text:p>
          </table:table-cell>
          <table:table-cell office:value-type="float" office:value="54" calcext:value-type="float">
            <text:p>54</text:p>
          </table:table-cell>
          <table:table-cell office:value-type="float" office:value="-0.06530722" calcext:value-type="float">
            <text:p>-0,06530722</text:p>
          </table:table-cell>
          <table:table-cell office:value-type="float" office:value="2.00306952" calcext:value-type="float">
            <text:p>2,00306952</text:p>
          </table:table-cell>
          <table:table-cell office:value-type="float" office:value="92.8345064" calcext:value-type="float">
            <text:p>92,8345064</text:p>
          </table:table-cell>
        </table:table-row>
        <table:table-row table:style-name="ro1">
          <table:table-cell office:value-type="float" office:value="1624627229.62079" calcext:value-type="float">
            <text:p>1624627229,62079</text:p>
          </table:table-cell>
          <table:table-cell table:formula="of:=ROUND([.A44]-[$menor.$A$1];1)" office:value-type="float" office:value="10.7" calcext:value-type="float">
            <text:p>10,7</text:p>
          </table:table-cell>
          <table:table-cell office:value-type="float" office:value="1" calcext:value-type="float">
            <text:p>1</text:p>
          </table:table-cell>
          <table:table-cell office:value-type="float" office:value="1.98232937" calcext:value-type="float">
            <text:p>1,98232937</text:p>
          </table:table-cell>
          <table:table-cell office:value-type="float" office:value="52" calcext:value-type="float">
            <text:p>52</text:p>
          </table:table-cell>
          <table:table-cell office:value-type="float" office:value="-0.09309566" calcext:value-type="float">
            <text:p>-0,09309566</text:p>
          </table:table-cell>
          <table:table-cell office:value-type="float" office:value="2.00170162" calcext:value-type="float">
            <text:p>2,00170162</text:p>
          </table:table-cell>
          <table:table-cell office:value-type="float" office:value="93.81503285" calcext:value-type="float">
            <text:p>93,81503285</text:p>
          </table:table-cell>
        </table:table-row>
        <table:table-row table:style-name="ro1">
          <table:table-cell office:value-type="float" office:value="1624627229.7208" calcext:value-type="float">
            <text:p>1624627229,7208</text:p>
          </table:table-cell>
          <table:table-cell table:formula="of:=ROUND([.A45]-[$menor.$A$1];1)" office:value-type="float" office:value="10.8" calcext:value-type="float">
            <text:p>10,8</text:p>
          </table:table-cell>
          <table:table-cell office:value-type="float" office:value="1" calcext:value-type="float">
            <text:p>1</text:p>
          </table:table-cell>
          <table:table-cell office:value-type="float" office:value="1.97661591" calcext:value-type="float">
            <text:p>1,97661591</text:p>
          </table:table-cell>
          <table:table-cell office:value-type="float" office:value="49" calcext:value-type="float">
            <text:p>49</text:p>
          </table:table-cell>
          <table:table-cell office:value-type="float" office:value="-0.05204474" calcext:value-type="float">
            <text:p>-0,05204474</text:p>
          </table:table-cell>
          <table:table-cell office:value-type="float" office:value="2.0037881" calcext:value-type="float">
            <text:p>2,0037881</text:p>
          </table:table-cell>
          <table:table-cell office:value-type="float" office:value="92.83127133" calcext:value-type="float">
            <text:p>92,83127133</text:p>
          </table:table-cell>
        </table:table-row>
        <table:table-row table:style-name="ro1">
          <table:table-cell office:value-type="float" office:value="1624627229.8208" calcext:value-type="float">
            <text:p>1624627229,8208</text:p>
          </table:table-cell>
          <table:table-cell table:formula="of:=ROUND([.A46]-[$menor.$A$1];1)"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office:value-type="float" office:value="1.97094238" calcext:value-type="float">
            <text:p>1,97094238</text:p>
          </table:table-cell>
          <table:table-cell office:value-type="float" office:value="47" calcext:value-type="float">
            <text:p>47</text:p>
          </table:table-cell>
          <table:table-cell office:value-type="float" office:value="-0.07719198" calcext:value-type="float">
            <text:p>-0,07719198</text:p>
          </table:table-cell>
          <table:table-cell office:value-type="float" office:value="2.00344226" calcext:value-type="float">
            <text:p>2,00344226</text:p>
          </table:table-cell>
          <table:table-cell office:value-type="float" office:value="93.81179778" calcext:value-type="float">
            <text:p>93,81179778</text:p>
          </table:table-cell>
        </table:table-row>
        <table:table-row table:style-name="ro1">
          <table:table-cell office:value-type="float" office:value="1624627229.92081" calcext:value-type="float">
            <text:p>1624627229,92081</text:p>
          </table:table-cell>
          <table:table-cell table:formula="of:=ROUND([.A47]-[$menor.$A$1];1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.96387804" calcext:value-type="float">
            <text:p>1,96387804</text:p>
          </table:table-cell>
          <table:table-cell office:value-type="float" office:value="45" calcext:value-type="float">
            <text:p>45</text:p>
          </table:table-cell>
          <table:table-cell office:value-type="float" office:value="-0.0704877" calcext:value-type="float">
            <text:p>-0,0704877</text:p>
          </table:table-cell>
          <table:table-cell office:value-type="float" office:value="2.00411647" calcext:value-type="float">
            <text:p>2,00411647</text:p>
          </table:table-cell>
          <table:table-cell office:value-type="float" office:value="93.82803626" calcext:value-type="float">
            <text:p>93,82803626</text:p>
          </table:table-cell>
        </table:table-row>
        <table:table-row table:style-name="ro1">
          <table:table-cell office:value-type="float" office:value="1624627230.0208" calcext:value-type="float">
            <text:p>1624627230,0208</text:p>
          </table:table-cell>
          <table:table-cell table:formula="of:=ROUND([.A48]-[$menor.$A$1];1)" office:value-type="float" office:value="11.1" calcext:value-type="float">
            <text:p>11,1</text:p>
          </table:table-cell>
          <table:table-cell office:value-type="float" office:value="1" calcext:value-type="float">
            <text:p>1</text:p>
          </table:table-cell>
          <table:table-cell office:value-type="float" office:value="1.95631957" calcext:value-type="float">
            <text:p>1,95631957</text:p>
          </table:table-cell>
          <table:table-cell office:value-type="float" office:value="43" calcext:value-type="float">
            <text:p>43</text:p>
          </table:table-cell>
          <table:table-cell office:value-type="float" office:value="-0.09512194" calcext:value-type="float">
            <text:p>-0,09512194</text:p>
          </table:table-cell>
          <table:table-cell office:value-type="float" office:value="2.003269" calcext:value-type="float">
            <text:p>2,003269</text:p>
          </table:table-cell>
          <table:table-cell office:value-type="float" office:value="94.80856271" calcext:value-type="float">
            <text:p>94,80856271</text:p>
          </table:table-cell>
        </table:table-row>
        <table:table-row table:style-name="ro1">
          <table:table-cell office:value-type="float" office:value="1624627230.12077" calcext:value-type="float">
            <text:p>1624627230,12077</text:p>
          </table:table-cell>
          <table:table-cell table:formula="of:=ROUND([.A49]-[$menor.$A$1];1)" office:value-type="float" office:value="11.2" calcext:value-type="float">
            <text:p>11,2</text:p>
          </table:table-cell>
          <table:table-cell office:value-type="float" office:value="1" calcext:value-type="float">
            <text:p>1</text:p>
          </table:table-cell>
          <table:table-cell office:value-type="float" office:value="1.94738317" calcext:value-type="float">
            <text:p>1,94738317</text:p>
          </table:table-cell>
          <table:table-cell office:value-type="float" office:value="40" calcext:value-type="float">
            <text:p>40</text:p>
          </table:table-cell>
          <table:table-cell office:value-type="float" office:value="-0.05424176" calcext:value-type="float">
            <text:p>-0,05424176</text:p>
          </table:table-cell>
          <table:table-cell office:value-type="float" office:value="2.00658073" calcext:value-type="float">
            <text:p>2,00658073</text:p>
          </table:table-cell>
          <table:table-cell office:value-type="float" office:value="93.82480119" calcext:value-type="float">
            <text:p>93,82480119</text:p>
          </table:table-cell>
        </table:table-row>
        <table:table-row table:style-name="ro1">
          <table:table-cell office:value-type="float" office:value="1624627230.2208" calcext:value-type="float">
            <text:p>1624627230,2208</text:p>
          </table:table-cell>
          <table:table-cell table:formula="of:=ROUND([.A50]-[$menor.$A$1];1)" office:value-type="float" office:value="11.3" calcext:value-type="float">
            <text:p>11,3</text:p>
          </table:table-cell>
          <table:table-cell office:value-type="float" office:value="1" calcext:value-type="float">
            <text:p>1</text:p>
          </table:table-cell>
          <table:table-cell office:value-type="float" office:value="1.9379425" calcext:value-type="float">
            <text:p>1,9379425</text:p>
          </table:table-cell>
          <table:table-cell office:value-type="float" office:value="38" calcext:value-type="float">
            <text:p>38</text:p>
          </table:table-cell>
          <table:table-cell office:value-type="float" office:value="-0.04591503" calcext:value-type="float">
            <text:p>-0,04591503</text:p>
          </table:table-cell>
          <table:table-cell office:value-type="float" office:value="2.00730939" calcext:value-type="float">
            <text:p>2,00730939</text:p>
          </table:table-cell>
          <table:table-cell office:value-type="float" office:value="93.84103967" calcext:value-type="float">
            <text:p>93,84103967</text:p>
          </table:table-cell>
        </table:table-row>
        <table:table-row table:style-name="ro1">
          <table:table-cell office:value-type="float" office:value="1624627230.32084" calcext:value-type="float">
            <text:p>1624627230,32084</text:p>
          </table:table-cell>
          <table:table-cell table:formula="of:=ROUND([.A51]-[$menor.$A$1];1)" office:value-type="float" office:value="11.4" calcext:value-type="float">
            <text:p>11,4</text:p>
          </table:table-cell>
          <table:table-cell office:value-type="float" office:value="1" calcext:value-type="float">
            <text:p>1</text:p>
          </table:table-cell>
          <table:table-cell office:value-type="float" office:value="1.92810655" calcext:value-type="float">
            <text:p>1,92810655</text:p>
          </table:table-cell>
          <table:table-cell office:value-type="float" office:value="37" calcext:value-type="float">
            <text:p>37</text:p>
          </table:table-cell>
          <table:table-cell office:value-type="float" office:value="-0.06865587" calcext:value-type="float">
            <text:p>-0,06865587</text:p>
          </table:table-cell>
          <table:table-cell office:value-type="float" office:value="2.00630469" calcext:value-type="float">
            <text:p>2,00630469</text:p>
          </table:table-cell>
          <table:table-cell office:value-type="float" office:value="94.76961561" calcext:value-type="float">
            <text:p>94,76961561</text:p>
          </table:table-cell>
        </table:table-row>
        <table:table-row table:style-name="ro1">
          <table:table-cell office:value-type="float" office:value="1624627230.4208" calcext:value-type="float">
            <text:p>1624627230,4208</text:p>
          </table:table-cell>
          <table:table-cell table:formula="of:=ROUND([.A52]-[$menor.$A$1];1)" office:value-type="float" office:value="11.5" calcext:value-type="float">
            <text:p>11,5</text:p>
          </table:table-cell>
          <table:table-cell office:value-type="float" office:value="1" calcext:value-type="float">
            <text:p>1</text:p>
          </table:table-cell>
          <table:table-cell office:value-type="float" office:value="1.91731751" calcext:value-type="float">
            <text:p>1,91731751</text:p>
          </table:table-cell>
          <table:table-cell office:value-type="float" office:value="35" calcext:value-type="float">
            <text:p>35</text:p>
          </table:table-cell>
          <table:table-cell office:value-type="float" office:value="-0.09607556" calcext:value-type="float">
            <text:p>-0,09607556</text:p>
          </table:table-cell>
          <table:table-cell office:value-type="float" office:value="2.00388894" calcext:value-type="float">
            <text:p>2,00388894</text:p>
          </table:table-cell>
          <table:table-cell office:value-type="float" office:value="95.8378046" calcext:value-type="float">
            <text:p>95,8378046</text:p>
          </table:table-cell>
        </table:table-row>
        <table:table-row table:style-name="ro1">
          <table:table-cell office:value-type="float" office:value="1624627230.5208" calcext:value-type="float">
            <text:p>1624627230,5208</text:p>
          </table:table-cell>
          <table:table-cell table:formula="of:=ROUND([.A53]-[$menor.$A$1];1)" office:value-type="float" office:value="11.6" calcext:value-type="float">
            <text:p>11,6</text:p>
          </table:table-cell>
          <table:table-cell office:value-type="float" office:value="1" calcext:value-type="float">
            <text:p>1</text:p>
          </table:table-cell>
          <table:table-cell office:value-type="float" office:value="1.90605462" calcext:value-type="float">
            <text:p>1,90605462</text:p>
          </table:table-cell>
          <table:table-cell office:value-type="float" office:value="32" calcext:value-type="float">
            <text:p>32</text:p>
          </table:table-cell>
          <table:table-cell office:value-type="float" office:value="-0.05265002" calcext:value-type="float">
            <text:p>-0,05265002</text:p>
          </table:table-cell>
          <table:table-cell office:value-type="float" office:value="2.00907307" calcext:value-type="float">
            <text:p>2,00907307</text:p>
          </table:table-cell>
          <table:table-cell office:value-type="float" office:value="94.76638054" calcext:value-type="float">
            <text:p>94,76638054</text:p>
          </table:table-cell>
        </table:table-row>
        <table:table-row table:style-name="ro1">
          <table:table-cell office:value-type="float" office:value="1624627230.6208" calcext:value-type="float">
            <text:p>1624627230,6208</text:p>
          </table:table-cell>
          <table:table-cell table:formula="of:=ROUND([.A54]-[$menor.$A$1];1)" office:value-type="float" office:value="11.7" calcext:value-type="float">
            <text:p>11,7</text:p>
          </table:table-cell>
          <table:table-cell office:value-type="float" office:value="1" calcext:value-type="float">
            <text:p>1</text:p>
          </table:table-cell>
          <table:table-cell office:value-type="float" office:value="1.8933444" calcext:value-type="float">
            <text:p>1,8933444</text:p>
          </table:table-cell>
          <table:table-cell office:value-type="float" office:value="30" calcext:value-type="float">
            <text:p>30</text:p>
          </table:table-cell>
          <table:table-cell office:value-type="float" office:value="-0.04533863" calcext:value-type="float">
            <text:p>-0,04533863</text:p>
          </table:table-cell>
          <table:table-cell office:value-type="float" office:value="2.00945715" calcext:value-type="float">
            <text:p>2,00945715</text:p>
          </table:table-cell>
          <table:table-cell office:value-type="float" office:value="94.78261902" calcext:value-type="float">
            <text:p>94,78261902</text:p>
          </table:table-cell>
        </table:table-row>
        <table:table-row table:style-name="ro1">
          <table:table-cell office:value-type="float" office:value="1624627230.72077" calcext:value-type="float">
            <text:p>1624627230,72077</text:p>
          </table:table-cell>
          <table:table-cell table:formula="of:=ROUND([.A55]-[$menor.$A$1];1)" office:value-type="float" office:value="11.8" calcext:value-type="float">
            <text:p>11,8</text:p>
          </table:table-cell>
          <table:table-cell office:value-type="float" office:value="1" calcext:value-type="float">
            <text:p>1</text:p>
          </table:table-cell>
          <table:table-cell office:value-type="float" office:value="1.88066399" calcext:value-type="float">
            <text:p>1,88066399</text:p>
          </table:table-cell>
          <table:table-cell office:value-type="float" office:value="29" calcext:value-type="float">
            <text:p>29</text:p>
          </table:table-cell>
          <table:table-cell office:value-type="float" office:value="-0.07119063" calcext:value-type="float">
            <text:p>-0,07119063</text:p>
          </table:table-cell>
          <table:table-cell office:value-type="float" office:value="2.00781011" calcext:value-type="float">
            <text:p>2,00781011</text:p>
          </table:table-cell>
          <table:table-cell office:value-type="float" office:value="95.7988575" calcext:value-type="float">
            <text:p>95,7988575</text:p>
          </table:table-cell>
        </table:table-row>
        <table:table-row table:style-name="ro1">
          <table:table-cell office:value-type="float" office:value="1624627230.82078" calcext:value-type="float">
            <text:p>1624627230,82078</text:p>
          </table:table-cell>
          <table:table-cell table:formula="of:=ROUND([.A56]-[$menor.$A$1];1)"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office:value-type="float" office:value="1.86701512" calcext:value-type="float">
            <text:p>1,86701512</text:p>
          </table:table-cell>
          <table:table-cell office:value-type="float" office:value="27" calcext:value-type="float">
            <text:p>27</text:p>
          </table:table-cell>
          <table:table-cell office:value-type="float" office:value="-0.03038605" calcext:value-type="float">
            <text:p>-0,03038605</text:p>
          </table:table-cell>
          <table:table-cell office:value-type="float" office:value="2.01140234" calcext:value-type="float">
            <text:p>2,01140234</text:p>
          </table:table-cell>
          <table:table-cell office:value-type="float" office:value="94.76314547" calcext:value-type="float">
            <text:p>94,76314547</text:p>
          </table:table-cell>
        </table:table-row>
        <table:table-row table:style-name="ro1">
          <table:table-cell office:value-type="float" office:value="1624627230.9208" calcext:value-type="float">
            <text:p>1624627230,9208</text:p>
          </table:table-cell>
          <table:table-cell table:formula="of:=ROUND([.A57]-[$menor.$A$1];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85336113" calcext:value-type="float">
            <text:p>1,85336113</text:p>
          </table:table-cell>
          <table:table-cell office:value-type="float" office:value="26" calcext:value-type="float">
            <text:p>26</text:p>
          </table:table-cell>
          <table:table-cell office:value-type="float" office:value="-0.05568034" calcext:value-type="float">
            <text:p>-0,05568034</text:p>
          </table:table-cell>
          <table:table-cell office:value-type="float" office:value="2.00981051" calcext:value-type="float">
            <text:p>2,00981051</text:p>
          </table:table-cell>
          <table:table-cell office:value-type="float" office:value="95.77938395" calcext:value-type="float">
            <text:p>95,77938395</text:p>
          </table:table-cell>
        </table:table-row>
        <table:table-row table:style-name="ro1">
          <table:table-cell office:value-type="float" office:value="1624627231.0208" calcext:value-type="float">
            <text:p>1624627231,0208</text:p>
          </table:table-cell>
          <table:table-cell table:formula="of:=ROUND([.A58]-[$menor.$A$1];1)" office:value-type="float" office:value="12.1" calcext:value-type="float">
            <text:p>12,1</text:p>
          </table:table-cell>
          <table:table-cell office:value-type="float" office:value="1" calcext:value-type="float">
            <text:p>1</text:p>
          </table:table-cell>
          <table:table-cell office:value-type="float" office:value="1.83879876" calcext:value-type="float">
            <text:p>1,83879876</text:p>
          </table:table-cell>
          <table:table-cell office:value-type="float" office:value="24" calcext:value-type="float">
            <text:p>24</text:p>
          </table:table-cell>
          <table:table-cell office:value-type="float" office:value="-0.04891242" calcext:value-type="float">
            <text:p>-0,04891242</text:p>
          </table:table-cell>
          <table:table-cell office:value-type="float" office:value="2.01030461" calcext:value-type="float">
            <text:p>2,01030461</text:p>
          </table:table-cell>
          <table:table-cell office:value-type="float" office:value="95.79562243" calcext:value-type="float">
            <text:p>95,79562243</text:p>
          </table:table-cell>
        </table:table-row>
        <table:table-row table:style-name="ro1">
          <table:table-cell office:value-type="float" office:value="1624627231.12081" calcext:value-type="float">
            <text:p>1624627231,12081</text:p>
          </table:table-cell>
          <table:table-cell table:formula="of:=ROUND([.A59]-[$menor.$A$1];1)" office:value-type="float" office:value="12.2" calcext:value-type="float">
            <text:p>12,2</text:p>
          </table:table-cell>
          <table:table-cell office:value-type="float" office:value="1" calcext:value-type="float">
            <text:p>1</text:p>
          </table:table-cell>
          <table:table-cell office:value-type="float" office:value="1.82422936" calcext:value-type="float">
            <text:p>1,82422936</text:p>
          </table:table-cell>
          <table:table-cell office:value-type="float" office:value="23" calcext:value-type="float">
            <text:p>23</text:p>
          </table:table-cell>
          <table:table-cell office:value-type="float" office:value="-0.07197935" calcext:value-type="float">
            <text:p>-0,07197935</text:p>
          </table:table-cell>
          <table:table-cell office:value-type="float" office:value="2.00859101" calcext:value-type="float">
            <text:p>2,00859101</text:p>
          </table:table-cell>
          <table:table-cell office:value-type="float" office:value="96.72419837" calcext:value-type="float">
            <text:p>96,72419837</text:p>
          </table:table-cell>
        </table:table-row>
        <table:table-row table:style-name="ro1">
          <table:table-cell office:value-type="float" office:value="1624627231.2208" calcext:value-type="float">
            <text:p>1624627231,2208</text:p>
          </table:table-cell>
          <table:table-cell table:formula="of:=ROUND([.A60]-[$menor.$A$1];1)" office:value-type="float" office:value="12.3" calcext:value-type="float">
            <text:p>12,3</text:p>
          </table:table-cell>
          <table:table-cell office:value-type="float" office:value="1" calcext:value-type="float">
            <text:p>1</text:p>
          </table:table-cell>
          <table:table-cell office:value-type="float" office:value="1.8086431" calcext:value-type="float">
            <text:p>1,8086431</text:p>
          </table:table-cell>
          <table:table-cell office:value-type="float" office:value="21" calcext:value-type="float">
            <text:p>21</text:p>
          </table:table-cell>
          <table:table-cell office:value-type="float" office:value="-0.03604071" calcext:value-type="float">
            <text:p>-0,03604071</text:p>
          </table:table-cell>
          <table:table-cell office:value-type="float" office:value="2.01140506" calcext:value-type="float">
            <text:p>2,01140506</text:p>
          </table:table-cell>
          <table:table-cell office:value-type="float" office:value="95.77614888" calcext:value-type="float">
            <text:p>95,77614888</text:p>
          </table:table-cell>
        </table:table-row>
        <table:table-row table:style-name="ro1">
          <table:table-cell office:value-type="float" office:value="1624627231.32079" calcext:value-type="float">
            <text:p>1624627231,32079</text:p>
          </table:table-cell>
          <table:table-cell table:formula="of:=ROUND([.A61]-[$menor.$A$1];1)" office:value-type="float" office:value="12.4" calcext:value-type="float">
            <text:p>12,4</text:p>
          </table:table-cell>
          <table:table-cell office:value-type="float" office:value="1" calcext:value-type="float">
            <text:p>1</text:p>
          </table:table-cell>
          <table:table-cell office:value-type="float" office:value="1.79400456" calcext:value-type="float">
            <text:p>1,79400456</text:p>
          </table:table-cell>
          <table:table-cell office:value-type="float" office:value="20" calcext:value-type="float">
            <text:p>20</text:p>
          </table:table-cell>
          <table:table-cell office:value-type="float" office:value="-0.06134557" calcext:value-type="float">
            <text:p>-0,06134557</text:p>
          </table:table-cell>
          <table:table-cell office:value-type="float" office:value="2.00936286" calcext:value-type="float">
            <text:p>2,00936286</text:p>
          </table:table-cell>
          <table:table-cell office:value-type="float" office:value="96.79238737" calcext:value-type="float">
            <text:p>96,79238737</text:p>
          </table:table-cell>
        </table:table-row>
        <table:table-row table:style-name="ro1">
          <table:table-cell office:value-type="float" office:value="1624627231.42081" calcext:value-type="float">
            <text:p>1624627231,42081</text:p>
          </table:table-cell>
          <table:table-cell table:formula="of:=ROUND([.A62]-[$menor.$A$1];1)" office:value-type="float" office:value="12.5" calcext:value-type="float">
            <text:p>12,5</text:p>
          </table:table-cell>
          <table:table-cell office:value-type="float" office:value="1" calcext:value-type="float">
            <text:p>1</text:p>
          </table:table-cell>
          <table:table-cell office:value-type="float" office:value="1.77845788" calcext:value-type="float">
            <text:p>1,77845788</text:p>
          </table:table-cell>
          <table:table-cell office:value-type="float" office:value="18" calcext:value-type="float">
            <text:p>18</text:p>
          </table:table-cell>
          <table:table-cell office:value-type="float" office:value="-0.02464141" calcext:value-type="float">
            <text:p>-0,02464141</text:p>
          </table:table-cell>
          <table:table-cell office:value-type="float" office:value="2.01441383" calcext:value-type="float">
            <text:p>2,01441383</text:p>
          </table:table-cell>
          <table:table-cell office:value-type="float" office:value="95.75667533" calcext:value-type="float">
            <text:p>95,75667533</text:p>
          </table:table-cell>
        </table:table-row>
        <table:table-row table:style-name="ro1">
          <table:table-cell office:value-type="float" office:value="1624627231.52078" calcext:value-type="float">
            <text:p>1624627231,52078</text:p>
          </table:table-cell>
          <table:table-cell table:formula="of:=ROUND([.A63]-[$menor.$A$1];1)" office:value-type="float" office:value="12.6" calcext:value-type="float">
            <text:p>12,6</text:p>
          </table:table-cell>
          <table:table-cell office:value-type="float" office:value="1" calcext:value-type="float">
            <text:p>1</text:p>
          </table:table-cell>
          <table:table-cell office:value-type="float" office:value="1.76179624" calcext:value-type="float">
            <text:p>1,76179624</text:p>
          </table:table-cell>
          <table:table-cell office:value-type="float" office:value="17" calcext:value-type="float">
            <text:p>17</text:p>
          </table:table-cell>
          <table:table-cell office:value-type="float" office:value="-0.01799757" calcext:value-type="float">
            <text:p>-0,01799757</text:p>
          </table:table-cell>
          <table:table-cell office:value-type="float" office:value="2.01395102" calcext:value-type="float">
            <text:p>2,01395102</text:p>
          </table:table-cell>
          <table:table-cell office:value-type="float" office:value="95.7209633" calcext:value-type="float">
            <text:p>95,7209633</text:p>
          </table:table-cell>
        </table:table-row>
        <table:table-row table:style-name="ro1">
          <table:table-cell office:value-type="float" office:value="1624627231.6208" calcext:value-type="float">
            <text:p>1624627231,6208</text:p>
          </table:table-cell>
          <table:table-cell table:formula="of:=ROUND([.A64]-[$menor.$A$1];1)" office:value-type="float" office:value="12.7" calcext:value-type="float">
            <text:p>12,7</text:p>
          </table:table-cell>
          <table:table-cell office:value-type="float" office:value="1" calcext:value-type="float">
            <text:p>1</text:p>
          </table:table-cell>
          <table:table-cell office:value-type="float" office:value="1.74619877" calcext:value-type="float">
            <text:p>1,74619877</text:p>
          </table:table-cell>
          <table:table-cell office:value-type="float" office:value="16" calcext:value-type="float">
            <text:p>16</text:p>
          </table:table-cell>
          <table:table-cell office:value-type="float" office:value="-0.04432131" calcext:value-type="float">
            <text:p>-0,04432131</text:p>
          </table:table-cell>
          <table:table-cell office:value-type="float" office:value="2.01107572" calcext:value-type="float">
            <text:p>2,01107572</text:p>
          </table:table-cell>
          <table:table-cell office:value-type="float" office:value="96.73720179" calcext:value-type="float">
            <text:p>96,73720179</text:p>
          </table:table-cell>
        </table:table-row>
        <table:table-row table:style-name="ro1">
          <table:table-cell office:value-type="float" office:value="1624627231.7208" calcext:value-type="float">
            <text:p>1624627231,7208</text:p>
          </table:table-cell>
          <table:table-cell table:formula="of:=ROUND([.A65]-[$menor.$A$1];1)" office:value-type="float" office:value="12.8" calcext:value-type="float">
            <text:p>12,8</text:p>
          </table:table-cell>
          <table:table-cell office:value-type="float" office:value="1" calcext:value-type="float">
            <text:p>1</text:p>
          </table:table-cell>
          <table:table-cell office:value-type="float" office:value="1.73052728" calcext:value-type="float">
            <text:p>1,73052728</text:p>
          </table:table-cell>
          <table:table-cell office:value-type="float" office:value="15" calcext:value-type="float">
            <text:p>15</text:p>
          </table:table-cell>
          <table:table-cell office:value-type="float" office:value="-0.03801658" calcext:value-type="float">
            <text:p>-0,03801658</text:p>
          </table:table-cell>
          <table:table-cell office:value-type="float" office:value="2.01261365" calcext:value-type="float">
            <text:p>2,01261365</text:p>
          </table:table-cell>
          <table:table-cell office:value-type="float" office:value="96.70148975" calcext:value-type="float">
            <text:p>96,70148975</text:p>
          </table:table-cell>
        </table:table-row>
        <table:table-row table:style-name="ro1">
          <table:table-cell office:value-type="float" office:value="1624627231.8208" calcext:value-type="float">
            <text:p>1624627231,8208</text:p>
          </table:table-cell>
          <table:table-cell table:formula="of:=ROUND([.A66]-[$menor.$A$1];1)" office:value-type="float" office:value="12.9" calcext:value-type="float">
            <text:p>12,9</text:p>
          </table:table-cell>
          <table:table-cell office:value-type="float" office:value="1" calcext:value-type="float">
            <text:p>1</text:p>
          </table:table-cell>
          <table:table-cell office:value-type="float" office:value="1.71394753" calcext:value-type="float">
            <text:p>1,71394753</text:p>
          </table:table-cell>
          <table:table-cell office:value-type="float" office:value="14" calcext:value-type="float">
            <text:p>14</text:p>
          </table:table-cell>
          <table:table-cell office:value-type="float" office:value="-0.03568513" calcext:value-type="float">
            <text:p>-0,03568513</text:p>
          </table:table-cell>
          <table:table-cell office:value-type="float" office:value="2.01294013" calcext:value-type="float">
            <text:p>2,01294013</text:p>
          </table:table-cell>
          <table:table-cell office:value-type="float" office:value="96.75344027" calcext:value-type="float">
            <text:p>96,75344027</text:p>
          </table:table-cell>
        </table:table-row>
        <table:table-row table:style-name="ro1">
          <table:table-cell office:value-type="float" office:value="1624627231.92081" calcext:value-type="float">
            <text:p>1624627231,92081</text:p>
          </table:table-cell>
          <table:table-cell table:formula="of:=ROUND([.A67]-[$menor.$A$1];1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69723964" calcext:value-type="float">
            <text:p>1,69723964</text:p>
          </table:table-cell>
          <table:table-cell office:value-type="float" office:value="13" calcext:value-type="float">
            <text:p>13</text:p>
          </table:table-cell>
          <table:table-cell office:value-type="float" office:value="-0.03072976" calcext:value-type="float">
            <text:p>-0,03072976</text:p>
          </table:table-cell>
          <table:table-cell office:value-type="float" office:value="2.01344724" calcext:value-type="float">
            <text:p>2,01344724</text:p>
          </table:table-cell>
          <table:table-cell office:value-type="float" office:value="96.71772824" calcext:value-type="float">
            <text:p>96,71772824</text:p>
          </table:table-cell>
        </table:table-row>
        <table:table-row table:style-name="ro1">
          <table:table-cell office:value-type="float" office:value="1624627232.0208" calcext:value-type="float">
            <text:p>1624627232,0208</text:p>
          </table:table-cell>
          <table:table-cell table:formula="of:=ROUND([.A68]-[$menor.$A$1];1)" office:value-type="float" office:value="13.1" calcext:value-type="float">
            <text:p>13,1</text:p>
          </table:table-cell>
          <table:table-cell office:value-type="float" office:value="1" calcext:value-type="float">
            <text:p>1</text:p>
          </table:table-cell>
          <table:table-cell office:value-type="float" office:value="1.68053937" calcext:value-type="float">
            <text:p>1,68053937</text:p>
          </table:table-cell>
          <table:table-cell office:value-type="float" office:value="12" calcext:value-type="float">
            <text:p>12</text:p>
          </table:table-cell>
          <table:table-cell office:value-type="float" office:value="-0.02834941" calcext:value-type="float">
            <text:p>-0,02834941</text:p>
          </table:table-cell>
          <table:table-cell office:value-type="float" office:value="2.0126877" calcext:value-type="float">
            <text:p>2,0126877</text:p>
          </table:table-cell>
          <table:table-cell office:value-type="float" office:value="96.76967875" calcext:value-type="float">
            <text:p>96,76967875</text:p>
          </table:table-cell>
        </table:table-row>
        <table:table-row table:style-name="ro1">
          <table:table-cell office:value-type="float" office:value="1624627232.12076" calcext:value-type="float">
            <text:p>1624627232,12076</text:p>
          </table:table-cell>
          <table:table-cell table:formula="of:=ROUND([.A69]-[$menor.$A$1];1)" office:value-type="float" office:value="13.2" calcext:value-type="float">
            <text:p>13,2</text:p>
          </table:table-cell>
          <table:table-cell office:value-type="float" office:value="1" calcext:value-type="float">
            <text:p>1</text:p>
          </table:table-cell>
          <table:table-cell office:value-type="float" office:value="1.66481173" calcext:value-type="float">
            <text:p>1,66481173</text:p>
          </table:table-cell>
          <table:table-cell office:value-type="float" office:value="11" calcext:value-type="float">
            <text:p>11</text:p>
          </table:table-cell>
          <table:table-cell office:value-type="float" office:value="-0.02449499" calcext:value-type="float">
            <text:p>-0,02449499</text:p>
          </table:table-cell>
          <table:table-cell office:value-type="float" office:value="2.01416671" calcext:value-type="float">
            <text:p>2,01416671</text:p>
          </table:table-cell>
          <table:table-cell office:value-type="float" office:value="96.73396672" calcext:value-type="float">
            <text:p>96,73396672</text:p>
          </table:table-cell>
        </table:table-row>
        <table:table-row table:style-name="ro1">
          <table:table-cell office:value-type="float" office:value="1624627232.2208" calcext:value-type="float">
            <text:p>1624627232,2208</text:p>
          </table:table-cell>
          <table:table-cell table:formula="of:=ROUND([.A70]-[$menor.$A$1];1)" office:value-type="float" office:value="13.3" calcext:value-type="float">
            <text:p>13,3</text:p>
          </table:table-cell>
          <table:table-cell office:value-type="float" office:value="1" calcext:value-type="float">
            <text:p>1</text:p>
          </table:table-cell>
          <table:table-cell office:value-type="float" office:value="1.64802635" calcext:value-type="float">
            <text:p>1,64802635</text:p>
          </table:table-cell>
          <table:table-cell office:value-type="float" office:value="10" calcext:value-type="float">
            <text:p>10</text:p>
          </table:table-cell>
          <table:table-cell office:value-type="float" office:value="-0.01956659" calcext:value-type="float">
            <text:p>-0,01956659</text:p>
          </table:table-cell>
          <table:table-cell office:value-type="float" office:value="2.01459225" calcext:value-type="float">
            <text:p>2,01459225</text:p>
          </table:table-cell>
          <table:table-cell office:value-type="float" office:value="96.69825469" calcext:value-type="float">
            <text:p>96,69825469</text:p>
          </table:table-cell>
        </table:table-row>
        <table:table-row table:style-name="ro1">
          <table:table-cell office:value-type="float" office:value="1624627232.32081" calcext:value-type="float">
            <text:p>1624627232,32081</text:p>
          </table:table-cell>
          <table:table-cell table:formula="of:=ROUND([.A71]-[$menor.$A$1];1)" office:value-type="float" office:value="13.4" calcext:value-type="float">
            <text:p>13,4</text:p>
          </table:table-cell>
          <table:table-cell office:value-type="float" office:value="1" calcext:value-type="float">
            <text:p>1</text:p>
          </table:table-cell>
          <table:table-cell office:value-type="float" office:value="1.63134778" calcext:value-type="float">
            <text:p>1,63134778</text:p>
          </table:table-cell>
          <table:table-cell office:value-type="float" office:value="9" calcext:value-type="float">
            <text:p>9</text:p>
          </table:table-cell>
          <table:table-cell office:value-type="float" office:value="-0.01812017" calcext:value-type="float">
            <text:p>-0,01812017</text:p>
          </table:table-cell>
          <table:table-cell office:value-type="float" office:value="2.01385933" calcext:value-type="float">
            <text:p>2,01385933</text:p>
          </table:table-cell>
          <table:table-cell office:value-type="float" office:value="96.7502052" calcext:value-type="float">
            <text:p>96,7502052</text:p>
          </table:table-cell>
        </table:table-row>
        <table:table-row table:style-name="ro1">
          <table:table-cell office:value-type="float" office:value="1624627232.42081" calcext:value-type="float">
            <text:p>1624627232,42081</text:p>
          </table:table-cell>
          <table:table-cell table:formula="of:=ROUND([.A72]-[$menor.$A$1];1)" office:value-type="float" office:value="13.5" calcext:value-type="float">
            <text:p>13,5</text:p>
          </table:table-cell>
          <table:table-cell office:value-type="float" office:value="1" calcext:value-type="float">
            <text:p>1</text:p>
          </table:table-cell>
          <table:table-cell office:value-type="float" office:value="1.61553752" calcext:value-type="float">
            <text:p>1,61553752</text:p>
          </table:table-cell>
          <table:table-cell office:value-type="float" office:value="8" calcext:value-type="float">
            <text:p>8</text:p>
          </table:table-cell>
          <table:table-cell office:value-type="float" office:value="0.01176667" calcext:value-type="float">
            <text:p>0,01176667</text:p>
          </table:table-cell>
          <table:table-cell office:value-type="float" office:value="2.0182034" calcext:value-type="float">
            <text:p>2,0182034</text:p>
          </table:table-cell>
          <table:table-cell office:value-type="float" office:value="95.7502052" calcext:value-type="float">
            <text:p>95,7502052</text:p>
          </table:table-cell>
        </table:table-row>
        <table:table-row table:style-name="ro1">
          <table:table-cell office:value-type="float" office:value="1624627232.5208" calcext:value-type="float">
            <text:p>1624627232,5208</text:p>
          </table:table-cell>
          <table:table-cell table:formula="of:=ROUND([.A73]-[$menor.$A$1];1)" office:value-type="float" office:value="13.6" calcext:value-type="float">
            <text:p>13,6</text:p>
          </table:table-cell>
          <table:table-cell office:value-type="float" office:value="1" calcext:value-type="float">
            <text:p>1</text:p>
          </table:table-cell>
          <table:table-cell office:value-type="float" office:value="1.5986619" calcext:value-type="float">
            <text:p>1,5986619</text:p>
          </table:table-cell>
          <table:table-cell office:value-type="float" office:value="8" calcext:value-type="float">
            <text:p>8</text:p>
          </table:table-cell>
          <table:table-cell office:value-type="float" office:value="-0.01231868" calcext:value-type="float">
            <text:p>-0,01231868</text:p>
          </table:table-cell>
          <table:table-cell office:value-type="float" office:value="2.01449685" calcext:value-type="float">
            <text:p>2,01449685</text:p>
          </table:table-cell>
          <table:table-cell office:value-type="float" office:value="96.71449317" calcext:value-type="float">
            <text:p>96,71449317</text:p>
          </table:table-cell>
        </table:table-row>
        <table:table-row table:style-name="ro1">
          <table:table-cell office:value-type="float" office:value="1624627232.62083" calcext:value-type="float">
            <text:p>1624627232,62083</text:p>
          </table:table-cell>
          <table:table-cell table:formula="of:=ROUND([.A74]-[$menor.$A$1];1)" office:value-type="float" office:value="13.7" calcext:value-type="float">
            <text:p>13,7</text:p>
          </table:table-cell>
          <table:table-cell office:value-type="float" office:value="1" calcext:value-type="float">
            <text:p>1</text:p>
          </table:table-cell>
          <table:table-cell office:value-type="float" office:value="1.58285928" calcext:value-type="float">
            <text:p>1,58285928</text:p>
          </table:table-cell>
          <table:table-cell office:value-type="float" office:value="8" calcext:value-type="float">
            <text:p>8</text:p>
          </table:table-cell>
          <table:table-cell office:value-type="float" office:value="-0.03690035" calcext:value-type="float">
            <text:p>-0,03690035</text:p>
          </table:table-cell>
          <table:table-cell office:value-type="float" office:value="2.01147039" calcext:value-type="float">
            <text:p>2,01147039</text:p>
          </table:table-cell>
          <table:table-cell office:value-type="float" office:value="97.67878114" calcext:value-type="float">
            <text:p>97,67878114</text:p>
          </table:table-cell>
        </table:table-row>
        <table:table-row table:style-name="ro1">
          <table:table-cell office:value-type="float" office:value="1624627232.72079" calcext:value-type="float">
            <text:p>1624627232,72079</text:p>
          </table:table-cell>
          <table:table-cell table:formula="of:=ROUND([.A75]-[$menor.$A$1];1)" office:value-type="float" office:value="13.8" calcext:value-type="float">
            <text:p>13,8</text:p>
          </table:table-cell>
          <table:table-cell office:value-type="float" office:value="1" calcext:value-type="float">
            <text:p>1</text:p>
          </table:table-cell>
          <table:table-cell office:value-type="float" office:value="1.56695294" calcext:value-type="float">
            <text:p>1,56695294</text:p>
          </table:table-cell>
          <table:table-cell office:value-type="float" office:value="7" calcext:value-type="float">
            <text:p>7</text:p>
          </table:table-cell>
          <table:table-cell office:value-type="float" office:value="-0.0076412" calcext:value-type="float">
            <text:p>-0,0076412</text:p>
          </table:table-cell>
          <table:table-cell office:value-type="float" office:value="2.01512927" calcext:value-type="float">
            <text:p>2,01512927</text:p>
          </table:table-cell>
          <table:table-cell office:value-type="float" office:value="96.67878114" calcext:value-type="float">
            <text:p>96,67878114</text:p>
          </table:table-cell>
        </table:table-row>
        <table:table-row table:style-name="ro1">
          <table:table-cell office:value-type="float" office:value="1624627232.82081" calcext:value-type="float">
            <text:p>1624627232,82081</text:p>
          </table:table-cell>
          <table:table-cell table:formula="of:=ROUND([.A76]-[$menor.$A$1];1)" office:value-type="float" office:value="13.9" calcext:value-type="float">
            <text:p>13,9</text:p>
          </table:table-cell>
          <table:table-cell office:value-type="float" office:value="1" calcext:value-type="float">
            <text:p>1</text:p>
          </table:table-cell>
          <table:table-cell office:value-type="float" office:value="1.55104864" calcext:value-type="float">
            <text:p>1,55104864</text:p>
          </table:table-cell>
          <table:table-cell office:value-type="float" office:value="7" calcext:value-type="float">
            <text:p>7</text:p>
          </table:table-cell>
          <table:table-cell office:value-type="float" office:value="-0.03404349" calcext:value-type="float">
            <text:p>-0,03404349</text:p>
          </table:table-cell>
          <table:table-cell office:value-type="float" office:value="2.01273645" calcext:value-type="float">
            <text:p>2,01273645</text:p>
          </table:table-cell>
          <table:table-cell office:value-type="float" office:value="97.73073165" calcext:value-type="float">
            <text:p>97,73073165</text:p>
          </table:table-cell>
        </table:table-row>
        <table:table-row table:style-name="ro1">
          <table:table-cell office:value-type="float" office:value="1624627232.9208" calcext:value-type="float">
            <text:p>1624627232,9208</text:p>
          </table:table-cell>
          <table:table-cell table:formula="of:=ROUND([.A77]-[$menor.$A$1];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53418267" calcext:value-type="float">
            <text:p>1,53418267</text:p>
          </table:table-cell>
          <table:table-cell office:value-type="float" office:value="6" calcext:value-type="float">
            <text:p>6</text:p>
          </table:table-cell>
          <table:table-cell office:value-type="float" office:value="-0.00521146" calcext:value-type="float">
            <text:p>-0,00521146</text:p>
          </table:table-cell>
          <table:table-cell office:value-type="float" office:value="2.01539897" calcext:value-type="float">
            <text:p>2,01539897</text:p>
          </table:table-cell>
          <table:table-cell office:value-type="float" office:value="96.73073165" calcext:value-type="float">
            <text:p>96,73073165</text:p>
          </table:table-cell>
        </table:table-row>
        <table:table-row table:style-name="ro1">
          <table:table-cell office:value-type="float" office:value="1624627233.02081" calcext:value-type="float">
            <text:p>1624627233,02081</text:p>
          </table:table-cell>
          <table:table-cell table:formula="of:=ROUND([.A78]-[$menor.$A$1];1)" office:value-type="float" office:value="14.1" calcext:value-type="float">
            <text:p>14,1</text:p>
          </table:table-cell>
          <table:table-cell office:value-type="float" office:value="1" calcext:value-type="float">
            <text:p>1</text:p>
          </table:table-cell>
          <table:table-cell office:value-type="float" office:value="1.51828277" calcext:value-type="float">
            <text:p>1,51828277</text:p>
          </table:table-cell>
          <table:table-cell office:value-type="float" office:value="6" calcext:value-type="float">
            <text:p>6</text:p>
          </table:table-cell>
          <table:table-cell office:value-type="float" office:value="-0.02918313" calcext:value-type="float">
            <text:p>-0,02918313</text:p>
          </table:table-cell>
          <table:table-cell office:value-type="float" office:value="2.0114354" calcext:value-type="float">
            <text:p>2,0114354</text:p>
          </table:table-cell>
          <table:table-cell office:value-type="float" office:value="97.69501962" calcext:value-type="float">
            <text:p>97,69501962</text:p>
          </table:table-cell>
        </table:table-row>
        <table:table-row table:style-name="ro1">
          <table:table-cell office:value-type="float" office:value="1624627233.12082" calcext:value-type="float">
            <text:p>1624627233,12082</text:p>
          </table:table-cell>
          <table:table-cell table:formula="of:=ROUND([.A79]-[$menor.$A$1];1)" office:value-type="float" office:value="14.2" calcext:value-type="float">
            <text:p>14,2</text:p>
          </table:table-cell>
          <table:table-cell office:value-type="float" office:value="1" calcext:value-type="float">
            <text:p>1</text:p>
          </table:table-cell>
          <table:table-cell office:value-type="float" office:value="1.5032922" calcext:value-type="float">
            <text:p>1,5032922</text:p>
          </table:table-cell>
          <table:table-cell office:value-type="float" office:value="5" calcext:value-type="float">
            <text:p>5</text:p>
          </table:table-cell>
          <table:table-cell office:value-type="float" office:value="-0.00114543" calcext:value-type="float">
            <text:p>-0,00114543</text:p>
          </table:table-cell>
          <table:table-cell office:value-type="float" office:value="2.01587093" calcext:value-type="float">
            <text:p>2,01587093</text:p>
          </table:table-cell>
          <table:table-cell office:value-type="float" office:value="96.69501962" calcext:value-type="float">
            <text:p>96,69501962</text:p>
          </table:table-cell>
        </table:table-row>
        <table:table-row table:style-name="ro1">
          <table:table-cell office:value-type="float" office:value="1624627233.2208" calcext:value-type="float">
            <text:p>1624627233,2208</text:p>
          </table:table-cell>
          <table:table-cell table:formula="of:=ROUND([.A80]-[$menor.$A$1];1)" office:value-type="float" office:value="14.3" calcext:value-type="float">
            <text:p>14,3</text:p>
          </table:table-cell>
          <table:table-cell office:value-type="float" office:value="1" calcext:value-type="float">
            <text:p>1</text:p>
          </table:table-cell>
          <table:table-cell office:value-type="float" office:value="1.48739612" calcext:value-type="float">
            <text:p>1,48739612</text:p>
          </table:table-cell>
          <table:table-cell office:value-type="float" office:value="5" calcext:value-type="float">
            <text:p>5</text:p>
          </table:table-cell>
          <table:table-cell office:value-type="float" office:value="-0.02735381" calcext:value-type="float">
            <text:p>-0,02735381</text:p>
          </table:table-cell>
          <table:table-cell office:value-type="float" office:value="2.0126557" calcext:value-type="float">
            <text:p>2,0126557</text:p>
          </table:table-cell>
          <table:table-cell office:value-type="float" office:value="97.74697013" calcext:value-type="float">
            <text:p>97,74697013</text:p>
          </table:table-cell>
        </table:table-row>
        <table:table-row table:style-name="ro1">
          <table:table-cell office:value-type="float" office:value="1624627233.32078" calcext:value-type="float">
            <text:p>1624627233,32078</text:p>
          </table:table-cell>
          <table:table-cell table:formula="of:=ROUND([.A81]-[$menor.$A$1];1)" office:value-type="float" office:value="14.4" calcext:value-type="float">
            <text:p>14,4</text:p>
          </table:table-cell>
          <table:table-cell office:value-type="float" office:value="1" calcext:value-type="float">
            <text:p>1</text:p>
          </table:table-cell>
          <table:table-cell office:value-type="float" office:value="1.47138786" calcext:value-type="float">
            <text:p>1,47138786</text:p>
          </table:table-cell>
          <table:table-cell office:value-type="float" office:value="4" calcext:value-type="float">
            <text:p>4</text:p>
          </table:table-cell>
          <table:table-cell office:value-type="float" office:value="0.00027917" calcext:value-type="float">
            <text:p>0,00027917</text:p>
          </table:table-cell>
          <table:table-cell office:value-type="float" office:value="2.01506802" calcext:value-type="float">
            <text:p>2,01506802</text:p>
          </table:table-cell>
          <table:table-cell office:value-type="float" office:value="96.74697013" calcext:value-type="float">
            <text:p>96,74697013</text:p>
          </table:table-cell>
        </table:table-row>
        <table:table-row table:style-name="ro1">
          <table:table-cell office:value-type="float" office:value="1624627233.4208" calcext:value-type="float">
            <text:p>1624627233,4208</text:p>
          </table:table-cell>
          <table:table-cell table:formula="of:=ROUND([.A82]-[$menor.$A$1];1)" office:value-type="float" office:value="14.5" calcext:value-type="float">
            <text:p>14,5</text:p>
          </table:table-cell>
          <table:table-cell office:value-type="float" office:value="1" calcext:value-type="float">
            <text:p>1</text:p>
          </table:table-cell>
          <table:table-cell office:value-type="float" office:value="1.45645845" calcext:value-type="float">
            <text:p>1,45645845</text:p>
          </table:table-cell>
          <table:table-cell office:value-type="float" office:value="4" calcext:value-type="float">
            <text:p>4</text:p>
          </table:table-cell>
          <table:table-cell office:value-type="float" office:value="0.00106315" calcext:value-type="float">
            <text:p>0,00106315</text:p>
          </table:table-cell>
          <table:table-cell office:value-type="float" office:value="2.015277" calcext:value-type="float">
            <text:p>2,015277</text:p>
          </table:table-cell>
          <table:table-cell office:value-type="float" office:value="96.74697013" calcext:value-type="float">
            <text:p>96,74697013</text:p>
          </table:table-cell>
        </table:table-row>
        <table:table-row table:style-name="ro1">
          <table:table-cell office:value-type="float" office:value="1624627233.52081" calcext:value-type="float">
            <text:p>1624627233,52081</text:p>
          </table:table-cell>
          <table:table-cell table:formula="of:=ROUND([.A83]-[$menor.$A$1];1)" office:value-type="float" office:value="14.6" calcext:value-type="float">
            <text:p>14,6</text:p>
          </table:table-cell>
          <table:table-cell office:value-type="float" office:value="1" calcext:value-type="float">
            <text:p>1</text:p>
          </table:table-cell>
          <table:table-cell office:value-type="float" office:value="1.44141495" calcext:value-type="float">
            <text:p>1,44141495</text:p>
          </table:table-cell>
          <table:table-cell office:value-type="float" office:value="4" calcext:value-type="float">
            <text:p>4</text:p>
          </table:table-cell>
          <table:table-cell office:value-type="float" office:value="-0.02220536" calcext:value-type="float">
            <text:p>-0,02220536</text:p>
          </table:table-cell>
          <table:table-cell office:value-type="float" office:value="2.01232003" calcext:value-type="float">
            <text:p>2,01232003</text:p>
          </table:table-cell>
          <table:table-cell office:value-type="float" office:value="97.7112581" calcext:value-type="float">
            <text:p>97,7112581</text:p>
          </table:table-cell>
        </table:table-row>
        <table:table-row table:style-name="ro1">
          <table:table-cell office:value-type="float" office:value="1624627233.62076" calcext:value-type="float">
            <text:p>1624627233,62076</text:p>
          </table:table-cell>
          <table:table-cell table:formula="of:=ROUND([.A84]-[$menor.$A$1];1)" office:value-type="float" office:value="14.7" calcext:value-type="float">
            <text:p>14,7</text:p>
          </table:table-cell>
          <table:table-cell office:value-type="float" office:value="1" calcext:value-type="float">
            <text:p>1</text:p>
          </table:table-cell>
          <table:table-cell office:value-type="float" office:value="1.42637205" calcext:value-type="float">
            <text:p>1,42637205</text:p>
          </table:table-cell>
          <table:table-cell office:value-type="float" office:value="3" calcext:value-type="float">
            <text:p>3</text:p>
          </table:table-cell>
          <table:table-cell office:value-type="float" office:value="0.00354077" calcext:value-type="float">
            <text:p>0,00354077</text:p>
          </table:table-cell>
          <table:table-cell office:value-type="float" office:value="2.01557313" calcext:value-type="float">
            <text:p>2,01557313</text:p>
          </table:table-cell>
          <table:table-cell office:value-type="float" office:value="96.7112581" calcext:value-type="float">
            <text:p>96,7112581</text:p>
          </table:table-cell>
        </table:table-row>
        <table:table-row table:style-name="ro1">
          <table:table-cell office:value-type="float" office:value="1624627233.72081" calcext:value-type="float">
            <text:p>1624627233,72081</text:p>
          </table:table-cell>
          <table:table-cell table:formula="of:=ROUND([.A85]-[$menor.$A$1];1)" office:value-type="float" office:value="14.8" calcext:value-type="float">
            <text:p>14,8</text:p>
          </table:table-cell>
          <table:table-cell office:value-type="float" office:value="1" calcext:value-type="float">
            <text:p>1</text:p>
          </table:table-cell>
          <table:table-cell office:value-type="float" office:value="1.41132951" calcext:value-type="float">
            <text:p>1,41132951</text:p>
          </table:table-cell>
          <table:table-cell office:value-type="float" office:value="3" calcext:value-type="float">
            <text:p>3</text:p>
          </table:table-cell>
          <table:table-cell office:value-type="float" office:value="0.00432873" calcext:value-type="float">
            <text:p>0,00432873</text:p>
          </table:table-cell>
          <table:table-cell office:value-type="float" office:value="2.01518366" calcext:value-type="float">
            <text:p>2,01518366</text:p>
          </table:table-cell>
          <table:table-cell office:value-type="float" office:value="96.7112581" calcext:value-type="float">
            <text:p>96,7112581</text:p>
          </table:table-cell>
        </table:table-row>
        <table:table-row table:style-name="ro1">
          <table:table-cell office:value-type="float" office:value="1624627233.8208" calcext:value-type="float">
            <text:p>1624627233,8208</text:p>
          </table:table-cell>
          <table:table-cell table:formula="of:=ROUND([.A86]-[$menor.$A$1];1)" office:value-type="float" office:value="14.9" calcext:value-type="float">
            <text:p>14,9</text:p>
          </table:table-cell>
          <table:table-cell office:value-type="float" office:value="1" calcext:value-type="float">
            <text:p>1</text:p>
          </table:table-cell>
          <table:table-cell office:value-type="float" office:value="1.39676893" calcext:value-type="float">
            <text:p>1,39676893</text:p>
          </table:table-cell>
          <table:table-cell office:value-type="float" office:value="3" calcext:value-type="float">
            <text:p>3</text:p>
          </table:table-cell>
          <table:table-cell office:value-type="float" office:value="-0.01826196" calcext:value-type="float">
            <text:p>-0,01826196</text:p>
          </table:table-cell>
          <table:table-cell office:value-type="float" office:value="2.01281429" calcext:value-type="float">
            <text:p>2,01281429</text:p>
          </table:table-cell>
          <table:table-cell office:value-type="float" office:value="97.67554607" calcext:value-type="float">
            <text:p>97,67554607</text:p>
          </table:table-cell>
        </table:table-row>
        <table:table-row table:style-name="ro1">
          <table:table-cell office:value-type="float" office:value="1624627233.9208" calcext:value-type="float">
            <text:p>1624627233,9208</text:p>
          </table:table-cell>
          <table:table-cell table:formula="of:=ROUND([.A87]-[$menor.$A$1];1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38172746" calcext:value-type="float">
            <text:p>1,38172746</text:p>
          </table:table-cell>
          <table:table-cell office:value-type="float" office:value="2" calcext:value-type="float">
            <text:p>2</text:p>
          </table:table-cell>
          <table:table-cell office:value-type="float" office:value="0.00573355" calcext:value-type="float">
            <text:p>0,00573355</text:p>
          </table:table-cell>
          <table:table-cell office:value-type="float" office:value="2.01498483" calcext:value-type="float">
            <text:p>2,01498483</text:p>
          </table:table-cell>
          <table:table-cell office:value-type="float" office:value="96.67554607" calcext:value-type="float">
            <text:p>96,67554607</text:p>
          </table:table-cell>
        </table:table-row>
        <table:table-row table:style-name="ro1">
          <table:table-cell office:value-type="float" office:value="1624627234.02079" calcext:value-type="float">
            <text:p>1624627234,02079</text:p>
          </table:table-cell>
          <table:table-cell table:formula="of:=ROUND([.A88]-[$menor.$A$1];1)" office:value-type="float" office:value="15.1" calcext:value-type="float">
            <text:p>15,1</text:p>
          </table:table-cell>
          <table:table-cell office:value-type="float" office:value="1" calcext:value-type="float">
            <text:p>1</text:p>
          </table:table-cell>
          <table:table-cell office:value-type="float" office:value="1.36753094" calcext:value-type="float">
            <text:p>1,36753094</text:p>
          </table:table-cell>
          <table:table-cell office:value-type="float" office:value="2" calcext:value-type="float">
            <text:p>2</text:p>
          </table:table-cell>
          <table:table-cell office:value-type="float" office:value="0.00641385" calcext:value-type="float">
            <text:p>0,00641385</text:p>
          </table:table-cell>
          <table:table-cell office:value-type="float" office:value="2.01494957" calcext:value-type="float">
            <text:p>2,01494957</text:p>
          </table:table-cell>
          <table:table-cell office:value-type="float" office:value="96.67554607" calcext:value-type="float">
            <text:p>96,67554607</text:p>
          </table:table-cell>
        </table:table-row>
        <table:table-row table:style-name="ro1">
          <table:table-cell office:value-type="float" office:value="1624627234.12077" calcext:value-type="float">
            <text:p>1624627234,12077</text:p>
          </table:table-cell>
          <table:table-cell table:formula="of:=ROUND([.A89]-[$menor.$A$1];1)" office:value-type="float" office:value="15.2" calcext:value-type="float">
            <text:p>15,2</text:p>
          </table:table-cell>
          <table:table-cell office:value-type="float" office:value="1" calcext:value-type="float">
            <text:p>1</text:p>
          </table:table-cell>
          <table:table-cell office:value-type="float" office:value="1.35345256" calcext:value-type="float">
            <text:p>1,35345256</text:p>
          </table:table-cell>
          <table:table-cell office:value-type="float" office:value="2" calcext:value-type="float">
            <text:p>2</text:p>
          </table:table-cell>
          <table:table-cell office:value-type="float" office:value="0.00708042" calcext:value-type="float">
            <text:p>0,00708042</text:p>
          </table:table-cell>
          <table:table-cell office:value-type="float" office:value="2.01600163" calcext:value-type="float">
            <text:p>2,01600163</text:p>
          </table:table-cell>
          <table:table-cell office:value-type="float" office:value="96.67554607" calcext:value-type="float">
            <text:p>96,67554607</text:p>
          </table:table-cell>
        </table:table-row>
        <table:table-row table:style-name="ro1">
          <table:table-cell office:value-type="float" office:value="1624627234.22081" calcext:value-type="float">
            <text:p>1624627234,22081</text:p>
          </table:table-cell>
          <table:table-cell table:formula="of:=ROUND([.A90]-[$menor.$A$1];1)" office:value-type="float" office:value="15.3" calcext:value-type="float">
            <text:p>15,3</text:p>
          </table:table-cell>
          <table:table-cell office:value-type="float" office:value="1" calcext:value-type="float">
            <text:p>1</text:p>
          </table:table-cell>
          <table:table-cell office:value-type="float" office:value="1.33841205" calcext:value-type="float">
            <text:p>1,33841205</text:p>
          </table:table-cell>
          <table:table-cell office:value-type="float" office:value="2" calcext:value-type="float">
            <text:p>2</text:p>
          </table:table-cell>
          <table:table-cell office:value-type="float" office:value="0.00785883" calcext:value-type="float">
            <text:p>0,00785883</text:p>
          </table:table-cell>
          <table:table-cell office:value-type="float" office:value="2.01512809" calcext:value-type="float">
            <text:p>2,01512809</text:p>
          </table:table-cell>
          <table:table-cell office:value-type="float" office:value="96.67554607" calcext:value-type="float">
            <text:p>96,67554607</text:p>
          </table:table-cell>
        </table:table-row>
        <table:table-row table:style-name="ro1">
          <table:table-cell office:value-type="float" office:value="1624627234.3208" calcext:value-type="float">
            <text:p>1624627234,3208</text:p>
          </table:table-cell>
          <table:table-cell table:formula="of:=ROUND([.A91]-[$menor.$A$1];1)" office:value-type="float" office:value="15.4" calcext:value-type="float">
            <text:p>15,4</text:p>
          </table:table-cell>
          <table:table-cell office:value-type="float" office:value="1" calcext:value-type="float">
            <text:p>1</text:p>
          </table:table-cell>
          <table:table-cell office:value-type="float" office:value="1.32433462" calcext:value-type="float">
            <text:p>1,32433462</text:p>
          </table:table-cell>
          <table:table-cell office:value-type="float" office:value="2" calcext:value-type="float">
            <text:p>2</text:p>
          </table:table-cell>
          <table:table-cell office:value-type="float" office:value="-0.01705235" calcext:value-type="float">
            <text:p>-0,01705235</text:p>
          </table:table-cell>
          <table:table-cell office:value-type="float" office:value="2.01216305" calcext:value-type="float">
            <text:p>2,01216305</text:p>
          </table:table-cell>
          <table:table-cell office:value-type="float" office:value="97.72749658" calcext:value-type="float">
            <text:p>97,72749658</text:p>
          </table:table-cell>
        </table:table-row>
        <table:table-row table:style-name="ro1">
          <table:table-cell office:value-type="float" office:value="1624627234.42082" calcext:value-type="float">
            <text:p>1624627234,42082</text:p>
          </table:table-cell>
          <table:table-cell table:formula="of:=ROUND([.A92]-[$menor.$A$1];1)" office:value-type="float" office:value="15.5" calcext:value-type="float">
            <text:p>15,5</text:p>
          </table:table-cell>
          <table:table-cell office:value-type="float" office:value="1" calcext:value-type="float">
            <text:p>1</text:p>
          </table:table-cell>
          <table:table-cell office:value-type="float" office:value="1.31007802" calcext:value-type="float">
            <text:p>1,31007802</text:p>
          </table:table-cell>
          <table:table-cell office:value-type="float" office:value="1" calcext:value-type="float">
            <text:p>1</text:p>
          </table:table-cell>
          <table:table-cell office:value-type="float" office:value="0.00657783" calcext:value-type="float">
            <text:p>0,00657783</text:p>
          </table:table-cell>
          <table:table-cell office:value-type="float" office:value="2.01400754" calcext:value-type="float">
            <text:p>2,01400754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34.52082" calcext:value-type="float">
            <text:p>1624627234,52082</text:p>
          </table:table-cell>
          <table:table-cell table:formula="of:=ROUND([.A93]-[$menor.$A$1];1)" office:value-type="float" office:value="15.6" calcext:value-type="float">
            <text:p>15,6</text:p>
          </table:table-cell>
          <table:table-cell office:value-type="float" office:value="1" calcext:value-type="float">
            <text:p>1</text:p>
          </table:table-cell>
          <table:table-cell office:value-type="float" office:value="1.29696321" calcext:value-type="float">
            <text:p>1,29696321</text:p>
          </table:table-cell>
          <table:table-cell office:value-type="float" office:value="1" calcext:value-type="float">
            <text:p>1</text:p>
          </table:table-cell>
          <table:table-cell office:value-type="float" office:value="0.00617419" calcext:value-type="float">
            <text:p>0,00617419</text:p>
          </table:table-cell>
          <table:table-cell office:value-type="float" office:value="2.01456303" calcext:value-type="float">
            <text:p>2,01456303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34.62081" calcext:value-type="float">
            <text:p>1624627234,62081</text:p>
          </table:table-cell>
          <table:table-cell table:formula="of:=ROUND([.A94]-[$menor.$A$1];1)" office:value-type="float" office:value="15.7" calcext:value-type="float">
            <text:p>15,7</text:p>
          </table:table-cell>
          <table:table-cell office:value-type="float" office:value="1" calcext:value-type="float">
            <text:p>1</text:p>
          </table:table-cell>
          <table:table-cell office:value-type="float" office:value="1.28324771" calcext:value-type="float">
            <text:p>1,28324771</text:p>
          </table:table-cell>
          <table:table-cell office:value-type="float" office:value="1" calcext:value-type="float">
            <text:p>1</text:p>
          </table:table-cell>
          <table:table-cell office:value-type="float" office:value="0.00681093" calcext:value-type="float">
            <text:p>0,00681093</text:p>
          </table:table-cell>
          <table:table-cell office:value-type="float" office:value="2.01403696" calcext:value-type="float">
            <text:p>2,01403696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34.72079" calcext:value-type="float">
            <text:p>1624627234,72079</text:p>
          </table:table-cell>
          <table:table-cell table:formula="of:=ROUND([.A95]-[$menor.$A$1];1)" office:value-type="float" office:value="15.8" calcext:value-type="float">
            <text:p>15,8</text:p>
          </table:table-cell>
          <table:table-cell office:value-type="float" office:value="1" calcext:value-type="float">
            <text:p>1</text:p>
          </table:table-cell>
          <table:table-cell office:value-type="float" office:value="1.27013314" calcext:value-type="float">
            <text:p>1,27013314</text:p>
          </table:table-cell>
          <table:table-cell office:value-type="float" office:value="1" calcext:value-type="float">
            <text:p>1</text:p>
          </table:table-cell>
          <table:table-cell office:value-type="float" office:value="0.00737727" calcext:value-type="float">
            <text:p>0,00737727</text:p>
          </table:table-cell>
          <table:table-cell office:value-type="float" office:value="2.01507769" calcext:value-type="float">
            <text:p>2,01507769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34.8208" calcext:value-type="float">
            <text:p>1624627234,8208</text:p>
          </table:table-cell>
          <table:table-cell table:formula="of:=ROUND([.A96]-[$menor.$A$1];1)" office:value-type="float" office:value="15.9" calcext:value-type="float">
            <text:p>15,9</text:p>
          </table:table-cell>
          <table:table-cell office:value-type="float" office:value="1" calcext:value-type="float">
            <text:p>1</text:p>
          </table:table-cell>
          <table:table-cell office:value-type="float" office:value="1.25605643" calcext:value-type="float">
            <text:p>1,25605643</text:p>
          </table:table-cell>
          <table:table-cell office:value-type="float" office:value="1" calcext:value-type="float">
            <text:p>1</text:p>
          </table:table-cell>
          <table:table-cell office:value-type="float" office:value="0.00708632" calcext:value-type="float">
            <text:p>0,00708632</text:p>
          </table:table-cell>
          <table:table-cell office:value-type="float" office:value="2.01419291" calcext:value-type="float">
            <text:p>2,01419291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34.92084" calcext:value-type="float">
            <text:p>1624627234,92084</text:p>
          </table:table-cell>
          <table:table-cell table:formula="of:=ROUND([.A97]-[$menor.$A$1];1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.24282181" calcext:value-type="float">
            <text:p>1,24282181</text:p>
          </table:table-cell>
          <table:table-cell office:value-type="float" office:value="1" calcext:value-type="float">
            <text:p>1</text:p>
          </table:table-cell>
          <table:table-cell office:value-type="float" office:value="0.00766672" calcext:value-type="float">
            <text:p>0,00766672</text:p>
          </table:table-cell>
          <table:table-cell office:value-type="float" office:value="2.01414442" calcext:value-type="float">
            <text:p>2,01414442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35.02079" calcext:value-type="float">
            <text:p>1624627235,02079</text:p>
          </table:table-cell>
          <table:table-cell table:formula="of:=ROUND([.A98]-[$menor.$A$1];1)" office:value-type="float" office:value="16.1" calcext:value-type="float">
            <text:p>16,1</text:p>
          </table:table-cell>
          <table:table-cell office:value-type="float" office:value="1" calcext:value-type="float">
            <text:p>1</text:p>
          </table:table-cell>
          <table:table-cell office:value-type="float" office:value="1.22970784" calcext:value-type="float">
            <text:p>1,22970784</text:p>
          </table:table-cell>
          <table:table-cell office:value-type="float" office:value="1" calcext:value-type="float">
            <text:p>1</text:p>
          </table:table-cell>
          <table:table-cell office:value-type="float" office:value="0.00726298" calcext:value-type="float">
            <text:p>0,00726298</text:p>
          </table:table-cell>
          <table:table-cell office:value-type="float" office:value="2.01421574" calcext:value-type="float">
            <text:p>2,01421574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35.12081" calcext:value-type="float">
            <text:p>1624627235,12081</text:p>
          </table:table-cell>
          <table:table-cell table:formula="of:=ROUND([.A99]-[$menor.$A$1];1)" office:value-type="float" office:value="16.2" calcext:value-type="float">
            <text:p>16,2</text:p>
          </table:table-cell>
          <table:table-cell office:value-type="float" office:value="1" calcext:value-type="float">
            <text:p>1</text:p>
          </table:table-cell>
          <table:table-cell office:value-type="float" office:value="1.21647322" calcext:value-type="float">
            <text:p>1,21647322</text:p>
          </table:table-cell>
          <table:table-cell office:value-type="float" office:value="1" calcext:value-type="float">
            <text:p>1</text:p>
          </table:table-cell>
          <table:table-cell office:value-type="float" office:value="0.00784338" calcext:value-type="float">
            <text:p>0,00784338</text:p>
          </table:table-cell>
          <table:table-cell office:value-type="float" office:value="2.01271225" calcext:value-type="float">
            <text:p>2,01271225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35.22082" calcext:value-type="float">
            <text:p>1624627235,22082</text:p>
          </table:table-cell>
          <table:table-cell table:formula="of:=ROUND([.A100]-[$menor.$A$1];1)" office:value-type="float" office:value="16.3" calcext:value-type="float">
            <text:p>16,3</text:p>
          </table:table-cell>
          <table:table-cell office:value-type="float" office:value="1" calcext:value-type="float">
            <text:p>1</text:p>
          </table:table-cell>
          <table:table-cell office:value-type="float" office:value="1.20480311" calcext:value-type="float">
            <text:p>1,20480311</text:p>
          </table:table-cell>
          <table:table-cell office:value-type="float" office:value="1" calcext:value-type="float">
            <text:p>1</text:p>
          </table:table-cell>
          <table:table-cell office:value-type="float" office:value="-0.01187578" calcext:value-type="float">
            <text:p>-0,01187578</text:p>
          </table:table-cell>
          <table:table-cell office:value-type="float" office:value="2.01167277" calcext:value-type="float">
            <text:p>2,01167277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35.3208" calcext:value-type="float">
            <text:p>1624627235,3208</text:p>
          </table:table-cell>
          <table:table-cell table:formula="of:=ROUND([.A101]-[$menor.$A$1];1)" office:value-type="float" office:value="16.4" calcext:value-type="float">
            <text:p>16,4</text:p>
          </table:table-cell>
          <table:table-cell office:value-type="float" office:value="1" calcext:value-type="float">
            <text:p>1</text:p>
          </table:table-cell>
          <table:table-cell office:value-type="float" office:value="1.19168961" calcext:value-type="float">
            <text:p>1,19168961</text:p>
          </table:table-cell>
          <table:table-cell office:value-type="float" office:value="1" calcext:value-type="float">
            <text:p>1</text:p>
          </table:table-cell>
          <table:table-cell office:value-type="float" office:value="-0.01206061" calcext:value-type="float">
            <text:p>-0,01206061</text:p>
          </table:table-cell>
          <table:table-cell office:value-type="float" office:value="2.01080227" calcext:value-type="float">
            <text:p>2,01080227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35.42075" calcext:value-type="float">
            <text:p>1624627235,42075</text:p>
          </table:table-cell>
          <table:table-cell table:formula="of:=ROUND([.A102]-[$menor.$A$1];1)" office:value-type="float" office:value="16.5" calcext:value-type="float">
            <text:p>16,5</text:p>
          </table:table-cell>
          <table:table-cell office:value-type="float" office:value="1" calcext:value-type="float">
            <text:p>1</text:p>
          </table:table-cell>
          <table:table-cell office:value-type="float" office:value="1.17941713" calcext:value-type="float">
            <text:p>1,17941713</text:p>
          </table:table-cell>
          <table:table-cell office:value-type="float" office:value="0" calcext:value-type="float">
            <text:p>0</text:p>
          </table:table-cell>
          <table:table-cell office:value-type="float" office:value="0.00903449" calcext:value-type="float">
            <text:p>0,00903449</text:p>
          </table:table-cell>
          <table:table-cell office:value-type="float" office:value="2.0143122" calcext:value-type="float">
            <text:p>2,014312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5.5208" calcext:value-type="float">
            <text:p>1624627235,5208</text:p>
          </table:table-cell>
          <table:table-cell table:formula="of:=ROUND([.A103]-[$menor.$A$1];1)" office:value-type="float" office:value="16.6" calcext:value-type="float">
            <text:p>16,6</text:p>
          </table:table-cell>
          <table:table-cell office:value-type="float" office:value="1" calcext:value-type="float">
            <text:p>1</text:p>
          </table:table-cell>
          <table:table-cell office:value-type="float" office:value="1.16630375" calcext:value-type="float">
            <text:p>1,16630375</text:p>
          </table:table-cell>
          <table:table-cell office:value-type="float" office:value="1" calcext:value-type="float">
            <text:p>1</text:p>
          </table:table-cell>
          <table:table-cell office:value-type="float" office:value="-0.01205786" calcext:value-type="float">
            <text:p>-0,01205786</text:p>
          </table:table-cell>
          <table:table-cell office:value-type="float" office:value="2.01037982" calcext:value-type="float">
            <text:p>2,01037982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35.62079" calcext:value-type="float">
            <text:p>1624627235,62079</text:p>
          </table:table-cell>
          <table:table-cell table:formula="of:=ROUND([.A104]-[$menor.$A$1];1)" office:value-type="float" office:value="16.7" calcext:value-type="float">
            <text:p>16,7</text:p>
          </table:table-cell>
          <table:table-cell office:value-type="float" office:value="1" calcext:value-type="float">
            <text:p>1</text:p>
          </table:table-cell>
          <table:table-cell office:value-type="float" office:value="1.15445173" calcext:value-type="float">
            <text:p>1,15445173</text:p>
          </table:table-cell>
          <table:table-cell office:value-type="float" office:value="0" calcext:value-type="float">
            <text:p>0</text:p>
          </table:table-cell>
          <table:table-cell office:value-type="float" office:value="0.00854867" calcext:value-type="float">
            <text:p>0,00854867</text:p>
          </table:table-cell>
          <table:table-cell office:value-type="float" office:value="2.01328187" calcext:value-type="float">
            <text:p>2,0132818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5.72079" calcext:value-type="float">
            <text:p>1624627235,72079</text:p>
          </table:table-cell>
          <table:table-cell table:formula="of:=ROUND([.A105]-[$menor.$A$1];1)" office:value-type="float" office:value="16.8" calcext:value-type="float">
            <text:p>16,8</text:p>
          </table:table-cell>
          <table:table-cell office:value-type="float" office:value="1" calcext:value-type="float">
            <text:p>1</text:p>
          </table:table-cell>
          <table:table-cell office:value-type="float" office:value="1.14230061" calcext:value-type="float">
            <text:p>1,14230061</text:p>
          </table:table-cell>
          <table:table-cell office:value-type="float" office:value="1" calcext:value-type="float">
            <text:p>1</text:p>
          </table:table-cell>
          <table:table-cell office:value-type="float" office:value="-0.01175519" calcext:value-type="float">
            <text:p>-0,01175519</text:p>
          </table:table-cell>
          <table:table-cell office:value-type="float" office:value="2.01084264" calcext:value-type="float">
            <text:p>2,01084264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35.8208" calcext:value-type="float">
            <text:p>1624627235,8208</text:p>
          </table:table-cell>
          <table:table-cell table:formula="of:=ROUND([.A106]-[$menor.$A$1];1)" office:value-type="float" office:value="16.9" calcext:value-type="float">
            <text:p>16,9</text:p>
          </table:table-cell>
          <table:table-cell office:value-type="float" office:value="1" calcext:value-type="float">
            <text:p>1</text:p>
          </table:table-cell>
          <table:table-cell office:value-type="float" office:value="1.13002813" calcext:value-type="float">
            <text:p>1,13002813</text:p>
          </table:table-cell>
          <table:table-cell office:value-type="float" office:value="0" calcext:value-type="float">
            <text:p>0</text:p>
          </table:table-cell>
          <table:table-cell office:value-type="float" office:value="0.00848471" calcext:value-type="float">
            <text:p>0,00848471</text:p>
          </table:table-cell>
          <table:table-cell office:value-type="float" office:value="2.01327466" calcext:value-type="float">
            <text:p>2,0132746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5.92079" calcext:value-type="float">
            <text:p>1624627235,92079</text:p>
          </table:table-cell>
          <table:table-cell table:formula="of:=ROUND([.A107]-[$menor.$A$1];1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.11787713" calcext:value-type="float">
            <text:p>1,11787713</text:p>
          </table:table-cell>
          <table:table-cell office:value-type="float" office:value="1" calcext:value-type="float">
            <text:p>1</text:p>
          </table:table-cell>
          <table:table-cell office:value-type="float" office:value="-0.01139625" calcext:value-type="float">
            <text:p>-0,01139625</text:p>
          </table:table-cell>
          <table:table-cell office:value-type="float" office:value="2.00943392" calcext:value-type="float">
            <text:p>2,00943392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36.02077" calcext:value-type="float">
            <text:p>1624627236,02077</text:p>
          </table:table-cell>
          <table:table-cell table:formula="of:=ROUND([.A108]-[$menor.$A$1];1)" office:value-type="float" office:value="17.1" calcext:value-type="float">
            <text:p>17,1</text:p>
          </table:table-cell>
          <table:table-cell office:value-type="float" office:value="1" calcext:value-type="float">
            <text:p>1</text:p>
          </table:table-cell>
          <table:table-cell office:value-type="float" office:value="1.10704827" calcext:value-type="float">
            <text:p>1,10704827</text:p>
          </table:table-cell>
          <table:table-cell office:value-type="float" office:value="0" calcext:value-type="float">
            <text:p>0</text:p>
          </table:table-cell>
          <table:table-cell office:value-type="float" office:value="0.00825252" calcext:value-type="float">
            <text:p>0,00825252</text:p>
          </table:table-cell>
          <table:table-cell office:value-type="float" office:value="2.01324636" calcext:value-type="float">
            <text:p>2,0132463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6.12078" calcext:value-type="float">
            <text:p>1624627236,12078</text:p>
          </table:table-cell>
          <table:table-cell table:formula="of:=ROUND([.A109]-[$menor.$A$1];1)" office:value-type="float" office:value="17.2" calcext:value-type="float">
            <text:p>17,2</text:p>
          </table:table-cell>
          <table:table-cell office:value-type="float" office:value="1" calcext:value-type="float">
            <text:p>1</text:p>
          </table:table-cell>
          <table:table-cell office:value-type="float" office:value="1.09489715" calcext:value-type="float">
            <text:p>1,09489715</text:p>
          </table:table-cell>
          <table:table-cell office:value-type="float" office:value="1" calcext:value-type="float">
            <text:p>1</text:p>
          </table:table-cell>
          <table:table-cell office:value-type="float" office:value="-0.01123051" calcext:value-type="float">
            <text:p>-0,01123051</text:p>
          </table:table-cell>
          <table:table-cell office:value-type="float" office:value="2.00994071" calcext:value-type="float">
            <text:p>2,00994071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36.22081" calcext:value-type="float">
            <text:p>1624627236,22081</text:p>
          </table:table-cell>
          <table:table-cell table:formula="of:=ROUND([.A110]-[$menor.$A$1];1)" office:value-type="float" office:value="17.3" calcext:value-type="float">
            <text:p>17,3</text:p>
          </table:table-cell>
          <table:table-cell office:value-type="float" office:value="1" calcext:value-type="float">
            <text:p>1</text:p>
          </table:table-cell>
          <table:table-cell office:value-type="float" office:value="1.08358705" calcext:value-type="float">
            <text:p>1,08358705</text:p>
          </table:table-cell>
          <table:table-cell office:value-type="float" office:value="0" calcext:value-type="float">
            <text:p>0</text:p>
          </table:table-cell>
          <table:table-cell office:value-type="float" office:value="0.00807641" calcext:value-type="float">
            <text:p>0,00807641</text:p>
          </table:table-cell>
          <table:table-cell office:value-type="float" office:value="2.01273997" calcext:value-type="float">
            <text:p>2,0127399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6.32081" calcext:value-type="float">
            <text:p>1624627236,32081</text:p>
          </table:table-cell>
          <table:table-cell table:formula="of:=ROUND([.A111]-[$menor.$A$1];1)" office:value-type="float" office:value="17.4" calcext:value-type="float">
            <text:p>17,4</text:p>
          </table:table-cell>
          <table:table-cell office:value-type="float" office:value="1" calcext:value-type="float">
            <text:p>1</text:p>
          </table:table-cell>
          <table:table-cell office:value-type="float" office:value="1.07191718" calcext:value-type="float">
            <text:p>1,07191718</text:p>
          </table:table-cell>
          <table:table-cell office:value-type="float" office:value="1" calcext:value-type="float">
            <text:p>1</text:p>
          </table:table-cell>
          <table:table-cell office:value-type="float" office:value="-0.01009478" calcext:value-type="float">
            <text:p>-0,01009478</text:p>
          </table:table-cell>
          <table:table-cell office:value-type="float" office:value="2.0099625" calcext:value-type="float">
            <text:p>2,0099625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36.4208" calcext:value-type="float">
            <text:p>1624627236,4208</text:p>
          </table:table-cell>
          <table:table-cell table:formula="of:=ROUND([.A112]-[$menor.$A$1];1)" office:value-type="float" office:value="17.5" calcext:value-type="float">
            <text:p>17,5</text:p>
          </table:table-cell>
          <table:table-cell office:value-type="float" office:value="1" calcext:value-type="float">
            <text:p>1</text:p>
          </table:table-cell>
          <table:table-cell office:value-type="float" office:value="1.06072867" calcext:value-type="float">
            <text:p>1,06072867</text:p>
          </table:table-cell>
          <table:table-cell office:value-type="float" office:value="1" calcext:value-type="float">
            <text:p>1</text:p>
          </table:table-cell>
          <table:table-cell office:value-type="float" office:value="-0.01053726" calcext:value-type="float">
            <text:p>-0,01053726</text:p>
          </table:table-cell>
          <table:table-cell office:value-type="float" office:value="2.01002966" calcext:value-type="float">
            <text:p>2,01002966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36.5208" calcext:value-type="float">
            <text:p>1624627236,5208</text:p>
          </table:table-cell>
          <table:table-cell table:formula="of:=ROUND([.A113]-[$menor.$A$1];1)" office:value-type="float" office:value="17.6" calcext:value-type="float">
            <text:p>17,6</text:p>
          </table:table-cell>
          <table:table-cell office:value-type="float" office:value="1" calcext:value-type="float">
            <text:p>1</text:p>
          </table:table-cell>
          <table:table-cell office:value-type="float" office:value="1.04941833" calcext:value-type="float">
            <text:p>1,04941833</text:p>
          </table:table-cell>
          <table:table-cell office:value-type="float" office:value="1" calcext:value-type="float">
            <text:p>1</text:p>
          </table:table-cell>
          <table:table-cell office:value-type="float" office:value="-0.00999344" calcext:value-type="float">
            <text:p>-0,00999344</text:p>
          </table:table-cell>
          <table:table-cell office:value-type="float" office:value="2.00949109" calcext:value-type="float">
            <text:p>2,00949109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36.62081" calcext:value-type="float">
            <text:p>1624627236,62081</text:p>
          </table:table-cell>
          <table:table-cell table:formula="of:=ROUND([.A114]-[$menor.$A$1];1)" office:value-type="float" office:value="17.7" calcext:value-type="float">
            <text:p>17,7</text:p>
          </table:table-cell>
          <table:table-cell office:value-type="float" office:value="1" calcext:value-type="float">
            <text:p>1</text:p>
          </table:table-cell>
          <table:table-cell office:value-type="float" office:value="1.03871095" calcext:value-type="float">
            <text:p>1,03871095</text:p>
          </table:table-cell>
          <table:table-cell office:value-type="float" office:value="1" calcext:value-type="float">
            <text:p>1</text:p>
          </table:table-cell>
          <table:table-cell office:value-type="float" office:value="-0.02985997" calcext:value-type="float">
            <text:p>-0,02985997</text:p>
          </table:table-cell>
          <table:table-cell office:value-type="float" office:value="2.0073092" calcext:value-type="float">
            <text:p>2,0073092</text:p>
          </table:table-cell>
          <table:table-cell office:value-type="float" office:value="98.74373506" calcext:value-type="float">
            <text:p>98,74373506</text:p>
          </table:table-cell>
        </table:table-row>
        <table:table-row table:style-name="ro1">
          <table:table-cell office:value-type="float" office:value="1624627236.7208" calcext:value-type="float">
            <text:p>1624627236,7208</text:p>
          </table:table-cell>
          <table:table-cell table:formula="of:=ROUND([.A115]-[$menor.$A$1];1)" office:value-type="float" office:value="17.8" calcext:value-type="float">
            <text:p>17,8</text:p>
          </table:table-cell>
          <table:table-cell office:value-type="float" office:value="1" calcext:value-type="float">
            <text:p>1</text:p>
          </table:table-cell>
          <table:table-cell office:value-type="float" office:value="1.02734017" calcext:value-type="float">
            <text:p>1,02734017</text:p>
          </table:table-cell>
          <table:table-cell office:value-type="float" office:value="-1" calcext:value-type="float">
            <text:p>-1</text:p>
          </table:table-cell>
          <table:table-cell office:value-type="float" office:value="0.00643067" calcext:value-type="float">
            <text:p>0,00643067</text:p>
          </table:table-cell>
          <table:table-cell office:value-type="float" office:value="2.01108732" calcext:value-type="float">
            <text:p>2,01108732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36.8208" calcext:value-type="float">
            <text:p>1624627236,8208</text:p>
          </table:table-cell>
          <table:table-cell table:formula="of:=ROUND([.A116]-[$menor.$A$1];1)" office:value-type="float" office:value="17.9" calcext:value-type="float">
            <text:p>17,9</text:p>
          </table:table-cell>
          <table:table-cell office:value-type="float" office:value="1" calcext:value-type="float">
            <text:p>1</text:p>
          </table:table-cell>
          <table:table-cell office:value-type="float" office:value="1.0171138" calcext:value-type="float">
            <text:p>1,0171138</text:p>
          </table:table-cell>
          <table:table-cell office:value-type="float" office:value="-1" calcext:value-type="float">
            <text:p>-1</text:p>
          </table:table-cell>
          <table:table-cell office:value-type="float" office:value="0.00569154" calcext:value-type="float">
            <text:p>0,00569154</text:p>
          </table:table-cell>
          <table:table-cell office:value-type="float" office:value="2.0116017" calcext:value-type="float">
            <text:p>2,0116017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36.92079" calcext:value-type="float">
            <text:p>1624627236,92079</text:p>
          </table:table-cell>
          <table:table-cell table:formula="of:=ROUND([.A117]-[$menor.$A$1];1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.00628519" calcext:value-type="float">
            <text:p>1,00628519</text:p>
          </table:table-cell>
          <table:table-cell office:value-type="float" office:value="-1" calcext:value-type="float">
            <text:p>-1</text:p>
          </table:table-cell>
          <table:table-cell office:value-type="float" office:value="0.00599313" calcext:value-type="float">
            <text:p>0,00599313</text:p>
          </table:table-cell>
          <table:table-cell office:value-type="float" office:value="2.01200301" calcext:value-type="float">
            <text:p>2,01200301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37.02078" calcext:value-type="float">
            <text:p>1624627237,02078</text:p>
          </table:table-cell>
          <table:table-cell table:formula="of:=ROUND([.A118]-[$menor.$A$1];1)" office:value-type="float" office:value="18.1" calcext:value-type="float">
            <text:p>18,1</text:p>
          </table:table-cell>
          <table:table-cell office:value-type="float" office:value="1" calcext:value-type="float">
            <text:p>1</text:p>
          </table:table-cell>
          <table:table-cell office:value-type="float" office:value="0.99509621" calcext:value-type="float">
            <text:p>0,99509621</text:p>
          </table:table-cell>
          <table:table-cell office:value-type="float" office:value="-1" calcext:value-type="float">
            <text:p>-1</text:p>
          </table:table-cell>
          <table:table-cell office:value-type="float" office:value="0.00633704" calcext:value-type="float">
            <text:p>0,00633704</text:p>
          </table:table-cell>
          <table:table-cell office:value-type="float" office:value="2.01107644" calcext:value-type="float">
            <text:p>2,01107644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37.1208" calcext:value-type="float">
            <text:p>1624627237,1208</text:p>
          </table:table-cell>
          <table:table-cell table:formula="of:=ROUND([.A119]-[$menor.$A$1];1)" office:value-type="float" office:value="18.2" calcext:value-type="float">
            <text:p>18,2</text:p>
          </table:table-cell>
          <table:table-cell office:value-type="float" office:value="1" calcext:value-type="float">
            <text:p>1</text:p>
          </table:table-cell>
          <table:table-cell office:value-type="float" office:value="0.98486984" calcext:value-type="float">
            <text:p>0,98486984</text:p>
          </table:table-cell>
          <table:table-cell office:value-type="float" office:value="-1" calcext:value-type="float">
            <text:p>-1</text:p>
          </table:table-cell>
          <table:table-cell office:value-type="float" office:value="0.00559791" calcext:value-type="float">
            <text:p>0,00559791</text:p>
          </table:table-cell>
          <table:table-cell office:value-type="float" office:value="2.01062082" calcext:value-type="float">
            <text:p>2,01062082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37.2208" calcext:value-type="float">
            <text:p>1624627237,2208</text:p>
          </table:table-cell>
          <table:table-cell table:formula="of:=ROUND([.A120]-[$menor.$A$1];1)" office:value-type="float" office:value="18.3" calcext:value-type="float">
            <text:p>18,3</text:p>
          </table:table-cell>
          <table:table-cell office:value-type="float" office:value="1" calcext:value-type="float">
            <text:p>1</text:p>
          </table:table-cell>
          <table:table-cell office:value-type="float" office:value="0.9750036" calcext:value-type="float">
            <text:p>0,9750036</text:p>
          </table:table-cell>
          <table:table-cell office:value-type="float" office:value="-1" calcext:value-type="float">
            <text:p>-1</text:p>
          </table:table-cell>
          <table:table-cell office:value-type="float" office:value="0.00578649" calcext:value-type="float">
            <text:p>0,00578649</text:p>
          </table:table-cell>
          <table:table-cell office:value-type="float" office:value="2.01197785" calcext:value-type="float">
            <text:p>2,01197785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37.3208" calcext:value-type="float">
            <text:p>1624627237,3208</text:p>
          </table:table-cell>
          <table:table-cell table:formula="of:=ROUND([.A121]-[$menor.$A$1];1)" office:value-type="float" office:value="18.4" calcext:value-type="float">
            <text:p>18,4</text:p>
          </table:table-cell>
          <table:table-cell office:value-type="float" office:value="1" calcext:value-type="float">
            <text:p>1</text:p>
          </table:table-cell>
          <table:table-cell office:value-type="float" office:value="0.96381468" calcext:value-type="float">
            <text:p>0,96381468</text:p>
          </table:table-cell>
          <table:table-cell office:value-type="float" office:value="-1" calcext:value-type="float">
            <text:p>-1</text:p>
          </table:table-cell>
          <table:table-cell office:value-type="float" office:value="0.00516039" calcext:value-type="float">
            <text:p>0,00516039</text:p>
          </table:table-cell>
          <table:table-cell office:value-type="float" office:value="2.01105133" calcext:value-type="float">
            <text:p>2,01105133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37.42083" calcext:value-type="float">
            <text:p>1624627237,42083</text:p>
          </table:table-cell>
          <table:table-cell table:formula="of:=ROUND([.A122]-[$menor.$A$1];1)" office:value-type="float" office:value="18.5" calcext:value-type="float">
            <text:p>18,5</text:p>
          </table:table-cell>
          <table:table-cell office:value-type="float" office:value="1" calcext:value-type="float">
            <text:p>1</text:p>
          </table:table-cell>
          <table:table-cell office:value-type="float" office:value="0.95346743" calcext:value-type="float">
            <text:p>0,95346743</text:p>
          </table:table-cell>
          <table:table-cell office:value-type="float" office:value="-1" calcext:value-type="float">
            <text:p>-1</text:p>
          </table:table-cell>
          <table:table-cell office:value-type="float" office:value="0.00540545" calcext:value-type="float">
            <text:p>0,00540545</text:p>
          </table:table-cell>
          <table:table-cell office:value-type="float" office:value="2.01047568" calcext:value-type="float">
            <text:p>2,01047568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37.5208" calcext:value-type="float">
            <text:p>1624627237,5208</text:p>
          </table:table-cell>
          <table:table-cell table:formula="of:=ROUND([.A123]-[$menor.$A$1];1)" office:value-type="float" office:value="18.6" calcext:value-type="float">
            <text:p>18,6</text:p>
          </table:table-cell>
          <table:table-cell office:value-type="float" office:value="1" calcext:value-type="float">
            <text:p>1</text:p>
          </table:table-cell>
          <table:table-cell office:value-type="float" office:value="0.94372207" calcext:value-type="float">
            <text:p>0,94372207</text:p>
          </table:table-cell>
          <table:table-cell office:value-type="float" office:value="-1" calcext:value-type="float">
            <text:p>-1</text:p>
          </table:table-cell>
          <table:table-cell office:value-type="float" office:value="0.00557984" calcext:value-type="float">
            <text:p>0,00557984</text:p>
          </table:table-cell>
          <table:table-cell office:value-type="float" office:value="2.01098274" calcext:value-type="float">
            <text:p>2,01098274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37.62078" calcext:value-type="float">
            <text:p>1624627237,62078</text:p>
          </table:table-cell>
          <table:table-cell table:formula="of:=ROUND([.A124]-[$menor.$A$1];1)" office:value-type="float" office:value="18.7" calcext:value-type="float">
            <text:p>18,7</text:p>
          </table:table-cell>
          <table:table-cell office:value-type="float" office:value="1" calcext:value-type="float">
            <text:p>1</text:p>
          </table:table-cell>
          <table:table-cell office:value-type="float" office:value="0.93349552" calcext:value-type="float">
            <text:p>0,93349552</text:p>
          </table:table-cell>
          <table:table-cell office:value-type="float" office:value="-1" calcext:value-type="float">
            <text:p>-1</text:p>
          </table:table-cell>
          <table:table-cell office:value-type="float" office:value="0.02187865" calcext:value-type="float">
            <text:p>0,02187865</text:p>
          </table:table-cell>
          <table:table-cell office:value-type="float" office:value="2.0114132" calcext:value-type="float">
            <text:p>2,0114132</text:p>
          </table:table-cell>
          <table:table-cell office:value-type="float" office:value="95.69178455" calcext:value-type="float">
            <text:p>95,69178455</text:p>
          </table:table-cell>
        </table:table-row>
        <table:table-row table:style-name="ro1">
          <table:table-cell office:value-type="float" office:value="1624627237.72079" calcext:value-type="float">
            <text:p>1624627237,72079</text:p>
          </table:table-cell>
          <table:table-cell table:formula="of:=ROUND([.A125]-[$menor.$A$1];1)" office:value-type="float" office:value="18.8" calcext:value-type="float">
            <text:p>18,8</text:p>
          </table:table-cell>
          <table:table-cell office:value-type="float" office:value="1" calcext:value-type="float">
            <text:p>1</text:p>
          </table:table-cell>
          <table:table-cell office:value-type="float" office:value="0.92459214" calcext:value-type="float">
            <text:p>0,92459214</text:p>
          </table:table-cell>
          <table:table-cell office:value-type="float" office:value="0" calcext:value-type="float">
            <text:p>0</text:p>
          </table:table-cell>
          <table:table-cell office:value-type="float" office:value="0.00526382" calcext:value-type="float">
            <text:p>0,00526382</text:p>
          </table:table-cell>
          <table:table-cell office:value-type="float" office:value="2.01099823" calcext:value-type="float">
            <text:p>2,0109982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7.82081" calcext:value-type="float">
            <text:p>1624627237,82081</text:p>
          </table:table-cell>
          <table:table-cell table:formula="of:=ROUND([.A126]-[$menor.$A$1];1)" office:value-type="float" office:value="18.9" calcext:value-type="float">
            <text:p>18,9</text:p>
          </table:table-cell>
          <table:table-cell office:value-type="float" office:value="1" calcext:value-type="float">
            <text:p>1</text:p>
          </table:table-cell>
          <table:table-cell office:value-type="float" office:value="0.91430539" calcext:value-type="float">
            <text:p>0,91430539</text:p>
          </table:table-cell>
          <table:table-cell office:value-type="float" office:value="0" calcext:value-type="float">
            <text:p>0</text:p>
          </table:table-cell>
          <table:table-cell office:value-type="float" office:value="0.00549252" calcext:value-type="float">
            <text:p>0,00549252</text:p>
          </table:table-cell>
          <table:table-cell office:value-type="float" office:value="2.00999656" calcext:value-type="float">
            <text:p>2,0099965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7.92078" calcext:value-type="float">
            <text:p>1624627237,92078</text:p>
          </table:table-cell>
          <table:table-cell table:formula="of:=ROUND([.A127]-[$menor.$A$1];1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90504116" calcext:value-type="float">
            <text:p>0,90504116</text:p>
          </table:table-cell>
          <table:table-cell office:value-type="float" office:value="0" calcext:value-type="float">
            <text:p>0</text:p>
          </table:table-cell>
          <table:table-cell office:value-type="float" office:value="0.00560207" calcext:value-type="float">
            <text:p>0,00560207</text:p>
          </table:table-cell>
          <table:table-cell office:value-type="float" office:value="2.01049545" calcext:value-type="float">
            <text:p>2,0104954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8.0208" calcext:value-type="float">
            <text:p>1624627238,0208</text:p>
          </table:table-cell>
          <table:table-cell table:formula="of:=ROUND([.A128]-[$menor.$A$1];1)" office:value-type="float" office:value="19.1" calcext:value-type="float">
            <text:p>19,1</text:p>
          </table:table-cell>
          <table:table-cell office:value-type="float" office:value="1" calcext:value-type="float">
            <text:p>1</text:p>
          </table:table-cell>
          <table:table-cell office:value-type="float" office:value="0.89529574" calcext:value-type="float">
            <text:p>0,89529574</text:p>
          </table:table-cell>
          <table:table-cell office:value-type="float" office:value="0" calcext:value-type="float">
            <text:p>0</text:p>
          </table:table-cell>
          <table:table-cell office:value-type="float" office:value="0.00479768" calcext:value-type="float">
            <text:p>0,00479768</text:p>
          </table:table-cell>
          <table:table-cell office:value-type="float" office:value="2.01003142" calcext:value-type="float">
            <text:p>2,0100314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8.12083" calcext:value-type="float">
            <text:p>1624627238,12083</text:p>
          </table:table-cell>
          <table:table-cell table:formula="of:=ROUND([.A129]-[$menor.$A$1];1)" office:value-type="float" office:value="19.2" calcext:value-type="float">
            <text:p>19,2</text:p>
          </table:table-cell>
          <table:table-cell office:value-type="float" office:value="1" calcext:value-type="float">
            <text:p>1</text:p>
          </table:table-cell>
          <table:table-cell office:value-type="float" office:value="0.88591158" calcext:value-type="float">
            <text:p>0,88591158</text:p>
          </table:table-cell>
          <table:table-cell office:value-type="float" office:value="0" calcext:value-type="float">
            <text:p>0</text:p>
          </table:table-cell>
          <table:table-cell office:value-type="float" office:value="0.0049212" calcext:value-type="float">
            <text:p>0,0049212</text:p>
          </table:table-cell>
          <table:table-cell office:value-type="float" office:value="2.00944119" calcext:value-type="float">
            <text:p>2,0094411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8.22073" calcext:value-type="float">
            <text:p>1624627238,22073</text:p>
          </table:table-cell>
          <table:table-cell table:formula="of:=ROUND([.A130]-[$menor.$A$1];1)" office:value-type="float" office:value="19.3" calcext:value-type="float">
            <text:p>19,3</text:p>
          </table:table-cell>
          <table:table-cell office:value-type="float" office:value="1" calcext:value-type="float">
            <text:p>1</text:p>
          </table:table-cell>
          <table:table-cell office:value-type="float" office:value="0.8771286" calcext:value-type="float">
            <text:p>0,8771286</text:p>
          </table:table-cell>
          <table:table-cell office:value-type="float" office:value="0" calcext:value-type="float">
            <text:p>0</text:p>
          </table:table-cell>
          <table:table-cell office:value-type="float" office:value="0.00497467" calcext:value-type="float">
            <text:p>0,00497467</text:p>
          </table:table-cell>
          <table:table-cell office:value-type="float" office:value="2.00993305" calcext:value-type="float">
            <text:p>2,0099330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8.3208" calcext:value-type="float">
            <text:p>1624627238,3208</text:p>
          </table:table-cell>
          <table:table-cell table:formula="of:=ROUND([.A131]-[$menor.$A$1];1)" office:value-type="float" office:value="19.4" calcext:value-type="float">
            <text:p>19,4</text:p>
          </table:table-cell>
          <table:table-cell office:value-type="float" office:value="1" calcext:value-type="float">
            <text:p>1</text:p>
          </table:table-cell>
          <table:table-cell office:value-type="float" office:value="0.86786431" calcext:value-type="float">
            <text:p>0,86786431</text:p>
          </table:table-cell>
          <table:table-cell office:value-type="float" office:value="0" calcext:value-type="float">
            <text:p>0</text:p>
          </table:table-cell>
          <table:table-cell office:value-type="float" office:value="0.00508422" calcext:value-type="float">
            <text:p>0,00508422</text:p>
          </table:table-cell>
          <table:table-cell office:value-type="float" office:value="2.01091687" calcext:value-type="float">
            <text:p>2,0109168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8.42077" calcext:value-type="float">
            <text:p>1624627238,42077</text:p>
          </table:table-cell>
          <table:table-cell table:formula="of:=ROUND([.A132]-[$menor.$A$1];1)" office:value-type="float" office:value="19.5" calcext:value-type="float">
            <text:p>19,5</text:p>
          </table:table-cell>
          <table:table-cell office:value-type="float" office:value="1" calcext:value-type="float">
            <text:p>1</text:p>
          </table:table-cell>
          <table:table-cell office:value-type="float" office:value="0.85763758" calcext:value-type="float">
            <text:p>0,85763758</text:p>
          </table:table-cell>
          <table:table-cell office:value-type="float" office:value="0" calcext:value-type="float">
            <text:p>0</text:p>
          </table:table-cell>
          <table:table-cell office:value-type="float" office:value="0.00530593" calcext:value-type="float">
            <text:p>0,00530593</text:p>
          </table:table-cell>
          <table:table-cell office:value-type="float" office:value="2.00948982" calcext:value-type="float">
            <text:p>2,0094898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8.52073" calcext:value-type="float">
            <text:p>1624627238,52073</text:p>
          </table:table-cell>
          <table:table-cell table:formula="of:=ROUND([.A133]-[$menor.$A$1];1)" office:value-type="float" office:value="19.6" calcext:value-type="float">
            <text:p>19,6</text:p>
          </table:table-cell>
          <table:table-cell office:value-type="float" office:value="1" calcext:value-type="float">
            <text:p>1</text:p>
          </table:table-cell>
          <table:table-cell office:value-type="float" office:value="0.84885466" calcext:value-type="float">
            <text:p>0,84885466</text:p>
          </table:table-cell>
          <table:table-cell office:value-type="float" office:value="0" calcext:value-type="float">
            <text:p>0</text:p>
          </table:table-cell>
          <table:table-cell office:value-type="float" office:value="0.00535939" calcext:value-type="float">
            <text:p>0,00535939</text:p>
          </table:table-cell>
          <table:table-cell office:value-type="float" office:value="2.00901173" calcext:value-type="float">
            <text:p>2,0090117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8.6208" calcext:value-type="float">
            <text:p>1624627238,6208</text:p>
          </table:table-cell>
          <table:table-cell table:formula="of:=ROUND([.A134]-[$menor.$A$1];1)" office:value-type="float" office:value="19.7" calcext:value-type="float">
            <text:p>19,7</text:p>
          </table:table-cell>
          <table:table-cell office:value-type="float" office:value="1" calcext:value-type="float">
            <text:p>1</text:p>
          </table:table-cell>
          <table:table-cell office:value-type="float" office:value="0.84055299" calcext:value-type="float">
            <text:p>0,84055299</text:p>
          </table:table-cell>
          <table:table-cell office:value-type="float" office:value="0" calcext:value-type="float">
            <text:p>0</text:p>
          </table:table-cell>
          <table:table-cell office:value-type="float" office:value="0.00535677" calcext:value-type="float">
            <text:p>0,00535677</text:p>
          </table:table-cell>
          <table:table-cell office:value-type="float" office:value="2.00949661" calcext:value-type="float">
            <text:p>2,0094966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8.7208" calcext:value-type="float">
            <text:p>1624627238,7208</text:p>
          </table:table-cell>
          <table:table-cell table:formula="of:=ROUND([.A135]-[$menor.$A$1];1)" office:value-type="float" office:value="19.8" calcext:value-type="float">
            <text:p>19,8</text:p>
          </table:table-cell>
          <table:table-cell office:value-type="float" office:value="1" calcext:value-type="float">
            <text:p>1</text:p>
          </table:table-cell>
          <table:table-cell office:value-type="float" office:value="0.83177012" calcext:value-type="float">
            <text:p>0,83177012</text:p>
          </table:table-cell>
          <table:table-cell office:value-type="float" office:value="0" calcext:value-type="float">
            <text:p>0</text:p>
          </table:table-cell>
          <table:table-cell office:value-type="float" office:value="0.00541022" calcext:value-type="float">
            <text:p>0,00541022</text:p>
          </table:table-cell>
          <table:table-cell office:value-type="float" office:value="2.00998858" calcext:value-type="float">
            <text:p>2,0099885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8.82079" calcext:value-type="float">
            <text:p>1624627238,82079</text:p>
          </table:table-cell>
          <table:table-cell table:formula="of:=ROUND([.A136]-[$menor.$A$1];1)" office:value-type="float" office:value="19.9" calcext:value-type="float">
            <text:p>19,9</text:p>
          </table:table-cell>
          <table:table-cell office:value-type="float" office:value="1" calcext:value-type="float">
            <text:p>1</text:p>
          </table:table-cell>
          <table:table-cell office:value-type="float" office:value="0.82250601" calcext:value-type="float">
            <text:p>0,82250601</text:p>
          </table:table-cell>
          <table:table-cell office:value-type="float" office:value="0" calcext:value-type="float">
            <text:p>0</text:p>
          </table:table-cell>
          <table:table-cell office:value-type="float" office:value="0.00551975" calcext:value-type="float">
            <text:p>0,00551975</text:p>
          </table:table-cell>
          <table:table-cell office:value-type="float" office:value="2.00951758" calcext:value-type="float">
            <text:p>2,0095175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8.92079" calcext:value-type="float">
            <text:p>1624627238,92079</text:p>
          </table:table-cell>
          <table:table-cell table:formula="of:=ROUND([.A137]-[$menor.$A$1];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81372315" calcext:value-type="float">
            <text:p>0,81372315</text:p>
          </table:table-cell>
          <table:table-cell office:value-type="float" office:value="0" calcext:value-type="float">
            <text:p>0</text:p>
          </table:table-cell>
          <table:table-cell office:value-type="float" office:value="0.0055732" calcext:value-type="float">
            <text:p>0,0055732</text:p>
          </table:table-cell>
          <table:table-cell office:value-type="float" office:value="2.00903955" calcext:value-type="float">
            <text:p>2,0090395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9.02077" calcext:value-type="float">
            <text:p>1624627239,02077</text:p>
          </table:table-cell>
          <table:table-cell table:formula="of:=ROUND([.A138]-[$menor.$A$1];1)" office:value-type="float" office:value="20.1" calcext:value-type="float">
            <text:p>20,1</text:p>
          </table:table-cell>
          <table:table-cell office:value-type="float" office:value="1" calcext:value-type="float">
            <text:p>1</text:p>
          </table:table-cell>
          <table:table-cell office:value-type="float" office:value="0.80542159" calcext:value-type="float">
            <text:p>0,80542159</text:p>
          </table:table-cell>
          <table:table-cell office:value-type="float" office:value="0" calcext:value-type="float">
            <text:p>0</text:p>
          </table:table-cell>
          <table:table-cell office:value-type="float" office:value="0.00460057" calcext:value-type="float">
            <text:p>0,00460057</text:p>
          </table:table-cell>
          <table:table-cell office:value-type="float" office:value="2.00952455" calcext:value-type="float">
            <text:p>2,0095245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9.12081" calcext:value-type="float">
            <text:p>1624627239,12081</text:p>
          </table:table-cell>
          <table:table-cell table:formula="of:=ROUND([.A139]-[$menor.$A$1];1)" office:value-type="float" office:value="20.2" calcext:value-type="float">
            <text:p>20,2</text:p>
          </table:table-cell>
          <table:table-cell office:value-type="float" office:value="1" calcext:value-type="float">
            <text:p>1</text:p>
          </table:table-cell>
          <table:table-cell office:value-type="float" office:value="0.79651827" calcext:value-type="float">
            <text:p>0,79651827</text:p>
          </table:table-cell>
          <table:table-cell office:value-type="float" office:value="0" calcext:value-type="float">
            <text:p>0</text:p>
          </table:table-cell>
          <table:table-cell office:value-type="float" office:value="0.00418306" calcext:value-type="float">
            <text:p>0,00418306</text:p>
          </table:table-cell>
          <table:table-cell office:value-type="float" office:value="2.00892688" calcext:value-type="float">
            <text:p>2,0089268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9.22079" calcext:value-type="float">
            <text:p>1624627239,22079</text:p>
          </table:table-cell>
          <table:table-cell table:formula="of:=ROUND([.A140]-[$menor.$A$1];1)" office:value-type="float" office:value="20.3" calcext:value-type="float">
            <text:p>20,3</text:p>
          </table:table-cell>
          <table:table-cell office:value-type="float" office:value="1" calcext:value-type="float">
            <text:p>1</text:p>
          </table:table-cell>
          <table:table-cell office:value-type="float" office:value="0.78815675" calcext:value-type="float">
            <text:p>0,78815675</text:p>
          </table:table-cell>
          <table:table-cell office:value-type="float" office:value="0" calcext:value-type="float">
            <text:p>0</text:p>
          </table:table-cell>
          <table:table-cell office:value-type="float" office:value="0.00418741" calcext:value-type="float">
            <text:p>0,00418741</text:p>
          </table:table-cell>
          <table:table-cell office:value-type="float" office:value="2.00838233" calcext:value-type="float">
            <text:p>2,0083823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9.32079" calcext:value-type="float">
            <text:p>1624627239,32079</text:p>
          </table:table-cell>
          <table:table-cell table:formula="of:=ROUND([.A141]-[$menor.$A$1];1)" office:value-type="float" office:value="20.4" calcext:value-type="float">
            <text:p>20,4</text:p>
          </table:table-cell>
          <table:table-cell office:value-type="float" office:value="1" calcext:value-type="float">
            <text:p>1</text:p>
          </table:table-cell>
          <table:table-cell office:value-type="float" office:value="0.78033638" calcext:value-type="float">
            <text:p>0,78033638</text:p>
          </table:table-cell>
          <table:table-cell office:value-type="float" office:value="0" calcext:value-type="float">
            <text:p>0</text:p>
          </table:table-cell>
          <table:table-cell office:value-type="float" office:value="0.00412871" calcext:value-type="float">
            <text:p>0,00412871</text:p>
          </table:table-cell>
          <table:table-cell office:value-type="float" office:value="2.00886024" calcext:value-type="float">
            <text:p>2,0088602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9.42076" calcext:value-type="float">
            <text:p>1624627239,42076</text:p>
          </table:table-cell>
          <table:table-cell table:formula="of:=ROUND([.A142]-[$menor.$A$1];1)" office:value-type="float" office:value="20.5" calcext:value-type="float">
            <text:p>20,5</text:p>
          </table:table-cell>
          <table:table-cell office:value-type="float" office:value="1" calcext:value-type="float">
            <text:p>1</text:p>
          </table:table-cell>
          <table:table-cell office:value-type="float" office:value="0.7720347" calcext:value-type="float">
            <text:p>0,7720347</text:p>
          </table:table-cell>
          <table:table-cell office:value-type="float" office:value="0" calcext:value-type="float">
            <text:p>0</text:p>
          </table:table-cell>
          <table:table-cell office:value-type="float" office:value="0.00412609" calcext:value-type="float">
            <text:p>0,00412609</text:p>
          </table:table-cell>
          <table:table-cell office:value-type="float" office:value="2.00837512" calcext:value-type="float">
            <text:p>2,0083751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9.52078" calcext:value-type="float">
            <text:p>1624627239,52078</text:p>
          </table:table-cell>
          <table:table-cell table:formula="of:=ROUND([.A143]-[$menor.$A$1];1)" office:value-type="float" office:value="20.6" calcext:value-type="float">
            <text:p>20,6</text:p>
          </table:table-cell>
          <table:table-cell office:value-type="float" office:value="1" calcext:value-type="float">
            <text:p>1</text:p>
          </table:table-cell>
          <table:table-cell office:value-type="float" office:value="0.76421428" calcext:value-type="float">
            <text:p>0,76421428</text:p>
          </table:table-cell>
          <table:table-cell office:value-type="float" office:value="0" calcext:value-type="float">
            <text:p>0</text:p>
          </table:table-cell>
          <table:table-cell office:value-type="float" office:value="0.00406739" calcext:value-type="float">
            <text:p>0,00406739</text:p>
          </table:table-cell>
          <table:table-cell office:value-type="float" office:value="2.00982297" calcext:value-type="float">
            <text:p>2,0098229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9.62079" calcext:value-type="float">
            <text:p>1624627239,62079</text:p>
          </table:table-cell>
          <table:table-cell table:formula="of:=ROUND([.A144]-[$menor.$A$1];1)" office:value-type="float" office:value="20.7" calcext:value-type="float">
            <text:p>20,7</text:p>
          </table:table-cell>
          <table:table-cell office:value-type="float" office:value="1" calcext:value-type="float">
            <text:p>1</text:p>
          </table:table-cell>
          <table:table-cell office:value-type="float" office:value="0.75494999" calcext:value-type="float">
            <text:p>0,75494999</text:p>
          </table:table-cell>
          <table:table-cell office:value-type="float" office:value="0" calcext:value-type="float">
            <text:p>0</text:p>
          </table:table-cell>
          <table:table-cell office:value-type="float" office:value="0.00514694" calcext:value-type="float">
            <text:p>0,00514694</text:p>
          </table:table-cell>
          <table:table-cell office:value-type="float" office:value="2.00838179" calcext:value-type="float">
            <text:p>2,0083817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9.72079" calcext:value-type="float">
            <text:p>1624627239,72079</text:p>
          </table:table-cell>
          <table:table-cell table:formula="of:=ROUND([.A145]-[$menor.$A$1];1)" office:value-type="float" office:value="20.8" calcext:value-type="float">
            <text:p>20,8</text:p>
          </table:table-cell>
          <table:table-cell office:value-type="float" office:value="1" calcext:value-type="float">
            <text:p>1</text:p>
          </table:table-cell>
          <table:table-cell office:value-type="float" office:value="0.74724984" calcext:value-type="float">
            <text:p>0,74724984</text:p>
          </table:table-cell>
          <table:table-cell office:value-type="float" office:value="0" calcext:value-type="float">
            <text:p>0</text:p>
          </table:table-cell>
          <table:table-cell office:value-type="float" office:value="0.00507423" calcext:value-type="float">
            <text:p>0,00507423</text:p>
          </table:table-cell>
          <table:table-cell office:value-type="float" office:value="2.0080091" calcext:value-type="float">
            <text:p>2,008009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9.8208" calcext:value-type="float">
            <text:p>1624627239,8208</text:p>
          </table:table-cell>
          <table:table-cell table:formula="of:=ROUND([.A146]-[$menor.$A$1];1)" office:value-type="float" office:value="20.9" calcext:value-type="float">
            <text:p>20,9</text:p>
          </table:table-cell>
          <table:table-cell office:value-type="float" office:value="1" calcext:value-type="float">
            <text:p>1</text:p>
          </table:table-cell>
          <table:table-cell office:value-type="float" office:value="0.73991072" calcext:value-type="float">
            <text:p>0,73991072</text:p>
          </table:table-cell>
          <table:table-cell office:value-type="float" office:value="0" calcext:value-type="float">
            <text:p>0</text:p>
          </table:table-cell>
          <table:table-cell office:value-type="float" office:value="0.00495944" calcext:value-type="float">
            <text:p>0,00495944</text:p>
          </table:table-cell>
          <table:table-cell office:value-type="float" office:value="2.00847998" calcext:value-type="float">
            <text:p>2,0084799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39.9208" calcext:value-type="float">
            <text:p>1624627239,9208</text:p>
          </table:table-cell>
          <table:table-cell table:formula="of:=ROUND([.A147]-[$menor.$A$1];1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73209029" calcext:value-type="float">
            <text:p>0,73209029</text:p>
          </table:table-cell>
          <table:table-cell office:value-type="float" office:value="0" calcext:value-type="float">
            <text:p>0</text:p>
          </table:table-cell>
          <table:table-cell office:value-type="float" office:value="0.00490074" calcext:value-type="float">
            <text:p>0,00490074</text:p>
          </table:table-cell>
          <table:table-cell office:value-type="float" office:value="2.00895783" calcext:value-type="float">
            <text:p>2,0089578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0.02078" calcext:value-type="float">
            <text:p>1624627240,02078</text:p>
          </table:table-cell>
          <table:table-cell table:formula="of:=ROUND([.A148]-[$menor.$A$1];1)" office:value-type="float" office:value="21.1" calcext:value-type="float">
            <text:p>21,1</text:p>
          </table:table-cell>
          <table:table-cell office:value-type="float" office:value="1" calcext:value-type="float">
            <text:p>1</text:p>
          </table:table-cell>
          <table:table-cell office:value-type="float" office:value="0.72378868" calcext:value-type="float">
            <text:p>0,72378868</text:p>
          </table:table-cell>
          <table:table-cell office:value-type="float" office:value="0" calcext:value-type="float">
            <text:p>0</text:p>
          </table:table-cell>
          <table:table-cell office:value-type="float" office:value="0.00489812" calcext:value-type="float">
            <text:p>0,00489812</text:p>
          </table:table-cell>
          <table:table-cell office:value-type="float" office:value="2.00750277" calcext:value-type="float">
            <text:p>2,0075027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0.1208" calcext:value-type="float">
            <text:p>1624627240,1208</text:p>
          </table:table-cell>
          <table:table-cell table:formula="of:=ROUND([.A149]-[$menor.$A$1];1)" office:value-type="float" office:value="21.2" calcext:value-type="float">
            <text:p>21,2</text:p>
          </table:table-cell>
          <table:table-cell office:value-type="float" office:value="1" calcext:value-type="float">
            <text:p>1</text:p>
          </table:table-cell>
          <table:table-cell office:value-type="float" office:value="0.71693075" calcext:value-type="float">
            <text:p>0,71693075</text:p>
          </table:table-cell>
          <table:table-cell office:value-type="float" office:value="0" calcext:value-type="float">
            <text:p>0</text:p>
          </table:table-cell>
          <table:table-cell office:value-type="float" office:value="0.00472726" calcext:value-type="float">
            <text:p>0,00472726</text:p>
          </table:table-cell>
          <table:table-cell office:value-type="float" office:value="2.00893656" calcext:value-type="float">
            <text:p>2,0089365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0.22082" calcext:value-type="float">
            <text:p>1624627240,22082</text:p>
          </table:table-cell>
          <table:table-cell table:formula="of:=ROUND([.A150]-[$menor.$A$1];1)" office:value-type="float" office:value="21.3" calcext:value-type="float">
            <text:p>21,3</text:p>
          </table:table-cell>
          <table:table-cell office:value-type="float" office:value="1" calcext:value-type="float">
            <text:p>1</text:p>
          </table:table-cell>
          <table:table-cell office:value-type="float" office:value="0.70862913" calcext:value-type="float">
            <text:p>0,70862913</text:p>
          </table:table-cell>
          <table:table-cell office:value-type="float" office:value="0" calcext:value-type="float">
            <text:p>0</text:p>
          </table:table-cell>
          <table:table-cell office:value-type="float" office:value="0.00472463" calcext:value-type="float">
            <text:p>0,00472463</text:p>
          </table:table-cell>
          <table:table-cell office:value-type="float" office:value="2.0074815" calcext:value-type="float">
            <text:p>2,007481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0.3208" calcext:value-type="float">
            <text:p>1624627240,3208</text:p>
          </table:table-cell>
          <table:table-cell table:formula="of:=ROUND([.A151]-[$menor.$A$1];1)" office:value-type="float" office:value="21.4" calcext:value-type="float">
            <text:p>21,4</text:p>
          </table:table-cell>
          <table:table-cell office:value-type="float" office:value="1" calcext:value-type="float">
            <text:p>1</text:p>
          </table:table-cell>
          <table:table-cell office:value-type="float" office:value="0.7017712" calcext:value-type="float">
            <text:p>0,7017712</text:p>
          </table:table-cell>
          <table:table-cell office:value-type="float" office:value="0" calcext:value-type="float">
            <text:p>0</text:p>
          </table:table-cell>
          <table:table-cell office:value-type="float" office:value="0.00455378" calcext:value-type="float">
            <text:p>0,00455378</text:p>
          </table:table-cell>
          <table:table-cell office:value-type="float" office:value="2.00891529" calcext:value-type="float">
            <text:p>2,0089152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0.42083" calcext:value-type="float">
            <text:p>1624627240,42083</text:p>
          </table:table-cell>
          <table:table-cell table:formula="of:=ROUND([.A152]-[$menor.$A$1];1)" office:value-type="float" office:value="21.5" calcext:value-type="float">
            <text:p>21,5</text:p>
          </table:table-cell>
          <table:table-cell office:value-type="float" office:value="1" calcext:value-type="float">
            <text:p>1</text:p>
          </table:table-cell>
          <table:table-cell office:value-type="float" office:value="0.69346958" calcext:value-type="float">
            <text:p>0,69346958</text:p>
          </table:table-cell>
          <table:table-cell office:value-type="float" office:value="0" calcext:value-type="float">
            <text:p>0</text:p>
          </table:table-cell>
          <table:table-cell office:value-type="float" office:value="0.00455115" calcext:value-type="float">
            <text:p>0,00455115</text:p>
          </table:table-cell>
          <table:table-cell office:value-type="float" office:value="2.00746023" calcext:value-type="float">
            <text:p>2,0074602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0.5208" calcext:value-type="float">
            <text:p>1624627240,5208</text:p>
          </table:table-cell>
          <table:table-cell table:formula="of:=ROUND([.A153]-[$menor.$A$1];1)" office:value-type="float" office:value="21.6" calcext:value-type="float">
            <text:p>21,6</text:p>
          </table:table-cell>
          <table:table-cell office:value-type="float" office:value="1" calcext:value-type="float">
            <text:p>1</text:p>
          </table:table-cell>
          <table:table-cell office:value-type="float" office:value="0.68661165" calcext:value-type="float">
            <text:p>0,68661165</text:p>
          </table:table-cell>
          <table:table-cell office:value-type="float" office:value="0" calcext:value-type="float">
            <text:p>0</text:p>
          </table:table-cell>
          <table:table-cell office:value-type="float" office:value="0.00438029" calcext:value-type="float">
            <text:p>0,00438029</text:p>
          </table:table-cell>
          <table:table-cell office:value-type="float" office:value="2.00792402" calcext:value-type="float">
            <text:p>2,0079240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0.62081" calcext:value-type="float">
            <text:p>1624627240,62081</text:p>
          </table:table-cell>
          <table:table-cell table:formula="of:=ROUND([.A154]-[$menor.$A$1];1)" office:value-type="float" office:value="21.7" calcext:value-type="float">
            <text:p>21,7</text:p>
          </table:table-cell>
          <table:table-cell office:value-type="float" office:value="1" calcext:value-type="float">
            <text:p>1</text:p>
          </table:table-cell>
          <table:table-cell office:value-type="float" office:value="0.67927253" calcext:value-type="float">
            <text:p>0,67927253</text:p>
          </table:table-cell>
          <table:table-cell office:value-type="float" office:value="0" calcext:value-type="float">
            <text:p>0</text:p>
          </table:table-cell>
          <table:table-cell office:value-type="float" office:value="0.00426551" calcext:value-type="float">
            <text:p>0,00426551</text:p>
          </table:table-cell>
          <table:table-cell office:value-type="float" office:value="2.0074249" calcext:value-type="float">
            <text:p>2,007424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0.7208" calcext:value-type="float">
            <text:p>1624627240,7208</text:p>
          </table:table-cell>
          <table:table-cell table:formula="of:=ROUND([.A155]-[$menor.$A$1];1)" office:value-type="float" office:value="21.8" calcext:value-type="float">
            <text:p>21,8</text:p>
          </table:table-cell>
          <table:table-cell office:value-type="float" office:value="1" calcext:value-type="float">
            <text:p>1</text:p>
          </table:table-cell>
          <table:table-cell office:value-type="float" office:value="0.6724146" calcext:value-type="float">
            <text:p>0,6724146</text:p>
          </table:table-cell>
          <table:table-cell office:value-type="float" office:value="0" calcext:value-type="float">
            <text:p>0</text:p>
          </table:table-cell>
          <table:table-cell office:value-type="float" office:value="0.00409465" calcext:value-type="float">
            <text:p>0,00409465</text:p>
          </table:table-cell>
          <table:table-cell office:value-type="float" office:value="2.00740369" calcext:value-type="float">
            <text:p>2,0074036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0.8208" calcext:value-type="float">
            <text:p>1624627240,8208</text:p>
          </table:table-cell>
          <table:table-cell table:formula="of:=ROUND([.A156]-[$menor.$A$1];1)" office:value-type="float" office:value="21.9" calcext:value-type="float">
            <text:p>21,9</text:p>
          </table:table-cell>
          <table:table-cell office:value-type="float" office:value="1" calcext:value-type="float">
            <text:p>1</text:p>
          </table:table-cell>
          <table:table-cell office:value-type="float" office:value="0.66555673" calcext:value-type="float">
            <text:p>0,66555673</text:p>
          </table:table-cell>
          <table:table-cell office:value-type="float" office:value="0" calcext:value-type="float">
            <text:p>0</text:p>
          </table:table-cell>
          <table:table-cell office:value-type="float" office:value="0.00489379" calcext:value-type="float">
            <text:p>0,00489379</text:p>
          </table:table-cell>
          <table:table-cell office:value-type="float" office:value="2.00786754" calcext:value-type="float">
            <text:p>2,0078675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0.92081" calcext:value-type="float">
            <text:p>1624627240,92081</text:p>
          </table:table-cell>
          <table:table-cell table:formula="of:=ROUND([.A157]-[$menor.$A$1];1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65833843" calcext:value-type="float">
            <text:p>0,65833843</text:p>
          </table:table-cell>
          <table:table-cell office:value-type="float" office:value="1" calcext:value-type="float">
            <text:p>1</text:p>
          </table:table-cell>
          <table:table-cell office:value-type="float" office:value="-0.00663471" calcext:value-type="float">
            <text:p>-0,00663471</text:p>
          </table:table-cell>
          <table:table-cell office:value-type="float" office:value="2.00604996" calcext:value-type="float">
            <text:p>2,00604996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41.02081" calcext:value-type="float">
            <text:p>1624627241,02081</text:p>
          </table:table-cell>
          <table:table-cell table:formula="of:=ROUND([.A158]-[$menor.$A$1];1)" office:value-type="float" office:value="22.1" calcext:value-type="float">
            <text:p>22,1</text:p>
          </table:table-cell>
          <table:table-cell office:value-type="float" office:value="1" calcext:value-type="float">
            <text:p>1</text:p>
          </table:table-cell>
          <table:table-cell office:value-type="float" office:value="0.65148038" calcext:value-type="float">
            <text:p>0,65148038</text:p>
          </table:table-cell>
          <table:table-cell office:value-type="float" office:value="0" calcext:value-type="float">
            <text:p>0</text:p>
          </table:table-cell>
          <table:table-cell office:value-type="float" office:value="0.00410908" calcext:value-type="float">
            <text:p>0,00410908</text:p>
          </table:table-cell>
          <table:table-cell office:value-type="float" office:value="2.00795208" calcext:value-type="float">
            <text:p>2,0079520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1.12081" calcext:value-type="float">
            <text:p>1624627241,12081</text:p>
          </table:table-cell>
          <table:table-cell table:formula="of:=ROUND([.A159]-[$menor.$A$1];1)" office:value-type="float" office:value="22.2" calcext:value-type="float">
            <text:p>22,2</text:p>
          </table:table-cell>
          <table:table-cell office:value-type="float" office:value="1" calcext:value-type="float">
            <text:p>1</text:p>
          </table:table-cell>
          <table:table-cell office:value-type="float" office:value="0.64408076" calcext:value-type="float">
            <text:p>0,64408076</text:p>
          </table:table-cell>
          <table:table-cell office:value-type="float" office:value="0" calcext:value-type="float">
            <text:p>0</text:p>
          </table:table-cell>
          <table:table-cell office:value-type="float" office:value="0.00400135" calcext:value-type="float">
            <text:p>0,00400135</text:p>
          </table:table-cell>
          <table:table-cell office:value-type="float" office:value="2.00642287" calcext:value-type="float">
            <text:p>2,0064228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1.22075" calcext:value-type="float">
            <text:p>1624627241,22075</text:p>
          </table:table-cell>
          <table:table-cell table:formula="of:=ROUND([.A160]-[$menor.$A$1];1)" office:value-type="float" office:value="22.3" calcext:value-type="float">
            <text:p>22,3</text:p>
          </table:table-cell>
          <table:table-cell office:value-type="float" office:value="1" calcext:value-type="float">
            <text:p>1</text:p>
          </table:table-cell>
          <table:table-cell office:value-type="float" office:value="0.63818538" calcext:value-type="float">
            <text:p>0,63818538</text:p>
          </table:table-cell>
          <table:table-cell office:value-type="float" office:value="0" calcext:value-type="float">
            <text:p>0</text:p>
          </table:table-cell>
          <table:table-cell office:value-type="float" office:value="0.00371832" calcext:value-type="float">
            <text:p>0,00371832</text:p>
          </table:table-cell>
          <table:table-cell office:value-type="float" office:value="2.00735766" calcext:value-type="float">
            <text:p>2,0073576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1.3208" calcext:value-type="float">
            <text:p>1624627241,3208</text:p>
          </table:table-cell>
          <table:table-cell table:formula="of:=ROUND([.A161]-[$menor.$A$1];1)" office:value-type="float" office:value="22.4" calcext:value-type="float">
            <text:p>22,4</text:p>
          </table:table-cell>
          <table:table-cell office:value-type="float" office:value="1" calcext:value-type="float">
            <text:p>1</text:p>
          </table:table-cell>
          <table:table-cell office:value-type="float" office:value="0.63132751" calcext:value-type="float">
            <text:p>0,63132751</text:p>
          </table:table-cell>
          <table:table-cell office:value-type="float" office:value="0" calcext:value-type="float">
            <text:p>0</text:p>
          </table:table-cell>
          <table:table-cell office:value-type="float" office:value="0.00451746" calcext:value-type="float">
            <text:p>0,00451746</text:p>
          </table:table-cell>
          <table:table-cell office:value-type="float" office:value="2.00782151" calcext:value-type="float">
            <text:p>2,0078215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1.42077" calcext:value-type="float">
            <text:p>1624627241,42077</text:p>
          </table:table-cell>
          <table:table-cell table:formula="of:=ROUND([.A162]-[$menor.$A$1];1)" office:value-type="float" office:value="22.5" calcext:value-type="float">
            <text:p>22,5</text:p>
          </table:table-cell>
          <table:table-cell office:value-type="float" office:value="1" calcext:value-type="float">
            <text:p>1</text:p>
          </table:table-cell>
          <table:table-cell office:value-type="float" office:value="0.62410903" calcext:value-type="float">
            <text:p>0,62410903</text:p>
          </table:table-cell>
          <table:table-cell office:value-type="float" office:value="0" calcext:value-type="float">
            <text:p>0</text:p>
          </table:table-cell>
          <table:table-cell office:value-type="float" office:value="0.00438862" calcext:value-type="float">
            <text:p>0,00438862</text:p>
          </table:table-cell>
          <table:table-cell office:value-type="float" office:value="2.0064722" calcext:value-type="float">
            <text:p>2,006472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1.5208" calcext:value-type="float">
            <text:p>1624627241,5208</text:p>
          </table:table-cell>
          <table:table-cell table:formula="of:=ROUND([.A163]-[$menor.$A$1];1)" office:value-type="float" office:value="22.6" calcext:value-type="float">
            <text:p>22,6</text:p>
          </table:table-cell>
          <table:table-cell office:value-type="float" office:value="1" calcext:value-type="float">
            <text:p>1</text:p>
          </table:table-cell>
          <table:table-cell office:value-type="float" office:value="0.61821347" calcext:value-type="float">
            <text:p>0,61821347</text:p>
          </table:table-cell>
          <table:table-cell office:value-type="float" office:value="0" calcext:value-type="float">
            <text:p>0</text:p>
          </table:table-cell>
          <table:table-cell office:value-type="float" office:value="0.00410562" calcext:value-type="float">
            <text:p>0,00410562</text:p>
          </table:table-cell>
          <table:table-cell office:value-type="float" office:value="2.00789181" calcext:value-type="float">
            <text:p>2,0078918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1.62081" calcext:value-type="float">
            <text:p>1624627241,62081</text:p>
          </table:table-cell>
          <table:table-cell table:formula="of:=ROUND([.A164]-[$menor.$A$1];1)" office:value-type="float" office:value="22.7" calcext:value-type="float">
            <text:p>22,7</text:p>
          </table:table-cell>
          <table:table-cell office:value-type="float" office:value="1" calcext:value-type="float">
            <text:p>1</text:p>
          </table:table-cell>
          <table:table-cell office:value-type="float" office:value="0.6108743" calcext:value-type="float">
            <text:p>0,6108743</text:p>
          </table:table-cell>
          <table:table-cell office:value-type="float" office:value="0" calcext:value-type="float">
            <text:p>0</text:p>
          </table:table-cell>
          <table:table-cell office:value-type="float" office:value="0.00399084" calcext:value-type="float">
            <text:p>0,00399084</text:p>
          </table:table-cell>
          <table:table-cell office:value-type="float" office:value="2.00642263" calcext:value-type="float">
            <text:p>2,0064226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1.72082" calcext:value-type="float">
            <text:p>1624627241,72082</text:p>
          </table:table-cell>
          <table:table-cell table:formula="of:=ROUND([.A165]-[$menor.$A$1];1)" office:value-type="float" office:value="22.8" calcext:value-type="float">
            <text:p>22,8</text:p>
          </table:table-cell>
          <table:table-cell office:value-type="float" office:value="1" calcext:value-type="float">
            <text:p>1</text:p>
          </table:table-cell>
          <table:table-cell office:value-type="float" office:value="0.6049788" calcext:value-type="float">
            <text:p>0,6049788</text:p>
          </table:table-cell>
          <table:table-cell office:value-type="float" office:value="0" calcext:value-type="float">
            <text:p>0</text:p>
          </table:table-cell>
          <table:table-cell office:value-type="float" office:value="0.00370783" calcext:value-type="float">
            <text:p>0,00370783</text:p>
          </table:table-cell>
          <table:table-cell office:value-type="float" office:value="2.0063873" calcext:value-type="float">
            <text:p>2,006387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1.82076" calcext:value-type="float">
            <text:p>1624627241,82076</text:p>
          </table:table-cell>
          <table:table-cell table:formula="of:=ROUND([.A166]-[$menor.$A$1];1)" office:value-type="float" office:value="22.9" calcext:value-type="float">
            <text:p>22,9</text:p>
          </table:table-cell>
          <table:table-cell office:value-type="float" office:value="1" calcext:value-type="float">
            <text:p>1</text:p>
          </table:table-cell>
          <table:table-cell office:value-type="float" office:value="0.59908342" calcext:value-type="float">
            <text:p>0,59908342</text:p>
          </table:table-cell>
          <table:table-cell office:value-type="float" office:value="0" calcext:value-type="float">
            <text:p>0</text:p>
          </table:table-cell>
          <table:table-cell office:value-type="float" office:value="0.00439481" calcext:value-type="float">
            <text:p>0,00439481</text:p>
          </table:table-cell>
          <table:table-cell office:value-type="float" office:value="2.00780709" calcext:value-type="float">
            <text:p>2,0078070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1.92078" calcext:value-type="float">
            <text:p>1624627241,92078</text:p>
          </table:table-cell>
          <table:table-cell table:formula="of:=ROUND([.A167]-[$menor.$A$1];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59186512" calcext:value-type="float">
            <text:p>0,59186512</text:p>
          </table:table-cell>
          <table:table-cell office:value-type="float" office:value="1" calcext:value-type="float">
            <text:p>1</text:p>
          </table:table-cell>
          <table:table-cell office:value-type="float" office:value="-0.00598265" calcext:value-type="float">
            <text:p>-0,00598265</text:p>
          </table:table-cell>
          <table:table-cell office:value-type="float" office:value="2.00516476" calcext:value-type="float">
            <text:p>2,00516476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42.02078" calcext:value-type="float">
            <text:p>1624627242,02078</text:p>
          </table:table-cell>
          <table:table-cell table:formula="of:=ROUND([.A168]-[$menor.$A$1];1)" office:value-type="float" office:value="23.1" calcext:value-type="float">
            <text:p>23,1</text:p>
          </table:table-cell>
          <table:table-cell office:value-type="float" office:value="1" calcext:value-type="float">
            <text:p>1</text:p>
          </table:table-cell>
          <table:table-cell office:value-type="float" office:value="0.58596951" calcext:value-type="float">
            <text:p>0,58596951</text:p>
          </table:table-cell>
          <table:table-cell office:value-type="float" office:value="0" calcext:value-type="float">
            <text:p>0</text:p>
          </table:table-cell>
          <table:table-cell office:value-type="float" office:value="0.00398295" calcext:value-type="float">
            <text:p>0,00398295</text:p>
          </table:table-cell>
          <table:table-cell office:value-type="float" office:value="2.00690751" calcext:value-type="float">
            <text:p>2,0069075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2.12076" calcext:value-type="float">
            <text:p>1624627242,12076</text:p>
          </table:table-cell>
          <table:table-cell table:formula="of:=ROUND([.A169]-[$menor.$A$1];1)" office:value-type="float" office:value="23.2" calcext:value-type="float">
            <text:p>23,2</text:p>
          </table:table-cell>
          <table:table-cell office:value-type="float" office:value="1" calcext:value-type="float">
            <text:p>1</text:p>
          </table:table-cell>
          <table:table-cell office:value-type="float" office:value="0.5795927" calcext:value-type="float">
            <text:p>0,5795927</text:p>
          </table:table-cell>
          <table:table-cell office:value-type="float" office:value="0" calcext:value-type="float">
            <text:p>0</text:p>
          </table:table-cell>
          <table:table-cell office:value-type="float" office:value="0.00375603" calcext:value-type="float">
            <text:p>0,00375603</text:p>
          </table:table-cell>
          <table:table-cell office:value-type="float" office:value="2.00639415" calcext:value-type="float">
            <text:p>2,0063941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2.22081" calcext:value-type="float">
            <text:p>1624627242,22081</text:p>
          </table:table-cell>
          <table:table-cell table:formula="of:=ROUND([.A170]-[$menor.$A$1];1)" office:value-type="float" office:value="23.3" calcext:value-type="float">
            <text:p>23,3</text:p>
          </table:table-cell>
          <table:table-cell office:value-type="float" office:value="1" calcext:value-type="float">
            <text:p>1</text:p>
          </table:table-cell>
          <table:table-cell office:value-type="float" office:value="0.57369727" calcext:value-type="float">
            <text:p>0,57369727</text:p>
          </table:table-cell>
          <table:table-cell office:value-type="float" office:value="0" calcext:value-type="float">
            <text:p>0</text:p>
          </table:table-cell>
          <table:table-cell office:value-type="float" office:value="0.00444302" calcext:value-type="float">
            <text:p>0,00444302</text:p>
          </table:table-cell>
          <table:table-cell office:value-type="float" office:value="2.00635888" calcext:value-type="float">
            <text:p>2,0063588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2.32079" calcext:value-type="float">
            <text:p>1624627242,32079</text:p>
          </table:table-cell>
          <table:table-cell table:formula="of:=ROUND([.A171]-[$menor.$A$1];1)" office:value-type="float" office:value="23.4" calcext:value-type="float">
            <text:p>23,4</text:p>
          </table:table-cell>
          <table:table-cell office:value-type="float" office:value="1" calcext:value-type="float">
            <text:p>1</text:p>
          </table:table-cell>
          <table:table-cell office:value-type="float" office:value="0.56792283" calcext:value-type="float">
            <text:p>0,56792283</text:p>
          </table:table-cell>
          <table:table-cell office:value-type="float" office:value="1" calcext:value-type="float">
            <text:p>1</text:p>
          </table:table-cell>
          <table:table-cell office:value-type="float" office:value="-0.00568811" calcext:value-type="float">
            <text:p>-0,00568811</text:p>
          </table:table-cell>
          <table:table-cell office:value-type="float" office:value="2.00568789" calcext:value-type="float">
            <text:p>2,00568789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42.4208" calcext:value-type="float">
            <text:p>1624627242,4208</text:p>
          </table:table-cell>
          <table:table-cell table:formula="of:=ROUND([.A172]-[$menor.$A$1];1)" office:value-type="float" office:value="23.5" calcext:value-type="float">
            <text:p>23,5</text:p>
          </table:table-cell>
          <table:table-cell office:value-type="float" office:value="1" calcext:value-type="float">
            <text:p>1</text:p>
          </table:table-cell>
          <table:table-cell office:value-type="float" office:value="0.56154597" calcext:value-type="float">
            <text:p>0,56154597</text:p>
          </table:table-cell>
          <table:table-cell office:value-type="float" office:value="1" calcext:value-type="float">
            <text:p>1</text:p>
          </table:table-cell>
          <table:table-cell office:value-type="float" office:value="-0.00580461" calcext:value-type="float">
            <text:p>-0,00580461</text:p>
          </table:table-cell>
          <table:table-cell office:value-type="float" office:value="2.0051884" calcext:value-type="float">
            <text:p>2,0051884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42.52079" calcext:value-type="float">
            <text:p>1624627242,52079</text:p>
          </table:table-cell>
          <table:table-cell table:formula="of:=ROUND([.A173]-[$menor.$A$1];1)" office:value-type="float" office:value="23.6" calcext:value-type="float">
            <text:p>23,6</text:p>
          </table:table-cell>
          <table:table-cell office:value-type="float" office:value="1" calcext:value-type="float">
            <text:p>1</text:p>
          </table:table-cell>
          <table:table-cell office:value-type="float" office:value="0.55565035" calcext:value-type="float">
            <text:p>0,55565035</text:p>
          </table:table-cell>
          <table:table-cell office:value-type="float" office:value="0" calcext:value-type="float">
            <text:p>0</text:p>
          </table:table-cell>
          <table:table-cell office:value-type="float" office:value="0.00363599" calcext:value-type="float">
            <text:p>0,00363599</text:p>
          </table:table-cell>
          <table:table-cell office:value-type="float" office:value="2.00637991" calcext:value-type="float">
            <text:p>2,0063799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2.62081" calcext:value-type="float">
            <text:p>1624627242,62081</text:p>
          </table:table-cell>
          <table:table-cell table:formula="of:=ROUND([.A174]-[$menor.$A$1];1)" office:value-type="float" office:value="23.7" calcext:value-type="float">
            <text:p>23,7</text:p>
          </table:table-cell>
          <table:table-cell office:value-type="float" office:value="1" calcext:value-type="float">
            <text:p>1</text:p>
          </table:table-cell>
          <table:table-cell office:value-type="float" office:value="0.54975486" calcext:value-type="float">
            <text:p>0,54975486</text:p>
          </table:table-cell>
          <table:table-cell office:value-type="float" office:value="0" calcext:value-type="float">
            <text:p>0</text:p>
          </table:table-cell>
          <table:table-cell office:value-type="float" office:value="0.00432299" calcext:value-type="float">
            <text:p>0,00432299</text:p>
          </table:table-cell>
          <table:table-cell office:value-type="float" office:value="2.00585958" calcext:value-type="float">
            <text:p>2,0058595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2.7208" calcext:value-type="float">
            <text:p>1624627242,7208</text:p>
          </table:table-cell>
          <table:table-cell table:formula="of:=ROUND([.A175]-[$menor.$A$1];1)" office:value-type="float" office:value="23.8" calcext:value-type="float">
            <text:p>23,8</text:p>
          </table:table-cell>
          <table:table-cell office:value-type="float" office:value="1" calcext:value-type="float">
            <text:p>1</text:p>
          </table:table-cell>
          <table:table-cell office:value-type="float" office:value="0.54446167" calcext:value-type="float">
            <text:p>0,54446167</text:p>
          </table:table-cell>
          <table:table-cell office:value-type="float" office:value="1" calcext:value-type="float">
            <text:p>1</text:p>
          </table:table-cell>
          <table:table-cell office:value-type="float" office:value="-0.00545798" calcext:value-type="float">
            <text:p>-0,00545798</text:p>
          </table:table-cell>
          <table:table-cell office:value-type="float" office:value="2.00523282" calcext:value-type="float">
            <text:p>2,00523282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42.8208" calcext:value-type="float">
            <text:p>1624627242,8208</text:p>
          </table:table-cell>
          <table:table-cell table:formula="of:=ROUND([.A176]-[$menor.$A$1];1)" office:value-type="float" office:value="23.9" calcext:value-type="float">
            <text:p>23,9</text:p>
          </table:table-cell>
          <table:table-cell office:value-type="float" office:value="1" calcext:value-type="float">
            <text:p>1</text:p>
          </table:table-cell>
          <table:table-cell office:value-type="float" office:value="0.53856599" calcext:value-type="float">
            <text:p>0,53856599</text:p>
          </table:table-cell>
          <table:table-cell office:value-type="float" office:value="0" calcext:value-type="float">
            <text:p>0</text:p>
          </table:table-cell>
          <table:table-cell office:value-type="float" office:value="0.00368681" calcext:value-type="float">
            <text:p>0,00368681</text:p>
          </table:table-cell>
          <table:table-cell office:value-type="float" office:value="2.00687194" calcext:value-type="float">
            <text:p>2,0068719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2.92077" calcext:value-type="float">
            <text:p>1624627242,92077</text:p>
          </table:table-cell>
          <table:table-cell table:formula="of:=ROUND([.A177]-[$menor.$A$1];1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53218919" calcext:value-type="float">
            <text:p>0,53218919</text:p>
          </table:table-cell>
          <table:table-cell office:value-type="float" office:value="0" calcext:value-type="float">
            <text:p>0</text:p>
          </table:table-cell>
          <table:table-cell office:value-type="float" office:value="0.00345988" calcext:value-type="float">
            <text:p>0,00345988</text:p>
          </table:table-cell>
          <table:table-cell office:value-type="float" office:value="2.00538858" calcext:value-type="float">
            <text:p>2,0053885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3.02076" calcext:value-type="float">
            <text:p>1624627243,02076</text:p>
          </table:table-cell>
          <table:table-cell table:formula="of:=ROUND([.A178]-[$menor.$A$1];1)" office:value-type="float" office:value="24.1" calcext:value-type="float">
            <text:p>24,1</text:p>
          </table:table-cell>
          <table:table-cell office:value-type="float" office:value="1" calcext:value-type="float">
            <text:p>1</text:p>
          </table:table-cell>
          <table:table-cell office:value-type="float" office:value="0.52725613" calcext:value-type="float">
            <text:p>0,52725613</text:p>
          </table:table-cell>
          <table:table-cell office:value-type="float" office:value="0" calcext:value-type="float">
            <text:p>0</text:p>
          </table:table-cell>
          <table:table-cell office:value-type="float" office:value="0.00403472" calcext:value-type="float">
            <text:p>0,00403472</text:p>
          </table:table-cell>
          <table:table-cell office:value-type="float" office:value="2.00630913" calcext:value-type="float">
            <text:p>2,0063091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3.12081" calcext:value-type="float">
            <text:p>1624627243,12081</text:p>
          </table:table-cell>
          <table:table-cell table:formula="of:=ROUND([.A179]-[$menor.$A$1];1)" office:value-type="float" office:value="24.2" calcext:value-type="float">
            <text:p>24,2</text:p>
          </table:table-cell>
          <table:table-cell office:value-type="float" office:value="1" calcext:value-type="float">
            <text:p>1</text:p>
          </table:table-cell>
          <table:table-cell office:value-type="float" office:value="0.52148169" calcext:value-type="float">
            <text:p>0,52148169</text:p>
          </table:table-cell>
          <table:table-cell office:value-type="float" office:value="1" calcext:value-type="float">
            <text:p>1</text:p>
          </table:table-cell>
          <table:table-cell office:value-type="float" office:value="-0.00577724" calcext:value-type="float">
            <text:p>-0,00577724</text:p>
          </table:table-cell>
          <table:table-cell office:value-type="float" office:value="2.00476961" calcext:value-type="float">
            <text:p>2,00476961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43.2208" calcext:value-type="float">
            <text:p>1624627243,2208</text:p>
          </table:table-cell>
          <table:table-cell table:formula="of:=ROUND([.A180]-[$menor.$A$1];1)" office:value-type="float" office:value="24.3" calcext:value-type="float">
            <text:p>24,3</text:p>
          </table:table-cell>
          <table:table-cell office:value-type="float" office:value="1" calcext:value-type="float">
            <text:p>1</text:p>
          </table:table-cell>
          <table:table-cell office:value-type="float" office:value="0.51600683" calcext:value-type="float">
            <text:p>0,51600683</text:p>
          </table:table-cell>
          <table:table-cell office:value-type="float" office:value="0" calcext:value-type="float">
            <text:p>0</text:p>
          </table:table-cell>
          <table:table-cell office:value-type="float" office:value="0.00292059" calcext:value-type="float">
            <text:p>0,00292059</text:p>
          </table:table-cell>
          <table:table-cell office:value-type="float" office:value="2.00629146" calcext:value-type="float">
            <text:p>2,0062914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3.3208" calcext:value-type="float">
            <text:p>1624627243,3208</text:p>
          </table:table-cell>
          <table:table-cell table:formula="of:=ROUND([.A181]-[$menor.$A$1];1)" office:value-type="float" office:value="24.4" calcext:value-type="float">
            <text:p>24,4</text:p>
          </table:table-cell>
          <table:table-cell office:value-type="float" office:value="1" calcext:value-type="float">
            <text:p>1</text:p>
          </table:table-cell>
          <table:table-cell office:value-type="float" office:value="0.51011151" calcext:value-type="float">
            <text:p>0,51011151</text:p>
          </table:table-cell>
          <table:table-cell office:value-type="float" office:value="0" calcext:value-type="float">
            <text:p>0</text:p>
          </table:table-cell>
          <table:table-cell office:value-type="float" office:value="0.00360756" calcext:value-type="float">
            <text:p>0,00360756</text:p>
          </table:table-cell>
          <table:table-cell office:value-type="float" office:value="2.00528631" calcext:value-type="float">
            <text:p>2,0052863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3.4208" calcext:value-type="float">
            <text:p>1624627243,4208</text:p>
          </table:table-cell>
          <table:table-cell table:formula="of:=ROUND([.A182]-[$menor.$A$1];1)" office:value-type="float" office:value="24.5" calcext:value-type="float">
            <text:p>24,5</text:p>
          </table:table-cell>
          <table:table-cell office:value-type="float" office:value="1" calcext:value-type="float">
            <text:p>1</text:p>
          </table:table-cell>
          <table:table-cell office:value-type="float" office:value="0.50529903" calcext:value-type="float">
            <text:p>0,50529903</text:p>
          </table:table-cell>
          <table:table-cell office:value-type="float" office:value="0" calcext:value-type="float">
            <text:p>0</text:p>
          </table:table-cell>
          <table:table-cell office:value-type="float" office:value="0.00319835" calcext:value-type="float">
            <text:p>0,00319835</text:p>
          </table:table-cell>
          <table:table-cell office:value-type="float" office:value="2.00584162" calcext:value-type="float">
            <text:p>2,0058416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3.52078" calcext:value-type="float">
            <text:p>1624627243,52078</text:p>
          </table:table-cell>
          <table:table-cell table:formula="of:=ROUND([.A183]-[$menor.$A$1];1)" office:value-type="float" office:value="24.6" calcext:value-type="float">
            <text:p>24,6</text:p>
          </table:table-cell>
          <table:table-cell office:value-type="float" office:value="1" calcext:value-type="float">
            <text:p>1</text:p>
          </table:table-cell>
          <table:table-cell office:value-type="float" office:value="0.49988478" calcext:value-type="float">
            <text:p>0,49988478</text:p>
          </table:table-cell>
          <table:table-cell office:value-type="float" office:value="0" calcext:value-type="float">
            <text:p>0</text:p>
          </table:table-cell>
          <table:table-cell office:value-type="float" office:value="0.00285926" calcext:value-type="float">
            <text:p>0,00285926</text:p>
          </table:table-cell>
          <table:table-cell office:value-type="float" office:value="2.00531425" calcext:value-type="float">
            <text:p>2,0053142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3.6208" calcext:value-type="float">
            <text:p>1624627243,6208</text:p>
          </table:table-cell>
          <table:table-cell table:formula="of:=ROUND([.A184]-[$menor.$A$1];1)" office:value-type="float" office:value="24.7" calcext:value-type="float">
            <text:p>24,7</text:p>
          </table:table-cell>
          <table:table-cell office:value-type="float" office:value="1" calcext:value-type="float">
            <text:p>1</text:p>
          </table:table-cell>
          <table:table-cell office:value-type="float" office:value="0.49495199" calcext:value-type="float">
            <text:p>0,49495199</text:p>
          </table:table-cell>
          <table:table-cell office:value-type="float" office:value="0" calcext:value-type="float">
            <text:p>0</text:p>
          </table:table-cell>
          <table:table-cell office:value-type="float" office:value="-0.00558111" calcext:value-type="float">
            <text:p>-0,00558111</text:p>
          </table:table-cell>
          <table:table-cell office:value-type="float" office:value="2.00509335" calcext:value-type="float">
            <text:p>2,00509335</text:p>
          </table:table-cell>
          <table:table-cell office:value-type="float" office:value="97.74373506" calcext:value-type="float">
            <text:p>97,74373506</text:p>
          </table:table-cell>
        </table:table-row>
        <table:table-row table:style-name="ro1">
          <table:table-cell office:value-type="float" office:value="1624627243.7208" calcext:value-type="float">
            <text:p>1624627243,7208</text:p>
          </table:table-cell>
          <table:table-cell table:formula="of:=ROUND([.A185]-[$menor.$A$1];1)" office:value-type="float" office:value="24.8" calcext:value-type="float">
            <text:p>24,8</text:p>
          </table:table-cell>
          <table:table-cell office:value-type="float" office:value="1" calcext:value-type="float">
            <text:p>1</text:p>
          </table:table-cell>
          <table:table-cell office:value-type="float" office:value="0.48917708" calcext:value-type="float">
            <text:p>0,48917708</text:p>
          </table:table-cell>
          <table:table-cell office:value-type="float" office:value="-1" calcext:value-type="float">
            <text:p>-1</text:p>
          </table:table-cell>
          <table:table-cell office:value-type="float" office:value="0.00269652" calcext:value-type="float">
            <text:p>0,00269652</text:p>
          </table:table-cell>
          <table:table-cell office:value-type="float" office:value="2.00578261" calcext:value-type="float">
            <text:p>2,00578261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43.82081" calcext:value-type="float">
            <text:p>1624627243,82081</text:p>
          </table:table-cell>
          <table:table-cell table:formula="of:=ROUND([.A186]-[$menor.$A$1];1)" office:value-type="float" office:value="24.9" calcext:value-type="float">
            <text:p>24,9</text:p>
          </table:table-cell>
          <table:table-cell office:value-type="float" office:value="1" calcext:value-type="float">
            <text:p>1</text:p>
          </table:table-cell>
          <table:table-cell office:value-type="float" office:value="0.48376277" calcext:value-type="float">
            <text:p>0,48376277</text:p>
          </table:table-cell>
          <table:table-cell office:value-type="float" office:value="-1" calcext:value-type="float">
            <text:p>-1</text:p>
          </table:table-cell>
          <table:table-cell office:value-type="float" office:value="0.00236231" calcext:value-type="float">
            <text:p>0,00236231</text:p>
          </table:table-cell>
          <table:table-cell office:value-type="float" office:value="2.00525576" calcext:value-type="float">
            <text:p>2,00525576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43.9208" calcext:value-type="float">
            <text:p>1624627243,9208</text:p>
          </table:table-cell>
          <table:table-cell table:formula="of:=ROUND([.A187]-[$menor.$A$1];1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47882995" calcext:value-type="float">
            <text:p>0,47882995</text:p>
          </table:table-cell>
          <table:table-cell office:value-type="float" office:value="-1" calcext:value-type="float">
            <text:p>-1</text:p>
          </table:table-cell>
          <table:table-cell office:value-type="float" office:value="0.00294157" calcext:value-type="float">
            <text:p>0,00294157</text:p>
          </table:table-cell>
          <table:table-cell office:value-type="float" office:value="2.00520707" calcext:value-type="float">
            <text:p>2,00520707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44.0208" calcext:value-type="float">
            <text:p>1624627244,0208</text:p>
          </table:table-cell>
          <table:table-cell table:formula="of:=ROUND([.A188]-[$menor.$A$1];1)" office:value-type="float" office:value="25.1" calcext:value-type="float">
            <text:p>25,1</text:p>
          </table:table-cell>
          <table:table-cell office:value-type="float" office:value="1" calcext:value-type="float">
            <text:p>1</text:p>
          </table:table-cell>
          <table:table-cell office:value-type="float" office:value="0.4740175" calcext:value-type="float">
            <text:p>0,4740175</text:p>
          </table:table-cell>
          <table:table-cell office:value-type="float" office:value="-1" calcext:value-type="float">
            <text:p>-1</text:p>
          </table:table-cell>
          <table:table-cell office:value-type="float" office:value="0.00253669" calcext:value-type="float">
            <text:p>0,00253669</text:p>
          </table:table-cell>
          <table:table-cell office:value-type="float" office:value="2.00527792" calcext:value-type="float">
            <text:p>2,00527792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44.12081" calcext:value-type="float">
            <text:p>1624627244,12081</text:p>
          </table:table-cell>
          <table:table-cell table:formula="of:=ROUND([.A189]-[$menor.$A$1];1)" office:value-type="float" office:value="25.2" calcext:value-type="float">
            <text:p>25,2</text:p>
          </table:table-cell>
          <table:table-cell office:value-type="float" office:value="1" calcext:value-type="float">
            <text:p>1</text:p>
          </table:table-cell>
          <table:table-cell office:value-type="float" office:value="0.46908447" calcext:value-type="float">
            <text:p>0,46908447</text:p>
          </table:table-cell>
          <table:table-cell office:value-type="float" office:value="-1" calcext:value-type="float">
            <text:p>-1</text:p>
          </table:table-cell>
          <table:table-cell office:value-type="float" office:value="0.00214597" calcext:value-type="float">
            <text:p>0,00214597</text:p>
          </table:table-cell>
          <table:table-cell office:value-type="float" office:value="2.00571402" calcext:value-type="float">
            <text:p>2,00571402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44.22077" calcext:value-type="float">
            <text:p>1624627244,22077</text:p>
          </table:table-cell>
          <table:table-cell table:formula="of:=ROUND([.A190]-[$menor.$A$1];1)" office:value-type="float" office:value="25.3" calcext:value-type="float">
            <text:p>25,3</text:p>
          </table:table-cell>
          <table:table-cell office:value-type="float" office:value="1" calcext:value-type="float">
            <text:p>1</text:p>
          </table:table-cell>
          <table:table-cell office:value-type="float" office:value="0.46367046" calcext:value-type="float">
            <text:p>0,46367046</text:p>
          </table:table-cell>
          <table:table-cell office:value-type="float" office:value="-1" calcext:value-type="float">
            <text:p>-1</text:p>
          </table:table-cell>
          <table:table-cell office:value-type="float" office:value="0.01124452" calcext:value-type="float">
            <text:p>0,01124452</text:p>
          </table:table-cell>
          <table:table-cell office:value-type="float" office:value="2.00610947" calcext:value-type="float">
            <text:p>2,00610947</text:p>
          </table:table-cell>
          <table:table-cell office:value-type="float" office:value="95.69178455" calcext:value-type="float">
            <text:p>95,69178455</text:p>
          </table:table-cell>
        </table:table-row>
        <table:table-row table:style-name="ro1">
          <table:table-cell office:value-type="float" office:value="1624627244.32076" calcext:value-type="float">
            <text:p>1624627244,32076</text:p>
          </table:table-cell>
          <table:table-cell table:formula="of:=ROUND([.A191]-[$menor.$A$1];1)" office:value-type="float" office:value="25.4" calcext:value-type="float">
            <text:p>25,4</text:p>
          </table:table-cell>
          <table:table-cell office:value-type="float" office:value="1" calcext:value-type="float">
            <text:p>1</text:p>
          </table:table-cell>
          <table:table-cell office:value-type="float" office:value="0.45885792" calcext:value-type="float">
            <text:p>0,45885792</text:p>
          </table:table-cell>
          <table:table-cell office:value-type="float" office:value="0" calcext:value-type="float">
            <text:p>0</text:p>
          </table:table-cell>
          <table:table-cell office:value-type="float" office:value="0.00279005" calcext:value-type="float">
            <text:p>0,00279005</text:p>
          </table:table-cell>
          <table:table-cell office:value-type="float" office:value="2.00433689" calcext:value-type="float">
            <text:p>2,0043368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4.42083" calcext:value-type="float">
            <text:p>1624627244,42083</text:p>
          </table:table-cell>
          <table:table-cell table:formula="of:=ROUND([.A192]-[$menor.$A$1];1)" office:value-type="float" office:value="25.5" calcext:value-type="float">
            <text:p>25,5</text:p>
          </table:table-cell>
          <table:table-cell office:value-type="float" office:value="1" calcext:value-type="float">
            <text:p>1</text:p>
          </table:table-cell>
          <table:table-cell office:value-type="float" office:value="0.45488751" calcext:value-type="float">
            <text:p>0,45488751</text:p>
          </table:table-cell>
          <table:table-cell office:value-type="float" office:value="0" calcext:value-type="float">
            <text:p>0</text:p>
          </table:table-cell>
          <table:table-cell office:value-type="float" office:value="0.00228272" calcext:value-type="float">
            <text:p>0,00228272</text:p>
          </table:table-cell>
          <table:table-cell office:value-type="float" office:value="2.00572853" calcext:value-type="float">
            <text:p>2,0057285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4.5208" calcext:value-type="float">
            <text:p>1624627244,5208</text:p>
          </table:table-cell>
          <table:table-cell table:formula="of:=ROUND([.A193]-[$menor.$A$1];1)" office:value-type="float" office:value="25.6" calcext:value-type="float">
            <text:p>25,6</text:p>
          </table:table-cell>
          <table:table-cell office:value-type="float" office:value="1" calcext:value-type="float">
            <text:p>1</text:p>
          </table:table-cell>
          <table:table-cell office:value-type="float" office:value="0.44947359" calcext:value-type="float">
            <text:p>0,44947359</text:p>
          </table:table-cell>
          <table:table-cell office:value-type="float" office:value="0" calcext:value-type="float">
            <text:p>0</text:p>
          </table:table-cell>
          <table:table-cell office:value-type="float" office:value="0.00291359" calcext:value-type="float">
            <text:p>0,00291359</text:p>
          </table:table-cell>
          <table:table-cell office:value-type="float" office:value="2.00520149" calcext:value-type="float">
            <text:p>2,0052014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4.62079" calcext:value-type="float">
            <text:p>1624627244,62079</text:p>
          </table:table-cell>
          <table:table-cell table:formula="of:=ROUND([.A194]-[$menor.$A$1];1)" office:value-type="float" office:value="25.7" calcext:value-type="float">
            <text:p>25,7</text:p>
          </table:table-cell>
          <table:table-cell office:value-type="float" office:value="1" calcext:value-type="float">
            <text:p>1</text:p>
          </table:table-cell>
          <table:table-cell office:value-type="float" office:value="0.44466081" calcext:value-type="float">
            <text:p>0,44466081</text:p>
          </table:table-cell>
          <table:table-cell office:value-type="float" office:value="0" calcext:value-type="float">
            <text:p>0</text:p>
          </table:table-cell>
          <table:table-cell office:value-type="float" office:value="0.00250442" calcext:value-type="float">
            <text:p>0,00250442</text:p>
          </table:table-cell>
          <table:table-cell office:value-type="float" office:value="2.0043015" calcext:value-type="float">
            <text:p>2,004301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4.72076" calcext:value-type="float">
            <text:p>1624627244,72076</text:p>
          </table:table-cell>
          <table:table-cell table:formula="of:=ROUND([.A195]-[$menor.$A$1];1)" office:value-type="float" office:value="25.8" calcext:value-type="float">
            <text:p>25,8</text:p>
          </table:table-cell>
          <table:table-cell office:value-type="float" office:value="1" calcext:value-type="float">
            <text:p>1</text:p>
          </table:table-cell>
          <table:table-cell office:value-type="float" office:value="0.44069058" calcext:value-type="float">
            <text:p>0,44069058</text:p>
          </table:table-cell>
          <table:table-cell office:value-type="float" office:value="0" calcext:value-type="float">
            <text:p>0</text:p>
          </table:table-cell>
          <table:table-cell office:value-type="float" office:value="0.00296706" calcext:value-type="float">
            <text:p>0,00296706</text:p>
          </table:table-cell>
          <table:table-cell office:value-type="float" office:value="2.00520831" calcext:value-type="float">
            <text:p>2,0052083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4.82081" calcext:value-type="float">
            <text:p>1624627244,82081</text:p>
          </table:table-cell>
          <table:table-cell table:formula="of:=ROUND([.A196]-[$menor.$A$1];1)" office:value-type="float" office:value="25.9" calcext:value-type="float">
            <text:p>25,9</text:p>
          </table:table-cell>
          <table:table-cell office:value-type="float" office:value="1" calcext:value-type="float">
            <text:p>1</text:p>
          </table:table-cell>
          <table:table-cell office:value-type="float" office:value="0.43587798" calcext:value-type="float">
            <text:p>0,43587798</text:p>
          </table:table-cell>
          <table:table-cell office:value-type="float" office:value="0" calcext:value-type="float">
            <text:p>0</text:p>
          </table:table-cell>
          <table:table-cell office:value-type="float" office:value="0.00255787" calcext:value-type="float">
            <text:p>0,00255787</text:p>
          </table:table-cell>
          <table:table-cell office:value-type="float" office:value="2.0057635" calcext:value-type="float">
            <text:p>2,005763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4.92081" calcext:value-type="float">
            <text:p>1624627244,92081</text:p>
          </table:table-cell>
          <table:table-cell table:formula="of:=ROUND([.A197]-[$menor.$A$1];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43046379" calcext:value-type="float">
            <text:p>0,43046379</text:p>
          </table:table-cell>
          <table:table-cell office:value-type="float" office:value="0" calcext:value-type="float">
            <text:p>0</text:p>
          </table:table-cell>
          <table:table-cell office:value-type="float" office:value="0.00221877" calcext:value-type="float">
            <text:p>0,00221877</text:p>
          </table:table-cell>
          <table:table-cell office:value-type="float" office:value="2.0042662" calcext:value-type="float">
            <text:p>2,004266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5.0208" calcext:value-type="float">
            <text:p>1624627245,0208</text:p>
          </table:table-cell>
          <table:table-cell table:formula="of:=ROUND([.A198]-[$menor.$A$1];1)" office:value-type="float" office:value="26.1" calcext:value-type="float">
            <text:p>26,1</text:p>
          </table:table-cell>
          <table:table-cell office:value-type="float" office:value="1" calcext:value-type="float">
            <text:p>1</text:p>
          </table:table-cell>
          <table:table-cell office:value-type="float" office:value="0.42649376" calcext:value-type="float">
            <text:p>0,42649376</text:p>
          </table:table-cell>
          <table:table-cell office:value-type="float" office:value="0" calcext:value-type="float">
            <text:p>0</text:p>
          </table:table-cell>
          <table:table-cell office:value-type="float" office:value="0.00268139" calcext:value-type="float">
            <text:p>0,00268139</text:p>
          </table:table-cell>
          <table:table-cell office:value-type="float" office:value="2.00517322" calcext:value-type="float">
            <text:p>2,0051732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5.12081" calcext:value-type="float">
            <text:p>1624627245,12081</text:p>
          </table:table-cell>
          <table:table-cell table:formula="of:=ROUND([.A199]-[$menor.$A$1];1)" office:value-type="float" office:value="26.2" calcext:value-type="float">
            <text:p>26,2</text:p>
          </table:table-cell>
          <table:table-cell office:value-type="float" office:value="1" calcext:value-type="float">
            <text:p>1</text:p>
          </table:table-cell>
          <table:table-cell office:value-type="float" office:value="0.4216809" calcext:value-type="float">
            <text:p>0,4216809</text:p>
          </table:table-cell>
          <table:table-cell office:value-type="float" office:value="0" calcext:value-type="float">
            <text:p>0</text:p>
          </table:table-cell>
          <table:table-cell office:value-type="float" office:value="0.00227223" calcext:value-type="float">
            <text:p>0,00227223</text:p>
          </table:table-cell>
          <table:table-cell office:value-type="float" office:value="2.00475814" calcext:value-type="float">
            <text:p>2,0047581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5.2208" calcext:value-type="float">
            <text:p>1624627245,2208</text:p>
          </table:table-cell>
          <table:table-cell table:formula="of:=ROUND([.A200]-[$menor.$A$1];1)" office:value-type="float" office:value="26.3" calcext:value-type="float">
            <text:p>26,3</text:p>
          </table:table-cell>
          <table:table-cell office:value-type="float" office:value="1" calcext:value-type="float">
            <text:p>1</text:p>
          </table:table-cell>
          <table:table-cell office:value-type="float" office:value="0.41722941" calcext:value-type="float">
            <text:p>0,41722941</text:p>
          </table:table-cell>
          <table:table-cell office:value-type="float" office:value="0" calcext:value-type="float">
            <text:p>0</text:p>
          </table:table-cell>
          <table:table-cell office:value-type="float" office:value="0.00279095" calcext:value-type="float">
            <text:p>0,00279095</text:p>
          </table:table-cell>
          <table:table-cell office:value-type="float" office:value="2.00421698" calcext:value-type="float">
            <text:p>2,0042169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5.32079" calcext:value-type="float">
            <text:p>1624627245,32079</text:p>
          </table:table-cell>
          <table:table-cell table:formula="of:=ROUND([.A201]-[$menor.$A$1];1)" office:value-type="float" office:value="26.4" calcext:value-type="float">
            <text:p>26,4</text:p>
          </table:table-cell>
          <table:table-cell office:value-type="float" office:value="1" calcext:value-type="float">
            <text:p>1</text:p>
          </table:table-cell>
          <table:table-cell office:value-type="float" office:value="0.41337925" calcext:value-type="float">
            <text:p>0,41337925</text:p>
          </table:table-cell>
          <table:table-cell office:value-type="float" office:value="0" calcext:value-type="float">
            <text:p>0</text:p>
          </table:table-cell>
          <table:table-cell office:value-type="float" office:value="0.00226961" calcext:value-type="float">
            <text:p>0,00226961</text:p>
          </table:table-cell>
          <table:table-cell office:value-type="float" office:value="2.00524305" calcext:value-type="float">
            <text:p>2,0052430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5.42076" calcext:value-type="float">
            <text:p>1624627245,42076</text:p>
          </table:table-cell>
          <table:table-cell table:formula="of:=ROUND([.A202]-[$menor.$A$1];1)" office:value-type="float" office:value="26.5" calcext:value-type="float">
            <text:p>26,5</text:p>
          </table:table-cell>
          <table:table-cell office:value-type="float" office:value="1" calcext:value-type="float">
            <text:p>1</text:p>
          </table:table-cell>
          <table:table-cell office:value-type="float" office:value="0.40844643" calcext:value-type="float">
            <text:p>0,40844643</text:p>
          </table:table-cell>
          <table:table-cell office:value-type="float" office:value="0" calcext:value-type="float">
            <text:p>0</text:p>
          </table:table-cell>
          <table:table-cell office:value-type="float" office:value="0.00284442" calcext:value-type="float">
            <text:p>0,00284442</text:p>
          </table:table-cell>
          <table:table-cell office:value-type="float" office:value="2.00422384" calcext:value-type="float">
            <text:p>2,0042238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5.5208" calcext:value-type="float">
            <text:p>1624627245,5208</text:p>
          </table:table-cell>
          <table:table-cell table:formula="of:=ROUND([.A203]-[$menor.$A$1];1)" office:value-type="float" office:value="26.6" calcext:value-type="float">
            <text:p>26,6</text:p>
          </table:table-cell>
          <table:table-cell office:value-type="float" office:value="1" calcext:value-type="float">
            <text:p>1</text:p>
          </table:table-cell>
          <table:table-cell office:value-type="float" office:value="0.40459642" calcext:value-type="float">
            <text:p>0,40459642</text:p>
          </table:table-cell>
          <table:table-cell office:value-type="float" office:value="0" calcext:value-type="float">
            <text:p>0</text:p>
          </table:table-cell>
          <table:table-cell office:value-type="float" office:value="0.00232306" calcext:value-type="float">
            <text:p>0,00232306</text:p>
          </table:table-cell>
          <table:table-cell office:value-type="float" office:value="2.00476505" calcext:value-type="float">
            <text:p>2,0047650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5.62081" calcext:value-type="float">
            <text:p>1624627245,62081</text:p>
          </table:table-cell>
          <table:table-cell table:formula="of:=ROUND([.A204]-[$menor.$A$1];1)" office:value-type="float" office:value="26.7" calcext:value-type="float">
            <text:p>26,7</text:p>
          </table:table-cell>
          <table:table-cell office:value-type="float" office:value="1" calcext:value-type="float">
            <text:p>1</text:p>
          </table:table-cell>
          <table:table-cell office:value-type="float" office:value="0.40014476" calcext:value-type="float">
            <text:p>0,40014476</text:p>
          </table:table-cell>
          <table:table-cell office:value-type="float" office:value="0" calcext:value-type="float">
            <text:p>0</text:p>
          </table:table-cell>
          <table:table-cell office:value-type="float" office:value="0.0028418" calcext:value-type="float">
            <text:p>0,0028418</text:p>
          </table:table-cell>
          <table:table-cell office:value-type="float" office:value="2.00422372" calcext:value-type="float">
            <text:p>2,0042237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5.72081" calcext:value-type="float">
            <text:p>1624627245,72081</text:p>
          </table:table-cell>
          <table:table-cell table:formula="of:=ROUND([.A205]-[$menor.$A$1];1)" office:value-type="float" office:value="26.8" calcext:value-type="float">
            <text:p>26,8</text:p>
          </table:table-cell>
          <table:table-cell office:value-type="float" office:value="1" calcext:value-type="float">
            <text:p>1</text:p>
          </table:table-cell>
          <table:table-cell office:value-type="float" office:value="0.39629483" calcext:value-type="float">
            <text:p>0,39629483</text:p>
          </table:table-cell>
          <table:table-cell office:value-type="float" office:value="0" calcext:value-type="float">
            <text:p>0</text:p>
          </table:table-cell>
          <table:table-cell office:value-type="float" office:value="0.00183543" calcext:value-type="float">
            <text:p>0,00183543</text:p>
          </table:table-cell>
          <table:table-cell office:value-type="float" office:value="2.00428002" calcext:value-type="float">
            <text:p>2,0042800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5.82081" calcext:value-type="float">
            <text:p>1624627245,82081</text:p>
          </table:table-cell>
          <table:table-cell table:formula="of:=ROUND([.A206]-[$menor.$A$1];1)" office:value-type="float" office:value="26.9" calcext:value-type="float">
            <text:p>26,9</text:p>
          </table:table-cell>
          <table:table-cell office:value-type="float" office:value="1" calcext:value-type="float">
            <text:p>1</text:p>
          </table:table-cell>
          <table:table-cell office:value-type="float" office:value="0.39226472" calcext:value-type="float">
            <text:p>0,39226472</text:p>
          </table:table-cell>
          <table:table-cell office:value-type="float" office:value="0" calcext:value-type="float">
            <text:p>0</text:p>
          </table:table-cell>
          <table:table-cell office:value-type="float" office:value="0.00230505" calcext:value-type="float">
            <text:p>0,00230505</text:p>
          </table:table-cell>
          <table:table-cell office:value-type="float" office:value="2.00512737" calcext:value-type="float">
            <text:p>2,0051273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5.9208" calcext:value-type="float">
            <text:p>1624627245,9208</text:p>
          </table:table-cell>
          <table:table-cell table:formula="of:=ROUND([.A207]-[$menor.$A$1];1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38745165" calcext:value-type="float">
            <text:p>0,38745165</text:p>
          </table:table-cell>
          <table:table-cell office:value-type="float" office:value="0" calcext:value-type="float">
            <text:p>0</text:p>
          </table:table-cell>
          <table:table-cell office:value-type="float" office:value="0.00189591" calcext:value-type="float">
            <text:p>0,00189591</text:p>
          </table:table-cell>
          <table:table-cell office:value-type="float" office:value="2.00471208" calcext:value-type="float">
            <text:p>2,0047120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6.02079" calcext:value-type="float">
            <text:p>1624627246,02079</text:p>
          </table:table-cell>
          <table:table-cell table:formula="of:=ROUND([.A208]-[$menor.$A$1];1)" office:value-type="float" office:value="27.1" calcext:value-type="float">
            <text:p>27,1</text:p>
          </table:table-cell>
          <table:table-cell office:value-type="float" office:value="1" calcext:value-type="float">
            <text:p>1</text:p>
          </table:table-cell>
          <table:table-cell office:value-type="float" office:value="0.38300031" calcext:value-type="float">
            <text:p>0,38300031</text:p>
          </table:table-cell>
          <table:table-cell office:value-type="float" office:value="0" calcext:value-type="float">
            <text:p>0</text:p>
          </table:table-cell>
          <table:table-cell office:value-type="float" office:value="0.00241461" calcext:value-type="float">
            <text:p>0,00241461</text:p>
          </table:table-cell>
          <table:table-cell office:value-type="float" office:value="2.00417107" calcext:value-type="float">
            <text:p>2,0041710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6.12079" calcext:value-type="float">
            <text:p>1624627246,12079</text:p>
          </table:table-cell>
          <table:table-cell table:formula="of:=ROUND([.A209]-[$menor.$A$1];1)" office:value-type="float" office:value="27.2" calcext:value-type="float">
            <text:p>27,2</text:p>
          </table:table-cell>
          <table:table-cell office:value-type="float" office:value="1" calcext:value-type="float">
            <text:p>1</text:p>
          </table:table-cell>
          <table:table-cell office:value-type="float" office:value="0.37915" calcext:value-type="float">
            <text:p>0,37915</text:p>
          </table:table-cell>
          <table:table-cell office:value-type="float" office:value="0" calcext:value-type="float">
            <text:p>0</text:p>
          </table:table-cell>
          <table:table-cell office:value-type="float" office:value="0.00189328" calcext:value-type="float">
            <text:p>0,00189328</text:p>
          </table:table-cell>
          <table:table-cell office:value-type="float" office:value="2.00422699" calcext:value-type="float">
            <text:p>2,0042269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6.2208" calcext:value-type="float">
            <text:p>1624627246,2208</text:p>
          </table:table-cell>
          <table:table-cell table:formula="of:=ROUND([.A210]-[$menor.$A$1];1)" office:value-type="float" office:value="27.3" calcext:value-type="float">
            <text:p>27,3</text:p>
          </table:table-cell>
          <table:table-cell office:value-type="float" office:value="1" calcext:value-type="float">
            <text:p>1</text:p>
          </table:table-cell>
          <table:table-cell office:value-type="float" office:value="0.37517995" calcext:value-type="float">
            <text:p>0,37517995</text:p>
          </table:table-cell>
          <table:table-cell office:value-type="float" office:value="0" calcext:value-type="float">
            <text:p>0</text:p>
          </table:table-cell>
          <table:table-cell office:value-type="float" office:value="0.00235591" calcext:value-type="float">
            <text:p>0,00235591</text:p>
          </table:table-cell>
          <table:table-cell office:value-type="float" office:value="2.00416398" calcext:value-type="float">
            <text:p>2,0041639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6.3208" calcext:value-type="float">
            <text:p>1624627246,3208</text:p>
          </table:table-cell>
          <table:table-cell table:formula="of:=ROUND([.A211]-[$menor.$A$1];1)" office:value-type="float" office:value="27.4" calcext:value-type="float">
            <text:p>27,4</text:p>
          </table:table-cell>
          <table:table-cell office:value-type="float" office:value="1" calcext:value-type="float">
            <text:p>1</text:p>
          </table:table-cell>
          <table:table-cell office:value-type="float" office:value="0.37132961" calcext:value-type="float">
            <text:p>0,37132961</text:p>
          </table:table-cell>
          <table:table-cell office:value-type="float" office:value="0" calcext:value-type="float">
            <text:p>0</text:p>
          </table:table-cell>
          <table:table-cell office:value-type="float" office:value="0.00183458" calcext:value-type="float">
            <text:p>0,00183458</text:p>
          </table:table-cell>
          <table:table-cell office:value-type="float" office:value="2.00373487" calcext:value-type="float">
            <text:p>2,0037348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6.4208" calcext:value-type="float">
            <text:p>1624627246,4208</text:p>
          </table:table-cell>
          <table:table-cell table:formula="of:=ROUND([.A212]-[$menor.$A$1];1)" office:value-type="float" office:value="27.5" calcext:value-type="float">
            <text:p>27,5</text:p>
          </table:table-cell>
          <table:table-cell office:value-type="float" office:value="1" calcext:value-type="float">
            <text:p>1</text:p>
          </table:table-cell>
          <table:table-cell office:value-type="float" office:value="0.36784089" calcext:value-type="float">
            <text:p>0,36784089</text:p>
          </table:table-cell>
          <table:table-cell office:value-type="float" office:value="0" calcext:value-type="float">
            <text:p>0</text:p>
          </table:table-cell>
          <table:table-cell office:value-type="float" office:value="0.00224112" calcext:value-type="float">
            <text:p>0,00224112</text:p>
          </table:table-cell>
          <table:table-cell office:value-type="float" office:value="2.00414992" calcext:value-type="float">
            <text:p>2,0041499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6.52076" calcext:value-type="float">
            <text:p>1624627246,52076</text:p>
          </table:table-cell>
          <table:table-cell table:formula="of:=ROUND([.A213]-[$menor.$A$1];1)" office:value-type="float" office:value="27.6" calcext:value-type="float">
            <text:p>27,6</text:p>
          </table:table-cell>
          <table:table-cell office:value-type="float" office:value="1" calcext:value-type="float">
            <text:p>1</text:p>
          </table:table-cell>
          <table:table-cell office:value-type="float" office:value="0.36399049" calcext:value-type="float">
            <text:p>0,36399049</text:p>
          </table:table-cell>
          <table:table-cell office:value-type="float" office:value="0" calcext:value-type="float">
            <text:p>0</text:p>
          </table:table-cell>
          <table:table-cell office:value-type="float" office:value="0.0017198" calcext:value-type="float">
            <text:p>0,0017198</text:p>
          </table:table-cell>
          <table:table-cell office:value-type="float" office:value="2.00420575" calcext:value-type="float">
            <text:p>2,0042057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6.62077" calcext:value-type="float">
            <text:p>1624627246,62077</text:p>
          </table:table-cell>
          <table:table-cell table:formula="of:=ROUND([.A214]-[$menor.$A$1];1)" office:value-type="float" office:value="27.7" calcext:value-type="float">
            <text:p>27,7</text:p>
          </table:table-cell>
          <table:table-cell office:value-type="float" office:value="1" calcext:value-type="float">
            <text:p>1</text:p>
          </table:table-cell>
          <table:table-cell office:value-type="float" office:value="0.36002049" calcext:value-type="float">
            <text:p>0,36002049</text:p>
          </table:table-cell>
          <table:table-cell office:value-type="float" office:value="0" calcext:value-type="float">
            <text:p>0</text:p>
          </table:table-cell>
          <table:table-cell office:value-type="float" office:value="0.00218241" calcext:value-type="float">
            <text:p>0,00218241</text:p>
          </table:table-cell>
          <table:table-cell office:value-type="float" office:value="2.0041428" calcext:value-type="float">
            <text:p>2,004142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6.72076" calcext:value-type="float">
            <text:p>1624627246,72076</text:p>
          </table:table-cell>
          <table:table-cell table:formula="of:=ROUND([.A215]-[$menor.$A$1];1)" office:value-type="float" office:value="27.8" calcext:value-type="float">
            <text:p>27,8</text:p>
          </table:table-cell>
          <table:table-cell office:value-type="float" office:value="1" calcext:value-type="float">
            <text:p>1</text:p>
          </table:table-cell>
          <table:table-cell office:value-type="float" office:value="0.35617009" calcext:value-type="float">
            <text:p>0,35617009</text:p>
          </table:table-cell>
          <table:table-cell office:value-type="float" office:value="0" calcext:value-type="float">
            <text:p>0</text:p>
          </table:table-cell>
          <table:table-cell office:value-type="float" office:value="0.00166109" calcext:value-type="float">
            <text:p>0,00166109</text:p>
          </table:table-cell>
          <table:table-cell office:value-type="float" office:value="2.00468363" calcext:value-type="float">
            <text:p>2,0046836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6.82081" calcext:value-type="float">
            <text:p>1624627246,82081</text:p>
          </table:table-cell>
          <table:table-cell table:formula="of:=ROUND([.A216]-[$menor.$A$1];1)" office:value-type="float" office:value="27.9" calcext:value-type="float">
            <text:p>27,9</text:p>
          </table:table-cell>
          <table:table-cell office:value-type="float" office:value="1" calcext:value-type="float">
            <text:p>1</text:p>
          </table:table-cell>
          <table:table-cell office:value-type="float" office:value="0.35171878" calcext:value-type="float">
            <text:p>0,35171878</text:p>
          </table:table-cell>
          <table:table-cell office:value-type="float" office:value="0" calcext:value-type="float">
            <text:p>0</text:p>
          </table:table-cell>
          <table:table-cell office:value-type="float" office:value="0.0021798" calcext:value-type="float">
            <text:p>0,0021798</text:p>
          </table:table-cell>
          <table:table-cell office:value-type="float" office:value="2.00317265" calcext:value-type="float">
            <text:p>2,0031726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6.9208" calcext:value-type="float">
            <text:p>1624627246,9208</text:p>
          </table:table-cell>
          <table:table-cell table:formula="of:=ROUND([.A217]-[$menor.$A$1];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34883097" calcext:value-type="float">
            <text:p>0,34883097</text:p>
          </table:table-cell>
          <table:table-cell office:value-type="float" office:value="0" calcext:value-type="float">
            <text:p>0</text:p>
          </table:table-cell>
          <table:table-cell office:value-type="float" office:value="0.00251631" calcext:value-type="float">
            <text:p>0,00251631</text:p>
          </table:table-cell>
          <table:table-cell office:value-type="float" office:value="2.00418451" calcext:value-type="float">
            <text:p>2,0041845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7.02078" calcext:value-type="float">
            <text:p>1624627247,02078</text:p>
          </table:table-cell>
          <table:table-cell table:formula="of:=ROUND([.A218]-[$menor.$A$1];1)" office:value-type="float" office:value="28.1" calcext:value-type="float">
            <text:p>28,1</text:p>
          </table:table-cell>
          <table:table-cell office:value-type="float" office:value="1" calcext:value-type="float">
            <text:p>1</text:p>
          </table:table-cell>
          <table:table-cell office:value-type="float" office:value="0.3449811" calcext:value-type="float">
            <text:p>0,3449811</text:p>
          </table:table-cell>
          <table:table-cell office:value-type="float" office:value="0" calcext:value-type="float">
            <text:p>0</text:p>
          </table:table-cell>
          <table:table-cell office:value-type="float" office:value="0.00199493" calcext:value-type="float">
            <text:p>0,00199493</text:p>
          </table:table-cell>
          <table:table-cell office:value-type="float" office:value="2.00424087" calcext:value-type="float">
            <text:p>2,0042408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7.12081" calcext:value-type="float">
            <text:p>1624627247,12081</text:p>
          </table:table-cell>
          <table:table-cell table:formula="of:=ROUND([.A219]-[$menor.$A$1];1)" office:value-type="float" office:value="28.2" calcext:value-type="float">
            <text:p>28,2</text:p>
          </table:table-cell>
          <table:table-cell office:value-type="float" office:value="1" calcext:value-type="float">
            <text:p>1</text:p>
          </table:table-cell>
          <table:table-cell office:value-type="float" office:value="0.34101057" calcext:value-type="float">
            <text:p>0,34101057</text:p>
          </table:table-cell>
          <table:table-cell office:value-type="float" office:value="0" calcext:value-type="float">
            <text:p>0</text:p>
          </table:table-cell>
          <table:table-cell office:value-type="float" office:value="0.00245761" calcext:value-type="float">
            <text:p>0,00245761</text:p>
          </table:table-cell>
          <table:table-cell office:value-type="float" office:value="2.00320739" calcext:value-type="float">
            <text:p>2,0032073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7.2208" calcext:value-type="float">
            <text:p>1624627247,2208</text:p>
          </table:table-cell>
          <table:table-cell table:formula="of:=ROUND([.A220]-[$menor.$A$1];1)" office:value-type="float" office:value="28.3" calcext:value-type="float">
            <text:p>28,3</text:p>
          </table:table-cell>
          <table:table-cell office:value-type="float" office:value="1" calcext:value-type="float">
            <text:p>1</text:p>
          </table:table-cell>
          <table:table-cell office:value-type="float" office:value="0.33812311" calcext:value-type="float">
            <text:p>0,33812311</text:p>
          </table:table-cell>
          <table:table-cell office:value-type="float" office:value="0" calcext:value-type="float">
            <text:p>0</text:p>
          </table:table-cell>
          <table:table-cell office:value-type="float" office:value="0.00182408" calcext:value-type="float">
            <text:p>0,00182408</text:p>
          </table:table-cell>
          <table:table-cell office:value-type="float" office:value="2.0047046" calcext:value-type="float">
            <text:p>2,004704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7.3208" calcext:value-type="float">
            <text:p>1624627247,3208</text:p>
          </table:table-cell>
          <table:table-cell table:formula="of:=ROUND([.A221]-[$menor.$A$1];1)" office:value-type="float" office:value="28.4" calcext:value-type="float">
            <text:p>28,4</text:p>
          </table:table-cell>
          <table:table-cell office:value-type="float" office:value="1" calcext:value-type="float">
            <text:p>1</text:p>
          </table:table-cell>
          <table:table-cell office:value-type="float" office:value="0.33367145" calcext:value-type="float">
            <text:p>0,33367145</text:p>
          </table:table-cell>
          <table:table-cell office:value-type="float" office:value="0" calcext:value-type="float">
            <text:p>0</text:p>
          </table:table-cell>
          <table:table-cell office:value-type="float" office:value="0.00234282" calcext:value-type="float">
            <text:p>0,00234282</text:p>
          </table:table-cell>
          <table:table-cell office:value-type="float" office:value="2.00319327" calcext:value-type="float">
            <text:p>2,0031932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7.4208" calcext:value-type="float">
            <text:p>1624627247,4208</text:p>
          </table:table-cell>
          <table:table-cell table:formula="of:=ROUND([.A222]-[$menor.$A$1];1)" office:value-type="float" office:value="28.5" calcext:value-type="float">
            <text:p>28,5</text:p>
          </table:table-cell>
          <table:table-cell office:value-type="float" office:value="1" calcext:value-type="float">
            <text:p>1</text:p>
          </table:table-cell>
          <table:table-cell office:value-type="float" office:value="0.33078396" calcext:value-type="float">
            <text:p>0,33078396</text:p>
          </table:table-cell>
          <table:table-cell office:value-type="float" office:value="0" calcext:value-type="float">
            <text:p>0</text:p>
          </table:table-cell>
          <table:table-cell office:value-type="float" office:value="0.0017093" calcext:value-type="float">
            <text:p>0,0017093</text:p>
          </table:table-cell>
          <table:table-cell office:value-type="float" office:value="2.00420545" calcext:value-type="float">
            <text:p>2,0042054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7.52081" calcext:value-type="float">
            <text:p>1624627247,52081</text:p>
          </table:table-cell>
          <table:table-cell table:formula="of:=ROUND([.A223]-[$menor.$A$1];1)" office:value-type="float" office:value="28.6" calcext:value-type="float">
            <text:p>28,6</text:p>
          </table:table-cell>
          <table:table-cell office:value-type="float" office:value="1" calcext:value-type="float">
            <text:p>1</text:p>
          </table:table-cell>
          <table:table-cell office:value-type="float" office:value="0.32681367" calcext:value-type="float">
            <text:p>0,32681367</text:p>
          </table:table-cell>
          <table:table-cell office:value-type="float" office:value="0" calcext:value-type="float">
            <text:p>0</text:p>
          </table:table-cell>
          <table:table-cell office:value-type="float" office:value="0.00217195" calcext:value-type="float">
            <text:p>0,00217195</text:p>
          </table:table-cell>
          <table:table-cell office:value-type="float" office:value="2.00317221" calcext:value-type="float">
            <text:p>2,0031722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7.62083" calcext:value-type="float">
            <text:p>1624627247,62083</text:p>
          </table:table-cell>
          <table:table-cell table:formula="of:=ROUND([.A224]-[$menor.$A$1];1)" office:value-type="float" office:value="28.7" calcext:value-type="float">
            <text:p>28,7</text:p>
          </table:table-cell>
          <table:table-cell office:value-type="float" office:value="1" calcext:value-type="float">
            <text:p>1</text:p>
          </table:table-cell>
          <table:table-cell office:value-type="float" office:value="0.32392603" calcext:value-type="float">
            <text:p>0,32392603</text:p>
          </table:table-cell>
          <table:table-cell office:value-type="float" office:value="0" calcext:value-type="float">
            <text:p>0</text:p>
          </table:table-cell>
          <table:table-cell office:value-type="float" office:value="0.00250844" calcext:value-type="float">
            <text:p>0,00250844</text:p>
          </table:table-cell>
          <table:table-cell office:value-type="float" office:value="2.00369924" calcext:value-type="float">
            <text:p>2,0036992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7.72081" calcext:value-type="float">
            <text:p>1624627247,72081</text:p>
          </table:table-cell>
          <table:table-cell table:formula="of:=ROUND([.A225]-[$menor.$A$1];1)" office:value-type="float" office:value="28.8" calcext:value-type="float">
            <text:p>28,8</text:p>
          </table:table-cell>
          <table:table-cell office:value-type="float" office:value="1" calcext:value-type="float">
            <text:p>1</text:p>
          </table:table-cell>
          <table:table-cell office:value-type="float" office:value="0.32055762" calcext:value-type="float">
            <text:p>0,32055762</text:p>
          </table:table-cell>
          <table:table-cell office:value-type="float" office:value="1" calcext:value-type="float">
            <text:p>1</text:p>
          </table:table-cell>
          <table:table-cell office:value-type="float" office:value="-0.00361974" calcext:value-type="float">
            <text:p>-0,00361974</text:p>
          </table:table-cell>
          <table:table-cell office:value-type="float" office:value="2.00353338" calcext:value-type="float">
            <text:p>2,00353338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47.8208" calcext:value-type="float">
            <text:p>1624627247,8208</text:p>
          </table:table-cell>
          <table:table-cell table:formula="of:=ROUND([.A226]-[$menor.$A$1];1)" office:value-type="float" office:value="28.9" calcext:value-type="float">
            <text:p>28,9</text:p>
          </table:table-cell>
          <table:table-cell office:value-type="float" office:value="1" calcext:value-type="float">
            <text:p>1</text:p>
          </table:table-cell>
          <table:table-cell office:value-type="float" office:value="0.31658688" calcext:value-type="float">
            <text:p>0,31658688</text:p>
          </table:table-cell>
          <table:table-cell office:value-type="float" office:value="0" calcext:value-type="float">
            <text:p>0</text:p>
          </table:table-cell>
          <table:table-cell office:value-type="float" office:value="0.00239366" calcext:value-type="float">
            <text:p>0,00239366</text:p>
          </table:table-cell>
          <table:table-cell office:value-type="float" office:value="2.00320009" calcext:value-type="float">
            <text:p>2,0032000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7.92079" calcext:value-type="float">
            <text:p>1624627247,92079</text:p>
          </table:table-cell>
          <table:table-cell table:formula="of:=ROUND([.A227]-[$menor.$A$1];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31369957" calcext:value-type="float">
            <text:p>0,31369957</text:p>
          </table:table-cell>
          <table:table-cell office:value-type="float" office:value="1" calcext:value-type="float">
            <text:p>1</text:p>
          </table:table-cell>
          <table:table-cell office:value-type="float" office:value="-0.00367183" calcext:value-type="float">
            <text:p>-0,00367183</text:p>
          </table:table-cell>
          <table:table-cell office:value-type="float" office:value="2.00255703" calcext:value-type="float">
            <text:p>2,00255703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48.02079" calcext:value-type="float">
            <text:p>1624627248,02079</text:p>
          </table:table-cell>
          <table:table-cell table:formula="of:=ROUND([.A228]-[$menor.$A$1];1)" office:value-type="float" office:value="29.1" calcext:value-type="float">
            <text:p>29,1</text:p>
          </table:table-cell>
          <table:table-cell office:value-type="float" office:value="1" calcext:value-type="float">
            <text:p>1</text:p>
          </table:table-cell>
          <table:table-cell office:value-type="float" office:value="0.3106916" calcext:value-type="float">
            <text:p>0,3106916</text:p>
          </table:table-cell>
          <table:table-cell office:value-type="float" office:value="0" calcext:value-type="float">
            <text:p>0</text:p>
          </table:table-cell>
          <table:table-cell office:value-type="float" office:value="0.00211063" calcext:value-type="float">
            <text:p>0,00211063</text:p>
          </table:table-cell>
          <table:table-cell office:value-type="float" office:value="2.00413497" calcext:value-type="float">
            <text:p>2,0041349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8.1208" calcext:value-type="float">
            <text:p>1624627248,1208</text:p>
          </table:table-cell>
          <table:table-cell table:formula="of:=ROUND([.A229]-[$menor.$A$1];1)" office:value-type="float" office:value="29.2" calcext:value-type="float">
            <text:p>29,2</text:p>
          </table:table-cell>
          <table:table-cell office:value-type="float" office:value="1" calcext:value-type="float">
            <text:p>1</text:p>
          </table:table-cell>
          <table:table-cell office:value-type="float" office:value="0.30684158" calcext:value-type="float">
            <text:p>0,30684158</text:p>
          </table:table-cell>
          <table:table-cell office:value-type="float" office:value="0" calcext:value-type="float">
            <text:p>0</text:p>
          </table:table-cell>
          <table:table-cell office:value-type="float" office:value="0.00255926" calcext:value-type="float">
            <text:p>0,00255926</text:p>
          </table:table-cell>
          <table:table-cell office:value-type="float" office:value="2.00370618" calcext:value-type="float">
            <text:p>2,0037061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8.2208" calcext:value-type="float">
            <text:p>1624627248,2208</text:p>
          </table:table-cell>
          <table:table-cell table:formula="of:=ROUND([.A230]-[$menor.$A$1];1)" office:value-type="float" office:value="29.3" calcext:value-type="float">
            <text:p>29,3</text:p>
          </table:table-cell>
          <table:table-cell office:value-type="float" office:value="1" calcext:value-type="float">
            <text:p>1</text:p>
          </table:table-cell>
          <table:table-cell office:value-type="float" office:value="0.30347344" calcext:value-type="float">
            <text:p>0,30347344</text:p>
          </table:table-cell>
          <table:table-cell office:value-type="float" office:value="1" calcext:value-type="float">
            <text:p>1</text:p>
          </table:table-cell>
          <table:table-cell office:value-type="float" office:value="-0.00327313" calcext:value-type="float">
            <text:p>-0,00327313</text:p>
          </table:table-cell>
          <table:table-cell office:value-type="float" office:value="2.00260791" calcext:value-type="float">
            <text:p>2,00260791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48.3208" calcext:value-type="float">
            <text:p>1624627248,3208</text:p>
          </table:table-cell>
          <table:table-cell table:formula="of:=ROUND([.A231]-[$menor.$A$1];1)" office:value-type="float" office:value="29.4" calcext:value-type="float">
            <text:p>29,4</text:p>
          </table:table-cell>
          <table:table-cell office:value-type="float" office:value="1" calcext:value-type="float">
            <text:p>1</text:p>
          </table:table-cell>
          <table:table-cell office:value-type="float" office:value="0.30046484" calcext:value-type="float">
            <text:p>0,30046484</text:p>
          </table:table-cell>
          <table:table-cell office:value-type="float" office:value="0" calcext:value-type="float">
            <text:p>0</text:p>
          </table:table-cell>
          <table:table-cell office:value-type="float" office:value="0.00233233" calcext:value-type="float">
            <text:p>0,00233233</text:p>
          </table:table-cell>
          <table:table-cell office:value-type="float" office:value="2.00319288" calcext:value-type="float">
            <text:p>2,0031928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8.4208" calcext:value-type="float">
            <text:p>1624627248,4208</text:p>
          </table:table-cell>
          <table:table-cell table:formula="of:=ROUND([.A232]-[$menor.$A$1];1)" office:value-type="float" office:value="29.5" calcext:value-type="float">
            <text:p>29,5</text:p>
          </table:table-cell>
          <table:table-cell office:value-type="float" office:value="1" calcext:value-type="float">
            <text:p>1</text:p>
          </table:table-cell>
          <table:table-cell office:value-type="float" office:value="0.29757765" calcext:value-type="float">
            <text:p>0,29757765</text:p>
          </table:table-cell>
          <table:table-cell office:value-type="float" office:value="1" calcext:value-type="float">
            <text:p>1</text:p>
          </table:table-cell>
          <table:table-cell office:value-type="float" office:value="-0.00345401" calcext:value-type="float">
            <text:p>-0,00345401</text:p>
          </table:table-cell>
          <table:table-cell office:value-type="float" office:value="2.00258517" calcext:value-type="float">
            <text:p>2,00258517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48.5208" calcext:value-type="float">
            <text:p>1624627248,5208</text:p>
          </table:table-cell>
          <table:table-cell table:formula="of:=ROUND([.A233]-[$menor.$A$1];1)" office:value-type="float" office:value="29.6" calcext:value-type="float">
            <text:p>29,6</text:p>
          </table:table-cell>
          <table:table-cell office:value-type="float" office:value="1" calcext:value-type="float">
            <text:p>1</text:p>
          </table:table-cell>
          <table:table-cell office:value-type="float" office:value="0.29456952" calcext:value-type="float">
            <text:p>0,29456952</text:p>
          </table:table-cell>
          <table:table-cell office:value-type="float" office:value="0" calcext:value-type="float">
            <text:p>0</text:p>
          </table:table-cell>
          <table:table-cell office:value-type="float" office:value="0.00204931" calcext:value-type="float">
            <text:p>0,00204931</text:p>
          </table:table-cell>
          <table:table-cell office:value-type="float" office:value="2.00315773" calcext:value-type="float">
            <text:p>2,0031577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8.62081" calcext:value-type="float">
            <text:p>1624627248,62081</text:p>
          </table:table-cell>
          <table:table-cell table:formula="of:=ROUND([.A234]-[$menor.$A$1];1)" office:value-type="float" office:value="29.7" calcext:value-type="float">
            <text:p>29,7</text:p>
          </table:table-cell>
          <table:table-cell office:value-type="float" office:value="1" calcext:value-type="float">
            <text:p>1</text:p>
          </table:table-cell>
          <table:table-cell office:value-type="float" office:value="0.291682" calcext:value-type="float">
            <text:p>0,291682</text:p>
          </table:table-cell>
          <table:table-cell office:value-type="float" office:value="0" calcext:value-type="float">
            <text:p>0</text:p>
          </table:table-cell>
          <table:table-cell office:value-type="float" office:value="0.00238578" calcext:value-type="float">
            <text:p>0,00238578</text:p>
          </table:table-cell>
          <table:table-cell office:value-type="float" office:value="2.00368488" calcext:value-type="float">
            <text:p>2,0036848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8.72079" calcext:value-type="float">
            <text:p>1624627248,72079</text:p>
          </table:table-cell>
          <table:table-cell table:formula="of:=ROUND([.A235]-[$menor.$A$1];1)" office:value-type="float" office:value="29.8" calcext:value-type="float">
            <text:p>29,8</text:p>
          </table:table-cell>
          <table:table-cell office:value-type="float" office:value="1" calcext:value-type="float">
            <text:p>1</text:p>
          </table:table-cell>
          <table:table-cell office:value-type="float" office:value="0.28831384" calcext:value-type="float">
            <text:p>0,28831384</text:p>
          </table:table-cell>
          <table:table-cell office:value-type="float" office:value="1" calcext:value-type="float">
            <text:p>1</text:p>
          </table:table-cell>
          <table:table-cell office:value-type="float" office:value="-0.0031841" calcext:value-type="float">
            <text:p>-0,0031841</text:p>
          </table:table-cell>
          <table:table-cell office:value-type="float" office:value="2.0026197" calcext:value-type="float">
            <text:p>2,0026197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48.82081" calcext:value-type="float">
            <text:p>1624627248,82081</text:p>
          </table:table-cell>
          <table:table-cell table:formula="of:=ROUND([.A236]-[$menor.$A$1];1)" office:value-type="float" office:value="29.9" calcext:value-type="float">
            <text:p>29,9</text:p>
          </table:table-cell>
          <table:table-cell office:value-type="float" office:value="1" calcext:value-type="float">
            <text:p>1</text:p>
          </table:table-cell>
          <table:table-cell office:value-type="float" office:value="0.28530532" calcext:value-type="float">
            <text:p>0,28530532</text:p>
          </table:table-cell>
          <table:table-cell office:value-type="float" office:value="0" calcext:value-type="float">
            <text:p>0</text:p>
          </table:table-cell>
          <table:table-cell office:value-type="float" office:value="0.00215885" calcext:value-type="float">
            <text:p>0,00215885</text:p>
          </table:table-cell>
          <table:table-cell office:value-type="float" office:value="2.00317164" calcext:value-type="float">
            <text:p>2,0031716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8.92081" calcext:value-type="float">
            <text:p>1624627248,92081</text:p>
          </table:table-cell>
          <table:table-cell table:formula="of:=ROUND([.A237]-[$menor.$A$1];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28241804" calcext:value-type="float">
            <text:p>0,28241804</text:p>
          </table:table-cell>
          <table:table-cell office:value-type="float" office:value="1" calcext:value-type="float">
            <text:p>1</text:p>
          </table:table-cell>
          <table:table-cell office:value-type="float" office:value="-0.00336499" calcext:value-type="float">
            <text:p>-0,00336499</text:p>
          </table:table-cell>
          <table:table-cell office:value-type="float" office:value="2.00259696" calcext:value-type="float">
            <text:p>2,00259696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49.0208" calcext:value-type="float">
            <text:p>1624627249,0208</text:p>
          </table:table-cell>
          <table:table-cell table:formula="of:=ROUND([.A238]-[$menor.$A$1];1)" office:value-type="float" office:value="30.1" calcext:value-type="float">
            <text:p>30,1</text:p>
          </table:table-cell>
          <table:table-cell office:value-type="float" office:value="1" calcext:value-type="float">
            <text:p>1</text:p>
          </table:table-cell>
          <table:table-cell office:value-type="float" office:value="0.27941003" calcext:value-type="float">
            <text:p>0,27941003</text:p>
          </table:table-cell>
          <table:table-cell office:value-type="float" office:value="0" calcext:value-type="float">
            <text:p>0</text:p>
          </table:table-cell>
          <table:table-cell office:value-type="float" office:value="0.00187582" calcext:value-type="float">
            <text:p>0,00187582</text:p>
          </table:table-cell>
          <table:table-cell office:value-type="float" office:value="2.00313652" calcext:value-type="float">
            <text:p>2,0031365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9.12081" calcext:value-type="float">
            <text:p>1624627249,12081</text:p>
          </table:table-cell>
          <table:table-cell table:formula="of:=ROUND([.A239]-[$menor.$A$1];1)" office:value-type="float" office:value="30.2" calcext:value-type="float">
            <text:p>30,2</text:p>
          </table:table-cell>
          <table:table-cell office:value-type="float" office:value="1" calcext:value-type="float">
            <text:p>1</text:p>
          </table:table-cell>
          <table:table-cell office:value-type="float" office:value="0.27652246" calcext:value-type="float">
            <text:p>0,27652246</text:p>
          </table:table-cell>
          <table:table-cell office:value-type="float" office:value="0" calcext:value-type="float">
            <text:p>0</text:p>
          </table:table-cell>
          <table:table-cell office:value-type="float" office:value="0.0022123" calcext:value-type="float">
            <text:p>0,0022123</text:p>
          </table:table-cell>
          <table:table-cell office:value-type="float" office:value="2.00317861" calcext:value-type="float">
            <text:p>2,0031786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9.22076" calcext:value-type="float">
            <text:p>1624627249,22076</text:p>
          </table:table-cell>
          <table:table-cell table:formula="of:=ROUND([.A240]-[$menor.$A$1];1)" office:value-type="float" office:value="30.3" calcext:value-type="float">
            <text:p>30,3</text:p>
          </table:table-cell>
          <table:table-cell office:value-type="float" office:value="1" calcext:value-type="float">
            <text:p>1</text:p>
          </table:table-cell>
          <table:table-cell office:value-type="float" office:value="0.27363536" calcext:value-type="float">
            <text:p>0,27363536</text:p>
          </table:table-cell>
          <table:table-cell office:value-type="float" office:value="1" calcext:value-type="float">
            <text:p>1</text:p>
          </table:table-cell>
          <table:table-cell office:value-type="float" office:value="-0.00315948" calcext:value-type="float">
            <text:p>-0,00315948</text:p>
          </table:table-cell>
          <table:table-cell office:value-type="float" office:value="2.0031083" calcext:value-type="float">
            <text:p>2,0031083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49.3208" calcext:value-type="float">
            <text:p>1624627249,3208</text:p>
          </table:table-cell>
          <table:table-cell table:formula="of:=ROUND([.A241]-[$menor.$A$1];1)" office:value-type="float" office:value="30.4" calcext:value-type="float">
            <text:p>30,4</text:p>
          </table:table-cell>
          <table:table-cell office:value-type="float" office:value="1" calcext:value-type="float">
            <text:p>1</text:p>
          </table:table-cell>
          <table:table-cell office:value-type="float" office:value="0.2701458" calcext:value-type="float">
            <text:p>0,2701458</text:p>
          </table:table-cell>
          <table:table-cell office:value-type="float" office:value="0" calcext:value-type="float">
            <text:p>0</text:p>
          </table:table-cell>
          <table:table-cell office:value-type="float" office:value="0.00198536" calcext:value-type="float">
            <text:p>0,00198536</text:p>
          </table:table-cell>
          <table:table-cell office:value-type="float" office:value="2.0031504" calcext:value-type="float">
            <text:p>2,003150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49.42076" calcext:value-type="float">
            <text:p>1624627249,42076</text:p>
          </table:table-cell>
          <table:table-cell table:formula="of:=ROUND([.A242]-[$menor.$A$1];1)" office:value-type="float" office:value="30.5" calcext:value-type="float">
            <text:p>30,5</text:p>
          </table:table-cell>
          <table:table-cell office:value-type="float" office:value="1" calcext:value-type="float">
            <text:p>1</text:p>
          </table:table-cell>
          <table:table-cell office:value-type="float" office:value="0.26725847" calcext:value-type="float">
            <text:p>0,26725847</text:p>
          </table:table-cell>
          <table:table-cell office:value-type="float" office:value="1" calcext:value-type="float">
            <text:p>1</text:p>
          </table:table-cell>
          <table:table-cell office:value-type="float" office:value="-0.00716238" calcext:value-type="float">
            <text:p>-0,00716238</text:p>
          </table:table-cell>
          <table:table-cell office:value-type="float" office:value="2.00190742" calcext:value-type="float">
            <text:p>2,00190742</text:p>
          </table:table-cell>
          <table:table-cell office:value-type="float" office:value="98.74373506" calcext:value-type="float">
            <text:p>98,74373506</text:p>
          </table:table-cell>
        </table:table-row>
        <table:table-row table:style-name="ro1">
          <table:table-cell office:value-type="float" office:value="1624627249.52079" calcext:value-type="float">
            <text:p>1624627249,52079</text:p>
          </table:table-cell>
          <table:table-cell table:formula="of:=ROUND([.A243]-[$menor.$A$1];1)" office:value-type="float" office:value="30.6" calcext:value-type="float">
            <text:p>30,6</text:p>
          </table:table-cell>
          <table:table-cell office:value-type="float" office:value="1" calcext:value-type="float">
            <text:p>1</text:p>
          </table:table-cell>
          <table:table-cell office:value-type="float" office:value="0.2643716" calcext:value-type="float">
            <text:p>0,2643716</text:p>
          </table:table-cell>
          <table:table-cell office:value-type="float" office:value="0" calcext:value-type="float">
            <text:p>0</text:p>
          </table:table-cell>
          <table:table-cell office:value-type="float" office:value="-0.00361211" calcext:value-type="float">
            <text:p>-0,00361211</text:p>
          </table:table-cell>
          <table:table-cell office:value-type="float" office:value="2.0016557" calcext:value-type="float">
            <text:p>2,0016557</text:p>
          </table:table-cell>
          <table:table-cell office:value-type="float" office:value="97.74373506" calcext:value-type="float">
            <text:p>97,74373506</text:p>
          </table:table-cell>
        </table:table-row>
        <table:table-row table:style-name="ro1">
          <table:table-cell office:value-type="float" office:value="1624627249.6208" calcext:value-type="float">
            <text:p>1624627249,6208</text:p>
          </table:table-cell>
          <table:table-cell table:formula="of:=ROUND([.A244]-[$menor.$A$1];1)" office:value-type="float" office:value="30.7" calcext:value-type="float">
            <text:p>30,7</text:p>
          </table:table-cell>
          <table:table-cell office:value-type="float" office:value="1" calcext:value-type="float">
            <text:p>1</text:p>
          </table:table-cell>
          <table:table-cell office:value-type="float" office:value="0.26226577" calcext:value-type="float">
            <text:p>0,26226577</text:p>
          </table:table-cell>
          <table:table-cell office:value-type="float" office:value="-1" calcext:value-type="float">
            <text:p>-1</text:p>
          </table:table-cell>
          <table:table-cell office:value-type="float" office:value="0.00121244" calcext:value-type="float">
            <text:p>0,00121244</text:p>
          </table:table-cell>
          <table:table-cell office:value-type="float" office:value="2.00305623" calcext:value-type="float">
            <text:p>2,00305623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49.72079" calcext:value-type="float">
            <text:p>1624627249,72079</text:p>
          </table:table-cell>
          <table:table-cell table:formula="of:=ROUND([.A245]-[$menor.$A$1];1)" office:value-type="float" office:value="30.8" calcext:value-type="float">
            <text:p>30,8</text:p>
          </table:table-cell>
          <table:table-cell office:value-type="float" office:value="1" calcext:value-type="float">
            <text:p>1</text:p>
          </table:table-cell>
          <table:table-cell office:value-type="float" office:value="0.25937778" calcext:value-type="float">
            <text:p>0,25937778</text:p>
          </table:table-cell>
          <table:table-cell office:value-type="float" office:value="-1" calcext:value-type="float">
            <text:p>-1</text:p>
          </table:table-cell>
          <table:table-cell office:value-type="float" office:value="0.00058158" calcext:value-type="float">
            <text:p>0,00058158</text:p>
          </table:table-cell>
          <table:table-cell office:value-type="float" office:value="2.00309822" calcext:value-type="float">
            <text:p>2,00309822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49.8208" calcext:value-type="float">
            <text:p>1624627249,8208</text:p>
          </table:table-cell>
          <table:table-cell table:formula="of:=ROUND([.A246]-[$menor.$A$1];1)" office:value-type="float" office:value="30.9" calcext:value-type="float">
            <text:p>30,9</text:p>
          </table:table-cell>
          <table:table-cell office:value-type="float" office:value="1" calcext:value-type="float">
            <text:p>1</text:p>
          </table:table-cell>
          <table:table-cell office:value-type="float" office:value="0.25637102" calcext:value-type="float">
            <text:p>0,25637102</text:p>
          </table:table-cell>
          <table:table-cell office:value-type="float" office:value="-1" calcext:value-type="float">
            <text:p>-1</text:p>
          </table:table-cell>
          <table:table-cell office:value-type="float" office:value="0.00093466" calcext:value-type="float">
            <text:p>0,00093466</text:p>
          </table:table-cell>
          <table:table-cell office:value-type="float" office:value="2.00253727" calcext:value-type="float">
            <text:p>2,00253727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49.9208" calcext:value-type="float">
            <text:p>1624627249,9208</text:p>
          </table:table-cell>
          <table:table-cell table:formula="of:=ROUND([.A247]-[$menor.$A$1];1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25396404" calcext:value-type="float">
            <text:p>0,25396404</text:p>
          </table:table-cell>
          <table:table-cell office:value-type="float" office:value="-1" calcext:value-type="float">
            <text:p>-1</text:p>
          </table:table-cell>
          <table:table-cell office:value-type="float" office:value="0.00121731" calcext:value-type="float">
            <text:p>0,00121731</text:p>
          </table:table-cell>
          <table:table-cell office:value-type="float" office:value="2.00305694" calcext:value-type="float">
            <text:p>2,00305694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50.0208" calcext:value-type="float">
            <text:p>1624627250,0208</text:p>
          </table:table-cell>
          <table:table-cell table:formula="of:=ROUND([.A248]-[$menor.$A$1];1)" office:value-type="float" office:value="31.1" calcext:value-type="float">
            <text:p>31,1</text:p>
          </table:table-cell>
          <table:table-cell office:value-type="float" office:value="1" calcext:value-type="float">
            <text:p>1</text:p>
          </table:table-cell>
          <table:table-cell office:value-type="float" office:value="0.2510761" calcext:value-type="float">
            <text:p>0,2510761</text:p>
          </table:table-cell>
          <table:table-cell office:value-type="float" office:value="-1" calcext:value-type="float">
            <text:p>-1</text:p>
          </table:table-cell>
          <table:table-cell office:value-type="float" office:value="0.00058643" calcext:value-type="float">
            <text:p>0,00058643</text:p>
          </table:table-cell>
          <table:table-cell office:value-type="float" office:value="2.00309898" calcext:value-type="float">
            <text:p>2,00309898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50.12081" calcext:value-type="float">
            <text:p>1624627250,12081</text:p>
          </table:table-cell>
          <table:table-cell table:formula="of:=ROUND([.A249]-[$menor.$A$1];1)" office:value-type="float" office:value="31.2" calcext:value-type="float">
            <text:p>31,2</text:p>
          </table:table-cell>
          <table:table-cell office:value-type="float" office:value="1" calcext:value-type="float">
            <text:p>1</text:p>
          </table:table-cell>
          <table:table-cell office:value-type="float" office:value="0.24806923" calcext:value-type="float">
            <text:p>0,24806923</text:p>
          </table:table-cell>
          <table:table-cell office:value-type="float" office:value="-1" calcext:value-type="float">
            <text:p>-1</text:p>
          </table:table-cell>
          <table:table-cell office:value-type="float" office:value="0.00093953" calcext:value-type="float">
            <text:p>0,00093953</text:p>
          </table:table-cell>
          <table:table-cell office:value-type="float" office:value="2.00205291" calcext:value-type="float">
            <text:p>2,00205291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50.22082" calcext:value-type="float">
            <text:p>1624627250,22082</text:p>
          </table:table-cell>
          <table:table-cell table:formula="of:=ROUND([.A250]-[$menor.$A$1];1)" office:value-type="float" office:value="31.3" calcext:value-type="float">
            <text:p>31,3</text:p>
          </table:table-cell>
          <table:table-cell office:value-type="float" office:value="1" calcext:value-type="float">
            <text:p>1</text:p>
          </table:table-cell>
          <table:table-cell office:value-type="float" office:value="0.24614365" calcext:value-type="float">
            <text:p>0,24614365</text:p>
          </table:table-cell>
          <table:table-cell office:value-type="float" office:value="-1" calcext:value-type="float">
            <text:p>-1</text:p>
          </table:table-cell>
          <table:table-cell office:value-type="float" office:value="0.00116564" calcext:value-type="float">
            <text:p>0,00116564</text:p>
          </table:table-cell>
          <table:table-cell office:value-type="float" office:value="2.00305066" calcext:value-type="float">
            <text:p>2,00305066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50.3208" calcext:value-type="float">
            <text:p>1624627250,3208</text:p>
          </table:table-cell>
          <table:table-cell table:formula="of:=ROUND([.A251]-[$menor.$A$1];1)" office:value-type="float" office:value="31.4" calcext:value-type="float">
            <text:p>31,4</text:p>
          </table:table-cell>
          <table:table-cell office:value-type="float" office:value="1" calcext:value-type="float">
            <text:p>1</text:p>
          </table:table-cell>
          <table:table-cell office:value-type="float" office:value="0.2432557" calcext:value-type="float">
            <text:p>0,2432557</text:p>
          </table:table-cell>
          <table:table-cell office:value-type="float" office:value="-1" calcext:value-type="float">
            <text:p>-1</text:p>
          </table:table-cell>
          <table:table-cell office:value-type="float" office:value="0.00497461" calcext:value-type="float">
            <text:p>0,00497461</text:p>
          </table:table-cell>
          <table:table-cell office:value-type="float" office:value="2.00260641" calcext:value-type="float">
            <text:p>2,00260641</text:p>
          </table:table-cell>
          <table:table-cell office:value-type="float" office:value="95.69178455" calcext:value-type="float">
            <text:p>95,69178455</text:p>
          </table:table-cell>
        </table:table-row>
        <table:table-row table:style-name="ro1">
          <table:table-cell office:value-type="float" office:value="1624627250.4208" calcext:value-type="float">
            <text:p>1624627250,4208</text:p>
          </table:table-cell>
          <table:table-cell table:formula="of:=ROUND([.A252]-[$menor.$A$1];1)" office:value-type="float" office:value="31.5" calcext:value-type="float">
            <text:p>31,5</text:p>
          </table:table-cell>
          <table:table-cell office:value-type="float" office:value="1" calcext:value-type="float">
            <text:p>1</text:p>
          </table:table-cell>
          <table:table-cell office:value-type="float" office:value="0.24121176" calcext:value-type="float">
            <text:p>0,24121176</text:p>
          </table:table-cell>
          <table:table-cell office:value-type="float" office:value="0" calcext:value-type="float">
            <text:p>0</text:p>
          </table:table-cell>
          <table:table-cell office:value-type="float" office:value="0.000992" calcext:value-type="float">
            <text:p>0,000992</text:p>
          </table:table-cell>
          <table:table-cell office:value-type="float" office:value="2.00351347" calcext:value-type="float">
            <text:p>2,0035134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0.5208" calcext:value-type="float">
            <text:p>1624627250,5208</text:p>
          </table:table-cell>
          <table:table-cell table:formula="of:=ROUND([.A253]-[$menor.$A$1];1)" office:value-type="float" office:value="31.6" calcext:value-type="float">
            <text:p>31,6</text:p>
          </table:table-cell>
          <table:table-cell office:value-type="float" office:value="1" calcext:value-type="float">
            <text:p>1</text:p>
          </table:table-cell>
          <table:table-cell office:value-type="float" office:value="0.2378419" calcext:value-type="float">
            <text:p>0,2378419</text:p>
          </table:table-cell>
          <table:table-cell office:value-type="float" office:value="0" calcext:value-type="float">
            <text:p>0</text:p>
          </table:table-cell>
          <table:table-cell office:value-type="float" office:value="0.00138468" calcext:value-type="float">
            <text:p>0,00138468</text:p>
          </table:table-cell>
          <table:table-cell office:value-type="float" office:value="2.00210657" calcext:value-type="float">
            <text:p>2,0021065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0.62081" calcext:value-type="float">
            <text:p>1624627250,62081</text:p>
          </table:table-cell>
          <table:table-cell table:formula="of:=ROUND([.A254]-[$menor.$A$1];1)" office:value-type="float" office:value="31.7" calcext:value-type="float">
            <text:p>31,7</text:p>
          </table:table-cell>
          <table:table-cell office:value-type="float" office:value="1" calcext:value-type="float">
            <text:p>1</text:p>
          </table:table-cell>
          <table:table-cell office:value-type="float" office:value="0.2359166" calcext:value-type="float">
            <text:p>0,2359166</text:p>
          </table:table-cell>
          <table:table-cell office:value-type="float" office:value="0" calcext:value-type="float">
            <text:p>0</text:p>
          </table:table-cell>
          <table:table-cell office:value-type="float" office:value="0.00063903" calcext:value-type="float">
            <text:p>0,00063903</text:p>
          </table:table-cell>
          <table:table-cell office:value-type="float" office:value="2.00310439" calcext:value-type="float">
            <text:p>2,0031043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0.72077" calcext:value-type="float">
            <text:p>1624627250,72077</text:p>
          </table:table-cell>
          <table:table-cell table:formula="of:=ROUND([.A255]-[$menor.$A$1];1)" office:value-type="float" office:value="31.8" calcext:value-type="float">
            <text:p>31,8</text:p>
          </table:table-cell>
          <table:table-cell office:value-type="float" office:value="1" calcext:value-type="float">
            <text:p>1</text:p>
          </table:table-cell>
          <table:table-cell office:value-type="float" office:value="0.23290996" calcext:value-type="float">
            <text:p>0,23290996</text:p>
          </table:table-cell>
          <table:table-cell office:value-type="float" office:value="0" calcext:value-type="float">
            <text:p>0</text:p>
          </table:table-cell>
          <table:table-cell office:value-type="float" office:value="0.00098939" calcext:value-type="float">
            <text:p>0,00098939</text:p>
          </table:table-cell>
          <table:table-cell office:value-type="float" office:value="2.00205823" calcext:value-type="float">
            <text:p>2,0020582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0.8208" calcext:value-type="float">
            <text:p>1624627250,8208</text:p>
          </table:table-cell>
          <table:table-cell table:formula="of:=ROUND([.A256]-[$menor.$A$1];1)" office:value-type="float" office:value="31.9" calcext:value-type="float">
            <text:p>31,9</text:p>
          </table:table-cell>
          <table:table-cell office:value-type="float" office:value="1" calcext:value-type="float">
            <text:p>1</text:p>
          </table:table-cell>
          <table:table-cell office:value-type="float" office:value="0.23098429" calcext:value-type="float">
            <text:p>0,23098429</text:p>
          </table:table-cell>
          <table:table-cell office:value-type="float" office:value="0" calcext:value-type="float">
            <text:p>0</text:p>
          </table:table-cell>
          <table:table-cell office:value-type="float" office:value="0.00121379" calcext:value-type="float">
            <text:p>0,00121379</text:p>
          </table:table-cell>
          <table:table-cell office:value-type="float" office:value="2.00305567" calcext:value-type="float">
            <text:p>2,0030556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0.9208" calcext:value-type="float">
            <text:p>1624627250,9208</text:p>
          </table:table-cell>
          <table:table-cell table:formula="of:=ROUND([.A257]-[$menor.$A$1];1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22809622" calcext:value-type="float">
            <text:p>0,22809622</text:p>
          </table:table-cell>
          <table:table-cell office:value-type="float" office:value="0" calcext:value-type="float">
            <text:p>0</text:p>
          </table:table-cell>
          <table:table-cell office:value-type="float" office:value="0.00058033" calcext:value-type="float">
            <text:p>0,00058033</text:p>
          </table:table-cell>
          <table:table-cell office:value-type="float" office:value="2.00212728" calcext:value-type="float">
            <text:p>2,0021272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1.02078" calcext:value-type="float">
            <text:p>1624627251,02078</text:p>
          </table:table-cell>
          <table:table-cell table:formula="of:=ROUND([.A258]-[$menor.$A$1];1)" office:value-type="float" office:value="32.1" calcext:value-type="float">
            <text:p>32,1</text:p>
          </table:table-cell>
          <table:table-cell office:value-type="float" office:value="1" calcext:value-type="float">
            <text:p>1</text:p>
          </table:table-cell>
          <table:table-cell office:value-type="float" office:value="0.22605255" calcext:value-type="float">
            <text:p>0,22605255</text:p>
          </table:table-cell>
          <table:table-cell office:value-type="float" office:value="0" calcext:value-type="float">
            <text:p>0</text:p>
          </table:table-cell>
          <table:table-cell office:value-type="float" office:value="0.00081847" calcext:value-type="float">
            <text:p>0,00081847</text:p>
          </table:table-cell>
          <table:table-cell office:value-type="float" office:value="2.00349254" calcext:value-type="float">
            <text:p>2,0034925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1.1208" calcext:value-type="float">
            <text:p>1624627251,1208</text:p>
          </table:table-cell>
          <table:table-cell table:formula="of:=ROUND([.A259]-[$menor.$A$1];1)" office:value-type="float" office:value="32.2" calcext:value-type="float">
            <text:p>32,2</text:p>
          </table:table-cell>
          <table:table-cell office:value-type="float" office:value="1" calcext:value-type="float">
            <text:p>1</text:p>
          </table:table-cell>
          <table:table-cell office:value-type="float" office:value="0.22268252" calcext:value-type="float">
            <text:p>0,22268252</text:p>
          </table:table-cell>
          <table:table-cell office:value-type="float" office:value="0" calcext:value-type="float">
            <text:p>0</text:p>
          </table:table-cell>
          <table:table-cell office:value-type="float" office:value="0.00121118" calcext:value-type="float">
            <text:p>0,00121118</text:p>
          </table:table-cell>
          <table:table-cell office:value-type="float" office:value="2.00208547" calcext:value-type="float">
            <text:p>2,0020854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1.2208" calcext:value-type="float">
            <text:p>1624627251,2208</text:p>
          </table:table-cell>
          <table:table-cell table:formula="of:=ROUND([.A260]-[$menor.$A$1];1)" office:value-type="float" office:value="32.3" calcext:value-type="float">
            <text:p>32,3</text:p>
          </table:table-cell>
          <table:table-cell office:value-type="float" office:value="1" calcext:value-type="float">
            <text:p>1</text:p>
          </table:table-cell>
          <table:table-cell office:value-type="float" office:value="0.22075713" calcext:value-type="float">
            <text:p>0,22075713</text:p>
          </table:table-cell>
          <table:table-cell office:value-type="float" office:value="0" calcext:value-type="float">
            <text:p>0</text:p>
          </table:table-cell>
          <table:table-cell office:value-type="float" office:value="0.00143554" calcext:value-type="float">
            <text:p>0,00143554</text:p>
          </table:table-cell>
          <table:table-cell office:value-type="float" office:value="2.00211319" calcext:value-type="float">
            <text:p>2,0021131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1.3208" calcext:value-type="float">
            <text:p>1624627251,3208</text:p>
          </table:table-cell>
          <table:table-cell table:formula="of:=ROUND([.A261]-[$menor.$A$1];1)" office:value-type="float" office:value="32.4" calcext:value-type="float">
            <text:p>32,4</text:p>
          </table:table-cell>
          <table:table-cell office:value-type="float" office:value="1" calcext:value-type="float">
            <text:p>1</text:p>
          </table:table-cell>
          <table:table-cell office:value-type="float" office:value="0.218832" calcext:value-type="float">
            <text:p>0,218832</text:p>
          </table:table-cell>
          <table:table-cell office:value-type="float" office:value="0" calcext:value-type="float">
            <text:p>0</text:p>
          </table:table-cell>
          <table:table-cell office:value-type="float" office:value="0.00068987" calcext:value-type="float">
            <text:p>0,00068987</text:p>
          </table:table-cell>
          <table:table-cell office:value-type="float" office:value="2.00311118" calcext:value-type="float">
            <text:p>2,0031111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1.42078" calcext:value-type="float">
            <text:p>1624627251,42078</text:p>
          </table:table-cell>
          <table:table-cell table:formula="of:=ROUND([.A262]-[$menor.$A$1];1)" office:value-type="float" office:value="32.5" calcext:value-type="float">
            <text:p>32,5</text:p>
          </table:table-cell>
          <table:table-cell office:value-type="float" office:value="1" calcext:value-type="float">
            <text:p>1</text:p>
          </table:table-cell>
          <table:table-cell office:value-type="float" office:value="0.21582495" calcext:value-type="float">
            <text:p>0,21582495</text:p>
          </table:table-cell>
          <table:table-cell office:value-type="float" office:value="0" calcext:value-type="float">
            <text:p>0</text:p>
          </table:table-cell>
          <table:table-cell office:value-type="float" office:value="0.00104028" calcext:value-type="float">
            <text:p>0,00104028</text:p>
          </table:table-cell>
          <table:table-cell office:value-type="float" office:value="2.00206461" calcext:value-type="float">
            <text:p>2,0020646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1.52076" calcext:value-type="float">
            <text:p>1624627251,52076</text:p>
          </table:table-cell>
          <table:table-cell table:formula="of:=ROUND([.A263]-[$menor.$A$1];1)" office:value-type="float" office:value="32.6" calcext:value-type="float">
            <text:p>32,6</text:p>
          </table:table-cell>
          <table:table-cell office:value-type="float" office:value="1" calcext:value-type="float">
            <text:p>1</text:p>
          </table:table-cell>
          <table:table-cell office:value-type="float" office:value="0.21389942" calcext:value-type="float">
            <text:p>0,21389942</text:p>
          </table:table-cell>
          <table:table-cell office:value-type="float" office:value="0" calcext:value-type="float">
            <text:p>0</text:p>
          </table:table-cell>
          <table:table-cell office:value-type="float" office:value="0.00126466" calcext:value-type="float">
            <text:p>0,00126466</text:p>
          </table:table-cell>
          <table:table-cell office:value-type="float" office:value="2.0020922" calcext:value-type="float">
            <text:p>2,002092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1.62078" calcext:value-type="float">
            <text:p>1624627251,62078</text:p>
          </table:table-cell>
          <table:table-cell table:formula="of:=ROUND([.A264]-[$menor.$A$1];1)" office:value-type="float" office:value="32.7" calcext:value-type="float">
            <text:p>32,7</text:p>
          </table:table-cell>
          <table:table-cell office:value-type="float" office:value="1" calcext:value-type="float">
            <text:p>1</text:p>
          </table:table-cell>
          <table:table-cell office:value-type="float" office:value="0.21197414" calcext:value-type="float">
            <text:p>0,21197414</text:p>
          </table:table-cell>
          <table:table-cell office:value-type="float" office:value="0" calcext:value-type="float">
            <text:p>0</text:p>
          </table:table-cell>
          <table:table-cell office:value-type="float" office:value="0.00051901" calcext:value-type="float">
            <text:p>0,00051901</text:p>
          </table:table-cell>
          <table:table-cell office:value-type="float" office:value="2.00212004" calcext:value-type="float">
            <text:p>2,0021200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1.72081" calcext:value-type="float">
            <text:p>1624627251,72081</text:p>
          </table:table-cell>
          <table:table-cell table:formula="of:=ROUND([.A265]-[$menor.$A$1];1)" office:value-type="float" office:value="32.8" calcext:value-type="float">
            <text:p>32,8</text:p>
          </table:table-cell>
          <table:table-cell office:value-type="float" office:value="1" calcext:value-type="float">
            <text:p>1</text:p>
          </table:table-cell>
          <table:table-cell office:value-type="float" office:value="0.20993041" calcext:value-type="float">
            <text:p>0,20993041</text:p>
          </table:table-cell>
          <table:table-cell office:value-type="float" office:value="0" calcext:value-type="float">
            <text:p>0</text:p>
          </table:table-cell>
          <table:table-cell office:value-type="float" office:value="0.00075716" calcext:value-type="float">
            <text:p>0,00075716</text:p>
          </table:table-cell>
          <table:table-cell office:value-type="float" office:value="2.00203023" calcext:value-type="float">
            <text:p>2,0020302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1.82081" calcext:value-type="float">
            <text:p>1624627251,82081</text:p>
          </table:table-cell>
          <table:table-cell table:formula="of:=ROUND([.A266]-[$menor.$A$1];1)" office:value-type="float" office:value="32.9" calcext:value-type="float">
            <text:p>32,9</text:p>
          </table:table-cell>
          <table:table-cell office:value-type="float" office:value="1" calcext:value-type="float">
            <text:p>1</text:p>
          </table:table-cell>
          <table:table-cell office:value-type="float" office:value="0.20800459" calcext:value-type="float">
            <text:p>0,20800459</text:p>
          </table:table-cell>
          <table:table-cell office:value-type="float" office:value="0" calcext:value-type="float">
            <text:p>0</text:p>
          </table:table-cell>
          <table:table-cell office:value-type="float" office:value="0.00098157" calcext:value-type="float">
            <text:p>0,00098157</text:p>
          </table:table-cell>
          <table:table-cell office:value-type="float" office:value="2.00351254" calcext:value-type="float">
            <text:p>2,0035125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1.9208" calcext:value-type="float">
            <text:p>1624627251,9208</text:p>
          </table:table-cell>
          <table:table-cell table:formula="of:=ROUND([.A267]-[$menor.$A$1];1)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.20463505" calcext:value-type="float">
            <text:p>0,20463505</text:p>
          </table:table-cell>
          <table:table-cell office:value-type="float" office:value="0" calcext:value-type="float">
            <text:p>0</text:p>
          </table:table-cell>
          <table:table-cell office:value-type="float" office:value="0.00137422" calcext:value-type="float">
            <text:p>0,00137422</text:p>
          </table:table-cell>
          <table:table-cell office:value-type="float" office:value="2.00210595" calcext:value-type="float">
            <text:p>2,0021059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2.02081" calcext:value-type="float">
            <text:p>1624627252,02081</text:p>
          </table:table-cell>
          <table:table-cell table:formula="of:=ROUND([.A268]-[$menor.$A$1];1)" office:value-type="float" office:value="33.1" calcext:value-type="float">
            <text:p>33,1</text:p>
          </table:table-cell>
          <table:table-cell office:value-type="float" office:value="1" calcext:value-type="float">
            <text:p>1</text:p>
          </table:table-cell>
          <table:table-cell office:value-type="float" office:value="0.20270999" calcext:value-type="float">
            <text:p>0,20270999</text:p>
          </table:table-cell>
          <table:table-cell office:value-type="float" office:value="0" calcext:value-type="float">
            <text:p>0</text:p>
          </table:table-cell>
          <table:table-cell office:value-type="float" office:value="0.00062854" calcext:value-type="float">
            <text:p>0,00062854</text:p>
          </table:table-cell>
          <table:table-cell office:value-type="float" office:value="2.002134" calcext:value-type="float">
            <text:p>2,00213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2.12081" calcext:value-type="float">
            <text:p>1624627252,12081</text:p>
          </table:table-cell>
          <table:table-cell table:formula="of:=ROUND([.A269]-[$menor.$A$1];1)" office:value-type="float" office:value="33.2" calcext:value-type="float">
            <text:p>33,2</text:p>
          </table:table-cell>
          <table:table-cell office:value-type="float" office:value="1" calcext:value-type="float">
            <text:p>1</text:p>
          </table:table-cell>
          <table:table-cell office:value-type="float" office:value="0.20066567" calcext:value-type="float">
            <text:p>0,20066567</text:p>
          </table:table-cell>
          <table:table-cell office:value-type="float" office:value="0" calcext:value-type="float">
            <text:p>0</text:p>
          </table:table-cell>
          <table:table-cell office:value-type="float" office:value="0.00086677" calcext:value-type="float">
            <text:p>0,00086677</text:p>
          </table:table-cell>
          <table:table-cell office:value-type="float" office:value="2.00204361" calcext:value-type="float">
            <text:p>2,0020436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2.22079" calcext:value-type="float">
            <text:p>1624627252,22079</text:p>
          </table:table-cell>
          <table:table-cell table:formula="of:=ROUND([.A270]-[$menor.$A$1];1)" office:value-type="float" office:value="33.3" calcext:value-type="float">
            <text:p>33,3</text:p>
          </table:table-cell>
          <table:table-cell office:value-type="float" office:value="1" calcext:value-type="float">
            <text:p>1</text:p>
          </table:table-cell>
          <table:table-cell office:value-type="float" office:value="0.19874002" calcext:value-type="float">
            <text:p>0,19874002</text:p>
          </table:table-cell>
          <table:table-cell office:value-type="float" office:value="0" calcext:value-type="float">
            <text:p>0</text:p>
          </table:table-cell>
          <table:table-cell office:value-type="float" office:value="0.00109116" calcext:value-type="float">
            <text:p>0,00109116</text:p>
          </table:table-cell>
          <table:table-cell office:value-type="float" office:value="2.00207108" calcext:value-type="float">
            <text:p>2,0020710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2.32082" calcext:value-type="float">
            <text:p>1624627252,32082</text:p>
          </table:table-cell>
          <table:table-cell table:formula="of:=ROUND([.A271]-[$menor.$A$1];1)" office:value-type="float" office:value="33.4" calcext:value-type="float">
            <text:p>33,4</text:p>
          </table:table-cell>
          <table:table-cell office:value-type="float" office:value="1" calcext:value-type="float">
            <text:p>1</text:p>
          </table:table-cell>
          <table:table-cell office:value-type="float" office:value="0.19681466" calcext:value-type="float">
            <text:p>0,19681466</text:p>
          </table:table-cell>
          <table:table-cell office:value-type="float" office:value="0" calcext:value-type="float">
            <text:p>0</text:p>
          </table:table-cell>
          <table:table-cell office:value-type="float" office:value="0.00131552" calcext:value-type="float">
            <text:p>0,00131552</text:p>
          </table:table-cell>
          <table:table-cell office:value-type="float" office:value="2.00209883" calcext:value-type="float">
            <text:p>2,0020988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2.42079" calcext:value-type="float">
            <text:p>1624627252,42079</text:p>
          </table:table-cell>
          <table:table-cell table:formula="of:=ROUND([.A272]-[$menor.$A$1];1)" office:value-type="float" office:value="33.5" calcext:value-type="float">
            <text:p>33,5</text:p>
          </table:table-cell>
          <table:table-cell office:value-type="float" office:value="1" calcext:value-type="float">
            <text:p>1</text:p>
          </table:table-cell>
          <table:table-cell office:value-type="float" office:value="0.19488959" calcext:value-type="float">
            <text:p>0,19488959</text:p>
          </table:table-cell>
          <table:table-cell office:value-type="float" office:value="0" calcext:value-type="float">
            <text:p>0</text:p>
          </table:table-cell>
          <table:table-cell office:value-type="float" office:value="0.00056984" calcext:value-type="float">
            <text:p>0,00056984</text:p>
          </table:table-cell>
          <table:table-cell office:value-type="float" office:value="2.00212688" calcext:value-type="float">
            <text:p>2,0021268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2.52081" calcext:value-type="float">
            <text:p>1624627252,52081</text:p>
          </table:table-cell>
          <table:table-cell table:formula="of:=ROUND([.A273]-[$menor.$A$1];1)" office:value-type="float" office:value="33.6" calcext:value-type="float">
            <text:p>33,6</text:p>
          </table:table-cell>
          <table:table-cell office:value-type="float" office:value="1" calcext:value-type="float">
            <text:p>1</text:p>
          </table:table-cell>
          <table:table-cell office:value-type="float" office:value="0.19284531" calcext:value-type="float">
            <text:p>0,19284531</text:p>
          </table:table-cell>
          <table:table-cell office:value-type="float" office:value="0" calcext:value-type="float">
            <text:p>0</text:p>
          </table:table-cell>
          <table:table-cell office:value-type="float" office:value="0.00080806" calcext:value-type="float">
            <text:p>0,00080806</text:p>
          </table:table-cell>
          <table:table-cell office:value-type="float" office:value="2.00252153" calcext:value-type="float">
            <text:p>2,0025215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2.62078" calcext:value-type="float">
            <text:p>1624627252,62078</text:p>
          </table:table-cell>
          <table:table-cell table:formula="of:=ROUND([.A274]-[$menor.$A$1];1)" office:value-type="float" office:value="33.7" calcext:value-type="float">
            <text:p>33,7</text:p>
          </table:table-cell>
          <table:table-cell office:value-type="float" office:value="1" calcext:value-type="float">
            <text:p>1</text:p>
          </table:table-cell>
          <table:table-cell office:value-type="float" office:value="0.19043829" calcext:value-type="float">
            <text:p>0,19043829</text:p>
          </table:table-cell>
          <table:table-cell office:value-type="float" office:value="0" calcext:value-type="float">
            <text:p>0</text:p>
          </table:table-cell>
          <table:table-cell office:value-type="float" office:value="0.00108854" calcext:value-type="float">
            <text:p>0,00108854</text:p>
          </table:table-cell>
          <table:table-cell office:value-type="float" office:value="2.0020709" calcext:value-type="float">
            <text:p>2,002070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2.7208" calcext:value-type="float">
            <text:p>1624627252,7208</text:p>
          </table:table-cell>
          <table:table-cell table:formula="of:=ROUND([.A275]-[$menor.$A$1];1)" office:value-type="float" office:value="33.8" calcext:value-type="float">
            <text:p>33,8</text:p>
          </table:table-cell>
          <table:table-cell office:value-type="float" office:value="1" calcext:value-type="float">
            <text:p>1</text:p>
          </table:table-cell>
          <table:table-cell office:value-type="float" office:value="0.18851298" calcext:value-type="float">
            <text:p>0,18851298</text:p>
          </table:table-cell>
          <table:table-cell office:value-type="float" office:value="0" calcext:value-type="float">
            <text:p>0</text:p>
          </table:table-cell>
          <table:table-cell office:value-type="float" office:value="0.0013129" calcext:value-type="float">
            <text:p>0,0013129</text:p>
          </table:table-cell>
          <table:table-cell office:value-type="float" office:value="2.00209871" calcext:value-type="float">
            <text:p>2,0020987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2.82074" calcext:value-type="float">
            <text:p>1624627252,82074</text:p>
          </table:table-cell>
          <table:table-cell table:formula="of:=ROUND([.A276]-[$menor.$A$1];1)" office:value-type="float" office:value="33.9" calcext:value-type="float">
            <text:p>33,9</text:p>
          </table:table-cell>
          <table:table-cell office:value-type="float" office:value="1" calcext:value-type="float">
            <text:p>1</text:p>
          </table:table-cell>
          <table:table-cell office:value-type="float" office:value="0.18658799" calcext:value-type="float">
            <text:p>0,18658799</text:p>
          </table:table-cell>
          <table:table-cell office:value-type="float" office:value="0" calcext:value-type="float">
            <text:p>0</text:p>
          </table:table-cell>
          <table:table-cell office:value-type="float" office:value="0.00056721" calcext:value-type="float">
            <text:p>0,00056721</text:p>
          </table:table-cell>
          <table:table-cell office:value-type="float" office:value="2.00212683" calcext:value-type="float">
            <text:p>2,0021268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2.92082" calcext:value-type="float">
            <text:p>1624627252,92082</text:p>
          </table:table-cell>
          <table:table-cell table:formula="of:=ROUND([.A277]-[$menor.$A$1];1)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18454352" calcext:value-type="float">
            <text:p>0,18454352</text:p>
          </table:table-cell>
          <table:table-cell office:value-type="float" office:value="0" calcext:value-type="float">
            <text:p>0</text:p>
          </table:table-cell>
          <table:table-cell office:value-type="float" office:value="0.00080545" calcext:value-type="float">
            <text:p>0,00080545</text:p>
          </table:table-cell>
          <table:table-cell office:value-type="float" office:value="2.00203629" calcext:value-type="float">
            <text:p>2,0020362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3.0208" calcext:value-type="float">
            <text:p>1624627253,0208</text:p>
          </table:table-cell>
          <table:table-cell table:formula="of:=ROUND([.A278]-[$menor.$A$1];1)" office:value-type="float" office:value="34.1" calcext:value-type="float">
            <text:p>34,1</text:p>
          </table:table-cell>
          <table:table-cell office:value-type="float" office:value="1" calcext:value-type="float">
            <text:p>1</text:p>
          </table:table-cell>
          <table:table-cell office:value-type="float" office:value="0.1826179" calcext:value-type="float">
            <text:p>0,1826179</text:p>
          </table:table-cell>
          <table:table-cell office:value-type="float" office:value="0" calcext:value-type="float">
            <text:p>0</text:p>
          </table:table-cell>
          <table:table-cell office:value-type="float" office:value="0.00102984" calcext:value-type="float">
            <text:p>0,00102984</text:p>
          </table:table-cell>
          <table:table-cell office:value-type="float" office:value="2.00206379" calcext:value-type="float">
            <text:p>2,0020637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3.12082" calcext:value-type="float">
            <text:p>1624627253,12082</text:p>
          </table:table-cell>
          <table:table-cell table:formula="of:=ROUND([.A279]-[$menor.$A$1];1)" office:value-type="float" office:value="34.2" calcext:value-type="float">
            <text:p>34,2</text:p>
          </table:table-cell>
          <table:table-cell office:value-type="float" office:value="1" calcext:value-type="float">
            <text:p>1</text:p>
          </table:table-cell>
          <table:table-cell office:value-type="float" office:value="0.18069258" calcext:value-type="float">
            <text:p>0,18069258</text:p>
          </table:table-cell>
          <table:table-cell office:value-type="float" office:value="0" calcext:value-type="float">
            <text:p>0</text:p>
          </table:table-cell>
          <table:table-cell office:value-type="float" office:value="0.0012542" calcext:value-type="float">
            <text:p>0,0012542</text:p>
          </table:table-cell>
          <table:table-cell office:value-type="float" office:value="2.00209159" calcext:value-type="float">
            <text:p>2,0020915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3.2208" calcext:value-type="float">
            <text:p>1624627253,2208</text:p>
          </table:table-cell>
          <table:table-cell table:formula="of:=ROUND([.A280]-[$menor.$A$1];1)" office:value-type="float" office:value="34.3" calcext:value-type="float">
            <text:p>34,3</text:p>
          </table:table-cell>
          <table:table-cell office:value-type="float" office:value="1" calcext:value-type="float">
            <text:p>1</text:p>
          </table:table-cell>
          <table:table-cell office:value-type="float" office:value="0.17876759" calcext:value-type="float">
            <text:p>0,17876759</text:p>
          </table:table-cell>
          <table:table-cell office:value-type="float" office:value="0" calcext:value-type="float">
            <text:p>0</text:p>
          </table:table-cell>
          <table:table-cell office:value-type="float" office:value="0.00147851" calcext:value-type="float">
            <text:p>0,00147851</text:p>
          </table:table-cell>
          <table:table-cell office:value-type="float" office:value="2.00211971" calcext:value-type="float">
            <text:p>2,0021197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3.3208" calcext:value-type="float">
            <text:p>1624627253,3208</text:p>
          </table:table-cell>
          <table:table-cell table:formula="of:=ROUND([.A281]-[$menor.$A$1];1)" office:value-type="float" office:value="34.4" calcext:value-type="float">
            <text:p>34,4</text:p>
          </table:table-cell>
          <table:table-cell office:value-type="float" office:value="1" calcext:value-type="float">
            <text:p>1</text:p>
          </table:table-cell>
          <table:table-cell office:value-type="float" office:value="0.17684293" calcext:value-type="float">
            <text:p>0,17684293</text:p>
          </table:table-cell>
          <table:table-cell office:value-type="float" office:value="1" calcext:value-type="float">
            <text:p>1</text:p>
          </table:table-cell>
          <table:table-cell office:value-type="float" office:value="-0.00232938" calcext:value-type="float">
            <text:p>-0,00232938</text:p>
          </table:table-cell>
          <table:table-cell office:value-type="float" office:value="2.00079177" calcext:value-type="float">
            <text:p>2,00079177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53.4208" calcext:value-type="float">
            <text:p>1624627253,4208</text:p>
          </table:table-cell>
          <table:table-cell table:formula="of:=ROUND([.A282]-[$menor.$A$1];1)" office:value-type="float" office:value="34.5" calcext:value-type="float">
            <text:p>34,5</text:p>
          </table:table-cell>
          <table:table-cell office:value-type="float" office:value="1" calcext:value-type="float">
            <text:p>1</text:p>
          </table:table-cell>
          <table:table-cell office:value-type="float" office:value="0.17576031" calcext:value-type="float">
            <text:p>0,17576031</text:p>
          </table:table-cell>
          <table:table-cell office:value-type="float" office:value="0" calcext:value-type="float">
            <text:p>0</text:p>
          </table:table-cell>
          <table:table-cell office:value-type="float" office:value="0.00085894" calcext:value-type="float">
            <text:p>0,00085894</text:p>
          </table:table-cell>
          <table:table-cell office:value-type="float" office:value="2.00252792" calcext:value-type="float">
            <text:p>2,0025279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3.5208" calcext:value-type="float">
            <text:p>1624627253,5208</text:p>
          </table:table-cell>
          <table:table-cell table:formula="of:=ROUND([.A283]-[$menor.$A$1];1)" office:value-type="float" office:value="34.6" calcext:value-type="float">
            <text:p>34,6</text:p>
          </table:table-cell>
          <table:table-cell office:value-type="float" office:value="1" calcext:value-type="float">
            <text:p>1</text:p>
          </table:table-cell>
          <table:table-cell office:value-type="float" office:value="0.17335351" calcext:value-type="float">
            <text:p>0,17335351</text:p>
          </table:table-cell>
          <table:table-cell office:value-type="float" office:value="0" calcext:value-type="float">
            <text:p>0</text:p>
          </table:table-cell>
          <table:table-cell office:value-type="float" office:value="0.00113941" calcext:value-type="float">
            <text:p>0,00113941</text:p>
          </table:table-cell>
          <table:table-cell office:value-type="float" office:value="2.00207751" calcext:value-type="float">
            <text:p>2,0020775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3.62081" calcext:value-type="float">
            <text:p>1624627253,62081</text:p>
          </table:table-cell>
          <table:table-cell table:formula="of:=ROUND([.A284]-[$menor.$A$1];1)" office:value-type="float" office:value="34.7" calcext:value-type="float">
            <text:p>34,7</text:p>
          </table:table-cell>
          <table:table-cell office:value-type="float" office:value="1" calcext:value-type="float">
            <text:p>1</text:p>
          </table:table-cell>
          <table:table-cell office:value-type="float" office:value="0.17142843" calcext:value-type="float">
            <text:p>0,17142843</text:p>
          </table:table-cell>
          <table:table-cell office:value-type="float" office:value="0" calcext:value-type="float">
            <text:p>0</text:p>
          </table:table-cell>
          <table:table-cell office:value-type="float" office:value="0.00136373" calcext:value-type="float">
            <text:p>0,00136373</text:p>
          </table:table-cell>
          <table:table-cell office:value-type="float" office:value="2.00210555" calcext:value-type="float">
            <text:p>2,0021055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3.72078" calcext:value-type="float">
            <text:p>1624627253,72078</text:p>
          </table:table-cell>
          <table:table-cell table:formula="of:=ROUND([.A285]-[$menor.$A$1];1)" office:value-type="float" office:value="34.8" calcext:value-type="float">
            <text:p>34,8</text:p>
          </table:table-cell>
          <table:table-cell office:value-type="float" office:value="1" calcext:value-type="float">
            <text:p>1</text:p>
          </table:table-cell>
          <table:table-cell office:value-type="float" office:value="0.16950369" calcext:value-type="float">
            <text:p>0,16950369</text:p>
          </table:table-cell>
          <table:table-cell office:value-type="float" office:value="1" calcext:value-type="float">
            <text:p>1</text:p>
          </table:table-cell>
          <table:table-cell office:value-type="float" office:value="-0.00231707" calcext:value-type="float">
            <text:p>-0,00231707</text:p>
          </table:table-cell>
          <table:table-cell office:value-type="float" office:value="2.00176356" calcext:value-type="float">
            <text:p>2,00176356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53.82081" calcext:value-type="float">
            <text:p>1624627253,82081</text:p>
          </table:table-cell>
          <table:table-cell table:formula="of:=ROUND([.A286]-[$menor.$A$1];1)" office:value-type="float" office:value="34.9" calcext:value-type="float">
            <text:p>34,9</text:p>
          </table:table-cell>
          <table:table-cell office:value-type="float" office:value="1" calcext:value-type="float">
            <text:p>1</text:p>
          </table:table-cell>
          <table:table-cell office:value-type="float" office:value="0.16745853" calcext:value-type="float">
            <text:p>0,16745853</text:p>
          </table:table-cell>
          <table:table-cell office:value-type="float" office:value="0" calcext:value-type="float">
            <text:p>0</text:p>
          </table:table-cell>
          <table:table-cell office:value-type="float" office:value="0.00085634" calcext:value-type="float">
            <text:p>0,00085634</text:p>
          </table:table-cell>
          <table:table-cell office:value-type="float" office:value="2.0010727" calcext:value-type="float">
            <text:p>2,001072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3.92081" calcext:value-type="float">
            <text:p>1624627253,92081</text:p>
          </table:table-cell>
          <table:table-cell table:formula="of:=ROUND([.A287]-[$menor.$A$1];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16649579" calcext:value-type="float">
            <text:p>0,16649579</text:p>
          </table:table-cell>
          <table:table-cell office:value-type="float" office:value="0" calcext:value-type="float">
            <text:p>0</text:p>
          </table:table-cell>
          <table:table-cell office:value-type="float" office:value="0.00096852" calcext:value-type="float">
            <text:p>0,00096852</text:p>
          </table:table-cell>
          <table:table-cell office:value-type="float" office:value="2.00205651" calcext:value-type="float">
            <text:p>2,0020565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4.0208" calcext:value-type="float">
            <text:p>1624627254,0208</text:p>
          </table:table-cell>
          <table:table-cell table:formula="of:=ROUND([.A288]-[$menor.$A$1];1)" office:value-type="float" office:value="35.1" calcext:value-type="float">
            <text:p>35,1</text:p>
          </table:table-cell>
          <table:table-cell office:value-type="float" office:value="1" calcext:value-type="float">
            <text:p>1</text:p>
          </table:table-cell>
          <table:table-cell office:value-type="float" office:value="0.16457053" calcext:value-type="float">
            <text:p>0,16457053</text:p>
          </table:table-cell>
          <table:table-cell office:value-type="float" office:value="0" calcext:value-type="float">
            <text:p>0</text:p>
          </table:table-cell>
          <table:table-cell office:value-type="float" office:value="0.00119287" calcext:value-type="float">
            <text:p>0,00119287</text:p>
          </table:table-cell>
          <table:table-cell office:value-type="float" office:value="2.00208437" calcext:value-type="float">
            <text:p>2,0020843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4.12079" calcext:value-type="float">
            <text:p>1624627254,12079</text:p>
          </table:table-cell>
          <table:table-cell table:formula="of:=ROUND([.A289]-[$menor.$A$1];1)" office:value-type="float" office:value="35.2" calcext:value-type="float">
            <text:p>35,2</text:p>
          </table:table-cell>
          <table:table-cell office:value-type="float" office:value="1" calcext:value-type="float">
            <text:p>1</text:p>
          </table:table-cell>
          <table:table-cell office:value-type="float" office:value="0.16264562" calcext:value-type="float">
            <text:p>0,16264562</text:p>
          </table:table-cell>
          <table:table-cell office:value-type="float" office:value="1" calcext:value-type="float">
            <text:p>1</text:p>
          </table:table-cell>
          <table:table-cell office:value-type="float" office:value="-0.00139916" calcext:value-type="float">
            <text:p>-0,00139916</text:p>
          </table:table-cell>
          <table:table-cell office:value-type="float" office:value="2.0017572" calcext:value-type="float">
            <text:p>2,0017572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54.22079" calcext:value-type="float">
            <text:p>1624627254,22079</text:p>
          </table:table-cell>
          <table:table-cell table:formula="of:=ROUND([.A290]-[$menor.$A$1];1)" office:value-type="float" office:value="35.3" calcext:value-type="float">
            <text:p>35,3</text:p>
          </table:table-cell>
          <table:table-cell office:value-type="float" office:value="1" calcext:value-type="float">
            <text:p>1</text:p>
          </table:table-cell>
          <table:table-cell office:value-type="float" office:value="0.16072109" calcext:value-type="float">
            <text:p>0,16072109</text:p>
          </table:table-cell>
          <table:table-cell office:value-type="float" office:value="1" calcext:value-type="float">
            <text:p>1</text:p>
          </table:table-cell>
          <table:table-cell office:value-type="float" office:value="-0.00211157" calcext:value-type="float">
            <text:p>-0,00211157</text:p>
          </table:table-cell>
          <table:table-cell office:value-type="float" office:value="2.00081999" calcext:value-type="float">
            <text:p>2,00081999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54.32082" calcext:value-type="float">
            <text:p>1624627254,32082</text:p>
          </table:table-cell>
          <table:table-cell table:formula="of:=ROUND([.A291]-[$menor.$A$1];1)" office:value-type="float" office:value="35.4" calcext:value-type="float">
            <text:p>35,4</text:p>
          </table:table-cell>
          <table:table-cell office:value-type="float" office:value="1" calcext:value-type="float">
            <text:p>1</text:p>
          </table:table-cell>
          <table:table-cell office:value-type="float" office:value="0.15963818" calcext:value-type="float">
            <text:p>0,15963818</text:p>
          </table:table-cell>
          <table:table-cell office:value-type="float" office:value="0" calcext:value-type="float">
            <text:p>0</text:p>
          </table:table-cell>
          <table:table-cell office:value-type="float" office:value="0.00079763" calcext:value-type="float">
            <text:p>0,00079763</text:p>
          </table:table-cell>
          <table:table-cell office:value-type="float" office:value="2.00252063" calcext:value-type="float">
            <text:p>2,0025206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4.42078" calcext:value-type="float">
            <text:p>1624627254,42078</text:p>
          </table:table-cell>
          <table:table-cell table:formula="of:=ROUND([.A292]-[$menor.$A$1];1)" office:value-type="float" office:value="35.5" calcext:value-type="float">
            <text:p>35,5</text:p>
          </table:table-cell>
          <table:table-cell office:value-type="float" office:value="1" calcext:value-type="float">
            <text:p>1</text:p>
          </table:table-cell>
          <table:table-cell office:value-type="float" office:value="0.15723142" calcext:value-type="float">
            <text:p>0,15723142</text:p>
          </table:table-cell>
          <table:table-cell office:value-type="float" office:value="0" calcext:value-type="float">
            <text:p>0</text:p>
          </table:table-cell>
          <table:table-cell office:value-type="float" office:value="0.00107809" calcext:value-type="float">
            <text:p>0,00107809</text:p>
          </table:table-cell>
          <table:table-cell office:value-type="float" office:value="2.00207026" calcext:value-type="float">
            <text:p>2,0020702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4.5208" calcext:value-type="float">
            <text:p>1624627254,5208</text:p>
          </table:table-cell>
          <table:table-cell table:formula="of:=ROUND([.A293]-[$menor.$A$1];1)" office:value-type="float" office:value="35.6" calcext:value-type="float">
            <text:p>35,6</text:p>
          </table:table-cell>
          <table:table-cell office:value-type="float" office:value="1" calcext:value-type="float">
            <text:p>1</text:p>
          </table:table-cell>
          <table:table-cell office:value-type="float" office:value="0.15530643" calcext:value-type="float">
            <text:p>0,15530643</text:p>
          </table:table-cell>
          <table:table-cell office:value-type="float" office:value="0" calcext:value-type="float">
            <text:p>0</text:p>
          </table:table-cell>
          <table:table-cell office:value-type="float" office:value="0.0013024" calcext:value-type="float">
            <text:p>0,0013024</text:p>
          </table:table-cell>
          <table:table-cell office:value-type="float" office:value="2.00112838" calcext:value-type="float">
            <text:p>2,0011283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4.6208" calcext:value-type="float">
            <text:p>1624627254,6208</text:p>
          </table:table-cell>
          <table:table-cell table:formula="of:=ROUND([.A294]-[$menor.$A$1];1)" office:value-type="float" office:value="35.7" calcext:value-type="float">
            <text:p>35,7</text:p>
          </table:table-cell>
          <table:table-cell office:value-type="float" office:value="1" calcext:value-type="float">
            <text:p>1</text:p>
          </table:table-cell>
          <table:table-cell office:value-type="float" office:value="0.15434408" calcext:value-type="float">
            <text:p>0,15434408</text:p>
          </table:table-cell>
          <table:table-cell office:value-type="float" office:value="1" calcext:value-type="float">
            <text:p>1</text:p>
          </table:table-cell>
          <table:table-cell office:value-type="float" office:value="-0.00125804" calcext:value-type="float">
            <text:p>-0,00125804</text:p>
          </table:table-cell>
          <table:table-cell office:value-type="float" office:value="1.99983536" calcext:value-type="float">
            <text:p>1,99983536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54.72077" calcext:value-type="float">
            <text:p>1624627254,72077</text:p>
          </table:table-cell>
          <table:table-cell table:formula="of:=ROUND([.A295]-[$menor.$A$1];1)" office:value-type="float" office:value="35.8" calcext:value-type="float">
            <text:p>35,8</text:p>
          </table:table-cell>
          <table:table-cell office:value-type="float" office:value="1" calcext:value-type="float">
            <text:p>1</text:p>
          </table:table-cell>
          <table:table-cell office:value-type="float" office:value="0.15434408" calcext:value-type="float">
            <text:p>0,15434408</text:p>
          </table:table-cell>
          <table:table-cell office:value-type="float" office:value="1" calcext:value-type="float">
            <text:p>1</text:p>
          </table:table-cell>
          <table:table-cell office:value-type="float" office:value="-0.00222804" calcext:value-type="float">
            <text:p>-0,00222804</text:p>
          </table:table-cell>
          <table:table-cell office:value-type="float" office:value="2.00177536" calcext:value-type="float">
            <text:p>2,00177536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54.82074" calcext:value-type="float">
            <text:p>1624627254,82074</text:p>
          </table:table-cell>
          <table:table-cell table:formula="of:=ROUND([.A296]-[$menor.$A$1];1)" office:value-type="float" office:value="35.9" calcext:value-type="float">
            <text:p>35,9</text:p>
          </table:table-cell>
          <table:table-cell office:value-type="float" office:value="1" calcext:value-type="float">
            <text:p>1</text:p>
          </table:table-cell>
          <table:table-cell office:value-type="float" office:value="0.15229924" calcext:value-type="float">
            <text:p>0,15229924</text:p>
          </table:table-cell>
          <table:table-cell office:value-type="float" office:value="0" calcext:value-type="float">
            <text:p>0</text:p>
          </table:table-cell>
          <table:table-cell office:value-type="float" office:value="0.00068282" calcext:value-type="float">
            <text:p>0,00068282</text:p>
          </table:table-cell>
          <table:table-cell office:value-type="float" office:value="2.00105168" calcext:value-type="float">
            <text:p>2,0010516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4.92075" calcext:value-type="float">
            <text:p>1624627254,92075</text:p>
          </table:table-cell>
          <table:table-cell table:formula="of:=ROUND([.A297]-[$menor.$A$1];1)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15133642" calcext:value-type="float">
            <text:p>0,15133642</text:p>
          </table:table-cell>
          <table:table-cell office:value-type="float" office:value="0" calcext:value-type="float">
            <text:p>0</text:p>
          </table:table-cell>
          <table:table-cell office:value-type="float" office:value="0.00079502" calcext:value-type="float">
            <text:p>0,00079502</text:p>
          </table:table-cell>
          <table:table-cell office:value-type="float" office:value="2.00203542" calcext:value-type="float">
            <text:p>2,0020354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5.02078" calcext:value-type="float">
            <text:p>1624627255,02078</text:p>
          </table:table-cell>
          <table:table-cell table:formula="of:=ROUND([.A298]-[$menor.$A$1];1)" office:value-type="float" office:value="36.1" calcext:value-type="float">
            <text:p>36,1</text:p>
          </table:table-cell>
          <table:table-cell office:value-type="float" office:value="1" calcext:value-type="float">
            <text:p>1</text:p>
          </table:table-cell>
          <table:table-cell office:value-type="float" office:value="0.14941104" calcext:value-type="float">
            <text:p>0,14941104</text:p>
          </table:table-cell>
          <table:table-cell office:value-type="float" office:value="0" calcext:value-type="float">
            <text:p>0</text:p>
          </table:table-cell>
          <table:table-cell office:value-type="float" office:value="0.00101938" calcext:value-type="float">
            <text:p>0,00101938</text:p>
          </table:table-cell>
          <table:table-cell office:value-type="float" office:value="2.00206316" calcext:value-type="float">
            <text:p>2,0020631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5.12073" calcext:value-type="float">
            <text:p>1624627255,12073</text:p>
          </table:table-cell>
          <table:table-cell table:formula="of:=ROUND([.A299]-[$menor.$A$1];1)" office:value-type="float" office:value="36.2" calcext:value-type="float">
            <text:p>36,2</text:p>
          </table:table-cell>
          <table:table-cell office:value-type="float" office:value="1" calcext:value-type="float">
            <text:p>1</text:p>
          </table:table-cell>
          <table:table-cell office:value-type="float" office:value="0.14748605" calcext:value-type="float">
            <text:p>0,14748605</text:p>
          </table:table-cell>
          <table:table-cell office:value-type="float" office:value="0" calcext:value-type="float">
            <text:p>0</text:p>
          </table:table-cell>
          <table:table-cell office:value-type="float" office:value="0.0012437" calcext:value-type="float">
            <text:p>0,0012437</text:p>
          </table:table-cell>
          <table:table-cell office:value-type="float" office:value="2.00112128" calcext:value-type="float">
            <text:p>2,0011212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5.22077" calcext:value-type="float">
            <text:p>1624627255,22077</text:p>
          </table:table-cell>
          <table:table-cell table:formula="of:=ROUND([.A300]-[$menor.$A$1];1)" office:value-type="float" office:value="36.3" calcext:value-type="float">
            <text:p>36,3</text:p>
          </table:table-cell>
          <table:table-cell office:value-type="float" office:value="1" calcext:value-type="float">
            <text:p>1</text:p>
          </table:table-cell>
          <table:table-cell office:value-type="float" office:value="0.1465237" calcext:value-type="float">
            <text:p>0,1465237</text:p>
          </table:table-cell>
          <table:table-cell office:value-type="float" office:value="1" calcext:value-type="float">
            <text:p>1</text:p>
          </table:table-cell>
          <table:table-cell office:value-type="float" office:value="-0.00215133" calcext:value-type="float">
            <text:p>-0,00215133</text:p>
          </table:table-cell>
          <table:table-cell office:value-type="float" office:value="2.00178534" calcext:value-type="float">
            <text:p>2,00178534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55.32078" calcext:value-type="float">
            <text:p>1624627255,32078</text:p>
          </table:table-cell>
          <table:table-cell table:formula="of:=ROUND([.A301]-[$menor.$A$1];1)" office:value-type="float" office:value="36.4" calcext:value-type="float">
            <text:p>36,4</text:p>
          </table:table-cell>
          <table:table-cell office:value-type="float" office:value="1" calcext:value-type="float">
            <text:p>1</text:p>
          </table:table-cell>
          <table:table-cell office:value-type="float" office:value="0.14447889" calcext:value-type="float">
            <text:p>0,14447889</text:p>
          </table:table-cell>
          <table:table-cell office:value-type="float" office:value="0" calcext:value-type="float">
            <text:p>0</text:p>
          </table:table-cell>
          <table:table-cell office:value-type="float" office:value="-0.00200746" calcext:value-type="float">
            <text:p>-0,00200746</text:p>
          </table:table-cell>
          <table:table-cell office:value-type="float" office:value="2.00071133" calcext:value-type="float">
            <text:p>2,00071133</text:p>
          </table:table-cell>
          <table:table-cell office:value-type="float" office:value="97.74373506" calcext:value-type="float">
            <text:p>97,74373506</text:p>
          </table:table-cell>
        </table:table-row>
        <table:table-row table:style-name="ro1">
          <table:table-cell office:value-type="float" office:value="1624627255.42078" calcext:value-type="float">
            <text:p>1624627255,42078</text:p>
          </table:table-cell>
          <table:table-cell table:formula="of:=ROUND([.A302]-[$menor.$A$1];1)" office:value-type="float" office:value="36.5" calcext:value-type="float">
            <text:p>36,5</text:p>
          </table:table-cell>
          <table:table-cell office:value-type="float" office:value="1" calcext:value-type="float">
            <text:p>1</text:p>
          </table:table-cell>
          <table:table-cell office:value-type="float" office:value="0.14351603" calcext:value-type="float">
            <text:p>0,14351603</text:p>
          </table:table-cell>
          <table:table-cell office:value-type="float" office:value="-1" calcext:value-type="float">
            <text:p>-1</text:p>
          </table:table-cell>
          <table:table-cell office:value-type="float" office:value="0.00060708" calcext:value-type="float">
            <text:p>0,00060708</text:p>
          </table:table-cell>
          <table:table-cell office:value-type="float" office:value="2.00249809" calcext:value-type="float">
            <text:p>2,00249809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55.52077" calcext:value-type="float">
            <text:p>1624627255,52077</text:p>
          </table:table-cell>
          <table:table-cell table:formula="of:=ROUND([.A303]-[$menor.$A$1];1)" office:value-type="float" office:value="36.6" calcext:value-type="float">
            <text:p>36,6</text:p>
          </table:table-cell>
          <table:table-cell office:value-type="float" office:value="1" calcext:value-type="float">
            <text:p>1</text:p>
          </table:table-cell>
          <table:table-cell office:value-type="float" office:value="0.14110936" calcext:value-type="float">
            <text:p>0,14110936</text:p>
          </table:table-cell>
          <table:table-cell office:value-type="float" office:value="-1" calcext:value-type="float">
            <text:p>-1</text:p>
          </table:table-cell>
          <table:table-cell office:value-type="float" office:value="0.0008897" calcext:value-type="float">
            <text:p>0,0008897</text:p>
          </table:table-cell>
          <table:table-cell office:value-type="float" office:value="2.00107807" calcext:value-type="float">
            <text:p>2,00107807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55.62078" calcext:value-type="float">
            <text:p>1624627255,62078</text:p>
          </table:table-cell>
          <table:table-cell table:formula="of:=ROUND([.A304]-[$menor.$A$1];1)" office:value-type="float" office:value="36.7" calcext:value-type="float">
            <text:p>36,7</text:p>
          </table:table-cell>
          <table:table-cell office:value-type="float" office:value="1" calcext:value-type="float">
            <text:p>1</text:p>
          </table:table-cell>
          <table:table-cell office:value-type="float" office:value="0.14014687" calcext:value-type="float">
            <text:p>0,14014687</text:p>
          </table:table-cell>
          <table:table-cell office:value-type="float" office:value="-1" calcext:value-type="float">
            <text:p>-1</text:p>
          </table:table-cell>
          <table:table-cell office:value-type="float" office:value="0.00100272" calcext:value-type="float">
            <text:p>0,00100272</text:p>
          </table:table-cell>
          <table:table-cell office:value-type="float" office:value="2.00206223" calcext:value-type="float">
            <text:p>2,00206223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55.72078" calcext:value-type="float">
            <text:p>1624627255,72078</text:p>
          </table:table-cell>
          <table:table-cell table:formula="of:=ROUND([.A305]-[$menor.$A$1];1)" office:value-type="float" office:value="36.8" calcext:value-type="float">
            <text:p>36,8</text:p>
          </table:table-cell>
          <table:table-cell office:value-type="float" office:value="1" calcext:value-type="float">
            <text:p>1</text:p>
          </table:table-cell>
          <table:table-cell office:value-type="float" office:value="0.13822219" calcext:value-type="float">
            <text:p>0,13822219</text:p>
          </table:table-cell>
          <table:table-cell office:value-type="float" office:value="0" calcext:value-type="float">
            <text:p>0</text:p>
          </table:table-cell>
          <table:table-cell office:value-type="float" office:value="-0.00261941" calcext:value-type="float">
            <text:p>-0,00261941</text:p>
          </table:table-cell>
          <table:table-cell office:value-type="float" office:value="2.00081669" calcext:value-type="float">
            <text:p>2,00081669</text:p>
          </table:table-cell>
          <table:table-cell office:value-type="float" office:value="97.74373506" calcext:value-type="float">
            <text:p>97,74373506</text:p>
          </table:table-cell>
        </table:table-row>
        <table:table-row table:style-name="ro1">
          <table:table-cell office:value-type="float" office:value="1624627255.82078" calcext:value-type="float">
            <text:p>1624627255,82078</text:p>
          </table:table-cell>
          <table:table-cell table:formula="of:=ROUND([.A306]-[$menor.$A$1];1)" office:value-type="float" office:value="36.9" calcext:value-type="float">
            <text:p>36,9</text:p>
          </table:table-cell>
          <table:table-cell office:value-type="float" office:value="1" calcext:value-type="float">
            <text:p>1</text:p>
          </table:table-cell>
          <table:table-cell office:value-type="float" office:value="0.13708253" calcext:value-type="float">
            <text:p>0,13708253</text:p>
          </table:table-cell>
          <table:table-cell office:value-type="float" office:value="-1" calcext:value-type="float">
            <text:p>-1</text:p>
          </table:table-cell>
          <table:table-cell office:value-type="float" office:value="-0.00009244" calcext:value-type="float">
            <text:p>-9,244E-05</text:p>
          </table:table-cell>
          <table:table-cell office:value-type="float" office:value="2.0019291" calcext:value-type="float">
            <text:p>2,0019291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55.92078" calcext:value-type="float">
            <text:p>1624627255,92078</text:p>
          </table:table-cell>
          <table:table-cell table:formula="of:=ROUND([.A307]-[$menor.$A$1];1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13515599" calcext:value-type="float">
            <text:p>0,13515599</text:p>
          </table:table-cell>
          <table:table-cell office:value-type="float" office:value="-1" calcext:value-type="float">
            <text:p>-1</text:p>
          </table:table-cell>
          <table:table-cell office:value-type="float" office:value="0.00013379" calcext:value-type="float">
            <text:p>0,00013379</text:p>
          </table:table-cell>
          <table:table-cell office:value-type="float" office:value="2.00098589" calcext:value-type="float">
            <text:p>2,00098589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56.02074" calcext:value-type="float">
            <text:p>1624627256,02074</text:p>
          </table:table-cell>
          <table:table-cell table:formula="of:=ROUND([.A308]-[$menor.$A$1];1)" office:value-type="float" office:value="37.1" calcext:value-type="float">
            <text:p>37,1</text:p>
          </table:table-cell>
          <table:table-cell office:value-type="float" office:value="1" calcext:value-type="float">
            <text:p>1</text:p>
          </table:table-cell>
          <table:table-cell office:value-type="float" office:value="0.13419287" calcext:value-type="float">
            <text:p>0,13419287</text:p>
          </table:table-cell>
          <table:table-cell office:value-type="float" office:value="-1" calcext:value-type="float">
            <text:p>-1</text:p>
          </table:table-cell>
          <table:table-cell office:value-type="float" office:value="0.00024689" calcext:value-type="float">
            <text:p>0,00024689</text:p>
          </table:table-cell>
          <table:table-cell office:value-type="float" office:value="2.00099943" calcext:value-type="float">
            <text:p>2,00099943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56.12077" calcext:value-type="float">
            <text:p>1624627256,12077</text:p>
          </table:table-cell>
          <table:table-cell table:formula="of:=ROUND([.A309]-[$menor.$A$1];1)" office:value-type="float" office:value="37.2" calcext:value-type="float">
            <text:p>37,2</text:p>
          </table:table-cell>
          <table:table-cell office:value-type="float" office:value="1" calcext:value-type="float">
            <text:p>1</text:p>
          </table:table-cell>
          <table:table-cell office:value-type="float" office:value="0.13322984" calcext:value-type="float">
            <text:p>0,13322984</text:p>
          </table:table-cell>
          <table:table-cell office:value-type="float" office:value="-1" calcext:value-type="float">
            <text:p>-1</text:p>
          </table:table-cell>
          <table:table-cell office:value-type="float" office:value="0.00279166" calcext:value-type="float">
            <text:p>0,00279166</text:p>
          </table:table-cell>
          <table:table-cell office:value-type="float" office:value="2.00224799" calcext:value-type="float">
            <text:p>2,00224799</text:p>
          </table:table-cell>
          <table:table-cell office:value-type="float" office:value="95.69178455" calcext:value-type="float">
            <text:p>95,69178455</text:p>
          </table:table-cell>
        </table:table-row>
        <table:table-row table:style-name="ro1">
          <table:table-cell office:value-type="float" office:value="1624627256.22078" calcext:value-type="float">
            <text:p>1624627256,22078</text:p>
          </table:table-cell>
          <table:table-cell table:formula="of:=ROUND([.A310]-[$menor.$A$1];1)" office:value-type="float" office:value="37.3" calcext:value-type="float">
            <text:p>37,3</text:p>
          </table:table-cell>
          <table:table-cell office:value-type="float" office:value="1" calcext:value-type="float">
            <text:p>1</text:p>
          </table:table-cell>
          <table:table-cell office:value-type="float" office:value="0.1313041" calcext:value-type="float">
            <text:p>0,1313041</text:p>
          </table:table-cell>
          <table:table-cell office:value-type="float" office:value="0" calcext:value-type="float">
            <text:p>0</text:p>
          </table:table-cell>
          <table:table-cell office:value-type="float" office:value="0.00070435" calcext:value-type="float">
            <text:p>0,00070435</text:p>
          </table:table-cell>
          <table:table-cell office:value-type="float" office:value="2.00105457" calcext:value-type="float">
            <text:p>2,0010545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6.32078" calcext:value-type="float">
            <text:p>1624627256,32078</text:p>
          </table:table-cell>
          <table:table-cell table:formula="of:=ROUND([.A311]-[$menor.$A$1];1)" office:value-type="float" office:value="37.4" calcext:value-type="float">
            <text:p>37,4</text:p>
          </table:table-cell>
          <table:table-cell office:value-type="float" office:value="1" calcext:value-type="float">
            <text:p>1</text:p>
          </table:table-cell>
          <table:table-cell office:value-type="float" office:value="0.13034138" calcext:value-type="float">
            <text:p>0,13034138</text:p>
          </table:table-cell>
          <table:table-cell office:value-type="float" office:value="0" calcext:value-type="float">
            <text:p>0</text:p>
          </table:table-cell>
          <table:table-cell office:value-type="float" office:value="-0.00015346" calcext:value-type="float">
            <text:p>-0,00015346</text:p>
          </table:table-cell>
          <table:table-cell office:value-type="float" office:value="2.00203841" calcext:value-type="float">
            <text:p>2,0020384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6.42078" calcext:value-type="float">
            <text:p>1624627256,42078</text:p>
          </table:table-cell>
          <table:table-cell table:formula="of:=ROUND([.A312]-[$menor.$A$1];1)" office:value-type="float" office:value="37.5" calcext:value-type="float">
            <text:p>37,5</text:p>
          </table:table-cell>
          <table:table-cell office:value-type="float" office:value="1" calcext:value-type="float">
            <text:p>1</text:p>
          </table:table-cell>
          <table:table-cell office:value-type="float" office:value="0.128299" calcext:value-type="float">
            <text:p>0,128299</text:p>
          </table:table-cell>
          <table:table-cell office:value-type="float" office:value="0" calcext:value-type="float">
            <text:p>0</text:p>
          </table:table-cell>
          <table:table-cell office:value-type="float" office:value="0.00008453" calcext:value-type="float">
            <text:p>8,453E-05</text:p>
          </table:table-cell>
          <table:table-cell office:value-type="float" office:value="2.00097994" calcext:value-type="float">
            <text:p>2,0009799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6.52078" calcext:value-type="float">
            <text:p>1624627256,52078</text:p>
          </table:table-cell>
          <table:table-cell table:formula="of:=ROUND([.A313]-[$menor.$A$1];1)" office:value-type="float" office:value="37.6" calcext:value-type="float">
            <text:p>37,6</text:p>
          </table:table-cell>
          <table:table-cell office:value-type="float" office:value="1" calcext:value-type="float">
            <text:p>1</text:p>
          </table:table-cell>
          <table:table-cell office:value-type="float" office:value="0.12733573" calcext:value-type="float">
            <text:p>0,12733573</text:p>
          </table:table-cell>
          <table:table-cell office:value-type="float" office:value="0" calcext:value-type="float">
            <text:p>0</text:p>
          </table:table-cell>
          <table:table-cell office:value-type="float" office:value="0.00019678" calcext:value-type="float">
            <text:p>0,00019678</text:p>
          </table:table-cell>
          <table:table-cell office:value-type="float" office:value="2.00099324" calcext:value-type="float">
            <text:p>2,0009932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6.62079" calcext:value-type="float">
            <text:p>1624627256,62079</text:p>
          </table:table-cell>
          <table:table-cell table:formula="of:=ROUND([.A314]-[$menor.$A$1];1)" office:value-type="float" office:value="37.7" calcext:value-type="float">
            <text:p>37,7</text:p>
          </table:table-cell>
          <table:table-cell office:value-type="float" office:value="1" calcext:value-type="float">
            <text:p>1</text:p>
          </table:table-cell>
          <table:table-cell office:value-type="float" office:value="0.12637258" calcext:value-type="float">
            <text:p>0,12637258</text:p>
          </table:table-cell>
          <table:table-cell office:value-type="float" office:value="0" calcext:value-type="float">
            <text:p>0</text:p>
          </table:table-cell>
          <table:table-cell office:value-type="float" office:value="0.00030901" calcext:value-type="float">
            <text:p>0,00030901</text:p>
          </table:table-cell>
          <table:table-cell office:value-type="float" office:value="2.00246165" calcext:value-type="float">
            <text:p>2,0024616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6.72078" calcext:value-type="float">
            <text:p>1624627256,72078</text:p>
          </table:table-cell>
          <table:table-cell table:formula="of:=ROUND([.A315]-[$menor.$A$1];1)" office:value-type="float" office:value="37.8" calcext:value-type="float">
            <text:p>37,8</text:p>
          </table:table-cell>
          <table:table-cell office:value-type="float" office:value="1" calcext:value-type="float">
            <text:p>1</text:p>
          </table:table-cell>
          <table:table-cell office:value-type="float" office:value="0.12396513" calcext:value-type="float">
            <text:p>0,12396513</text:p>
          </table:table-cell>
          <table:table-cell office:value-type="float" office:value="0" calcext:value-type="float">
            <text:p>0</text:p>
          </table:table-cell>
          <table:table-cell office:value-type="float" office:value="0.00058955" calcext:value-type="float">
            <text:p>0,00058955</text:p>
          </table:table-cell>
          <table:table-cell office:value-type="float" office:value="2.0010406" calcext:value-type="float">
            <text:p>2,001040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6.82078" calcext:value-type="float">
            <text:p>1624627256,82078</text:p>
          </table:table-cell>
          <table:table-cell table:formula="of:=ROUND([.A316]-[$menor.$A$1];1)" office:value-type="float" office:value="37.9" calcext:value-type="float">
            <text:p>37,9</text:p>
          </table:table-cell>
          <table:table-cell office:value-type="float" office:value="1" calcext:value-type="float">
            <text:p>1</text:p>
          </table:table-cell>
          <table:table-cell office:value-type="float" office:value="0.12300235" calcext:value-type="float">
            <text:p>0,12300235</text:p>
          </table:table-cell>
          <table:table-cell office:value-type="float" office:value="0" calcext:value-type="float">
            <text:p>0</text:p>
          </table:table-cell>
          <table:table-cell office:value-type="float" office:value="0.00070174" calcext:value-type="float">
            <text:p>0,00070174</text:p>
          </table:table-cell>
          <table:table-cell office:value-type="float" office:value="2.00105438" calcext:value-type="float">
            <text:p>2,0010543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6.92078" calcext:value-type="float">
            <text:p>1624627256,92078</text:p>
          </table:table-cell>
          <table:table-cell table:formula="of:=ROUND([.A317]-[$menor.$A$1];1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12203968" calcext:value-type="float">
            <text:p>0,12203968</text:p>
          </table:table-cell>
          <table:table-cell office:value-type="float" office:value="0" calcext:value-type="float">
            <text:p>0</text:p>
          </table:table-cell>
          <table:table-cell office:value-type="float" office:value="-0.00015608" calcext:value-type="float">
            <text:p>-0,00015608</text:p>
          </table:table-cell>
          <table:table-cell office:value-type="float" office:value="2.00203826" calcext:value-type="float">
            <text:p>2,0020382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7.02075" calcext:value-type="float">
            <text:p>1624627257,02075</text:p>
          </table:table-cell>
          <table:table-cell table:formula="of:=ROUND([.A318]-[$menor.$A$1];1)" office:value-type="float" office:value="38.1" calcext:value-type="float">
            <text:p>38,1</text:p>
          </table:table-cell>
          <table:table-cell office:value-type="float" office:value="1" calcext:value-type="float">
            <text:p>1</text:p>
          </table:table-cell>
          <table:table-cell office:value-type="float" office:value="0.11999714" calcext:value-type="float">
            <text:p>0,11999714</text:p>
          </table:table-cell>
          <table:table-cell office:value-type="float" office:value="0" calcext:value-type="float">
            <text:p>0</text:p>
          </table:table-cell>
          <table:table-cell office:value-type="float" office:value="0.00008193" calcext:value-type="float">
            <text:p>8,193E-05</text:p>
          </table:table-cell>
          <table:table-cell office:value-type="float" office:value="2.00097964" calcext:value-type="float">
            <text:p>2,0009796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7.12078" calcext:value-type="float">
            <text:p>1624627257,12078</text:p>
          </table:table-cell>
          <table:table-cell table:formula="of:=ROUND([.A319]-[$menor.$A$1];1)" office:value-type="float" office:value="38.2" calcext:value-type="float">
            <text:p>38,2</text:p>
          </table:table-cell>
          <table:table-cell office:value-type="float" office:value="1" calcext:value-type="float">
            <text:p>1</text:p>
          </table:table-cell>
          <table:table-cell office:value-type="float" office:value="0.11903388" calcext:value-type="float">
            <text:p>0,11903388</text:p>
          </table:table-cell>
          <table:table-cell office:value-type="float" office:value="0" calcext:value-type="float">
            <text:p>0</text:p>
          </table:table-cell>
          <table:table-cell office:value-type="float" office:value="0.00019418" calcext:value-type="float">
            <text:p>0,00019418</text:p>
          </table:table-cell>
          <table:table-cell office:value-type="float" office:value="2.00099295" calcext:value-type="float">
            <text:p>2,0009929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7.22079" calcext:value-type="float">
            <text:p>1624627257,22079</text:p>
          </table:table-cell>
          <table:table-cell table:formula="of:=ROUND([.A320]-[$menor.$A$1];1)" office:value-type="float" office:value="38.3" calcext:value-type="float">
            <text:p>38,3</text:p>
          </table:table-cell>
          <table:table-cell office:value-type="float" office:value="1" calcext:value-type="float">
            <text:p>1</text:p>
          </table:table-cell>
          <table:table-cell office:value-type="float" office:value="0.11807073" calcext:value-type="float">
            <text:p>0,11807073</text:p>
          </table:table-cell>
          <table:table-cell office:value-type="float" office:value="0" calcext:value-type="float">
            <text:p>0</text:p>
          </table:table-cell>
          <table:table-cell office:value-type="float" office:value="0.00030642" calcext:value-type="float">
            <text:p>0,00030642</text:p>
          </table:table-cell>
          <table:table-cell office:value-type="float" office:value="2.00100636" calcext:value-type="float">
            <text:p>2,0010063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7.32079" calcext:value-type="float">
            <text:p>1624627257,32079</text:p>
          </table:table-cell>
          <table:table-cell table:formula="of:=ROUND([.A321]-[$menor.$A$1];1)" office:value-type="float" office:value="38.4" calcext:value-type="float">
            <text:p>38,4</text:p>
          </table:table-cell>
          <table:table-cell office:value-type="float" office:value="1" calcext:value-type="float">
            <text:p>1</text:p>
          </table:table-cell>
          <table:table-cell office:value-type="float" office:value="0.1171077" calcext:value-type="float">
            <text:p>0,1171077</text:p>
          </table:table-cell>
          <table:table-cell office:value-type="float" office:value="0" calcext:value-type="float">
            <text:p>0</text:p>
          </table:table-cell>
          <table:table-cell office:value-type="float" office:value="0.00041864" calcext:value-type="float">
            <text:p>0,00041864</text:p>
          </table:table-cell>
          <table:table-cell office:value-type="float" office:value="2.00198989" calcext:value-type="float">
            <text:p>2,0019898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7.42078" calcext:value-type="float">
            <text:p>1624627257,42078</text:p>
          </table:table-cell>
          <table:table-cell table:formula="of:=ROUND([.A322]-[$menor.$A$1];1)" office:value-type="float" office:value="38.5" calcext:value-type="float">
            <text:p>38,5</text:p>
          </table:table-cell>
          <table:table-cell office:value-type="float" office:value="1" calcext:value-type="float">
            <text:p>1</text:p>
          </table:table-cell>
          <table:table-cell office:value-type="float" office:value="0.11518198" calcext:value-type="float">
            <text:p>0,11518198</text:p>
          </table:table-cell>
          <table:table-cell office:value-type="float" office:value="0" calcext:value-type="float">
            <text:p>0</text:p>
          </table:table-cell>
          <table:table-cell office:value-type="float" office:value="0.00064304" calcext:value-type="float">
            <text:p>0,00064304</text:p>
          </table:table-cell>
          <table:table-cell office:value-type="float" office:value="2.00104728" calcext:value-type="float">
            <text:p>2,0010472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7.52078" calcext:value-type="float">
            <text:p>1624627257,52078</text:p>
          </table:table-cell>
          <table:table-cell table:formula="of:=ROUND([.A323]-[$menor.$A$1];1)" office:value-type="float" office:value="38.6" calcext:value-type="float">
            <text:p>38,6</text:p>
          </table:table-cell>
          <table:table-cell office:value-type="float" office:value="1" calcext:value-type="float">
            <text:p>1</text:p>
          </table:table-cell>
          <table:table-cell office:value-type="float" office:value="0.11421929" calcext:value-type="float">
            <text:p>0,11421929</text:p>
          </table:table-cell>
          <table:table-cell office:value-type="float" office:value="0" calcext:value-type="float">
            <text:p>0</text:p>
          </table:table-cell>
          <table:table-cell office:value-type="float" office:value="-0.00021478" calcext:value-type="float">
            <text:p>-0,00021478</text:p>
          </table:table-cell>
          <table:table-cell office:value-type="float" office:value="2.00106116" calcext:value-type="float">
            <text:p>2,0010611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7.6208" calcext:value-type="float">
            <text:p>1624627257,6208</text:p>
          </table:table-cell>
          <table:table-cell table:formula="of:=ROUND([.A324]-[$menor.$A$1];1)" office:value-type="float" office:value="38.7" calcext:value-type="float">
            <text:p>38,7</text:p>
          </table:table-cell>
          <table:table-cell office:value-type="float" office:value="1" calcext:value-type="float">
            <text:p>1</text:p>
          </table:table-cell>
          <table:table-cell office:value-type="float" office:value="0.11314037" calcext:value-type="float">
            <text:p>0,11314037</text:p>
          </table:table-cell>
          <table:table-cell office:value-type="float" office:value="0" calcext:value-type="float">
            <text:p>0</text:p>
          </table:table-cell>
          <table:table-cell office:value-type="float" office:value="-0.00008906" calcext:value-type="float">
            <text:p>-8,906E-05</text:p>
          </table:table-cell>
          <table:table-cell office:value-type="float" office:value="2.00095958" calcext:value-type="float">
            <text:p>2,0009595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7.72078" calcext:value-type="float">
            <text:p>1624627257,72078</text:p>
          </table:table-cell>
          <table:table-cell table:formula="of:=ROUND([.A325]-[$menor.$A$1];1)" office:value-type="float" office:value="38.8" calcext:value-type="float">
            <text:p>38,8</text:p>
          </table:table-cell>
          <table:table-cell office:value-type="float" office:value="1" calcext:value-type="float">
            <text:p>1</text:p>
          </table:table-cell>
          <table:table-cell office:value-type="float" office:value="0.11217695" calcext:value-type="float">
            <text:p>0,11217695</text:p>
          </table:table-cell>
          <table:table-cell office:value-type="float" office:value="0" calcext:value-type="float">
            <text:p>0</text:p>
          </table:table-cell>
          <table:table-cell office:value-type="float" office:value="0.00002321" calcext:value-type="float">
            <text:p>2,321E-05</text:p>
          </table:table-cell>
          <table:table-cell office:value-type="float" office:value="2.00097273" calcext:value-type="float">
            <text:p>2,0009727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7.82078" calcext:value-type="float">
            <text:p>1624627257,82078</text:p>
          </table:table-cell>
          <table:table-cell table:formula="of:=ROUND([.A326]-[$menor.$A$1];1)" office:value-type="float" office:value="38.9" calcext:value-type="float">
            <text:p>38,9</text:p>
          </table:table-cell>
          <table:table-cell office:value-type="float" office:value="1" calcext:value-type="float">
            <text:p>1</text:p>
          </table:table-cell>
          <table:table-cell office:value-type="float" office:value="0.11121363" calcext:value-type="float">
            <text:p>0,11121363</text:p>
          </table:table-cell>
          <table:table-cell office:value-type="float" office:value="0" calcext:value-type="float">
            <text:p>0</text:p>
          </table:table-cell>
          <table:table-cell office:value-type="float" office:value="0.00013546" calcext:value-type="float">
            <text:p>0,00013546</text:p>
          </table:table-cell>
          <table:table-cell office:value-type="float" office:value="2.00244097" calcext:value-type="float">
            <text:p>2,0024409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7.92078" calcext:value-type="float">
            <text:p>1624627257,92078</text:p>
          </table:table-cell>
          <table:table-cell table:formula="of:=ROUND([.A327]-[$menor.$A$1];1)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.10880588" calcext:value-type="float">
            <text:p>0,10880588</text:p>
          </table:table-cell>
          <table:table-cell office:value-type="float" office:value="0" calcext:value-type="float">
            <text:p>0</text:p>
          </table:table-cell>
          <table:table-cell office:value-type="float" office:value="0.00041603" calcext:value-type="float">
            <text:p>0,00041603</text:p>
          </table:table-cell>
          <table:table-cell office:value-type="float" office:value="2.00101963" calcext:value-type="float">
            <text:p>2,0010196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8.02078" calcext:value-type="float">
            <text:p>1624627258,02078</text:p>
          </table:table-cell>
          <table:table-cell table:formula="of:=ROUND([.A328]-[$menor.$A$1];1)" office:value-type="float" office:value="39.1" calcext:value-type="float">
            <text:p>39,1</text:p>
          </table:table-cell>
          <table:table-cell office:value-type="float" office:value="1" calcext:value-type="float">
            <text:p>1</text:p>
          </table:table-cell>
          <table:table-cell office:value-type="float" office:value="0.10784299" calcext:value-type="float">
            <text:p>0,10784299</text:p>
          </table:table-cell>
          <table:table-cell office:value-type="float" office:value="0" calcext:value-type="float">
            <text:p>0</text:p>
          </table:table-cell>
          <table:table-cell office:value-type="float" office:value="0.00052824" calcext:value-type="float">
            <text:p>0,00052824</text:p>
          </table:table-cell>
          <table:table-cell office:value-type="float" office:value="2.00103329" calcext:value-type="float">
            <text:p>2,0010332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8.12079" calcext:value-type="float">
            <text:p>1624627258,12079</text:p>
          </table:table-cell>
          <table:table-cell table:formula="of:=ROUND([.A329]-[$menor.$A$1];1)" office:value-type="float" office:value="39.2" calcext:value-type="float">
            <text:p>39,2</text:p>
          </table:table-cell>
          <table:table-cell office:value-type="float" office:value="1" calcext:value-type="float">
            <text:p>1</text:p>
          </table:table-cell>
          <table:table-cell office:value-type="float" office:value="0.10688023" calcext:value-type="float">
            <text:p>0,10688023</text:p>
          </table:table-cell>
          <table:table-cell office:value-type="float" office:value="0" calcext:value-type="float">
            <text:p>0</text:p>
          </table:table-cell>
          <table:table-cell office:value-type="float" office:value="0.00064043" calcext:value-type="float">
            <text:p>0,00064043</text:p>
          </table:table-cell>
          <table:table-cell office:value-type="float" office:value="2.0010471" calcext:value-type="float">
            <text:p>2,001047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8.22078" calcext:value-type="float">
            <text:p>1624627258,22078</text:p>
          </table:table-cell>
          <table:table-cell table:formula="of:=ROUND([.A330]-[$menor.$A$1];1)" office:value-type="float" office:value="39.3" calcext:value-type="float">
            <text:p>39,3</text:p>
          </table:table-cell>
          <table:table-cell office:value-type="float" office:value="1" calcext:value-type="float">
            <text:p>1</text:p>
          </table:table-cell>
          <table:table-cell office:value-type="float" office:value="0.10591761" calcext:value-type="float">
            <text:p>0,10591761</text:p>
          </table:table-cell>
          <table:table-cell office:value-type="float" office:value="0" calcext:value-type="float">
            <text:p>0</text:p>
          </table:table-cell>
          <table:table-cell office:value-type="float" office:value="-0.0002174" calcext:value-type="float">
            <text:p>-0,0002174</text:p>
          </table:table-cell>
          <table:table-cell office:value-type="float" office:value="2.00106103" calcext:value-type="float">
            <text:p>2,0010610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8.32079" calcext:value-type="float">
            <text:p>1624627258,32079</text:p>
          </table:table-cell>
          <table:table-cell table:formula="of:=ROUND([.A331]-[$menor.$A$1];1)" office:value-type="float" office:value="39.4" calcext:value-type="float">
            <text:p>39,4</text:p>
          </table:table-cell>
          <table:table-cell office:value-type="float" office:value="1" calcext:value-type="float">
            <text:p>1</text:p>
          </table:table-cell>
          <table:table-cell office:value-type="float" office:value="0.10483851" calcext:value-type="float">
            <text:p>0,10483851</text:p>
          </table:table-cell>
          <table:table-cell office:value-type="float" office:value="0" calcext:value-type="float">
            <text:p>0</text:p>
          </table:table-cell>
          <table:table-cell office:value-type="float" office:value="-0.00009166" calcext:value-type="float">
            <text:p>-9,166E-05</text:p>
          </table:table-cell>
          <table:table-cell office:value-type="float" office:value="2.00095929" calcext:value-type="float">
            <text:p>2,0009592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8.42079" calcext:value-type="float">
            <text:p>1624627258,42079</text:p>
          </table:table-cell>
          <table:table-cell table:formula="of:=ROUND([.A332]-[$menor.$A$1];1)" office:value-type="float" office:value="39.5" calcext:value-type="float">
            <text:p>39,5</text:p>
          </table:table-cell>
          <table:table-cell office:value-type="float" office:value="1" calcext:value-type="float">
            <text:p>1</text:p>
          </table:table-cell>
          <table:table-cell office:value-type="float" office:value="0.10387509" calcext:value-type="float">
            <text:p>0,10387509</text:p>
          </table:table-cell>
          <table:table-cell office:value-type="float" office:value="0" calcext:value-type="float">
            <text:p>0</text:p>
          </table:table-cell>
          <table:table-cell office:value-type="float" office:value="0.00002061" calcext:value-type="float">
            <text:p>2,061E-05</text:p>
          </table:table-cell>
          <table:table-cell office:value-type="float" office:value="2.00097242" calcext:value-type="float">
            <text:p>2,0009724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8.52075" calcext:value-type="float">
            <text:p>1624627258,52075</text:p>
          </table:table-cell>
          <table:table-cell table:formula="of:=ROUND([.A333]-[$menor.$A$1];1)" office:value-type="float" office:value="39.6" calcext:value-type="float">
            <text:p>39,6</text:p>
          </table:table-cell>
          <table:table-cell office:value-type="float" office:value="1" calcext:value-type="float">
            <text:p>1</text:p>
          </table:table-cell>
          <table:table-cell office:value-type="float" office:value="0.10291178" calcext:value-type="float">
            <text:p>0,10291178</text:p>
          </table:table-cell>
          <table:table-cell office:value-type="float" office:value="0" calcext:value-type="float">
            <text:p>0</text:p>
          </table:table-cell>
          <table:table-cell office:value-type="float" office:value="0.00013286" calcext:value-type="float">
            <text:p>0,00013286</text:p>
          </table:table-cell>
          <table:table-cell office:value-type="float" office:value="2.00098568" calcext:value-type="float">
            <text:p>2,0009856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8.62097" calcext:value-type="float">
            <text:p>1624627258,62097</text:p>
          </table:table-cell>
          <table:table-cell table:formula="of:=ROUND([.A334]-[$menor.$A$1];1)" office:value-type="float" office:value="39.7" calcext:value-type="float">
            <text:p>39,7</text:p>
          </table:table-cell>
          <table:table-cell office:value-type="float" office:value="1" calcext:value-type="float">
            <text:p>1</text:p>
          </table:table-cell>
          <table:table-cell office:value-type="float" office:value="0.1019486" calcext:value-type="float">
            <text:p>0,1019486</text:p>
          </table:table-cell>
          <table:table-cell office:value-type="float" office:value="0" calcext:value-type="float">
            <text:p>0</text:p>
          </table:table-cell>
          <table:table-cell office:value-type="float" office:value="0.0002451" calcext:value-type="float">
            <text:p>0,0002451</text:p>
          </table:table-cell>
          <table:table-cell office:value-type="float" office:value="2.00099906" calcext:value-type="float">
            <text:p>2,0009990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8.72078" calcext:value-type="float">
            <text:p>1624627258,72078</text:p>
          </table:table-cell>
          <table:table-cell table:formula="of:=ROUND([.A335]-[$menor.$A$1];1)" office:value-type="float" office:value="39.8" calcext:value-type="float">
            <text:p>39,8</text:p>
          </table:table-cell>
          <table:table-cell office:value-type="float" office:value="1" calcext:value-type="float">
            <text:p>1</text:p>
          </table:table-cell>
          <table:table-cell office:value-type="float" office:value="0.10098555" calcext:value-type="float">
            <text:p>0,10098555</text:p>
          </table:table-cell>
          <table:table-cell office:value-type="float" office:value="0" calcext:value-type="float">
            <text:p>0</text:p>
          </table:table-cell>
          <table:table-cell office:value-type="float" office:value="0.00035732" calcext:value-type="float">
            <text:p>0,00035732</text:p>
          </table:table-cell>
          <table:table-cell office:value-type="float" office:value="2.00198257" calcext:value-type="float">
            <text:p>2,0019825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8.82077" calcext:value-type="float">
            <text:p>1624627258,82077</text:p>
          </table:table-cell>
          <table:table-cell table:formula="of:=ROUND([.A336]-[$menor.$A$1];1)" office:value-type="float" office:value="39.9" calcext:value-type="float">
            <text:p>39,9</text:p>
          </table:table-cell>
          <table:table-cell office:value-type="float" office:value="1" calcext:value-type="float">
            <text:p>1</text:p>
          </table:table-cell>
          <table:table-cell office:value-type="float" office:value="0.09905986" calcext:value-type="float">
            <text:p>0,09905986</text:p>
          </table:table-cell>
          <table:table-cell office:value-type="float" office:value="0" calcext:value-type="float">
            <text:p>0</text:p>
          </table:table-cell>
          <table:table-cell office:value-type="float" office:value="0.00058172" calcext:value-type="float">
            <text:p>0,00058172</text:p>
          </table:table-cell>
          <table:table-cell office:value-type="float" office:value="2.00104" calcext:value-type="float">
            <text:p>2,0010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8.92078" calcext:value-type="float">
            <text:p>1624627258,92078</text:p>
          </table:table-cell>
          <table:table-cell table:formula="of:=ROUND([.A337]-[$menor.$A$1];1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9809722" calcext:value-type="float">
            <text:p>0,09809722</text:p>
          </table:table-cell>
          <table:table-cell office:value-type="float" office:value="0" calcext:value-type="float">
            <text:p>0</text:p>
          </table:table-cell>
          <table:table-cell office:value-type="float" office:value="0.00069389" calcext:value-type="float">
            <text:p>0,00069389</text:p>
          </table:table-cell>
          <table:table-cell office:value-type="float" office:value="2.00105392" calcext:value-type="float">
            <text:p>2,0010539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9.02075" calcext:value-type="float">
            <text:p>1624627259,02075</text:p>
          </table:table-cell>
          <table:table-cell table:formula="of:=ROUND([.A338]-[$menor.$A$1];1)" office:value-type="float" office:value="40.1" calcext:value-type="float">
            <text:p>40,1</text:p>
          </table:table-cell>
          <table:table-cell office:value-type="float" office:value="1" calcext:value-type="float">
            <text:p>1</text:p>
          </table:table-cell>
          <table:table-cell office:value-type="float" office:value="0.09713473" calcext:value-type="float">
            <text:p>0,09713473</text:p>
          </table:table-cell>
          <table:table-cell office:value-type="float" office:value="0" calcext:value-type="float">
            <text:p>0</text:p>
          </table:table-cell>
          <table:table-cell office:value-type="float" office:value="-0.00016395" calcext:value-type="float">
            <text:p>-0,00016395</text:p>
          </table:table-cell>
          <table:table-cell office:value-type="float" office:value="2.00106799" calcext:value-type="float">
            <text:p>2,0010679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9.12073" calcext:value-type="float">
            <text:p>1624627259,12073</text:p>
          </table:table-cell>
          <table:table-cell table:formula="of:=ROUND([.A339]-[$menor.$A$1];1)" office:value-type="float" office:value="40.2" calcext:value-type="float">
            <text:p>40,2</text:p>
          </table:table-cell>
          <table:table-cell office:value-type="float" office:value="1" calcext:value-type="float">
            <text:p>1</text:p>
          </table:table-cell>
          <table:table-cell office:value-type="float" office:value="0.09605492" calcext:value-type="float">
            <text:p>0,09605492</text:p>
          </table:table-cell>
          <table:table-cell office:value-type="float" office:value="0" calcext:value-type="float">
            <text:p>0</text:p>
          </table:table-cell>
          <table:table-cell office:value-type="float" office:value="-0.00003812" calcext:value-type="float">
            <text:p>-3,812E-05</text:p>
          </table:table-cell>
          <table:table-cell office:value-type="float" office:value="2.00096553" calcext:value-type="float">
            <text:p>2,0009655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9.22079" calcext:value-type="float">
            <text:p>1624627259,22079</text:p>
          </table:table-cell>
          <table:table-cell table:formula="of:=ROUND([.A340]-[$menor.$A$1];1)" office:value-type="float" office:value="40.3" calcext:value-type="float">
            <text:p>40,3</text:p>
          </table:table-cell>
          <table:table-cell office:value-type="float" office:value="1" calcext:value-type="float">
            <text:p>1</text:p>
          </table:table-cell>
          <table:table-cell office:value-type="float" office:value="0.09509155" calcext:value-type="float">
            <text:p>0,09509155</text:p>
          </table:table-cell>
          <table:table-cell office:value-type="float" office:value="0" calcext:value-type="float">
            <text:p>0</text:p>
          </table:table-cell>
          <table:table-cell office:value-type="float" office:value="0.00007414" calcext:value-type="float">
            <text:p>7,414E-05</text:p>
          </table:table-cell>
          <table:table-cell office:value-type="float" office:value="2.00097873" calcext:value-type="float">
            <text:p>2,0009787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9.32076" calcext:value-type="float">
            <text:p>1624627259,32076</text:p>
          </table:table-cell>
          <table:table-cell table:formula="of:=ROUND([.A341]-[$menor.$A$1];1)" office:value-type="float" office:value="40.4" calcext:value-type="float">
            <text:p>40,4</text:p>
          </table:table-cell>
          <table:table-cell office:value-type="float" office:value="1" calcext:value-type="float">
            <text:p>1</text:p>
          </table:table-cell>
          <table:table-cell office:value-type="float" office:value="0.09412832" calcext:value-type="float">
            <text:p>0,09412832</text:p>
          </table:table-cell>
          <table:table-cell office:value-type="float" office:value="0" calcext:value-type="float">
            <text:p>0</text:p>
          </table:table-cell>
          <table:table-cell office:value-type="float" office:value="0.00018638" calcext:value-type="float">
            <text:p>0,00018638</text:p>
          </table:table-cell>
          <table:table-cell office:value-type="float" office:value="2.00147706" calcext:value-type="float">
            <text:p>2,0014770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9.42076" calcext:value-type="float">
            <text:p>1624627259,42076</text:p>
          </table:table-cell>
          <table:table-cell table:formula="of:=ROUND([.A342]-[$menor.$A$1];1)" office:value-type="float" office:value="40.5" calcext:value-type="float">
            <text:p>40,5</text:p>
          </table:table-cell>
          <table:table-cell office:value-type="float" office:value="1" calcext:value-type="float">
            <text:p>1</text:p>
          </table:table-cell>
          <table:table-cell office:value-type="float" office:value="0.09268373" calcext:value-type="float">
            <text:p>0,09268373</text:p>
          </table:table-cell>
          <table:table-cell office:value-type="float" office:value="0" calcext:value-type="float">
            <text:p>0</text:p>
          </table:table-cell>
          <table:table-cell office:value-type="float" office:value="0.00035472" calcext:value-type="float">
            <text:p>0,00035472</text:p>
          </table:table-cell>
          <table:table-cell office:value-type="float" office:value="2.00101231" calcext:value-type="float">
            <text:p>2,0010123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9.52078" calcext:value-type="float">
            <text:p>1624627259,52078</text:p>
          </table:table-cell>
          <table:table-cell table:formula="of:=ROUND([.A343]-[$menor.$A$1];1)" office:value-type="float" office:value="40.6" calcext:value-type="float">
            <text:p>40,6</text:p>
          </table:table-cell>
          <table:table-cell office:value-type="float" office:value="1" calcext:value-type="float">
            <text:p>1</text:p>
          </table:table-cell>
          <table:table-cell office:value-type="float" office:value="0.09172086" calcext:value-type="float">
            <text:p>0,09172086</text:p>
          </table:table-cell>
          <table:table-cell office:value-type="float" office:value="0" calcext:value-type="float">
            <text:p>0</text:p>
          </table:table-cell>
          <table:table-cell office:value-type="float" office:value="0.00046692" calcext:value-type="float">
            <text:p>0,00046692</text:p>
          </table:table-cell>
          <table:table-cell office:value-type="float" office:value="2.001026" calcext:value-type="float">
            <text:p>2,00102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9.62078" calcext:value-type="float">
            <text:p>1624627259,62078</text:p>
          </table:table-cell>
          <table:table-cell table:formula="of:=ROUND([.A344]-[$menor.$A$1];1)" office:value-type="float" office:value="40.7" calcext:value-type="float">
            <text:p>40,7</text:p>
          </table:table-cell>
          <table:table-cell office:value-type="float" office:value="1" calcext:value-type="float">
            <text:p>1</text:p>
          </table:table-cell>
          <table:table-cell office:value-type="float" office:value="0.09075814" calcext:value-type="float">
            <text:p>0,09075814</text:p>
          </table:table-cell>
          <table:table-cell office:value-type="float" office:value="0" calcext:value-type="float">
            <text:p>0</text:p>
          </table:table-cell>
          <table:table-cell office:value-type="float" office:value="0.00057911" calcext:value-type="float">
            <text:p>0,00057911</text:p>
          </table:table-cell>
          <table:table-cell office:value-type="float" office:value="2.00103984" calcext:value-type="float">
            <text:p>2,0010398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9.72077" calcext:value-type="float">
            <text:p>1624627259,72077</text:p>
          </table:table-cell>
          <table:table-cell table:formula="of:=ROUND([.A345]-[$menor.$A$1];1)" office:value-type="float" office:value="40.8" calcext:value-type="float">
            <text:p>40,8</text:p>
          </table:table-cell>
          <table:table-cell office:value-type="float" office:value="1" calcext:value-type="float">
            <text:p>1</text:p>
          </table:table-cell>
          <table:table-cell office:value-type="float" office:value="0.08979557" calcext:value-type="float">
            <text:p>0,08979557</text:p>
          </table:table-cell>
          <table:table-cell office:value-type="float" office:value="0" calcext:value-type="float">
            <text:p>0</text:p>
          </table:table-cell>
          <table:table-cell office:value-type="float" office:value="0.00069127" calcext:value-type="float">
            <text:p>0,00069127</text:p>
          </table:table-cell>
          <table:table-cell office:value-type="float" office:value="2.00105382" calcext:value-type="float">
            <text:p>2,0010538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59.82078" calcext:value-type="float">
            <text:p>1624627259,82078</text:p>
          </table:table-cell>
          <table:table-cell table:formula="of:=ROUND([.A346]-[$menor.$A$1];1)" office:value-type="float" office:value="40.9" calcext:value-type="float">
            <text:p>40,9</text:p>
          </table:table-cell>
          <table:table-cell office:value-type="float" office:value="1" calcext:value-type="float">
            <text:p>1</text:p>
          </table:table-cell>
          <table:table-cell office:value-type="float" office:value="0.08883316" calcext:value-type="float">
            <text:p>0,08883316</text:p>
          </table:table-cell>
          <table:table-cell office:value-type="float" office:value="1" calcext:value-type="float">
            <text:p>1</text:p>
          </table:table-cell>
          <table:table-cell office:value-type="float" office:value="-0.00170479" calcext:value-type="float">
            <text:p>-0,00170479</text:p>
          </table:table-cell>
          <table:table-cell office:value-type="float" office:value="1.99990388" calcext:value-type="float">
            <text:p>1,99990388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59.92077" calcext:value-type="float">
            <text:p>1624627259,92077</text:p>
          </table:table-cell>
          <table:table-cell table:formula="of:=ROUND([.A347]-[$menor.$A$1];1)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08871657" calcext:value-type="float">
            <text:p>0,08871657</text:p>
          </table:table-cell>
          <table:table-cell office:value-type="float" office:value="0" calcext:value-type="float">
            <text:p>0</text:p>
          </table:table-cell>
          <table:table-cell office:value-type="float" office:value="-0.00015299" calcext:value-type="float">
            <text:p>-0,00015299</text:p>
          </table:table-cell>
          <table:table-cell office:value-type="float" office:value="2.00095218" calcext:value-type="float">
            <text:p>2,0009521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0.02078" calcext:value-type="float">
            <text:p>1624627260,02078</text:p>
          </table:table-cell>
          <table:table-cell table:formula="of:=ROUND([.A348]-[$menor.$A$1];1)" office:value-type="float" office:value="41.1" calcext:value-type="float">
            <text:p>41,1</text:p>
          </table:table-cell>
          <table:table-cell office:value-type="float" office:value="1" calcext:value-type="float">
            <text:p>1</text:p>
          </table:table-cell>
          <table:table-cell office:value-type="float" office:value="0.08775306" calcext:value-type="float">
            <text:p>0,08775306</text:p>
          </table:table-cell>
          <table:table-cell office:value-type="float" office:value="0" calcext:value-type="float">
            <text:p>0</text:p>
          </table:table-cell>
          <table:table-cell office:value-type="float" office:value="-0.00004072" calcext:value-type="float">
            <text:p>-4,072E-05</text:p>
          </table:table-cell>
          <table:table-cell office:value-type="float" office:value="2.00096524" calcext:value-type="float">
            <text:p>2,0009652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0.1208" calcext:value-type="float">
            <text:p>1624627260,1208</text:p>
          </table:table-cell>
          <table:table-cell table:formula="of:=ROUND([.A349]-[$menor.$A$1];1)" office:value-type="float" office:value="41.2" calcext:value-type="float">
            <text:p>41,2</text:p>
          </table:table-cell>
          <table:table-cell office:value-type="float" office:value="1" calcext:value-type="float">
            <text:p>1</text:p>
          </table:table-cell>
          <table:table-cell office:value-type="float" office:value="0.08678969" calcext:value-type="float">
            <text:p>0,08678969</text:p>
          </table:table-cell>
          <table:table-cell office:value-type="float" office:value="0" calcext:value-type="float">
            <text:p>0</text:p>
          </table:table-cell>
          <table:table-cell office:value-type="float" office:value="0.00007154" calcext:value-type="float">
            <text:p>7,154E-05</text:p>
          </table:table-cell>
          <table:table-cell office:value-type="float" office:value="2.00097842" calcext:value-type="float">
            <text:p>2,0009784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0.22078" calcext:value-type="float">
            <text:p>1624627260,22078</text:p>
          </table:table-cell>
          <table:table-cell table:formula="of:=ROUND([.A350]-[$menor.$A$1];1)" office:value-type="float" office:value="41.3" calcext:value-type="float">
            <text:p>41,3</text:p>
          </table:table-cell>
          <table:table-cell office:value-type="float" office:value="1" calcext:value-type="float">
            <text:p>1</text:p>
          </table:table-cell>
          <table:table-cell office:value-type="float" office:value="0.08582647" calcext:value-type="float">
            <text:p>0,08582647</text:p>
          </table:table-cell>
          <table:table-cell office:value-type="float" office:value="0" calcext:value-type="float">
            <text:p>0</text:p>
          </table:table-cell>
          <table:table-cell office:value-type="float" office:value="0.00018378" calcext:value-type="float">
            <text:p>0,00018378</text:p>
          </table:table-cell>
          <table:table-cell office:value-type="float" office:value="2.00099177" calcext:value-type="float">
            <text:p>2,0009917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0.32078" calcext:value-type="float">
            <text:p>1624627260,32078</text:p>
          </table:table-cell>
          <table:table-cell table:formula="of:=ROUND([.A351]-[$menor.$A$1];1)" office:value-type="float" office:value="41.4" calcext:value-type="float">
            <text:p>41,4</text:p>
          </table:table-cell>
          <table:table-cell office:value-type="float" office:value="1" calcext:value-type="float">
            <text:p>1</text:p>
          </table:table-cell>
          <table:table-cell office:value-type="float" office:value="0.0848634" calcext:value-type="float">
            <text:p>0,0848634</text:p>
          </table:table-cell>
          <table:table-cell office:value-type="float" office:value="0" calcext:value-type="float">
            <text:p>0</text:p>
          </table:table-cell>
          <table:table-cell office:value-type="float" office:value="0.00029601" calcext:value-type="float">
            <text:p>0,00029601</text:p>
          </table:table-cell>
          <table:table-cell office:value-type="float" office:value="2.00100526" calcext:value-type="float">
            <text:p>2,0010052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0.42074" calcext:value-type="float">
            <text:p>1624627260,42074</text:p>
          </table:table-cell>
          <table:table-cell table:formula="of:=ROUND([.A352]-[$menor.$A$1];1)" office:value-type="float" office:value="41.5" calcext:value-type="float">
            <text:p>41,5</text:p>
          </table:table-cell>
          <table:table-cell office:value-type="float" office:value="1" calcext:value-type="float">
            <text:p>1</text:p>
          </table:table-cell>
          <table:table-cell office:value-type="float" office:value="0.08390049" calcext:value-type="float">
            <text:p>0,08390049</text:p>
          </table:table-cell>
          <table:table-cell office:value-type="float" office:value="0" calcext:value-type="float">
            <text:p>0</text:p>
          </table:table-cell>
          <table:table-cell office:value-type="float" office:value="0.00040822" calcext:value-type="float">
            <text:p>0,00040822</text:p>
          </table:table-cell>
          <table:table-cell office:value-type="float" office:value="2.00101891" calcext:value-type="float">
            <text:p>2,0010189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0.52077" calcext:value-type="float">
            <text:p>1624627260,52077</text:p>
          </table:table-cell>
          <table:table-cell table:formula="of:=ROUND([.A353]-[$menor.$A$1];1)" office:value-type="float" office:value="41.6" calcext:value-type="float">
            <text:p>41,6</text:p>
          </table:table-cell>
          <table:table-cell office:value-type="float" office:value="1" calcext:value-type="float">
            <text:p>1</text:p>
          </table:table-cell>
          <table:table-cell office:value-type="float" office:value="0.08293775" calcext:value-type="float">
            <text:p>0,08293775</text:p>
          </table:table-cell>
          <table:table-cell office:value-type="float" office:value="0" calcext:value-type="float">
            <text:p>0</text:p>
          </table:table-cell>
          <table:table-cell office:value-type="float" office:value="0.0005204" calcext:value-type="float">
            <text:p>0,0005204</text:p>
          </table:table-cell>
          <table:table-cell office:value-type="float" office:value="2.00103272" calcext:value-type="float">
            <text:p>2,0010327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0.62079" calcext:value-type="float">
            <text:p>1624627260,62079</text:p>
          </table:table-cell>
          <table:table-cell table:formula="of:=ROUND([.A354]-[$menor.$A$1];1)" office:value-type="float" office:value="41.7" calcext:value-type="float">
            <text:p>41,7</text:p>
          </table:table-cell>
          <table:table-cell office:value-type="float" office:value="1" calcext:value-type="float">
            <text:p>1</text:p>
          </table:table-cell>
          <table:table-cell office:value-type="float" office:value="0.08197518" calcext:value-type="float">
            <text:p>0,08197518</text:p>
          </table:table-cell>
          <table:table-cell office:value-type="float" office:value="0" calcext:value-type="float">
            <text:p>0</text:p>
          </table:table-cell>
          <table:table-cell office:value-type="float" office:value="0.00063257" calcext:value-type="float">
            <text:p>0,00063257</text:p>
          </table:table-cell>
          <table:table-cell office:value-type="float" office:value="2.00104671" calcext:value-type="float">
            <text:p>2,0010467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0.72078" calcext:value-type="float">
            <text:p>1624627260,72078</text:p>
          </table:table-cell>
          <table:table-cell table:formula="of:=ROUND([.A355]-[$menor.$A$1];1)" office:value-type="float" office:value="41.8" calcext:value-type="float">
            <text:p>41,8</text:p>
          </table:table-cell>
          <table:table-cell office:value-type="float" office:value="1" calcext:value-type="float">
            <text:p>1</text:p>
          </table:table-cell>
          <table:table-cell office:value-type="float" office:value="0.08101279" calcext:value-type="float">
            <text:p>0,08101279</text:p>
          </table:table-cell>
          <table:table-cell office:value-type="float" office:value="1" calcext:value-type="float">
            <text:p>1</text:p>
          </table:table-cell>
          <table:table-cell office:value-type="float" office:value="-0.00162808" calcext:value-type="float">
            <text:p>-0,00162808</text:p>
          </table:table-cell>
          <table:table-cell office:value-type="float" office:value="1.99991386" calcext:value-type="float">
            <text:p>1,99991386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60.82078" calcext:value-type="float">
            <text:p>1624627260,82078</text:p>
          </table:table-cell>
          <table:table-cell table:formula="of:=ROUND([.A356]-[$menor.$A$1];1)" office:value-type="float" office:value="41.9" calcext:value-type="float">
            <text:p>41,9</text:p>
          </table:table-cell>
          <table:table-cell office:value-type="float" office:value="1" calcext:value-type="float">
            <text:p>1</text:p>
          </table:table-cell>
          <table:table-cell office:value-type="float" office:value="0.08089656" calcext:value-type="float">
            <text:p>0,08089656</text:p>
          </table:table-cell>
          <table:table-cell office:value-type="float" office:value="0" calcext:value-type="float">
            <text:p>0</text:p>
          </table:table-cell>
          <table:table-cell office:value-type="float" office:value="-0.00021174" calcext:value-type="float">
            <text:p>-0,00021174</text:p>
          </table:table-cell>
          <table:table-cell office:value-type="float" office:value="2.00094544" calcext:value-type="float">
            <text:p>2,0009454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0.92076" calcext:value-type="float">
            <text:p>1624627260,92076</text:p>
          </table:table-cell>
          <table:table-cell table:formula="of:=ROUND([.A357]-[$menor.$A$1];1)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07993295" calcext:value-type="float">
            <text:p>0,07993295</text:p>
          </table:table-cell>
          <table:table-cell office:value-type="float" office:value="0" calcext:value-type="float">
            <text:p>0</text:p>
          </table:table-cell>
          <table:table-cell office:value-type="float" office:value="-0.00009945" calcext:value-type="float">
            <text:p>-9,945E-05</text:p>
          </table:table-cell>
          <table:table-cell office:value-type="float" office:value="2.0009584" calcext:value-type="float">
            <text:p>2,000958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1.02077" calcext:value-type="float">
            <text:p>1624627261,02077</text:p>
          </table:table-cell>
          <table:table-cell table:formula="of:=ROUND([.A358]-[$menor.$A$1];1)" office:value-type="float" office:value="42.1" calcext:value-type="float">
            <text:p>42,1</text:p>
          </table:table-cell>
          <table:table-cell office:value-type="float" office:value="1" calcext:value-type="float">
            <text:p>1</text:p>
          </table:table-cell>
          <table:table-cell office:value-type="float" office:value="0.07896949" calcext:value-type="float">
            <text:p>0,07896949</text:p>
          </table:table-cell>
          <table:table-cell office:value-type="float" office:value="0" calcext:value-type="float">
            <text:p>0</text:p>
          </table:table-cell>
          <table:table-cell office:value-type="float" office:value="0.00001282" calcext:value-type="float">
            <text:p>1,282E-05</text:p>
          </table:table-cell>
          <table:table-cell office:value-type="float" office:value="2.0009715" calcext:value-type="float">
            <text:p>2,000971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1.12079" calcext:value-type="float">
            <text:p>1624627261,12079</text:p>
          </table:table-cell>
          <table:table-cell table:formula="of:=ROUND([.A359]-[$menor.$A$1];1)" office:value-type="float" office:value="42.2" calcext:value-type="float">
            <text:p>42,2</text:p>
          </table:table-cell>
          <table:table-cell office:value-type="float" office:value="1" calcext:value-type="float">
            <text:p>1</text:p>
          </table:table-cell>
          <table:table-cell office:value-type="float" office:value="0.0780062" calcext:value-type="float">
            <text:p>0,0780062</text:p>
          </table:table-cell>
          <table:table-cell office:value-type="float" office:value="0" calcext:value-type="float">
            <text:p>0</text:p>
          </table:table-cell>
          <table:table-cell office:value-type="float" office:value="0.00012507" calcext:value-type="float">
            <text:p>0,00012507</text:p>
          </table:table-cell>
          <table:table-cell office:value-type="float" office:value="2.00146977" calcext:value-type="float">
            <text:p>2,0014697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1.22078" calcext:value-type="float">
            <text:p>1624627261,22078</text:p>
          </table:table-cell>
          <table:table-cell table:formula="of:=ROUND([.A360]-[$menor.$A$1];1)" office:value-type="float" office:value="42.3" calcext:value-type="float">
            <text:p>42,3</text:p>
          </table:table-cell>
          <table:table-cell office:value-type="float" office:value="1" calcext:value-type="float">
            <text:p>1</text:p>
          </table:table-cell>
          <table:table-cell office:value-type="float" office:value="0.07656159" calcext:value-type="float">
            <text:p>0,07656159</text:p>
          </table:table-cell>
          <table:table-cell office:value-type="float" office:value="0" calcext:value-type="float">
            <text:p>0</text:p>
          </table:table-cell>
          <table:table-cell office:value-type="float" office:value="0.00029341" calcext:value-type="float">
            <text:p>0,00029341</text:p>
          </table:table-cell>
          <table:table-cell office:value-type="float" office:value="2.000035" calcext:value-type="float">
            <text:p>2,00003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1.32078" calcext:value-type="float">
            <text:p>1624627261,32078</text:p>
          </table:table-cell>
          <table:table-cell table:formula="of:=ROUND([.A361]-[$menor.$A$1];1)" office:value-type="float" office:value="42.4" calcext:value-type="float">
            <text:p>42,4</text:p>
          </table:table-cell>
          <table:table-cell office:value-type="float" office:value="1" calcext:value-type="float">
            <text:p>1</text:p>
          </table:table-cell>
          <table:table-cell office:value-type="float" office:value="0.07656159" calcext:value-type="float">
            <text:p>0,07656159</text:p>
          </table:table-cell>
          <table:table-cell office:value-type="float" office:value="0" calcext:value-type="float">
            <text:p>0</text:p>
          </table:table-cell>
          <table:table-cell office:value-type="float" office:value="0.00029341" calcext:value-type="float">
            <text:p>0,00029341</text:p>
          </table:table-cell>
          <table:table-cell office:value-type="float" office:value="2.001005" calcext:value-type="float">
            <text:p>2,00100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1.42078" calcext:value-type="float">
            <text:p>1624627261,42078</text:p>
          </table:table-cell>
          <table:table-cell table:formula="of:=ROUND([.A362]-[$menor.$A$1];1)" office:value-type="float" office:value="42.5" calcext:value-type="float">
            <text:p>42,5</text:p>
          </table:table-cell>
          <table:table-cell office:value-type="float" office:value="1" calcext:value-type="float">
            <text:p>1</text:p>
          </table:table-cell>
          <table:table-cell office:value-type="float" office:value="0.07559872" calcext:value-type="float">
            <text:p>0,07559872</text:p>
          </table:table-cell>
          <table:table-cell office:value-type="float" office:value="0" calcext:value-type="float">
            <text:p>0</text:p>
          </table:table-cell>
          <table:table-cell office:value-type="float" office:value="0.00040561" calcext:value-type="float">
            <text:p>0,00040561</text:p>
          </table:table-cell>
          <table:table-cell office:value-type="float" office:value="2.0010187" calcext:value-type="float">
            <text:p>2,001018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1.52078" calcext:value-type="float">
            <text:p>1624627261,52078</text:p>
          </table:table-cell>
          <table:table-cell table:formula="of:=ROUND([.A363]-[$menor.$A$1];1)" office:value-type="float" office:value="42.6" calcext:value-type="float">
            <text:p>42,6</text:p>
          </table:table-cell>
          <table:table-cell office:value-type="float" office:value="1" calcext:value-type="float">
            <text:p>1</text:p>
          </table:table-cell>
          <table:table-cell office:value-type="float" office:value="0.07463605" calcext:value-type="float">
            <text:p>0,07463605</text:p>
          </table:table-cell>
          <table:table-cell office:value-type="float" office:value="0" calcext:value-type="float">
            <text:p>0</text:p>
          </table:table-cell>
          <table:table-cell office:value-type="float" office:value="0.00051779" calcext:value-type="float">
            <text:p>0,00051779</text:p>
          </table:table-cell>
          <table:table-cell office:value-type="float" office:value="2.00103258" calcext:value-type="float">
            <text:p>2,0010325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1.62078" calcext:value-type="float">
            <text:p>1624627261,62078</text:p>
          </table:table-cell>
          <table:table-cell table:formula="of:=ROUND([.A364]-[$menor.$A$1];1)" office:value-type="float" office:value="42.7" calcext:value-type="float">
            <text:p>42,7</text:p>
          </table:table-cell>
          <table:table-cell office:value-type="float" office:value="1" calcext:value-type="float">
            <text:p>1</text:p>
          </table:table-cell>
          <table:table-cell office:value-type="float" office:value="0.07367357" calcext:value-type="float">
            <text:p>0,07367357</text:p>
          </table:table-cell>
          <table:table-cell office:value-type="float" office:value="0" calcext:value-type="float">
            <text:p>0</text:p>
          </table:table-cell>
          <table:table-cell office:value-type="float" office:value="0.00062994" calcext:value-type="float">
            <text:p>0,00062994</text:p>
          </table:table-cell>
          <table:table-cell office:value-type="float" office:value="2.00104666" calcext:value-type="float">
            <text:p>2,0010466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1.72078" calcext:value-type="float">
            <text:p>1624627261,72078</text:p>
          </table:table-cell>
          <table:table-cell table:formula="of:=ROUND([.A365]-[$menor.$A$1];1)" office:value-type="float" office:value="42.8" calcext:value-type="float">
            <text:p>42,8</text:p>
          </table:table-cell>
          <table:table-cell office:value-type="float" office:value="1" calcext:value-type="float">
            <text:p>1</text:p>
          </table:table-cell>
          <table:table-cell office:value-type="float" office:value="0.07271129" calcext:value-type="float">
            <text:p>0,07271129</text:p>
          </table:table-cell>
          <table:table-cell office:value-type="float" office:value="1" calcext:value-type="float">
            <text:p>1</text:p>
          </table:table-cell>
          <table:table-cell office:value-type="float" office:value="-0.00148698" calcext:value-type="float">
            <text:p>-0,00148698</text:p>
          </table:table-cell>
          <table:table-cell office:value-type="float" office:value="1.99993206" calcext:value-type="float">
            <text:p>1,99993206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61.82082" calcext:value-type="float">
            <text:p>1624627261,82082</text:p>
          </table:table-cell>
          <table:table-cell table:formula="of:=ROUND([.A366]-[$menor.$A$1];1)" office:value-type="float" office:value="42.9" calcext:value-type="float">
            <text:p>42,9</text:p>
          </table:table-cell>
          <table:table-cell office:value-type="float" office:value="1" calcext:value-type="float">
            <text:p>1</text:p>
          </table:table-cell>
          <table:table-cell office:value-type="float" office:value="0.07259473" calcext:value-type="float">
            <text:p>0,07259473</text:p>
          </table:table-cell>
          <table:table-cell office:value-type="float" office:value="0" calcext:value-type="float">
            <text:p>0</text:p>
          </table:table-cell>
          <table:table-cell office:value-type="float" office:value="-0.00021434" calcext:value-type="float">
            <text:p>-0,00021434</text:p>
          </table:table-cell>
          <table:table-cell office:value-type="float" office:value="2.00094517" calcext:value-type="float">
            <text:p>2,0009451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1.92078" calcext:value-type="float">
            <text:p>1624627261,92078</text:p>
          </table:table-cell>
          <table:table-cell table:formula="of:=ROUND([.A367]-[$menor.$A$1];1)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0716311" calcext:value-type="float">
            <text:p>0,0716311</text:p>
          </table:table-cell>
          <table:table-cell office:value-type="float" office:value="0" calcext:value-type="float">
            <text:p>0</text:p>
          </table:table-cell>
          <table:table-cell office:value-type="float" office:value="-0.00010205" calcext:value-type="float">
            <text:p>-0,00010205</text:p>
          </table:table-cell>
          <table:table-cell office:value-type="float" office:value="2.0009581" calcext:value-type="float">
            <text:p>2,000958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2.02078" calcext:value-type="float">
            <text:p>1624627262,02078</text:p>
          </table:table-cell>
          <table:table-cell table:formula="of:=ROUND([.A368]-[$menor.$A$1];1)" office:value-type="float" office:value="43.1" calcext:value-type="float">
            <text:p>43,1</text:p>
          </table:table-cell>
          <table:table-cell office:value-type="float" office:value="1" calcext:value-type="float">
            <text:p>1</text:p>
          </table:table-cell>
          <table:table-cell office:value-type="float" office:value="0.07066763" calcext:value-type="float">
            <text:p>0,07066763</text:p>
          </table:table-cell>
          <table:table-cell office:value-type="float" office:value="0" calcext:value-type="float">
            <text:p>0</text:p>
          </table:table-cell>
          <table:table-cell office:value-type="float" office:value="0.00001022" calcext:value-type="float">
            <text:p>1,022E-05</text:p>
          </table:table-cell>
          <table:table-cell office:value-type="float" office:value="2.0009712" calcext:value-type="float">
            <text:p>2,000971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2.12079" calcext:value-type="float">
            <text:p>1624627262,12079</text:p>
          </table:table-cell>
          <table:table-cell table:formula="of:=ROUND([.A369]-[$menor.$A$1];1)" office:value-type="float" office:value="43.2" calcext:value-type="float">
            <text:p>43,2</text:p>
          </table:table-cell>
          <table:table-cell office:value-type="float" office:value="1" calcext:value-type="float">
            <text:p>1</text:p>
          </table:table-cell>
          <table:table-cell office:value-type="float" office:value="0.06970435" calcext:value-type="float">
            <text:p>0,06970435</text:p>
          </table:table-cell>
          <table:table-cell office:value-type="float" office:value="0" calcext:value-type="float">
            <text:p>0</text:p>
          </table:table-cell>
          <table:table-cell office:value-type="float" office:value="0.00012247" calcext:value-type="float">
            <text:p>0,00012247</text:p>
          </table:table-cell>
          <table:table-cell office:value-type="float" office:value="2.00001448" calcext:value-type="float">
            <text:p>2,0000144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2.22078" calcext:value-type="float">
            <text:p>1624627262,22078</text:p>
          </table:table-cell>
          <table:table-cell table:formula="of:=ROUND([.A370]-[$menor.$A$1];1)" office:value-type="float" office:value="43.3" calcext:value-type="float">
            <text:p>43,3</text:p>
          </table:table-cell>
          <table:table-cell office:value-type="float" office:value="1" calcext:value-type="float">
            <text:p>1</text:p>
          </table:table-cell>
          <table:table-cell office:value-type="float" office:value="0.06970435" calcext:value-type="float">
            <text:p>0,06970435</text:p>
          </table:table-cell>
          <table:table-cell office:value-type="float" office:value="0" calcext:value-type="float">
            <text:p>0</text:p>
          </table:table-cell>
          <table:table-cell office:value-type="float" office:value="0.00012247" calcext:value-type="float">
            <text:p>0,00012247</text:p>
          </table:table-cell>
          <table:table-cell office:value-type="float" office:value="2.00098448" calcext:value-type="float">
            <text:p>2,0009844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2.3208" calcext:value-type="float">
            <text:p>1624627262,3208</text:p>
          </table:table-cell>
          <table:table-cell table:formula="of:=ROUND([.A371]-[$menor.$A$1];1)" office:value-type="float" office:value="43.4" calcext:value-type="float">
            <text:p>43,4</text:p>
          </table:table-cell>
          <table:table-cell office:value-type="float" office:value="1" calcext:value-type="float">
            <text:p>1</text:p>
          </table:table-cell>
          <table:table-cell office:value-type="float" office:value="0.06874125" calcext:value-type="float">
            <text:p>0,06874125</text:p>
          </table:table-cell>
          <table:table-cell office:value-type="float" office:value="0" calcext:value-type="float">
            <text:p>0</text:p>
          </table:table-cell>
          <table:table-cell office:value-type="float" office:value="0.0002347" calcext:value-type="float">
            <text:p>0,0002347</text:p>
          </table:table-cell>
          <table:table-cell office:value-type="float" office:value="2.00099795" calcext:value-type="float">
            <text:p>2,0009979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2.42078" calcext:value-type="float">
            <text:p>1624627262,42078</text:p>
          </table:table-cell>
          <table:table-cell table:formula="of:=ROUND([.A372]-[$menor.$A$1];1)" office:value-type="float" office:value="43.5" calcext:value-type="float">
            <text:p>43,5</text:p>
          </table:table-cell>
          <table:table-cell office:value-type="float" office:value="1" calcext:value-type="float">
            <text:p>1</text:p>
          </table:table-cell>
          <table:table-cell office:value-type="float" office:value="0.06777836" calcext:value-type="float">
            <text:p>0,06777836</text:p>
          </table:table-cell>
          <table:table-cell office:value-type="float" office:value="0" calcext:value-type="float">
            <text:p>0</text:p>
          </table:table-cell>
          <table:table-cell office:value-type="float" office:value="0.0003469" calcext:value-type="float">
            <text:p>0,0003469</text:p>
          </table:table-cell>
          <table:table-cell office:value-type="float" office:value="2.00004161" calcext:value-type="float">
            <text:p>2,0000416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2.52079" calcext:value-type="float">
            <text:p>1624627262,52079</text:p>
          </table:table-cell>
          <table:table-cell table:formula="of:=ROUND([.A373]-[$menor.$A$1];1)" office:value-type="float" office:value="43.6" calcext:value-type="float">
            <text:p>43,6</text:p>
          </table:table-cell>
          <table:table-cell office:value-type="float" office:value="1" calcext:value-type="float">
            <text:p>1</text:p>
          </table:table-cell>
          <table:table-cell office:value-type="float" office:value="0.06777836" calcext:value-type="float">
            <text:p>0,06777836</text:p>
          </table:table-cell>
          <table:table-cell office:value-type="float" office:value="0" calcext:value-type="float">
            <text:p>0</text:p>
          </table:table-cell>
          <table:table-cell office:value-type="float" office:value="0.0003469" calcext:value-type="float">
            <text:p>0,0003469</text:p>
          </table:table-cell>
          <table:table-cell office:value-type="float" office:value="2.00101161" calcext:value-type="float">
            <text:p>2,0010116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2.62079" calcext:value-type="float">
            <text:p>1624627262,62079</text:p>
          </table:table-cell>
          <table:table-cell table:formula="of:=ROUND([.A374]-[$menor.$A$1];1)" office:value-type="float" office:value="43.7" calcext:value-type="float">
            <text:p>43,7</text:p>
          </table:table-cell>
          <table:table-cell office:value-type="float" office:value="1" calcext:value-type="float">
            <text:p>1</text:p>
          </table:table-cell>
          <table:table-cell office:value-type="float" office:value="0.06681567" calcext:value-type="float">
            <text:p>0,06681567</text:p>
          </table:table-cell>
          <table:table-cell office:value-type="float" office:value="0" calcext:value-type="float">
            <text:p>0</text:p>
          </table:table-cell>
          <table:table-cell office:value-type="float" office:value="0.00045908" calcext:value-type="float">
            <text:p>0,00045908</text:p>
          </table:table-cell>
          <table:table-cell office:value-type="float" office:value="2.00102548" calcext:value-type="float">
            <text:p>2,0010254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2.72074" calcext:value-type="float">
            <text:p>1624627262,72074</text:p>
          </table:table-cell>
          <table:table-cell table:formula="of:=ROUND([.A375]-[$menor.$A$1];1)" office:value-type="float" office:value="43.8" calcext:value-type="float">
            <text:p>43,8</text:p>
          </table:table-cell>
          <table:table-cell office:value-type="float" office:value="1" calcext:value-type="float">
            <text:p>1</text:p>
          </table:table-cell>
          <table:table-cell office:value-type="float" office:value="0.06585319" calcext:value-type="float">
            <text:p>0,06585319</text:p>
          </table:table-cell>
          <table:table-cell office:value-type="float" office:value="1" calcext:value-type="float">
            <text:p>1</text:p>
          </table:table-cell>
          <table:table-cell office:value-type="float" office:value="-0.00056906" calcext:value-type="float">
            <text:p>-0,00056906</text:p>
          </table:table-cell>
          <table:table-cell office:value-type="float" office:value="2.00089567" calcext:value-type="float">
            <text:p>2,00089567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62.82082" calcext:value-type="float">
            <text:p>1624627262,82082</text:p>
          </table:table-cell>
          <table:table-cell table:formula="of:=ROUND([.A376]-[$menor.$A$1];1)" office:value-type="float" office:value="43.9" calcext:value-type="float">
            <text:p>43,9</text:p>
          </table:table-cell>
          <table:table-cell office:value-type="float" office:value="1" calcext:value-type="float">
            <text:p>1</text:p>
          </table:table-cell>
          <table:table-cell office:value-type="float" office:value="0.06489094" calcext:value-type="float">
            <text:p>0,06489094</text:p>
          </table:table-cell>
          <table:table-cell office:value-type="float" office:value="1" calcext:value-type="float">
            <text:p>1</text:p>
          </table:table-cell>
          <table:table-cell office:value-type="float" office:value="-0.00141027" calcext:value-type="float">
            <text:p>-0,00141027</text:p>
          </table:table-cell>
          <table:table-cell office:value-type="float" office:value="1.99994207" calcext:value-type="float">
            <text:p>1,99994207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62.92078" calcext:value-type="float">
            <text:p>1624627262,92078</text:p>
          </table:table-cell>
          <table:table-cell table:formula="of:=ROUND([.A377]-[$menor.$A$1];1)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06477483" calcext:value-type="float">
            <text:p>0,06477483</text:p>
          </table:table-cell>
          <table:table-cell office:value-type="float" office:value="0" calcext:value-type="float">
            <text:p>0</text:p>
          </table:table-cell>
          <table:table-cell office:value-type="float" office:value="-0.0002731" calcext:value-type="float">
            <text:p>-0,0002731</text:p>
          </table:table-cell>
          <table:table-cell office:value-type="float" office:value="2.00093855" calcext:value-type="float">
            <text:p>2,0009385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3.02078" calcext:value-type="float">
            <text:p>1624627263,02078</text:p>
          </table:table-cell>
          <table:table-cell table:formula="of:=ROUND([.A378]-[$menor.$A$1];1)" office:value-type="float" office:value="44.1" calcext:value-type="float">
            <text:p>44,1</text:p>
          </table:table-cell>
          <table:table-cell office:value-type="float" office:value="1" calcext:value-type="float">
            <text:p>1</text:p>
          </table:table-cell>
          <table:table-cell office:value-type="float" office:value="0.06381106" calcext:value-type="float">
            <text:p>0,06381106</text:p>
          </table:table-cell>
          <table:table-cell office:value-type="float" office:value="0" calcext:value-type="float">
            <text:p>0</text:p>
          </table:table-cell>
          <table:table-cell office:value-type="float" office:value="-0.0001608" calcext:value-type="float">
            <text:p>-0,0001608</text:p>
          </table:table-cell>
          <table:table-cell office:value-type="float" office:value="2.00095134" calcext:value-type="float">
            <text:p>2,0009513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3.12076" calcext:value-type="float">
            <text:p>1624627263,12076</text:p>
          </table:table-cell>
          <table:table-cell table:formula="of:=ROUND([.A379]-[$menor.$A$1];1)" office:value-type="float" office:value="44.2" calcext:value-type="float">
            <text:p>44,2</text:p>
          </table:table-cell>
          <table:table-cell office:value-type="float" office:value="1" calcext:value-type="float">
            <text:p>1</text:p>
          </table:table-cell>
          <table:table-cell office:value-type="float" office:value="0.06284749" calcext:value-type="float">
            <text:p>0,06284749</text:p>
          </table:table-cell>
          <table:table-cell office:value-type="float" office:value="0" calcext:value-type="float">
            <text:p>0</text:p>
          </table:table-cell>
          <table:table-cell office:value-type="float" office:value="-0.00004851" calcext:value-type="float">
            <text:p>-4,851E-05</text:p>
          </table:table-cell>
          <table:table-cell office:value-type="float" office:value="1.99999433" calcext:value-type="float">
            <text:p>1,9999943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3.22078" calcext:value-type="float">
            <text:p>1624627263,22078</text:p>
          </table:table-cell>
          <table:table-cell table:formula="of:=ROUND([.A380]-[$menor.$A$1];1)" office:value-type="float" office:value="44.3" calcext:value-type="float">
            <text:p>44,3</text:p>
          </table:table-cell>
          <table:table-cell office:value-type="float" office:value="1" calcext:value-type="float">
            <text:p>1</text:p>
          </table:table-cell>
          <table:table-cell office:value-type="float" office:value="0.06284749" calcext:value-type="float">
            <text:p>0,06284749</text:p>
          </table:table-cell>
          <table:table-cell office:value-type="float" office:value="0" calcext:value-type="float">
            <text:p>0</text:p>
          </table:table-cell>
          <table:table-cell office:value-type="float" office:value="-0.00004851" calcext:value-type="float">
            <text:p>-4,851E-05</text:p>
          </table:table-cell>
          <table:table-cell office:value-type="float" office:value="2.00096433" calcext:value-type="float">
            <text:p>2,0009643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3.32077" calcext:value-type="float">
            <text:p>1624627263,32077</text:p>
          </table:table-cell>
          <table:table-cell table:formula="of:=ROUND([.A381]-[$menor.$A$1];1)" office:value-type="float" office:value="44.4" calcext:value-type="float">
            <text:p>44,4</text:p>
          </table:table-cell>
          <table:table-cell office:value-type="float" office:value="1" calcext:value-type="float">
            <text:p>1</text:p>
          </table:table-cell>
          <table:table-cell office:value-type="float" office:value="0.06188411" calcext:value-type="float">
            <text:p>0,06188411</text:p>
          </table:table-cell>
          <table:table-cell office:value-type="float" office:value="0" calcext:value-type="float">
            <text:p>0</text:p>
          </table:table-cell>
          <table:table-cell office:value-type="float" office:value="0.00006375" calcext:value-type="float">
            <text:p>6,375E-05</text:p>
          </table:table-cell>
          <table:table-cell office:value-type="float" office:value="2.00097751" calcext:value-type="float">
            <text:p>2,0009775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3.42079" calcext:value-type="float">
            <text:p>1624627263,42079</text:p>
          </table:table-cell>
          <table:table-cell table:formula="of:=ROUND([.A382]-[$menor.$A$1];1)" office:value-type="float" office:value="44.5" calcext:value-type="float">
            <text:p>44,5</text:p>
          </table:table-cell>
          <table:table-cell office:value-type="float" office:value="1" calcext:value-type="float">
            <text:p>1</text:p>
          </table:table-cell>
          <table:table-cell office:value-type="float" office:value="0.06092094" calcext:value-type="float">
            <text:p>0,06092094</text:p>
          </table:table-cell>
          <table:table-cell office:value-type="float" office:value="0" calcext:value-type="float">
            <text:p>0</text:p>
          </table:table-cell>
          <table:table-cell office:value-type="float" office:value="0.00017598" calcext:value-type="float">
            <text:p>0,00017598</text:p>
          </table:table-cell>
          <table:table-cell office:value-type="float" office:value="2.00002091" calcext:value-type="float">
            <text:p>2,0000209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3.52078" calcext:value-type="float">
            <text:p>1624627263,52078</text:p>
          </table:table-cell>
          <table:table-cell table:formula="of:=ROUND([.A383]-[$menor.$A$1];1)" office:value-type="float" office:value="44.6" calcext:value-type="float">
            <text:p>44,6</text:p>
          </table:table-cell>
          <table:table-cell office:value-type="float" office:value="1" calcext:value-type="float">
            <text:p>1</text:p>
          </table:table-cell>
          <table:table-cell office:value-type="float" office:value="0.06092094" calcext:value-type="float">
            <text:p>0,06092094</text:p>
          </table:table-cell>
          <table:table-cell office:value-type="float" office:value="0" calcext:value-type="float">
            <text:p>0</text:p>
          </table:table-cell>
          <table:table-cell office:value-type="float" office:value="0.00017598" calcext:value-type="float">
            <text:p>0,00017598</text:p>
          </table:table-cell>
          <table:table-cell office:value-type="float" office:value="2.00147591" calcext:value-type="float">
            <text:p>2,0014759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3.62078" calcext:value-type="float">
            <text:p>1624627263,62078</text:p>
          </table:table-cell>
          <table:table-cell table:formula="of:=ROUND([.A384]-[$menor.$A$1];1)" office:value-type="float" office:value="44.7" calcext:value-type="float">
            <text:p>44,7</text:p>
          </table:table-cell>
          <table:table-cell office:value-type="float" office:value="1" calcext:value-type="float">
            <text:p>1</text:p>
          </table:table-cell>
          <table:table-cell office:value-type="float" office:value="0.05947661" calcext:value-type="float">
            <text:p>0,05947661</text:p>
          </table:table-cell>
          <table:table-cell office:value-type="float" office:value="0" calcext:value-type="float">
            <text:p>0</text:p>
          </table:table-cell>
          <table:table-cell office:value-type="float" office:value="0.00034429" calcext:value-type="float">
            <text:p>0,00034429</text:p>
          </table:table-cell>
          <table:table-cell office:value-type="float" office:value="2.00004141" calcext:value-type="float">
            <text:p>2,0000414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3.72077" calcext:value-type="float">
            <text:p>1624627263,72077</text:p>
          </table:table-cell>
          <table:table-cell table:formula="of:=ROUND([.A385]-[$menor.$A$1];1)" office:value-type="float" office:value="44.8" calcext:value-type="float">
            <text:p>44,8</text:p>
          </table:table-cell>
          <table:table-cell office:value-type="float" office:value="1" calcext:value-type="float">
            <text:p>1</text:p>
          </table:table-cell>
          <table:table-cell office:value-type="float" office:value="0.05947661" calcext:value-type="float">
            <text:p>0,05947661</text:p>
          </table:table-cell>
          <table:table-cell office:value-type="float" office:value="0" calcext:value-type="float">
            <text:p>0</text:p>
          </table:table-cell>
          <table:table-cell office:value-type="float" office:value="0.00034429" calcext:value-type="float">
            <text:p>0,00034429</text:p>
          </table:table-cell>
          <table:table-cell office:value-type="float" office:value="2.00101141" calcext:value-type="float">
            <text:p>2,0010114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3.82078" calcext:value-type="float">
            <text:p>1624627263,82078</text:p>
          </table:table-cell>
          <table:table-cell table:formula="of:=ROUND([.A386]-[$menor.$A$1];1)" office:value-type="float" office:value="44.9" calcext:value-type="float">
            <text:p>44,9</text:p>
          </table:table-cell>
          <table:table-cell office:value-type="float" office:value="1" calcext:value-type="float">
            <text:p>1</text:p>
          </table:table-cell>
          <table:table-cell office:value-type="float" office:value="0.05851401" calcext:value-type="float">
            <text:p>0,05851401</text:p>
          </table:table-cell>
          <table:table-cell office:value-type="float" office:value="0" calcext:value-type="float">
            <text:p>0</text:p>
          </table:table-cell>
          <table:table-cell office:value-type="float" office:value="0.00045646" calcext:value-type="float">
            <text:p>0,00045646</text:p>
          </table:table-cell>
          <table:table-cell office:value-type="float" office:value="2.00102538" calcext:value-type="float">
            <text:p>2,0010253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3.92078" calcext:value-type="float">
            <text:p>1624627263,92078</text:p>
          </table:table-cell>
          <table:table-cell table:formula="of:=ROUND([.A387]-[$menor.$A$1];1)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5755166" calcext:value-type="float">
            <text:p>0,05755166</text:p>
          </table:table-cell>
          <table:table-cell office:value-type="float" office:value="1" calcext:value-type="float">
            <text:p>1</text:p>
          </table:table-cell>
          <table:table-cell office:value-type="float" office:value="-0.00042795" calcext:value-type="float">
            <text:p>-0,00042795</text:p>
          </table:table-cell>
          <table:table-cell office:value-type="float" office:value="1.99994383" calcext:value-type="float">
            <text:p>1,99994383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64.02078" calcext:value-type="float">
            <text:p>1624627264,02078</text:p>
          </table:table-cell>
          <table:table-cell table:formula="of:=ROUND([.A388]-[$menor.$A$1];1)" office:value-type="float" office:value="45.1" calcext:value-type="float">
            <text:p>45,1</text:p>
          </table:table-cell>
          <table:table-cell office:value-type="float" office:value="1" calcext:value-type="float">
            <text:p>1</text:p>
          </table:table-cell>
          <table:table-cell office:value-type="float" office:value="0.05755166" calcext:value-type="float">
            <text:p>0,05755166</text:p>
          </table:table-cell>
          <table:table-cell office:value-type="float" office:value="1" calcext:value-type="float">
            <text:p>1</text:p>
          </table:table-cell>
          <table:table-cell office:value-type="float" office:value="-0.00139795" calcext:value-type="float">
            <text:p>-0,00139795</text:p>
          </table:table-cell>
          <table:table-cell office:value-type="float" office:value="2.00091383" calcext:value-type="float">
            <text:p>2,00091383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64.12079" calcext:value-type="float">
            <text:p>1624627264,12079</text:p>
          </table:table-cell>
          <table:table-cell table:formula="of:=ROUND([.A389]-[$menor.$A$1];1)" office:value-type="float" office:value="45.2" calcext:value-type="float">
            <text:p>45,2</text:p>
          </table:table-cell>
          <table:table-cell office:value-type="float" office:value="1" calcext:value-type="float">
            <text:p>1</text:p>
          </table:table-cell>
          <table:table-cell office:value-type="float" office:value="0.05647307" calcext:value-type="float">
            <text:p>0,05647307</text:p>
          </table:table-cell>
          <table:table-cell office:value-type="float" office:value="0" calcext:value-type="float">
            <text:p>0</text:p>
          </table:table-cell>
          <table:table-cell office:value-type="float" office:value="-0.00027571" calcext:value-type="float">
            <text:p>-0,00027571</text:p>
          </table:table-cell>
          <table:table-cell office:value-type="float" office:value="1.99996834" calcext:value-type="float">
            <text:p>1,9999683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4.22078" calcext:value-type="float">
            <text:p>1624627264,22078</text:p>
          </table:table-cell>
          <table:table-cell table:formula="of:=ROUND([.A390]-[$menor.$A$1];1)" office:value-type="float" office:value="45.3" calcext:value-type="float">
            <text:p>45,3</text:p>
          </table:table-cell>
          <table:table-cell office:value-type="float" office:value="1" calcext:value-type="float">
            <text:p>1</text:p>
          </table:table-cell>
          <table:table-cell office:value-type="float" office:value="0.05647307" calcext:value-type="float">
            <text:p>0,05647307</text:p>
          </table:table-cell>
          <table:table-cell office:value-type="float" office:value="0" calcext:value-type="float">
            <text:p>0</text:p>
          </table:table-cell>
          <table:table-cell office:value-type="float" office:value="-0.00027571" calcext:value-type="float">
            <text:p>-0,00027571</text:p>
          </table:table-cell>
          <table:table-cell office:value-type="float" office:value="2.00093834" calcext:value-type="float">
            <text:p>2,0009383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4.32078" calcext:value-type="float">
            <text:p>1624627264,32078</text:p>
          </table:table-cell>
          <table:table-cell table:formula="of:=ROUND([.A391]-[$menor.$A$1];1)" office:value-type="float" office:value="45.4" calcext:value-type="float">
            <text:p>45,4</text:p>
          </table:table-cell>
          <table:table-cell office:value-type="float" office:value="1" calcext:value-type="float">
            <text:p>1</text:p>
          </table:table-cell>
          <table:table-cell office:value-type="float" office:value="0.05550924" calcext:value-type="float">
            <text:p>0,05550924</text:p>
          </table:table-cell>
          <table:table-cell office:value-type="float" office:value="0" calcext:value-type="float">
            <text:p>0</text:p>
          </table:table-cell>
          <table:table-cell office:value-type="float" office:value="-0.0001634" calcext:value-type="float">
            <text:p>-0,0001634</text:p>
          </table:table-cell>
          <table:table-cell office:value-type="float" office:value="2.00095108" calcext:value-type="float">
            <text:p>2,0009510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4.42078" calcext:value-type="float">
            <text:p>1624627264,42078</text:p>
          </table:table-cell>
          <table:table-cell table:formula="of:=ROUND([.A392]-[$menor.$A$1];1)" office:value-type="float" office:value="45.5" calcext:value-type="float">
            <text:p>45,5</text:p>
          </table:table-cell>
          <table:table-cell office:value-type="float" office:value="1" calcext:value-type="float">
            <text:p>1</text:p>
          </table:table-cell>
          <table:table-cell office:value-type="float" office:value="0.05454563" calcext:value-type="float">
            <text:p>0,05454563</text:p>
          </table:table-cell>
          <table:table-cell office:value-type="float" office:value="0" calcext:value-type="float">
            <text:p>0</text:p>
          </table:table-cell>
          <table:table-cell office:value-type="float" office:value="-0.00104462" calcext:value-type="float">
            <text:p>-0,00104462</text:p>
          </table:table-cell>
          <table:table-cell office:value-type="float" office:value="1.9998682" calcext:value-type="float">
            <text:p>1,9998682</text:p>
          </table:table-cell>
          <table:table-cell office:value-type="float" office:value="97.74373506" calcext:value-type="float">
            <text:p>97,74373506</text:p>
          </table:table-cell>
        </table:table-row>
        <table:table-row table:style-name="ro1">
          <table:table-cell office:value-type="float" office:value="1624627264.52078" calcext:value-type="float">
            <text:p>1624627264,52078</text:p>
          </table:table-cell>
          <table:table-cell table:formula="of:=ROUND([.A393]-[$menor.$A$1];1)" office:value-type="float" office:value="45.6" calcext:value-type="float">
            <text:p>45,6</text:p>
          </table:table-cell>
          <table:table-cell office:value-type="float" office:value="1" calcext:value-type="float">
            <text:p>1</text:p>
          </table:table-cell>
          <table:table-cell office:value-type="float" office:value="0.05454563" calcext:value-type="float">
            <text:p>0,05454563</text:p>
          </table:table-cell>
          <table:table-cell office:value-type="float" office:value="-1" calcext:value-type="float">
            <text:p>-1</text:p>
          </table:table-cell>
          <table:table-cell office:value-type="float" office:value="-0.00010023" calcext:value-type="float">
            <text:p>-0,00010023</text:p>
          </table:table-cell>
          <table:table-cell office:value-type="float" office:value="2.00095824" calcext:value-type="float">
            <text:p>2,00095824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64.62078" calcext:value-type="float">
            <text:p>1624627264,62078</text:p>
          </table:table-cell>
          <table:table-cell table:formula="of:=ROUND([.A394]-[$menor.$A$1];1)" office:value-type="float" office:value="45.7" calcext:value-type="float">
            <text:p>45,7</text:p>
          </table:table-cell>
          <table:table-cell office:value-type="float" office:value="1" calcext:value-type="float">
            <text:p>1</text:p>
          </table:table-cell>
          <table:table-cell office:value-type="float" office:value="0.05358225" calcext:value-type="float">
            <text:p>0,05358225</text:p>
          </table:table-cell>
          <table:table-cell office:value-type="float" office:value="-1" calcext:value-type="float">
            <text:p>-1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.00000153" calcext:value-type="float">
            <text:p>2,00000153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64.72077" calcext:value-type="float">
            <text:p>1624627264,72077</text:p>
          </table:table-cell>
          <table:table-cell table:formula="of:=ROUND([.A395]-[$menor.$A$1];1)" office:value-type="float" office:value="45.8" calcext:value-type="float">
            <text:p>45,8</text:p>
          </table:table-cell>
          <table:table-cell office:value-type="float" office:value="1" calcext:value-type="float">
            <text:p>1</text:p>
          </table:table-cell>
          <table:table-cell office:value-type="float" office:value="0.05358225" calcext:value-type="float">
            <text:p>0,05358225</text:p>
          </table:table-cell>
          <table:table-cell office:value-type="float" office:value="-1" calcext:value-type="float">
            <text:p>-1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.00097153" calcext:value-type="float">
            <text:p>2,00097153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64.82077" calcext:value-type="float">
            <text:p>1624627264,82077</text:p>
          </table:table-cell>
          <table:table-cell table:formula="of:=ROUND([.A396]-[$menor.$A$1];1)" office:value-type="float" office:value="45.9" calcext:value-type="float">
            <text:p>45,9</text:p>
          </table:table-cell>
          <table:table-cell office:value-type="float" office:value="1" calcext:value-type="float">
            <text:p>1</text:p>
          </table:table-cell>
          <table:table-cell office:value-type="float" office:value="0.05261911" calcext:value-type="float">
            <text:p>0,05261911</text:p>
          </table:table-cell>
          <table:table-cell office:value-type="float" office:value="-1" calcext:value-type="float">
            <text:p>-1</text:p>
          </table:table-cell>
          <table:table-cell office:value-type="float" office:value="0.000126" calcext:value-type="float">
            <text:p>0,000126</text:p>
          </table:table-cell>
          <table:table-cell office:value-type="float" office:value="2.00098506" calcext:value-type="float">
            <text:p>2,00098506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64.92078" calcext:value-type="float">
            <text:p>1624627264,92078</text:p>
          </table:table-cell>
          <table:table-cell table:formula="of:=ROUND([.A397]-[$menor.$A$1];1)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05165623" calcext:value-type="float">
            <text:p>0,05165623</text:p>
          </table:table-cell>
          <table:table-cell office:value-type="float" office:value="-1" calcext:value-type="float">
            <text:p>-1</text:p>
          </table:table-cell>
          <table:table-cell office:value-type="float" office:value="0.00023907" calcext:value-type="float">
            <text:p>0,00023907</text:p>
          </table:table-cell>
          <table:table-cell office:value-type="float" office:value="2.00002883" calcext:value-type="float">
            <text:p>2,00002883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65.02078" calcext:value-type="float">
            <text:p>1624627265,02078</text:p>
          </table:table-cell>
          <table:table-cell table:formula="of:=ROUND([.A398]-[$menor.$A$1];1)" office:value-type="float" office:value="46.1" calcext:value-type="float">
            <text:p>46,1</text:p>
          </table:table-cell>
          <table:table-cell office:value-type="float" office:value="1" calcext:value-type="float">
            <text:p>1</text:p>
          </table:table-cell>
          <table:table-cell office:value-type="float" office:value="0.05165623" calcext:value-type="float">
            <text:p>0,05165623</text:p>
          </table:table-cell>
          <table:table-cell office:value-type="float" office:value="-1" calcext:value-type="float">
            <text:p>-1</text:p>
          </table:table-cell>
          <table:table-cell office:value-type="float" office:value="0.00023907" calcext:value-type="float">
            <text:p>0,00023907</text:p>
          </table:table-cell>
          <table:table-cell office:value-type="float" office:value="2.00099883" calcext:value-type="float">
            <text:p>2,00099883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65.12074" calcext:value-type="float">
            <text:p>1624627265,12074</text:p>
          </table:table-cell>
          <table:table-cell table:formula="of:=ROUND([.A399]-[$menor.$A$1];1)" office:value-type="float" office:value="46.2" calcext:value-type="float">
            <text:p>46,2</text:p>
          </table:table-cell>
          <table:table-cell office:value-type="float" office:value="1" calcext:value-type="float">
            <text:p>1</text:p>
          </table:table-cell>
          <table:table-cell office:value-type="float" office:value="0.05069362" calcext:value-type="float">
            <text:p>0,05069362</text:p>
          </table:table-cell>
          <table:table-cell office:value-type="float" office:value="-1" calcext:value-type="float">
            <text:p>-1</text:p>
          </table:table-cell>
          <table:table-cell office:value-type="float" office:value="0.00127736" calcext:value-type="float">
            <text:p>0,00127736</text:p>
          </table:table-cell>
          <table:table-cell office:value-type="float" office:value="2.00014369" calcext:value-type="float">
            <text:p>2,00014369</text:p>
          </table:table-cell>
          <table:table-cell office:value-type="float" office:value="95.69178455" calcext:value-type="float">
            <text:p>95,69178455</text:p>
          </table:table-cell>
        </table:table-row>
        <table:table-row table:style-name="ro1">
          <table:table-cell office:value-type="float" office:value="1624627265.22078" calcext:value-type="float">
            <text:p>1624627265,22078</text:p>
          </table:table-cell>
          <table:table-cell table:formula="of:=ROUND([.A400]-[$menor.$A$1];1)" office:value-type="float" office:value="46.3" calcext:value-type="float">
            <text:p>46,3</text:p>
          </table:table-cell>
          <table:table-cell office:value-type="float" office:value="1" calcext:value-type="float">
            <text:p>1</text:p>
          </table:table-cell>
          <table:table-cell office:value-type="float" office:value="0.05069362" calcext:value-type="float">
            <text:p>0,05069362</text:p>
          </table:table-cell>
          <table:table-cell office:value-type="float" office:value="0" calcext:value-type="float">
            <text:p>0</text:p>
          </table:table-cell>
          <table:table-cell office:value-type="float" office:value="0.00039776" calcext:value-type="float">
            <text:p>0,00039776</text:p>
          </table:table-cell>
          <table:table-cell office:value-type="float" office:value="2.00101826" calcext:value-type="float">
            <text:p>2,0010182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5.32078" calcext:value-type="float">
            <text:p>1624627265,32078</text:p>
          </table:table-cell>
          <table:table-cell table:formula="of:=ROUND([.A401]-[$menor.$A$1];1)" office:value-type="float" office:value="46.4" calcext:value-type="float">
            <text:p>46,4</text:p>
          </table:table-cell>
          <table:table-cell office:value-type="float" office:value="1" calcext:value-type="float">
            <text:p>1</text:p>
          </table:table-cell>
          <table:table-cell office:value-type="float" office:value="0.0497313" calcext:value-type="float">
            <text:p>0,0497313</text:p>
          </table:table-cell>
          <table:table-cell office:value-type="float" office:value="1" calcext:value-type="float">
            <text:p>1</text:p>
          </table:table-cell>
          <table:table-cell office:value-type="float" office:value="-0.00035124" calcext:value-type="float">
            <text:p>-0,00035124</text:p>
          </table:table-cell>
          <table:table-cell office:value-type="float" office:value="1.99995383" calcext:value-type="float">
            <text:p>1,99995383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65.42077" calcext:value-type="float">
            <text:p>1624627265,42077</text:p>
          </table:table-cell>
          <table:table-cell table:formula="of:=ROUND([.A402]-[$menor.$A$1];1)" office:value-type="float" office:value="46.5" calcext:value-type="float">
            <text:p>46,5</text:p>
          </table:table-cell>
          <table:table-cell office:value-type="float" office:value="1" calcext:value-type="float">
            <text:p>1</text:p>
          </table:table-cell>
          <table:table-cell office:value-type="float" office:value="0.0497313" calcext:value-type="float">
            <text:p>0,0497313</text:p>
          </table:table-cell>
          <table:table-cell office:value-type="float" office:value="1" calcext:value-type="float">
            <text:p>1</text:p>
          </table:table-cell>
          <table:table-cell office:value-type="float" office:value="-0.00132124" calcext:value-type="float">
            <text:p>-0,00132124</text:p>
          </table:table-cell>
          <table:table-cell office:value-type="float" office:value="2.00092383" calcext:value-type="float">
            <text:p>2,00092383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65.52077" calcext:value-type="float">
            <text:p>1624627265,52077</text:p>
          </table:table-cell>
          <table:table-cell table:formula="of:=ROUND([.A403]-[$menor.$A$1];1)" office:value-type="float" office:value="46.6" calcext:value-type="float">
            <text:p>46,6</text:p>
          </table:table-cell>
          <table:table-cell office:value-type="float" office:value="1" calcext:value-type="float">
            <text:p>1</text:p>
          </table:table-cell>
          <table:table-cell office:value-type="float" office:value="0.04865338" calcext:value-type="float">
            <text:p>0,04865338</text:p>
          </table:table-cell>
          <table:table-cell office:value-type="float" office:value="0" calcext:value-type="float">
            <text:p>0</text:p>
          </table:table-cell>
          <table:table-cell office:value-type="float" office:value="-0.0003345" calcext:value-type="float">
            <text:p>-0,0003345</text:p>
          </table:table-cell>
          <table:table-cell office:value-type="float" office:value="1.99996193" calcext:value-type="float">
            <text:p>1,9999619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5.62078" calcext:value-type="float">
            <text:p>1624627265,62078</text:p>
          </table:table-cell>
          <table:table-cell table:formula="of:=ROUND([.A404]-[$menor.$A$1];1)" office:value-type="float" office:value="46.7" calcext:value-type="float">
            <text:p>46,7</text:p>
          </table:table-cell>
          <table:table-cell office:value-type="float" office:value="1" calcext:value-type="float">
            <text:p>1</text:p>
          </table:table-cell>
          <table:table-cell office:value-type="float" office:value="0.04865338" calcext:value-type="float">
            <text:p>0,04865338</text:p>
          </table:table-cell>
          <table:table-cell office:value-type="float" office:value="0" calcext:value-type="float">
            <text:p>0</text:p>
          </table:table-cell>
          <table:table-cell office:value-type="float" office:value="-0.0003345" calcext:value-type="float">
            <text:p>-0,0003345</text:p>
          </table:table-cell>
          <table:table-cell office:value-type="float" office:value="2.00093193" calcext:value-type="float">
            <text:p>2,0009319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5.72074" calcext:value-type="float">
            <text:p>1624627265,72074</text:p>
          </table:table-cell>
          <table:table-cell table:formula="of:=ROUND([.A405]-[$menor.$A$1];1)" office:value-type="float" office:value="46.8" calcext:value-type="float">
            <text:p>46,8</text:p>
          </table:table-cell>
          <table:table-cell office:value-type="float" office:value="1" calcext:value-type="float">
            <text:p>1</text:p>
          </table:table-cell>
          <table:table-cell office:value-type="float" office:value="0.04768935" calcext:value-type="float">
            <text:p>0,04768935</text:p>
          </table:table-cell>
          <table:table-cell office:value-type="float" office:value="0" calcext:value-type="float">
            <text:p>0</text:p>
          </table:table-cell>
          <table:table-cell office:value-type="float" office:value="-0.00022216" calcext:value-type="float">
            <text:p>-0,00022216</text:p>
          </table:table-cell>
          <table:table-cell office:value-type="float" office:value="1.99997446" calcext:value-type="float">
            <text:p>1,9999744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5.8208" calcext:value-type="float">
            <text:p>1624627265,8208</text:p>
          </table:table-cell>
          <table:table-cell table:formula="of:=ROUND([.A406]-[$menor.$A$1];1)" office:value-type="float" office:value="46.9" calcext:value-type="float">
            <text:p>46,9</text:p>
          </table:table-cell>
          <table:table-cell office:value-type="float" office:value="1" calcext:value-type="float">
            <text:p>1</text:p>
          </table:table-cell>
          <table:table-cell office:value-type="float" office:value="0.04768935" calcext:value-type="float">
            <text:p>0,04768935</text:p>
          </table:table-cell>
          <table:table-cell office:value-type="float" office:value="0" calcext:value-type="float">
            <text:p>0</text:p>
          </table:table-cell>
          <table:table-cell office:value-type="float" office:value="-0.00022216" calcext:value-type="float">
            <text:p>-0,00022216</text:p>
          </table:table-cell>
          <table:table-cell office:value-type="float" office:value="2.00094446" calcext:value-type="float">
            <text:p>2,0009444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5.92078" calcext:value-type="float">
            <text:p>1624627265,92078</text:p>
          </table:table-cell>
          <table:table-cell table:formula="of:=ROUND([.A407]-[$menor.$A$1];1)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04672557" calcext:value-type="float">
            <text:p>0,04672557</text:p>
          </table:table-cell>
          <table:table-cell office:value-type="float" office:value="0" calcext:value-type="float">
            <text:p>0</text:p>
          </table:table-cell>
          <table:table-cell office:value-type="float" office:value="-0.00010985" calcext:value-type="float">
            <text:p>-0,00010985</text:p>
          </table:table-cell>
          <table:table-cell office:value-type="float" office:value="1.99998724" calcext:value-type="float">
            <text:p>1,9999872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6.02078" calcext:value-type="float">
            <text:p>1624627266,02078</text:p>
          </table:table-cell>
          <table:table-cell table:formula="of:=ROUND([.A408]-[$menor.$A$1];1)" office:value-type="float" office:value="47.1" calcext:value-type="float">
            <text:p>47,1</text:p>
          </table:table-cell>
          <table:table-cell office:value-type="float" office:value="1" calcext:value-type="float">
            <text:p>1</text:p>
          </table:table-cell>
          <table:table-cell office:value-type="float" office:value="0.04672557" calcext:value-type="float">
            <text:p>0,04672557</text:p>
          </table:table-cell>
          <table:table-cell office:value-type="float" office:value="0" calcext:value-type="float">
            <text:p>0</text:p>
          </table:table-cell>
          <table:table-cell office:value-type="float" office:value="-0.00010985" calcext:value-type="float">
            <text:p>-0,00010985</text:p>
          </table:table-cell>
          <table:table-cell office:value-type="float" office:value="2.00095724" calcext:value-type="float">
            <text:p>2,0009572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6.12078" calcext:value-type="float">
            <text:p>1624627266,12078</text:p>
          </table:table-cell>
          <table:table-cell table:formula="of:=ROUND([.A409]-[$menor.$A$1];1)" office:value-type="float" office:value="47.2" calcext:value-type="float">
            <text:p>47,2</text:p>
          </table:table-cell>
          <table:table-cell office:value-type="float" office:value="1" calcext:value-type="float">
            <text:p>1</text:p>
          </table:table-cell>
          <table:table-cell office:value-type="float" office:value="0.04576204" calcext:value-type="float">
            <text:p>0,04576204</text:p>
          </table:table-cell>
          <table:table-cell office:value-type="float" office:value="0" calcext:value-type="float">
            <text:p>0</text:p>
          </table:table-cell>
          <table:table-cell office:value-type="float" office:value="0.00000243" calcext:value-type="float">
            <text:p>2,43E-06</text:p>
          </table:table-cell>
          <table:table-cell office:value-type="float" office:value="2.00000028" calcext:value-type="float">
            <text:p>2,0000002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6.22077" calcext:value-type="float">
            <text:p>1624627266,22077</text:p>
          </table:table-cell>
          <table:table-cell table:formula="of:=ROUND([.A410]-[$menor.$A$1];1)" office:value-type="float" office:value="47.3" calcext:value-type="float">
            <text:p>47,3</text:p>
          </table:table-cell>
          <table:table-cell office:value-type="float" office:value="1" calcext:value-type="float">
            <text:p>1</text:p>
          </table:table-cell>
          <table:table-cell office:value-type="float" office:value="0.04576204" calcext:value-type="float">
            <text:p>0,04576204</text:p>
          </table:table-cell>
          <table:table-cell office:value-type="float" office:value="0" calcext:value-type="float">
            <text:p>0</text:p>
          </table:table-cell>
          <table:table-cell office:value-type="float" office:value="0.00000243" calcext:value-type="float">
            <text:p>2,43E-06</text:p>
          </table:table-cell>
          <table:table-cell office:value-type="float" office:value="2.00097028" calcext:value-type="float">
            <text:p>2,0009702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6.32078" calcext:value-type="float">
            <text:p>1624627266,32078</text:p>
          </table:table-cell>
          <table:table-cell table:formula="of:=ROUND([.A411]-[$menor.$A$1];1)" office:value-type="float" office:value="47.4" calcext:value-type="float">
            <text:p>47,4</text:p>
          </table:table-cell>
          <table:table-cell office:value-type="float" office:value="1" calcext:value-type="float">
            <text:p>1</text:p>
          </table:table-cell>
          <table:table-cell office:value-type="float" office:value="0.0447988" calcext:value-type="float">
            <text:p>0,0447988</text:p>
          </table:table-cell>
          <table:table-cell office:value-type="float" office:value="0" calcext:value-type="float">
            <text:p>0</text:p>
          </table:table-cell>
          <table:table-cell office:value-type="float" office:value="0.00011467" calcext:value-type="float">
            <text:p>0,00011467</text:p>
          </table:table-cell>
          <table:table-cell office:value-type="float" office:value="2.0000136" calcext:value-type="float">
            <text:p>2,000013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6.42077" calcext:value-type="float">
            <text:p>1624627266,42077</text:p>
          </table:table-cell>
          <table:table-cell table:formula="of:=ROUND([.A412]-[$menor.$A$1];1)" office:value-type="float" office:value="47.5" calcext:value-type="float">
            <text:p>47,5</text:p>
          </table:table-cell>
          <table:table-cell office:value-type="float" office:value="1" calcext:value-type="float">
            <text:p>1</text:p>
          </table:table-cell>
          <table:table-cell office:value-type="float" office:value="0.0447988" calcext:value-type="float">
            <text:p>0,0447988</text:p>
          </table:table-cell>
          <table:table-cell office:value-type="float" office:value="0" calcext:value-type="float">
            <text:p>0</text:p>
          </table:table-cell>
          <table:table-cell office:value-type="float" office:value="0.00011467" calcext:value-type="float">
            <text:p>0,00011467</text:p>
          </table:table-cell>
          <table:table-cell office:value-type="float" office:value="2.0000136" calcext:value-type="float">
            <text:p>2,000013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6.52078" calcext:value-type="float">
            <text:p>1624627266,52078</text:p>
          </table:table-cell>
          <table:table-cell table:formula="of:=ROUND([.A413]-[$menor.$A$1];1)" office:value-type="float" office:value="47.6" calcext:value-type="float">
            <text:p>47,6</text:p>
          </table:table-cell>
          <table:table-cell office:value-type="float" office:value="1" calcext:value-type="float">
            <text:p>1</text:p>
          </table:table-cell>
          <table:table-cell office:value-type="float" office:value="0.0447988" calcext:value-type="float">
            <text:p>0,0447988</text:p>
          </table:table-cell>
          <table:table-cell office:value-type="float" office:value="0" calcext:value-type="float">
            <text:p>0</text:p>
          </table:table-cell>
          <table:table-cell office:value-type="float" office:value="0.00011467" calcext:value-type="float">
            <text:p>0,00011467</text:p>
          </table:table-cell>
          <table:table-cell office:value-type="float" office:value="2.0014686" calcext:value-type="float">
            <text:p>2,0014686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6.62074" calcext:value-type="float">
            <text:p>1624627266,62074</text:p>
          </table:table-cell>
          <table:table-cell table:formula="of:=ROUND([.A414]-[$menor.$A$1];1)" office:value-type="float" office:value="47.7" calcext:value-type="float">
            <text:p>47,7</text:p>
          </table:table-cell>
          <table:table-cell office:value-type="float" office:value="1" calcext:value-type="float">
            <text:p>1</text:p>
          </table:table-cell>
          <table:table-cell office:value-type="float" office:value="0.0433545" calcext:value-type="float">
            <text:p>0,0433545</text:p>
          </table:table-cell>
          <table:table-cell office:value-type="float" office:value="0" calcext:value-type="float">
            <text:p>0</text:p>
          </table:table-cell>
          <table:table-cell office:value-type="float" office:value="0.00028297" calcext:value-type="float">
            <text:p>0,00028297</text:p>
          </table:table-cell>
          <table:table-cell office:value-type="float" office:value="2.00003415" calcext:value-type="float">
            <text:p>2,0000341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6.72077" calcext:value-type="float">
            <text:p>1624627266,72077</text:p>
          </table:table-cell>
          <table:table-cell table:formula="of:=ROUND([.A415]-[$menor.$A$1];1)" office:value-type="float" office:value="47.8" calcext:value-type="float">
            <text:p>47,8</text:p>
          </table:table-cell>
          <table:table-cell office:value-type="float" office:value="1" calcext:value-type="float">
            <text:p>1</text:p>
          </table:table-cell>
          <table:table-cell office:value-type="float" office:value="0.0433545" calcext:value-type="float">
            <text:p>0,0433545</text:p>
          </table:table-cell>
          <table:table-cell office:value-type="float" office:value="0" calcext:value-type="float">
            <text:p>0</text:p>
          </table:table-cell>
          <table:table-cell office:value-type="float" office:value="0.00028297" calcext:value-type="float">
            <text:p>0,00028297</text:p>
          </table:table-cell>
          <table:table-cell office:value-type="float" office:value="2.00100415" calcext:value-type="float">
            <text:p>2,0010041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6.82074" calcext:value-type="float">
            <text:p>1624627266,82074</text:p>
          </table:table-cell>
          <table:table-cell table:formula="of:=ROUND([.A416]-[$menor.$A$1];1)" office:value-type="float" office:value="47.9" calcext:value-type="float">
            <text:p>47,9</text:p>
          </table:table-cell>
          <table:table-cell office:value-type="float" office:value="1" calcext:value-type="float">
            <text:p>1</text:p>
          </table:table-cell>
          <table:table-cell office:value-type="float" office:value="0.04239204" calcext:value-type="float">
            <text:p>0,04239204</text:p>
          </table:table-cell>
          <table:table-cell office:value-type="float" office:value="1" calcext:value-type="float">
            <text:p>1</text:p>
          </table:table-cell>
          <table:table-cell office:value-type="float" office:value="-0.00033892" calcext:value-type="float">
            <text:p>-0,00033892</text:p>
          </table:table-cell>
          <table:table-cell office:value-type="float" office:value="1.99995561" calcext:value-type="float">
            <text:p>1,99995561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66.92078" calcext:value-type="float">
            <text:p>1624627266,92078</text:p>
          </table:table-cell>
          <table:table-cell table:formula="of:=ROUND([.A417]-[$menor.$A$1];1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04239204" calcext:value-type="float">
            <text:p>0,04239204</text:p>
          </table:table-cell>
          <table:table-cell office:value-type="float" office:value="1" calcext:value-type="float">
            <text:p>1</text:p>
          </table:table-cell>
          <table:table-cell office:value-type="float" office:value="-0.00033892" calcext:value-type="float">
            <text:p>-0,00033892</text:p>
          </table:table-cell>
          <table:table-cell office:value-type="float" office:value="2.00092561" calcext:value-type="float">
            <text:p>2,00092561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67.02079" calcext:value-type="float">
            <text:p>1624627267,02079</text:p>
          </table:table-cell>
          <table:table-cell table:formula="of:=ROUND([.A418]-[$menor.$A$1];1)" office:value-type="float" office:value="48.1" calcext:value-type="float">
            <text:p>48,1</text:p>
          </table:table-cell>
          <table:table-cell office:value-type="float" office:value="1" calcext:value-type="float">
            <text:p>1</text:p>
          </table:table-cell>
          <table:table-cell office:value-type="float" office:value="0.04142993" calcext:value-type="float">
            <text:p>0,04142993</text:p>
          </table:table-cell>
          <table:table-cell office:value-type="float" office:value="1" calcext:value-type="float">
            <text:p>1</text:p>
          </table:table-cell>
          <table:table-cell office:value-type="float" office:value="-0.00118015" calcext:value-type="float">
            <text:p>-0,00118015</text:p>
          </table:table-cell>
          <table:table-cell office:value-type="float" office:value="1.99997216" calcext:value-type="float">
            <text:p>1,99997216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67.12081" calcext:value-type="float">
            <text:p>1624627267,12081</text:p>
          </table:table-cell>
          <table:table-cell table:formula="of:=ROUND([.A419]-[$menor.$A$1];1)" office:value-type="float" office:value="48.2" calcext:value-type="float">
            <text:p>48,2</text:p>
          </table:table-cell>
          <table:table-cell office:value-type="float" office:value="1" calcext:value-type="float">
            <text:p>1</text:p>
          </table:table-cell>
          <table:table-cell office:value-type="float" office:value="0.04131623" calcext:value-type="float">
            <text:p>0,04131623</text:p>
          </table:table-cell>
          <table:table-cell office:value-type="float" office:value="-1" calcext:value-type="float">
            <text:p>-1</text:p>
          </table:table-cell>
          <table:table-cell office:value-type="float" office:value="0.00026738" calcext:value-type="float">
            <text:p>0,00026738</text:p>
          </table:table-cell>
          <table:table-cell office:value-type="float" office:value="2.00099753" calcext:value-type="float">
            <text:p>2,00099753</text:p>
          </table:table-cell>
          <table:table-cell office:value-type="float" office:value="95.69178455" calcext:value-type="float">
            <text:p>95,69178455</text:p>
          </table:table-cell>
        </table:table-row>
        <table:table-row table:style-name="ro1">
          <table:table-cell office:value-type="float" office:value="1624627267.22078" calcext:value-type="float">
            <text:p>1624627267,22078</text:p>
          </table:table-cell>
          <table:table-cell table:formula="of:=ROUND([.A420]-[$menor.$A$1];1)" office:value-type="float" office:value="48.3" calcext:value-type="float">
            <text:p>48,3</text:p>
          </table:table-cell>
          <table:table-cell office:value-type="float" office:value="1" calcext:value-type="float">
            <text:p>1</text:p>
          </table:table-cell>
          <table:table-cell office:value-type="float" office:value="0.04035178" calcext:value-type="float">
            <text:p>0,04035178</text:p>
          </table:table-cell>
          <table:table-cell office:value-type="float" office:value="0" calcext:value-type="float">
            <text:p>0</text:p>
          </table:table-cell>
          <table:table-cell office:value-type="float" office:value="-0.00033713" calcext:value-type="float">
            <text:p>-0,00033713</text:p>
          </table:table-cell>
          <table:table-cell office:value-type="float" office:value="1.99996188" calcext:value-type="float">
            <text:p>1,9999618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7.32079" calcext:value-type="float">
            <text:p>1624627267,32079</text:p>
          </table:table-cell>
          <table:table-cell table:formula="of:=ROUND([.A421]-[$menor.$A$1];1)" office:value-type="float" office:value="48.4" calcext:value-type="float">
            <text:p>48,4</text:p>
          </table:table-cell>
          <table:table-cell office:value-type="float" office:value="1" calcext:value-type="float">
            <text:p>1</text:p>
          </table:table-cell>
          <table:table-cell office:value-type="float" office:value="0.04035178" calcext:value-type="float">
            <text:p>0,04035178</text:p>
          </table:table-cell>
          <table:table-cell office:value-type="float" office:value="0" calcext:value-type="float">
            <text:p>0</text:p>
          </table:table-cell>
          <table:table-cell office:value-type="float" office:value="-0.00033713" calcext:value-type="float">
            <text:p>-0,00033713</text:p>
          </table:table-cell>
          <table:table-cell office:value-type="float" office:value="1.99996188" calcext:value-type="float">
            <text:p>1,9999618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7.42079" calcext:value-type="float">
            <text:p>1624627267,42079</text:p>
          </table:table-cell>
          <table:table-cell table:formula="of:=ROUND([.A422]-[$menor.$A$1];1)" office:value-type="float" office:value="48.5" calcext:value-type="float">
            <text:p>48,5</text:p>
          </table:table-cell>
          <table:table-cell office:value-type="float" office:value="1" calcext:value-type="float">
            <text:p>1</text:p>
          </table:table-cell>
          <table:table-cell office:value-type="float" office:value="0.04035178" calcext:value-type="float">
            <text:p>0,04035178</text:p>
          </table:table-cell>
          <table:table-cell office:value-type="float" office:value="0" calcext:value-type="float">
            <text:p>0</text:p>
          </table:table-cell>
          <table:table-cell office:value-type="float" office:value="-0.00033713" calcext:value-type="float">
            <text:p>-0,00033713</text:p>
          </table:table-cell>
          <table:table-cell office:value-type="float" office:value="2.00093188" calcext:value-type="float">
            <text:p>2,0009318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7.52081" calcext:value-type="float">
            <text:p>1624627267,52081</text:p>
          </table:table-cell>
          <table:table-cell table:formula="of:=ROUND([.A423]-[$menor.$A$1];1)" office:value-type="float" office:value="48.6" calcext:value-type="float">
            <text:p>48,6</text:p>
          </table:table-cell>
          <table:table-cell office:value-type="float" office:value="1" calcext:value-type="float">
            <text:p>1</text:p>
          </table:table-cell>
          <table:table-cell office:value-type="float" office:value="0.03938762" calcext:value-type="float">
            <text:p>0,03938762</text:p>
          </table:table-cell>
          <table:table-cell office:value-type="float" office:value="0" calcext:value-type="float">
            <text:p>0</text:p>
          </table:table-cell>
          <table:table-cell office:value-type="float" office:value="-0.00022477" calcext:value-type="float">
            <text:p>-0,00022477</text:p>
          </table:table-cell>
          <table:table-cell office:value-type="float" office:value="1.99997428" calcext:value-type="float">
            <text:p>1,9999742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7.62078" calcext:value-type="float">
            <text:p>1624627267,62078</text:p>
          </table:table-cell>
          <table:table-cell table:formula="of:=ROUND([.A424]-[$menor.$A$1];1)" office:value-type="float" office:value="48.7" calcext:value-type="float">
            <text:p>48,7</text:p>
          </table:table-cell>
          <table:table-cell office:value-type="float" office:value="1" calcext:value-type="float">
            <text:p>1</text:p>
          </table:table-cell>
          <table:table-cell office:value-type="float" office:value="0.03938762" calcext:value-type="float">
            <text:p>0,03938762</text:p>
          </table:table-cell>
          <table:table-cell office:value-type="float" office:value="0" calcext:value-type="float">
            <text:p>0</text:p>
          </table:table-cell>
          <table:table-cell office:value-type="float" office:value="-0.00022477" calcext:value-type="float">
            <text:p>-0,00022477</text:p>
          </table:table-cell>
          <table:table-cell office:value-type="float" office:value="2.00094428" calcext:value-type="float">
            <text:p>2,0009442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7.72079" calcext:value-type="float">
            <text:p>1624627267,72079</text:p>
          </table:table-cell>
          <table:table-cell table:formula="of:=ROUND([.A425]-[$menor.$A$1];1)" office:value-type="float" office:value="48.8" calcext:value-type="float">
            <text:p>48,8</text:p>
          </table:table-cell>
          <table:table-cell office:value-type="float" office:value="1" calcext:value-type="float">
            <text:p>1</text:p>
          </table:table-cell>
          <table:table-cell office:value-type="float" office:value="0.03842374" calcext:value-type="float">
            <text:p>0,03842374</text:p>
          </table:table-cell>
          <table:table-cell office:value-type="float" office:value="0" calcext:value-type="float">
            <text:p>0</text:p>
          </table:table-cell>
          <table:table-cell office:value-type="float" office:value="-0.00011245" calcext:value-type="float">
            <text:p>-0,00011245</text:p>
          </table:table-cell>
          <table:table-cell office:value-type="float" office:value="1.99998697" calcext:value-type="float">
            <text:p>1,9999869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7.82078" calcext:value-type="float">
            <text:p>1624627267,82078</text:p>
          </table:table-cell>
          <table:table-cell table:formula="of:=ROUND([.A426]-[$menor.$A$1];1)" office:value-type="float" office:value="48.9" calcext:value-type="float">
            <text:p>48,9</text:p>
          </table:table-cell>
          <table:table-cell office:value-type="float" office:value="1" calcext:value-type="float">
            <text:p>1</text:p>
          </table:table-cell>
          <table:table-cell office:value-type="float" office:value="0.03842374" calcext:value-type="float">
            <text:p>0,03842374</text:p>
          </table:table-cell>
          <table:table-cell office:value-type="float" office:value="0" calcext:value-type="float">
            <text:p>0</text:p>
          </table:table-cell>
          <table:table-cell office:value-type="float" office:value="-0.00011245" calcext:value-type="float">
            <text:p>-0,00011245</text:p>
          </table:table-cell>
          <table:table-cell office:value-type="float" office:value="1.99998697" calcext:value-type="float">
            <text:p>1,9999869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7.92077" calcext:value-type="float">
            <text:p>1624627267,92077</text:p>
          </table:table-cell>
          <table:table-cell table:formula="of:=ROUND([.A427]-[$menor.$A$1];1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03842374" calcext:value-type="float">
            <text:p>0,03842374</text:p>
          </table:table-cell>
          <table:table-cell office:value-type="float" office:value="0" calcext:value-type="float">
            <text:p>0</text:p>
          </table:table-cell>
          <table:table-cell office:value-type="float" office:value="-0.00011245" calcext:value-type="float">
            <text:p>-0,00011245</text:p>
          </table:table-cell>
          <table:table-cell office:value-type="float" office:value="2.00095697" calcext:value-type="float">
            <text:p>2,00095697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8.02078" calcext:value-type="float">
            <text:p>1624627268,02078</text:p>
          </table:table-cell>
          <table:table-cell table:formula="of:=ROUND([.A428]-[$menor.$A$1];1)" office:value-type="float" office:value="49.1" calcext:value-type="float">
            <text:p>49,1</text:p>
          </table:table-cell>
          <table:table-cell office:value-type="float" office:value="1" calcext:value-type="float">
            <text:p>1</text:p>
          </table:table-cell>
          <table:table-cell office:value-type="float" office:value="0.03746018" calcext:value-type="float">
            <text:p>0,03746018</text:p>
          </table:table-cell>
          <table:table-cell office:value-type="float" office:value="0" calcext:value-type="float">
            <text:p>0</text:p>
          </table:table-cell>
          <table:table-cell office:value-type="float" office:value="-0.00000017" calcext:value-type="float">
            <text:p>-1,7E-07</text:p>
          </table:table-cell>
          <table:table-cell office:value-type="float" office:value="1.99999998" calcext:value-type="float">
            <text:p>1,9999999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8.12078" calcext:value-type="float">
            <text:p>1624627268,12078</text:p>
          </table:table-cell>
          <table:table-cell table:formula="of:=ROUND([.A429]-[$menor.$A$1];1)" office:value-type="float" office:value="49.2" calcext:value-type="float">
            <text:p>49,2</text:p>
          </table:table-cell>
          <table:table-cell office:value-type="float" office:value="1" calcext:value-type="float">
            <text:p>1</text:p>
          </table:table-cell>
          <table:table-cell office:value-type="float" office:value="0.03746018" calcext:value-type="float">
            <text:p>0,03746018</text:p>
          </table:table-cell>
          <table:table-cell office:value-type="float" office:value="0" calcext:value-type="float">
            <text:p>0</text:p>
          </table:table-cell>
          <table:table-cell office:value-type="float" office:value="-0.00000017" calcext:value-type="float">
            <text:p>-1,7E-07</text:p>
          </table:table-cell>
          <table:table-cell office:value-type="float" office:value="2.00096998" calcext:value-type="float">
            <text:p>2,00096998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8.22076" calcext:value-type="float">
            <text:p>1624627268,22076</text:p>
          </table:table-cell>
          <table:table-cell table:formula="of:=ROUND([.A430]-[$menor.$A$1];1)" office:value-type="float" office:value="49.3" calcext:value-type="float">
            <text:p>49,3</text:p>
          </table:table-cell>
          <table:table-cell office:value-type="float" office:value="1" calcext:value-type="float">
            <text:p>1</text:p>
          </table:table-cell>
          <table:table-cell office:value-type="float" office:value="0.03649696" calcext:value-type="float">
            <text:p>0,03649696</text:p>
          </table:table-cell>
          <table:table-cell office:value-type="float" office:value="0" calcext:value-type="float">
            <text:p>0</text:p>
          </table:table-cell>
          <table:table-cell office:value-type="float" office:value="0.00011207" calcext:value-type="float">
            <text:p>0,00011207</text:p>
          </table:table-cell>
          <table:table-cell office:value-type="float" office:value="2.00001332" calcext:value-type="float">
            <text:p>2,0000133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8.32078" calcext:value-type="float">
            <text:p>1624627268,32078</text:p>
          </table:table-cell>
          <table:table-cell table:formula="of:=ROUND([.A431]-[$menor.$A$1];1)" office:value-type="float" office:value="49.4" calcext:value-type="float">
            <text:p>49,4</text:p>
          </table:table-cell>
          <table:table-cell office:value-type="float" office:value="1" calcext:value-type="float">
            <text:p>1</text:p>
          </table:table-cell>
          <table:table-cell office:value-type="float" office:value="0.03649696" calcext:value-type="float">
            <text:p>0,03649696</text:p>
          </table:table-cell>
          <table:table-cell office:value-type="float" office:value="0" calcext:value-type="float">
            <text:p>0</text:p>
          </table:table-cell>
          <table:table-cell office:value-type="float" office:value="0.00011207" calcext:value-type="float">
            <text:p>0,00011207</text:p>
          </table:table-cell>
          <table:table-cell office:value-type="float" office:value="2.00001332" calcext:value-type="float">
            <text:p>2,0000133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8.42079" calcext:value-type="float">
            <text:p>1624627268,42079</text:p>
          </table:table-cell>
          <table:table-cell table:formula="of:=ROUND([.A432]-[$menor.$A$1];1)" office:value-type="float" office:value="49.5" calcext:value-type="float">
            <text:p>49,5</text:p>
          </table:table-cell>
          <table:table-cell office:value-type="float" office:value="1" calcext:value-type="float">
            <text:p>1</text:p>
          </table:table-cell>
          <table:table-cell office:value-type="float" office:value="0.03649696" calcext:value-type="float">
            <text:p>0,03649696</text:p>
          </table:table-cell>
          <table:table-cell office:value-type="float" office:value="0" calcext:value-type="float">
            <text:p>0</text:p>
          </table:table-cell>
          <table:table-cell office:value-type="float" office:value="0.00011207" calcext:value-type="float">
            <text:p>0,00011207</text:p>
          </table:table-cell>
          <table:table-cell office:value-type="float" office:value="2.00098332" calcext:value-type="float">
            <text:p>2,0009833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8.52081" calcext:value-type="float">
            <text:p>1624627268,52081</text:p>
          </table:table-cell>
          <table:table-cell table:formula="of:=ROUND([.A433]-[$menor.$A$1];1)" office:value-type="float" office:value="49.6" calcext:value-type="float">
            <text:p>49,6</text:p>
          </table:table-cell>
          <table:table-cell office:value-type="float" office:value="1" calcext:value-type="float">
            <text:p>1</text:p>
          </table:table-cell>
          <table:table-cell office:value-type="float" office:value="0.03553412" calcext:value-type="float">
            <text:p>0,03553412</text:p>
          </table:table-cell>
          <table:table-cell office:value-type="float" office:value="0" calcext:value-type="float">
            <text:p>0</text:p>
          </table:table-cell>
          <table:table-cell office:value-type="float" office:value="0.00022427" calcext:value-type="float">
            <text:p>0,00022427</text:p>
          </table:table-cell>
          <table:table-cell office:value-type="float" office:value="2.00002704" calcext:value-type="float">
            <text:p>2,0000270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8.62078" calcext:value-type="float">
            <text:p>1624627268,62078</text:p>
          </table:table-cell>
          <table:table-cell table:formula="of:=ROUND([.A434]-[$menor.$A$1];1)" office:value-type="float" office:value="49.7" calcext:value-type="float">
            <text:p>49,7</text:p>
          </table:table-cell>
          <table:table-cell office:value-type="float" office:value="1" calcext:value-type="float">
            <text:p>1</text:p>
          </table:table-cell>
          <table:table-cell office:value-type="float" office:value="0.03553412" calcext:value-type="float">
            <text:p>0,03553412</text:p>
          </table:table-cell>
          <table:table-cell office:value-type="float" office:value="0" calcext:value-type="float">
            <text:p>0</text:p>
          </table:table-cell>
          <table:table-cell office:value-type="float" office:value="0.00022427" calcext:value-type="float">
            <text:p>0,00022427</text:p>
          </table:table-cell>
          <table:table-cell office:value-type="float" office:value="2.00099704" calcext:value-type="float">
            <text:p>2,0009970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68.72076" calcext:value-type="float">
            <text:p>1624627268,72076</text:p>
          </table:table-cell>
          <table:table-cell table:formula="of:=ROUND([.A435]-[$menor.$A$1];1)" office:value-type="float" office:value="49.8" calcext:value-type="float">
            <text:p>49,8</text:p>
          </table:table-cell>
          <table:table-cell office:value-type="float" office:value="1" calcext:value-type="float">
            <text:p>1</text:p>
          </table:table-cell>
          <table:table-cell office:value-type="float" office:value="0.03457167" calcext:value-type="float">
            <text:p>0,03457167</text:p>
          </table:table-cell>
          <table:table-cell office:value-type="float" office:value="1" calcext:value-type="float">
            <text:p>1</text:p>
          </table:table-cell>
          <table:table-cell office:value-type="float" office:value="-0.00026221" calcext:value-type="float">
            <text:p>-0,00026221</text:p>
          </table:table-cell>
          <table:table-cell office:value-type="float" office:value="1.99996561" calcext:value-type="float">
            <text:p>1,99996561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68.82076" calcext:value-type="float">
            <text:p>1624627268,82076</text:p>
          </table:table-cell>
          <table:table-cell table:formula="of:=ROUND([.A436]-[$menor.$A$1];1)" office:value-type="float" office:value="49.9" calcext:value-type="float">
            <text:p>49,9</text:p>
          </table:table-cell>
          <table:table-cell office:value-type="float" office:value="1" calcext:value-type="float">
            <text:p>1</text:p>
          </table:table-cell>
          <table:table-cell office:value-type="float" office:value="0.03457167" calcext:value-type="float">
            <text:p>0,03457167</text:p>
          </table:table-cell>
          <table:table-cell office:value-type="float" office:value="1" calcext:value-type="float">
            <text:p>1</text:p>
          </table:table-cell>
          <table:table-cell office:value-type="float" office:value="-0.00026221" calcext:value-type="float">
            <text:p>-0,00026221</text:p>
          </table:table-cell>
          <table:table-cell office:value-type="float" office:value="1.99996561" calcext:value-type="float">
            <text:p>1,99996561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68.92076" calcext:value-type="float">
            <text:p>1624627268,92076</text:p>
          </table:table-cell>
          <table:table-cell table:formula="of:=ROUND([.A437]-[$menor.$A$1];1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3457167" calcext:value-type="float">
            <text:p>0,03457167</text:p>
          </table:table-cell>
          <table:table-cell office:value-type="float" office:value="1" calcext:value-type="float">
            <text:p>1</text:p>
          </table:table-cell>
          <table:table-cell office:value-type="float" office:value="-0.00026221" calcext:value-type="float">
            <text:p>-0,00026221</text:p>
          </table:table-cell>
          <table:table-cell office:value-type="float" office:value="2.00093561" calcext:value-type="float">
            <text:p>2,00093561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69.02078" calcext:value-type="float">
            <text:p>1624627269,02078</text:p>
          </table:table-cell>
          <table:table-cell table:formula="of:=ROUND([.A438]-[$menor.$A$1];1)" office:value-type="float" office:value="50.1" calcext:value-type="float">
            <text:p>50,1</text:p>
          </table:table-cell>
          <table:table-cell office:value-type="float" office:value="1" calcext:value-type="float">
            <text:p>1</text:p>
          </table:table-cell>
          <table:table-cell office:value-type="float" office:value="0.03360965" calcext:value-type="float">
            <text:p>0,03360965</text:p>
          </table:table-cell>
          <table:table-cell office:value-type="float" office:value="1" calcext:value-type="float">
            <text:p>1</text:p>
          </table:table-cell>
          <table:table-cell office:value-type="float" office:value="-0.00110345" calcext:value-type="float">
            <text:p>-0,00110345</text:p>
          </table:table-cell>
          <table:table-cell office:value-type="float" office:value="1.99998225" calcext:value-type="float">
            <text:p>1,99998225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69.12078" calcext:value-type="float">
            <text:p>1624627269,12078</text:p>
          </table:table-cell>
          <table:table-cell table:formula="of:=ROUND([.A439]-[$menor.$A$1];1)" office:value-type="float" office:value="50.2" calcext:value-type="float">
            <text:p>50,2</text:p>
          </table:table-cell>
          <table:table-cell office:value-type="float" office:value="1" calcext:value-type="float">
            <text:p>1</text:p>
          </table:table-cell>
          <table:table-cell office:value-type="float" office:value="0.03349749" calcext:value-type="float">
            <text:p>0,03349749</text:p>
          </table:table-cell>
          <table:table-cell office:value-type="float" office:value="-1" calcext:value-type="float">
            <text:p>-1</text:p>
          </table:table-cell>
          <table:table-cell office:value-type="float" office:value="0.00007282" calcext:value-type="float">
            <text:p>7,282E-05</text:p>
          </table:table-cell>
          <table:table-cell office:value-type="float" office:value="2.00097734" calcext:value-type="float">
            <text:p>2,00097734</text:p>
          </table:table-cell>
          <table:table-cell office:value-type="float" office:value="95.69178455" calcext:value-type="float">
            <text:p>95,69178455</text:p>
          </table:table-cell>
        </table:table-row>
        <table:table-row table:style-name="ro1">
          <table:table-cell office:value-type="float" office:value="1624627269.22079" calcext:value-type="float">
            <text:p>1624627269,22079</text:p>
          </table:table-cell>
          <table:table-cell table:formula="of:=ROUND([.A440]-[$menor.$A$1];1)" office:value-type="float" office:value="50.3" calcext:value-type="float">
            <text:p>50,3</text:p>
          </table:table-cell>
          <table:table-cell office:value-type="float" office:value="1" calcext:value-type="float">
            <text:p>1</text:p>
          </table:table-cell>
          <table:table-cell office:value-type="float" office:value="0.03253263" calcext:value-type="float">
            <text:p>0,03253263</text:p>
          </table:table-cell>
          <table:table-cell office:value-type="float" office:value="-1" calcext:value-type="float">
            <text:p>-1</text:p>
          </table:table-cell>
          <table:table-cell office:value-type="float" office:value="0.00016851" calcext:value-type="float">
            <text:p>0,00016851</text:p>
          </table:table-cell>
          <table:table-cell office:value-type="float" office:value="2.00001724" calcext:value-type="float">
            <text:p>2,00001724</text:p>
          </table:table-cell>
          <table:table-cell office:value-type="float" office:value="95.69178455" calcext:value-type="float">
            <text:p>95,69178455</text:p>
          </table:table-cell>
        </table:table-row>
        <table:table-row table:style-name="ro1">
          <table:table-cell office:value-type="float" office:value="1624627269.32078" calcext:value-type="float">
            <text:p>1624627269,32078</text:p>
          </table:table-cell>
          <table:table-cell table:formula="of:=ROUND([.A441]-[$menor.$A$1];1)" office:value-type="float" office:value="50.4" calcext:value-type="float">
            <text:p>50,4</text:p>
          </table:table-cell>
          <table:table-cell office:value-type="float" office:value="1" calcext:value-type="float">
            <text:p>1</text:p>
          </table:table-cell>
          <table:table-cell office:value-type="float" office:value="0.03253263" calcext:value-type="float">
            <text:p>0,03253263</text:p>
          </table:table-cell>
          <table:table-cell office:value-type="float" office:value="-1" calcext:value-type="float">
            <text:p>-1</text:p>
          </table:table-cell>
          <table:table-cell office:value-type="float" office:value="-0.00042527" calcext:value-type="float">
            <text:p>-0,00042527</text:p>
          </table:table-cell>
          <table:table-cell office:value-type="float" office:value="1.99995255" calcext:value-type="float">
            <text:p>1,99995255</text:p>
          </table:table-cell>
          <table:table-cell office:value-type="float" office:value="96.74373506" calcext:value-type="float">
            <text:p>96,74373506</text:p>
          </table:table-cell>
        </table:table-row>
        <table:table-row table:style-name="ro1">
          <table:table-cell office:value-type="float" office:value="1624627269.4208" calcext:value-type="float">
            <text:p>1624627269,4208</text:p>
          </table:table-cell>
          <table:table-cell table:formula="of:=ROUND([.A442]-[$menor.$A$1];1)" office:value-type="float" office:value="50.5" calcext:value-type="float">
            <text:p>50,5</text:p>
          </table:table-cell>
          <table:table-cell office:value-type="float" office:value="1" calcext:value-type="float">
            <text:p>1</text:p>
          </table:table-cell>
          <table:table-cell office:value-type="float" office:value="0.03253263" calcext:value-type="float">
            <text:p>0,03253263</text:p>
          </table:table-cell>
          <table:table-cell office:value-type="float" office:value="-2" calcext:value-type="float">
            <text:p>-2</text:p>
          </table:table-cell>
          <table:table-cell office:value-type="float" office:value="0.00013916" calcext:value-type="float">
            <text:p>0,00013916</text:p>
          </table:table-cell>
          <table:table-cell office:value-type="float" office:value="2.0000143" calcext:value-type="float">
            <text:p>2,0000143</text:p>
          </table:table-cell>
          <table:table-cell office:value-type="float" office:value="95.74373506" calcext:value-type="float">
            <text:p>95,74373506</text:p>
          </table:table-cell>
        </table:table-row>
        <table:table-row table:style-name="ro1">
          <table:table-cell office:value-type="float" office:value="1624627269.52078" calcext:value-type="float">
            <text:p>1624627269,52078</text:p>
          </table:table-cell>
          <table:table-cell table:formula="of:=ROUND([.A443]-[$menor.$A$1];1)" office:value-type="float" office:value="50.6" calcext:value-type="float">
            <text:p>50,6</text:p>
          </table:table-cell>
          <table:table-cell office:value-type="float" office:value="1" calcext:value-type="float">
            <text:p>1</text:p>
          </table:table-cell>
          <table:table-cell office:value-type="float" office:value="0.03253263" calcext:value-type="float">
            <text:p>0,03253263</text:p>
          </table:table-cell>
          <table:table-cell office:value-type="float" office:value="-2" calcext:value-type="float">
            <text:p>-2</text:p>
          </table:table-cell>
          <table:table-cell office:value-type="float" office:value="0.00013916" calcext:value-type="float">
            <text:p>0,00013916</text:p>
          </table:table-cell>
          <table:table-cell office:value-type="float" office:value="2.0009843" calcext:value-type="float">
            <text:p>2,0009843</text:p>
          </table:table-cell>
          <table:table-cell office:value-type="float" office:value="95.74373506" calcext:value-type="float">
            <text:p>95,74373506</text:p>
          </table:table-cell>
        </table:table-row>
        <table:table-row table:style-name="ro1">
          <table:table-cell office:value-type="float" office:value="1624627269.62079" calcext:value-type="float">
            <text:p>1624627269,62079</text:p>
          </table:table-cell>
          <table:table-cell table:formula="of:=ROUND([.A444]-[$menor.$A$1];1)" office:value-type="float" office:value="50.7" calcext:value-type="float">
            <text:p>50,7</text:p>
          </table:table-cell>
          <table:table-cell office:value-type="float" office:value="1" calcext:value-type="float">
            <text:p>1</text:p>
          </table:table-cell>
          <table:table-cell office:value-type="float" office:value="0.03156809" calcext:value-type="float">
            <text:p>0,03156809</text:p>
          </table:table-cell>
          <table:table-cell office:value-type="float" office:value="-2" calcext:value-type="float">
            <text:p>-2</text:p>
          </table:table-cell>
          <table:table-cell office:value-type="float" office:value="0.00023569" calcext:value-type="float">
            <text:p>0,00023569</text:p>
          </table:table-cell>
          <table:table-cell office:value-type="float" office:value="2.0000246" calcext:value-type="float">
            <text:p>2,0000246</text:p>
          </table:table-cell>
          <table:table-cell office:value-type="float" office:value="95.74373506" calcext:value-type="float">
            <text:p>95,74373506</text:p>
          </table:table-cell>
        </table:table-row>
        <table:table-row table:style-name="ro1">
          <table:table-cell office:value-type="float" office:value="1624627269.72079" calcext:value-type="float">
            <text:p>1624627269,72079</text:p>
          </table:table-cell>
          <table:table-cell table:formula="of:=ROUND([.A445]-[$menor.$A$1];1)" office:value-type="float" office:value="50.8" calcext:value-type="float">
            <text:p>50,8</text:p>
          </table:table-cell>
          <table:table-cell office:value-type="float" office:value="1" calcext:value-type="float">
            <text:p>1</text:p>
          </table:table-cell>
          <table:table-cell office:value-type="float" office:value="0.03156809" calcext:value-type="float">
            <text:p>0,03156809</text:p>
          </table:table-cell>
          <table:table-cell office:value-type="float" office:value="-2" calcext:value-type="float">
            <text:p>-2</text:p>
          </table:table-cell>
          <table:table-cell office:value-type="float" office:value="0.00023569" calcext:value-type="float">
            <text:p>0,00023569</text:p>
          </table:table-cell>
          <table:table-cell office:value-type="float" office:value="2.0000246" calcext:value-type="float">
            <text:p>2,0000246</text:p>
          </table:table-cell>
          <table:table-cell office:value-type="float" office:value="95.74373506" calcext:value-type="float">
            <text:p>95,74373506</text:p>
          </table:table-cell>
        </table:table-row>
        <table:table-row table:style-name="ro1">
          <table:table-cell office:value-type="float" office:value="1624627269.82078" calcext:value-type="float">
            <text:p>1624627269,82078</text:p>
          </table:table-cell>
          <table:table-cell table:formula="of:=ROUND([.A446]-[$menor.$A$1];1)" office:value-type="float" office:value="50.9" calcext:value-type="float">
            <text:p>50,9</text:p>
          </table:table-cell>
          <table:table-cell office:value-type="float" office:value="1" calcext:value-type="float">
            <text:p>1</text:p>
          </table:table-cell>
          <table:table-cell office:value-type="float" office:value="0.03156809" calcext:value-type="float">
            <text:p>0,03156809</text:p>
          </table:table-cell>
          <table:table-cell office:value-type="float" office:value="-2" calcext:value-type="float">
            <text:p>-2</text:p>
          </table:table-cell>
          <table:table-cell office:value-type="float" office:value="0.00081287" calcext:value-type="float">
            <text:p>0,00081287</text:p>
          </table:table-cell>
          <table:table-cell office:value-type="float" office:value="2.00104731" calcext:value-type="float">
            <text:p>2,00104731</text:p>
          </table:table-cell>
          <table:table-cell office:value-type="float" office:value="94.69178455" calcext:value-type="float">
            <text:p>94,69178455</text:p>
          </table:table-cell>
        </table:table-row>
        <table:table-row table:style-name="ro1">
          <table:table-cell office:value-type="float" office:value="1624627269.92078" calcext:value-type="float">
            <text:p>1624627269,92078</text:p>
          </table:table-cell>
          <table:table-cell table:formula="of:=ROUND([.A447]-[$menor.$A$1];1)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.03060389" calcext:value-type="float">
            <text:p>0,03060389</text:p>
          </table:table-cell>
          <table:table-cell office:value-type="float" office:value="0" calcext:value-type="float">
            <text:p>0</text:p>
          </table:table-cell>
          <table:table-cell office:value-type="float" office:value="-0.00017122" calcext:value-type="float">
            <text:p>-0,00017122</text:p>
          </table:table-cell>
          <table:table-cell office:value-type="float" office:value="1.9999804" calcext:value-type="float">
            <text:p>1,999980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0.02074" calcext:value-type="float">
            <text:p>1624627270,02074</text:p>
          </table:table-cell>
          <table:table-cell table:formula="of:=ROUND([.A448]-[$menor.$A$1];1)" office:value-type="float" office:value="51.1" calcext:value-type="float">
            <text:p>51,1</text:p>
          </table:table-cell>
          <table:table-cell office:value-type="float" office:value="1" calcext:value-type="float">
            <text:p>1</text:p>
          </table:table-cell>
          <table:table-cell office:value-type="float" office:value="0.03060389" calcext:value-type="float">
            <text:p>0,03060389</text:p>
          </table:table-cell>
          <table:table-cell office:value-type="float" office:value="0" calcext:value-type="float">
            <text:p>0</text:p>
          </table:table-cell>
          <table:table-cell office:value-type="float" office:value="-0.00017122" calcext:value-type="float">
            <text:p>-0,00017122</text:p>
          </table:table-cell>
          <table:table-cell office:value-type="float" office:value="1.9999804" calcext:value-type="float">
            <text:p>1,999980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0.12077" calcext:value-type="float">
            <text:p>1624627270,12077</text:p>
          </table:table-cell>
          <table:table-cell table:formula="of:=ROUND([.A449]-[$menor.$A$1];1)" office:value-type="float" office:value="51.2" calcext:value-type="float">
            <text:p>51,2</text:p>
          </table:table-cell>
          <table:table-cell office:value-type="float" office:value="1" calcext:value-type="float">
            <text:p>1</text:p>
          </table:table-cell>
          <table:table-cell office:value-type="float" office:value="0.03060389" calcext:value-type="float">
            <text:p>0,03060389</text:p>
          </table:table-cell>
          <table:table-cell office:value-type="float" office:value="0" calcext:value-type="float">
            <text:p>0</text:p>
          </table:table-cell>
          <table:table-cell office:value-type="float" office:value="-0.00017122" calcext:value-type="float">
            <text:p>-0,00017122</text:p>
          </table:table-cell>
          <table:table-cell office:value-type="float" office:value="1.9999804" calcext:value-type="float">
            <text:p>1,999980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0.22082" calcext:value-type="float">
            <text:p>1624627270,22082</text:p>
          </table:table-cell>
          <table:table-cell table:formula="of:=ROUND([.A450]-[$menor.$A$1];1)" office:value-type="float" office:value="51.3" calcext:value-type="float">
            <text:p>51,3</text:p>
          </table:table-cell>
          <table:table-cell office:value-type="float" office:value="1" calcext:value-type="float">
            <text:p>1</text:p>
          </table:table-cell>
          <table:table-cell office:value-type="float" office:value="0.03060389" calcext:value-type="float">
            <text:p>0,03060389</text:p>
          </table:table-cell>
          <table:table-cell office:value-type="float" office:value="0" calcext:value-type="float">
            <text:p>0</text:p>
          </table:table-cell>
          <table:table-cell office:value-type="float" office:value="-0.00017122" calcext:value-type="float">
            <text:p>-0,00017122</text:p>
          </table:table-cell>
          <table:table-cell office:value-type="float" office:value="2.0009504" calcext:value-type="float">
            <text:p>2,0009504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0.32074" calcext:value-type="float">
            <text:p>1624627270,32074</text:p>
          </table:table-cell>
          <table:table-cell table:formula="of:=ROUND([.A451]-[$menor.$A$1];1)" office:value-type="float" office:value="51.4" calcext:value-type="float">
            <text:p>51,4</text:p>
          </table:table-cell>
          <table:table-cell office:value-type="float" office:value="1" calcext:value-type="float">
            <text:p>1</text:p>
          </table:table-cell>
          <table:table-cell office:value-type="float" office:value="0.02964007" calcext:value-type="float">
            <text:p>0,02964007</text:p>
          </table:table-cell>
          <table:table-cell office:value-type="float" office:value="0" calcext:value-type="float">
            <text:p>0</text:p>
          </table:table-cell>
          <table:table-cell office:value-type="float" office:value="-0.00005891" calcext:value-type="float">
            <text:p>-5,891E-05</text:p>
          </table:table-cell>
          <table:table-cell office:value-type="float" office:value="1.99999315" calcext:value-type="float">
            <text:p>1,9999931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0.42077" calcext:value-type="float">
            <text:p>1624627270,42077</text:p>
          </table:table-cell>
          <table:table-cell table:formula="of:=ROUND([.A452]-[$menor.$A$1];1)" office:value-type="float" office:value="51.5" calcext:value-type="float">
            <text:p>51,5</text:p>
          </table:table-cell>
          <table:table-cell office:value-type="float" office:value="1" calcext:value-type="float">
            <text:p>1</text:p>
          </table:table-cell>
          <table:table-cell office:value-type="float" office:value="0.02964007" calcext:value-type="float">
            <text:p>0,02964007</text:p>
          </table:table-cell>
          <table:table-cell office:value-type="float" office:value="0" calcext:value-type="float">
            <text:p>0</text:p>
          </table:table-cell>
          <table:table-cell office:value-type="float" office:value="-0.00005891" calcext:value-type="float">
            <text:p>-5,891E-05</text:p>
          </table:table-cell>
          <table:table-cell office:value-type="float" office:value="1.99999315" calcext:value-type="float">
            <text:p>1,9999931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0.52076" calcext:value-type="float">
            <text:p>1624627270,52076</text:p>
          </table:table-cell>
          <table:table-cell table:formula="of:=ROUND([.A453]-[$menor.$A$1];1)" office:value-type="float" office:value="51.6" calcext:value-type="float">
            <text:p>51,6</text:p>
          </table:table-cell>
          <table:table-cell office:value-type="float" office:value="1" calcext:value-type="float">
            <text:p>1</text:p>
          </table:table-cell>
          <table:table-cell office:value-type="float" office:value="0.02964007" calcext:value-type="float">
            <text:p>0,02964007</text:p>
          </table:table-cell>
          <table:table-cell office:value-type="float" office:value="0" calcext:value-type="float">
            <text:p>0</text:p>
          </table:table-cell>
          <table:table-cell office:value-type="float" office:value="-0.00005891" calcext:value-type="float">
            <text:p>-5,891E-05</text:p>
          </table:table-cell>
          <table:table-cell office:value-type="float" office:value="2.00096315" calcext:value-type="float">
            <text:p>2,00096315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0.62075" calcext:value-type="float">
            <text:p>1624627270,62075</text:p>
          </table:table-cell>
          <table:table-cell table:formula="of:=ROUND([.A454]-[$menor.$A$1];1)" office:value-type="float" office:value="51.7" calcext:value-type="float">
            <text:p>51,7</text:p>
          </table:table-cell>
          <table:table-cell office:value-type="float" office:value="1" calcext:value-type="float">
            <text:p>1</text:p>
          </table:table-cell>
          <table:table-cell office:value-type="float" office:value="0.02867667" calcext:value-type="float">
            <text:p>0,02867667</text:p>
          </table:table-cell>
          <table:table-cell office:value-type="float" office:value="0" calcext:value-type="float">
            <text:p>0</text:p>
          </table:table-cell>
          <table:table-cell office:value-type="float" office:value="0.00005336" calcext:value-type="float">
            <text:p>5,336E-05</text:p>
          </table:table-cell>
          <table:table-cell office:value-type="float" office:value="2.00000631" calcext:value-type="float">
            <text:p>2,0000063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0.72075" calcext:value-type="float">
            <text:p>1624627270,72075</text:p>
          </table:table-cell>
          <table:table-cell table:formula="of:=ROUND([.A455]-[$menor.$A$1];1)" office:value-type="float" office:value="51.8" calcext:value-type="float">
            <text:p>51,8</text:p>
          </table:table-cell>
          <table:table-cell office:value-type="float" office:value="1" calcext:value-type="float">
            <text:p>1</text:p>
          </table:table-cell>
          <table:table-cell office:value-type="float" office:value="0.02867667" calcext:value-type="float">
            <text:p>0,02867667</text:p>
          </table:table-cell>
          <table:table-cell office:value-type="float" office:value="0" calcext:value-type="float">
            <text:p>0</text:p>
          </table:table-cell>
          <table:table-cell office:value-type="float" office:value="0.00005336" calcext:value-type="float">
            <text:p>5,336E-05</text:p>
          </table:table-cell>
          <table:table-cell office:value-type="float" office:value="2.00000631" calcext:value-type="float">
            <text:p>2,0000063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0.82078" calcext:value-type="float">
            <text:p>1624627270,82078</text:p>
          </table:table-cell>
          <table:table-cell table:formula="of:=ROUND([.A456]-[$menor.$A$1];1)" office:value-type="float" office:value="51.9" calcext:value-type="float">
            <text:p>51,9</text:p>
          </table:table-cell>
          <table:table-cell office:value-type="float" office:value="1" calcext:value-type="float">
            <text:p>1</text:p>
          </table:table-cell>
          <table:table-cell office:value-type="float" office:value="0.02867667" calcext:value-type="float">
            <text:p>0,02867667</text:p>
          </table:table-cell>
          <table:table-cell office:value-type="float" office:value="0" calcext:value-type="float">
            <text:p>0</text:p>
          </table:table-cell>
          <table:table-cell office:value-type="float" office:value="0.00005336" calcext:value-type="float">
            <text:p>5,336E-05</text:p>
          </table:table-cell>
          <table:table-cell office:value-type="float" office:value="2.00146131" calcext:value-type="float">
            <text:p>2,00146131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0.92078" calcext:value-type="float">
            <text:p>1624627270,92078</text:p>
          </table:table-cell>
          <table:table-cell table:formula="of:=ROUND([.A457]-[$menor.$A$1];1)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.02723245" calcext:value-type="float">
            <text:p>0,02723245</text:p>
          </table:table-cell>
          <table:table-cell office:value-type="float" office:value="0" calcext:value-type="float">
            <text:p>0</text:p>
          </table:table-cell>
          <table:table-cell office:value-type="float" office:value="0.00022165" calcext:value-type="float">
            <text:p>0,00022165</text:p>
          </table:table-cell>
          <table:table-cell office:value-type="float" office:value="2.00002693" calcext:value-type="float">
            <text:p>2,0000269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1.02078" calcext:value-type="float">
            <text:p>1624627271,02078</text:p>
          </table:table-cell>
          <table:table-cell table:formula="of:=ROUND([.A458]-[$menor.$A$1];1)" office:value-type="float" office:value="52.1" calcext:value-type="float">
            <text:p>52,1</text:p>
          </table:table-cell>
          <table:table-cell office:value-type="float" office:value="1" calcext:value-type="float">
            <text:p>1</text:p>
          </table:table-cell>
          <table:table-cell office:value-type="float" office:value="0.02723245" calcext:value-type="float">
            <text:p>0,02723245</text:p>
          </table:table-cell>
          <table:table-cell office:value-type="float" office:value="0" calcext:value-type="float">
            <text:p>0</text:p>
          </table:table-cell>
          <table:table-cell office:value-type="float" office:value="0.00022165" calcext:value-type="float">
            <text:p>0,00022165</text:p>
          </table:table-cell>
          <table:table-cell office:value-type="float" office:value="2.00002693" calcext:value-type="float">
            <text:p>2,0000269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1.12078" calcext:value-type="float">
            <text:p>1624627271,12078</text:p>
          </table:table-cell>
          <table:table-cell table:formula="of:=ROUND([.A459]-[$menor.$A$1];1)" office:value-type="float" office:value="52.2" calcext:value-type="float">
            <text:p>52,2</text:p>
          </table:table-cell>
          <table:table-cell office:value-type="float" office:value="1" calcext:value-type="float">
            <text:p>1</text:p>
          </table:table-cell>
          <table:table-cell office:value-type="float" office:value="0.02723245" calcext:value-type="float">
            <text:p>0,02723245</text:p>
          </table:table-cell>
          <table:table-cell office:value-type="float" office:value="0" calcext:value-type="float">
            <text:p>0</text:p>
          </table:table-cell>
          <table:table-cell office:value-type="float" office:value="0.00022165" calcext:value-type="float">
            <text:p>0,00022165</text:p>
          </table:table-cell>
          <table:table-cell office:value-type="float" office:value="2.00002693" calcext:value-type="float">
            <text:p>2,0000269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1.22078" calcext:value-type="float">
            <text:p>1624627271,22078</text:p>
          </table:table-cell>
          <table:table-cell table:formula="of:=ROUND([.A460]-[$menor.$A$1];1)" office:value-type="float" office:value="52.3" calcext:value-type="float">
            <text:p>52,3</text:p>
          </table:table-cell>
          <table:table-cell office:value-type="float" office:value="1" calcext:value-type="float">
            <text:p>1</text:p>
          </table:table-cell>
          <table:table-cell office:value-type="float" office:value="0.02723245" calcext:value-type="float">
            <text:p>0,02723245</text:p>
          </table:table-cell>
          <table:table-cell office:value-type="float" office:value="0" calcext:value-type="float">
            <text:p>0</text:p>
          </table:table-cell>
          <table:table-cell office:value-type="float" office:value="0.00022165" calcext:value-type="float">
            <text:p>0,00022165</text:p>
          </table:table-cell>
          <table:table-cell office:value-type="float" office:value="2.00099693" calcext:value-type="float">
            <text:p>2,00099693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1.32078" calcext:value-type="float">
            <text:p>1624627271,32078</text:p>
          </table:table-cell>
          <table:table-cell table:formula="of:=ROUND([.A461]-[$menor.$A$1];1)" office:value-type="float" office:value="52.4" calcext:value-type="float">
            <text:p>52,4</text:p>
          </table:table-cell>
          <table:table-cell office:value-type="float" office:value="1" calcext:value-type="float">
            <text:p>1</text:p>
          </table:table-cell>
          <table:table-cell office:value-type="float" office:value="0.0262703" calcext:value-type="float">
            <text:p>0,0262703</text:p>
          </table:table-cell>
          <table:table-cell office:value-type="float" office:value="1" calcext:value-type="float">
            <text:p>1</text:p>
          </table:table-cell>
          <table:table-cell office:value-type="float" office:value="-0.00012112" calcext:value-type="float">
            <text:p>-0,00012112</text:p>
          </table:table-cell>
          <table:table-cell office:value-type="float" office:value="1.99998393" calcext:value-type="float">
            <text:p>1,99998393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71.42079" calcext:value-type="float">
            <text:p>1624627271,42079</text:p>
          </table:table-cell>
          <table:table-cell table:formula="of:=ROUND([.A462]-[$menor.$A$1];1)" office:value-type="float" office:value="52.5" calcext:value-type="float">
            <text:p>52,5</text:p>
          </table:table-cell>
          <table:table-cell office:value-type="float" office:value="1" calcext:value-type="float">
            <text:p>1</text:p>
          </table:table-cell>
          <table:table-cell office:value-type="float" office:value="0.0262703" calcext:value-type="float">
            <text:p>0,0262703</text:p>
          </table:table-cell>
          <table:table-cell office:value-type="float" office:value="1" calcext:value-type="float">
            <text:p>1</text:p>
          </table:table-cell>
          <table:table-cell office:value-type="float" office:value="-0.00012112" calcext:value-type="float">
            <text:p>-0,00012112</text:p>
          </table:table-cell>
          <table:table-cell office:value-type="float" office:value="1.99998393" calcext:value-type="float">
            <text:p>1,99998393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71.52078" calcext:value-type="float">
            <text:p>1624627271,52078</text:p>
          </table:table-cell>
          <table:table-cell table:formula="of:=ROUND([.A463]-[$menor.$A$1];1)" office:value-type="float" office:value="52.6" calcext:value-type="float">
            <text:p>52,6</text:p>
          </table:table-cell>
          <table:table-cell office:value-type="float" office:value="1" calcext:value-type="float">
            <text:p>1</text:p>
          </table:table-cell>
          <table:table-cell office:value-type="float" office:value="0.0262703" calcext:value-type="float">
            <text:p>0,0262703</text:p>
          </table:table-cell>
          <table:table-cell office:value-type="float" office:value="1" calcext:value-type="float">
            <text:p>1</text:p>
          </table:table-cell>
          <table:table-cell office:value-type="float" office:value="-0.00012112" calcext:value-type="float">
            <text:p>-0,00012112</text:p>
          </table:table-cell>
          <table:table-cell office:value-type="float" office:value="2.00095393" calcext:value-type="float">
            <text:p>2,00095393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71.62078" calcext:value-type="float">
            <text:p>1624627271,62078</text:p>
          </table:table-cell>
          <table:table-cell table:formula="of:=ROUND([.A464]-[$menor.$A$1];1)" office:value-type="float" office:value="52.7" calcext:value-type="float">
            <text:p>52,7</text:p>
          </table:table-cell>
          <table:table-cell office:value-type="float" office:value="1" calcext:value-type="float">
            <text:p>1</text:p>
          </table:table-cell>
          <table:table-cell office:value-type="float" office:value="0.02530874" calcext:value-type="float">
            <text:p>0,02530874</text:p>
          </table:table-cell>
          <table:table-cell office:value-type="float" office:value="1" calcext:value-type="float">
            <text:p>1</text:p>
          </table:table-cell>
          <table:table-cell office:value-type="float" office:value="-0.00096243" calcext:value-type="float">
            <text:p>-0,00096243</text:p>
          </table:table-cell>
          <table:table-cell office:value-type="float" office:value="2.00000102" calcext:value-type="float">
            <text:p>2,00000102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71.72077" calcext:value-type="float">
            <text:p>1624627271,72077</text:p>
          </table:table-cell>
          <table:table-cell table:formula="of:=ROUND([.A465]-[$menor.$A$1];1)" office:value-type="float" office:value="52.8" calcext:value-type="float">
            <text:p>52,8</text:p>
          </table:table-cell>
          <table:table-cell office:value-type="float" office:value="1" calcext:value-type="float">
            <text:p>1</text:p>
          </table:table-cell>
          <table:table-cell office:value-type="float" office:value="0.02519696" calcext:value-type="float">
            <text:p>0,02519696</text:p>
          </table:table-cell>
          <table:table-cell office:value-type="float" office:value="-1" calcext:value-type="float">
            <text:p>-1</text:p>
          </table:table-cell>
          <table:table-cell office:value-type="float" office:value="-0.00007396" calcext:value-type="float">
            <text:p>-7,396E-05</text:p>
          </table:table-cell>
          <table:table-cell office:value-type="float" office:value="1.99999274" calcext:value-type="float">
            <text:p>1,99999274</text:p>
          </table:table-cell>
          <table:table-cell office:value-type="float" office:value="95.69178455" calcext:value-type="float">
            <text:p>95,69178455</text:p>
          </table:table-cell>
        </table:table-row>
        <table:table-row table:style-name="ro1">
          <table:table-cell office:value-type="float" office:value="1624627271.82078" calcext:value-type="float">
            <text:p>1624627271,82078</text:p>
          </table:table-cell>
          <table:table-cell table:formula="of:=ROUND([.A466]-[$menor.$A$1];1)" office:value-type="float" office:value="52.9" calcext:value-type="float">
            <text:p>52,9</text:p>
          </table:table-cell>
          <table:table-cell office:value-type="float" office:value="1" calcext:value-type="float">
            <text:p>1</text:p>
          </table:table-cell>
          <table:table-cell office:value-type="float" office:value="0.02519696" calcext:value-type="float">
            <text:p>0,02519696</text:p>
          </table:table-cell>
          <table:table-cell office:value-type="float" office:value="-1" calcext:value-type="float">
            <text:p>-1</text:p>
          </table:table-cell>
          <table:table-cell office:value-type="float" office:value="-0.00007396" calcext:value-type="float">
            <text:p>-7,396E-05</text:p>
          </table:table-cell>
          <table:table-cell office:value-type="float" office:value="2.00096274" calcext:value-type="float">
            <text:p>2,00096274</text:p>
          </table:table-cell>
          <table:table-cell office:value-type="float" office:value="95.69178455" calcext:value-type="float">
            <text:p>95,69178455</text:p>
          </table:table-cell>
        </table:table-row>
        <table:table-row table:style-name="ro1">
          <table:table-cell office:value-type="float" office:value="1624627271.92078" calcext:value-type="float">
            <text:p>1624627271,92078</text:p>
          </table:table-cell>
          <table:table-cell table:formula="of:=ROUND([.A467]-[$menor.$A$1];1)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.02423165" calcext:value-type="float">
            <text:p>0,02423165</text:p>
          </table:table-cell>
          <table:table-cell office:value-type="float" office:value="-1" calcext:value-type="float">
            <text:p>-1</text:p>
          </table:table-cell>
          <table:table-cell office:value-type="float" office:value="0.00002178" calcext:value-type="float">
            <text:p>2,178E-05</text:p>
          </table:table-cell>
          <table:table-cell office:value-type="float" office:value="2.00000218" calcext:value-type="float">
            <text:p>2,00000218</text:p>
          </table:table-cell>
          <table:table-cell office:value-type="float" office:value="95.69178455" calcext:value-type="float">
            <text:p>95,69178455</text:p>
          </table:table-cell>
        </table:table-row>
        <table:table-row table:style-name="ro1">
          <table:table-cell office:value-type="float" office:value="1624627272.02078" calcext:value-type="float">
            <text:p>1624627272,02078</text:p>
          </table:table-cell>
          <table:table-cell table:formula="of:=ROUND([.A468]-[$menor.$A$1];1)" office:value-type="float" office:value="53.1" calcext:value-type="float">
            <text:p>53,1</text:p>
          </table:table-cell>
          <table:table-cell office:value-type="float" office:value="1" calcext:value-type="float">
            <text:p>1</text:p>
          </table:table-cell>
          <table:table-cell office:value-type="float" office:value="0.02423165" calcext:value-type="float">
            <text:p>0,02423165</text:p>
          </table:table-cell>
          <table:table-cell office:value-type="float" office:value="-1" calcext:value-type="float">
            <text:p>-1</text:p>
          </table:table-cell>
          <table:table-cell office:value-type="float" office:value="0.00002178" calcext:value-type="float">
            <text:p>2,178E-05</text:p>
          </table:table-cell>
          <table:table-cell office:value-type="float" office:value="2.00000218" calcext:value-type="float">
            <text:p>2,00000218</text:p>
          </table:table-cell>
          <table:table-cell office:value-type="float" office:value="95.69178455" calcext:value-type="float">
            <text:p>95,69178455</text:p>
          </table:table-cell>
        </table:table-row>
        <table:table-row table:style-name="ro1">
          <table:table-cell office:value-type="float" office:value="1624627272.12075" calcext:value-type="float">
            <text:p>1624627272,12075</text:p>
          </table:table-cell>
          <table:table-cell table:formula="of:=ROUND([.A469]-[$menor.$A$1];1)" office:value-type="float" office:value="53.2" calcext:value-type="float">
            <text:p>53,2</text:p>
          </table:table-cell>
          <table:table-cell office:value-type="float" office:value="1" calcext:value-type="float">
            <text:p>1</text:p>
          </table:table-cell>
          <table:table-cell office:value-type="float" office:value="0.02423165" calcext:value-type="float">
            <text:p>0,02423165</text:p>
          </table:table-cell>
          <table:table-cell office:value-type="float" office:value="-1" calcext:value-type="float">
            <text:p>-1</text:p>
          </table:table-cell>
          <table:table-cell office:value-type="float" office:value="0.00002178" calcext:value-type="float">
            <text:p>2,178E-05</text:p>
          </table:table-cell>
          <table:table-cell office:value-type="float" office:value="2.00000218" calcext:value-type="float">
            <text:p>2,00000218</text:p>
          </table:table-cell>
          <table:table-cell office:value-type="float" office:value="95.69178455" calcext:value-type="float">
            <text:p>95,69178455</text:p>
          </table:table-cell>
        </table:table-row>
        <table:table-row table:style-name="ro1">
          <table:table-cell office:value-type="float" office:value="1624627272.22075" calcext:value-type="float">
            <text:p>1624627272,22075</text:p>
          </table:table-cell>
          <table:table-cell table:formula="of:=ROUND([.A470]-[$menor.$A$1];1)" office:value-type="float" office:value="53.3" calcext:value-type="float">
            <text:p>53,3</text:p>
          </table:table-cell>
          <table:table-cell office:value-type="float" office:value="1" calcext:value-type="float">
            <text:p>1</text:p>
          </table:table-cell>
          <table:table-cell office:value-type="float" office:value="0.02423165" calcext:value-type="float">
            <text:p>0,02423165</text:p>
          </table:table-cell>
          <table:table-cell office:value-type="float" office:value="-1" calcext:value-type="float">
            <text:p>-1</text:p>
          </table:table-cell>
          <table:table-cell office:value-type="float" office:value="0.00002178" calcext:value-type="float">
            <text:p>2,178E-05</text:p>
          </table:table-cell>
          <table:table-cell office:value-type="float" office:value="2.00097218" calcext:value-type="float">
            <text:p>2,00097218</text:p>
          </table:table-cell>
          <table:table-cell office:value-type="float" office:value="95.69178455" calcext:value-type="float">
            <text:p>95,69178455</text:p>
          </table:table-cell>
        </table:table-row>
        <table:table-row table:style-name="ro1">
          <table:table-cell office:value-type="float" office:value="1624627272.32078" calcext:value-type="float">
            <text:p>1624627272,32078</text:p>
          </table:table-cell>
          <table:table-cell table:formula="of:=ROUND([.A471]-[$menor.$A$1];1)" office:value-type="float" office:value="53.4" calcext:value-type="float">
            <text:p>53,4</text:p>
          </table:table-cell>
          <table:table-cell office:value-type="float" office:value="1" calcext:value-type="float">
            <text:p>1</text:p>
          </table:table-cell>
          <table:table-cell office:value-type="float" office:value="0.02326672" calcext:value-type="float">
            <text:p>0,02326672</text:p>
          </table:table-cell>
          <table:table-cell office:value-type="float" office:value="-1" calcext:value-type="float">
            <text:p>-1</text:p>
          </table:table-cell>
          <table:table-cell office:value-type="float" office:value="0.00011747" calcext:value-type="float">
            <text:p>0,00011747</text:p>
          </table:table-cell>
          <table:table-cell office:value-type="float" office:value="2.00001201" calcext:value-type="float">
            <text:p>2,00001201</text:p>
          </table:table-cell>
          <table:table-cell office:value-type="float" office:value="95.69178455" calcext:value-type="float">
            <text:p>95,69178455</text:p>
          </table:table-cell>
        </table:table-row>
        <table:table-row table:style-name="ro1">
          <table:table-cell office:value-type="float" office:value="1624627272.42073" calcext:value-type="float">
            <text:p>1624627272,42073</text:p>
          </table:table-cell>
          <table:table-cell table:formula="of:=ROUND([.A472]-[$menor.$A$1];1)" office:value-type="float" office:value="53.5" calcext:value-type="float">
            <text:p>53,5</text:p>
          </table:table-cell>
          <table:table-cell office:value-type="float" office:value="1" calcext:value-type="float">
            <text:p>1</text:p>
          </table:table-cell>
          <table:table-cell office:value-type="float" office:value="0.02326672" calcext:value-type="float">
            <text:p>0,02326672</text:p>
          </table:table-cell>
          <table:table-cell office:value-type="float" office:value="-1" calcext:value-type="float">
            <text:p>-1</text:p>
          </table:table-cell>
          <table:table-cell office:value-type="float" office:value="0.00011747" calcext:value-type="float">
            <text:p>0,00011747</text:p>
          </table:table-cell>
          <table:table-cell office:value-type="float" office:value="2.00001201" calcext:value-type="float">
            <text:p>2,00001201</text:p>
          </table:table-cell>
          <table:table-cell office:value-type="float" office:value="95.69178455" calcext:value-type="float">
            <text:p>95,69178455</text:p>
          </table:table-cell>
        </table:table-row>
        <table:table-row table:style-name="ro1">
          <table:table-cell office:value-type="float" office:value="1624627272.52078" calcext:value-type="float">
            <text:p>1624627272,52078</text:p>
          </table:table-cell>
          <table:table-cell table:formula="of:=ROUND([.A473]-[$menor.$A$1];1)" office:value-type="float" office:value="53.6" calcext:value-type="float">
            <text:p>53,6</text:p>
          </table:table-cell>
          <table:table-cell office:value-type="float" office:value="1" calcext:value-type="float">
            <text:p>1</text:p>
          </table:table-cell>
          <table:table-cell office:value-type="float" office:value="0.02326672" calcext:value-type="float">
            <text:p>0,02326672</text:p>
          </table:table-cell>
          <table:table-cell office:value-type="float" office:value="-1" calcext:value-type="float">
            <text:p>-1</text:p>
          </table:table-cell>
          <table:table-cell office:value-type="float" office:value="0.00011747" calcext:value-type="float">
            <text:p>0,00011747</text:p>
          </table:table-cell>
          <table:table-cell office:value-type="float" office:value="2.00001201" calcext:value-type="float">
            <text:p>2,00001201</text:p>
          </table:table-cell>
          <table:table-cell office:value-type="float" office:value="95.69178455" calcext:value-type="float">
            <text:p>95,69178455</text:p>
          </table:table-cell>
        </table:table-row>
        <table:table-row table:style-name="ro1">
          <table:table-cell office:value-type="float" office:value="1624627272.62075" calcext:value-type="float">
            <text:p>1624627272,62075</text:p>
          </table:table-cell>
          <table:table-cell table:formula="of:=ROUND([.A474]-[$menor.$A$1];1)" office:value-type="float" office:value="53.7" calcext:value-type="float">
            <text:p>53,7</text:p>
          </table:table-cell>
          <table:table-cell office:value-type="float" office:value="1" calcext:value-type="float">
            <text:p>1</text:p>
          </table:table-cell>
          <table:table-cell office:value-type="float" office:value="0.02326672" calcext:value-type="float">
            <text:p>0,02326672</text:p>
          </table:table-cell>
          <table:table-cell office:value-type="float" office:value="-1" calcext:value-type="float">
            <text:p>-1</text:p>
          </table:table-cell>
          <table:table-cell office:value-type="float" office:value="0.00011747" calcext:value-type="float">
            <text:p>0,00011747</text:p>
          </table:table-cell>
          <table:table-cell office:value-type="float" office:value="2.00098201" calcext:value-type="float">
            <text:p>2,00098201</text:p>
          </table:table-cell>
          <table:table-cell office:value-type="float" office:value="95.69178455" calcext:value-type="float">
            <text:p>95,69178455</text:p>
          </table:table-cell>
        </table:table-row>
        <table:table-row table:style-name="ro1">
          <table:table-cell office:value-type="float" office:value="1624627272.72078" calcext:value-type="float">
            <text:p>1624627272,72078</text:p>
          </table:table-cell>
          <table:table-cell table:formula="of:=ROUND([.A475]-[$menor.$A$1];1)" office:value-type="float" office:value="53.8" calcext:value-type="float">
            <text:p>53,8</text:p>
          </table:table-cell>
          <table:table-cell office:value-type="float" office:value="1" calcext:value-type="float">
            <text:p>1</text:p>
          </table:table-cell>
          <table:table-cell office:value-type="float" office:value="0.02230223" calcext:value-type="float">
            <text:p>0,02230223</text:p>
          </table:table-cell>
          <table:table-cell office:value-type="float" office:value="0" calcext:value-type="float">
            <text:p>0</text:p>
          </table:table-cell>
          <table:table-cell office:value-type="float" office:value="-0.00017384" calcext:value-type="float">
            <text:p>-0,00017384</text:p>
          </table:table-cell>
          <table:table-cell office:value-type="float" office:value="1.99998029" calcext:value-type="float">
            <text:p>1,9999802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2.82077" calcext:value-type="float">
            <text:p>1624627272,82077</text:p>
          </table:table-cell>
          <table:table-cell table:formula="of:=ROUND([.A476]-[$menor.$A$1];1)" office:value-type="float" office:value="53.9" calcext:value-type="float">
            <text:p>53,9</text:p>
          </table:table-cell>
          <table:table-cell office:value-type="float" office:value="1" calcext:value-type="float">
            <text:p>1</text:p>
          </table:table-cell>
          <table:table-cell office:value-type="float" office:value="0.02230223" calcext:value-type="float">
            <text:p>0,02230223</text:p>
          </table:table-cell>
          <table:table-cell office:value-type="float" office:value="0" calcext:value-type="float">
            <text:p>0</text:p>
          </table:table-cell>
          <table:table-cell office:value-type="float" office:value="-0.00017384" calcext:value-type="float">
            <text:p>-0,00017384</text:p>
          </table:table-cell>
          <table:table-cell office:value-type="float" office:value="1.99998029" calcext:value-type="float">
            <text:p>1,9999802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2.92079" calcext:value-type="float">
            <text:p>1624627272,92079</text:p>
          </table:table-cell>
          <table:table-cell table:formula="of:=ROUND([.A477]-[$menor.$A$1];1)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.02230223" calcext:value-type="float">
            <text:p>0,02230223</text:p>
          </table:table-cell>
          <table:table-cell office:value-type="float" office:value="0" calcext:value-type="float">
            <text:p>0</text:p>
          </table:table-cell>
          <table:table-cell office:value-type="float" office:value="-0.00017384" calcext:value-type="float">
            <text:p>-0,00017384</text:p>
          </table:table-cell>
          <table:table-cell office:value-type="float" office:value="1.99998029" calcext:value-type="float">
            <text:p>1,99998029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3.02078" calcext:value-type="float">
            <text:p>1624627273,02078</text:p>
          </table:table-cell>
          <table:table-cell table:formula="of:=ROUND([.A478]-[$menor.$A$1];1)" office:value-type="float" office:value="54.1" calcext:value-type="float">
            <text:p>54,1</text:p>
          </table:table-cell>
          <table:table-cell office:value-type="float" office:value="1" calcext:value-type="float">
            <text:p>1</text:p>
          </table:table-cell>
          <table:table-cell office:value-type="float" office:value="0.02230223" calcext:value-type="float">
            <text:p>0,02230223</text:p>
          </table:table-cell>
          <table:table-cell office:value-type="float" office:value="0" calcext:value-type="float">
            <text:p>0</text:p>
          </table:table-cell>
          <table:table-cell office:value-type="float" office:value="0.0001993" calcext:value-type="float">
            <text:p>0,0001993</text:p>
          </table:table-cell>
          <table:table-cell office:value-type="float" office:value="2.00002089" calcext:value-type="float">
            <text:p>2,00002089</text:p>
          </table:table-cell>
          <table:table-cell office:value-type="float" office:value="95.72749658" calcext:value-type="float">
            <text:p>95,72749658</text:p>
          </table:table-cell>
        </table:table-row>
        <table:table-row table:style-name="ro1">
          <table:table-cell office:value-type="float" office:value="1624627273.12074" calcext:value-type="float">
            <text:p>1624627273,12074</text:p>
          </table:table-cell>
          <table:table-cell table:formula="of:=ROUND([.A479]-[$menor.$A$1];1)" office:value-type="float" office:value="54.2" calcext:value-type="float">
            <text:p>54,2</text:p>
          </table:table-cell>
          <table:table-cell office:value-type="float" office:value="1" calcext:value-type="float">
            <text:p>1</text:p>
          </table:table-cell>
          <table:table-cell office:value-type="float" office:value="0.02230223" calcext:value-type="float">
            <text:p>0,02230223</text:p>
          </table:table-cell>
          <table:table-cell office:value-type="float" office:value="1" calcext:value-type="float">
            <text:p>1</text:p>
          </table:table-cell>
          <table:table-cell office:value-type="float" office:value="-0.00018765" calcext:value-type="float">
            <text:p>-0,00018765</text:p>
          </table:table-cell>
          <table:table-cell office:value-type="float" office:value="2.00094867" calcext:value-type="float">
            <text:p>2,00094867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73.22078" calcext:value-type="float">
            <text:p>1624627273,22078</text:p>
          </table:table-cell>
          <table:table-cell table:formula="of:=ROUND([.A480]-[$menor.$A$1];1)" office:value-type="float" office:value="54.3" calcext:value-type="float">
            <text:p>54,3</text:p>
          </table:table-cell>
          <table:table-cell office:value-type="float" office:value="1" calcext:value-type="float">
            <text:p>1</text:p>
          </table:table-cell>
          <table:table-cell office:value-type="float" office:value="0.02133824" calcext:value-type="float">
            <text:p>0,02133824</text:p>
          </table:table-cell>
          <table:table-cell office:value-type="float" office:value="1" calcext:value-type="float">
            <text:p>1</text:p>
          </table:table-cell>
          <table:table-cell office:value-type="float" office:value="-0.00007472" calcext:value-type="float">
            <text:p>-7,472E-05</text:p>
          </table:table-cell>
          <table:table-cell office:value-type="float" office:value="1.99999132" calcext:value-type="float">
            <text:p>1,99999132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73.32077" calcext:value-type="float">
            <text:p>1624627273,32077</text:p>
          </table:table-cell>
          <table:table-cell table:formula="of:=ROUND([.A481]-[$menor.$A$1];1)" office:value-type="float" office:value="54.4" calcext:value-type="float">
            <text:p>54,4</text:p>
          </table:table-cell>
          <table:table-cell office:value-type="float" office:value="1" calcext:value-type="float">
            <text:p>1</text:p>
          </table:table-cell>
          <table:table-cell office:value-type="float" office:value="0.02133824" calcext:value-type="float">
            <text:p>0,02133824</text:p>
          </table:table-cell>
          <table:table-cell office:value-type="float" office:value="1" calcext:value-type="float">
            <text:p>1</text:p>
          </table:table-cell>
          <table:table-cell office:value-type="float" office:value="-0.00007472" calcext:value-type="float">
            <text:p>-7,472E-05</text:p>
          </table:table-cell>
          <table:table-cell office:value-type="float" office:value="1.99999132" calcext:value-type="float">
            <text:p>1,99999132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73.42074" calcext:value-type="float">
            <text:p>1624627273,42074</text:p>
          </table:table-cell>
          <table:table-cell table:formula="of:=ROUND([.A482]-[$menor.$A$1];1)" office:value-type="float" office:value="54.5" calcext:value-type="float">
            <text:p>54,5</text:p>
          </table:table-cell>
          <table:table-cell office:value-type="float" office:value="1" calcext:value-type="float">
            <text:p>1</text:p>
          </table:table-cell>
          <table:table-cell office:value-type="float" office:value="0.02133824" calcext:value-type="float">
            <text:p>0,02133824</text:p>
          </table:table-cell>
          <table:table-cell office:value-type="float" office:value="1" calcext:value-type="float">
            <text:p>1</text:p>
          </table:table-cell>
          <table:table-cell office:value-type="float" office:value="-0.00007472" calcext:value-type="float">
            <text:p>-7,472E-05</text:p>
          </table:table-cell>
          <table:table-cell office:value-type="float" office:value="1.99999132" calcext:value-type="float">
            <text:p>1,99999132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73.52077" calcext:value-type="float">
            <text:p>1624627273,52077</text:p>
          </table:table-cell>
          <table:table-cell table:formula="of:=ROUND([.A483]-[$menor.$A$1];1)" office:value-type="float" office:value="54.6" calcext:value-type="float">
            <text:p>54,6</text:p>
          </table:table-cell>
          <table:table-cell office:value-type="float" office:value="1" calcext:value-type="float">
            <text:p>1</text:p>
          </table:table-cell>
          <table:table-cell office:value-type="float" office:value="0.02133824" calcext:value-type="float">
            <text:p>0,02133824</text:p>
          </table:table-cell>
          <table:table-cell office:value-type="float" office:value="1" calcext:value-type="float">
            <text:p>1</text:p>
          </table:table-cell>
          <table:table-cell office:value-type="float" office:value="-0.00007472" calcext:value-type="float">
            <text:p>-7,472E-05</text:p>
          </table:table-cell>
          <table:table-cell office:value-type="float" office:value="1.99999132" calcext:value-type="float">
            <text:p>1,99999132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73.62077" calcext:value-type="float">
            <text:p>1624627273,62077</text:p>
          </table:table-cell>
          <table:table-cell table:formula="of:=ROUND([.A484]-[$menor.$A$1];1)" office:value-type="float" office:value="54.7" calcext:value-type="float">
            <text:p>54,7</text:p>
          </table:table-cell>
          <table:table-cell office:value-type="float" office:value="1" calcext:value-type="float">
            <text:p>1</text:p>
          </table:table-cell>
          <table:table-cell office:value-type="float" office:value="0.02133824" calcext:value-type="float">
            <text:p>0,02133824</text:p>
          </table:table-cell>
          <table:table-cell office:value-type="float" office:value="1" calcext:value-type="float">
            <text:p>1</text:p>
          </table:table-cell>
          <table:table-cell office:value-type="float" office:value="-0.00007472" calcext:value-type="float">
            <text:p>-7,472E-05</text:p>
          </table:table-cell>
          <table:table-cell office:value-type="float" office:value="2.00096132" calcext:value-type="float">
            <text:p>2,00096132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73.72074" calcext:value-type="float">
            <text:p>1624627273,72074</text:p>
          </table:table-cell>
          <table:table-cell table:formula="of:=ROUND([.A485]-[$menor.$A$1];1)" office:value-type="float" office:value="54.8" calcext:value-type="float">
            <text:p>54,8</text:p>
          </table:table-cell>
          <table:table-cell office:value-type="float" office:value="1" calcext:value-type="float">
            <text:p>1</text:p>
          </table:table-cell>
          <table:table-cell office:value-type="float" office:value="0.02037483" calcext:value-type="float">
            <text:p>0,02037483</text:p>
          </table:table-cell>
          <table:table-cell office:value-type="float" office:value="1" calcext:value-type="float">
            <text:p>1</text:p>
          </table:table-cell>
          <table:table-cell office:value-type="float" office:value="-0.00030205" calcext:value-type="float">
            <text:p>-0,00030205</text:p>
          </table:table-cell>
          <table:table-cell office:value-type="float" office:value="1.9999615" calcext:value-type="float">
            <text:p>1,9999615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73.82077" calcext:value-type="float">
            <text:p>1624627273,82077</text:p>
          </table:table-cell>
          <table:table-cell table:formula="of:=ROUND([.A486]-[$menor.$A$1];1)" office:value-type="float" office:value="54.9" calcext:value-type="float">
            <text:p>54,9</text:p>
          </table:table-cell>
          <table:table-cell office:value-type="float" office:value="1" calcext:value-type="float">
            <text:p>1</text:p>
          </table:table-cell>
          <table:table-cell office:value-type="float" office:value="0.02037483" calcext:value-type="float">
            <text:p>0,02037483</text:p>
          </table:table-cell>
          <table:table-cell office:value-type="float" office:value="0" calcext:value-type="float">
            <text:p>0</text:p>
          </table:table-cell>
          <table:table-cell office:value-type="float" office:value="0.00005076" calcext:value-type="float">
            <text:p>5,076E-05</text:p>
          </table:table-cell>
          <table:table-cell office:value-type="float" office:value="2.00000602" calcext:value-type="float">
            <text:p>2,0000060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3.92078" calcext:value-type="float">
            <text:p>1624627273,92078</text:p>
          </table:table-cell>
          <table:table-cell table:formula="of:=ROUND([.A487]-[$menor.$A$1];1)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02037483" calcext:value-type="float">
            <text:p>0,02037483</text:p>
          </table:table-cell>
          <table:table-cell office:value-type="float" office:value="0" calcext:value-type="float">
            <text:p>0</text:p>
          </table:table-cell>
          <table:table-cell office:value-type="float" office:value="0.00005076" calcext:value-type="float">
            <text:p>5,076E-05</text:p>
          </table:table-cell>
          <table:table-cell office:value-type="float" office:value="2.00000602" calcext:value-type="float">
            <text:p>2,0000060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4.02074" calcext:value-type="float">
            <text:p>1624627274,02074</text:p>
          </table:table-cell>
          <table:table-cell table:formula="of:=ROUND([.A488]-[$menor.$A$1];1)" office:value-type="float" office:value="55.1" calcext:value-type="float">
            <text:p>55,1</text:p>
          </table:table-cell>
          <table:table-cell office:value-type="float" office:value="1" calcext:value-type="float">
            <text:p>1</text:p>
          </table:table-cell>
          <table:table-cell office:value-type="float" office:value="0.02037483" calcext:value-type="float">
            <text:p>0,02037483</text:p>
          </table:table-cell>
          <table:table-cell office:value-type="float" office:value="0" calcext:value-type="float">
            <text:p>0</text:p>
          </table:table-cell>
          <table:table-cell office:value-type="float" office:value="0.00005076" calcext:value-type="float">
            <text:p>5,076E-05</text:p>
          </table:table-cell>
          <table:table-cell office:value-type="float" office:value="2.00000602" calcext:value-type="float">
            <text:p>2,0000060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4.12075" calcext:value-type="float">
            <text:p>1624627274,12075</text:p>
          </table:table-cell>
          <table:table-cell table:formula="of:=ROUND([.A489]-[$menor.$A$1];1)" office:value-type="float" office:value="55.2" calcext:value-type="float">
            <text:p>55,2</text:p>
          </table:table-cell>
          <table:table-cell office:value-type="float" office:value="1" calcext:value-type="float">
            <text:p>1</text:p>
          </table:table-cell>
          <table:table-cell office:value-type="float" office:value="0.02037483" calcext:value-type="float">
            <text:p>0,02037483</text:p>
          </table:table-cell>
          <table:table-cell office:value-type="float" office:value="0" calcext:value-type="float">
            <text:p>0</text:p>
          </table:table-cell>
          <table:table-cell office:value-type="float" office:value="0.00005076" calcext:value-type="float">
            <text:p>5,076E-05</text:p>
          </table:table-cell>
          <table:table-cell office:value-type="float" office:value="2.00097602" calcext:value-type="float">
            <text:p>2,0009760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4.22073" calcext:value-type="float">
            <text:p>1624627274,22073</text:p>
          </table:table-cell>
          <table:table-cell table:formula="of:=ROUND([.A490]-[$menor.$A$1];1)" office:value-type="float" office:value="55.3" calcext:value-type="float">
            <text:p>55,3</text:p>
          </table:table-cell>
          <table:table-cell office:value-type="float" office:value="1" calcext:value-type="float">
            <text:p>1</text:p>
          </table:table-cell>
          <table:table-cell office:value-type="float" office:value="0.01941206" calcext:value-type="float">
            <text:p>0,01941206</text:p>
          </table:table-cell>
          <table:table-cell office:value-type="float" office:value="0" calcext:value-type="float">
            <text:p>0</text:p>
          </table:table-cell>
          <table:table-cell office:value-type="float" office:value="0.00016294" calcext:value-type="float">
            <text:p>0,00016294</text:p>
          </table:table-cell>
          <table:table-cell office:value-type="float" office:value="2.00001982" calcext:value-type="float">
            <text:p>2,0000198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4.32076" calcext:value-type="float">
            <text:p>1624627274,32076</text:p>
          </table:table-cell>
          <table:table-cell table:formula="of:=ROUND([.A491]-[$menor.$A$1];1)" office:value-type="float" office:value="55.4" calcext:value-type="float">
            <text:p>55,4</text:p>
          </table:table-cell>
          <table:table-cell office:value-type="float" office:value="1" calcext:value-type="float">
            <text:p>1</text:p>
          </table:table-cell>
          <table:table-cell office:value-type="float" office:value="0.01941206" calcext:value-type="float">
            <text:p>0,01941206</text:p>
          </table:table-cell>
          <table:table-cell office:value-type="float" office:value="0" calcext:value-type="float">
            <text:p>0</text:p>
          </table:table-cell>
          <table:table-cell office:value-type="float" office:value="0.00016294" calcext:value-type="float">
            <text:p>0,00016294</text:p>
          </table:table-cell>
          <table:table-cell office:value-type="float" office:value="2.00001982" calcext:value-type="float">
            <text:p>2,0000198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4.42078" calcext:value-type="float">
            <text:p>1624627274,42078</text:p>
          </table:table-cell>
          <table:table-cell table:formula="of:=ROUND([.A492]-[$menor.$A$1];1)" office:value-type="float" office:value="55.5" calcext:value-type="float">
            <text:p>55,5</text:p>
          </table:table-cell>
          <table:table-cell office:value-type="float" office:value="1" calcext:value-type="float">
            <text:p>1</text:p>
          </table:table-cell>
          <table:table-cell office:value-type="float" office:value="0.01941206" calcext:value-type="float">
            <text:p>0,01941206</text:p>
          </table:table-cell>
          <table:table-cell office:value-type="float" office:value="0" calcext:value-type="float">
            <text:p>0</text:p>
          </table:table-cell>
          <table:table-cell office:value-type="float" office:value="0.00016294" calcext:value-type="float">
            <text:p>0,00016294</text:p>
          </table:table-cell>
          <table:table-cell office:value-type="float" office:value="2.00001982" calcext:value-type="float">
            <text:p>2,0000198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4.52078" calcext:value-type="float">
            <text:p>1624627274,52078</text:p>
          </table:table-cell>
          <table:table-cell table:formula="of:=ROUND([.A493]-[$menor.$A$1];1)" office:value-type="float" office:value="55.6" calcext:value-type="float">
            <text:p>55,6</text:p>
          </table:table-cell>
          <table:table-cell office:value-type="float" office:value="1" calcext:value-type="float">
            <text:p>1</text:p>
          </table:table-cell>
          <table:table-cell office:value-type="float" office:value="0.01941206" calcext:value-type="float">
            <text:p>0,01941206</text:p>
          </table:table-cell>
          <table:table-cell office:value-type="float" office:value="0" calcext:value-type="float">
            <text:p>0</text:p>
          </table:table-cell>
          <table:table-cell office:value-type="float" office:value="0.00016294" calcext:value-type="float">
            <text:p>0,00016294</text:p>
          </table:table-cell>
          <table:table-cell office:value-type="float" office:value="2.00001982" calcext:value-type="float">
            <text:p>2,0000198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4.62078" calcext:value-type="float">
            <text:p>1624627274,62078</text:p>
          </table:table-cell>
          <table:table-cell table:formula="of:=ROUND([.A494]-[$menor.$A$1];1)" office:value-type="float" office:value="55.7" calcext:value-type="float">
            <text:p>55,7</text:p>
          </table:table-cell>
          <table:table-cell office:value-type="float" office:value="1" calcext:value-type="float">
            <text:p>1</text:p>
          </table:table-cell>
          <table:table-cell office:value-type="float" office:value="0.01941206" calcext:value-type="float">
            <text:p>0,01941206</text:p>
          </table:table-cell>
          <table:table-cell office:value-type="float" office:value="0" calcext:value-type="float">
            <text:p>0</text:p>
          </table:table-cell>
          <table:table-cell office:value-type="float" office:value="0.00016294" calcext:value-type="float">
            <text:p>0,00016294</text:p>
          </table:table-cell>
          <table:table-cell office:value-type="float" office:value="2.00098982" calcext:value-type="float">
            <text:p>2,00098982</text:p>
          </table:table-cell>
          <table:table-cell office:value-type="float" office:value="96.69178455" calcext:value-type="float">
            <text:p>96,69178455</text:p>
          </table:table-cell>
        </table:table-row>
        <table:table-row table:style-name="ro1">
          <table:table-cell office:value-type="float" office:value="1624627274.72078" calcext:value-type="float">
            <text:p>1624627274,72078</text:p>
          </table:table-cell>
          <table:table-cell table:formula="of:=ROUND([.A495]-[$menor.$A$1];1)" office:value-type="float" office:value="55.8" calcext:value-type="float">
            <text:p>55,8</text:p>
          </table:table-cell>
          <table:table-cell office:value-type="float" office:value="1" calcext:value-type="float">
            <text:p>1</text:p>
          </table:table-cell>
          <table:table-cell office:value-type="float" office:value="0.01845006" calcext:value-type="float">
            <text:p>0,01845006</text:p>
          </table:table-cell>
          <table:table-cell office:value-type="float" office:value="1" calcext:value-type="float">
            <text:p>1</text:p>
          </table:table-cell>
          <table:table-cell office:value-type="float" office:value="-0.00004443" calcext:value-type="float">
            <text:p>-4,443E-05</text:p>
          </table:table-cell>
          <table:table-cell office:value-type="float" office:value="1.99999405" calcext:value-type="float">
            <text:p>1,99999405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74.82078" calcext:value-type="float">
            <text:p>1624627274,82078</text:p>
          </table:table-cell>
          <table:table-cell table:formula="of:=ROUND([.A496]-[$menor.$A$1];1)" office:value-type="float" office:value="55.9" calcext:value-type="float">
            <text:p>55,9</text:p>
          </table:table-cell>
          <table:table-cell office:value-type="float" office:value="1" calcext:value-type="float">
            <text:p>1</text:p>
          </table:table-cell>
          <table:table-cell office:value-type="float" office:value="0.01845006" calcext:value-type="float">
            <text:p>0,01845006</text:p>
          </table:table-cell>
          <table:table-cell office:value-type="float" office:value="1" calcext:value-type="float">
            <text:p>1</text:p>
          </table:table-cell>
          <table:table-cell office:value-type="float" office:value="-0.00004443" calcext:value-type="float">
            <text:p>-4,443E-05</text:p>
          </table:table-cell>
          <table:table-cell office:value-type="float" office:value="1.99999405" calcext:value-type="float">
            <text:p>1,99999405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74.92075" calcext:value-type="float">
            <text:p>1624627274,92075</text:p>
          </table:table-cell>
          <table:table-cell table:formula="of:=ROUND([.A497]-[$menor.$A$1];1)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.01845006" calcext:value-type="float">
            <text:p>0,01845006</text:p>
          </table:table-cell>
          <table:table-cell office:value-type="float" office:value="1" calcext:value-type="float">
            <text:p>1</text:p>
          </table:table-cell>
          <table:table-cell office:value-type="float" office:value="-0.00004443" calcext:value-type="float">
            <text:p>-4,443E-05</text:p>
          </table:table-cell>
          <table:table-cell office:value-type="float" office:value="1.99999405" calcext:value-type="float">
            <text:p>1,99999405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75.02077" calcext:value-type="float">
            <text:p>1624627275,02077</text:p>
          </table:table-cell>
          <table:table-cell table:formula="of:=ROUND([.A498]-[$menor.$A$1];1)" office:value-type="float" office:value="56.1" calcext:value-type="float">
            <text:p>56,1</text:p>
          </table:table-cell>
          <table:table-cell office:value-type="float" office:value="1" calcext:value-type="float">
            <text:p>1</text:p>
          </table:table-cell>
          <table:table-cell office:value-type="float" office:value="0.01845006" calcext:value-type="float">
            <text:p>0,01845006</text:p>
          </table:table-cell>
          <table:table-cell office:value-type="float" office:value="1" calcext:value-type="float">
            <text:p>1</text:p>
          </table:table-cell>
          <table:table-cell office:value-type="float" office:value="-0.00004443" calcext:value-type="float">
            <text:p>-4,443E-05</text:p>
          </table:table-cell>
          <table:table-cell office:value-type="float" office:value="1.99999405" calcext:value-type="float">
            <text:p>1,99999405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75.12077" calcext:value-type="float">
            <text:p>1624627275,12077</text:p>
          </table:table-cell>
          <table:table-cell table:formula="of:=ROUND([.A499]-[$menor.$A$1];1)" office:value-type="float" office:value="56.2" calcext:value-type="float">
            <text:p>56,2</text:p>
          </table:table-cell>
          <table:table-cell office:value-type="float" office:value="1" calcext:value-type="float">
            <text:p>1</text:p>
          </table:table-cell>
          <table:table-cell office:value-type="float" office:value="0.01845006" calcext:value-type="float">
            <text:p>0,01845006</text:p>
          </table:table-cell>
          <table:table-cell office:value-type="float" office:value="1" calcext:value-type="float">
            <text:p>1</text:p>
          </table:table-cell>
          <table:table-cell office:value-type="float" office:value="-0.00004443" calcext:value-type="float">
            <text:p>-4,443E-05</text:p>
          </table:table-cell>
          <table:table-cell office:value-type="float" office:value="2.00096405" calcext:value-type="float">
            <text:p>2,00096405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75.22078" calcext:value-type="float">
            <text:p>1624627275,22078</text:p>
          </table:table-cell>
          <table:table-cell table:formula="of:=ROUND([.A500]-[$menor.$A$1];1)" office:value-type="float" office:value="56.3" calcext:value-type="float">
            <text:p>56,3</text:p>
          </table:table-cell>
          <table:table-cell office:value-type="float" office:value="1" calcext:value-type="float">
            <text:p>1</text:p>
          </table:table-cell>
          <table:table-cell office:value-type="float" office:value="0.01748894" calcext:value-type="float">
            <text:p>0,01748894</text:p>
          </table:table-cell>
          <table:table-cell office:value-type="float" office:value="1" calcext:value-type="float">
            <text:p>1</text:p>
          </table:table-cell>
          <table:table-cell office:value-type="float" office:value="0.00008421" calcext:value-type="float">
            <text:p>8,421E-05</text:p>
          </table:table-cell>
          <table:table-cell office:value-type="float" office:value="2.00001158" calcext:value-type="float">
            <text:p>2,00001158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75.32073" calcext:value-type="float">
            <text:p>1624627275,32073</text:p>
          </table:table-cell>
          <table:table-cell table:formula="of:=ROUND([.A501]-[$menor.$A$1];1)" office:value-type="float" office:value="56.4" calcext:value-type="float">
            <text:p>56,4</text:p>
          </table:table-cell>
          <table:table-cell office:value-type="float" office:value="1" calcext:value-type="float">
            <text:p>1</text:p>
          </table:table-cell>
          <table:table-cell office:value-type="float" office:value="0.01748894" calcext:value-type="float">
            <text:p>0,01748894</text:p>
          </table:table-cell>
          <table:table-cell office:value-type="float" office:value="1" calcext:value-type="float">
            <text:p>1</text:p>
          </table:table-cell>
          <table:table-cell office:value-type="float" office:value="-0.00088579" calcext:value-type="float">
            <text:p>-0,00088579</text:p>
          </table:table-cell>
          <table:table-cell office:value-type="float" office:value="2.00001158" calcext:value-type="float">
            <text:p>2,00001158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75.42077" calcext:value-type="float">
            <text:p>1624627275,42077</text:p>
          </table:table-cell>
          <table:table-cell table:formula="of:=ROUND([.A502]-[$menor.$A$1];1)" office:value-type="float" office:value="56.5" calcext:value-type="float">
            <text:p>56,5</text:p>
          </table:table-cell>
          <table:table-cell office:value-type="float" office:value="1" calcext:value-type="float">
            <text:p>1</text:p>
          </table:table-cell>
          <table:table-cell office:value-type="float" office:value="0.01738101" calcext:value-type="float">
            <text:p>0,01738101</text:p>
          </table:table-cell>
          <table:table-cell office:value-type="float" office:value="-2" calcext:value-type="float">
            <text:p>-2</text:p>
          </table:table-cell>
          <table:table-cell office:value-type="float" office:value="0.00003331" calcext:value-type="float">
            <text:p>3,331E-05</text:p>
          </table:table-cell>
          <table:table-cell office:value-type="float" office:value="2.00000277" calcext:value-type="float">
            <text:p>2,00000277</text:p>
          </table:table-cell>
          <table:table-cell office:value-type="float" office:value="94.69178455" calcext:value-type="float">
            <text:p>94,69178455</text:p>
          </table:table-cell>
        </table:table-row>
        <table:table-row table:style-name="ro1">
          <table:table-cell office:value-type="float" office:value="1624627275.52077" calcext:value-type="float">
            <text:p>1624627275,52077</text:p>
          </table:table-cell>
          <table:table-cell table:formula="of:=ROUND([.A503]-[$menor.$A$1];1)" office:value-type="float" office:value="56.6" calcext:value-type="float">
            <text:p>56,6</text:p>
          </table:table-cell>
          <table:table-cell office:value-type="float" office:value="1" calcext:value-type="float">
            <text:p>1</text:p>
          </table:table-cell>
          <table:table-cell office:value-type="float" office:value="0.01738101" calcext:value-type="float">
            <text:p>0,01738101</text:p>
          </table:table-cell>
          <table:table-cell office:value-type="float" office:value="-2" calcext:value-type="float">
            <text:p>-2</text:p>
          </table:table-cell>
          <table:table-cell office:value-type="float" office:value="0.00003331" calcext:value-type="float">
            <text:p>3,331E-05</text:p>
          </table:table-cell>
          <table:table-cell office:value-type="float" office:value="2.00000277" calcext:value-type="float">
            <text:p>2,00000277</text:p>
          </table:table-cell>
          <table:table-cell office:value-type="float" office:value="94.69178455" calcext:value-type="float">
            <text:p>94,69178455</text:p>
          </table:table-cell>
        </table:table-row>
        <table:table-row table:style-name="ro1">
          <table:table-cell office:value-type="float" office:value="1624627275.62079" calcext:value-type="float">
            <text:p>1624627275,62079</text:p>
          </table:table-cell>
          <table:table-cell table:formula="of:=ROUND([.A504]-[$menor.$A$1];1)" office:value-type="float" office:value="56.7" calcext:value-type="float">
            <text:p>56,7</text:p>
          </table:table-cell>
          <table:table-cell office:value-type="float" office:value="1" calcext:value-type="float">
            <text:p>1</text:p>
          </table:table-cell>
          <table:table-cell office:value-type="float" office:value="0.01738101" calcext:value-type="float">
            <text:p>0,01738101</text:p>
          </table:table-cell>
          <table:table-cell office:value-type="float" office:value="-2" calcext:value-type="float">
            <text:p>-2</text:p>
          </table:table-cell>
          <table:table-cell office:value-type="float" office:value="-0.00028448" calcext:value-type="float">
            <text:p>-0,00028448</text:p>
          </table:table-cell>
          <table:table-cell office:value-type="float" office:value="2.00094374" calcext:value-type="float">
            <text:p>2,00094374</text:p>
          </table:table-cell>
          <table:table-cell office:value-type="float" office:value="95.74373506" calcext:value-type="float">
            <text:p>95,74373506</text:p>
          </table:table-cell>
        </table:table-row>
        <table:table-row table:style-name="ro1">
          <table:table-cell office:value-type="float" office:value="1624627275.72068" calcext:value-type="float">
            <text:p>1624627275,72068</text:p>
          </table:table-cell>
          <table:table-cell table:formula="of:=ROUND([.A505]-[$menor.$A$1];1)" office:value-type="float" office:value="56.8" calcext:value-type="float">
            <text:p>56,8</text:p>
          </table:table-cell>
          <table:table-cell office:value-type="float" office:value="1" calcext:value-type="float">
            <text:p>1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-3" calcext:value-type="float">
            <text:p>-3</text:p>
          </table:table-cell>
          <table:table-cell office:value-type="float" office:value="0.00009752" calcext:value-type="float">
            <text:p>9,752E-05</text:p>
          </table:table-cell>
          <table:table-cell office:value-type="float" office:value="2.00000839" calcext:value-type="float">
            <text:p>2,00000839</text:p>
          </table:table-cell>
          <table:table-cell office:value-type="float" office:value="94.74373506" calcext:value-type="float">
            <text:p>94,74373506</text:p>
          </table:table-cell>
        </table:table-row>
        <table:table-row table:style-name="ro1">
          <table:table-cell office:value-type="float" office:value="1624627275.82077" calcext:value-type="float">
            <text:p>1624627275,82077</text:p>
          </table:table-cell>
          <table:table-cell table:formula="of:=ROUND([.A506]-[$menor.$A$1];1)" office:value-type="float" office:value="56.9" calcext:value-type="float">
            <text:p>56,9</text:p>
          </table:table-cell>
          <table:table-cell office:value-type="float" office:value="1" calcext:value-type="float">
            <text:p>1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-3" calcext:value-type="float">
            <text:p>-3</text:p>
          </table:table-cell>
          <table:table-cell office:value-type="float" office:value="0.00009752" calcext:value-type="float">
            <text:p>9,752E-05</text:p>
          </table:table-cell>
          <table:table-cell office:value-type="float" office:value="2.00000839" calcext:value-type="float">
            <text:p>2,00000839</text:p>
          </table:table-cell>
          <table:table-cell office:value-type="float" office:value="94.74373506" calcext:value-type="float">
            <text:p>94,74373506</text:p>
          </table:table-cell>
        </table:table-row>
        <table:table-row table:style-name="ro1">
          <table:table-cell office:value-type="float" office:value="1624627275.92078" calcext:value-type="float">
            <text:p>1624627275,92078</text:p>
          </table:table-cell>
          <table:table-cell table:formula="of:=ROUND([.A507]-[$menor.$A$1];1)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-3" calcext:value-type="float">
            <text:p>-3</text:p>
          </table:table-cell>
          <table:table-cell office:value-type="float" office:value="0.00009752" calcext:value-type="float">
            <text:p>9,752E-05</text:p>
          </table:table-cell>
          <table:table-cell office:value-type="float" office:value="2.00000839" calcext:value-type="float">
            <text:p>2,00000839</text:p>
          </table:table-cell>
          <table:table-cell office:value-type="float" office:value="94.74373506" calcext:value-type="float">
            <text:p>94,74373506</text:p>
          </table:table-cell>
        </table:table-row>
        <table:table-row table:style-name="ro1">
          <table:table-cell office:value-type="float" office:value="1624627276.02077" calcext:value-type="float">
            <text:p>1624627276,02077</text:p>
          </table:table-cell>
          <table:table-cell table:formula="of:=ROUND([.A508]-[$menor.$A$1];1)" office:value-type="float" office:value="57.1" calcext:value-type="float">
            <text:p>57,1</text:p>
          </table:table-cell>
          <table:table-cell office:value-type="float" office:value="1" calcext:value-type="float">
            <text:p>1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-3" calcext:value-type="float">
            <text:p>-3</text:p>
          </table:table-cell>
          <table:table-cell office:value-type="float" office:value="0.00009752" calcext:value-type="float">
            <text:p>9,752E-05</text:p>
          </table:table-cell>
          <table:table-cell office:value-type="float" office:value="2.00000839" calcext:value-type="float">
            <text:p>2,00000839</text:p>
          </table:table-cell>
          <table:table-cell office:value-type="float" office:value="94.74373506" calcext:value-type="float">
            <text:p>94,74373506</text:p>
          </table:table-cell>
        </table:table-row>
        <table:table-row table:style-name="ro1">
          <table:table-cell office:value-type="float" office:value="1624627276.12078" calcext:value-type="float">
            <text:p>1624627276,12078</text:p>
          </table:table-cell>
          <table:table-cell table:formula="of:=ROUND([.A509]-[$menor.$A$1];1)" office:value-type="float" office:value="57.2" calcext:value-type="float">
            <text:p>57,2</text:p>
          </table:table-cell>
          <table:table-cell office:value-type="float" office:value="1" calcext:value-type="float">
            <text:p>1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-3" calcext:value-type="float">
            <text:p>-3</text:p>
          </table:table-cell>
          <table:table-cell office:value-type="float" office:value="0.00039808" calcext:value-type="float">
            <text:p>0,00039808</text:p>
          </table:table-cell>
          <table:table-cell office:value-type="float" office:value="2.00100055" calcext:value-type="float">
            <text:p>2,00100055</text:p>
          </table:table-cell>
          <table:table-cell office:value-type="float" office:value="93.69178455" calcext:value-type="float">
            <text:p>93,69178455</text:p>
          </table:table-cell>
        </table:table-row>
        <table:table-row table:style-name="ro1">
          <table:table-cell office:value-type="float" office:value="1624627276.22073" calcext:value-type="float">
            <text:p>1624627276,22073</text:p>
          </table:table-cell>
          <table:table-cell table:formula="of:=ROUND([.A510]-[$menor.$A$1];1)" office:value-type="float" office:value="57.3" calcext:value-type="float">
            <text:p>57,3</text:p>
          </table:table-cell>
          <table:table-cell office:value-type="float" office:value="1" calcext:value-type="float">
            <text:p>1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-1" calcext:value-type="float">
            <text:p>-1</text:p>
          </table:table-cell>
          <table:table-cell office:value-type="float" office:value="-0.00007715" calcext:value-type="float">
            <text:p>-7,715E-05</text:p>
          </table:table-cell>
          <table:table-cell office:value-type="float" office:value="1.99999251" calcext:value-type="float">
            <text:p>1,99999251</text:p>
          </table:table-cell>
          <table:table-cell office:value-type="float" office:value="95.69178455" calcext:value-type="float">
            <text:p>95,69178455</text:p>
          </table:table-cell>
        </table:table-row>
        <table:table-row table:style-name="ro1">
          <table:table-cell office:value-type="float" office:value="1624627276.32077" calcext:value-type="float">
            <text:p>1624627276,32077</text:p>
          </table:table-cell>
          <table:table-cell table:formula="of:=ROUND([.A511]-[$menor.$A$1];1)" office:value-type="float" office:value="57.4" calcext:value-type="float">
            <text:p>57,4</text:p>
          </table:table-cell>
          <table:table-cell office:value-type="float" office:value="1" calcext:value-type="float">
            <text:p>1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-1" calcext:value-type="float">
            <text:p>-1</text:p>
          </table:table-cell>
          <table:table-cell office:value-type="float" office:value="-0.00007715" calcext:value-type="float">
            <text:p>-7,715E-05</text:p>
          </table:table-cell>
          <table:table-cell office:value-type="float" office:value="1.99999251" calcext:value-type="float">
            <text:p>1,99999251</text:p>
          </table:table-cell>
          <table:table-cell office:value-type="float" office:value="95.69178455" calcext:value-type="float">
            <text:p>95,69178455</text:p>
          </table:table-cell>
        </table:table-row>
        <table:table-row table:style-name="ro1">
          <table:table-cell office:value-type="float" office:value="1624627276.42077" calcext:value-type="float">
            <text:p>1624627276,42077</text:p>
          </table:table-cell>
          <table:table-cell table:formula="of:=ROUND([.A512]-[$menor.$A$1];1)" office:value-type="float" office:value="57.5" calcext:value-type="float">
            <text:p>57,5</text:p>
          </table:table-cell>
          <table:table-cell office:value-type="float" office:value="1" calcext:value-type="float">
            <text:p>1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-1" calcext:value-type="float">
            <text:p>-1</text:p>
          </table:table-cell>
          <table:table-cell office:value-type="float" office:value="-0.00007715" calcext:value-type="float">
            <text:p>-7,715E-05</text:p>
          </table:table-cell>
          <table:table-cell office:value-type="float" office:value="1.99999251" calcext:value-type="float">
            <text:p>1,99999251</text:p>
          </table:table-cell>
          <table:table-cell office:value-type="float" office:value="95.69178455" calcext:value-type="float">
            <text:p>95,69178455</text:p>
          </table:table-cell>
        </table:table-row>
        <table:table-row table:style-name="ro1">
          <table:table-cell office:value-type="float" office:value="1624627276.52078" calcext:value-type="float">
            <text:p>1624627276,52078</text:p>
          </table:table-cell>
          <table:table-cell table:formula="of:=ROUND([.A513]-[$menor.$A$1];1)" office:value-type="float" office:value="57.6" calcext:value-type="float">
            <text:p>57,6</text:p>
          </table:table-cell>
          <table:table-cell office:value-type="float" office:value="1" calcext:value-type="float">
            <text:p>1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-1" calcext:value-type="float">
            <text:p>-1</text:p>
          </table:table-cell>
          <table:table-cell office:value-type="float" office:value="-0.00007715" calcext:value-type="float">
            <text:p>-7,715E-05</text:p>
          </table:table-cell>
          <table:table-cell office:value-type="float" office:value="1.99999251" calcext:value-type="float">
            <text:p>1,99999251</text:p>
          </table:table-cell>
          <table:table-cell office:value-type="float" office:value="95.69178455" calcext:value-type="float">
            <text:p>95,69178455</text:p>
          </table:table-cell>
        </table:table-row>
        <table:table-row table:style-name="ro1">
          <table:table-cell office:value-type="float" office:value="1624627276.62077" calcext:value-type="float">
            <text:p>1624627276,62077</text:p>
          </table:table-cell>
          <table:table-cell table:formula="of:=ROUND([.A514]-[$menor.$A$1];1)" office:value-type="float" office:value="57.7" calcext:value-type="float">
            <text:p>57,7</text:p>
          </table:table-cell>
          <table:table-cell office:value-type="float" office:value="1" calcext:value-type="float">
            <text:p>1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-1" calcext:value-type="float">
            <text:p>-1</text:p>
          </table:table-cell>
          <table:table-cell office:value-type="float" office:value="0.00018177" calcext:value-type="float">
            <text:p>0,00018177</text:p>
          </table:table-cell>
          <table:table-cell office:value-type="float" office:value="2.00098611" calcext:value-type="float">
            <text:p>2,00098611</text:p>
          </table:table-cell>
          <table:table-cell office:value-type="float" office:value="94.72749658" calcext:value-type="float">
            <text:p>94,72749658</text:p>
          </table:table-cell>
        </table:table-row>
        <table:table-row table:style-name="ro1">
          <table:table-cell office:value-type="float" office:value="1624627276.72078" calcext:value-type="float">
            <text:p>1624627276,72078</text:p>
          </table:table-cell>
          <table:table-cell table:formula="of:=ROUND([.A515]-[$menor.$A$1];1)" office:value-type="float" office:value="57.8" calcext:value-type="float">
            <text:p>57,8</text:p>
          </table:table-cell>
          <table:table-cell office:value-type="float" office:value="1" calcext:value-type="float">
            <text:p>1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0" calcext:value-type="float">
            <text:p>0</text:p>
          </table:table-cell>
          <table:table-cell office:value-type="float" office:value="0.00000961" calcext:value-type="float">
            <text:p>9,61E-06</text:p>
          </table:table-cell>
          <table:table-cell office:value-type="float" office:value="2.00000097" calcext:value-type="float">
            <text:p>2,00000097</text:p>
          </table:table-cell>
          <table:table-cell office:value-type="float" office:value="95.72749658" calcext:value-type="float">
            <text:p>95,72749658</text:p>
          </table:table-cell>
        </table:table-row>
        <table:table-row table:style-name="ro1">
          <table:table-cell office:value-type="float" office:value="1624627276.82077" calcext:value-type="float">
            <text:p>1624627276,82077</text:p>
          </table:table-cell>
          <table:table-cell table:formula="of:=ROUND([.A516]-[$menor.$A$1];1)" office:value-type="float" office:value="57.9" calcext:value-type="float">
            <text:p>57,9</text:p>
          </table:table-cell>
          <table:table-cell office:value-type="float" office:value="1" calcext:value-type="float">
            <text:p>1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0" calcext:value-type="float">
            <text:p>0</text:p>
          </table:table-cell>
          <table:table-cell office:value-type="float" office:value="0.00000961" calcext:value-type="float">
            <text:p>9,61E-06</text:p>
          </table:table-cell>
          <table:table-cell office:value-type="float" office:value="2.00000097" calcext:value-type="float">
            <text:p>2,00000097</text:p>
          </table:table-cell>
          <table:table-cell office:value-type="float" office:value="95.72749658" calcext:value-type="float">
            <text:p>95,72749658</text:p>
          </table:table-cell>
        </table:table-row>
        <table:table-row table:style-name="ro1">
          <table:table-cell office:value-type="float" office:value="1624627276.92078" calcext:value-type="float">
            <text:p>1624627276,92078</text:p>
          </table:table-cell>
          <table:table-cell table:formula="of:=ROUND([.A517]-[$menor.$A$1];1)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0" calcext:value-type="float">
            <text:p>0</text:p>
          </table:table-cell>
          <table:table-cell office:value-type="float" office:value="0.00000961" calcext:value-type="float">
            <text:p>9,61E-06</text:p>
          </table:table-cell>
          <table:table-cell office:value-type="float" office:value="2.00000097" calcext:value-type="float">
            <text:p>2,00000097</text:p>
          </table:table-cell>
          <table:table-cell office:value-type="float" office:value="95.72749658" calcext:value-type="float">
            <text:p>95,72749658</text:p>
          </table:table-cell>
        </table:table-row>
        <table:table-row table:style-name="ro1">
          <table:table-cell office:value-type="float" office:value="1624627277.02078" calcext:value-type="float">
            <text:p>1624627277,02078</text:p>
          </table:table-cell>
          <table:table-cell table:formula="of:=ROUND([.A518]-[$menor.$A$1];1)" office:value-type="float" office:value="58.1" calcext:value-type="float">
            <text:p>58,1</text:p>
          </table:table-cell>
          <table:table-cell office:value-type="float" office:value="1" calcext:value-type="float">
            <text:p>1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0" calcext:value-type="float">
            <text:p>0</text:p>
          </table:table-cell>
          <table:table-cell office:value-type="float" office:value="0.00000961" calcext:value-type="float">
            <text:p>9,61E-06</text:p>
          </table:table-cell>
          <table:table-cell office:value-type="float" office:value="2.00000097" calcext:value-type="float">
            <text:p>2,00000097</text:p>
          </table:table-cell>
          <table:table-cell office:value-type="float" office:value="95.72749658" calcext:value-type="float">
            <text:p>95,72749658</text:p>
          </table:table-cell>
        </table:table-row>
        <table:table-row table:style-name="ro1">
          <table:table-cell office:value-type="float" office:value="1624627277.12078" calcext:value-type="float">
            <text:p>1624627277,12078</text:p>
          </table:table-cell>
          <table:table-cell table:formula="of:=ROUND([.A519]-[$menor.$A$1];1)" office:value-type="float" office:value="58.2" calcext:value-type="float">
            <text:p>58,2</text:p>
          </table:table-cell>
          <table:table-cell office:value-type="float" office:value="1" calcext:value-type="float">
            <text:p>1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0" calcext:value-type="float">
            <text:p>0</text:p>
          </table:table-cell>
          <table:table-cell office:value-type="float" office:value="0.00000961" calcext:value-type="float">
            <text:p>9,61E-06</text:p>
          </table:table-cell>
          <table:table-cell office:value-type="float" office:value="2.00097097" calcext:value-type="float">
            <text:p>2,00097097</text:p>
          </table:table-cell>
          <table:table-cell office:value-type="float" office:value="95.72749658" calcext:value-type="float">
            <text:p>95,72749658</text:p>
          </table:table-cell>
        </table:table-row>
        <table:table-row table:style-name="ro1">
          <table:table-cell office:value-type="float" office:value="1624627277.22077" calcext:value-type="float">
            <text:p>1624627277,22077</text:p>
          </table:table-cell>
          <table:table-cell table:formula="of:=ROUND([.A520]-[$menor.$A$1];1)" office:value-type="float" office:value="58.3" calcext:value-type="float">
            <text:p>58,3</text:p>
          </table:table-cell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2.00001104" calcext:value-type="float">
            <text:p>2,00001104</text:p>
          </table:table-cell>
          <table:table-cell office:value-type="float" office:value="95.72749658" calcext:value-type="float">
            <text:p>95,72749658</text:p>
          </table:table-cell>
        </table:table-row>
        <table:table-row table:style-name="ro1">
          <table:table-cell office:value-type="float" office:value="1624627277.32078" calcext:value-type="float">
            <text:p>1624627277,32078</text:p>
          </table:table-cell>
          <table:table-cell table:formula="of:=ROUND([.A521]-[$menor.$A$1];1)" office:value-type="float" office:value="58.4" calcext:value-type="float">
            <text:p>58,4</text:p>
          </table:table-cell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2.00001104" calcext:value-type="float">
            <text:p>2,00001104</text:p>
          </table:table-cell>
          <table:table-cell office:value-type="float" office:value="95.72749658" calcext:value-type="float">
            <text:p>95,72749658</text:p>
          </table:table-cell>
        </table:table-row>
        <table:table-row table:style-name="ro1">
          <table:table-cell office:value-type="float" office:value="1624627277.42078" calcext:value-type="float">
            <text:p>1624627277,42078</text:p>
          </table:table-cell>
          <table:table-cell table:formula="of:=ROUND([.A522]-[$menor.$A$1];1)" office:value-type="float" office:value="58.5" calcext:value-type="float">
            <text:p>58,5</text:p>
          </table:table-cell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2.00001104" calcext:value-type="float">
            <text:p>2,00001104</text:p>
          </table:table-cell>
          <table:table-cell office:value-type="float" office:value="95.72749658" calcext:value-type="float">
            <text:p>95,72749658</text:p>
          </table:table-cell>
        </table:table-row>
        <table:table-row table:style-name="ro1">
          <table:table-cell office:value-type="float" office:value="1624627277.52078" calcext:value-type="float">
            <text:p>1624627277,52078</text:p>
          </table:table-cell>
          <table:table-cell table:formula="of:=ROUND([.A523]-[$menor.$A$1];1)" office:value-type="float" office:value="58.6" calcext:value-type="float">
            <text:p>58,6</text:p>
          </table:table-cell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2.00001104" calcext:value-type="float">
            <text:p>2,00001104</text:p>
          </table:table-cell>
          <table:table-cell office:value-type="float" office:value="95.72749658" calcext:value-type="float">
            <text:p>95,72749658</text:p>
          </table:table-cell>
        </table:table-row>
        <table:table-row table:style-name="ro1">
          <table:table-cell office:value-type="float" office:value="1624627277.62073" calcext:value-type="float">
            <text:p>1624627277,62073</text:p>
          </table:table-cell>
          <table:table-cell table:formula="of:=ROUND([.A524]-[$menor.$A$1];1)" office:value-type="float" office:value="58.7" calcext:value-type="float">
            <text:p>58,7</text:p>
          </table:table-cell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2.00001104" calcext:value-type="float">
            <text:p>2,00001104</text:p>
          </table:table-cell>
          <table:table-cell office:value-type="float" office:value="95.72749658" calcext:value-type="float">
            <text:p>95,72749658</text:p>
          </table:table-cell>
        </table:table-row>
        <table:table-row table:style-name="ro1">
          <table:table-cell office:value-type="float" office:value="1624627277.72078" calcext:value-type="float">
            <text:p>1624627277,72078</text:p>
          </table:table-cell>
          <table:table-cell table:formula="of:=ROUND([.A525]-[$menor.$A$1];1)" office:value-type="float" office:value="58.8" calcext:value-type="float">
            <text:p>58,8</text:p>
          </table:table-cell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2.00001104" calcext:value-type="float">
            <text:p>2,00001104</text:p>
          </table:table-cell>
          <table:table-cell office:value-type="float" office:value="95.72749658" calcext:value-type="float">
            <text:p>95,72749658</text:p>
          </table:table-cell>
        </table:table-row>
        <table:table-row table:style-name="ro1">
          <table:table-cell office:value-type="float" office:value="1624627277.82077" calcext:value-type="float">
            <text:p>1624627277,82077</text:p>
          </table:table-cell>
          <table:table-cell table:formula="of:=ROUND([.A526]-[$menor.$A$1];1)" office:value-type="float" office:value="58.9" calcext:value-type="float">
            <text:p>58,9</text:p>
          </table:table-cell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2.00001104" calcext:value-type="float">
            <text:p>2,00001104</text:p>
          </table:table-cell>
          <table:table-cell office:value-type="float" office:value="95.72749658" calcext:value-type="float">
            <text:p>95,72749658</text:p>
          </table:table-cell>
        </table:table-row>
        <table:table-row table:style-name="ro1">
          <table:table-cell office:value-type="float" office:value="1624627277.92078" calcext:value-type="float">
            <text:p>1624627277,92078</text:p>
          </table:table-cell>
          <table:table-cell table:formula="of:=ROUND([.A527]-[$menor.$A$1];1)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2.00001104" calcext:value-type="float">
            <text:p>2,00001104</text:p>
          </table:table-cell>
          <table:table-cell office:value-type="float" office:value="95.72749658" calcext:value-type="float">
            <text:p>95,72749658</text:p>
          </table:table-cell>
        </table:table-row>
        <table:table-row table:style-name="ro1">
          <table:table-cell office:value-type="float" office:value="1624627278.02077" calcext:value-type="float">
            <text:p>1624627278,02077</text:p>
          </table:table-cell>
          <table:table-cell table:formula="of:=ROUND([.A528]-[$menor.$A$1];1)" office:value-type="float" office:value="59.1" calcext:value-type="float">
            <text:p>59,1</text:p>
          </table:table-cell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2.00001104" calcext:value-type="float">
            <text:p>2,00001104</text:p>
          </table:table-cell>
          <table:table-cell office:value-type="float" office:value="95.72749658" calcext:value-type="float">
            <text:p>95,72749658</text:p>
          </table:table-cell>
        </table:table-row>
        <table:table-row table:style-name="ro1">
          <table:table-cell office:value-type="float" office:value="1624627278.12077" calcext:value-type="float">
            <text:p>1624627278,12077</text:p>
          </table:table-cell>
          <table:table-cell table:formula="of:=ROUND([.A529]-[$menor.$A$1];1)" office:value-type="float" office:value="59.2" calcext:value-type="float">
            <text:p>59,2</text:p>
          </table:table-cell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2.00098104" calcext:value-type="float">
            <text:p>2,00098104</text:p>
          </table:table-cell>
          <table:table-cell office:value-type="float" office:value="95.72749658" calcext:value-type="float">
            <text:p>95,72749658</text:p>
          </table:table-cell>
        </table:table-row>
        <table:table-row table:style-name="ro1">
          <table:table-cell office:value-type="float" office:value="1624627278.22077" calcext:value-type="float">
            <text:p>1624627278,22077</text:p>
          </table:table-cell>
          <table:table-cell table:formula="of:=ROUND([.A530]-[$menor.$A$1];1)" office:value-type="float" office:value="59.3" calcext:value-type="float">
            <text:p>59,3</text:p>
          </table:table-cell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1" calcext:value-type="float">
            <text:p>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1.99999815" calcext:value-type="float">
            <text:p>1,99999815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78.32074" calcext:value-type="float">
            <text:p>1624627278,32074</text:p>
          </table:table-cell>
          <table:table-cell table:formula="of:=ROUND([.A531]-[$menor.$A$1];1)" office:value-type="float" office:value="59.4" calcext:value-type="float">
            <text:p>59,4</text:p>
          </table:table-cell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1" calcext:value-type="float">
            <text:p>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1.99999815" calcext:value-type="float">
            <text:p>1,99999815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78.42077" calcext:value-type="float">
            <text:p>1624627278,42077</text:p>
          </table:table-cell>
          <table:table-cell table:formula="of:=ROUND([.A532]-[$menor.$A$1];1)" office:value-type="float" office:value="59.5" calcext:value-type="float">
            <text:p>59,5</text:p>
          </table:table-cell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1" calcext:value-type="float">
            <text:p>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1.99999815" calcext:value-type="float">
            <text:p>1,99999815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78.52078" calcext:value-type="float">
            <text:p>1624627278,52078</text:p>
          </table:table-cell>
          <table:table-cell table:formula="of:=ROUND([.A533]-[$menor.$A$1];1)" office:value-type="float" office:value="59.6" calcext:value-type="float">
            <text:p>59,6</text:p>
          </table:table-cell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1" calcext:value-type="float">
            <text:p>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1.99999815" calcext:value-type="float">
            <text:p>1,99999815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78.62078" calcext:value-type="float">
            <text:p>1624627278,62078</text:p>
          </table:table-cell>
          <table:table-cell table:formula="of:=ROUND([.A534]-[$menor.$A$1];1)" office:value-type="float" office:value="59.7" calcext:value-type="float">
            <text:p>59,7</text:p>
          </table:table-cell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1" calcext:value-type="float">
            <text:p>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1.99999815" calcext:value-type="float">
            <text:p>1,99999815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78.72078" calcext:value-type="float">
            <text:p>1624627278,72078</text:p>
          </table:table-cell>
          <table:table-cell table:formula="of:=ROUND([.A535]-[$menor.$A$1];1)" office:value-type="float" office:value="59.8" calcext:value-type="float">
            <text:p>59,8</text:p>
          </table:table-cell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1" calcext:value-type="float">
            <text:p>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1.99999815" calcext:value-type="float">
            <text:p>1,99999815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78.82078" calcext:value-type="float">
            <text:p>1624627278,82078</text:p>
          </table:table-cell>
          <table:table-cell table:formula="of:=ROUND([.A536]-[$menor.$A$1];1)" office:value-type="float" office:value="59.9" calcext:value-type="float">
            <text:p>59,9</text:p>
          </table:table-cell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1" calcext:value-type="float">
            <text:p>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1.99999815" calcext:value-type="float">
            <text:p>1,99999815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78.92075" calcext:value-type="float">
            <text:p>1624627278,92075</text:p>
          </table:table-cell>
          <table:table-cell table:formula="of:=ROUND([.A537]-[$menor.$A$1];1)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1" calcext:value-type="float">
            <text:p>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1.99999815" calcext:value-type="float">
            <text:p>1,99999815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79.02075" calcext:value-type="float">
            <text:p>1624627279,02075</text:p>
          </table:table-cell>
          <table:table-cell table:formula="of:=ROUND([.A538]-[$menor.$A$1];1)" office:value-type="float" office:value="60.1" calcext:value-type="float">
            <text:p>60,1</text:p>
          </table:table-cell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1" calcext:value-type="float">
            <text:p>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1.99999815" calcext:value-type="float">
            <text:p>1,99999815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79.12073" calcext:value-type="float">
            <text:p>1624627279,12073</text:p>
          </table:table-cell>
          <table:table-cell table:formula="of:=ROUND([.A539]-[$menor.$A$1];1)" office:value-type="float" office:value="60.2" calcext:value-type="float">
            <text:p>60,2</text:p>
          </table:table-cell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1" calcext:value-type="float">
            <text:p>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2.00145315" calcext:value-type="float">
            <text:p>2,00145315</text:p>
          </table:table-cell>
          <table:table-cell office:value-type="float" office:value="96.72749658" calcext:value-type="float">
            <text:p>96,72749658</text:p>
          </table:table-cell>
        </table:table-row>
        <table:table-row table:style-name="ro1">
          <table:table-cell office:value-type="float" office:value="1624627279.2208" calcext:value-type="float">
            <text:p>1624627279,2208</text:p>
          </table:table-cell>
          <table:table-cell table:formula="of:=ROUND([.A540]-[$menor.$A$1];1)" office:value-type="float" office:value="60.3" calcext:value-type="float">
            <text:p>60,3</text:p>
          </table:table-cell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2" calcext:value-type="float">
            <text:p>2</text:p>
          </table:table-cell>
          <table:table-cell office:value-type="float" office:value="-0.00022404" calcext:value-type="float">
            <text:p>-0,00022404</text:p>
          </table:table-cell>
          <table:table-cell office:value-type="float" office:value="1.99996808" calcext:value-type="float">
            <text:p>1,99996808</text:p>
          </table:table-cell>
          <table:table-cell office:value-type="float" office:value="98.69178455" calcext:value-type="float">
            <text:p>98,69178455</text:p>
          </table:table-cell>
        </table:table-row>
        <table:table-row table:style-name="ro1">
          <table:table-cell office:value-type="float" office:value="1624627279.32079" calcext:value-type="float">
            <text:p>1624627279,32079</text:p>
          </table:table-cell>
          <table:table-cell table:formula="of:=ROUND([.A541]-[$menor.$A$1];1)" office:value-type="float" office:value="60.4" calcext:value-type="float">
            <text:p>60,4</text:p>
          </table:table-cell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1" calcext:value-type="float">
            <text:p>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1.99999571" calcext:value-type="float">
            <text:p>1,99999571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79.42077" calcext:value-type="float">
            <text:p>1624627279,42077</text:p>
          </table:table-cell>
          <table:table-cell table:formula="of:=ROUND([.A542]-[$menor.$A$1];1)" office:value-type="float" office:value="60.5" calcext:value-type="float">
            <text:p>60,5</text:p>
          </table:table-cell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1" calcext:value-type="float">
            <text:p>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1.99999571" calcext:value-type="float">
            <text:p>1,99999571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79.52075" calcext:value-type="float">
            <text:p>1624627279,52075</text:p>
          </table:table-cell>
          <table:table-cell table:formula="of:=ROUND([.A543]-[$menor.$A$1];1)" office:value-type="float" office:value="60.6" calcext:value-type="float">
            <text:p>60,6</text:p>
          </table:table-cell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1" calcext:value-type="float">
            <text:p>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1.99999571" calcext:value-type="float">
            <text:p>1,99999571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79.62077" calcext:value-type="float">
            <text:p>1624627279,62077</text:p>
          </table:table-cell>
          <table:table-cell table:formula="of:=ROUND([.A544]-[$menor.$A$1];1)" office:value-type="float" office:value="60.7" calcext:value-type="float">
            <text:p>60,7</text:p>
          </table:table-cell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1" calcext:value-type="float">
            <text:p>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1.99999571" calcext:value-type="float">
            <text:p>1,99999571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79.72081" calcext:value-type="float">
            <text:p>1624627279,72081</text:p>
          </table:table-cell>
          <table:table-cell table:formula="of:=ROUND([.A545]-[$menor.$A$1];1)" office:value-type="float" office:value="60.8" calcext:value-type="float">
            <text:p>60,8</text:p>
          </table:table-cell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1" calcext:value-type="float">
            <text:p>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1.99999571" calcext:value-type="float">
            <text:p>1,99999571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79.82079" calcext:value-type="float">
            <text:p>1624627279,82079</text:p>
          </table:table-cell>
          <table:table-cell table:formula="of:=ROUND([.A546]-[$menor.$A$1];1)" office:value-type="float" office:value="60.9" calcext:value-type="float">
            <text:p>60,9</text:p>
          </table:table-cell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1" calcext:value-type="float">
            <text:p>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1.99999571" calcext:value-type="float">
            <text:p>1,99999571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79.92081" calcext:value-type="float">
            <text:p>1624627279,92081</text:p>
          </table:table-cell>
          <table:table-cell table:formula="of:=ROUND([.A547]-[$menor.$A$1];1)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1" calcext:value-type="float">
            <text:p>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1.99999571" calcext:value-type="float">
            <text:p>1,99999571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80.02079" calcext:value-type="float">
            <text:p>1624627280,02079</text:p>
          </table:table-cell>
          <table:table-cell table:formula="of:=ROUND([.A548]-[$menor.$A$1];1)" office:value-type="float" office:value="61.1" calcext:value-type="float">
            <text:p>61,1</text:p>
          </table:table-cell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1" calcext:value-type="float">
            <text:p>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1.99999571" calcext:value-type="float">
            <text:p>1,99999571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80.1208" calcext:value-type="float">
            <text:p>1624627280,1208</text:p>
          </table:table-cell>
          <table:table-cell table:formula="of:=ROUND([.A549]-[$menor.$A$1];1)" office:value-type="float" office:value="61.2" calcext:value-type="float">
            <text:p>61,2</text:p>
          </table:table-cell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1" calcext:value-type="float">
            <text:p>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2.00096571" calcext:value-type="float">
            <text:p>2,00096571</text:p>
          </table:table-cell>
          <table:table-cell office:value-type="float" office:value="97.69178455" calcext:value-type="float">
            <text:p>97,69178455</text:p>
          </table:table-cell>
        </table:table-row>
        <table:table-row table:style-name="ro1">
          <table:table-cell office:value-type="float" office:value="1624627280.22081" calcext:value-type="float">
            <text:p>1624627280,22081</text:p>
          </table:table-cell>
          <table:table-cell table:formula="of:=ROUND([.A550]-[$menor.$A$1];1)" office:value-type="float" office:value="61.3" calcext:value-type="float">
            <text:p>61,3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2" calcext:value-type="float">
            <text:p>2</text:p>
          </table:table-cell>
          <table:table-cell office:value-type="float" office:value="-0.00026277" calcext:value-type="float">
            <text:p>-0,00026277</text:p>
          </table:table-cell>
          <table:table-cell office:value-type="float" office:value="1.99995841" calcext:value-type="float">
            <text:p>1,99995841</text:p>
          </table:table-cell>
          <table:table-cell office:value-type="float" office:value="99.74373506" calcext:value-type="float">
            <text:p>99,74373506</text:p>
          </table:table-cell>
        </table:table-row>
        <table:table-row table:style-name="ro1">
          <table:table-cell office:value-type="float" office:value="1624627280.3208" calcext:value-type="float">
            <text:p>1624627280,3208</text:p>
          </table:table-cell>
          <table:table-cell table:formula="of:=ROUND([.A551]-[$menor.$A$1];1)" office:value-type="float" office:value="61.4" calcext:value-type="float">
            <text:p>61,4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2.00001227" calcext:value-type="float">
            <text:p>2,00001227</text:p>
          </table:table-cell>
          <table:table-cell office:value-type="float" office:value="97.74373506" calcext:value-type="float">
            <text:p>97,74373506</text:p>
          </table:table-cell>
        </table:table-row>
        <table:table-row table:style-name="ro1">
          <table:table-cell office:value-type="float" office:value="1624627280.4208" calcext:value-type="float">
            <text:p>1624627280,4208</text:p>
          </table:table-cell>
          <table:table-cell table:formula="of:=ROUND([.A552]-[$menor.$A$1];1)" office:value-type="float" office:value="61.5" calcext:value-type="float">
            <text:p>61,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2.00001227" calcext:value-type="float">
            <text:p>2,00001227</text:p>
          </table:table-cell>
          <table:table-cell office:value-type="float" office:value="97.74373506" calcext:value-type="float">
            <text:p>97,74373506</text:p>
          </table:table-cell>
        </table:table-row>
        <table:table-row table:style-name="ro1">
          <table:table-cell office:value-type="float" office:value="1624627280.52083" calcext:value-type="float">
            <text:p>1624627280,52083</text:p>
          </table:table-cell>
          <table:table-cell table:formula="of:=ROUND([.A553]-[$menor.$A$1];1)" office:value-type="float" office:value="61.6" calcext:value-type="float">
            <text:p>61,6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2.00001227" calcext:value-type="float">
            <text:p>2,00001227</text:p>
          </table:table-cell>
          <table:table-cell office:value-type="float" office:value="97.74373506" calcext:value-type="float">
            <text:p>97,74373506</text:p>
          </table:table-cell>
        </table:table-row>
        <table:table-row table:style-name="ro1">
          <table:table-cell office:value-type="float" office:value="1624627280.62078" calcext:value-type="float">
            <text:p>1624627280,62078</text:p>
          </table:table-cell>
          <table:table-cell table:formula="of:=ROUND([.A554]-[$menor.$A$1];1)" office:value-type="float" office:value="61.7" calcext:value-type="float">
            <text:p>61,7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2.00001227" calcext:value-type="float">
            <text:p>2,00001227</text:p>
          </table:table-cell>
          <table:table-cell office:value-type="float" office:value="97.74373506" calcext:value-type="float">
            <text:p>97,74373506</text:p>
          </table:table-cell>
        </table:table-row>
        <table:table-row table:style-name="ro1">
          <table:table-cell office:value-type="float" office:value="1624627280.72078" calcext:value-type="float">
            <text:p>1624627280,72078</text:p>
          </table:table-cell>
          <table:table-cell table:formula="of:=ROUND([.A555]-[$menor.$A$1];1)" office:value-type="float" office:value="61.8" calcext:value-type="float">
            <text:p>61,8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2.00001227" calcext:value-type="float">
            <text:p>2,00001227</text:p>
          </table:table-cell>
          <table:table-cell office:value-type="float" office:value="97.74373506" calcext:value-type="float">
            <text:p>97,74373506</text:p>
          </table:table-cell>
        </table:table-row>
        <table:table-row table:style-name="ro1">
          <table:table-cell office:value-type="float" office:value="1624627280.8208" calcext:value-type="float">
            <text:p>1624627280,8208</text:p>
          </table:table-cell>
          <table:table-cell table:formula="of:=ROUND([.A556]-[$menor.$A$1];1)" office:value-type="float" office:value="61.9" calcext:value-type="float">
            <text:p>61,9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2.00001227" calcext:value-type="float">
            <text:p>2,00001227</text:p>
          </table:table-cell>
          <table:table-cell office:value-type="float" office:value="97.74373506" calcext:value-type="float">
            <text:p>97,74373506</text:p>
          </table:table-cell>
        </table:table-row>
        <table:table-row table:style-name="ro1">
          <table:table-cell office:value-type="float" office:value="1624627280.92082" calcext:value-type="float">
            <text:p>1624627280,92082</text:p>
          </table:table-cell>
          <table:table-cell table:formula="of:=ROUND([.A557]-[$menor.$A$1];1)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2.00001227" calcext:value-type="float">
            <text:p>2,00001227</text:p>
          </table:table-cell>
          <table:table-cell office:value-type="float" office:value="97.74373506" calcext:value-type="float">
            <text:p>97,74373506</text:p>
          </table:table-cell>
        </table:table-row>
        <table:table-row table:style-name="ro1">
          <table:table-cell office:value-type="float" office:value="1624627281.02081" calcext:value-type="float">
            <text:p>1624627281,02081</text:p>
          </table:table-cell>
          <table:table-cell table:formula="of:=ROUND([.A558]-[$menor.$A$1];1)" office:value-type="float" office:value="62.1" calcext:value-type="float">
            <text:p>62,1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2.00001227" calcext:value-type="float">
            <text:p>2,00001227</text:p>
          </table:table-cell>
          <table:table-cell office:value-type="float" office:value="97.74373506" calcext:value-type="float">
            <text:p>97,74373506</text:p>
          </table:table-cell>
        </table:table-row>
        <table:table-row table:style-name="ro1">
          <table:table-cell office:value-type="float" office:value="1624627281.12077" calcext:value-type="float">
            <text:p>1624627281,12077</text:p>
          </table:table-cell>
          <table:table-cell table:formula="of:=ROUND([.A559]-[$menor.$A$1];1)" office:value-type="float" office:value="62.2" calcext:value-type="float">
            <text:p>62,2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2.00098227" calcext:value-type="float">
            <text:p>2,00098227</text:p>
          </table:table-cell>
          <table:table-cell office:value-type="float" office:value="97.74373506" calcext:value-type="float">
            <text:p>97,74373506</text:p>
          </table:table-cell>
        </table:table-row>
        <table:table-row table:style-name="ro1">
          <table:table-cell office:value-type="float" office:value="1624627281.22079" calcext:value-type="float">
            <text:p>1624627281,22079</text:p>
          </table:table-cell>
          <table:table-cell table:formula="of:=ROUND([.A560]-[$menor.$A$1];1)" office:value-type="float" office:value="62.3" calcext:value-type="float">
            <text:p>62,3</text:p>
          </table:table-cell>
          <table:table-cell office:value-type="float" office:value="1" calcext:value-type="float">
            <text:p>1</text:p>
          </table:table-cell>
          <table:table-cell office:value-type="float" office:value="0.0091909" calcext:value-type="float">
            <text:p>0,0091909</text:p>
          </table:table-cell>
          <table:table-cell office:value-type="float" office:value="1" calcext:value-type="float">
            <text:p>1</text:p>
          </table:table-cell>
          <table:table-cell office:value-type="float" office:value="0.00005784" calcext:value-type="float">
            <text:p>5,784E-05</text:p>
          </table:table-cell>
          <table:table-cell office:value-type="float" office:value="2.00000908" calcext:value-type="float">
            <text:p>2,00000908</text:p>
          </table:table-cell>
          <table:table-cell office:value-type="float" office:value="98.74373506" calcext:value-type="float">
            <text:p>98,74373506</text:p>
          </table:table-cell>
        </table:table-row>
        <table:table-row table:style-name="ro1">
          <table:table-cell office:value-type="float" office:value="1624627281.32081" calcext:value-type="float">
            <text:p>1624627281,32081</text:p>
          </table:table-cell>
          <table:table-cell table:formula="of:=ROUND([.A561]-[$menor.$A$1];1)" office:value-type="float" office:value="62.4" calcext:value-type="float">
            <text:p>62,4</text:p>
          </table:table-cell>
          <table:table-cell office:value-type="float" office:value="1" calcext:value-type="float">
            <text:p>1</text:p>
          </table:table-cell>
          <table:table-cell office:value-type="float" office:value="0.0091909" calcext:value-type="float">
            <text:p>0,0091909</text:p>
          </table:table-cell>
          <table:table-cell office:value-type="float" office:value="1" calcext:value-type="float">
            <text:p>1</text:p>
          </table:table-cell>
          <table:table-cell office:value-type="float" office:value="0.00005784" calcext:value-type="float">
            <text:p>5,784E-05</text:p>
          </table:table-cell>
          <table:table-cell office:value-type="float" office:value="2.00000908" calcext:value-type="float">
            <text:p>2,00000908</text:p>
          </table:table-cell>
          <table:table-cell office:value-type="float" office:value="98.74373506" calcext:value-type="float">
            <text:p>98,74373506</text:p>
          </table:table-cell>
        </table:table-row>
        <table:table-row table:style-name="ro1">
          <table:table-cell office:value-type="float" office:value="1624627281.4208" calcext:value-type="float">
            <text:p>1624627281,4208</text:p>
          </table:table-cell>
          <table:table-cell table:formula="of:=ROUND([.A562]-[$menor.$A$1];1)" office:value-type="float" office:value="62.5" calcext:value-type="float">
            <text:p>62,5</text:p>
          </table:table-cell>
          <table:table-cell office:value-type="float" office:value="1" calcext:value-type="float">
            <text:p>1</text:p>
          </table:table-cell>
          <table:table-cell office:value-type="float" office:value="0.0091909" calcext:value-type="float">
            <text:p>0,0091909</text:p>
          </table:table-cell>
          <table:table-cell office:value-type="float" office:value="1" calcext:value-type="float">
            <text:p>1</text:p>
          </table:table-cell>
          <table:table-cell office:value-type="float" office:value="0.00005784" calcext:value-type="float">
            <text:p>5,784E-05</text:p>
          </table:table-cell>
          <table:table-cell office:value-type="float" office:value="2.00000908" calcext:value-type="float">
            <text:p>2,00000908</text:p>
          </table:table-cell>
          <table:table-cell office:value-type="float" office:value="98.74373506" calcext:value-type="float">
            <text:p>98,74373506</text:p>
          </table:table-cell>
        </table:table-row>
        <table:table-row table:style-name="ro1">
          <table:table-cell office:value-type="float" office:value="1624627281.5208" calcext:value-type="float">
            <text:p>1624627281,5208</text:p>
          </table:table-cell>
          <table:table-cell table:formula="of:=ROUND([.A563]-[$menor.$A$1];1)" office:value-type="float" office:value="62.6" calcext:value-type="float">
            <text:p>62,6</text:p>
          </table:table-cell>
          <table:table-cell office:value-type="float" office:value="1" calcext:value-type="float">
            <text:p>1</text:p>
          </table:table-cell>
          <table:table-cell office:value-type="float" office:value="0.0091909" calcext:value-type="float">
            <text:p>0,0091909</text:p>
          </table:table-cell>
          <table:table-cell office:value-type="float" office:value="1" calcext:value-type="float">
            <text:p>1</text:p>
          </table:table-cell>
          <table:table-cell office:value-type="float" office:value="0.00005784" calcext:value-type="float">
            <text:p>5,784E-05</text:p>
          </table:table-cell>
          <table:table-cell office:value-type="float" office:value="2.00000908" calcext:value-type="float">
            <text:p>2,00000908</text:p>
          </table:table-cell>
          <table:table-cell office:value-type="float" office:value="98.74373506" calcext:value-type="float">
            <text:p>98,74373506</text:p>
          </table:table-cell>
        </table:table-row>
        <table:table-row table:style-name="ro1">
          <table:table-cell office:value-type="float" office:value="1624627281.62082" calcext:value-type="float">
            <text:p>1624627281,62082</text:p>
          </table:table-cell>
          <table:table-cell table:formula="of:=ROUND([.A564]-[$menor.$A$1];1)" office:value-type="float" office:value="62.7" calcext:value-type="float">
            <text:p>62,7</text:p>
          </table:table-cell>
          <table:table-cell office:value-type="float" office:value="1" calcext:value-type="float">
            <text:p>1</text:p>
          </table:table-cell>
          <table:table-cell office:value-type="float" office:value="0.0091909" calcext:value-type="float">
            <text:p>0,0091909</text:p>
          </table:table-cell>
          <table:table-cell office:value-type="float" office:value="1" calcext:value-type="float">
            <text:p>1</text:p>
          </table:table-cell>
          <table:table-cell office:value-type="float" office:value="0.00005784" calcext:value-type="float">
            <text:p>5,784E-05</text:p>
          </table:table-cell>
          <table:table-cell office:value-type="float" office:value="2.00000908" calcext:value-type="float">
            <text:p>2,00000908</text:p>
          </table:table-cell>
          <table:table-cell office:value-type="float" office:value="98.74373506" calcext:value-type="float">
            <text:p>98,74373506</text:p>
          </table:table-cell>
        </table:table-row>
        <table:table-row table:style-name="ro1">
          <table:table-cell office:value-type="float" office:value="1624627281.7208" calcext:value-type="float">
            <text:p>1624627281,7208</text:p>
          </table:table-cell>
          <table:table-cell table:formula="of:=ROUND([.A565]-[$menor.$A$1];1)" office:value-type="float" office:value="62.8" calcext:value-type="float">
            <text:p>62,8</text:p>
          </table:table-cell>
          <table:table-cell office:value-type="float" office:value="1" calcext:value-type="float">
            <text:p>1</text:p>
          </table:table-cell>
          <table:table-cell office:value-type="float" office:value="0.0091909" calcext:value-type="float">
            <text:p>0,0091909</text:p>
          </table:table-cell>
          <table:table-cell office:value-type="float" office:value="1" calcext:value-type="float">
            <text:p>1</text:p>
          </table:table-cell>
          <table:table-cell office:value-type="float" office:value="-0.00139716" calcext:value-type="float">
            <text:p>-0,00139716</text:p>
          </table:table-cell>
          <table:table-cell office:value-type="float" office:value="2.00000908" calcext:value-type="float">
            <text:p>2,00000908</text:p>
          </table:table-cell>
          <table:table-cell office:value-type="float" office:value="98.74373506" calcext:value-type="float">
            <text:p>98,74373506</text:p>
          </table:table-cell>
        </table:table-row>
        <table:table-row table:style-name="ro1">
          <table:table-cell office:value-type="float" office:value="1624627281.8208" calcext:value-type="float">
            <text:p>1624627281,8208</text:p>
          </table:table-cell>
          <table:table-cell table:formula="of:=ROUND([.A566]-[$menor.$A$1];1)" office:value-type="float" office:value="62.9" calcext:value-type="float">
            <text:p>62,9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-8" calcext:value-type="float">
            <text:p>-8</text:p>
          </table:table-cell>
          <table:table-cell office:value-type="float" office:value="0.00004059" calcext:value-type="float">
            <text:p>4,059E-05</text:p>
          </table:table-cell>
          <table:table-cell office:value-type="float" office:value="1.99999991" calcext:value-type="float">
            <text:p>1,99999991</text:p>
          </table:table-cell>
          <table:table-cell office:value-type="float" office:value="89.74373506" calcext:value-type="float">
            <text:p>89,74373506</text:p>
          </table:table-cell>
        </table:table-row>
        <table:table-row table:style-name="ro1">
          <table:table-cell office:value-type="float" office:value="1624627281.92081" calcext:value-type="float">
            <text:p>1624627281,92081</text:p>
          </table:table-cell>
          <table:table-cell table:formula="of:=ROUND([.A567]-[$menor.$A$1];1)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-8" calcext:value-type="float">
            <text:p>-8</text:p>
          </table:table-cell>
          <table:table-cell office:value-type="float" office:value="0.00004059" calcext:value-type="float">
            <text:p>4,059E-05</text:p>
          </table:table-cell>
          <table:table-cell office:value-type="float" office:value="1.99999991" calcext:value-type="float">
            <text:p>1,99999991</text:p>
          </table:table-cell>
          <table:table-cell office:value-type="float" office:value="89.74373506" calcext:value-type="float">
            <text:p>89,74373506</text:p>
          </table:table-cell>
        </table:table-row>
        <table:table-row table:style-name="ro1">
          <table:table-cell office:value-type="float" office:value="1624627282.0208" calcext:value-type="float">
            <text:p>1624627282,0208</text:p>
          </table:table-cell>
          <table:table-cell table:formula="of:=ROUND([.A568]-[$menor.$A$1];1)" office:value-type="float" office:value="63.1" calcext:value-type="float">
            <text:p>63,1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-8" calcext:value-type="float">
            <text:p>-8</text:p>
          </table:table-cell>
          <table:table-cell office:value-type="float" office:value="0.00004059" calcext:value-type="float">
            <text:p>4,059E-05</text:p>
          </table:table-cell>
          <table:table-cell office:value-type="float" office:value="1.99999991" calcext:value-type="float">
            <text:p>1,99999991</text:p>
          </table:table-cell>
          <table:table-cell office:value-type="float" office:value="89.74373506" calcext:value-type="float">
            <text:p>89,74373506</text:p>
          </table:table-cell>
        </table:table-row>
        <table:table-row table:style-name="ro1">
          <table:table-cell office:value-type="float" office:value="1624627282.12082" calcext:value-type="float">
            <text:p>1624627282,12082</text:p>
          </table:table-cell>
          <table:table-cell table:formula="of:=ROUND([.A569]-[$menor.$A$1];1)" office:value-type="float" office:value="63.2" calcext:value-type="float">
            <text:p>63,2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-8" calcext:value-type="float">
            <text:p>-8</text:p>
          </table:table-cell>
          <table:table-cell office:value-type="float" office:value="-0.00011214" calcext:value-type="float">
            <text:p>-0,00011214</text:p>
          </table:table-cell>
          <table:table-cell office:value-type="float" office:value="2.00096931" calcext:value-type="float">
            <text:p>2,00096931</text:p>
          </table:table-cell>
          <table:table-cell office:value-type="float" office:value="90.70802303" calcext:value-type="float">
            <text:p>90,70802303</text:p>
          </table:table-cell>
        </table:table-row>
        <table:table-row table:style-name="ro1">
          <table:table-cell office:value-type="float" office:value="1624627282.22081" calcext:value-type="float">
            <text:p>1624627282,22081</text:p>
          </table:table-cell>
          <table:table-cell table:formula="of:=ROUND([.A570]-[$menor.$A$1];1)" office:value-type="float" office:value="63.3" calcext:value-type="float">
            <text:p>63,3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-9" calcext:value-type="float">
            <text:p>-9</text:p>
          </table:table-cell>
          <table:table-cell office:value-type="float" office:value="0.0000413" calcext:value-type="float">
            <text:p>4,13E-05</text:p>
          </table:table-cell>
          <table:table-cell office:value-type="float" office:value="1.99999989" calcext:value-type="float">
            <text:p>1,99999989</text:p>
          </table:table-cell>
          <table:table-cell office:value-type="float" office:value="89.70802303" calcext:value-type="float">
            <text:p>89,70802303</text:p>
          </table:table-cell>
        </table:table-row>
        <table:table-row table:style-name="ro1">
          <table:table-cell office:value-type="float" office:value="1624627282.3208" calcext:value-type="float">
            <text:p>1624627282,3208</text:p>
          </table:table-cell>
          <table:table-cell table:formula="of:=ROUND([.A571]-[$menor.$A$1];1)" office:value-type="float" office:value="63.4" calcext:value-type="float">
            <text:p>63,4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-9" calcext:value-type="float">
            <text:p>-9</text:p>
          </table:table-cell>
          <table:table-cell office:value-type="float" office:value="0.0001777" calcext:value-type="float">
            <text:p>0,0001777</text:p>
          </table:table-cell>
          <table:table-cell office:value-type="float" office:value="1.99999805" calcext:value-type="float">
            <text:p>1,99999805</text:p>
          </table:table-cell>
          <table:table-cell office:value-type="float" office:value="88.74373506" calcext:value-type="float">
            <text:p>88,74373506</text:p>
          </table:table-cell>
        </table:table-row>
        <table:table-row table:style-name="ro1">
          <table:table-cell office:value-type="float" office:value="1624627282.42082" calcext:value-type="float">
            <text:p>1624627282,42082</text:p>
          </table:table-cell>
          <table:table-cell table:formula="of:=ROUND([.A572]-[$menor.$A$1];1)" office:value-type="float" office:value="63.5" calcext:value-type="float">
            <text:p>63,5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-8" calcext:value-type="float">
            <text:p>-8</text:p>
          </table:table-cell>
          <table:table-cell office:value-type="float" office:value="0.00003625" calcext:value-type="float">
            <text:p>3,625E-05</text:p>
          </table:table-cell>
          <table:table-cell office:value-type="float" office:value="1.99999992" calcext:value-type="float">
            <text:p>1,99999992</text:p>
          </table:table-cell>
          <table:table-cell office:value-type="float" office:value="89.74373506" calcext:value-type="float">
            <text:p>89,74373506</text:p>
          </table:table-cell>
        </table:table-row>
        <table:table-row table:style-name="ro1">
          <table:table-cell office:value-type="float" office:value="1624627282.52081" calcext:value-type="float">
            <text:p>1624627282,52081</text:p>
          </table:table-cell>
          <table:table-cell table:formula="of:=ROUND([.A573]-[$menor.$A$1];1)" office:value-type="float" office:value="63.6" calcext:value-type="float">
            <text:p>63,6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-8" calcext:value-type="float">
            <text:p>-8</text:p>
          </table:table-cell>
          <table:table-cell office:value-type="float" office:value="0.00018504" calcext:value-type="float">
            <text:p>0,00018504</text:p>
          </table:table-cell>
          <table:table-cell office:value-type="float" office:value="1.99999789" calcext:value-type="float">
            <text:p>1,99999789</text:p>
          </table:table-cell>
          <table:table-cell office:value-type="float" office:value="88.69178455" calcext:value-type="float">
            <text:p>88,69178455</text:p>
          </table:table-cell>
        </table:table-row>
        <table:table-row table:style-name="ro1">
          <table:table-cell office:value-type="float" office:value="1624627282.62081" calcext:value-type="float">
            <text:p>1624627282,62081</text:p>
          </table:table-cell>
          <table:table-cell table:formula="of:=ROUND([.A574]-[$menor.$A$1];1)" office:value-type="float" office:value="63.7" calcext:value-type="float">
            <text:p>63,7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-7" calcext:value-type="float">
            <text:p>-7</text:p>
          </table:table-cell>
          <table:table-cell office:value-type="float" office:value="0.0000436" calcext:value-type="float">
            <text:p>4,36E-05</text:p>
          </table:table-cell>
          <table:table-cell office:value-type="float" office:value="1.99999988" calcext:value-type="float">
            <text:p>1,99999988</text:p>
          </table:table-cell>
          <table:table-cell office:value-type="float" office:value="89.69178455" calcext:value-type="float">
            <text:p>89,69178455</text:p>
          </table:table-cell>
        </table:table-row>
        <table:table-row table:style-name="ro1">
          <table:table-cell office:value-type="float" office:value="1624627282.72081" calcext:value-type="float">
            <text:p>1624627282,72081</text:p>
          </table:table-cell>
          <table:table-cell table:formula="of:=ROUND([.A575]-[$menor.$A$1];1)" office:value-type="float" office:value="63.8" calcext:value-type="float">
            <text:p>63,8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-7" calcext:value-type="float">
            <text:p>-7</text:p>
          </table:table-cell>
          <table:table-cell office:value-type="float" office:value="0.00017999" calcext:value-type="float">
            <text:p>0,00017999</text:p>
          </table:table-cell>
          <table:table-cell office:value-type="float" office:value="1.999998" calcext:value-type="float">
            <text:p>1,999998</text:p>
          </table:table-cell>
          <table:table-cell office:value-type="float" office:value="88.72749658" calcext:value-type="float">
            <text:p>88,72749658</text:p>
          </table:table-cell>
        </table:table-row>
        <table:table-row table:style-name="ro1">
          <table:table-cell office:value-type="float" office:value="1624627282.8208" calcext:value-type="float">
            <text:p>1624627282,8208</text:p>
          </table:table-cell>
          <table:table-cell table:formula="of:=ROUND([.A576]-[$menor.$A$1];1)" office:value-type="float" office:value="63.9" calcext:value-type="float">
            <text:p>63,9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-6" calcext:value-type="float">
            <text:p>-6</text:p>
          </table:table-cell>
          <table:table-cell office:value-type="float" office:value="0.00003855" calcext:value-type="float">
            <text:p>3,855E-05</text:p>
          </table:table-cell>
          <table:table-cell office:value-type="float" office:value="1.99999991" calcext:value-type="float">
            <text:p>1,99999991</text:p>
          </table:table-cell>
          <table:table-cell office:value-type="float" office:value="89.72749658" calcext:value-type="float">
            <text:p>89,72749658</text:p>
          </table:table-cell>
        </table:table-row>
        <table:table-row table:style-name="ro1">
          <table:table-cell office:value-type="float" office:value="1624627282.92081" calcext:value-type="float">
            <text:p>1624627282,92081</text:p>
          </table:table-cell>
          <table:table-cell table:formula="of:=ROUND([.A577]-[$menor.$A$1];1)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-6" calcext:value-type="float">
            <text:p>-6</text:p>
          </table:table-cell>
          <table:table-cell office:value-type="float" office:value="0.00018734" calcext:value-type="float">
            <text:p>0,00018734</text:p>
          </table:table-cell>
          <table:table-cell office:value-type="float" office:value="1.99999783" calcext:value-type="float">
            <text:p>1,99999783</text:p>
          </table:table-cell>
          <table:table-cell office:value-type="float" office:value="88.67554607" calcext:value-type="float">
            <text:p>88,67554607</text:p>
          </table:table-cell>
        </table:table-row>
        <table:table-row table:style-name="ro1">
          <table:table-cell office:value-type="float" office:value="1624627283.0208" calcext:value-type="float">
            <text:p>1624627283,0208</text:p>
          </table:table-cell>
          <table:table-cell table:formula="of:=ROUND([.A578]-[$menor.$A$1];1)" office:value-type="float" office:value="64.1" calcext:value-type="float">
            <text:p>64,1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-5" calcext:value-type="float">
            <text:p>-5</text:p>
          </table:table-cell>
          <table:table-cell office:value-type="float" office:value="0.0000459" calcext:value-type="float">
            <text:p>4,59E-05</text:p>
          </table:table-cell>
          <table:table-cell office:value-type="float" office:value="1.99999987" calcext:value-type="float">
            <text:p>1,99999987</text:p>
          </table:table-cell>
          <table:table-cell office:value-type="float" office:value="89.67554607" calcext:value-type="float">
            <text:p>89,67554607</text:p>
          </table:table-cell>
        </table:table-row>
        <table:table-row table:style-name="ro1">
          <table:table-cell office:value-type="float" office:value="1624627283.12081" calcext:value-type="float">
            <text:p>1624627283,12081</text:p>
          </table:table-cell>
          <table:table-cell table:formula="of:=ROUND([.A579]-[$menor.$A$1];1)" office:value-type="float" office:value="64.2" calcext:value-type="float">
            <text:p>64,2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-5" calcext:value-type="float">
            <text:p>-5</text:p>
          </table:table-cell>
          <table:table-cell office:value-type="float" office:value="0.00018229" calcext:value-type="float">
            <text:p>0,00018229</text:p>
          </table:table-cell>
          <table:table-cell office:value-type="float" office:value="2.00096795" calcext:value-type="float">
            <text:p>2,00096795</text:p>
          </table:table-cell>
          <table:table-cell office:value-type="float" office:value="88.7112581" calcext:value-type="float">
            <text:p>88,7112581</text:p>
          </table:table-cell>
        </table:table-row>
        <table:table-row table:style-name="ro1">
          <table:table-cell office:value-type="float" office:value="1624627283.22081" calcext:value-type="float">
            <text:p>1624627283,22081</text:p>
          </table:table-cell>
          <table:table-cell table:formula="of:=ROUND([.A580]-[$menor.$A$1];1)" office:value-type="float" office:value="64.3" calcext:value-type="float">
            <text:p>64,3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4" calcext:value-type="float">
            <text:p>-4</text:p>
          </table:table-cell>
          <table:table-cell office:value-type="float" office:value="0.00003596" calcext:value-type="float">
            <text:p>3,596E-05</text:p>
          </table:table-cell>
          <table:table-cell office:value-type="float" office:value="1.99999991" calcext:value-type="float">
            <text:p>1,99999991</text:p>
          </table:table-cell>
          <table:table-cell office:value-type="float" office:value="89.7112581" calcext:value-type="float">
            <text:p>89,7112581</text:p>
          </table:table-cell>
        </table:table-row>
        <table:table-row table:style-name="ro1">
          <table:table-cell office:value-type="float" office:value="1624627283.3208" calcext:value-type="float">
            <text:p>1624627283,3208</text:p>
          </table:table-cell>
          <table:table-cell table:formula="of:=ROUND([.A581]-[$menor.$A$1];1)" office:value-type="float" office:value="64.4" calcext:value-type="float">
            <text:p>64,4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4" calcext:value-type="float">
            <text:p>-4</text:p>
          </table:table-cell>
          <table:table-cell office:value-type="float" office:value="0.00015603" calcext:value-type="float">
            <text:p>0,00015603</text:p>
          </table:table-cell>
          <table:table-cell office:value-type="float" office:value="1.99999829" calcext:value-type="float">
            <text:p>1,99999829</text:p>
          </table:table-cell>
          <table:table-cell office:value-type="float" office:value="88.74697013" calcext:value-type="float">
            <text:p>88,74697013</text:p>
          </table:table-cell>
        </table:table-row>
        <table:table-row table:style-name="ro1">
          <table:table-cell office:value-type="float" office:value="1624627283.42079" calcext:value-type="float">
            <text:p>1624627283,42079</text:p>
          </table:table-cell>
          <table:table-cell table:formula="of:=ROUND([.A582]-[$menor.$A$1];1)" office:value-type="float" office:value="64.5" calcext:value-type="float">
            <text:p>64,5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3" calcext:value-type="float">
            <text:p>-3</text:p>
          </table:table-cell>
          <table:table-cell office:value-type="float" office:value="0.00003151" calcext:value-type="float">
            <text:p>3,151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74697013" calcext:value-type="float">
            <text:p>89,74697013</text:p>
          </table:table-cell>
        </table:table-row>
        <table:table-row table:style-name="ro1">
          <table:table-cell office:value-type="float" office:value="1624627283.5208" calcext:value-type="float">
            <text:p>1624627283,5208</text:p>
          </table:table-cell>
          <table:table-cell table:formula="of:=ROUND([.A583]-[$menor.$A$1];1)" office:value-type="float" office:value="64.6" calcext:value-type="float">
            <text:p>64,6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3" calcext:value-type="float">
            <text:p>-3</text:p>
          </table:table-cell>
          <table:table-cell office:value-type="float" office:value="0.00003151" calcext:value-type="float">
            <text:p>3,151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74697013" calcext:value-type="float">
            <text:p>89,74697013</text:p>
          </table:table-cell>
        </table:table-row>
        <table:table-row table:style-name="ro1">
          <table:table-cell office:value-type="float" office:value="1624627283.6208" calcext:value-type="float">
            <text:p>1624627283,6208</text:p>
          </table:table-cell>
          <table:table-cell table:formula="of:=ROUND([.A584]-[$menor.$A$1];1)" office:value-type="float" office:value="64.7" calcext:value-type="float">
            <text:p>64,7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3" calcext:value-type="float">
            <text:p>-3</text:p>
          </table:table-cell>
          <table:table-cell office:value-type="float" office:value="0.00016249" calcext:value-type="float">
            <text:p>0,00016249</text:p>
          </table:table-cell>
          <table:table-cell office:value-type="float" office:value="1.99999815" calcext:value-type="float">
            <text:p>1,99999815</text:p>
          </table:table-cell>
          <table:table-cell office:value-type="float" office:value="88.69501962" calcext:value-type="float">
            <text:p>88,69501962</text:p>
          </table:table-cell>
        </table:table-row>
        <table:table-row table:style-name="ro1">
          <table:table-cell office:value-type="float" office:value="1624627283.72076" calcext:value-type="float">
            <text:p>1624627283,72076</text:p>
          </table:table-cell>
          <table:table-cell table:formula="of:=ROUND([.A585]-[$menor.$A$1];1)" office:value-type="float" office:value="64.8" calcext:value-type="float">
            <text:p>64,8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2" calcext:value-type="float">
            <text:p>-2</text:p>
          </table:table-cell>
          <table:table-cell office:value-type="float" office:value="0.00003798" calcext:value-type="float">
            <text:p>3,798E-05</text:p>
          </table:table-cell>
          <table:table-cell office:value-type="float" office:value="1.9999999" calcext:value-type="float">
            <text:p>1,9999999</text:p>
          </table:table-cell>
          <table:table-cell office:value-type="float" office:value="89.69501962" calcext:value-type="float">
            <text:p>89,69501962</text:p>
          </table:table-cell>
        </table:table-row>
        <table:table-row table:style-name="ro1">
          <table:table-cell office:value-type="float" office:value="1624627283.82078" calcext:value-type="float">
            <text:p>1624627283,82078</text:p>
          </table:table-cell>
          <table:table-cell table:formula="of:=ROUND([.A586]-[$menor.$A$1];1)" office:value-type="float" office:value="64.9" calcext:value-type="float">
            <text:p>64,9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2" calcext:value-type="float">
            <text:p>-2</text:p>
          </table:table-cell>
          <table:table-cell office:value-type="float" office:value="0.00003798" calcext:value-type="float">
            <text:p>3,798E-05</text:p>
          </table:table-cell>
          <table:table-cell office:value-type="float" office:value="1.9999999" calcext:value-type="float">
            <text:p>1,9999999</text:p>
          </table:table-cell>
          <table:table-cell office:value-type="float" office:value="89.69501962" calcext:value-type="float">
            <text:p>89,69501962</text:p>
          </table:table-cell>
        </table:table-row>
        <table:table-row table:style-name="ro1">
          <table:table-cell office:value-type="float" office:value="1624627283.9208" calcext:value-type="float">
            <text:p>1624627283,9208</text:p>
          </table:table-cell>
          <table:table-cell table:formula="of:=ROUND([.A587]-[$menor.$A$1];1)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2" calcext:value-type="float">
            <text:p>-2</text:p>
          </table:table-cell>
          <table:table-cell office:value-type="float" office:value="0.00003798" calcext:value-type="float">
            <text:p>3,798E-05</text:p>
          </table:table-cell>
          <table:table-cell office:value-type="float" office:value="1.9999999" calcext:value-type="float">
            <text:p>1,9999999</text:p>
          </table:table-cell>
          <table:table-cell office:value-type="float" office:value="89.69501962" calcext:value-type="float">
            <text:p>89,69501962</text:p>
          </table:table-cell>
        </table:table-row>
        <table:table-row table:style-name="ro1">
          <table:table-cell office:value-type="float" office:value="1624627284.02079" calcext:value-type="float">
            <text:p>1624627284,02079</text:p>
          </table:table-cell>
          <table:table-cell table:formula="of:=ROUND([.A588]-[$menor.$A$1];1)" office:value-type="float" office:value="65.1" calcext:value-type="float">
            <text:p>65,1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2" calcext:value-type="float">
            <text:p>-2</text:p>
          </table:table-cell>
          <table:table-cell office:value-type="float" office:value="0.00003798" calcext:value-type="float">
            <text:p>3,798E-05</text:p>
          </table:table-cell>
          <table:table-cell office:value-type="float" office:value="1.9999999" calcext:value-type="float">
            <text:p>1,9999999</text:p>
          </table:table-cell>
          <table:table-cell office:value-type="float" office:value="89.69501962" calcext:value-type="float">
            <text:p>89,69501962</text:p>
          </table:table-cell>
        </table:table-row>
        <table:table-row table:style-name="ro1">
          <table:table-cell office:value-type="float" office:value="1624627284.12079" calcext:value-type="float">
            <text:p>1624627284,12079</text:p>
          </table:table-cell>
          <table:table-cell table:formula="of:=ROUND([.A589]-[$menor.$A$1];1)" office:value-type="float" office:value="65.2" calcext:value-type="float">
            <text:p>65,2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-2" calcext:value-type="float">
            <text:p>-2</text:p>
          </table:table-cell>
          <table:table-cell office:value-type="float" office:value="0.00015805" calcext:value-type="float">
            <text:p>0,00015805</text:p>
          </table:table-cell>
          <table:table-cell office:value-type="float" office:value="2.00096825" calcext:value-type="float">
            <text:p>2,00096825</text:p>
          </table:table-cell>
          <table:table-cell office:value-type="float" office:value="88.73073165" calcext:value-type="float">
            <text:p>88,73073165</text:p>
          </table:table-cell>
        </table:table-row>
        <table:table-row table:style-name="ro1">
          <table:table-cell office:value-type="float" office:value="1624627284.22082" calcext:value-type="float">
            <text:p>1624627284,22082</text:p>
          </table:table-cell>
          <table:table-cell table:formula="of:=ROUND([.A590]-[$menor.$A$1];1)" office:value-type="float" office:value="65.3" calcext:value-type="float">
            <text:p>65,3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-1" calcext:value-type="float">
            <text:p>-1</text:p>
          </table:table-cell>
          <table:table-cell office:value-type="float" office:value="0.00002897" calcext:value-type="float">
            <text:p>2,897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73073165" calcext:value-type="float">
            <text:p>89,73073165</text:p>
          </table:table-cell>
        </table:table-row>
        <table:table-row table:style-name="ro1">
          <table:table-cell office:value-type="float" office:value="1624627284.32079" calcext:value-type="float">
            <text:p>1624627284,32079</text:p>
          </table:table-cell>
          <table:table-cell table:formula="of:=ROUND([.A591]-[$menor.$A$1];1)" office:value-type="float" office:value="65.4" calcext:value-type="float">
            <text:p>65,4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-1" calcext:value-type="float">
            <text:p>-1</text:p>
          </table:table-cell>
          <table:table-cell office:value-type="float" office:value="0.00002897" calcext:value-type="float">
            <text:p>2,897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73073165" calcext:value-type="float">
            <text:p>89,73073165</text:p>
          </table:table-cell>
        </table:table-row>
        <table:table-row table:style-name="ro1">
          <table:table-cell office:value-type="float" office:value="1624627284.42081" calcext:value-type="float">
            <text:p>1624627284,42081</text:p>
          </table:table-cell>
          <table:table-cell table:formula="of:=ROUND([.A592]-[$menor.$A$1];1)" office:value-type="float" office:value="65.5" calcext:value-type="float">
            <text:p>65,5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-1" calcext:value-type="float">
            <text:p>-1</text:p>
          </table:table-cell>
          <table:table-cell office:value-type="float" office:value="0.00002897" calcext:value-type="float">
            <text:p>2,897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73073165" calcext:value-type="float">
            <text:p>89,73073165</text:p>
          </table:table-cell>
        </table:table-row>
        <table:table-row table:style-name="ro1">
          <table:table-cell office:value-type="float" office:value="1624627284.52081" calcext:value-type="float">
            <text:p>1624627284,52081</text:p>
          </table:table-cell>
          <table:table-cell table:formula="of:=ROUND([.A593]-[$menor.$A$1];1)" office:value-type="float" office:value="65.6" calcext:value-type="float">
            <text:p>65,6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-1" calcext:value-type="float">
            <text:p>-1</text:p>
          </table:table-cell>
          <table:table-cell office:value-type="float" office:value="0.00002897" calcext:value-type="float">
            <text:p>2,897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73073165" calcext:value-type="float">
            <text:p>89,73073165</text:p>
          </table:table-cell>
        </table:table-row>
        <table:table-row table:style-name="ro1">
          <table:table-cell office:value-type="float" office:value="1624627284.62081" calcext:value-type="float">
            <text:p>1624627284,62081</text:p>
          </table:table-cell>
          <table:table-cell table:formula="of:=ROUND([.A594]-[$menor.$A$1];1)" office:value-type="float" office:value="65.7" calcext:value-type="float">
            <text:p>65,7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-1" calcext:value-type="float">
            <text:p>-1</text:p>
          </table:table-cell>
          <table:table-cell office:value-type="float" office:value="0.00002897" calcext:value-type="float">
            <text:p>2,897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73073165" calcext:value-type="float">
            <text:p>89,73073165</text:p>
          </table:table-cell>
        </table:table-row>
        <table:table-row table:style-name="ro1">
          <table:table-cell office:value-type="float" office:value="1624627284.72083" calcext:value-type="float">
            <text:p>1624627284,72083</text:p>
          </table:table-cell>
          <table:table-cell table:formula="of:=ROUND([.A595]-[$menor.$A$1];1)" office:value-type="float" office:value="65.8" calcext:value-type="float">
            <text:p>65,8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-1" calcext:value-type="float">
            <text:p>-1</text:p>
          </table:table-cell>
          <table:table-cell office:value-type="float" office:value="0.00002897" calcext:value-type="float">
            <text:p>2,897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73073165" calcext:value-type="float">
            <text:p>89,73073165</text:p>
          </table:table-cell>
        </table:table-row>
        <table:table-row table:style-name="ro1">
          <table:table-cell office:value-type="float" office:value="1624627284.82075" calcext:value-type="float">
            <text:p>1624627284,82075</text:p>
          </table:table-cell>
          <table:table-cell table:formula="of:=ROUND([.A596]-[$menor.$A$1];1)" office:value-type="float" office:value="65.9" calcext:value-type="float">
            <text:p>65,9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-1" calcext:value-type="float">
            <text:p>-1</text:p>
          </table:table-cell>
          <table:table-cell office:value-type="float" office:value="0.00002897" calcext:value-type="float">
            <text:p>2,897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73073165" calcext:value-type="float">
            <text:p>89,73073165</text:p>
          </table:table-cell>
        </table:table-row>
        <table:table-row table:style-name="ro1">
          <table:table-cell office:value-type="float" office:value="1624627284.9208" calcext:value-type="float">
            <text:p>1624627284,9208</text:p>
          </table:table-cell>
          <table:table-cell table:formula="of:=ROUND([.A597]-[$menor.$A$1];1)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-1" calcext:value-type="float">
            <text:p>-1</text:p>
          </table:table-cell>
          <table:table-cell office:value-type="float" office:value="0.00002897" calcext:value-type="float">
            <text:p>2,897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73073165" calcext:value-type="float">
            <text:p>89,73073165</text:p>
          </table:table-cell>
        </table:table-row>
        <table:table-row table:style-name="ro1">
          <table:table-cell office:value-type="float" office:value="1624627285.0208" calcext:value-type="float">
            <text:p>1624627285,0208</text:p>
          </table:table-cell>
          <table:table-cell table:formula="of:=ROUND([.A598]-[$menor.$A$1];1)" office:value-type="float" office:value="66.1" calcext:value-type="float">
            <text:p>66,1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-1" calcext:value-type="float">
            <text:p>-1</text:p>
          </table:table-cell>
          <table:table-cell office:value-type="float" office:value="0.00002897" calcext:value-type="float">
            <text:p>2,897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73073165" calcext:value-type="float">
            <text:p>89,73073165</text:p>
          </table:table-cell>
        </table:table-row>
        <table:table-row table:style-name="ro1">
          <table:table-cell office:value-type="float" office:value="1624627285.12081" calcext:value-type="float">
            <text:p>1624627285,12081</text:p>
          </table:table-cell>
          <table:table-cell table:formula="of:=ROUND([.A599]-[$menor.$A$1];1)" office:value-type="float" office:value="66.2" calcext:value-type="float">
            <text:p>66,2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-1" calcext:value-type="float">
            <text:p>-1</text:p>
          </table:table-cell>
          <table:table-cell office:value-type="float" office:value="0.00014215" calcext:value-type="float">
            <text:p>0,00014215</text:p>
          </table:table-cell>
          <table:table-cell office:value-type="float" office:value="2.00096836" calcext:value-type="float">
            <text:p>2,00096836</text:p>
          </table:table-cell>
          <table:table-cell office:value-type="float" office:value="88.67878114" calcext:value-type="float">
            <text:p>88,67878114</text:p>
          </table:table-cell>
        </table:table-row>
        <table:table-row table:style-name="ro1">
          <table:table-cell office:value-type="float" office:value="1624627285.2208" calcext:value-type="float">
            <text:p>1624627285,2208</text:p>
          </table:table-cell>
          <table:table-cell table:formula="of:=ROUND([.A600]-[$menor.$A$1];1)" office:value-type="float" office:value="66.3" calcext:value-type="float">
            <text:p>66,3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" calcext:value-type="float">
            <text:p>0</text:p>
          </table:table-cell>
          <table:table-cell office:value-type="float" office:value="0.00002912" calcext:value-type="float">
            <text:p>2,912E-05</text:p>
          </table:table-cell>
          <table:table-cell office:value-type="float" office:value="1.99999992" calcext:value-type="float">
            <text:p>1,99999992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5.32081" calcext:value-type="float">
            <text:p>1624627285,32081</text:p>
          </table:table-cell>
          <table:table-cell table:formula="of:=ROUND([.A601]-[$menor.$A$1];1)" office:value-type="float" office:value="66.4" calcext:value-type="float">
            <text:p>66,4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" calcext:value-type="float">
            <text:p>0</text:p>
          </table:table-cell>
          <table:table-cell office:value-type="float" office:value="0.00002912" calcext:value-type="float">
            <text:p>2,912E-05</text:p>
          </table:table-cell>
          <table:table-cell office:value-type="float" office:value="1.99999992" calcext:value-type="float">
            <text:p>1,99999992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5.42081" calcext:value-type="float">
            <text:p>1624627285,42081</text:p>
          </table:table-cell>
          <table:table-cell table:formula="of:=ROUND([.A602]-[$menor.$A$1];1)" office:value-type="float" office:value="66.5" calcext:value-type="float">
            <text:p>66,5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" calcext:value-type="float">
            <text:p>0</text:p>
          </table:table-cell>
          <table:table-cell office:value-type="float" office:value="0.00002912" calcext:value-type="float">
            <text:p>2,912E-05</text:p>
          </table:table-cell>
          <table:table-cell office:value-type="float" office:value="1.99999992" calcext:value-type="float">
            <text:p>1,99999992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5.5208" calcext:value-type="float">
            <text:p>1624627285,5208</text:p>
          </table:table-cell>
          <table:table-cell table:formula="of:=ROUND([.A603]-[$menor.$A$1];1)" office:value-type="float" office:value="66.6" calcext:value-type="float">
            <text:p>66,6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" calcext:value-type="float">
            <text:p>0</text:p>
          </table:table-cell>
          <table:table-cell office:value-type="float" office:value="0.00002912" calcext:value-type="float">
            <text:p>2,912E-05</text:p>
          </table:table-cell>
          <table:table-cell office:value-type="float" office:value="1.99999992" calcext:value-type="float">
            <text:p>1,99999992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5.6208" calcext:value-type="float">
            <text:p>1624627285,6208</text:p>
          </table:table-cell>
          <table:table-cell table:formula="of:=ROUND([.A604]-[$menor.$A$1];1)" office:value-type="float" office:value="66.7" calcext:value-type="float">
            <text:p>66,7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" calcext:value-type="float">
            <text:p>0</text:p>
          </table:table-cell>
          <table:table-cell office:value-type="float" office:value="0.00002912" calcext:value-type="float">
            <text:p>2,912E-05</text:p>
          </table:table-cell>
          <table:table-cell office:value-type="float" office:value="1.99999992" calcext:value-type="float">
            <text:p>1,99999992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5.72079" calcext:value-type="float">
            <text:p>1624627285,72079</text:p>
          </table:table-cell>
          <table:table-cell table:formula="of:=ROUND([.A605]-[$menor.$A$1];1)" office:value-type="float" office:value="66.8" calcext:value-type="float">
            <text:p>66,8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" calcext:value-type="float">
            <text:p>0</text:p>
          </table:table-cell>
          <table:table-cell office:value-type="float" office:value="0.00002912" calcext:value-type="float">
            <text:p>2,912E-05</text:p>
          </table:table-cell>
          <table:table-cell office:value-type="float" office:value="1.99999992" calcext:value-type="float">
            <text:p>1,99999992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5.82081" calcext:value-type="float">
            <text:p>1624627285,82081</text:p>
          </table:table-cell>
          <table:table-cell table:formula="of:=ROUND([.A606]-[$menor.$A$1];1)" office:value-type="float" office:value="66.9" calcext:value-type="float">
            <text:p>66,9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" calcext:value-type="float">
            <text:p>0</text:p>
          </table:table-cell>
          <table:table-cell office:value-type="float" office:value="0.00002912" calcext:value-type="float">
            <text:p>2,912E-05</text:p>
          </table:table-cell>
          <table:table-cell office:value-type="float" office:value="1.99999992" calcext:value-type="float">
            <text:p>1,99999992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5.92081" calcext:value-type="float">
            <text:p>1624627285,92081</text:p>
          </table:table-cell>
          <table:table-cell table:formula="of:=ROUND([.A607]-[$menor.$A$1];1)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" calcext:value-type="float">
            <text:p>0</text:p>
          </table:table-cell>
          <table:table-cell office:value-type="float" office:value="0.00002912" calcext:value-type="float">
            <text:p>2,912E-05</text:p>
          </table:table-cell>
          <table:table-cell office:value-type="float" office:value="1.99999992" calcext:value-type="float">
            <text:p>1,99999992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6.02081" calcext:value-type="float">
            <text:p>1624627286,02081</text:p>
          </table:table-cell>
          <table:table-cell table:formula="of:=ROUND([.A608]-[$menor.$A$1];1)" office:value-type="float" office:value="67.1" calcext:value-type="float">
            <text:p>67,1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" calcext:value-type="float">
            <text:p>0</text:p>
          </table:table-cell>
          <table:table-cell office:value-type="float" office:value="0.00002912" calcext:value-type="float">
            <text:p>2,912E-05</text:p>
          </table:table-cell>
          <table:table-cell office:value-type="float" office:value="1.99999992" calcext:value-type="float">
            <text:p>1,99999992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6.12082" calcext:value-type="float">
            <text:p>1624627286,12082</text:p>
          </table:table-cell>
          <table:table-cell table:formula="of:=ROUND([.A609]-[$menor.$A$1];1)" office:value-type="float" office:value="67.2" calcext:value-type="float">
            <text:p>67,2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" calcext:value-type="float">
            <text:p>0</text:p>
          </table:table-cell>
          <table:table-cell office:value-type="float" office:value="0.00002912" calcext:value-type="float">
            <text:p>2,912E-05</text:p>
          </table:table-cell>
          <table:table-cell office:value-type="float" office:value="2.00096992" calcext:value-type="float">
            <text:p>2,00096992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6.22081" calcext:value-type="float">
            <text:p>1624627286,22081</text:p>
          </table:table-cell>
          <table:table-cell table:formula="of:=ROUND([.A610]-[$menor.$A$1];1)" office:value-type="float" office:value="67.3" calcext:value-type="float">
            <text:p>67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6.3208" calcext:value-type="float">
            <text:p>1624627286,3208</text:p>
          </table:table-cell>
          <table:table-cell table:formula="of:=ROUND([.A611]-[$menor.$A$1];1)" office:value-type="float" office:value="67.4" calcext:value-type="float">
            <text:p>67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6.42081" calcext:value-type="float">
            <text:p>1624627286,42081</text:p>
          </table:table-cell>
          <table:table-cell table:formula="of:=ROUND([.A612]-[$menor.$A$1];1)" office:value-type="float" office:value="67.5" calcext:value-type="float">
            <text:p>67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6.52079" calcext:value-type="float">
            <text:p>1624627286,52079</text:p>
          </table:table-cell>
          <table:table-cell table:formula="of:=ROUND([.A613]-[$menor.$A$1];1)" office:value-type="float" office:value="67.6" calcext:value-type="float">
            <text:p>67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6.62081" calcext:value-type="float">
            <text:p>1624627286,62081</text:p>
          </table:table-cell>
          <table:table-cell table:formula="of:=ROUND([.A614]-[$menor.$A$1];1)" office:value-type="float" office:value="67.7" calcext:value-type="float">
            <text:p>67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6.72076" calcext:value-type="float">
            <text:p>1624627286,72076</text:p>
          </table:table-cell>
          <table:table-cell table:formula="of:=ROUND([.A615]-[$menor.$A$1];1)" office:value-type="float" office:value="67.8" calcext:value-type="float">
            <text:p>67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6.82081" calcext:value-type="float">
            <text:p>1624627286,82081</text:p>
          </table:table-cell>
          <table:table-cell table:formula="of:=ROUND([.A616]-[$menor.$A$1];1)" office:value-type="float" office:value="67.9" calcext:value-type="float">
            <text:p>67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6.9208" calcext:value-type="float">
            <text:p>1624627286,9208</text:p>
          </table:table-cell>
          <table:table-cell table:formula="of:=ROUND([.A617]-[$menor.$A$1];1)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7.0208" calcext:value-type="float">
            <text:p>1624627287,0208</text:p>
          </table:table-cell>
          <table:table-cell table:formula="of:=ROUND([.A618]-[$menor.$A$1];1)" office:value-type="float" office:value="68.1" calcext:value-type="float">
            <text:p>68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7.1208" calcext:value-type="float">
            <text:p>1624627287,1208</text:p>
          </table:table-cell>
          <table:table-cell table:formula="of:=ROUND([.A619]-[$menor.$A$1];1)" office:value-type="float" office:value="68.2" calcext:value-type="float">
            <text:p>68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7.2208" calcext:value-type="float">
            <text:p>1624627287,2208</text:p>
          </table:table-cell>
          <table:table-cell table:formula="of:=ROUND([.A620]-[$menor.$A$1];1)" office:value-type="float" office:value="68.3" calcext:value-type="float">
            <text:p>68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7.32084" calcext:value-type="float">
            <text:p>1624627287,32084</text:p>
          </table:table-cell>
          <table:table-cell table:formula="of:=ROUND([.A621]-[$menor.$A$1];1)" office:value-type="float" office:value="68.4" calcext:value-type="float">
            <text:p>68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7.4208" calcext:value-type="float">
            <text:p>1624627287,4208</text:p>
          </table:table-cell>
          <table:table-cell table:formula="of:=ROUND([.A622]-[$menor.$A$1];1)" office:value-type="float" office:value="68.5" calcext:value-type="float">
            <text:p>68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7.52083" calcext:value-type="float">
            <text:p>1624627287,52083</text:p>
          </table:table-cell>
          <table:table-cell table:formula="of:=ROUND([.A623]-[$menor.$A$1];1)" office:value-type="float" office:value="68.6" calcext:value-type="float">
            <text:p>68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7.62079" calcext:value-type="float">
            <text:p>1624627287,62079</text:p>
          </table:table-cell>
          <table:table-cell table:formula="of:=ROUND([.A624]-[$menor.$A$1];1)" office:value-type="float" office:value="68.7" calcext:value-type="float">
            <text:p>68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7.7208" calcext:value-type="float">
            <text:p>1624627287,7208</text:p>
          </table:table-cell>
          <table:table-cell table:formula="of:=ROUND([.A625]-[$menor.$A$1];1)" office:value-type="float" office:value="68.8" calcext:value-type="float">
            <text:p>68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7.82079" calcext:value-type="float">
            <text:p>1624627287,82079</text:p>
          </table:table-cell>
          <table:table-cell table:formula="of:=ROUND([.A626]-[$menor.$A$1];1)" office:value-type="float" office:value="68.9" calcext:value-type="float">
            <text:p>68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7.92083" calcext:value-type="float">
            <text:p>1624627287,92083</text:p>
          </table:table-cell>
          <table:table-cell table:formula="of:=ROUND([.A627]-[$menor.$A$1];1)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8.0208" calcext:value-type="float">
            <text:p>1624627288,0208</text:p>
          </table:table-cell>
          <table:table-cell table:formula="of:=ROUND([.A628]-[$menor.$A$1];1)" office:value-type="float" office:value="69.1" calcext:value-type="float">
            <text:p>69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8.12081" calcext:value-type="float">
            <text:p>1624627288,12081</text:p>
          </table:table-cell>
          <table:table-cell table:formula="of:=ROUND([.A629]-[$menor.$A$1];1)" office:value-type="float" office:value="69.2" calcext:value-type="float">
            <text:p>69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8.22081" calcext:value-type="float">
            <text:p>1624627288,22081</text:p>
          </table:table-cell>
          <table:table-cell table:formula="of:=ROUND([.A630]-[$menor.$A$1];1)" office:value-type="float" office:value="69.3" calcext:value-type="float">
            <text:p>69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8.32079" calcext:value-type="float">
            <text:p>1624627288,32079</text:p>
          </table:table-cell>
          <table:table-cell table:formula="of:=ROUND([.A631]-[$menor.$A$1];1)" office:value-type="float" office:value="69.4" calcext:value-type="float">
            <text:p>69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8.42078" calcext:value-type="float">
            <text:p>1624627288,42078</text:p>
          </table:table-cell>
          <table:table-cell table:formula="of:=ROUND([.A632]-[$menor.$A$1];1)" office:value-type="float" office:value="69.5" calcext:value-type="float">
            <text:p>69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8.5208" calcext:value-type="float">
            <text:p>1624627288,5208</text:p>
          </table:table-cell>
          <table:table-cell table:formula="of:=ROUND([.A633]-[$menor.$A$1];1)" office:value-type="float" office:value="69.6" calcext:value-type="float">
            <text:p>69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8.6208" calcext:value-type="float">
            <text:p>1624627288,6208</text:p>
          </table:table-cell>
          <table:table-cell table:formula="of:=ROUND([.A634]-[$menor.$A$1];1)" office:value-type="float" office:value="69.7" calcext:value-type="float">
            <text:p>69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8.7208" calcext:value-type="float">
            <text:p>1624627288,7208</text:p>
          </table:table-cell>
          <table:table-cell table:formula="of:=ROUND([.A635]-[$menor.$A$1];1)" office:value-type="float" office:value="69.8" calcext:value-type="float">
            <text:p>69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8.8208" calcext:value-type="float">
            <text:p>1624627288,8208</text:p>
          </table:table-cell>
          <table:table-cell table:formula="of:=ROUND([.A636]-[$menor.$A$1];1)" office:value-type="float" office:value="69.9" calcext:value-type="float">
            <text:p>69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8.9208" calcext:value-type="float">
            <text:p>1624627288,9208</text:p>
          </table:table-cell>
          <table:table-cell table:formula="of:=ROUND([.A637]-[$menor.$A$1];1)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9.0208" calcext:value-type="float">
            <text:p>1624627289,0208</text:p>
          </table:table-cell>
          <table:table-cell table:formula="of:=ROUND([.A638]-[$menor.$A$1];1)" office:value-type="float" office:value="70.1" calcext:value-type="float">
            <text:p>70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9.1208" calcext:value-type="float">
            <text:p>1624627289,1208</text:p>
          </table:table-cell>
          <table:table-cell table:formula="of:=ROUND([.A639]-[$menor.$A$1];1)" office:value-type="float" office:value="70.2" calcext:value-type="float">
            <text:p>70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9.2208" calcext:value-type="float">
            <text:p>1624627289,2208</text:p>
          </table:table-cell>
          <table:table-cell table:formula="of:=ROUND([.A640]-[$menor.$A$1];1)" office:value-type="float" office:value="70.3" calcext:value-type="float">
            <text:p>70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9.3208" calcext:value-type="float">
            <text:p>1624627289,3208</text:p>
          </table:table-cell>
          <table:table-cell table:formula="of:=ROUND([.A641]-[$menor.$A$1];1)" office:value-type="float" office:value="70.4" calcext:value-type="float">
            <text:p>70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9.42079" calcext:value-type="float">
            <text:p>1624627289,42079</text:p>
          </table:table-cell>
          <table:table-cell table:formula="of:=ROUND([.A642]-[$menor.$A$1];1)" office:value-type="float" office:value="70.5" calcext:value-type="float">
            <text:p>70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9.5208" calcext:value-type="float">
            <text:p>1624627289,5208</text:p>
          </table:table-cell>
          <table:table-cell table:formula="of:=ROUND([.A643]-[$menor.$A$1];1)" office:value-type="float" office:value="70.6" calcext:value-type="float">
            <text:p>70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9.62081" calcext:value-type="float">
            <text:p>1624627289,62081</text:p>
          </table:table-cell>
          <table:table-cell table:formula="of:=ROUND([.A644]-[$menor.$A$1];1)" office:value-type="float" office:value="70.7" calcext:value-type="float">
            <text:p>70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9.72076" calcext:value-type="float">
            <text:p>1624627289,72076</text:p>
          </table:table-cell>
          <table:table-cell table:formula="of:=ROUND([.A645]-[$menor.$A$1];1)" office:value-type="float" office:value="70.8" calcext:value-type="float">
            <text:p>70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9.82079" calcext:value-type="float">
            <text:p>1624627289,82079</text:p>
          </table:table-cell>
          <table:table-cell table:formula="of:=ROUND([.A646]-[$menor.$A$1];1)" office:value-type="float" office:value="70.9" calcext:value-type="float">
            <text:p>70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89.92078" calcext:value-type="float">
            <text:p>1624627289,92078</text:p>
          </table:table-cell>
          <table:table-cell table:formula="of:=ROUND([.A647]-[$menor.$A$1];1)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90.02073" calcext:value-type="float">
            <text:p>1624627290,02073</text:p>
          </table:table-cell>
          <table:table-cell table:formula="of:=ROUND([.A648]-[$menor.$A$1];1)" office:value-type="float" office:value="71.1" calcext:value-type="float">
            <text:p>71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90.12076" calcext:value-type="float">
            <text:p>1624627290,12076</text:p>
          </table:table-cell>
          <table:table-cell table:formula="of:=ROUND([.A649]-[$menor.$A$1];1)" office:value-type="float" office:value="71.2" calcext:value-type="float">
            <text:p>71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90.22082" calcext:value-type="float">
            <text:p>1624627290,22082</text:p>
          </table:table-cell>
          <table:table-cell table:formula="of:=ROUND([.A650]-[$menor.$A$1];1)" office:value-type="float" office:value="71.3" calcext:value-type="float">
            <text:p>71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90.32079" calcext:value-type="float">
            <text:p>1624627290,32079</text:p>
          </table:table-cell>
          <table:table-cell table:formula="of:=ROUND([.A651]-[$menor.$A$1];1)" office:value-type="float" office:value="71.4" calcext:value-type="float">
            <text:p>71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90.42078" calcext:value-type="float">
            <text:p>1624627290,42078</text:p>
          </table:table-cell>
          <table:table-cell table:formula="of:=ROUND([.A652]-[$menor.$A$1];1)" office:value-type="float" office:value="71.5" calcext:value-type="float">
            <text:p>71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90.52081" calcext:value-type="float">
            <text:p>1624627290,52081</text:p>
          </table:table-cell>
          <table:table-cell table:formula="of:=ROUND([.A653]-[$menor.$A$1];1)" office:value-type="float" office:value="71.6" calcext:value-type="float">
            <text:p>71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90.6208" calcext:value-type="float">
            <text:p>1624627290,6208</text:p>
          </table:table-cell>
          <table:table-cell table:formula="of:=ROUND([.A654]-[$menor.$A$1];1)" office:value-type="float" office:value="71.7" calcext:value-type="float">
            <text:p>71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90.7208" calcext:value-type="float">
            <text:p>1624627290,7208</text:p>
          </table:table-cell>
          <table:table-cell table:formula="of:=ROUND([.A655]-[$menor.$A$1];1)" office:value-type="float" office:value="71.8" calcext:value-type="float">
            <text:p>71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90.82081" calcext:value-type="float">
            <text:p>1624627290,82081</text:p>
          </table:table-cell>
          <table:table-cell table:formula="of:=ROUND([.A656]-[$menor.$A$1];1)" office:value-type="float" office:value="71.9" calcext:value-type="float">
            <text:p>71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  <table:table-row table:style-name="ro1">
          <table:table-cell office:value-type="float" office:value="1624627290.92076" calcext:value-type="float">
            <text:p>1624627290,92076</text:p>
          </table:table-cell>
          <table:table-cell table:formula="of:=ROUND([.A657]-[$menor.$A$1];1)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</table:table-row>
      </table:table>
      <table:table table:name="log_pose_20210625_102014" table:style-name="ta1">
        <table:shapes>
          <draw:frame draw:z-index="0" draw:style-name="gr1" draw:text-style-name="P1" svg:width="16.018cm" svg:height="9.005cm" svg:x="28.08cm" svg:y="1.514cm">
            <draw:object draw:notify-on-update-of-ranges="log_pose_20210625_102014.E1:log_pose_20210625_102014.E1 log_pose_20210625_102014.E2:log_pose_20210625_102014.E7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cm" svg:height="9.004cm" svg:x="28.63cm" svg:y="11.13cm">
            <draw:object draw:notify-on-update-of-ranges="log_pose_20210625_102014.F1:log_pose_20210625_102014.F1 log_pose_20210625_102014.F2:log_pose_20210625_102014.F77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1cm" svg:height="9.004cm" svg:x="31.635cm" svg:y="7.145cm">
            <draw:object draw:notify-on-update-of-ranges="log_pose_20210625_102014.E2:log_pose_20210625_102014.E770 log_pose_20210625_102014.F1:log_pose_20210625_102014.F1 log_pose_20210625_102014.F2:log_pose_20210625_102014.F77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<text:s/>Linear Velocity</text:p>
          </table:table-cell>
          <table:table-cell office:value-type="string" calcext:value-type="string">
            <text:p><text:s/>Angular Velociti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hildx</text:p>
          </table:table-cell>
          <table:table-cell office:value-type="string" calcext:value-type="string">
            <text:p>childy</text:p>
          </table:table-cell>
          <table:table-cell office:value-type="string" calcext:value-type="string">
            <text:p>childangl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1624627218.96899" calcext:value-type="float">
            <text:p>1624627218,96899</text:p>
          </table:table-cell>
          <table:table-cell table:formula="of:=ROUND([.A2]-[$menor.$A$1];1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19.05367" calcext:value-type="float">
            <text:p>1624627219,05367</text:p>
          </table:table-cell>
          <table:table-cell table:formula="of:=ROUND([.A3]-[$menor.$A$1];1)"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19.1538" calcext:value-type="float">
            <text:p>1624627219,1538</text:p>
          </table:table-cell>
          <table:table-cell table:formula="of:=ROUND([.A4]-[$menor.$A$1];1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19.25358" calcext:value-type="float">
            <text:p>1624627219,25358</text:p>
          </table:table-cell>
          <table:table-cell table:formula="of:=ROUND([.A5]-[$menor.$A$1];1)"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19.35454" calcext:value-type="float">
            <text:p>1624627219,35454</text:p>
          </table:table-cell>
          <table:table-cell table:formula="of:=ROUND([.A6]-[$menor.$A$1];1)"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19.45527" calcext:value-type="float">
            <text:p>1624627219,45527</text:p>
          </table:table-cell>
          <table:table-cell table:formula="of:=ROUND([.A7]-[$menor.$A$1];1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19.55494" calcext:value-type="float">
            <text:p>1624627219,55494</text:p>
          </table:table-cell>
          <table:table-cell table:formula="of:=ROUND([.A8]-[$menor.$A$1];1)"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19.65464" calcext:value-type="float">
            <text:p>1624627219,65464</text:p>
          </table:table-cell>
          <table:table-cell table:formula="of:=ROUND([.A9]-[$menor.$A$1];1)"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19.75532" calcext:value-type="float">
            <text:p>1624627219,75532</text:p>
          </table:table-cell>
          <table:table-cell table:formula="of:=ROUND([.A10]-[$menor.$A$1];1)"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19.85501" calcext:value-type="float">
            <text:p>1624627219,85501</text:p>
          </table:table-cell>
          <table:table-cell table:formula="of:=ROUND([.A11]-[$menor.$A$1];1)" office:value-type="float" office:value="0.9" calcext:value-type="float">
            <text:p>0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19.95466" calcext:value-type="float">
            <text:p>1624627219,95466</text:p>
          </table:table-cell>
          <table:table-cell table:formula="of:=ROUND([.A12]-[$menor.$A$1];1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0.05531" calcext:value-type="float">
            <text:p>1624627220,05531</text:p>
          </table:table-cell>
          <table:table-cell table:formula="of:=ROUND([.A13]-[$menor.$A$1];1)"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0.15498" calcext:value-type="float">
            <text:p>1624627220,15498</text:p>
          </table:table-cell>
          <table:table-cell table:formula="of:=ROUND([.A14]-[$menor.$A$1];1)"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0.25465" calcext:value-type="float">
            <text:p>1624627220,25465</text:p>
          </table:table-cell>
          <table:table-cell table:formula="of:=ROUND([.A15]-[$menor.$A$1];1)" office:value-type="float" office:value="1.3" calcext:value-type="float">
            <text:p>1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0.35542" calcext:value-type="float">
            <text:p>1624627220,35542</text:p>
          </table:table-cell>
          <table:table-cell table:formula="of:=ROUND([.A16]-[$menor.$A$1];1)"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0.45509" calcext:value-type="float">
            <text:p>1624627220,45509</text:p>
          </table:table-cell>
          <table:table-cell table:formula="of:=ROUND([.A17]-[$menor.$A$1];1)"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0.55501" calcext:value-type="float">
            <text:p>1624627220,55501</text:p>
          </table:table-cell>
          <table:table-cell table:formula="of:=ROUND([.A18]-[$menor.$A$1];1)" office:value-type="float" office:value="1.6" calcext:value-type="float">
            <text:p>1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0.65466" calcext:value-type="float">
            <text:p>1624627220,65466</text:p>
          </table:table-cell>
          <table:table-cell table:formula="of:=ROUND([.A19]-[$menor.$A$1];1)"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0.75537" calcext:value-type="float">
            <text:p>1624627220,75537</text:p>
          </table:table-cell>
          <table:table-cell table:formula="of:=ROUND([.A20]-[$menor.$A$1];1)"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0.8551" calcext:value-type="float">
            <text:p>1624627220,8551</text:p>
          </table:table-cell>
          <table:table-cell table:formula="of:=ROUND([.A21]-[$menor.$A$1];1)" office:value-type="float" office:value="1.9" calcext:value-type="float">
            <text:p>1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0.95485" calcext:value-type="float">
            <text:p>1624627220,95485</text:p>
          </table:table-cell>
          <table:table-cell table:formula="of:=ROUND([.A22]-[$menor.$A$1];1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1.0556" calcext:value-type="float">
            <text:p>1624627221,0556</text:p>
          </table:table-cell>
          <table:table-cell table:formula="of:=ROUND([.A23]-[$menor.$A$1];1)" office:value-type="float" office:value="2.1" calcext:value-type="float">
            <text:p>2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1.15606" calcext:value-type="float">
            <text:p>1624627221,15606</text:p>
          </table:table-cell>
          <table:table-cell table:formula="of:=ROUND([.A24]-[$menor.$A$1];1)" office:value-type="float" office:value="2.2" calcext:value-type="float">
            <text:p>2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1.25598" calcext:value-type="float">
            <text:p>1624627221,25598</text:p>
          </table:table-cell>
          <table:table-cell table:formula="of:=ROUND([.A25]-[$menor.$A$1];1)"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1.35559" calcext:value-type="float">
            <text:p>1624627221,35559</text:p>
          </table:table-cell>
          <table:table-cell table:formula="of:=ROUND([.A26]-[$menor.$A$1];1)" office:value-type="float" office:value="2.4" calcext:value-type="float">
            <text:p>2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1.45628" calcext:value-type="float">
            <text:p>1624627221,45628</text:p>
          </table:table-cell>
          <table:table-cell table:formula="of:=ROUND([.A27]-[$menor.$A$1];1)"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1.55709" calcext:value-type="float">
            <text:p>1624627221,55709</text:p>
          </table:table-cell>
          <table:table-cell table:formula="of:=ROUND([.A28]-[$menor.$A$1];1)" office:value-type="float" office:value="2.6" calcext:value-type="float">
            <text:p>2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1.6567" calcext:value-type="float">
            <text:p>1624627221,6567</text:p>
          </table:table-cell>
          <table:table-cell table:formula="of:=ROUND([.A29]-[$menor.$A$1];1)" office:value-type="float" office:value="2.7" calcext:value-type="float">
            <text:p>2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1.75734" calcext:value-type="float">
            <text:p>1624627221,75734</text:p>
          </table:table-cell>
          <table:table-cell table:formula="of:=ROUND([.A30]-[$menor.$A$1];1)" office:value-type="float" office:value="2.8" calcext:value-type="float">
            <text:p>2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1.857" calcext:value-type="float">
            <text:p>1624627221,857</text:p>
          </table:table-cell>
          <table:table-cell table:formula="of:=ROUND([.A31]-[$menor.$A$1];1)" office:value-type="float" office:value="2.9" calcext:value-type="float">
            <text:p>2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1.95671" calcext:value-type="float">
            <text:p>1624627221,95671</text:p>
          </table:table-cell>
          <table:table-cell table:formula="of:=ROUND([.A32]-[$menor.$A$1];1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2.05751" calcext:value-type="float">
            <text:p>1624627222,05751</text:p>
          </table:table-cell>
          <table:table-cell table:formula="of:=ROUND([.A33]-[$menor.$A$1];1)" office:value-type="float" office:value="3.1" calcext:value-type="float">
            <text:p>3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2.15829" calcext:value-type="float">
            <text:p>1624627222,15829</text:p>
          </table:table-cell>
          <table:table-cell table:formula="of:=ROUND([.A34]-[$menor.$A$1];1)" office:value-type="float" office:value="3.2" calcext:value-type="float">
            <text:p>3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2.25799" calcext:value-type="float">
            <text:p>1624627222,25799</text:p>
          </table:table-cell>
          <table:table-cell table:formula="of:=ROUND([.A35]-[$menor.$A$1];1)" office:value-type="float" office:value="3.3" calcext:value-type="float">
            <text:p>3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2.3575" calcext:value-type="float">
            <text:p>1624627222,3575</text:p>
          </table:table-cell>
          <table:table-cell table:formula="of:=ROUND([.A36]-[$menor.$A$1];1)" office:value-type="float" office:value="3.4" calcext:value-type="float">
            <text:p>3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2.45816" calcext:value-type="float">
            <text:p>1624627222,45816</text:p>
          </table:table-cell>
          <table:table-cell table:formula="of:=ROUND([.A37]-[$menor.$A$1];1)" office:value-type="float" office:value="3.5" calcext:value-type="float">
            <text:p>3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2.55791" calcext:value-type="float">
            <text:p>1624627222,55791</text:p>
          </table:table-cell>
          <table:table-cell table:formula="of:=ROUND([.A38]-[$menor.$A$1];1)" office:value-type="float" office:value="3.6" calcext:value-type="float">
            <text:p>3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2.65775" calcext:value-type="float">
            <text:p>1624627222,65775</text:p>
          </table:table-cell>
          <table:table-cell table:formula="of:=ROUND([.A39]-[$menor.$A$1];1)" office:value-type="float" office:value="3.7" calcext:value-type="float">
            <text:p>3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2.75856" calcext:value-type="float">
            <text:p>1624627222,75856</text:p>
          </table:table-cell>
          <table:table-cell table:formula="of:=ROUND([.A40]-[$menor.$A$1];1)" office:value-type="float" office:value="3.8" calcext:value-type="float">
            <text:p>3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2.85914" calcext:value-type="float">
            <text:p>1624627222,85914</text:p>
          </table:table-cell>
          <table:table-cell table:formula="of:=ROUND([.A41]-[$menor.$A$1];1)" office:value-type="float" office:value="3.9" calcext:value-type="float">
            <text:p>3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2.95878" calcext:value-type="float">
            <text:p>1624627222,95878</text:p>
          </table:table-cell>
          <table:table-cell table:formula="of:=ROUND([.A42]-[$menor.$A$1];1)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3.05937" calcext:value-type="float">
            <text:p>1624627223,05937</text:p>
          </table:table-cell>
          <table:table-cell table:formula="of:=ROUND([.A43]-[$menor.$A$1];1)" office:value-type="float" office:value="4.1" calcext:value-type="float">
            <text:p>4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3.15899" calcext:value-type="float">
            <text:p>1624627223,15899</text:p>
          </table:table-cell>
          <table:table-cell table:formula="of:=ROUND([.A44]-[$menor.$A$1];1)" office:value-type="float" office:value="4.2" calcext:value-type="float">
            <text:p>4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3.25962" calcext:value-type="float">
            <text:p>1624627223,25962</text:p>
          </table:table-cell>
          <table:table-cell table:formula="of:=ROUND([.A45]-[$menor.$A$1];1)" office:value-type="float" office:value="4.3" calcext:value-type="float">
            <text:p>4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3.36026" calcext:value-type="float">
            <text:p>1624627223,36026</text:p>
          </table:table-cell>
          <table:table-cell table:formula="of:=ROUND([.A46]-[$menor.$A$1];1)" office:value-type="float" office:value="4.4" calcext:value-type="float">
            <text:p>4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3.45997" calcext:value-type="float">
            <text:p>1624627223,45997</text:p>
          </table:table-cell>
          <table:table-cell table:formula="of:=ROUND([.A47]-[$menor.$A$1];1)" office:value-type="float" office:value="4.5" calcext:value-type="float">
            <text:p>4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3.56033" calcext:value-type="float">
            <text:p>1624627223,56033</text:p>
          </table:table-cell>
          <table:table-cell table:formula="of:=ROUND([.A48]-[$menor.$A$1];1)" office:value-type="float" office:value="4.6" calcext:value-type="float">
            <text:p>4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3.66085" calcext:value-type="float">
            <text:p>1624627223,66085</text:p>
          </table:table-cell>
          <table:table-cell table:formula="of:=ROUND([.A49]-[$menor.$A$1];1)"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3.76051" calcext:value-type="float">
            <text:p>1624627223,76051</text:p>
          </table:table-cell>
          <table:table-cell table:formula="of:=ROUND([.A50]-[$menor.$A$1];1)" office:value-type="float" office:value="4.8" calcext:value-type="float">
            <text:p>4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3.86105" calcext:value-type="float">
            <text:p>1624627223,86105</text:p>
          </table:table-cell>
          <table:table-cell table:formula="of:=ROUND([.A51]-[$menor.$A$1];1)"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3.9608" calcext:value-type="float">
            <text:p>1624627223,9608</text:p>
          </table:table-cell>
          <table:table-cell table:formula="of:=ROUND([.A52]-[$menor.$A$1];1)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4.061" calcext:value-type="float">
            <text:p>1624627224,061</text:p>
          </table:table-cell>
          <table:table-cell table:formula="of:=ROUND([.A53]-[$menor.$A$1];1)" office:value-type="float" office:value="5.1" calcext:value-type="float">
            <text:p>5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4.16071" calcext:value-type="float">
            <text:p>1624627224,16071</text:p>
          </table:table-cell>
          <table:table-cell table:formula="of:=ROUND([.A54]-[$menor.$A$1];1)" office:value-type="float" office:value="5.2" calcext:value-type="float">
            <text:p>5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4.26146" calcext:value-type="float">
            <text:p>1624627224,26146</text:p>
          </table:table-cell>
          <table:table-cell table:formula="of:=ROUND([.A55]-[$menor.$A$1];1)" office:value-type="float" office:value="5.3" calcext:value-type="float">
            <text:p>5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4.36116" calcext:value-type="float">
            <text:p>1624627224,36116</text:p>
          </table:table-cell>
          <table:table-cell table:formula="of:=ROUND([.A56]-[$menor.$A$1];1)" office:value-type="float" office:value="5.4" calcext:value-type="float">
            <text:p>5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4.46071" calcext:value-type="float">
            <text:p>1624627224,46071</text:p>
          </table:table-cell>
          <table:table-cell table:formula="of:=ROUND([.A57]-[$menor.$A$1];1)" office:value-type="float" office:value="5.5" calcext:value-type="float">
            <text:p>5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4.56072" calcext:value-type="float">
            <text:p>1624627224,56072</text:p>
          </table:table-cell>
          <table:table-cell table:formula="of:=ROUND([.A58]-[$menor.$A$1];1)"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4.66142" calcext:value-type="float">
            <text:p>1624627224,66142</text:p>
          </table:table-cell>
          <table:table-cell table:formula="of:=ROUND([.A59]-[$menor.$A$1];1)" office:value-type="float" office:value="5.7" calcext:value-type="float">
            <text:p>5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4.76086" calcext:value-type="float">
            <text:p>1624627224,76086</text:p>
          </table:table-cell>
          <table:table-cell table:formula="of:=ROUND([.A60]-[$menor.$A$1];1)" office:value-type="float" office:value="5.8" calcext:value-type="float">
            <text:p>5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4.86034" calcext:value-type="float">
            <text:p>1624627224,86034</text:p>
          </table:table-cell>
          <table:table-cell table:formula="of:=ROUND([.A61]-[$menor.$A$1];1)"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4.96104" calcext:value-type="float">
            <text:p>1624627224,96104</text:p>
          </table:table-cell>
          <table:table-cell table:formula="of:=ROUND([.A62]-[$menor.$A$1];1)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5.06073" calcext:value-type="float">
            <text:p>1624627225,06073</text:p>
          </table:table-cell>
          <table:table-cell table:formula="of:=ROUND([.A63]-[$menor.$A$1];1)" office:value-type="float" office:value="6.1" calcext:value-type="float">
            <text:p>6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5.16131" calcext:value-type="float">
            <text:p>1624627225,16131</text:p>
          </table:table-cell>
          <table:table-cell table:formula="of:=ROUND([.A64]-[$menor.$A$1];1)" office:value-type="float" office:value="6.2" calcext:value-type="float">
            <text:p>6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5.26135" calcext:value-type="float">
            <text:p>1624627225,26135</text:p>
          </table:table-cell>
          <table:table-cell table:formula="of:=ROUND([.A65]-[$menor.$A$1];1)" office:value-type="float" office:value="6.3" calcext:value-type="float">
            <text:p>6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5.36112" calcext:value-type="float">
            <text:p>1624627225,36112</text:p>
          </table:table-cell>
          <table:table-cell table:formula="of:=ROUND([.A66]-[$menor.$A$1];1)" office:value-type="float" office:value="6.4" calcext:value-type="float">
            <text:p>6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5.46087" calcext:value-type="float">
            <text:p>1624627225,46087</text:p>
          </table:table-cell>
          <table:table-cell table:formula="of:=ROUND([.A67]-[$menor.$A$1];1)" office:value-type="float" office:value="6.5" calcext:value-type="float">
            <text:p>6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5.56157" calcext:value-type="float">
            <text:p>1624627225,56157</text:p>
          </table:table-cell>
          <table:table-cell table:formula="of:=ROUND([.A68]-[$menor.$A$1];1)" office:value-type="float" office:value="6.6" calcext:value-type="float">
            <text:p>6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5.66227" calcext:value-type="float">
            <text:p>1624627225,66227</text:p>
          </table:table-cell>
          <table:table-cell table:formula="of:=ROUND([.A69]-[$menor.$A$1];1)" office:value-type="float" office:value="6.7" calcext:value-type="float">
            <text:p>6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5.76193" calcext:value-type="float">
            <text:p>1624627225,76193</text:p>
          </table:table-cell>
          <table:table-cell table:formula="of:=ROUND([.A70]-[$menor.$A$1];1)" office:value-type="float" office:value="6.8" calcext:value-type="float">
            <text:p>6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5.8626" calcext:value-type="float">
            <text:p>1624627225,8626</text:p>
          </table:table-cell>
          <table:table-cell table:formula="of:=ROUND([.A71]-[$menor.$A$1];1)" office:value-type="float" office:value="6.9" calcext:value-type="float">
            <text:p>6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5.96327" calcext:value-type="float">
            <text:p>1624627225,96327</text:p>
          </table:table-cell>
          <table:table-cell table:formula="of:=ROUND([.A72]-[$menor.$A$1];1)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6.06296" calcext:value-type="float">
            <text:p>1624627226,06296</text:p>
          </table:table-cell>
          <table:table-cell table:formula="of:=ROUND([.A73]-[$menor.$A$1];1)" office:value-type="float" office:value="7.1" calcext:value-type="float">
            <text:p>7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6.16265" calcext:value-type="float">
            <text:p>1624627226,16265</text:p>
          </table:table-cell>
          <table:table-cell table:formula="of:=ROUND([.A74]-[$menor.$A$1];1)" office:value-type="float" office:value="7.2" calcext:value-type="float">
            <text:p>7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6.26327" calcext:value-type="float">
            <text:p>1624627226,26327</text:p>
          </table:table-cell>
          <table:table-cell table:formula="of:=ROUND([.A75]-[$menor.$A$1];1)" office:value-type="float" office:value="7.3" calcext:value-type="float">
            <text:p>7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6.36296" calcext:value-type="float">
            <text:p>1624627226,36296</text:p>
          </table:table-cell>
          <table:table-cell table:formula="of:=ROUND([.A76]-[$menor.$A$1];1)" office:value-type="float" office:value="7.4" calcext:value-type="float">
            <text:p>7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6.46266" calcext:value-type="float">
            <text:p>1624627226,46266</text:p>
          </table:table-cell>
          <table:table-cell table:formula="of:=ROUND([.A77]-[$menor.$A$1];1)" office:value-type="float" office:value="7.5" calcext:value-type="float">
            <text:p>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6.56333" calcext:value-type="float">
            <text:p>1624627226,56333</text:p>
          </table:table-cell>
          <table:table-cell table:formula="of:=ROUND([.A78]-[$menor.$A$1];1)" office:value-type="float" office:value="7.6" calcext:value-type="float">
            <text:p>7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6.663" calcext:value-type="float">
            <text:p>1624627226,663</text:p>
          </table:table-cell>
          <table:table-cell table:formula="of:=ROUND([.A79]-[$menor.$A$1];1)" office:value-type="float" office:value="7.7" calcext:value-type="float">
            <text:p>7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6.76268" calcext:value-type="float">
            <text:p>1624627226,76268</text:p>
          </table:table-cell>
          <table:table-cell table:formula="of:=ROUND([.A80]-[$menor.$A$1];1)" office:value-type="float" office:value="7.8" calcext:value-type="float">
            <text:p>7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6.86337" calcext:value-type="float">
            <text:p>1624627226,86337</text:p>
          </table:table-cell>
          <table:table-cell table:formula="of:=ROUND([.A81]-[$menor.$A$1];1)" office:value-type="float" office:value="7.9" calcext:value-type="float">
            <text:p>7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6.9628" calcext:value-type="float">
            <text:p>1624627226,9628</text:p>
          </table:table-cell>
          <table:table-cell table:formula="of:=ROUND([.A82]-[$menor.$A$1];1)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7.0633" calcext:value-type="float">
            <text:p>1624627227,0633</text:p>
          </table:table-cell>
          <table:table-cell table:formula="of:=ROUND([.A83]-[$menor.$A$1];1)" office:value-type="float" office:value="8.1" calcext:value-type="float">
            <text:p>8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7.16396" calcext:value-type="float">
            <text:p>1624627227,16396</text:p>
          </table:table-cell>
          <table:table-cell table:formula="of:=ROUND([.A84]-[$menor.$A$1];1)" office:value-type="float" office:value="8.2" calcext:value-type="float">
            <text:p>8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7.26364" calcext:value-type="float">
            <text:p>1624627227,26364</text:p>
          </table:table-cell>
          <table:table-cell table:formula="of:=ROUND([.A85]-[$menor.$A$1];1)" office:value-type="float" office:value="8.3" calcext:value-type="float">
            <text:p>8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7.36444" calcext:value-type="float">
            <text:p>1624627227,36444</text:p>
          </table:table-cell>
          <table:table-cell table:formula="of:=ROUND([.A86]-[$menor.$A$1];1)" office:value-type="float" office:value="8.4" calcext:value-type="float">
            <text:p>8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7.46413" calcext:value-type="float">
            <text:p>1624627227,46413</text:p>
          </table:table-cell>
          <table:table-cell table:formula="of:=ROUND([.A87]-[$menor.$A$1];1)" office:value-type="float" office:value="8.5" calcext:value-type="float">
            <text:p>8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7.56452" calcext:value-type="float">
            <text:p>1624627227,56452</text:p>
          </table:table-cell>
          <table:table-cell table:formula="of:=ROUND([.A88]-[$menor.$A$1];1)" office:value-type="float" office:value="8.6" calcext:value-type="float">
            <text:p>8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7.66393" calcext:value-type="float">
            <text:p>1624627227,66393</text:p>
          </table:table-cell>
          <table:table-cell table:formula="of:=ROUND([.A89]-[$menor.$A$1];1)" office:value-type="float" office:value="8.7" calcext:value-type="float">
            <text:p>8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7.76367" calcext:value-type="float">
            <text:p>1624627227,76367</text:p>
          </table:table-cell>
          <table:table-cell table:formula="of:=ROUND([.A90]-[$menor.$A$1];1)" office:value-type="float" office:value="8.8" calcext:value-type="float">
            <text:p>8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7.86449" calcext:value-type="float">
            <text:p>1624627227,86449</text:p>
          </table:table-cell>
          <table:table-cell table:formula="of:=ROUND([.A91]-[$menor.$A$1];1)" office:value-type="float" office:value="8.9" calcext:value-type="float">
            <text:p>8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7.96465" calcext:value-type="float">
            <text:p>1624627227,96465</text:p>
          </table:table-cell>
          <table:table-cell table:formula="of:=ROUND([.A92]-[$menor.$A$1];1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7453293" calcext:value-type="float">
            <text:p>0,17453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8.0649" calcext:value-type="float">
            <text:p>1624627228,0649</text:p>
          </table:table-cell>
          <table:table-cell table:formula="of:=ROUND([.A93]-[$menor.$A$1];1)"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 office:value-type="float" office:value="0.34906585" calcext:value-type="float">
            <text:p>0,34906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0.03365841" calcext:value-type="float">
            <text:p>-0,03365841</text:p>
          </table:table-cell>
          <table:table-cell office:value-type="float" office:value="1.99971676" calcext:value-type="float">
            <text:p>1,99971676</text:p>
          </table:table-cell>
          <table:table-cell office:value-type="float" office:value="90.96428797" calcext:value-type="float">
            <text:p>90,964287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8.16528" calcext:value-type="float">
            <text:p>1624627228,16528</text:p>
          </table:table-cell>
          <table:table-cell table:formula="of:=ROUND([.A94]-[$menor.$A$1];1)"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office:value-type="float" office:value="0.45378561" calcext:value-type="float">
            <text:p>0,45378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-0.06911965" calcext:value-type="float">
            <text:p>-0,06911965</text:p>
          </table:table-cell>
          <table:table-cell office:value-type="float" office:value="1.99880526" calcext:value-type="float">
            <text:p>1,99880526</text:p>
          </table:table-cell>
          <table:table-cell office:value-type="float" office:value="91.98052645" calcext:value-type="float">
            <text:p>91,980526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8.26547" calcext:value-type="float">
            <text:p>1624627228,26547</text:p>
          </table:table-cell>
          <table:table-cell table:formula="of:=ROUND([.A95]-[$menor.$A$1];1)" office:value-type="float" office:value="9.3" calcext:value-type="float">
            <text:p>9,3</text:p>
          </table:table-cell>
          <table:table-cell office:value-type="float" office:value="0" calcext:value-type="float">
            <text:p>0</text:p>
          </table:table-cell>
          <table:table-cell office:value-type="float" office:value="0.45378561" calcext:value-type="float">
            <text:p>0,45378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-0.10331424" calcext:value-type="float">
            <text:p>-0,10331424</text:p>
          </table:table-cell>
          <table:table-cell office:value-type="float" office:value="1.99732976" calcext:value-type="float">
            <text:p>1,99732976</text:p>
          </table:table-cell>
          <table:table-cell office:value-type="float" office:value="92.9610529" calcext:value-type="float">
            <text:p>92,96105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8.36536" calcext:value-type="float">
            <text:p>1624627228,36536</text:p>
          </table:table-cell>
          <table:table-cell table:formula="of:=ROUND([.A96]-[$menor.$A$1];1)" office:value-type="float" office:value="9.4" calcext:value-type="float">
            <text:p>9,4</text:p>
          </table:table-cell>
          <table:table-cell office:value-type="float" office:value="0" calcext:value-type="float">
            <text:p>0</text:p>
          </table:table-cell>
          <table:table-cell office:value-type="float" office:value="0.45378561" calcext:value-type="float">
            <text:p>0,45378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-0.06900679" calcext:value-type="float">
            <text:p>-0,06900679</text:p>
          </table:table-cell>
          <table:table-cell office:value-type="float" office:value="1.99880916" calcext:value-type="float">
            <text:p>1,99880916</text:p>
          </table:table-cell>
          <table:table-cell office:value-type="float" office:value="91.97729138" calcext:value-type="float">
            <text:p>91,97729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8.46463" calcext:value-type="float">
            <text:p>1624627228,46463</text:p>
          </table:table-cell>
          <table:table-cell table:formula="of:=ROUND([.A97]-[$menor.$A$1];1)"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office:value-type="float" office:value="0.45378561" calcext:value-type="float">
            <text:p>0,45378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-0.10320147" calcext:value-type="float">
            <text:p>-0,10320147</text:p>
          </table:table-cell>
          <table:table-cell office:value-type="float" office:value="1.99733559" calcext:value-type="float">
            <text:p>1,99733559</text:p>
          </table:table-cell>
          <table:table-cell office:value-type="float" office:value="92.95781783" calcext:value-type="float">
            <text:p>92,957817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8.5649" calcext:value-type="float">
            <text:p>1624627228,5649</text:p>
          </table:table-cell>
          <table:table-cell table:formula="of:=ROUND([.A98]-[$menor.$A$1];1)" office:value-type="float" office:value="9.6" calcext:value-type="float">
            <text:p>9,6</text:p>
          </table:table-cell>
          <table:table-cell office:value-type="float" office:value="0.003" calcext:value-type="float">
            <text:p>0,003</text:p>
          </table:table-cell>
          <table:table-cell office:value-type="float" office:value="0.45378561" calcext:value-type="float">
            <text:p>0,45378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-0.06583567" calcext:value-type="float">
            <text:p>-0,06583567</text:p>
          </table:table-cell>
          <table:table-cell office:value-type="float" office:value="1.99891612" calcext:value-type="float">
            <text:p>1,99891612</text:p>
          </table:table-cell>
          <table:table-cell office:value-type="float" office:value="91.88639377" calcext:value-type="float">
            <text:p>91,886393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8.66524" calcext:value-type="float">
            <text:p>1624627228,66524</text:p>
          </table:table-cell>
          <table:table-cell table:formula="of:=ROUND([.A99]-[$menor.$A$1];1)" office:value-type="float" office:value="9.7" calcext:value-type="float">
            <text:p>9,7</text:p>
          </table:table-cell>
          <table:table-cell office:value-type="float" office:value="0.01" calcext:value-type="float">
            <text:p>0,01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0.00097" calcext:value-type="float">
            <text:p>0,0009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-0.10308869" calcext:value-type="float">
            <text:p>-0,10308869</text:p>
          </table:table-cell>
          <table:table-cell office:value-type="float" office:value="1.99734141" calcext:value-type="float">
            <text:p>1,99734141</text:p>
          </table:table-cell>
          <table:table-cell office:value-type="float" office:value="92.95458276" calcext:value-type="float">
            <text:p>92,954582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8.76529" calcext:value-type="float">
            <text:p>1624627228,76529</text:p>
          </table:table-cell>
          <table:table-cell table:formula="of:=ROUND([.A100]-[$menor.$A$1];1)" office:value-type="float" office:value="9.8" calcext:value-type="float">
            <text:p>9,8</text:p>
          </table:table-cell>
          <table:table-cell office:value-type="float" office:value="0.021" calcext:value-type="float">
            <text:p>0,021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0.00291" calcext:value-type="float">
            <text:p>0,00291</text:p>
          </table:table-cell>
          <table:table-cell office:value-type="float" office:value="0.00097" calcext:value-type="float">
            <text:p>0,00097</text:p>
          </table:table-cell>
          <table:table-cell office:value-type="float" office:value="74" calcext:value-type="float">
            <text:p>74</text:p>
          </table:table-cell>
          <table:table-cell office:value-type="float" office:value="-0.10143983" calcext:value-type="float">
            <text:p>-0,10143983</text:p>
          </table:table-cell>
          <table:table-cell office:value-type="float" office:value="1.99737634" calcext:value-type="float">
            <text:p>1,99737634</text:p>
          </table:table-cell>
          <table:table-cell office:value-type="float" office:value="92.93510921" calcext:value-type="float">
            <text:p>92,93510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4627228.86527" calcext:value-type="float">
            <text:p>1624627228,86527</text:p>
          </table:table-cell>
          <table:table-cell table:formula="of:=ROUND([.A101]-[$menor.$A$1];1)" office:value-type="float" office:value="9.9" calcext:value-type="float">
            <text:p>9,9</text:p>
          </table:table-cell>
          <table:table-cell office:value-type="float" office:value="0.028" calcext:value-type="float">
            <text:p>0,028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0.00582" calcext:value-type="float">
            <text:p>0,00582</text:p>
          </table:table-cell>
          <table:table-cell office:value-type="float" office:value="0.00194" calcext:value-type="float">
            <text:p>0,00194</text:p>
          </table:table-cell>
          <table:table-cell office:value-type="float" office:value="71" calcext:value-type="float">
            <text:p>71</text:p>
          </table:table-cell>
          <table:table-cell office:value-type="float" office:value="-0.06213342" calcext:value-type="float">
            <text:p>-0,06213342</text:p>
          </table:table-cell>
          <table:table-cell office:value-type="float" office:value="1.9999123" calcext:value-type="float">
            <text:p>1,9999123</text:p>
          </table:table-cell>
          <table:table-cell office:value-type="float" office:value="91.86368515" calcext:value-type="float">
            <text:p>91,86368515</text:p>
          </table:table-cell>
          <table:table-cell office:value-type="float" office:value="2.00000024" calcext:value-type="float">
            <text:p>2,00000024</text:p>
          </table:table-cell>
        </table:table-row>
        <table:table-row table:style-name="ro1">
          <table:table-cell office:value-type="float" office:value="1624627228.96528" calcext:value-type="float">
            <text:p>1624627228,96528</text:p>
          </table:table-cell>
          <table:table-cell table:formula="of:=ROUND([.A102]-[$menor.$A$1];1)" office:value-type="float" office:value="10" calcext:value-type="float">
            <text:p>10</text:p>
          </table:table-cell>
          <table:table-cell office:value-type="float" office:value="0.038" calcext:value-type="float">
            <text:p>0,038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0.00873" calcext:value-type="float">
            <text:p>0,00873</text:p>
          </table:table-cell>
          <table:table-cell office:value-type="float" office:value="0.00388" calcext:value-type="float">
            <text:p>0,00388</text:p>
          </table:table-cell>
          <table:table-cell office:value-type="float" office:value="69" calcext:value-type="float">
            <text:p>69</text:p>
          </table:table-cell>
          <table:table-cell office:value-type="float" office:value="-0.09642755" calcext:value-type="float">
            <text:p>-0,09642755</text:p>
          </table:table-cell>
          <table:table-cell office:value-type="float" office:value="1.99835552" calcext:value-type="float">
            <text:p>1,99835552</text:p>
          </table:table-cell>
          <table:table-cell office:value-type="float" office:value="92.93187414" calcext:value-type="float">
            <text:p>92,93187414</text:p>
          </table:table-cell>
          <table:table-cell office:value-type="float" office:value="1.99903214" calcext:value-type="float">
            <text:p>1,99903214</text:p>
          </table:table-cell>
        </table:table-row>
        <table:table-row table:style-name="ro1">
          <table:table-cell office:value-type="float" office:value="1624627229.06555" calcext:value-type="float">
            <text:p>1624627229,06555</text:p>
          </table:table-cell>
          <table:table-cell table:formula="of:=ROUND([.A103]-[$menor.$A$1];1)" office:value-type="float" office:value="10.1" calcext:value-type="float">
            <text:p>10,1</text:p>
          </table:table-cell>
          <table:table-cell office:value-type="float" office:value="0.045" calcext:value-type="float">
            <text:p>0,045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0.01261" calcext:value-type="float">
            <text:p>0,01261</text:p>
          </table:table-cell>
          <table:table-cell office:value-type="float" office:value="0.00582" calcext:value-type="float">
            <text:p>0,00582</text:p>
          </table:table-cell>
          <table:table-cell office:value-type="float" office:value="66" calcext:value-type="float">
            <text:p>66</text:p>
          </table:table-cell>
          <table:table-cell office:value-type="float" office:value="-0.05613784" calcext:value-type="float">
            <text:p>-0,05613784</text:p>
          </table:table-cell>
          <table:table-cell office:value-type="float" office:value="2.0008952" calcext:value-type="float">
            <text:p>2,0008952</text:p>
          </table:table-cell>
          <table:table-cell office:value-type="float" office:value="91.86045008" calcext:value-type="float">
            <text:p>91,86045008</text:p>
          </table:table-cell>
          <table:table-cell office:value-type="float" office:value="1.99806845" calcext:value-type="float">
            <text:p>1,99806845</text:p>
          </table:table-cell>
        </table:table-row>
        <table:table-row table:style-name="ro1">
          <table:table-cell office:value-type="float" office:value="1624627229.16558" calcext:value-type="float">
            <text:p>1624627229,16558</text:p>
          </table:table-cell>
          <table:table-cell table:formula="of:=ROUND([.A104]-[$menor.$A$1];1)" office:value-type="float" office:value="10.2" calcext:value-type="float">
            <text:p>10,2</text:p>
          </table:table-cell>
          <table:table-cell office:value-type="float" office:value="0.055" calcext:value-type="float">
            <text:p>0,055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0.017945" calcext:value-type="float">
            <text:p>0,017945</text:p>
          </table:table-cell>
          <table:table-cell office:value-type="float" office:value="0.00776" calcext:value-type="float">
            <text:p>0,00776</text:p>
          </table:table-cell>
          <table:table-cell office:value-type="float" office:value="64" calcext:value-type="float">
            <text:p>64</text:p>
          </table:table-cell>
          <table:table-cell office:value-type="float" office:value="-0.08632679" calcext:value-type="float">
            <text:p>-0,08632679</text:p>
          </table:table-cell>
          <table:table-cell office:value-type="float" office:value="1.99950569" calcext:value-type="float">
            <text:p>1,99950569</text:p>
          </table:table-cell>
          <table:table-cell office:value-type="float" office:value="92.84097653" calcext:value-type="float">
            <text:p>92,84097653</text:p>
          </table:table-cell>
          <table:table-cell office:value-type="float" office:value="1.99613905" calcext:value-type="float">
            <text:p>1,99613905</text:p>
          </table:table-cell>
        </table:table-row>
        <table:table-row table:style-name="ro1">
          <table:table-cell office:value-type="float" office:value="1624627229.26629" calcext:value-type="float">
            <text:p>1624627229,26629</text:p>
          </table:table-cell>
          <table:table-cell table:formula="of:=ROUND([.A105]-[$menor.$A$1];1)" office:value-type="float" office:value="10.3" calcext:value-type="float">
            <text:p>10,3</text:p>
          </table:table-cell>
          <table:table-cell office:value-type="float" office:value="0.033" calcext:value-type="float">
            <text:p>0,033</text:p>
          </table:table-cell>
          <table:table-cell office:value-type="float" office:value="0.43633231" calcext:value-type="float">
            <text:p>0,43633231</text:p>
          </table:table-cell>
          <table:table-cell office:value-type="float" office:value="0.020855" calcext:value-type="float">
            <text:p>0,020855</text:p>
          </table:table-cell>
          <table:table-cell office:value-type="float" office:value="0.0097" calcext:value-type="float">
            <text:p>0,0097</text:p>
          </table:table-cell>
          <table:table-cell office:value-type="float" office:value="62" calcext:value-type="float">
            <text:p>62</text:p>
          </table:table-cell>
          <table:table-cell office:value-type="float" office:value="-0.11801072" calcext:value-type="float">
            <text:p>-0,11801072</text:p>
          </table:table-cell>
          <table:table-cell office:value-type="float" office:value="1.99734012" calcext:value-type="float">
            <text:p>1,99734012</text:p>
          </table:table-cell>
          <table:table-cell office:value-type="float" office:value="93.90916553" calcext:value-type="float">
            <text:p>93,90916553</text:p>
          </table:table-cell>
          <table:table-cell office:value-type="float" office:value="1.9942199" calcext:value-type="float">
            <text:p>1,9942199</text:p>
          </table:table-cell>
        </table:table-row>
        <table:table-row table:style-name="ro1">
          <table:table-cell office:value-type="float" office:value="1624627229.36692" calcext:value-type="float">
            <text:p>1624627229,36692</text:p>
          </table:table-cell>
          <table:table-cell table:formula="of:=ROUND([.A106]-[$menor.$A$1];1)" office:value-type="float" office:value="10.4" calcext:value-type="float">
            <text:p>10,4</text:p>
          </table:table-cell>
          <table:table-cell office:value-type="float" office:value="0.063" calcext:value-type="float">
            <text:p>0,063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0.025705" calcext:value-type="float">
            <text:p>0,025705</text:p>
          </table:table-cell>
          <table:table-cell office:value-type="float" office:value="0.01261" calcext:value-type="float">
            <text:p>0,01261</text:p>
          </table:table-cell>
          <table:table-cell office:value-type="float" office:value="59" calcext:value-type="float">
            <text:p>59</text:p>
          </table:table-cell>
          <table:table-cell office:value-type="float" office:value="-0.07778019" calcext:value-type="float">
            <text:p>-0,07778019</text:p>
          </table:table-cell>
          <table:table-cell office:value-type="float" office:value="1.99957768" calcext:value-type="float">
            <text:p>1,99957768</text:p>
          </table:table-cell>
          <table:table-cell office:value-type="float" office:value="92.83774146" calcext:value-type="float">
            <text:p>92,83774146</text:p>
          </table:table-cell>
          <table:table-cell office:value-type="float" office:value="1.99232078" calcext:value-type="float">
            <text:p>1,99232078</text:p>
          </table:table-cell>
        </table:table-row>
        <table:table-row table:style-name="ro1">
          <table:table-cell office:value-type="float" office:value="1624627229.46686" calcext:value-type="float">
            <text:p>1624627229,46686</text:p>
          </table:table-cell>
          <table:table-cell table:formula="of:=ROUND([.A107]-[$menor.$A$1];1)" office:value-type="float" office:value="10.5" calcext:value-type="float">
            <text:p>10,5</text:p>
          </table:table-cell>
          <table:table-cell office:value-type="float" office:value="0.081" calcext:value-type="float">
            <text:p>0,081</text:p>
          </table:table-cell>
          <table:table-cell office:value-type="float" office:value="0.45378561" calcext:value-type="float">
            <text:p>0,45378561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0.017945" calcext:value-type="float">
            <text:p>0,017945</text:p>
          </table:table-cell>
          <table:table-cell office:value-type="float" office:value="57" calcext:value-type="float">
            <text:p>57</text:p>
          </table:table-cell>
          <table:table-cell office:value-type="float" office:value="-0.1068404" calcext:value-type="float">
            <text:p>-0,1068404</text:p>
          </table:table-cell>
          <table:table-cell office:value-type="float" office:value="1.99860112" calcext:value-type="float">
            <text:p>1,99860112</text:p>
          </table:table-cell>
          <table:table-cell office:value-type="float" office:value="93.81826792" calcext:value-type="float">
            <text:p>93,81826792</text:p>
          </table:table-cell>
          <table:table-cell office:value-type="float" office:value="1.99040926" calcext:value-type="float">
            <text:p>1,99040926</text:p>
          </table:table-cell>
        </table:table-row>
        <table:table-row table:style-name="ro1">
          <table:table-cell office:value-type="float" office:value="1624627229.56683" calcext:value-type="float">
            <text:p>1624627229,56683</text:p>
          </table:table-cell>
          <table:table-cell table:formula="of:=ROUND([.A108]-[$menor.$A$1];1)" office:value-type="float" office:value="10.6" calcext:value-type="float">
            <text:p>10,6</text:p>
          </table:table-cell>
          <table:table-cell office:value-type="float" office:value="0.0865" calcext:value-type="float">
            <text:p>0,0865</text:p>
          </table:table-cell>
          <table:table-cell office:value-type="float" office:value="0.43633231" calcext:value-type="float">
            <text:p>0,43633231</text:p>
          </table:table-cell>
          <table:table-cell office:value-type="float" office:value="0.0388" calcext:value-type="float">
            <text:p>0,0388</text:p>
          </table:table-cell>
          <table:table-cell office:value-type="float" office:value="0.023765" calcext:value-type="float">
            <text:p>0,023765</text:p>
          </table:table-cell>
          <table:table-cell office:value-type="float" office:value="54" calcext:value-type="float">
            <text:p>54</text:p>
          </table:table-cell>
          <table:table-cell office:value-type="float" office:value="-0.06530722" calcext:value-type="float">
            <text:p>-0,06530722</text:p>
          </table:table-cell>
          <table:table-cell office:value-type="float" office:value="2.00306952" calcext:value-type="float">
            <text:p>2,00306952</text:p>
          </table:table-cell>
          <table:table-cell office:value-type="float" office:value="92.8345064" calcext:value-type="float">
            <text:p>92,8345064</text:p>
          </table:table-cell>
          <table:table-cell office:value-type="float" office:value="1.98755622" calcext:value-type="float">
            <text:p>1,98755622</text:p>
          </table:table-cell>
        </table:table-row>
        <table:table-row table:style-name="ro1">
          <table:table-cell office:value-type="float" office:value="1624627229.66701" calcext:value-type="float">
            <text:p>1624627229,66701</text:p>
          </table:table-cell>
          <table:table-cell table:formula="of:=ROUND([.A109]-[$menor.$A$1];1)" office:value-type="float" office:value="10.7" calcext:value-type="float">
            <text:p>10,7</text:p>
          </table:table-cell>
          <table:table-cell office:value-type="float" office:value="0.0935" calcext:value-type="float">
            <text:p>0,0935</text:p>
          </table:table-cell>
          <table:table-cell office:value-type="float" office:value="0.43633231" calcext:value-type="float">
            <text:p>0,43633231</text:p>
          </table:table-cell>
          <table:table-cell office:value-type="float" office:value="0.04559" calcext:value-type="float">
            <text:p>0,04559</text:p>
          </table:table-cell>
          <table:table-cell office:value-type="float" office:value="0.029585" calcext:value-type="float">
            <text:p>0,029585</text:p>
          </table:table-cell>
          <table:table-cell office:value-type="float" office:value="52" calcext:value-type="float">
            <text:p>52</text:p>
          </table:table-cell>
          <table:table-cell office:value-type="float" office:value="-0.09309566" calcext:value-type="float">
            <text:p>-0,09309566</text:p>
          </table:table-cell>
          <table:table-cell office:value-type="float" office:value="2.00170162" calcext:value-type="float">
            <text:p>2,00170162</text:p>
          </table:table-cell>
          <table:table-cell office:value-type="float" office:value="93.81503285" calcext:value-type="float">
            <text:p>93,81503285</text:p>
          </table:table-cell>
          <table:table-cell office:value-type="float" office:value="1.98232937" calcext:value-type="float">
            <text:p>1,98232937</text:p>
          </table:table-cell>
        </table:table-row>
        <table:table-row table:style-name="ro1">
          <table:table-cell office:value-type="float" office:value="1624627229.76712" calcext:value-type="float">
            <text:p>1624627229,76712</text:p>
          </table:table-cell>
          <table:table-cell table:formula="of:=ROUND([.A110]-[$menor.$A$1];1)" office:value-type="float" office:value="10.8" calcext:value-type="float">
            <text:p>10,8</text:p>
          </table:table-cell>
          <table:table-cell office:value-type="float" office:value="0.1025" calcext:value-type="float">
            <text:p>0,1025</text:p>
          </table:table-cell>
          <table:table-cell office:value-type="float" office:value="0.43633231" calcext:value-type="float">
            <text:p>0,43633231</text:p>
          </table:table-cell>
          <table:table-cell office:value-type="float" office:value="0.053835" calcext:value-type="float">
            <text:p>0,053835</text:p>
          </table:table-cell>
          <table:table-cell office:value-type="float" office:value="0.03686" calcext:value-type="float">
            <text:p>0,03686</text:p>
          </table:table-cell>
          <table:table-cell office:value-type="float" office:value="49" calcext:value-type="float">
            <text:p>49</text:p>
          </table:table-cell>
          <table:table-cell office:value-type="float" office:value="-0.05204474" calcext:value-type="float">
            <text:p>-0,05204474</text:p>
          </table:table-cell>
          <table:table-cell office:value-type="float" office:value="2.0037881" calcext:value-type="float">
            <text:p>2,0037881</text:p>
          </table:table-cell>
          <table:table-cell office:value-type="float" office:value="92.83127133" calcext:value-type="float">
            <text:p>92,83127133</text:p>
          </table:table-cell>
          <table:table-cell office:value-type="float" office:value="1.97661591" calcext:value-type="float">
            <text:p>1,97661591</text:p>
          </table:table-cell>
        </table:table-row>
        <table:table-row table:style-name="ro1">
          <table:table-cell office:value-type="float" office:value="1624627229.86715" calcext:value-type="float">
            <text:p>1624627229,86715</text:p>
          </table:table-cell>
          <table:table-cell table:formula="of:=ROUND([.A111]-[$menor.$A$1];1)" office:value-type="float" office:value="10.9" calcext:value-type="float">
            <text:p>10,9</text:p>
          </table:table-cell>
          <table:table-cell office:value-type="float" office:value="0.1075" calcext:value-type="float">
            <text:p>0,1075</text:p>
          </table:table-cell>
          <table:table-cell office:value-type="float" office:value="0.41887902" calcext:value-type="float">
            <text:p>0,41887902</text:p>
          </table:table-cell>
          <table:table-cell office:value-type="float" office:value="0.060625" calcext:value-type="float">
            <text:p>0,060625</text:p>
          </table:table-cell>
          <table:table-cell office:value-type="float" office:value="0.04462" calcext:value-type="float">
            <text:p>0,04462</text:p>
          </table:table-cell>
          <table:table-cell office:value-type="float" office:value="47" calcext:value-type="float">
            <text:p>47</text:p>
          </table:table-cell>
          <table:table-cell office:value-type="float" office:value="-0.07719198" calcext:value-type="float">
            <text:p>-0,07719198</text:p>
          </table:table-cell>
          <table:table-cell office:value-type="float" office:value="2.00344226" calcext:value-type="float">
            <text:p>2,00344226</text:p>
          </table:table-cell>
          <table:table-cell office:value-type="float" office:value="93.81179778" calcext:value-type="float">
            <text:p>93,81179778</text:p>
          </table:table-cell>
          <table:table-cell office:value-type="float" office:value="1.97094238" calcext:value-type="float">
            <text:p>1,97094238</text:p>
          </table:table-cell>
        </table:table-row>
        <table:table-row table:style-name="ro1">
          <table:table-cell office:value-type="float" office:value="1624627229.96739" calcext:value-type="float">
            <text:p>1624627229,96739</text:p>
          </table:table-cell>
          <table:table-cell table:formula="of:=ROUND([.A112]-[$menor.$A$1];1)" office:value-type="float" office:value="11" calcext:value-type="float">
            <text:p>11</text:p>
          </table:table-cell>
          <table:table-cell office:value-type="float" office:value="0.1165" calcext:value-type="float">
            <text:p>0,1165</text:p>
          </table:table-cell>
          <table:table-cell office:value-type="float" office:value="0.41887902" calcext:value-type="float">
            <text:p>0,41887902</text:p>
          </table:table-cell>
          <table:table-cell office:value-type="float" office:value="0.06887" calcext:value-type="float">
            <text:p>0,06887</text:p>
          </table:table-cell>
          <table:table-cell office:value-type="float" office:value="0.053835" calcext:value-type="float">
            <text:p>0,053835</text:p>
          </table:table-cell>
          <table:table-cell office:value-type="float" office:value="45" calcext:value-type="float">
            <text:p>45</text:p>
          </table:table-cell>
          <table:table-cell office:value-type="float" office:value="-0.0704877" calcext:value-type="float">
            <text:p>-0,0704877</text:p>
          </table:table-cell>
          <table:table-cell office:value-type="float" office:value="2.00411647" calcext:value-type="float">
            <text:p>2,00411647</text:p>
          </table:table-cell>
          <table:table-cell office:value-type="float" office:value="93.82803626" calcext:value-type="float">
            <text:p>93,82803626</text:p>
          </table:table-cell>
          <table:table-cell office:value-type="float" office:value="1.96387804" calcext:value-type="float">
            <text:p>1,96387804</text:p>
          </table:table-cell>
        </table:table-row>
        <table:table-row table:style-name="ro1">
          <table:table-cell office:value-type="float" office:value="1624627230.06665" calcext:value-type="float">
            <text:p>1624627230,06665</text:p>
          </table:table-cell>
          <table:table-cell table:formula="of:=ROUND([.A113]-[$menor.$A$1];1)" office:value-type="float" office:value="11.1" calcext:value-type="float">
            <text:p>11,1</text:p>
          </table:table-cell>
          <table:table-cell office:value-type="float" office:value="0.1215" calcext:value-type="float">
            <text:p>0,1215</text:p>
          </table:table-cell>
          <table:table-cell office:value-type="float" office:value="0.40142573" calcext:value-type="float">
            <text:p>0,40142573</text:p>
          </table:table-cell>
          <table:table-cell office:value-type="float" office:value="0.07566" calcext:value-type="float">
            <text:p>0,07566</text:p>
          </table:table-cell>
          <table:table-cell office:value-type="float" office:value="0.063535" calcext:value-type="float">
            <text:p>0,063535</text:p>
          </table:table-cell>
          <table:table-cell office:value-type="float" office:value="43" calcext:value-type="float">
            <text:p>43</text:p>
          </table:table-cell>
          <table:table-cell office:value-type="float" office:value="-0.09512194" calcext:value-type="float">
            <text:p>-0,09512194</text:p>
          </table:table-cell>
          <table:table-cell office:value-type="float" office:value="2.003269" calcext:value-type="float">
            <text:p>2,003269</text:p>
          </table:table-cell>
          <table:table-cell office:value-type="float" office:value="94.80856271" calcext:value-type="float">
            <text:p>94,80856271</text:p>
          </table:table-cell>
          <table:table-cell office:value-type="float" office:value="1.95631957" calcext:value-type="float">
            <text:p>1,95631957</text:p>
          </table:table-cell>
        </table:table-row>
        <table:table-row table:style-name="ro1">
          <table:table-cell office:value-type="float" office:value="1624627230.16691" calcext:value-type="float">
            <text:p>1624627230,16691</text:p>
          </table:table-cell>
          <table:table-cell table:formula="of:=ROUND([.A114]-[$menor.$A$1];1)" office:value-type="float" office:value="11.2" calcext:value-type="float">
            <text:p>11,2</text:p>
          </table:table-cell>
          <table:table-cell office:value-type="float" office:value="0.1295" calcext:value-type="float">
            <text:p>0,1295</text:p>
          </table:table-cell>
          <table:table-cell office:value-type="float" office:value="0.40142573" calcext:value-type="float">
            <text:p>0,40142573</text:p>
          </table:table-cell>
          <table:table-cell office:value-type="float" office:value="0.083905" calcext:value-type="float">
            <text:p>0,083905</text:p>
          </table:table-cell>
          <table:table-cell office:value-type="float" office:value="0.07372" calcext:value-type="float">
            <text:p>0,07372</text:p>
          </table:table-cell>
          <table:table-cell office:value-type="float" office:value="40" calcext:value-type="float">
            <text:p>40</text:p>
          </table:table-cell>
          <table:table-cell office:value-type="float" office:value="-0.05424176" calcext:value-type="float">
            <text:p>-0,05424176</text:p>
          </table:table-cell>
          <table:table-cell office:value-type="float" office:value="2.00658073" calcext:value-type="float">
            <text:p>2,00658073</text:p>
          </table:table-cell>
          <table:table-cell office:value-type="float" office:value="93.82480119" calcext:value-type="float">
            <text:p>93,82480119</text:p>
          </table:table-cell>
          <table:table-cell office:value-type="float" office:value="1.94738317" calcext:value-type="float">
            <text:p>1,94738317</text:p>
          </table:table-cell>
        </table:table-row>
        <table:table-row table:style-name="ro1">
          <table:table-cell office:value-type="float" office:value="1624627230.26704" calcext:value-type="float">
            <text:p>1624627230,26704</text:p>
          </table:table-cell>
          <table:table-cell table:formula="of:=ROUND([.A115]-[$menor.$A$1];1)" office:value-type="float" office:value="11.3" calcext:value-type="float">
            <text:p>11,3</text:p>
          </table:table-cell>
          <table:table-cell office:value-type="float" office:value="0.1335" calcext:value-type="float">
            <text:p>0,1335</text:p>
          </table:table-cell>
          <table:table-cell office:value-type="float" office:value="0.38397244" calcext:value-type="float">
            <text:p>0,38397244</text:p>
          </table:table-cell>
          <table:table-cell office:value-type="float" office:value="0.091665" calcext:value-type="float">
            <text:p>0,091665</text:p>
          </table:table-cell>
          <table:table-cell office:value-type="float" office:value="0.084875" calcext:value-type="float">
            <text:p>0,084875</text:p>
          </table:table-cell>
          <table:table-cell office:value-type="float" office:value="38" calcext:value-type="float">
            <text:p>38</text:p>
          </table:table-cell>
          <table:table-cell office:value-type="float" office:value="-0.04591503" calcext:value-type="float">
            <text:p>-0,04591503</text:p>
          </table:table-cell>
          <table:table-cell office:value-type="float" office:value="2.00730939" calcext:value-type="float">
            <text:p>2,00730939</text:p>
          </table:table-cell>
          <table:table-cell office:value-type="float" office:value="93.84103967" calcext:value-type="float">
            <text:p>93,84103967</text:p>
          </table:table-cell>
          <table:table-cell office:value-type="float" office:value="1.9379425" calcext:value-type="float">
            <text:p>1,9379425</text:p>
          </table:table-cell>
        </table:table-row>
        <table:table-row table:style-name="ro1">
          <table:table-cell office:value-type="float" office:value="1624627230.36724" calcext:value-type="float">
            <text:p>1624627230,36724</text:p>
          </table:table-cell>
          <table:table-cell table:formula="of:=ROUND([.A116]-[$menor.$A$1];1)" office:value-type="float" office:value="11.4" calcext:value-type="float">
            <text:p>11,4</text:p>
          </table:table-cell>
          <table:table-cell office:value-type="float" office:value="0.1385" calcext:value-type="float">
            <text:p>0,1385</text:p>
          </table:table-cell>
          <table:table-cell office:value-type="float" office:value="0.38397244" calcext:value-type="float">
            <text:p>0,38397244</text:p>
          </table:table-cell>
          <table:table-cell office:value-type="float" office:value="0.09894" calcext:value-type="float">
            <text:p>0,09894</text:p>
          </table:table-cell>
          <table:table-cell office:value-type="float" office:value="0.096515" calcext:value-type="float">
            <text:p>0,096515</text:p>
          </table:table-cell>
          <table:table-cell office:value-type="float" office:value="37" calcext:value-type="float">
            <text:p>37</text:p>
          </table:table-cell>
          <table:table-cell office:value-type="float" office:value="-0.06865587" calcext:value-type="float">
            <text:p>-0,06865587</text:p>
          </table:table-cell>
          <table:table-cell office:value-type="float" office:value="2.00630469" calcext:value-type="float">
            <text:p>2,00630469</text:p>
          </table:table-cell>
          <table:table-cell office:value-type="float" office:value="94.76961561" calcext:value-type="float">
            <text:p>94,76961561</text:p>
          </table:table-cell>
          <table:table-cell office:value-type="float" office:value="1.92810655" calcext:value-type="float">
            <text:p>1,92810655</text:p>
          </table:table-cell>
        </table:table-row>
        <table:table-row table:style-name="ro1">
          <table:table-cell office:value-type="float" office:value="1624627230.4675" calcext:value-type="float">
            <text:p>1624627230,4675</text:p>
          </table:table-cell>
          <table:table-cell table:formula="of:=ROUND([.A117]-[$menor.$A$1];1)" office:value-type="float" office:value="11.5" calcext:value-type="float">
            <text:p>11,5</text:p>
          </table:table-cell>
          <table:table-cell office:value-type="float" office:value="0.1425" calcext:value-type="float">
            <text:p>0,1425</text:p>
          </table:table-cell>
          <table:table-cell office:value-type="float" office:value="0.36651914" calcext:value-type="float">
            <text:p>0,36651914</text:p>
          </table:table-cell>
          <table:table-cell office:value-type="float" office:value="0.10573" calcext:value-type="float">
            <text:p>0,10573</text:p>
          </table:table-cell>
          <table:table-cell office:value-type="float" office:value="0.10961" calcext:value-type="float">
            <text:p>0,10961</text:p>
          </table:table-cell>
          <table:table-cell office:value-type="float" office:value="35" calcext:value-type="float">
            <text:p>35</text:p>
          </table:table-cell>
          <table:table-cell office:value-type="float" office:value="-0.09607556" calcext:value-type="float">
            <text:p>-0,09607556</text:p>
          </table:table-cell>
          <table:table-cell office:value-type="float" office:value="2.00388894" calcext:value-type="float">
            <text:p>2,00388894</text:p>
          </table:table-cell>
          <table:table-cell office:value-type="float" office:value="95.8378046" calcext:value-type="float">
            <text:p>95,8378046</text:p>
          </table:table-cell>
          <table:table-cell office:value-type="float" office:value="1.91731751" calcext:value-type="float">
            <text:p>1,91731751</text:p>
          </table:table-cell>
        </table:table-row>
        <table:table-row table:style-name="ro1">
          <table:table-cell office:value-type="float" office:value="1624627230.56778" calcext:value-type="float">
            <text:p>1624627230,56778</text:p>
          </table:table-cell>
          <table:table-cell table:formula="of:=ROUND([.A118]-[$menor.$A$1];1)" office:value-type="float" office:value="11.6" calcext:value-type="float">
            <text:p>11,6</text:p>
          </table:table-cell>
          <table:table-cell office:value-type="float" office:value="0.1485" calcext:value-type="float">
            <text:p>0,1485</text:p>
          </table:table-cell>
          <table:table-cell office:value-type="float" office:value="0.34906585" calcext:value-type="float">
            <text:p>0,34906585</text:p>
          </table:table-cell>
          <table:table-cell office:value-type="float" office:value="0.11252" calcext:value-type="float">
            <text:p>0,11252</text:p>
          </table:table-cell>
          <table:table-cell office:value-type="float" office:value="0.122705" calcext:value-type="float">
            <text:p>0,122705</text:p>
          </table:table-cell>
          <table:table-cell office:value-type="float" office:value="32" calcext:value-type="float">
            <text:p>32</text:p>
          </table:table-cell>
          <table:table-cell office:value-type="float" office:value="-0.05265002" calcext:value-type="float">
            <text:p>-0,05265002</text:p>
          </table:table-cell>
          <table:table-cell office:value-type="float" office:value="2.00907307" calcext:value-type="float">
            <text:p>2,00907307</text:p>
          </table:table-cell>
          <table:table-cell office:value-type="float" office:value="94.76638054" calcext:value-type="float">
            <text:p>94,76638054</text:p>
          </table:table-cell>
          <table:table-cell office:value-type="float" office:value="1.90605462" calcext:value-type="float">
            <text:p>1,90605462</text:p>
          </table:table-cell>
        </table:table-row>
        <table:table-row table:style-name="ro1">
          <table:table-cell office:value-type="float" office:value="1624627230.66807" calcext:value-type="float">
            <text:p>1624627230,66807</text:p>
          </table:table-cell>
          <table:table-cell table:formula="of:=ROUND([.A119]-[$menor.$A$1];1)" office:value-type="float" office:value="11.7" calcext:value-type="float">
            <text:p>11,7</text:p>
          </table:table-cell>
          <table:table-cell office:value-type="float" office:value="0.1525" calcext:value-type="float">
            <text:p>0,1525</text:p>
          </table:table-cell>
          <table:table-cell office:value-type="float" office:value="0.33161256" calcext:value-type="float">
            <text:p>0,33161256</text:p>
          </table:table-cell>
          <table:table-cell office:value-type="float" office:value="0.118825" calcext:value-type="float">
            <text:p>0,118825</text:p>
          </table:table-cell>
          <table:table-cell office:value-type="float" office:value="0.13677" calcext:value-type="float">
            <text:p>0,13677</text:p>
          </table:table-cell>
          <table:table-cell office:value-type="float" office:value="30" calcext:value-type="float">
            <text:p>30</text:p>
          </table:table-cell>
          <table:table-cell office:value-type="float" office:value="-0.04533863" calcext:value-type="float">
            <text:p>-0,04533863</text:p>
          </table:table-cell>
          <table:table-cell office:value-type="float" office:value="2.00945715" calcext:value-type="float">
            <text:p>2,00945715</text:p>
          </table:table-cell>
          <table:table-cell office:value-type="float" office:value="94.78261902" calcext:value-type="float">
            <text:p>94,78261902</text:p>
          </table:table-cell>
          <table:table-cell office:value-type="float" office:value="1.8933444" calcext:value-type="float">
            <text:p>1,8933444</text:p>
          </table:table-cell>
        </table:table-row>
        <table:table-row table:style-name="ro1">
          <table:table-cell office:value-type="float" office:value="1624627230.76839" calcext:value-type="float">
            <text:p>1624627230,76839</text:p>
          </table:table-cell>
          <table:table-cell table:formula="of:=ROUND([.A120]-[$menor.$A$1];1)" office:value-type="float" office:value="11.8" calcext:value-type="float">
            <text:p>11,8</text:p>
          </table:table-cell>
          <table:table-cell office:value-type="float" office:value="0.1535" calcext:value-type="float">
            <text:p>0,1535</text:p>
          </table:table-cell>
          <table:table-cell office:value-type="float" office:value="0.33161256" calcext:value-type="float">
            <text:p>0,33161256</text:p>
          </table:table-cell>
          <table:table-cell office:value-type="float" office:value="0.124645" calcext:value-type="float">
            <text:p>0,124645</text:p>
          </table:table-cell>
          <table:table-cell office:value-type="float" office:value="0.150835" calcext:value-type="float">
            <text:p>0,150835</text:p>
          </table:table-cell>
          <table:table-cell office:value-type="float" office:value="29" calcext:value-type="float">
            <text:p>29</text:p>
          </table:table-cell>
          <table:table-cell office:value-type="float" office:value="-0.07119063" calcext:value-type="float">
            <text:p>-0,07119063</text:p>
          </table:table-cell>
          <table:table-cell office:value-type="float" office:value="2.00781011" calcext:value-type="float">
            <text:p>2,00781011</text:p>
          </table:table-cell>
          <table:table-cell office:value-type="float" office:value="95.7988575" calcext:value-type="float">
            <text:p>95,7988575</text:p>
          </table:table-cell>
          <table:table-cell office:value-type="float" office:value="1.88066399" calcext:value-type="float">
            <text:p>1,88066399</text:p>
          </table:table-cell>
        </table:table-row>
        <table:table-row table:style-name="ro1">
          <table:table-cell office:value-type="float" office:value="1624627230.86771" calcext:value-type="float">
            <text:p>1624627230,86771</text:p>
          </table:table-cell>
          <table:table-cell table:formula="of:=ROUND([.A121]-[$menor.$A$1];1)" office:value-type="float" office:value="11.9" calcext:value-type="float">
            <text:p>11,9</text:p>
          </table:table-cell>
          <table:table-cell office:value-type="float" office:value="0.1565" calcext:value-type="float">
            <text:p>0,1565</text:p>
          </table:table-cell>
          <table:table-cell office:value-type="float" office:value="0.31415927" calcext:value-type="float">
            <text:p>0,31415927</text:p>
          </table:table-cell>
          <table:table-cell office:value-type="float" office:value="0.13095" calcext:value-type="float">
            <text:p>0,13095</text:p>
          </table:table-cell>
          <table:table-cell office:value-type="float" office:value="0.16587" calcext:value-type="float">
            <text:p>0,16587</text:p>
          </table:table-cell>
          <table:table-cell office:value-type="float" office:value="27" calcext:value-type="float">
            <text:p>27</text:p>
          </table:table-cell>
          <table:table-cell office:value-type="float" office:value="-0.03038605" calcext:value-type="float">
            <text:p>-0,03038605</text:p>
          </table:table-cell>
          <table:table-cell office:value-type="float" office:value="2.01140234" calcext:value-type="float">
            <text:p>2,01140234</text:p>
          </table:table-cell>
          <table:table-cell office:value-type="float" office:value="94.76314547" calcext:value-type="float">
            <text:p>94,76314547</text:p>
          </table:table-cell>
          <table:table-cell office:value-type="float" office:value="1.86701512" calcext:value-type="float">
            <text:p>1,86701512</text:p>
          </table:table-cell>
        </table:table-row>
        <table:table-row table:style-name="ro1">
          <table:table-cell office:value-type="float" office:value="1624627230.9681" calcext:value-type="float">
            <text:p>1624627230,9681</text:p>
          </table:table-cell>
          <table:table-cell table:formula="of:=ROUND([.A122]-[$menor.$A$1];1)" office:value-type="float" office:value="12" calcext:value-type="float">
            <text:p>12</text:p>
          </table:table-cell>
          <table:table-cell office:value-type="float" office:value="0.1615" calcext:value-type="float">
            <text:p>0,1615</text:p>
          </table:table-cell>
          <table:table-cell office:value-type="float" office:value="0.29670597" calcext:value-type="float">
            <text:p>0,29670597</text:p>
          </table:table-cell>
          <table:table-cell office:value-type="float" office:value="0.13677" calcext:value-type="float">
            <text:p>0,13677</text:p>
          </table:table-cell>
          <table:table-cell office:value-type="float" office:value="0.180905" calcext:value-type="float">
            <text:p>0,180905</text:p>
          </table:table-cell>
          <table:table-cell office:value-type="float" office:value="26" calcext:value-type="float">
            <text:p>26</text:p>
          </table:table-cell>
          <table:table-cell office:value-type="float" office:value="-0.05568034" calcext:value-type="float">
            <text:p>-0,05568034</text:p>
          </table:table-cell>
          <table:table-cell office:value-type="float" office:value="2.00981051" calcext:value-type="float">
            <text:p>2,00981051</text:p>
          </table:table-cell>
          <table:table-cell office:value-type="float" office:value="95.77938395" calcext:value-type="float">
            <text:p>95,77938395</text:p>
          </table:table-cell>
          <table:table-cell office:value-type="float" office:value="1.85336113" calcext:value-type="float">
            <text:p>1,85336113</text:p>
          </table:table-cell>
        </table:table-row>
        <table:table-row table:style-name="ro1">
          <table:table-cell office:value-type="float" office:value="1624627231.06848" calcext:value-type="float">
            <text:p>1624627231,06848</text:p>
          </table:table-cell>
          <table:table-cell table:formula="of:=ROUND([.A123]-[$menor.$A$1];1)" office:value-type="float" office:value="12.1" calcext:value-type="float">
            <text:p>12,1</text:p>
          </table:table-cell>
          <table:table-cell office:value-type="float" office:value="0.1635" calcext:value-type="float">
            <text:p>0,1635</text:p>
          </table:table-cell>
          <table:table-cell office:value-type="float" office:value="0.27925268" calcext:value-type="float">
            <text:p>0,27925268</text:p>
          </table:table-cell>
          <table:table-cell office:value-type="float" office:value="0.14162" calcext:value-type="float">
            <text:p>0,14162</text:p>
          </table:table-cell>
          <table:table-cell office:value-type="float" office:value="0.19691" calcext:value-type="float">
            <text:p>0,19691</text:p>
          </table:table-cell>
          <table:table-cell office:value-type="float" office:value="24" calcext:value-type="float">
            <text:p>24</text:p>
          </table:table-cell>
          <table:table-cell office:value-type="float" office:value="-0.04891242" calcext:value-type="float">
            <text:p>-0,04891242</text:p>
          </table:table-cell>
          <table:table-cell office:value-type="float" office:value="2.01030461" calcext:value-type="float">
            <text:p>2,01030461</text:p>
          </table:table-cell>
          <table:table-cell office:value-type="float" office:value="95.79562243" calcext:value-type="float">
            <text:p>95,79562243</text:p>
          </table:table-cell>
          <table:table-cell office:value-type="float" office:value="1.83879876" calcext:value-type="float">
            <text:p>1,83879876</text:p>
          </table:table-cell>
        </table:table-row>
        <table:table-row table:style-name="ro1">
          <table:table-cell office:value-type="float" office:value="1624627231.16777" calcext:value-type="float">
            <text:p>1624627231,16777</text:p>
          </table:table-cell>
          <table:table-cell table:formula="of:=ROUND([.A124]-[$menor.$A$1];1)" office:value-type="float" office:value="12.2" calcext:value-type="float">
            <text:p>12,2</text:p>
          </table:table-cell>
          <table:table-cell office:value-type="float" office:value="0.1635" calcext:value-type="float">
            <text:p>0,1635</text:p>
          </table:table-cell>
          <table:table-cell office:value-type="float" office:value="0.27925268" calcext:value-type="float">
            <text:p>0,27925268</text:p>
          </table:table-cell>
          <table:table-cell office:value-type="float" office:value="0.145985" calcext:value-type="float">
            <text:p>0,145985</text:p>
          </table:table-cell>
          <table:table-cell office:value-type="float" office:value="0.211945" calcext:value-type="float">
            <text:p>0,211945</text:p>
          </table:table-cell>
          <table:table-cell office:value-type="float" office:value="23" calcext:value-type="float">
            <text:p>23</text:p>
          </table:table-cell>
          <table:table-cell office:value-type="float" office:value="-0.07197935" calcext:value-type="float">
            <text:p>-0,07197935</text:p>
          </table:table-cell>
          <table:table-cell office:value-type="float" office:value="2.00859101" calcext:value-type="float">
            <text:p>2,00859101</text:p>
          </table:table-cell>
          <table:table-cell office:value-type="float" office:value="96.72419837" calcext:value-type="float">
            <text:p>96,72419837</text:p>
          </table:table-cell>
          <table:table-cell office:value-type="float" office:value="1.82422936" calcext:value-type="float">
            <text:p>1,82422936</text:p>
          </table:table-cell>
        </table:table-row>
        <table:table-row table:style-name="ro1">
          <table:table-cell office:value-type="float" office:value="1624627231.26823" calcext:value-type="float">
            <text:p>1624627231,26823</text:p>
          </table:table-cell>
          <table:table-cell table:formula="of:=ROUND([.A125]-[$menor.$A$1];1)" office:value-type="float" office:value="12.3" calcext:value-type="float">
            <text:p>12,3</text:p>
          </table:table-cell>
          <table:table-cell office:value-type="float" office:value="0.1655" calcext:value-type="float">
            <text:p>0,1655</text:p>
          </table:table-cell>
          <table:table-cell office:value-type="float" office:value="0.26179939" calcext:value-type="float">
            <text:p>0,26179939</text:p>
          </table:table-cell>
          <table:table-cell office:value-type="float" office:value="0.150835" calcext:value-type="float">
            <text:p>0,150835</text:p>
          </table:table-cell>
          <table:table-cell office:value-type="float" office:value="0.22795" calcext:value-type="float">
            <text:p>0,22795</text:p>
          </table:table-cell>
          <table:table-cell office:value-type="float" office:value="21" calcext:value-type="float">
            <text:p>21</text:p>
          </table:table-cell>
          <table:table-cell office:value-type="float" office:value="-0.03604071" calcext:value-type="float">
            <text:p>-0,03604071</text:p>
          </table:table-cell>
          <table:table-cell office:value-type="float" office:value="2.01140506" calcext:value-type="float">
            <text:p>2,01140506</text:p>
          </table:table-cell>
          <table:table-cell office:value-type="float" office:value="95.77614888" calcext:value-type="float">
            <text:p>95,77614888</text:p>
          </table:table-cell>
          <table:table-cell office:value-type="float" office:value="1.8086431" calcext:value-type="float">
            <text:p>1,8086431</text:p>
          </table:table-cell>
        </table:table-row>
        <table:table-row table:style-name="ro1">
          <table:table-cell office:value-type="float" office:value="1624627231.36788" calcext:value-type="float">
            <text:p>1624627231,36788</text:p>
          </table:table-cell>
          <table:table-cell table:formula="of:=ROUND([.A126]-[$menor.$A$1];1)" office:value-type="float" office:value="12.4" calcext:value-type="float">
            <text:p>12,4</text:p>
          </table:table-cell>
          <table:table-cell office:value-type="float" office:value="0.1665" calcext:value-type="float">
            <text:p>0,1665</text:p>
          </table:table-cell>
          <table:table-cell office:value-type="float" office:value="0.2443461" calcext:value-type="float">
            <text:p>0,2443461</text:p>
          </table:table-cell>
          <table:table-cell office:value-type="float" office:value="0.153745" calcext:value-type="float">
            <text:p>0,153745</text:p>
          </table:table-cell>
          <table:table-cell office:value-type="float" office:value="0.244925" calcext:value-type="float">
            <text:p>0,244925</text:p>
          </table:table-cell>
          <table:table-cell office:value-type="float" office:value="20" calcext:value-type="float">
            <text:p>20</text:p>
          </table:table-cell>
          <table:table-cell office:value-type="float" office:value="-0.06134557" calcext:value-type="float">
            <text:p>-0,06134557</text:p>
          </table:table-cell>
          <table:table-cell office:value-type="float" office:value="2.00936286" calcext:value-type="float">
            <text:p>2,00936286</text:p>
          </table:table-cell>
          <table:table-cell office:value-type="float" office:value="96.79238737" calcext:value-type="float">
            <text:p>96,79238737</text:p>
          </table:table-cell>
          <table:table-cell office:value-type="float" office:value="1.79400456" calcext:value-type="float">
            <text:p>1,79400456</text:p>
          </table:table-cell>
        </table:table-row>
        <table:table-row table:style-name="ro1">
          <table:table-cell office:value-type="float" office:value="1624627231.46825" calcext:value-type="float">
            <text:p>1624627231,46825</text:p>
          </table:table-cell>
          <table:table-cell table:formula="of:=ROUND([.A127]-[$menor.$A$1];1)" office:value-type="float" office:value="12.5" calcext:value-type="float">
            <text:p>12,5</text:p>
          </table:table-cell>
          <table:table-cell office:value-type="float" office:value="0.1675" calcext:value-type="float">
            <text:p>0,1675</text:p>
          </table:table-cell>
          <table:table-cell office:value-type="float" office:value="0.2268928" calcext:value-type="float">
            <text:p>0,2268928</text:p>
          </table:table-cell>
          <table:table-cell office:value-type="float" office:value="0.157625" calcext:value-type="float">
            <text:p>0,157625</text:p>
          </table:table-cell>
          <table:table-cell office:value-type="float" office:value="0.26093" calcext:value-type="float">
            <text:p>0,26093</text:p>
          </table:table-cell>
          <table:table-cell office:value-type="float" office:value="18" calcext:value-type="float">
            <text:p>18</text:p>
          </table:table-cell>
          <table:table-cell office:value-type="float" office:value="-0.02464141" calcext:value-type="float">
            <text:p>-0,02464141</text:p>
          </table:table-cell>
          <table:table-cell office:value-type="float" office:value="2.01441383" calcext:value-type="float">
            <text:p>2,01441383</text:p>
          </table:table-cell>
          <table:table-cell office:value-type="float" office:value="95.75667533" calcext:value-type="float">
            <text:p>95,75667533</text:p>
          </table:table-cell>
          <table:table-cell office:value-type="float" office:value="1.77845788" calcext:value-type="float">
            <text:p>1,77845788</text:p>
          </table:table-cell>
        </table:table-row>
        <table:table-row table:style-name="ro1">
          <table:table-cell office:value-type="float" office:value="1624627231.56806" calcext:value-type="float">
            <text:p>1624627231,56806</text:p>
          </table:table-cell>
          <table:table-cell table:formula="of:=ROUND([.A128]-[$menor.$A$1];1)" office:value-type="float" office:value="12.6" calcext:value-type="float">
            <text:p>12,6</text:p>
          </table:table-cell>
          <table:table-cell office:value-type="float" office:value="0.1675" calcext:value-type="float">
            <text:p>0,1675</text:p>
          </table:table-cell>
          <table:table-cell office:value-type="float" office:value="0.2268928" calcext:value-type="float">
            <text:p>0,2268928</text:p>
          </table:table-cell>
          <table:table-cell office:value-type="float" office:value="0.160535" calcext:value-type="float">
            <text:p>0,160535</text:p>
          </table:table-cell>
          <table:table-cell office:value-type="float" office:value="0.276935" calcext:value-type="float">
            <text:p>0,276935</text:p>
          </table:table-cell>
          <table:table-cell office:value-type="float" office:value="17" calcext:value-type="float">
            <text:p>17</text:p>
          </table:table-cell>
          <table:table-cell office:value-type="float" office:value="-0.01799757" calcext:value-type="float">
            <text:p>-0,01799757</text:p>
          </table:table-cell>
          <table:table-cell office:value-type="float" office:value="2.01395102" calcext:value-type="float">
            <text:p>2,01395102</text:p>
          </table:table-cell>
          <table:table-cell office:value-type="float" office:value="95.7209633" calcext:value-type="float">
            <text:p>95,7209633</text:p>
          </table:table-cell>
          <table:table-cell office:value-type="float" office:value="1.76179624" calcext:value-type="float">
            <text:p>1,76179624</text:p>
          </table:table-cell>
        </table:table-row>
        <table:table-row table:style-name="ro1">
          <table:table-cell office:value-type="float" office:value="1624627231.66841" calcext:value-type="float">
            <text:p>1624627231,66841</text:p>
          </table:table-cell>
          <table:table-cell table:formula="of:=ROUND([.A129]-[$menor.$A$1];1)" office:value-type="float" office:value="12.7" calcext:value-type="float">
            <text:p>12,7</text:p>
          </table:table-cell>
          <table:table-cell office:value-type="float" office:value="0.1685" calcext:value-type="float">
            <text:p>0,1685</text:p>
          </table:table-cell>
          <table:table-cell office:value-type="float" office:value="0.20943951" calcext:value-type="float">
            <text:p>0,20943951</text:p>
          </table:table-cell>
          <table:table-cell office:value-type="float" office:value="0.16393" calcext:value-type="float">
            <text:p>0,16393</text:p>
          </table:table-cell>
          <table:table-cell office:value-type="float" office:value="0.29391" calcext:value-type="float">
            <text:p>0,29391</text:p>
          </table:table-cell>
          <table:table-cell office:value-type="float" office:value="16" calcext:value-type="float">
            <text:p>16</text:p>
          </table:table-cell>
          <table:table-cell office:value-type="float" office:value="-0.04432131" calcext:value-type="float">
            <text:p>-0,04432131</text:p>
          </table:table-cell>
          <table:table-cell office:value-type="float" office:value="2.01107572" calcext:value-type="float">
            <text:p>2,01107572</text:p>
          </table:table-cell>
          <table:table-cell office:value-type="float" office:value="96.73720179" calcext:value-type="float">
            <text:p>96,73720179</text:p>
          </table:table-cell>
          <table:table-cell office:value-type="float" office:value="1.74619877" calcext:value-type="float">
            <text:p>1,74619877</text:p>
          </table:table-cell>
        </table:table-row>
        <table:table-row table:style-name="ro1">
          <table:table-cell office:value-type="float" office:value="1624627231.76794" calcext:value-type="float">
            <text:p>1624627231,76794</text:p>
          </table:table-cell>
          <table:table-cell table:formula="of:=ROUND([.A130]-[$menor.$A$1];1)" office:value-type="float" office:value="12.8" calcext:value-type="float">
            <text:p>12,8</text:p>
          </table:table-cell>
          <table:table-cell office:value-type="float" office:value="0.1685" calcext:value-type="float">
            <text:p>0,1685</text:p>
          </table:table-cell>
          <table:table-cell office:value-type="float" office:value="0.19198622" calcext:value-type="float">
            <text:p>0,19198622</text:p>
          </table:table-cell>
          <table:table-cell office:value-type="float" office:value="0.16587" calcext:value-type="float">
            <text:p>0,16587</text:p>
          </table:table-cell>
          <table:table-cell office:value-type="float" office:value="0.310885" calcext:value-type="float">
            <text:p>0,310885</text:p>
          </table:table-cell>
          <table:table-cell office:value-type="float" office:value="15" calcext:value-type="float">
            <text:p>15</text:p>
          </table:table-cell>
          <table:table-cell office:value-type="float" office:value="-0.03801658" calcext:value-type="float">
            <text:p>-0,03801658</text:p>
          </table:table-cell>
          <table:table-cell office:value-type="float" office:value="2.01261365" calcext:value-type="float">
            <text:p>2,01261365</text:p>
          </table:table-cell>
          <table:table-cell office:value-type="float" office:value="96.70148975" calcext:value-type="float">
            <text:p>96,70148975</text:p>
          </table:table-cell>
          <table:table-cell office:value-type="float" office:value="1.73052728" calcext:value-type="float">
            <text:p>1,73052728</text:p>
          </table:table-cell>
        </table:table-row>
        <table:table-row table:style-name="ro1">
          <table:table-cell office:value-type="float" office:value="1624627231.86837" calcext:value-type="float">
            <text:p>1624627231,86837</text:p>
          </table:table-cell>
          <table:table-cell table:formula="of:=ROUND([.A131]-[$menor.$A$1];1)" office:value-type="float" office:value="12.9" calcext:value-type="float">
            <text:p>12,9</text:p>
          </table:table-cell>
          <table:table-cell office:value-type="float" office:value="0.1685" calcext:value-type="float">
            <text:p>0,1685</text:p>
          </table:table-cell>
          <table:table-cell office:value-type="float" office:value="0.17453293" calcext:value-type="float">
            <text:p>0,17453293</text:p>
          </table:table-cell>
          <table:table-cell office:value-type="float" office:value="0.16781" calcext:value-type="float">
            <text:p>0,16781</text:p>
          </table:table-cell>
          <table:table-cell office:value-type="float" office:value="0.32786" calcext:value-type="float">
            <text:p>0,32786</text:p>
          </table:table-cell>
          <table:table-cell office:value-type="float" office:value="14" calcext:value-type="float">
            <text:p>14</text:p>
          </table:table-cell>
          <table:table-cell office:value-type="float" office:value="-0.03568513" calcext:value-type="float">
            <text:p>-0,03568513</text:p>
          </table:table-cell>
          <table:table-cell office:value-type="float" office:value="2.01294013" calcext:value-type="float">
            <text:p>2,01294013</text:p>
          </table:table-cell>
          <table:table-cell office:value-type="float" office:value="96.75344027" calcext:value-type="float">
            <text:p>96,75344027</text:p>
          </table:table-cell>
          <table:table-cell office:value-type="float" office:value="1.71394753" calcext:value-type="float">
            <text:p>1,71394753</text:p>
          </table:table-cell>
        </table:table-row>
        <table:table-row table:style-name="ro1">
          <table:table-cell office:value-type="float" office:value="1624627231.96775" calcext:value-type="float">
            <text:p>1624627231,96775</text:p>
          </table:table-cell>
          <table:table-cell table:formula="of:=ROUND([.A132]-[$menor.$A$1];1)" office:value-type="float" office:value="13" calcext:value-type="float">
            <text:p>13</text:p>
          </table:table-cell>
          <table:table-cell office:value-type="float" office:value="0.1675" calcext:value-type="float">
            <text:p>0,1675</text:p>
          </table:table-cell>
          <table:table-cell office:value-type="float" office:value="0.17453293" calcext:value-type="float">
            <text:p>0,17453293</text:p>
          </table:table-cell>
          <table:table-cell office:value-type="float" office:value="0.16975" calcext:value-type="float">
            <text:p>0,16975</text:p>
          </table:table-cell>
          <table:table-cell office:value-type="float" office:value="0.343865" calcext:value-type="float">
            <text:p>0,343865</text:p>
          </table:table-cell>
          <table:table-cell office:value-type="float" office:value="13" calcext:value-type="float">
            <text:p>13</text:p>
          </table:table-cell>
          <table:table-cell office:value-type="float" office:value="-0.03072976" calcext:value-type="float">
            <text:p>-0,03072976</text:p>
          </table:table-cell>
          <table:table-cell office:value-type="float" office:value="2.01344724" calcext:value-type="float">
            <text:p>2,01344724</text:p>
          </table:table-cell>
          <table:table-cell office:value-type="float" office:value="96.71772824" calcext:value-type="float">
            <text:p>96,71772824</text:p>
          </table:table-cell>
          <table:table-cell office:value-type="float" office:value="1.69723964" calcext:value-type="float">
            <text:p>1,69723964</text:p>
          </table:table-cell>
        </table:table-row>
        <table:table-row table:style-name="ro1">
          <table:table-cell office:value-type="float" office:value="1624627232.06828" calcext:value-type="float">
            <text:p>1624627232,06828</text:p>
          </table:table-cell>
          <table:table-cell table:formula="of:=ROUND([.A133]-[$menor.$A$1];1)" office:value-type="float" office:value="13.1" calcext:value-type="float">
            <text:p>13,1</text:p>
          </table:table-cell>
          <table:table-cell office:value-type="float" office:value="0.1675" calcext:value-type="float">
            <text:p>0,1675</text:p>
          </table:table-cell>
          <table:table-cell office:value-type="float" office:value="0.15707963" calcext:value-type="float">
            <text:p>0,15707963</text:p>
          </table:table-cell>
          <table:table-cell office:value-type="float" office:value="0.17072" calcext:value-type="float">
            <text:p>0,17072</text:p>
          </table:table-cell>
          <table:table-cell office:value-type="float" office:value="0.36084" calcext:value-type="float">
            <text:p>0,36084</text:p>
          </table:table-cell>
          <table:table-cell office:value-type="float" office:value="12" calcext:value-type="float">
            <text:p>12</text:p>
          </table:table-cell>
          <table:table-cell office:value-type="float" office:value="-0.02834941" calcext:value-type="float">
            <text:p>-0,02834941</text:p>
          </table:table-cell>
          <table:table-cell office:value-type="float" office:value="2.0126877" calcext:value-type="float">
            <text:p>2,0126877</text:p>
          </table:table-cell>
          <table:table-cell office:value-type="float" office:value="96.76967875" calcext:value-type="float">
            <text:p>96,76967875</text:p>
          </table:table-cell>
          <table:table-cell office:value-type="float" office:value="1.68053937" calcext:value-type="float">
            <text:p>1,68053937</text:p>
          </table:table-cell>
        </table:table-row>
        <table:table-row table:style-name="ro1">
          <table:table-cell office:value-type="float" office:value="1624627232.16857" calcext:value-type="float">
            <text:p>1624627232,16857</text:p>
          </table:table-cell>
          <table:table-cell table:formula="of:=ROUND([.A134]-[$menor.$A$1];1)" office:value-type="float" office:value="13.2" calcext:value-type="float">
            <text:p>13,2</text:p>
          </table:table-cell>
          <table:table-cell office:value-type="float" office:value="0.1665" calcext:value-type="float">
            <text:p>0,1665</text:p>
          </table:table-cell>
          <table:table-cell office:value-type="float" office:value="0.15707963" calcext:value-type="float">
            <text:p>0,15707963</text:p>
          </table:table-cell>
          <table:table-cell office:value-type="float" office:value="0.17266" calcext:value-type="float">
            <text:p>0,17266</text:p>
          </table:table-cell>
          <table:table-cell office:value-type="float" office:value="0.377815" calcext:value-type="float">
            <text:p>0,377815</text:p>
          </table:table-cell>
          <table:table-cell office:value-type="float" office:value="11" calcext:value-type="float">
            <text:p>11</text:p>
          </table:table-cell>
          <table:table-cell office:value-type="float" office:value="-0.02449499" calcext:value-type="float">
            <text:p>-0,02449499</text:p>
          </table:table-cell>
          <table:table-cell office:value-type="float" office:value="2.01416671" calcext:value-type="float">
            <text:p>2,01416671</text:p>
          </table:table-cell>
          <table:table-cell office:value-type="float" office:value="96.73396672" calcext:value-type="float">
            <text:p>96,73396672</text:p>
          </table:table-cell>
          <table:table-cell office:value-type="float" office:value="1.66481173" calcext:value-type="float">
            <text:p>1,66481173</text:p>
          </table:table-cell>
        </table:table-row>
        <table:table-row table:style-name="ro1">
          <table:table-cell office:value-type="float" office:value="1624627232.26881" calcext:value-type="float">
            <text:p>1624627232,26881</text:p>
          </table:table-cell>
          <table:table-cell table:formula="of:=ROUND([.A135]-[$menor.$A$1];1)" office:value-type="float" office:value="13.3" calcext:value-type="float">
            <text:p>13,3</text:p>
          </table:table-cell>
          <table:table-cell office:value-type="float" office:value="0.1655" calcext:value-type="float">
            <text:p>0,1655</text:p>
          </table:table-cell>
          <table:table-cell office:value-type="float" office:value="0.13962634" calcext:value-type="float">
            <text:p>0,13962634</text:p>
          </table:table-cell>
          <table:table-cell office:value-type="float" office:value="0.17363" calcext:value-type="float">
            <text:p>0,17363</text:p>
          </table:table-cell>
          <table:table-cell office:value-type="float" office:value="0.39382" calcext:value-type="float">
            <text:p>0,39382</text:p>
          </table:table-cell>
          <table:table-cell office:value-type="float" office:value="10" calcext:value-type="float">
            <text:p>10</text:p>
          </table:table-cell>
          <table:table-cell office:value-type="float" office:value="-0.01956659" calcext:value-type="float">
            <text:p>-0,01956659</text:p>
          </table:table-cell>
          <table:table-cell office:value-type="float" office:value="2.01459225" calcext:value-type="float">
            <text:p>2,01459225</text:p>
          </table:table-cell>
          <table:table-cell office:value-type="float" office:value="96.69825469" calcext:value-type="float">
            <text:p>96,69825469</text:p>
          </table:table-cell>
          <table:table-cell office:value-type="float" office:value="1.64802635" calcext:value-type="float">
            <text:p>1,64802635</text:p>
          </table:table-cell>
        </table:table-row>
        <table:table-row table:style-name="ro1">
          <table:table-cell office:value-type="float" office:value="1624627232.3691" calcext:value-type="float">
            <text:p>1624627232,3691</text:p>
          </table:table-cell>
          <table:table-cell table:formula="of:=ROUND([.A136]-[$menor.$A$1];1)" office:value-type="float" office:value="13.4" calcext:value-type="float">
            <text:p>13,4</text:p>
          </table:table-cell>
          <table:table-cell office:value-type="float" office:value="0.1645" calcext:value-type="float">
            <text:p>0,1645</text:p>
          </table:table-cell>
          <table:table-cell office:value-type="float" office:value="0.13962634" calcext:value-type="float">
            <text:p>0,13962634</text:p>
          </table:table-cell>
          <table:table-cell office:value-type="float" office:value="0.17363" calcext:value-type="float">
            <text:p>0,17363</text:p>
          </table:table-cell>
          <table:table-cell office:value-type="float" office:value="0.410795" calcext:value-type="float">
            <text:p>0,410795</text:p>
          </table:table-cell>
          <table:table-cell office:value-type="float" office:value="9" calcext:value-type="float">
            <text:p>9</text:p>
          </table:table-cell>
          <table:table-cell office:value-type="float" office:value="-0.01812017" calcext:value-type="float">
            <text:p>-0,01812017</text:p>
          </table:table-cell>
          <table:table-cell office:value-type="float" office:value="2.01385933" calcext:value-type="float">
            <text:p>2,01385933</text:p>
          </table:table-cell>
          <table:table-cell office:value-type="float" office:value="96.7502052" calcext:value-type="float">
            <text:p>96,7502052</text:p>
          </table:table-cell>
          <table:table-cell office:value-type="float" office:value="1.63134778" calcext:value-type="float">
            <text:p>1,63134778</text:p>
          </table:table-cell>
        </table:table-row>
        <table:table-row table:style-name="ro1">
          <table:table-cell office:value-type="float" office:value="1624627232.46941" calcext:value-type="float">
            <text:p>1624627232,46941</text:p>
          </table:table-cell>
          <table:table-cell table:formula="of:=ROUND([.A137]-[$menor.$A$1];1)" office:value-type="float" office:value="13.5" calcext:value-type="float">
            <text:p>13,5</text:p>
          </table:table-cell>
          <table:table-cell office:value-type="float" office:value="0.1635" calcext:value-type="float">
            <text:p>0,1635</text:p>
          </table:table-cell>
          <table:table-cell office:value-type="float" office:value="0.12217305" calcext:value-type="float">
            <text:p>0,12217305</text:p>
          </table:table-cell>
          <table:table-cell office:value-type="float" office:value="0.1746" calcext:value-type="float">
            <text:p>0,1746</text:p>
          </table:table-cell>
          <table:table-cell office:value-type="float" office:value="0.4268" calcext:value-type="float">
            <text:p>0,4268</text:p>
          </table:table-cell>
          <table:table-cell office:value-type="float" office:value="8" calcext:value-type="float">
            <text:p>8</text:p>
          </table:table-cell>
          <table:table-cell office:value-type="float" office:value="0.01176667" calcext:value-type="float">
            <text:p>0,01176667</text:p>
          </table:table-cell>
          <table:table-cell office:value-type="float" office:value="2.0182034" calcext:value-type="float">
            <text:p>2,0182034</text:p>
          </table:table-cell>
          <table:table-cell office:value-type="float" office:value="95.7502052" calcext:value-type="float">
            <text:p>95,7502052</text:p>
          </table:table-cell>
          <table:table-cell office:value-type="float" office:value="1.61553752" calcext:value-type="float">
            <text:p>1,61553752</text:p>
          </table:table-cell>
        </table:table-row>
        <table:table-row table:style-name="ro1">
          <table:table-cell office:value-type="float" office:value="1624627232.56868" calcext:value-type="float">
            <text:p>1624627232,56868</text:p>
          </table:table-cell>
          <table:table-cell table:formula="of:=ROUND([.A138]-[$menor.$A$1];1)" office:value-type="float" office:value="13.6" calcext:value-type="float">
            <text:p>13,6</text:p>
          </table:table-cell>
          <table:table-cell office:value-type="float" office:value="0.1625" calcext:value-type="float">
            <text:p>0,1625</text:p>
          </table:table-cell>
          <table:table-cell office:value-type="float" office:value="0.10471976" calcext:value-type="float">
            <text:p>0,10471976</text:p>
          </table:table-cell>
          <table:table-cell office:value-type="float" office:value="0.1746" calcext:value-type="float">
            <text:p>0,1746</text:p>
          </table:table-cell>
          <table:table-cell office:value-type="float" office:value="0.442805" calcext:value-type="float">
            <text:p>0,442805</text:p>
          </table:table-cell>
          <table:table-cell office:value-type="float" office:value="8" calcext:value-type="float">
            <text:p>8</text:p>
          </table:table-cell>
          <table:table-cell office:value-type="float" office:value="-0.01231868" calcext:value-type="float">
            <text:p>-0,01231868</text:p>
          </table:table-cell>
          <table:table-cell office:value-type="float" office:value="2.01449685" calcext:value-type="float">
            <text:p>2,01449685</text:p>
          </table:table-cell>
          <table:table-cell office:value-type="float" office:value="96.71449317" calcext:value-type="float">
            <text:p>96,71449317</text:p>
          </table:table-cell>
          <table:table-cell office:value-type="float" office:value="1.5986619" calcext:value-type="float">
            <text:p>1,5986619</text:p>
          </table:table-cell>
        </table:table-row>
        <table:table-row table:style-name="ro1">
          <table:table-cell office:value-type="float" office:value="1624627232.66905" calcext:value-type="float">
            <text:p>1624627232,66905</text:p>
          </table:table-cell>
          <table:table-cell table:formula="of:=ROUND([.A139]-[$menor.$A$1];1)" office:value-type="float" office:value="13.7" calcext:value-type="float">
            <text:p>13,7</text:p>
          </table:table-cell>
          <table:table-cell office:value-type="float" office:value="0.1615" calcext:value-type="float">
            <text:p>0,1615</text:p>
          </table:table-cell>
          <table:table-cell office:value-type="float" office:value="0.10471976" calcext:value-type="float">
            <text:p>0,10471976</text:p>
          </table:table-cell>
          <table:table-cell office:value-type="float" office:value="0.1746" calcext:value-type="float">
            <text:p>0,1746</text:p>
          </table:table-cell>
          <table:table-cell office:value-type="float" office:value="0.45881" calcext:value-type="float">
            <text:p>0,45881</text:p>
          </table:table-cell>
          <table:table-cell office:value-type="float" office:value="8" calcext:value-type="float">
            <text:p>8</text:p>
          </table:table-cell>
          <table:table-cell office:value-type="float" office:value="-0.03690035" calcext:value-type="float">
            <text:p>-0,03690035</text:p>
          </table:table-cell>
          <table:table-cell office:value-type="float" office:value="2.01147039" calcext:value-type="float">
            <text:p>2,01147039</text:p>
          </table:table-cell>
          <table:table-cell office:value-type="float" office:value="97.67878114" calcext:value-type="float">
            <text:p>97,67878114</text:p>
          </table:table-cell>
          <table:table-cell office:value-type="float" office:value="1.58285928" calcext:value-type="float">
            <text:p>1,58285928</text:p>
          </table:table-cell>
        </table:table-row>
        <table:table-row table:style-name="ro1">
          <table:table-cell office:value-type="float" office:value="1624627232.76943" calcext:value-type="float">
            <text:p>1624627232,76943</text:p>
          </table:table-cell>
          <table:table-cell table:formula="of:=ROUND([.A140]-[$menor.$A$1];1)" office:value-type="float" office:value="13.8" calcext:value-type="float">
            <text:p>13,8</text:p>
          </table:table-cell>
          <table:table-cell office:value-type="float" office:value="0.1605" calcext:value-type="float">
            <text:p>0,1605</text:p>
          </table:table-cell>
          <table:table-cell office:value-type="float" office:value="0.08726646" calcext:value-type="float">
            <text:p>0,08726646</text:p>
          </table:table-cell>
          <table:table-cell office:value-type="float" office:value="0.1746" calcext:value-type="float">
            <text:p>0,1746</text:p>
          </table:table-cell>
          <table:table-cell office:value-type="float" office:value="0.475785" calcext:value-type="float">
            <text:p>0,475785</text:p>
          </table:table-cell>
          <table:table-cell office:value-type="float" office:value="7" calcext:value-type="float">
            <text:p>7</text:p>
          </table:table-cell>
          <table:table-cell office:value-type="float" office:value="-0.0076412" calcext:value-type="float">
            <text:p>-0,0076412</text:p>
          </table:table-cell>
          <table:table-cell office:value-type="float" office:value="2.01512927" calcext:value-type="float">
            <text:p>2,01512927</text:p>
          </table:table-cell>
          <table:table-cell office:value-type="float" office:value="96.67878114" calcext:value-type="float">
            <text:p>96,67878114</text:p>
          </table:table-cell>
          <table:table-cell office:value-type="float" office:value="1.56695294" calcext:value-type="float">
            <text:p>1,56695294</text:p>
          </table:table-cell>
        </table:table-row>
        <table:table-row table:style-name="ro1">
          <table:table-cell office:value-type="float" office:value="1624627232.86868" calcext:value-type="float">
            <text:p>1624627232,86868</text:p>
          </table:table-cell>
          <table:table-cell table:formula="of:=ROUND([.A141]-[$menor.$A$1];1)" office:value-type="float" office:value="13.9" calcext:value-type="float">
            <text:p>13,9</text:p>
          </table:table-cell>
          <table:table-cell office:value-type="float" office:value="0.1595" calcext:value-type="float">
            <text:p>0,1595</text:p>
          </table:table-cell>
          <table:table-cell office:value-type="float" office:value="0.08726646" calcext:value-type="float">
            <text:p>0,08726646</text:p>
          </table:table-cell>
          <table:table-cell office:value-type="float" office:value="0.1746" calcext:value-type="float">
            <text:p>0,1746</text:p>
          </table:table-cell>
          <table:table-cell office:value-type="float" office:value="0.49179" calcext:value-type="float">
            <text:p>0,49179</text:p>
          </table:table-cell>
          <table:table-cell office:value-type="float" office:value="7" calcext:value-type="float">
            <text:p>7</text:p>
          </table:table-cell>
          <table:table-cell office:value-type="float" office:value="-0.03404349" calcext:value-type="float">
            <text:p>-0,03404349</text:p>
          </table:table-cell>
          <table:table-cell office:value-type="float" office:value="2.01273645" calcext:value-type="float">
            <text:p>2,01273645</text:p>
          </table:table-cell>
          <table:table-cell office:value-type="float" office:value="97.73073165" calcext:value-type="float">
            <text:p>97,73073165</text:p>
          </table:table-cell>
          <table:table-cell office:value-type="float" office:value="1.55104864" calcext:value-type="float">
            <text:p>1,55104864</text:p>
          </table:table-cell>
        </table:table-row>
        <table:table-row table:style-name="ro1">
          <table:table-cell office:value-type="float" office:value="1624627232.96928" calcext:value-type="float">
            <text:p>1624627232,96928</text:p>
          </table:table-cell>
          <table:table-cell table:formula="of:=ROUND([.A142]-[$menor.$A$1];1)" office:value-type="float" office:value="14" calcext:value-type="float">
            <text:p>14</text:p>
          </table:table-cell>
          <table:table-cell office:value-type="float" office:value="0.1575" calcext:value-type="float">
            <text:p>0,1575</text:p>
          </table:table-cell>
          <table:table-cell office:value-type="float" office:value="0.08726646" calcext:value-type="float">
            <text:p>0,08726646</text:p>
          </table:table-cell>
          <table:table-cell office:value-type="float" office:value="0.174115" calcext:value-type="float">
            <text:p>0,174115</text:p>
          </table:table-cell>
          <table:table-cell office:value-type="float" office:value="0.506825" calcext:value-type="float">
            <text:p>0,506825</text:p>
          </table:table-cell>
          <table:table-cell office:value-type="float" office:value="6" calcext:value-type="float">
            <text:p>6</text:p>
          </table:table-cell>
          <table:table-cell office:value-type="float" office:value="-0.00521146" calcext:value-type="float">
            <text:p>-0,00521146</text:p>
          </table:table-cell>
          <table:table-cell office:value-type="float" office:value="2.01539897" calcext:value-type="float">
            <text:p>2,01539897</text:p>
          </table:table-cell>
          <table:table-cell office:value-type="float" office:value="96.73073165" calcext:value-type="float">
            <text:p>96,73073165</text:p>
          </table:table-cell>
          <table:table-cell office:value-type="float" office:value="1.53418267" calcext:value-type="float">
            <text:p>1,53418267</text:p>
          </table:table-cell>
        </table:table-row>
        <table:table-row table:style-name="ro1">
          <table:table-cell office:value-type="float" office:value="1624627233.06947" calcext:value-type="float">
            <text:p>1624627233,06947</text:p>
          </table:table-cell>
          <table:table-cell table:formula="of:=ROUND([.A143]-[$menor.$A$1];1)" office:value-type="float" office:value="14.1" calcext:value-type="float">
            <text:p>14,1</text:p>
          </table:table-cell>
          <table:table-cell office:value-type="float" office:value="0.1565" calcext:value-type="float">
            <text:p>0,1565</text:p>
          </table:table-cell>
          <table:table-cell office:value-type="float" office:value="0.08726646" calcext:value-type="float">
            <text:p>0,08726646</text:p>
          </table:table-cell>
          <table:table-cell office:value-type="float" office:value="0.174115" calcext:value-type="float">
            <text:p>0,174115</text:p>
          </table:table-cell>
          <table:table-cell office:value-type="float" office:value="0.52283" calcext:value-type="float">
            <text:p>0,52283</text:p>
          </table:table-cell>
          <table:table-cell office:value-type="float" office:value="6" calcext:value-type="float">
            <text:p>6</text:p>
          </table:table-cell>
          <table:table-cell office:value-type="float" office:value="-0.02918313" calcext:value-type="float">
            <text:p>-0,02918313</text:p>
          </table:table-cell>
          <table:table-cell office:value-type="float" office:value="2.0114354" calcext:value-type="float">
            <text:p>2,0114354</text:p>
          </table:table-cell>
          <table:table-cell office:value-type="float" office:value="97.69501962" calcext:value-type="float">
            <text:p>97,69501962</text:p>
          </table:table-cell>
          <table:table-cell office:value-type="float" office:value="1.51828277" calcext:value-type="float">
            <text:p>1,51828277</text:p>
          </table:table-cell>
        </table:table-row>
        <table:table-row table:style-name="ro1">
          <table:table-cell office:value-type="float" office:value="1624627233.17024" calcext:value-type="float">
            <text:p>1624627233,17024</text:p>
          </table:table-cell>
          <table:table-cell table:formula="of:=ROUND([.A144]-[$menor.$A$1];1)" office:value-type="float" office:value="14.2" calcext:value-type="float">
            <text:p>14,2</text:p>
          </table:table-cell>
          <table:table-cell office:value-type="float" office:value="0.1555" calcext:value-type="float">
            <text:p>0,1555</text:p>
          </table:table-cell>
          <table:table-cell office:value-type="float" office:value="0.06981317" calcext:value-type="float">
            <text:p>0,06981317</text:p>
          </table:table-cell>
          <table:table-cell office:value-type="float" office:value="0.173145" calcext:value-type="float">
            <text:p>0,173145</text:p>
          </table:table-cell>
          <table:table-cell office:value-type="float" office:value="0.538835" calcext:value-type="float">
            <text:p>0,538835</text:p>
          </table:table-cell>
          <table:table-cell office:value-type="float" office:value="5" calcext:value-type="float">
            <text:p>5</text:p>
          </table:table-cell>
          <table:table-cell office:value-type="float" office:value="-0.00114543" calcext:value-type="float">
            <text:p>-0,00114543</text:p>
          </table:table-cell>
          <table:table-cell office:value-type="float" office:value="2.01587093" calcext:value-type="float">
            <text:p>2,01587093</text:p>
          </table:table-cell>
          <table:table-cell office:value-type="float" office:value="96.69501962" calcext:value-type="float">
            <text:p>96,69501962</text:p>
          </table:table-cell>
          <table:table-cell office:value-type="float" office:value="1.5032922" calcext:value-type="float">
            <text:p>1,5032922</text:p>
          </table:table-cell>
        </table:table-row>
        <table:table-row table:style-name="ro1">
          <table:table-cell office:value-type="float" office:value="1624627233.27049" calcext:value-type="float">
            <text:p>1624627233,27049</text:p>
          </table:table-cell>
          <table:table-cell table:formula="of:=ROUND([.A145]-[$menor.$A$1];1)" office:value-type="float" office:value="14.3" calcext:value-type="float">
            <text:p>14,3</text:p>
          </table:table-cell>
          <table:table-cell office:value-type="float" office:value="0.1535" calcext:value-type="float">
            <text:p>0,1535</text:p>
          </table:table-cell>
          <table:table-cell office:value-type="float" office:value="0.06981317" calcext:value-type="float">
            <text:p>0,06981317</text:p>
          </table:table-cell>
          <table:table-cell office:value-type="float" office:value="0.173145" calcext:value-type="float">
            <text:p>0,173145</text:p>
          </table:table-cell>
          <table:table-cell office:value-type="float" office:value="0.55387" calcext:value-type="float">
            <text:p>0,55387</text:p>
          </table:table-cell>
          <table:table-cell office:value-type="float" office:value="5" calcext:value-type="float">
            <text:p>5</text:p>
          </table:table-cell>
          <table:table-cell office:value-type="float" office:value="-0.02735381" calcext:value-type="float">
            <text:p>-0,02735381</text:p>
          </table:table-cell>
          <table:table-cell office:value-type="float" office:value="2.0126557" calcext:value-type="float">
            <text:p>2,0126557</text:p>
          </table:table-cell>
          <table:table-cell office:value-type="float" office:value="97.74697013" calcext:value-type="float">
            <text:p>97,74697013</text:p>
          </table:table-cell>
          <table:table-cell office:value-type="float" office:value="1.48739612" calcext:value-type="float">
            <text:p>1,48739612</text:p>
          </table:table-cell>
        </table:table-row>
        <table:table-row table:style-name="ro1">
          <table:table-cell office:value-type="float" office:value="1624627233.37093" calcext:value-type="float">
            <text:p>1624627233,37093</text:p>
          </table:table-cell>
          <table:table-cell table:formula="of:=ROUND([.A146]-[$menor.$A$1];1)" office:value-type="float" office:value="14.4" calcext:value-type="float">
            <text:p>14,4</text:p>
          </table:table-cell>
          <table:table-cell office:value-type="float" office:value="0.1525" calcext:value-type="float">
            <text:p>0,1525</text:p>
          </table:table-cell>
          <table:table-cell office:value-type="float" office:value="0.06981317" calcext:value-type="float">
            <text:p>0,06981317</text:p>
          </table:table-cell>
          <table:table-cell office:value-type="float" office:value="0.172175" calcext:value-type="float">
            <text:p>0,172175</text:p>
          </table:table-cell>
          <table:table-cell office:value-type="float" office:value="0.568905" calcext:value-type="float">
            <text:p>0,568905</text:p>
          </table:table-cell>
          <table:table-cell office:value-type="float" office:value="4" calcext:value-type="float">
            <text:p>4</text:p>
          </table:table-cell>
          <table:table-cell office:value-type="float" office:value="0.00027917" calcext:value-type="float">
            <text:p>0,00027917</text:p>
          </table:table-cell>
          <table:table-cell office:value-type="float" office:value="2.01506802" calcext:value-type="float">
            <text:p>2,01506802</text:p>
          </table:table-cell>
          <table:table-cell office:value-type="float" office:value="96.74697013" calcext:value-type="float">
            <text:p>96,74697013</text:p>
          </table:table-cell>
          <table:table-cell office:value-type="float" office:value="1.47138786" calcext:value-type="float">
            <text:p>1,47138786</text:p>
          </table:table-cell>
        </table:table-row>
        <table:table-row table:style-name="ro1">
          <table:table-cell office:value-type="float" office:value="1624627233.47121" calcext:value-type="float">
            <text:p>1624627233,47121</text:p>
          </table:table-cell>
          <table:table-cell table:formula="of:=ROUND([.A147]-[$menor.$A$1];1)" office:value-type="float" office:value="14.5" calcext:value-type="float">
            <text:p>14,5</text:p>
          </table:table-cell>
          <table:table-cell office:value-type="float" office:value="0.1505" calcext:value-type="float">
            <text:p>0,1505</text:p>
          </table:table-cell>
          <table:table-cell office:value-type="float" office:value="0.06981317" calcext:value-type="float">
            <text:p>0,06981317</text:p>
          </table:table-cell>
          <table:table-cell office:value-type="float" office:value="0.171205" calcext:value-type="float">
            <text:p>0,171205</text:p>
          </table:table-cell>
          <table:table-cell office:value-type="float" office:value="0.58394" calcext:value-type="float">
            <text:p>0,58394</text:p>
          </table:table-cell>
          <table:table-cell office:value-type="float" office:value="4" calcext:value-type="float">
            <text:p>4</text:p>
          </table:table-cell>
          <table:table-cell office:value-type="float" office:value="0.00106315" calcext:value-type="float">
            <text:p>0,00106315</text:p>
          </table:table-cell>
          <table:table-cell office:value-type="float" office:value="2.015277" calcext:value-type="float">
            <text:p>2,015277</text:p>
          </table:table-cell>
          <table:table-cell office:value-type="float" office:value="96.74697013" calcext:value-type="float">
            <text:p>96,74697013</text:p>
          </table:table-cell>
          <table:table-cell office:value-type="float" office:value="1.45645845" calcext:value-type="float">
            <text:p>1,45645845</text:p>
          </table:table-cell>
        </table:table-row>
        <table:table-row table:style-name="ro1">
          <table:table-cell office:value-type="float" office:value="1624627233.5716" calcext:value-type="float">
            <text:p>1624627233,5716</text:p>
          </table:table-cell>
          <table:table-cell table:formula="of:=ROUND([.A148]-[$menor.$A$1];1)" office:value-type="float" office:value="14.6" calcext:value-type="float">
            <text:p>14,6</text:p>
          </table:table-cell>
          <table:table-cell office:value-type="float" office:value="0.1495" calcext:value-type="float">
            <text:p>0,1495</text:p>
          </table:table-cell>
          <table:table-cell office:value-type="float" office:value="0.05235988" calcext:value-type="float">
            <text:p>0,05235988</text:p>
          </table:table-cell>
          <table:table-cell office:value-type="float" office:value="0.170235" calcext:value-type="float">
            <text:p>0,170235</text:p>
          </table:table-cell>
          <table:table-cell office:value-type="float" office:value="0.598975" calcext:value-type="float">
            <text:p>0,598975</text:p>
          </table:table-cell>
          <table:table-cell office:value-type="float" office:value="4" calcext:value-type="float">
            <text:p>4</text:p>
          </table:table-cell>
          <table:table-cell office:value-type="float" office:value="-0.02220536" calcext:value-type="float">
            <text:p>-0,02220536</text:p>
          </table:table-cell>
          <table:table-cell office:value-type="float" office:value="2.01232003" calcext:value-type="float">
            <text:p>2,01232003</text:p>
          </table:table-cell>
          <table:table-cell office:value-type="float" office:value="97.7112581" calcext:value-type="float">
            <text:p>97,7112581</text:p>
          </table:table-cell>
          <table:table-cell office:value-type="float" office:value="1.44141495" calcext:value-type="float">
            <text:p>1,44141495</text:p>
          </table:table-cell>
        </table:table-row>
        <table:table-row table:style-name="ro1">
          <table:table-cell office:value-type="float" office:value="1624627233.67195" calcext:value-type="float">
            <text:p>1624627233,67195</text:p>
          </table:table-cell>
          <table:table-cell table:formula="of:=ROUND([.A149]-[$menor.$A$1];1)" office:value-type="float" office:value="14.7" calcext:value-type="float">
            <text:p>14,7</text:p>
          </table:table-cell>
          <table:table-cell office:value-type="float" office:value="0.1475" calcext:value-type="float">
            <text:p>0,1475</text:p>
          </table:table-cell>
          <table:table-cell office:value-type="float" office:value="0.05235988" calcext:value-type="float">
            <text:p>0,05235988</text:p>
          </table:table-cell>
          <table:table-cell office:value-type="float" office:value="0.169265" calcext:value-type="float">
            <text:p>0,169265</text:p>
          </table:table-cell>
          <table:table-cell office:value-type="float" office:value="0.613525" calcext:value-type="float">
            <text:p>0,613525</text:p>
          </table:table-cell>
          <table:table-cell office:value-type="float" office:value="3" calcext:value-type="float">
            <text:p>3</text:p>
          </table:table-cell>
          <table:table-cell office:value-type="float" office:value="0.00354077" calcext:value-type="float">
            <text:p>0,00354077</text:p>
          </table:table-cell>
          <table:table-cell office:value-type="float" office:value="2.01557313" calcext:value-type="float">
            <text:p>2,01557313</text:p>
          </table:table-cell>
          <table:table-cell office:value-type="float" office:value="96.7112581" calcext:value-type="float">
            <text:p>96,7112581</text:p>
          </table:table-cell>
          <table:table-cell office:value-type="float" office:value="1.42637205" calcext:value-type="float">
            <text:p>1,42637205</text:p>
          </table:table-cell>
        </table:table-row>
        <table:table-row table:style-name="ro1">
          <table:table-cell office:value-type="float" office:value="1624627233.77216" calcext:value-type="float">
            <text:p>1624627233,77216</text:p>
          </table:table-cell>
          <table:table-cell table:formula="of:=ROUND([.A150]-[$menor.$A$1];1)" office:value-type="float" office:value="14.8" calcext:value-type="float">
            <text:p>14,8</text:p>
          </table:table-cell>
          <table:table-cell office:value-type="float" office:value="0.1465" calcext:value-type="float">
            <text:p>0,1465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0.168295" calcext:value-type="float">
            <text:p>0,168295</text:p>
          </table:table-cell>
          <table:table-cell office:value-type="float" office:value="0.62856" calcext:value-type="float">
            <text:p>0,62856</text:p>
          </table:table-cell>
          <table:table-cell office:value-type="float" office:value="3" calcext:value-type="float">
            <text:p>3</text:p>
          </table:table-cell>
          <table:table-cell office:value-type="float" office:value="0.00432873" calcext:value-type="float">
            <text:p>0,00432873</text:p>
          </table:table-cell>
          <table:table-cell office:value-type="float" office:value="2.01518366" calcext:value-type="float">
            <text:p>2,01518366</text:p>
          </table:table-cell>
          <table:table-cell office:value-type="float" office:value="96.7112581" calcext:value-type="float">
            <text:p>96,7112581</text:p>
          </table:table-cell>
          <table:table-cell office:value-type="float" office:value="1.41132951" calcext:value-type="float">
            <text:p>1,41132951</text:p>
          </table:table-cell>
        </table:table-row>
        <table:table-row table:style-name="ro1">
          <table:table-cell office:value-type="float" office:value="1624627233.87238" calcext:value-type="float">
            <text:p>1624627233,87238</text:p>
          </table:table-cell>
          <table:table-cell table:formula="of:=ROUND([.A151]-[$menor.$A$1];1)" office:value-type="float" office:value="14.9" calcext:value-type="float">
            <text:p>14,9</text:p>
          </table:table-cell>
          <table:table-cell office:value-type="float" office:value="0.1445" calcext:value-type="float">
            <text:p>0,1445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0.166355" calcext:value-type="float">
            <text:p>0,166355</text:p>
          </table:table-cell>
          <table:table-cell office:value-type="float" office:value="0.642625" calcext:value-type="float">
            <text:p>0,642625</text:p>
          </table:table-cell>
          <table:table-cell office:value-type="float" office:value="3" calcext:value-type="float">
            <text:p>3</text:p>
          </table:table-cell>
          <table:table-cell office:value-type="float" office:value="-0.01826196" calcext:value-type="float">
            <text:p>-0,01826196</text:p>
          </table:table-cell>
          <table:table-cell office:value-type="float" office:value="2.01281429" calcext:value-type="float">
            <text:p>2,01281429</text:p>
          </table:table-cell>
          <table:table-cell office:value-type="float" office:value="97.67554607" calcext:value-type="float">
            <text:p>97,67554607</text:p>
          </table:table-cell>
          <table:table-cell office:value-type="float" office:value="1.39676893" calcext:value-type="float">
            <text:p>1,39676893</text:p>
          </table:table-cell>
        </table:table-row>
        <table:table-row table:style-name="ro1">
          <table:table-cell office:value-type="float" office:value="1624627233.97259" calcext:value-type="float">
            <text:p>1624627233,97259</text:p>
          </table:table-cell>
          <table:table-cell table:formula="of:=ROUND([.A152]-[$menor.$A$1];1)" office:value-type="float" office:value="15" calcext:value-type="float">
            <text:p>15</text:p>
          </table:table-cell>
          <table:table-cell office:value-type="float" office:value="0.1435" calcext:value-type="float">
            <text:p>0,1435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0.165385" calcext:value-type="float">
            <text:p>0,165385</text:p>
          </table:table-cell>
          <table:table-cell office:value-type="float" office:value="0.65669" calcext:value-type="float">
            <text:p>0,65669</text:p>
          </table:table-cell>
          <table:table-cell office:value-type="float" office:value="2" calcext:value-type="float">
            <text:p>2</text:p>
          </table:table-cell>
          <table:table-cell office:value-type="float" office:value="0.00573355" calcext:value-type="float">
            <text:p>0,00573355</text:p>
          </table:table-cell>
          <table:table-cell office:value-type="float" office:value="2.01498483" calcext:value-type="float">
            <text:p>2,01498483</text:p>
          </table:table-cell>
          <table:table-cell office:value-type="float" office:value="96.67554607" calcext:value-type="float">
            <text:p>96,67554607</text:p>
          </table:table-cell>
          <table:table-cell office:value-type="float" office:value="1.38172746" calcext:value-type="float">
            <text:p>1,38172746</text:p>
          </table:table-cell>
        </table:table-row>
        <table:table-row table:style-name="ro1">
          <table:table-cell office:value-type="float" office:value="1624627234.07291" calcext:value-type="float">
            <text:p>1624627234,07291</text:p>
          </table:table-cell>
          <table:table-cell table:formula="of:=ROUND([.A153]-[$menor.$A$1];1)" office:value-type="float" office:value="15.1" calcext:value-type="float">
            <text:p>15,1</text:p>
          </table:table-cell>
          <table:table-cell office:value-type="float" office:value="0.1415" calcext:value-type="float">
            <text:p>0,1415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0.164415" calcext:value-type="float">
            <text:p>0,164415</text:p>
          </table:table-cell>
          <table:table-cell office:value-type="float" office:value="0.671725" calcext:value-type="float">
            <text:p>0,671725</text:p>
          </table:table-cell>
          <table:table-cell office:value-type="float" office:value="2" calcext:value-type="float">
            <text:p>2</text:p>
          </table:table-cell>
          <table:table-cell office:value-type="float" office:value="0.00641385" calcext:value-type="float">
            <text:p>0,00641385</text:p>
          </table:table-cell>
          <table:table-cell office:value-type="float" office:value="2.01494957" calcext:value-type="float">
            <text:p>2,01494957</text:p>
          </table:table-cell>
          <table:table-cell office:value-type="float" office:value="96.67554607" calcext:value-type="float">
            <text:p>96,67554607</text:p>
          </table:table-cell>
          <table:table-cell office:value-type="float" office:value="1.36753094" calcext:value-type="float">
            <text:p>1,36753094</text:p>
          </table:table-cell>
        </table:table-row>
        <table:table-row table:style-name="ro1">
          <table:table-cell office:value-type="float" office:value="1624627234.17315" calcext:value-type="float">
            <text:p>1624627234,17315</text:p>
          </table:table-cell>
          <table:table-cell table:formula="of:=ROUND([.A154]-[$menor.$A$1];1)" office:value-type="float" office:value="15.2" calcext:value-type="float">
            <text:p>15,2</text:p>
          </table:table-cell>
          <table:table-cell office:value-type="float" office:value="0.1405" calcext:value-type="float">
            <text:p>0,1405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0.163445" calcext:value-type="float">
            <text:p>0,163445</text:p>
          </table:table-cell>
          <table:table-cell office:value-type="float" office:value="0.68579" calcext:value-type="float">
            <text:p>0,68579</text:p>
          </table:table-cell>
          <table:table-cell office:value-type="float" office:value="2" calcext:value-type="float">
            <text:p>2</text:p>
          </table:table-cell>
          <table:table-cell office:value-type="float" office:value="0.00708042" calcext:value-type="float">
            <text:p>0,00708042</text:p>
          </table:table-cell>
          <table:table-cell office:value-type="float" office:value="2.01600163" calcext:value-type="float">
            <text:p>2,01600163</text:p>
          </table:table-cell>
          <table:table-cell office:value-type="float" office:value="96.67554607" calcext:value-type="float">
            <text:p>96,67554607</text:p>
          </table:table-cell>
          <table:table-cell office:value-type="float" office:value="1.35345256" calcext:value-type="float">
            <text:p>1,35345256</text:p>
          </table:table-cell>
        </table:table-row>
        <table:table-row table:style-name="ro1">
          <table:table-cell office:value-type="float" office:value="1624627234.27338" calcext:value-type="float">
            <text:p>1624627234,27338</text:p>
          </table:table-cell>
          <table:table-cell table:formula="of:=ROUND([.A155]-[$menor.$A$1];1)" office:value-type="float" office:value="15.3" calcext:value-type="float">
            <text:p>15,3</text:p>
          </table:table-cell>
          <table:table-cell office:value-type="float" office:value="0.1385" calcext:value-type="float">
            <text:p>0,1385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0.16102" calcext:value-type="float">
            <text:p>0,16102</text:p>
          </table:table-cell>
          <table:table-cell office:value-type="float" office:value="0.699855" calcext:value-type="float">
            <text:p>0,699855</text:p>
          </table:table-cell>
          <table:table-cell office:value-type="float" office:value="2" calcext:value-type="float">
            <text:p>2</text:p>
          </table:table-cell>
          <table:table-cell office:value-type="float" office:value="0.00785883" calcext:value-type="float">
            <text:p>0,00785883</text:p>
          </table:table-cell>
          <table:table-cell office:value-type="float" office:value="2.01512809" calcext:value-type="float">
            <text:p>2,01512809</text:p>
          </table:table-cell>
          <table:table-cell office:value-type="float" office:value="96.67554607" calcext:value-type="float">
            <text:p>96,67554607</text:p>
          </table:table-cell>
          <table:table-cell office:value-type="float" office:value="1.33841205" calcext:value-type="float">
            <text:p>1,33841205</text:p>
          </table:table-cell>
        </table:table-row>
        <table:table-row table:style-name="ro1">
          <table:table-cell office:value-type="float" office:value="1624627234.37309" calcext:value-type="float">
            <text:p>1624627234,37309</text:p>
          </table:table-cell>
          <table:table-cell table:formula="of:=ROUND([.A156]-[$menor.$A$1];1)" office:value-type="float" office:value="15.4" calcext:value-type="float">
            <text:p>15,4</text:p>
          </table:table-cell>
          <table:table-cell office:value-type="float" office:value="0.1375" calcext:value-type="float">
            <text:p>0,137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6005" calcext:value-type="float">
            <text:p>0,16005</text:p>
          </table:table-cell>
          <table:table-cell office:value-type="float" office:value="0.71295" calcext:value-type="float">
            <text:p>0,71295</text:p>
          </table:table-cell>
          <table:table-cell office:value-type="float" office:value="2" calcext:value-type="float">
            <text:p>2</text:p>
          </table:table-cell>
          <table:table-cell office:value-type="float" office:value="-0.01705235" calcext:value-type="float">
            <text:p>-0,01705235</text:p>
          </table:table-cell>
          <table:table-cell office:value-type="float" office:value="2.01216305" calcext:value-type="float">
            <text:p>2,01216305</text:p>
          </table:table-cell>
          <table:table-cell office:value-type="float" office:value="97.72749658" calcext:value-type="float">
            <text:p>97,72749658</text:p>
          </table:table-cell>
          <table:table-cell office:value-type="float" office:value="1.32433462" calcext:value-type="float">
            <text:p>1,32433462</text:p>
          </table:table-cell>
        </table:table-row>
        <table:table-row table:style-name="ro1">
          <table:table-cell office:value-type="float" office:value="1624627234.47309" calcext:value-type="float">
            <text:p>1624627234,47309</text:p>
          </table:table-cell>
          <table:table-cell table:formula="of:=ROUND([.A157]-[$menor.$A$1];1)" office:value-type="float" office:value="15.5" calcext:value-type="float">
            <text:p>15,5</text:p>
          </table:table-cell>
          <table:table-cell office:value-type="float" office:value="0.1365" calcext:value-type="float">
            <text:p>0,13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5811" calcext:value-type="float">
            <text:p>0,15811</text:p>
          </table:table-cell>
          <table:table-cell office:value-type="float" office:value="0.72653" calcext:value-type="float">
            <text:p>0,72653</text:p>
          </table:table-cell>
          <table:table-cell office:value-type="float" office:value="1" calcext:value-type="float">
            <text:p>1</text:p>
          </table:table-cell>
          <table:table-cell office:value-type="float" office:value="0.00657783" calcext:value-type="float">
            <text:p>0,00657783</text:p>
          </table:table-cell>
          <table:table-cell office:value-type="float" office:value="2.01400754" calcext:value-type="float">
            <text:p>2,01400754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1.31007802" calcext:value-type="float">
            <text:p>1,31007802</text:p>
          </table:table-cell>
        </table:table-row>
        <table:table-row table:style-name="ro1">
          <table:table-cell office:value-type="float" office:value="1624627234.57313" calcext:value-type="float">
            <text:p>1624627234,57313</text:p>
          </table:table-cell>
          <table:table-cell table:formula="of:=ROUND([.A158]-[$menor.$A$1];1)" office:value-type="float" office:value="15.6" calcext:value-type="float">
            <text:p>15,6</text:p>
          </table:table-cell>
          <table:table-cell office:value-type="float" office:value="0.1345" calcext:value-type="float">
            <text:p>0,13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5714" calcext:value-type="float">
            <text:p>0,15714</text:p>
          </table:table-cell>
          <table:table-cell office:value-type="float" office:value="0.739625" calcext:value-type="float">
            <text:p>0,739625</text:p>
          </table:table-cell>
          <table:table-cell office:value-type="float" office:value="1" calcext:value-type="float">
            <text:p>1</text:p>
          </table:table-cell>
          <table:table-cell office:value-type="float" office:value="0.00617419" calcext:value-type="float">
            <text:p>0,00617419</text:p>
          </table:table-cell>
          <table:table-cell office:value-type="float" office:value="2.01456303" calcext:value-type="float">
            <text:p>2,01456303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1.29696321" calcext:value-type="float">
            <text:p>1,29696321</text:p>
          </table:table-cell>
        </table:table-row>
        <table:table-row table:style-name="ro1">
          <table:table-cell office:value-type="float" office:value="1624627234.67335" calcext:value-type="float">
            <text:p>1624627234,67335</text:p>
          </table:table-cell>
          <table:table-cell table:formula="of:=ROUND([.A159]-[$menor.$A$1];1)" office:value-type="float" office:value="15.7" calcext:value-type="float">
            <text:p>15,7</text:p>
          </table:table-cell>
          <table:table-cell office:value-type="float" office:value="0.1335" calcext:value-type="float">
            <text:p>0,13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5617" calcext:value-type="float">
            <text:p>0,15617</text:p>
          </table:table-cell>
          <table:table-cell office:value-type="float" office:value="0.75369" calcext:value-type="float">
            <text:p>0,75369</text:p>
          </table:table-cell>
          <table:table-cell office:value-type="float" office:value="1" calcext:value-type="float">
            <text:p>1</text:p>
          </table:table-cell>
          <table:table-cell office:value-type="float" office:value="0.00681093" calcext:value-type="float">
            <text:p>0,00681093</text:p>
          </table:table-cell>
          <table:table-cell office:value-type="float" office:value="2.01403696" calcext:value-type="float">
            <text:p>2,01403696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1.28324771" calcext:value-type="float">
            <text:p>1,28324771</text:p>
          </table:table-cell>
        </table:table-row>
        <table:table-row table:style-name="ro1">
          <table:table-cell office:value-type="float" office:value="1624627234.77353" calcext:value-type="float">
            <text:p>1624627234,77353</text:p>
          </table:table-cell>
          <table:table-cell table:formula="of:=ROUND([.A160]-[$menor.$A$1];1)" office:value-type="float" office:value="15.8" calcext:value-type="float">
            <text:p>15,8</text:p>
          </table:table-cell>
          <table:table-cell office:value-type="float" office:value="0.1315" calcext:value-type="float">
            <text:p>0,131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5423" calcext:value-type="float">
            <text:p>0,15423</text:p>
          </table:table-cell>
          <table:table-cell office:value-type="float" office:value="0.766785" calcext:value-type="float">
            <text:p>0,766785</text:p>
          </table:table-cell>
          <table:table-cell office:value-type="float" office:value="1" calcext:value-type="float">
            <text:p>1</text:p>
          </table:table-cell>
          <table:table-cell office:value-type="float" office:value="0.00737727" calcext:value-type="float">
            <text:p>0,00737727</text:p>
          </table:table-cell>
          <table:table-cell office:value-type="float" office:value="2.01507769" calcext:value-type="float">
            <text:p>2,01507769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1.27013314" calcext:value-type="float">
            <text:p>1,27013314</text:p>
          </table:table-cell>
        </table:table-row>
        <table:table-row table:style-name="ro1">
          <table:table-cell office:value-type="float" office:value="1624627234.87371" calcext:value-type="float">
            <text:p>1624627234,87371</text:p>
          </table:table-cell>
          <table:table-cell table:formula="of:=ROUND([.A161]-[$menor.$A$1];1)" office:value-type="float" office:value="15.9" calcext:value-type="float">
            <text:p>15,9</text:p>
          </table:table-cell>
          <table:table-cell office:value-type="float" office:value="0.1305" calcext:value-type="float">
            <text:p>0,130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5326" calcext:value-type="float">
            <text:p>0,15326</text:p>
          </table:table-cell>
          <table:table-cell office:value-type="float" office:value="0.77988" calcext:value-type="float">
            <text:p>0,77988</text:p>
          </table:table-cell>
          <table:table-cell office:value-type="float" office:value="1" calcext:value-type="float">
            <text:p>1</text:p>
          </table:table-cell>
          <table:table-cell office:value-type="float" office:value="0.00708632" calcext:value-type="float">
            <text:p>0,00708632</text:p>
          </table:table-cell>
          <table:table-cell office:value-type="float" office:value="2.01419291" calcext:value-type="float">
            <text:p>2,01419291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1.25605643" calcext:value-type="float">
            <text:p>1,25605643</text:p>
          </table:table-cell>
        </table:table-row>
        <table:table-row table:style-name="ro1">
          <table:table-cell office:value-type="float" office:value="1624627234.97368" calcext:value-type="float">
            <text:p>1624627234,97368</text:p>
          </table:table-cell>
          <table:table-cell table:formula="of:=ROUND([.A162]-[$menor.$A$1];1)" office:value-type="float" office:value="16" calcext:value-type="float">
            <text:p>16</text:p>
          </table:table-cell>
          <table:table-cell office:value-type="float" office:value="0.1295" calcext:value-type="float">
            <text:p>0,129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5132" calcext:value-type="float">
            <text:p>0,15132</text:p>
          </table:table-cell>
          <table:table-cell office:value-type="float" office:value="0.792975" calcext:value-type="float">
            <text:p>0,792975</text:p>
          </table:table-cell>
          <table:table-cell office:value-type="float" office:value="1" calcext:value-type="float">
            <text:p>1</text:p>
          </table:table-cell>
          <table:table-cell office:value-type="float" office:value="0.00766672" calcext:value-type="float">
            <text:p>0,00766672</text:p>
          </table:table-cell>
          <table:table-cell office:value-type="float" office:value="2.01414442" calcext:value-type="float">
            <text:p>2,01414442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1.24282181" calcext:value-type="float">
            <text:p>1,24282181</text:p>
          </table:table-cell>
        </table:table-row>
        <table:table-row table:style-name="ro1">
          <table:table-cell office:value-type="float" office:value="1624627235.07365" calcext:value-type="float">
            <text:p>1624627235,07365</text:p>
          </table:table-cell>
          <table:table-cell table:formula="of:=ROUND([.A163]-[$menor.$A$1];1)" office:value-type="float" office:value="16.1" calcext:value-type="float">
            <text:p>16,1</text:p>
          </table:table-cell>
          <table:table-cell office:value-type="float" office:value="0.1275" calcext:value-type="float">
            <text:p>0,127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5035" calcext:value-type="float">
            <text:p>0,15035</text:p>
          </table:table-cell>
          <table:table-cell office:value-type="float" office:value="0.804615" calcext:value-type="float">
            <text:p>0,804615</text:p>
          </table:table-cell>
          <table:table-cell office:value-type="float" office:value="1" calcext:value-type="float">
            <text:p>1</text:p>
          </table:table-cell>
          <table:table-cell office:value-type="float" office:value="0.00726298" calcext:value-type="float">
            <text:p>0,00726298</text:p>
          </table:table-cell>
          <table:table-cell office:value-type="float" office:value="2.01421574" calcext:value-type="float">
            <text:p>2,01421574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1.22970784" calcext:value-type="float">
            <text:p>1,22970784</text:p>
          </table:table-cell>
        </table:table-row>
        <table:table-row table:style-name="ro1">
          <table:table-cell office:value-type="float" office:value="1624627235.17375" calcext:value-type="float">
            <text:p>1624627235,17375</text:p>
          </table:table-cell>
          <table:table-cell table:formula="of:=ROUND([.A164]-[$menor.$A$1];1)" office:value-type="float" office:value="16.2" calcext:value-type="float">
            <text:p>16,2</text:p>
          </table:table-cell>
          <table:table-cell office:value-type="float" office:value="0.1265" calcext:value-type="float">
            <text:p>0,12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4938" calcext:value-type="float">
            <text:p>0,14938</text:p>
          </table:table-cell>
          <table:table-cell office:value-type="float" office:value="0.81771" calcext:value-type="float">
            <text:p>0,81771</text:p>
          </table:table-cell>
          <table:table-cell office:value-type="float" office:value="1" calcext:value-type="float">
            <text:p>1</text:p>
          </table:table-cell>
          <table:table-cell office:value-type="float" office:value="0.00784338" calcext:value-type="float">
            <text:p>0,00784338</text:p>
          </table:table-cell>
          <table:table-cell office:value-type="float" office:value="2.01271225" calcext:value-type="float">
            <text:p>2,01271225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1.21647322" calcext:value-type="float">
            <text:p>1,21647322</text:p>
          </table:table-cell>
        </table:table-row>
        <table:table-row table:style-name="ro1">
          <table:table-cell office:value-type="float" office:value="1624627235.27368" calcext:value-type="float">
            <text:p>1624627235,27368</text:p>
          </table:table-cell>
          <table:table-cell table:formula="of:=ROUND([.A165]-[$menor.$A$1];1)" office:value-type="float" office:value="16.3" calcext:value-type="float">
            <text:p>16,3</text:p>
          </table:table-cell>
          <table:table-cell office:value-type="float" office:value="0.1255" calcext:value-type="float">
            <text:p>0,12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4744" calcext:value-type="float">
            <text:p>0,14744</text:p>
          </table:table-cell>
          <table:table-cell office:value-type="float" office:value="0.829835" calcext:value-type="float">
            <text:p>0,829835</text:p>
          </table:table-cell>
          <table:table-cell office:value-type="float" office:value="1" calcext:value-type="float">
            <text:p>1</text:p>
          </table:table-cell>
          <table:table-cell office:value-type="float" office:value="-0.01187578" calcext:value-type="float">
            <text:p>-0,01187578</text:p>
          </table:table-cell>
          <table:table-cell office:value-type="float" office:value="2.01167277" calcext:value-type="float">
            <text:p>2,01167277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1.20480311" calcext:value-type="float">
            <text:p>1,20480311</text:p>
          </table:table-cell>
        </table:table-row>
        <table:table-row table:style-name="ro1">
          <table:table-cell office:value-type="float" office:value="1624627235.37355" calcext:value-type="float">
            <text:p>1624627235,37355</text:p>
          </table:table-cell>
          <table:table-cell table:formula="of:=ROUND([.A166]-[$menor.$A$1];1)" office:value-type="float" office:value="16.4" calcext:value-type="float">
            <text:p>16,4</text:p>
          </table:table-cell>
          <table:table-cell office:value-type="float" office:value="0.1235" calcext:value-type="float">
            <text:p>0,12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4647" calcext:value-type="float">
            <text:p>0,14647</text:p>
          </table:table-cell>
          <table:table-cell office:value-type="float" office:value="0.84293" calcext:value-type="float">
            <text:p>0,84293</text:p>
          </table:table-cell>
          <table:table-cell office:value-type="float" office:value="1" calcext:value-type="float">
            <text:p>1</text:p>
          </table:table-cell>
          <table:table-cell office:value-type="float" office:value="-0.01206061" calcext:value-type="float">
            <text:p>-0,01206061</text:p>
          </table:table-cell>
          <table:table-cell office:value-type="float" office:value="2.01080227" calcext:value-type="float">
            <text:p>2,01080227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1.19168961" calcext:value-type="float">
            <text:p>1,19168961</text:p>
          </table:table-cell>
        </table:table-row>
        <table:table-row table:style-name="ro1">
          <table:table-cell office:value-type="float" office:value="1624627235.47368" calcext:value-type="float">
            <text:p>1624627235,47368</text:p>
          </table:table-cell>
          <table:table-cell table:formula="of:=ROUND([.A167]-[$menor.$A$1];1)" office:value-type="float" office:value="16.5" calcext:value-type="float">
            <text:p>16,5</text:p>
          </table:table-cell>
          <table:table-cell office:value-type="float" office:value="0.1225" calcext:value-type="float">
            <text:p>0,122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44045" calcext:value-type="float">
            <text:p>0,144045</text:p>
          </table:table-cell>
          <table:table-cell office:value-type="float" office:value="0.85457" calcext:value-type="float">
            <text:p>0,85457</text:p>
          </table:table-cell>
          <table:table-cell office:value-type="float" office:value="0" calcext:value-type="float">
            <text:p>0</text:p>
          </table:table-cell>
          <table:table-cell office:value-type="float" office:value="0.00903449" calcext:value-type="float">
            <text:p>0,00903449</text:p>
          </table:table-cell>
          <table:table-cell office:value-type="float" office:value="2.0143122" calcext:value-type="float">
            <text:p>2,014312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1.17941713" calcext:value-type="float">
            <text:p>1,17941713</text:p>
          </table:table-cell>
        </table:table-row>
        <table:table-row table:style-name="ro1">
          <table:table-cell office:value-type="float" office:value="1624627235.57455" calcext:value-type="float">
            <text:p>1624627235,57455</text:p>
          </table:table-cell>
          <table:table-cell table:formula="of:=ROUND([.A168]-[$menor.$A$1];1)" office:value-type="float" office:value="16.6" calcext:value-type="float">
            <text:p>16,6</text:p>
          </table:table-cell>
          <table:table-cell office:value-type="float" office:value="0.1215" calcext:value-type="float">
            <text:p>0,121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43075" calcext:value-type="float">
            <text:p>0,143075</text:p>
          </table:table-cell>
          <table:table-cell office:value-type="float" office:value="0.866695" calcext:value-type="float">
            <text:p>0,866695</text:p>
          </table:table-cell>
          <table:table-cell office:value-type="float" office:value="1" calcext:value-type="float">
            <text:p>1</text:p>
          </table:table-cell>
          <table:table-cell office:value-type="float" office:value="-0.01205786" calcext:value-type="float">
            <text:p>-0,01205786</text:p>
          </table:table-cell>
          <table:table-cell office:value-type="float" office:value="2.01037982" calcext:value-type="float">
            <text:p>2,01037982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1.16630375" calcext:value-type="float">
            <text:p>1,16630375</text:p>
          </table:table-cell>
        </table:table-row>
        <table:table-row table:style-name="ro1">
          <table:table-cell office:value-type="float" office:value="1624627235.67536" calcext:value-type="float">
            <text:p>1624627235,67536</text:p>
          </table:table-cell>
          <table:table-cell table:formula="of:=ROUND([.A169]-[$menor.$A$1];1)" office:value-type="float" office:value="16.7" calcext:value-type="float">
            <text:p>16,7</text:p>
          </table:table-cell>
          <table:table-cell office:value-type="float" office:value="0.1195" calcext:value-type="float">
            <text:p>0,119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41135" calcext:value-type="float">
            <text:p>0,141135</text:p>
          </table:table-cell>
          <table:table-cell office:value-type="float" office:value="0.87882" calcext:value-type="float">
            <text:p>0,87882</text:p>
          </table:table-cell>
          <table:table-cell office:value-type="float" office:value="0" calcext:value-type="float">
            <text:p>0</text:p>
          </table:table-cell>
          <table:table-cell office:value-type="float" office:value="0.00854867" calcext:value-type="float">
            <text:p>0,00854867</text:p>
          </table:table-cell>
          <table:table-cell office:value-type="float" office:value="2.01328187" calcext:value-type="float">
            <text:p>2,0132818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1.15445173" calcext:value-type="float">
            <text:p>1,15445173</text:p>
          </table:table-cell>
        </table:table-row>
        <table:table-row table:style-name="ro1">
          <table:table-cell office:value-type="float" office:value="1624627235.77493" calcext:value-type="float">
            <text:p>1624627235,77493</text:p>
          </table:table-cell>
          <table:table-cell table:formula="of:=ROUND([.A170]-[$menor.$A$1];1)" office:value-type="float" office:value="16.8" calcext:value-type="float">
            <text:p>16,8</text:p>
          </table:table-cell>
          <table:table-cell office:value-type="float" office:value="0.1185" calcext:value-type="float">
            <text:p>0,118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40165" calcext:value-type="float">
            <text:p>0,140165</text:p>
          </table:table-cell>
          <table:table-cell office:value-type="float" office:value="0.890945" calcext:value-type="float">
            <text:p>0,890945</text:p>
          </table:table-cell>
          <table:table-cell office:value-type="float" office:value="1" calcext:value-type="float">
            <text:p>1</text:p>
          </table:table-cell>
          <table:table-cell office:value-type="float" office:value="-0.01175519" calcext:value-type="float">
            <text:p>-0,01175519</text:p>
          </table:table-cell>
          <table:table-cell office:value-type="float" office:value="2.01084264" calcext:value-type="float">
            <text:p>2,01084264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1.14230061" calcext:value-type="float">
            <text:p>1,14230061</text:p>
          </table:table-cell>
        </table:table-row>
        <table:table-row table:style-name="ro1">
          <table:table-cell office:value-type="float" office:value="1624627235.87516" calcext:value-type="float">
            <text:p>1624627235,87516</text:p>
          </table:table-cell>
          <table:table-cell table:formula="of:=ROUND([.A171]-[$menor.$A$1];1)" office:value-type="float" office:value="16.9" calcext:value-type="float">
            <text:p>16,9</text:p>
          </table:table-cell>
          <table:table-cell office:value-type="float" office:value="0.118" calcext:value-type="float">
            <text:p>0,118</text:p>
          </table:table-cell>
          <table:table-cell office:value-type="float" office:value="0" calcext:value-type="float">
            <text:p>0</text:p>
          </table:table-cell>
          <table:table-cell office:value-type="float" office:value="0.138225" calcext:value-type="float">
            <text:p>0,138225</text:p>
          </table:table-cell>
          <table:table-cell office:value-type="float" office:value="0.901615" calcext:value-type="float">
            <text:p>0,901615</text:p>
          </table:table-cell>
          <table:table-cell office:value-type="float" office:value="0" calcext:value-type="float">
            <text:p>0</text:p>
          </table:table-cell>
          <table:table-cell office:value-type="float" office:value="0.00848471" calcext:value-type="float">
            <text:p>0,00848471</text:p>
          </table:table-cell>
          <table:table-cell office:value-type="float" office:value="2.01327466" calcext:value-type="float">
            <text:p>2,0132746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1.13002813" calcext:value-type="float">
            <text:p>1,13002813</text:p>
          </table:table-cell>
        </table:table-row>
        <table:table-row table:style-name="ro1">
          <table:table-cell office:value-type="float" office:value="1624627235.97492" calcext:value-type="float">
            <text:p>1624627235,97492</text:p>
          </table:table-cell>
          <table:table-cell table:formula="of:=ROUND([.A172]-[$menor.$A$1];1)" office:value-type="float" office:value="17" calcext:value-type="float">
            <text:p>17</text:p>
          </table:table-cell>
          <table:table-cell office:value-type="float" office:value="0.1165" calcext:value-type="float">
            <text:p>0,11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37255" calcext:value-type="float">
            <text:p>0,137255</text:p>
          </table:table-cell>
          <table:table-cell office:value-type="float" office:value="0.91374" calcext:value-type="float">
            <text:p>0,91374</text:p>
          </table:table-cell>
          <table:table-cell office:value-type="float" office:value="1" calcext:value-type="float">
            <text:p>1</text:p>
          </table:table-cell>
          <table:table-cell office:value-type="float" office:value="-0.01139625" calcext:value-type="float">
            <text:p>-0,01139625</text:p>
          </table:table-cell>
          <table:table-cell office:value-type="float" office:value="2.00943392" calcext:value-type="float">
            <text:p>2,00943392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1.11787713" calcext:value-type="float">
            <text:p>1,11787713</text:p>
          </table:table-cell>
        </table:table-row>
        <table:table-row table:style-name="ro1">
          <table:table-cell office:value-type="float" office:value="1624627236.07507" calcext:value-type="float">
            <text:p>1624627236,07507</text:p>
          </table:table-cell>
          <table:table-cell table:formula="of:=ROUND([.A173]-[$menor.$A$1];1)" office:value-type="float" office:value="17.1" calcext:value-type="float">
            <text:p>17,1</text:p>
          </table:table-cell>
          <table:table-cell office:value-type="float" office:value="0.115" calcext:value-type="float">
            <text:p>0,115</text:p>
          </table:table-cell>
          <table:table-cell office:value-type="float" office:value="0" calcext:value-type="float">
            <text:p>0</text:p>
          </table:table-cell>
          <table:table-cell office:value-type="float" office:value="0.135315" calcext:value-type="float">
            <text:p>0,135315</text:p>
          </table:table-cell>
          <table:table-cell office:value-type="float" office:value="0.924895" calcext:value-type="float">
            <text:p>0,924895</text:p>
          </table:table-cell>
          <table:table-cell office:value-type="float" office:value="0" calcext:value-type="float">
            <text:p>0</text:p>
          </table:table-cell>
          <table:table-cell office:value-type="float" office:value="0.00825252" calcext:value-type="float">
            <text:p>0,00825252</text:p>
          </table:table-cell>
          <table:table-cell office:value-type="float" office:value="2.01324636" calcext:value-type="float">
            <text:p>2,0132463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1.10704827" calcext:value-type="float">
            <text:p>1,10704827</text:p>
          </table:table-cell>
        </table:table-row>
        <table:table-row table:style-name="ro1">
          <table:table-cell office:value-type="float" office:value="1624627236.17526" calcext:value-type="float">
            <text:p>1624627236,17526</text:p>
          </table:table-cell>
          <table:table-cell table:formula="of:=ROUND([.A174]-[$menor.$A$1];1)" office:value-type="float" office:value="17.2" calcext:value-type="float">
            <text:p>17,2</text:p>
          </table:table-cell>
          <table:table-cell office:value-type="float" office:value="0.1135" calcext:value-type="float">
            <text:p>0,11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34345" calcext:value-type="float">
            <text:p>0,134345</text:p>
          </table:table-cell>
          <table:table-cell office:value-type="float" office:value="0.936535" calcext:value-type="float">
            <text:p>0,936535</text:p>
          </table:table-cell>
          <table:table-cell office:value-type="float" office:value="1" calcext:value-type="float">
            <text:p>1</text:p>
          </table:table-cell>
          <table:table-cell office:value-type="float" office:value="-0.01123051" calcext:value-type="float">
            <text:p>-0,01123051</text:p>
          </table:table-cell>
          <table:table-cell office:value-type="float" office:value="2.00994071" calcext:value-type="float">
            <text:p>2,00994071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1.09489715" calcext:value-type="float">
            <text:p>1,09489715</text:p>
          </table:table-cell>
        </table:table-row>
        <table:table-row table:style-name="ro1">
          <table:table-cell office:value-type="float" office:value="1624627236.27543" calcext:value-type="float">
            <text:p>1624627236,27543</text:p>
          </table:table-cell>
          <table:table-cell table:formula="of:=ROUND([.A175]-[$menor.$A$1];1)" office:value-type="float" office:value="17.3" calcext:value-type="float">
            <text:p>17,3</text:p>
          </table:table-cell>
          <table:table-cell office:value-type="float" office:value="0.113" calcext:value-type="float">
            <text:p>0,113</text:p>
          </table:table-cell>
          <table:table-cell office:value-type="float" office:value="0" calcext:value-type="float">
            <text:p>0</text:p>
          </table:table-cell>
          <table:table-cell office:value-type="float" office:value="0.133375" calcext:value-type="float">
            <text:p>0,133375</text:p>
          </table:table-cell>
          <table:table-cell office:value-type="float" office:value="0.94769" calcext:value-type="float">
            <text:p>0,94769</text:p>
          </table:table-cell>
          <table:table-cell office:value-type="float" office:value="0" calcext:value-type="float">
            <text:p>0</text:p>
          </table:table-cell>
          <table:table-cell office:value-type="float" office:value="0.00807641" calcext:value-type="float">
            <text:p>0,00807641</text:p>
          </table:table-cell>
          <table:table-cell office:value-type="float" office:value="2.01273997" calcext:value-type="float">
            <text:p>2,0127399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1.08358705" calcext:value-type="float">
            <text:p>1,08358705</text:p>
          </table:table-cell>
        </table:table-row>
        <table:table-row table:style-name="ro1">
          <table:table-cell office:value-type="float" office:value="1624627236.37496" calcext:value-type="float">
            <text:p>1624627236,37496</text:p>
          </table:table-cell>
          <table:table-cell table:formula="of:=ROUND([.A176]-[$menor.$A$1];1)" office:value-type="float" office:value="17.4" calcext:value-type="float">
            <text:p>17,4</text:p>
          </table:table-cell>
          <table:table-cell office:value-type="float" office:value="0.1115" calcext:value-type="float">
            <text:p>0,111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31435" calcext:value-type="float">
            <text:p>0,131435</text:p>
          </table:table-cell>
          <table:table-cell office:value-type="float" office:value="0.958845" calcext:value-type="float">
            <text:p>0,958845</text:p>
          </table:table-cell>
          <table:table-cell office:value-type="float" office:value="1" calcext:value-type="float">
            <text:p>1</text:p>
          </table:table-cell>
          <table:table-cell office:value-type="float" office:value="-0.01009478" calcext:value-type="float">
            <text:p>-0,01009478</text:p>
          </table:table-cell>
          <table:table-cell office:value-type="float" office:value="2.0099625" calcext:value-type="float">
            <text:p>2,0099625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1.07191718" calcext:value-type="float">
            <text:p>1,07191718</text:p>
          </table:table-cell>
        </table:table-row>
        <table:table-row table:style-name="ro1">
          <table:table-cell office:value-type="float" office:value="1624627236.47537" calcext:value-type="float">
            <text:p>1624627236,47537</text:p>
          </table:table-cell>
          <table:table-cell table:formula="of:=ROUND([.A177]-[$menor.$A$1];1)" office:value-type="float" office:value="17.5" calcext:value-type="float">
            <text:p>17,5</text:p>
          </table:table-cell>
          <table:table-cell office:value-type="float" office:value="0.111" calcext:value-type="float">
            <text:p>0,111</text:p>
          </table:table-cell>
          <table:table-cell office:value-type="float" office:value="0" calcext:value-type="float">
            <text:p>0</text:p>
          </table:table-cell>
          <table:table-cell office:value-type="float" office:value="0.130465" calcext:value-type="float">
            <text:p>0,130465</text:p>
          </table:table-cell>
          <table:table-cell office:value-type="float" office:value="0.969515" calcext:value-type="float">
            <text:p>0,969515</text:p>
          </table:table-cell>
          <table:table-cell office:value-type="float" office:value="1" calcext:value-type="float">
            <text:p>1</text:p>
          </table:table-cell>
          <table:table-cell office:value-type="float" office:value="-0.01053726" calcext:value-type="float">
            <text:p>-0,01053726</text:p>
          </table:table-cell>
          <table:table-cell office:value-type="float" office:value="2.01002966" calcext:value-type="float">
            <text:p>2,01002966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1.06072867" calcext:value-type="float">
            <text:p>1,06072867</text:p>
          </table:table-cell>
        </table:table-row>
        <table:table-row table:style-name="ro1">
          <table:table-cell office:value-type="float" office:value="1624627236.57477" calcext:value-type="float">
            <text:p>1624627236,57477</text:p>
          </table:table-cell>
          <table:table-cell table:formula="of:=ROUND([.A178]-[$menor.$A$1];1)" office:value-type="float" office:value="17.6" calcext:value-type="float">
            <text:p>17,6</text:p>
          </table:table-cell>
          <table:table-cell office:value-type="float" office:value="0.1085" calcext:value-type="float">
            <text:p>0,108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2804" calcext:value-type="float">
            <text:p>0,12804</text:p>
          </table:table-cell>
          <table:table-cell office:value-type="float" office:value="0.98067" calcext:value-type="float">
            <text:p>0,98067</text:p>
          </table:table-cell>
          <table:table-cell office:value-type="float" office:value="1" calcext:value-type="float">
            <text:p>1</text:p>
          </table:table-cell>
          <table:table-cell office:value-type="float" office:value="-0.00999344" calcext:value-type="float">
            <text:p>-0,00999344</text:p>
          </table:table-cell>
          <table:table-cell office:value-type="float" office:value="2.00949109" calcext:value-type="float">
            <text:p>2,00949109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1.04941833" calcext:value-type="float">
            <text:p>1,04941833</text:p>
          </table:table-cell>
        </table:table-row>
        <table:table-row table:style-name="ro1">
          <table:table-cell office:value-type="float" office:value="1624627236.67505" calcext:value-type="float">
            <text:p>1624627236,67505</text:p>
          </table:table-cell>
          <table:table-cell table:formula="of:=ROUND([.A179]-[$menor.$A$1];1)" office:value-type="float" office:value="17.7" calcext:value-type="float">
            <text:p>17,7</text:p>
          </table:table-cell>
          <table:table-cell office:value-type="float" office:value="0.108" calcext:value-type="float">
            <text:p>0,108</text:p>
          </table:table-cell>
          <table:table-cell office:value-type="float" office:value="0" calcext:value-type="float">
            <text:p>0</text:p>
          </table:table-cell>
          <table:table-cell office:value-type="float" office:value="0.12707" calcext:value-type="float">
            <text:p>0,12707</text:p>
          </table:table-cell>
          <table:table-cell office:value-type="float" office:value="0.990855" calcext:value-type="float">
            <text:p>0,990855</text:p>
          </table:table-cell>
          <table:table-cell office:value-type="float" office:value="1" calcext:value-type="float">
            <text:p>1</text:p>
          </table:table-cell>
          <table:table-cell office:value-type="float" office:value="-0.02985997" calcext:value-type="float">
            <text:p>-0,02985997</text:p>
          </table:table-cell>
          <table:table-cell office:value-type="float" office:value="2.0073092" calcext:value-type="float">
            <text:p>2,0073092</text:p>
          </table:table-cell>
          <table:table-cell office:value-type="float" office:value="98.74373506" calcext:value-type="float">
            <text:p>98,74373506</text:p>
          </table:table-cell>
          <table:table-cell office:value-type="float" office:value="1.03871095" calcext:value-type="float">
            <text:p>1,03871095</text:p>
          </table:table-cell>
        </table:table-row>
        <table:table-row table:style-name="ro1">
          <table:table-cell office:value-type="float" office:value="1624627236.77497" calcext:value-type="float">
            <text:p>1624627236,77497</text:p>
          </table:table-cell>
          <table:table-cell table:formula="of:=ROUND([.A180]-[$menor.$A$1];1)" office:value-type="float" office:value="17.8" calcext:value-type="float">
            <text:p>17,8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2513" calcext:value-type="float">
            <text:p>0,12513</text:p>
          </table:table-cell>
          <table:table-cell office:value-type="float" office:value="1.001525" calcext:value-type="float">
            <text:p>1,001525</text:p>
          </table:table-cell>
          <table:table-cell office:value-type="float" office:value="-1" calcext:value-type="float">
            <text:p>-1</text:p>
          </table:table-cell>
          <table:table-cell office:value-type="float" office:value="0.00643067" calcext:value-type="float">
            <text:p>0,00643067</text:p>
          </table:table-cell>
          <table:table-cell office:value-type="float" office:value="2.01108732" calcext:value-type="float">
            <text:p>2,01108732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1.02734017" calcext:value-type="float">
            <text:p>1,02734017</text:p>
          </table:table-cell>
        </table:table-row>
        <table:table-row table:style-name="ro1">
          <table:table-cell office:value-type="float" office:value="1624627236.87492" calcext:value-type="float">
            <text:p>1624627236,87492</text:p>
          </table:table-cell>
          <table:table-cell table:formula="of:=ROUND([.A181]-[$menor.$A$1];1)" office:value-type="float" office:value="17.9" calcext:value-type="float">
            <text:p>17,9</text:p>
          </table:table-cell>
          <table:table-cell office:value-type="float" office:value="0.1055" calcext:value-type="float">
            <text:p>0,10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2416" calcext:value-type="float">
            <text:p>0,12416</text:p>
          </table:table-cell>
          <table:table-cell office:value-type="float" office:value="1.01268" calcext:value-type="float">
            <text:p>1,01268</text:p>
          </table:table-cell>
          <table:table-cell office:value-type="float" office:value="-1" calcext:value-type="float">
            <text:p>-1</text:p>
          </table:table-cell>
          <table:table-cell office:value-type="float" office:value="0.00569154" calcext:value-type="float">
            <text:p>0,00569154</text:p>
          </table:table-cell>
          <table:table-cell office:value-type="float" office:value="2.0116017" calcext:value-type="float">
            <text:p>2,0116017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1.0171138" calcext:value-type="float">
            <text:p>1,0171138</text:p>
          </table:table-cell>
        </table:table-row>
        <table:table-row table:style-name="ro1">
          <table:table-cell office:value-type="float" office:value="1624627236.97537" calcext:value-type="float">
            <text:p>1624627236,97537</text:p>
          </table:table-cell>
          <table:table-cell table:formula="of:=ROUND([.A182]-[$menor.$A$1];1)" office:value-type="float" office:value="18" calcext:value-type="float">
            <text:p>18</text:p>
          </table:table-cell>
          <table:table-cell office:value-type="float" office:value="0.1045" calcext:value-type="float">
            <text:p>0,10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2319" calcext:value-type="float">
            <text:p>0,12319</text:p>
          </table:table-cell>
          <table:table-cell office:value-type="float" office:value="1.022865" calcext:value-type="float">
            <text:p>1,022865</text:p>
          </table:table-cell>
          <table:table-cell office:value-type="float" office:value="-1" calcext:value-type="float">
            <text:p>-1</text:p>
          </table:table-cell>
          <table:table-cell office:value-type="float" office:value="0.00599313" calcext:value-type="float">
            <text:p>0,00599313</text:p>
          </table:table-cell>
          <table:table-cell office:value-type="float" office:value="2.01200301" calcext:value-type="float">
            <text:p>2,01200301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1.00628519" calcext:value-type="float">
            <text:p>1,00628519</text:p>
          </table:table-cell>
        </table:table-row>
        <table:table-row table:style-name="ro1">
          <table:table-cell office:value-type="float" office:value="1624627237.07469" calcext:value-type="float">
            <text:p>1624627237,07469</text:p>
          </table:table-cell>
          <table:table-cell table:formula="of:=ROUND([.A183]-[$menor.$A$1];1)" office:value-type="float" office:value="18.1" calcext:value-type="float">
            <text:p>18,1</text:p>
          </table:table-cell>
          <table:table-cell office:value-type="float" office:value="0.1035" calcext:value-type="float">
            <text:p>0,10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2125" calcext:value-type="float">
            <text:p>0,12125</text:p>
          </table:table-cell>
          <table:table-cell office:value-type="float" office:value="1.032565" calcext:value-type="float">
            <text:p>1,032565</text:p>
          </table:table-cell>
          <table:table-cell office:value-type="float" office:value="-1" calcext:value-type="float">
            <text:p>-1</text:p>
          </table:table-cell>
          <table:table-cell office:value-type="float" office:value="0.00633704" calcext:value-type="float">
            <text:p>0,00633704</text:p>
          </table:table-cell>
          <table:table-cell office:value-type="float" office:value="2.01107644" calcext:value-type="float">
            <text:p>2,01107644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99509621" calcext:value-type="float">
            <text:p>0,99509621</text:p>
          </table:table-cell>
        </table:table-row>
        <table:table-row table:style-name="ro1">
          <table:table-cell office:value-type="float" office:value="1624627237.17491" calcext:value-type="float">
            <text:p>1624627237,17491</text:p>
          </table:table-cell>
          <table:table-cell table:formula="of:=ROUND([.A184]-[$menor.$A$1];1)" office:value-type="float" office:value="18.2" calcext:value-type="float">
            <text:p>18,2</text:p>
          </table:table-cell>
          <table:table-cell office:value-type="float" office:value="0.1025" calcext:value-type="float">
            <text:p>0,102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2028" calcext:value-type="float">
            <text:p>0,12028</text:p>
          </table:table-cell>
          <table:table-cell office:value-type="float" office:value="1.04372" calcext:value-type="float">
            <text:p>1,04372</text:p>
          </table:table-cell>
          <table:table-cell office:value-type="float" office:value="-1" calcext:value-type="float">
            <text:p>-1</text:p>
          </table:table-cell>
          <table:table-cell office:value-type="float" office:value="0.00559791" calcext:value-type="float">
            <text:p>0,00559791</text:p>
          </table:table-cell>
          <table:table-cell office:value-type="float" office:value="2.01062082" calcext:value-type="float">
            <text:p>2,01062082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98486984" calcext:value-type="float">
            <text:p>0,98486984</text:p>
          </table:table-cell>
        </table:table-row>
        <table:table-row table:style-name="ro1">
          <table:table-cell office:value-type="float" office:value="1624627237.27517" calcext:value-type="float">
            <text:p>1624627237,27517</text:p>
          </table:table-cell>
          <table:table-cell table:formula="of:=ROUND([.A185]-[$menor.$A$1];1)" office:value-type="float" office:value="18.3" calcext:value-type="float">
            <text:p>18,3</text:p>
          </table:table-cell>
          <table:table-cell office:value-type="float" office:value="0.1015" calcext:value-type="float">
            <text:p>0,101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1834" calcext:value-type="float">
            <text:p>0,11834</text:p>
          </table:table-cell>
          <table:table-cell office:value-type="float" office:value="1.053905" calcext:value-type="float">
            <text:p>1,053905</text:p>
          </table:table-cell>
          <table:table-cell office:value-type="float" office:value="-1" calcext:value-type="float">
            <text:p>-1</text:p>
          </table:table-cell>
          <table:table-cell office:value-type="float" office:value="0.00578649" calcext:value-type="float">
            <text:p>0,00578649</text:p>
          </table:table-cell>
          <table:table-cell office:value-type="float" office:value="2.01197785" calcext:value-type="float">
            <text:p>2,01197785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9750036" calcext:value-type="float">
            <text:p>0,9750036</text:p>
          </table:table-cell>
        </table:table-row>
        <table:table-row table:style-name="ro1">
          <table:table-cell office:value-type="float" office:value="1624627237.37546" calcext:value-type="float">
            <text:p>1624627237,37546</text:p>
          </table:table-cell>
          <table:table-cell table:formula="of:=ROUND([.A186]-[$menor.$A$1];1)" office:value-type="float" office:value="18.4" calcext:value-type="float">
            <text:p>18,4</text:p>
          </table:table-cell>
          <table:table-cell office:value-type="float" office:value="0.1005" calcext:value-type="float">
            <text:p>0,100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1737" calcext:value-type="float">
            <text:p>0,11737</text:p>
          </table:table-cell>
          <table:table-cell office:value-type="float" office:value="1.063605" calcext:value-type="float">
            <text:p>1,063605</text:p>
          </table:table-cell>
          <table:table-cell office:value-type="float" office:value="-1" calcext:value-type="float">
            <text:p>-1</text:p>
          </table:table-cell>
          <table:table-cell office:value-type="float" office:value="0.00516039" calcext:value-type="float">
            <text:p>0,00516039</text:p>
          </table:table-cell>
          <table:table-cell office:value-type="float" office:value="2.01105133" calcext:value-type="float">
            <text:p>2,01105133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96381468" calcext:value-type="float">
            <text:p>0,96381468</text:p>
          </table:table-cell>
        </table:table-row>
        <table:table-row table:style-name="ro1">
          <table:table-cell office:value-type="float" office:value="1624627237.47477" calcext:value-type="float">
            <text:p>1624627237,47477</text:p>
          </table:table-cell>
          <table:table-cell table:formula="of:=ROUND([.A187]-[$menor.$A$1];1)" office:value-type="float" office:value="18.5" calcext:value-type="float">
            <text:p>18,5</text:p>
          </table:table-cell>
          <table:table-cell office:value-type="float" office:value="0.0985" calcext:value-type="float">
            <text:p>0,098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164" calcext:value-type="float">
            <text:p>0,1164</text:p>
          </table:table-cell>
          <table:table-cell office:value-type="float" office:value="1.07379" calcext:value-type="float">
            <text:p>1,07379</text:p>
          </table:table-cell>
          <table:table-cell office:value-type="float" office:value="-1" calcext:value-type="float">
            <text:p>-1</text:p>
          </table:table-cell>
          <table:table-cell office:value-type="float" office:value="0.00540545" calcext:value-type="float">
            <text:p>0,00540545</text:p>
          </table:table-cell>
          <table:table-cell office:value-type="float" office:value="2.01047568" calcext:value-type="float">
            <text:p>2,01047568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95346743" calcext:value-type="float">
            <text:p>0,95346743</text:p>
          </table:table-cell>
        </table:table-row>
        <table:table-row table:style-name="ro1">
          <table:table-cell office:value-type="float" office:value="1624627237.57474" calcext:value-type="float">
            <text:p>1624627237,57474</text:p>
          </table:table-cell>
          <table:table-cell table:formula="of:=ROUND([.A188]-[$menor.$A$1];1)" office:value-type="float" office:value="18.6" calcext:value-type="float">
            <text:p>18,6</text:p>
          </table:table-cell>
          <table:table-cell office:value-type="float" office:value="0.0975" calcext:value-type="float">
            <text:p>0,09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1446" calcext:value-type="float">
            <text:p>0,11446</text:p>
          </table:table-cell>
          <table:table-cell office:value-type="float" office:value="1.08252" calcext:value-type="float">
            <text:p>1,08252</text:p>
          </table:table-cell>
          <table:table-cell office:value-type="float" office:value="-1" calcext:value-type="float">
            <text:p>-1</text:p>
          </table:table-cell>
          <table:table-cell office:value-type="float" office:value="0.00557984" calcext:value-type="float">
            <text:p>0,00557984</text:p>
          </table:table-cell>
          <table:table-cell office:value-type="float" office:value="2.01098274" calcext:value-type="float">
            <text:p>2,01098274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94372207" calcext:value-type="float">
            <text:p>0,94372207</text:p>
          </table:table-cell>
        </table:table-row>
        <table:table-row table:style-name="ro1">
          <table:table-cell office:value-type="float" office:value="1624627237.67497" calcext:value-type="float">
            <text:p>1624627237,67497</text:p>
          </table:table-cell>
          <table:table-cell table:formula="of:=ROUND([.A189]-[$menor.$A$1];1)" office:value-type="float" office:value="18.7" calcext:value-type="float">
            <text:p>18,7</text:p>
          </table:table-cell>
          <table:table-cell office:value-type="float" office:value="0.0965" calcext:value-type="float">
            <text:p>0,096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13005" calcext:value-type="float">
            <text:p>0,113005</text:p>
          </table:table-cell>
          <table:table-cell office:value-type="float" office:value="1.092705" calcext:value-type="float">
            <text:p>1,092705</text:p>
          </table:table-cell>
          <table:table-cell office:value-type="float" office:value="-1" calcext:value-type="float">
            <text:p>-1</text:p>
          </table:table-cell>
          <table:table-cell office:value-type="float" office:value="0.02187865" calcext:value-type="float">
            <text:p>0,02187865</text:p>
          </table:table-cell>
          <table:table-cell office:value-type="float" office:value="2.0114132" calcext:value-type="float">
            <text:p>2,0114132</text:p>
          </table:table-cell>
          <table:table-cell office:value-type="float" office:value="95.69178455" calcext:value-type="float">
            <text:p>95,69178455</text:p>
          </table:table-cell>
          <table:table-cell office:value-type="float" office:value="0.93349552" calcext:value-type="float">
            <text:p>0,93349552</text:p>
          </table:table-cell>
        </table:table-row>
        <table:table-row table:style-name="ro1">
          <table:table-cell office:value-type="float" office:value="1624627237.77525" calcext:value-type="float">
            <text:p>1624627237,77525</text:p>
          </table:table-cell>
          <table:table-cell table:formula="of:=ROUND([.A190]-[$menor.$A$1];1)" office:value-type="float" office:value="18.8" calcext:value-type="float">
            <text:p>18,8</text:p>
          </table:table-cell>
          <table:table-cell office:value-type="float" office:value="0.0955" calcext:value-type="float">
            <text:p>0,09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12035" calcext:value-type="float">
            <text:p>0,112035</text:p>
          </table:table-cell>
          <table:table-cell office:value-type="float" office:value="1.10192" calcext:value-type="float">
            <text:p>1,10192</text:p>
          </table:table-cell>
          <table:table-cell office:value-type="float" office:value="0" calcext:value-type="float">
            <text:p>0</text:p>
          </table:table-cell>
          <table:table-cell office:value-type="float" office:value="0.00526382" calcext:value-type="float">
            <text:p>0,00526382</text:p>
          </table:table-cell>
          <table:table-cell office:value-type="float" office:value="2.01099823" calcext:value-type="float">
            <text:p>2,0109982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92459214" calcext:value-type="float">
            <text:p>0,92459214</text:p>
          </table:table-cell>
        </table:table-row>
        <table:table-row table:style-name="ro1">
          <table:table-cell office:value-type="float" office:value="1624627237.87551" calcext:value-type="float">
            <text:p>1624627237,87551</text:p>
          </table:table-cell>
          <table:table-cell table:formula="of:=ROUND([.A191]-[$menor.$A$1];1)" office:value-type="float" office:value="18.9" calcext:value-type="float">
            <text:p>18,9</text:p>
          </table:table-cell>
          <table:table-cell office:value-type="float" office:value="0.0945" calcext:value-type="float">
            <text:p>0,09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11065" calcext:value-type="float">
            <text:p>0,111065</text:p>
          </table:table-cell>
          <table:table-cell office:value-type="float" office:value="1.11162" calcext:value-type="float">
            <text:p>1,11162</text:p>
          </table:table-cell>
          <table:table-cell office:value-type="float" office:value="0" calcext:value-type="float">
            <text:p>0</text:p>
          </table:table-cell>
          <table:table-cell office:value-type="float" office:value="0.00549252" calcext:value-type="float">
            <text:p>0,00549252</text:p>
          </table:table-cell>
          <table:table-cell office:value-type="float" office:value="2.00999656" calcext:value-type="float">
            <text:p>2,0099965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91430539" calcext:value-type="float">
            <text:p>0,91430539</text:p>
          </table:table-cell>
        </table:table-row>
        <table:table-row table:style-name="ro1">
          <table:table-cell office:value-type="float" office:value="1624627237.97624" calcext:value-type="float">
            <text:p>1624627237,97624</text:p>
          </table:table-cell>
          <table:table-cell table:formula="of:=ROUND([.A192]-[$menor.$A$1];1)" office:value-type="float" office:value="19" calcext:value-type="float">
            <text:p>19</text:p>
          </table:table-cell>
          <table:table-cell office:value-type="float" office:value="0.0935" calcext:value-type="float">
            <text:p>0,09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09125" calcext:value-type="float">
            <text:p>0,109125</text:p>
          </table:table-cell>
          <table:table-cell office:value-type="float" office:value="1.120835" calcext:value-type="float">
            <text:p>1,120835</text:p>
          </table:table-cell>
          <table:table-cell office:value-type="float" office:value="0" calcext:value-type="float">
            <text:p>0</text:p>
          </table:table-cell>
          <table:table-cell office:value-type="float" office:value="0.00560207" calcext:value-type="float">
            <text:p>0,00560207</text:p>
          </table:table-cell>
          <table:table-cell office:value-type="float" office:value="2.01049545" calcext:value-type="float">
            <text:p>2,0104954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90504116" calcext:value-type="float">
            <text:p>0,90504116</text:p>
          </table:table-cell>
        </table:table-row>
        <table:table-row table:style-name="ro1">
          <table:table-cell office:value-type="float" office:value="1624627238.07588" calcext:value-type="float">
            <text:p>1624627238,07588</text:p>
          </table:table-cell>
          <table:table-cell table:formula="of:=ROUND([.A193]-[$menor.$A$1];1)" office:value-type="float" office:value="19.1" calcext:value-type="float">
            <text:p>19,1</text:p>
          </table:table-cell>
          <table:table-cell office:value-type="float" office:value="0.0925" calcext:value-type="float">
            <text:p>0,092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08155" calcext:value-type="float">
            <text:p>0,108155</text:p>
          </table:table-cell>
          <table:table-cell office:value-type="float" office:value="1.129565" calcext:value-type="float">
            <text:p>1,129565</text:p>
          </table:table-cell>
          <table:table-cell office:value-type="float" office:value="0" calcext:value-type="float">
            <text:p>0</text:p>
          </table:table-cell>
          <table:table-cell office:value-type="float" office:value="0.00479768" calcext:value-type="float">
            <text:p>0,00479768</text:p>
          </table:table-cell>
          <table:table-cell office:value-type="float" office:value="2.01003142" calcext:value-type="float">
            <text:p>2,0100314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89529574" calcext:value-type="float">
            <text:p>0,89529574</text:p>
          </table:table-cell>
        </table:table-row>
        <table:table-row table:style-name="ro1">
          <table:table-cell office:value-type="float" office:value="1624627238.17596" calcext:value-type="float">
            <text:p>1624627238,17596</text:p>
          </table:table-cell>
          <table:table-cell table:formula="of:=ROUND([.A194]-[$menor.$A$1];1)" office:value-type="float" office:value="19.2" calcext:value-type="float">
            <text:p>19,2</text:p>
          </table:table-cell>
          <table:table-cell office:value-type="float" office:value="0.092" calcext:value-type="float">
            <text:p>0,092</text:p>
          </table:table-cell>
          <table:table-cell office:value-type="float" office:value="0" calcext:value-type="float">
            <text:p>0</text:p>
          </table:table-cell>
          <table:table-cell office:value-type="float" office:value="0.107185" calcext:value-type="float">
            <text:p>0,107185</text:p>
          </table:table-cell>
          <table:table-cell office:value-type="float" office:value="1.13878" calcext:value-type="float">
            <text:p>1,13878</text:p>
          </table:table-cell>
          <table:table-cell office:value-type="float" office:value="0" calcext:value-type="float">
            <text:p>0</text:p>
          </table:table-cell>
          <table:table-cell office:value-type="float" office:value="0.0049212" calcext:value-type="float">
            <text:p>0,0049212</text:p>
          </table:table-cell>
          <table:table-cell office:value-type="float" office:value="2.00944119" calcext:value-type="float">
            <text:p>2,0094411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88591158" calcext:value-type="float">
            <text:p>0,88591158</text:p>
          </table:table-cell>
        </table:table-row>
        <table:table-row table:style-name="ro1">
          <table:table-cell office:value-type="float" office:value="1624627238.27583" calcext:value-type="float">
            <text:p>1624627238,27583</text:p>
          </table:table-cell>
          <table:table-cell table:formula="of:=ROUND([.A195]-[$menor.$A$1];1)" office:value-type="float" office:value="19.3" calcext:value-type="float">
            <text:p>19,3</text:p>
          </table:table-cell>
          <table:table-cell office:value-type="float" office:value="0.091" calcext:value-type="float">
            <text:p>0,091</text:p>
          </table:table-cell>
          <table:table-cell office:value-type="float" office:value="0" calcext:value-type="float">
            <text:p>0</text:p>
          </table:table-cell>
          <table:table-cell office:value-type="float" office:value="0.106215" calcext:value-type="float">
            <text:p>0,106215</text:p>
          </table:table-cell>
          <table:table-cell office:value-type="float" office:value="1.148965" calcext:value-type="float">
            <text:p>1,148965</text:p>
          </table:table-cell>
          <table:table-cell office:value-type="float" office:value="0" calcext:value-type="float">
            <text:p>0</text:p>
          </table:table-cell>
          <table:table-cell office:value-type="float" office:value="0.00497467" calcext:value-type="float">
            <text:p>0,00497467</text:p>
          </table:table-cell>
          <table:table-cell office:value-type="float" office:value="2.00993305" calcext:value-type="float">
            <text:p>2,0099330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8771286" calcext:value-type="float">
            <text:p>0,8771286</text:p>
          </table:table-cell>
        </table:table-row>
        <table:table-row table:style-name="ro1">
          <table:table-cell office:value-type="float" office:value="1624627238.37562" calcext:value-type="float">
            <text:p>1624627238,37562</text:p>
          </table:table-cell>
          <table:table-cell table:formula="of:=ROUND([.A196]-[$menor.$A$1];1)" office:value-type="float" office:value="19.4" calcext:value-type="float">
            <text:p>19,4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105245" calcext:value-type="float">
            <text:p>0,105245</text:p>
          </table:table-cell>
          <table:table-cell office:value-type="float" office:value="1.157695" calcext:value-type="float">
            <text:p>1,157695</text:p>
          </table:table-cell>
          <table:table-cell office:value-type="float" office:value="0" calcext:value-type="float">
            <text:p>0</text:p>
          </table:table-cell>
          <table:table-cell office:value-type="float" office:value="0.00508422" calcext:value-type="float">
            <text:p>0,00508422</text:p>
          </table:table-cell>
          <table:table-cell office:value-type="float" office:value="2.01091687" calcext:value-type="float">
            <text:p>2,0109168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86786431" calcext:value-type="float">
            <text:p>0,86786431</text:p>
          </table:table-cell>
        </table:table-row>
        <table:table-row table:style-name="ro1">
          <table:table-cell office:value-type="float" office:value="1624627238.47567" calcext:value-type="float">
            <text:p>1624627238,47567</text:p>
          </table:table-cell>
          <table:table-cell table:formula="of:=ROUND([.A197]-[$menor.$A$1];1)" office:value-type="float" office:value="19.5" calcext:value-type="float">
            <text:p>19,5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104275" calcext:value-type="float">
            <text:p>0,104275</text:p>
          </table:table-cell>
          <table:table-cell office:value-type="float" office:value="1.16594" calcext:value-type="float">
            <text:p>1,16594</text:p>
          </table:table-cell>
          <table:table-cell office:value-type="float" office:value="0" calcext:value-type="float">
            <text:p>0</text:p>
          </table:table-cell>
          <table:table-cell office:value-type="float" office:value="0.00530593" calcext:value-type="float">
            <text:p>0,00530593</text:p>
          </table:table-cell>
          <table:table-cell office:value-type="float" office:value="2.00948982" calcext:value-type="float">
            <text:p>2,0094898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85763758" calcext:value-type="float">
            <text:p>0,85763758</text:p>
          </table:table-cell>
        </table:table-row>
        <table:table-row table:style-name="ro1">
          <table:table-cell office:value-type="float" office:value="1624627238.57617" calcext:value-type="float">
            <text:p>1624627238,57617</text:p>
          </table:table-cell>
          <table:table-cell table:formula="of:=ROUND([.A198]-[$menor.$A$1];1)" office:value-type="float" office:value="19.6" calcext:value-type="float">
            <text:p>19,6</text:p>
          </table:table-cell>
          <table:table-cell office:value-type="float" office:value="0.089" calcext:value-type="float">
            <text:p>0,089</text:p>
          </table:table-cell>
          <table:table-cell office:value-type="float" office:value="0" calcext:value-type="float">
            <text:p>0</text:p>
          </table:table-cell>
          <table:table-cell office:value-type="float" office:value="0.103305" calcext:value-type="float">
            <text:p>0,103305</text:p>
          </table:table-cell>
          <table:table-cell office:value-type="float" office:value="1.17467" calcext:value-type="float">
            <text:p>1,17467</text:p>
          </table:table-cell>
          <table:table-cell office:value-type="float" office:value="0" calcext:value-type="float">
            <text:p>0</text:p>
          </table:table-cell>
          <table:table-cell office:value-type="float" office:value="0.00535939" calcext:value-type="float">
            <text:p>0,00535939</text:p>
          </table:table-cell>
          <table:table-cell office:value-type="float" office:value="2.00901173" calcext:value-type="float">
            <text:p>2,0090117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84885466" calcext:value-type="float">
            <text:p>0,84885466</text:p>
          </table:table-cell>
        </table:table-row>
        <table:table-row table:style-name="ro1">
          <table:table-cell office:value-type="float" office:value="1624627238.67564" calcext:value-type="float">
            <text:p>1624627238,67564</text:p>
          </table:table-cell>
          <table:table-cell table:formula="of:=ROUND([.A199]-[$menor.$A$1];1)" office:value-type="float" office:value="19.7" calcext:value-type="float">
            <text:p>19,7</text:p>
          </table:table-cell>
          <table:table-cell office:value-type="float" office:value="0.088" calcext:value-type="float">
            <text:p>0,088</text:p>
          </table:table-cell>
          <table:table-cell office:value-type="float" office:value="0" calcext:value-type="float">
            <text:p>0</text:p>
          </table:table-cell>
          <table:table-cell office:value-type="float" office:value="0.102335" calcext:value-type="float">
            <text:p>0,102335</text:p>
          </table:table-cell>
          <table:table-cell office:value-type="float" office:value="1.183885" calcext:value-type="float">
            <text:p>1,183885</text:p>
          </table:table-cell>
          <table:table-cell office:value-type="float" office:value="0" calcext:value-type="float">
            <text:p>0</text:p>
          </table:table-cell>
          <table:table-cell office:value-type="float" office:value="0.00535677" calcext:value-type="float">
            <text:p>0,00535677</text:p>
          </table:table-cell>
          <table:table-cell office:value-type="float" office:value="2.00949661" calcext:value-type="float">
            <text:p>2,0094966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84055299" calcext:value-type="float">
            <text:p>0,84055299</text:p>
          </table:table-cell>
        </table:table-row>
        <table:table-row table:style-name="ro1">
          <table:table-cell office:value-type="float" office:value="1624627238.77562" calcext:value-type="float">
            <text:p>1624627238,77562</text:p>
          </table:table-cell>
          <table:table-cell table:formula="of:=ROUND([.A200]-[$menor.$A$1];1)" office:value-type="float" office:value="19.8" calcext:value-type="float">
            <text:p>19,8</text:p>
          </table:table-cell>
          <table:table-cell office:value-type="float" office:value="0.087" calcext:value-type="float">
            <text:p>0,087</text:p>
          </table:table-cell>
          <table:table-cell office:value-type="float" office:value="0" calcext:value-type="float">
            <text:p>0</text:p>
          </table:table-cell>
          <table:table-cell office:value-type="float" office:value="0.101365" calcext:value-type="float">
            <text:p>0,101365</text:p>
          </table:table-cell>
          <table:table-cell office:value-type="float" office:value="1.192615" calcext:value-type="float">
            <text:p>1,192615</text:p>
          </table:table-cell>
          <table:table-cell office:value-type="float" office:value="0" calcext:value-type="float">
            <text:p>0</text:p>
          </table:table-cell>
          <table:table-cell office:value-type="float" office:value="0.00541022" calcext:value-type="float">
            <text:p>0,00541022</text:p>
          </table:table-cell>
          <table:table-cell office:value-type="float" office:value="2.00998858" calcext:value-type="float">
            <text:p>2,0099885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83177012" calcext:value-type="float">
            <text:p>0,83177012</text:p>
          </table:table-cell>
        </table:table-row>
        <table:table-row table:style-name="ro1">
          <table:table-cell office:value-type="float" office:value="1624627238.87566" calcext:value-type="float">
            <text:p>1624627238,87566</text:p>
          </table:table-cell>
          <table:table-cell table:formula="of:=ROUND([.A201]-[$menor.$A$1];1)" office:value-type="float" office:value="19.9" calcext:value-type="float">
            <text:p>19,9</text:p>
          </table:table-cell>
          <table:table-cell office:value-type="float" office:value="0.086" calcext:value-type="float">
            <text:p>0,086</text:p>
          </table:table-cell>
          <table:table-cell office:value-type="float" office:value="0" calcext:value-type="float">
            <text:p>0</text:p>
          </table:table-cell>
          <table:table-cell office:value-type="float" office:value="0.100395" calcext:value-type="float">
            <text:p>0,100395</text:p>
          </table:table-cell>
          <table:table-cell office:value-type="float" office:value="1.20086" calcext:value-type="float">
            <text:p>1,20086</text:p>
          </table:table-cell>
          <table:table-cell office:value-type="float" office:value="0" calcext:value-type="float">
            <text:p>0</text:p>
          </table:table-cell>
          <table:table-cell office:value-type="float" office:value="0.00551975" calcext:value-type="float">
            <text:p>0,00551975</text:p>
          </table:table-cell>
          <table:table-cell office:value-type="float" office:value="2.00951758" calcext:value-type="float">
            <text:p>2,0095175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82250601" calcext:value-type="float">
            <text:p>0,82250601</text:p>
          </table:table-cell>
        </table:table-row>
        <table:table-row table:style-name="ro1">
          <table:table-cell office:value-type="float" office:value="1624627238.97598" calcext:value-type="float">
            <text:p>1624627238,97598</text:p>
          </table:table-cell>
          <table:table-cell table:formula="of:=ROUND([.A202]-[$menor.$A$1];1)" office:value-type="float" office:value="20" calcext:value-type="float">
            <text:p>20</text:p>
          </table:table-cell>
          <table:table-cell office:value-type="float" office:value="0.085" calcext:value-type="float">
            <text:p>0,085</text:p>
          </table:table-cell>
          <table:table-cell office:value-type="float" office:value="0" calcext:value-type="float">
            <text:p>0</text:p>
          </table:table-cell>
          <table:table-cell office:value-type="float" office:value="0.098455" calcext:value-type="float">
            <text:p>0,098455</text:p>
          </table:table-cell>
          <table:table-cell office:value-type="float" office:value="1.20959" calcext:value-type="float">
            <text:p>1,20959</text:p>
          </table:table-cell>
          <table:table-cell office:value-type="float" office:value="0" calcext:value-type="float">
            <text:p>0</text:p>
          </table:table-cell>
          <table:table-cell office:value-type="float" office:value="0.0055732" calcext:value-type="float">
            <text:p>0,0055732</text:p>
          </table:table-cell>
          <table:table-cell office:value-type="float" office:value="2.00903955" calcext:value-type="float">
            <text:p>2,0090395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81372315" calcext:value-type="float">
            <text:p>0,81372315</text:p>
          </table:table-cell>
        </table:table-row>
        <table:table-row table:style-name="ro1">
          <table:table-cell office:value-type="float" office:value="1624627239.07628" calcext:value-type="float">
            <text:p>1624627239,07628</text:p>
          </table:table-cell>
          <table:table-cell table:formula="of:=ROUND([.A203]-[$menor.$A$1];1)" office:value-type="float" office:value="20.1" calcext:value-type="float">
            <text:p>20,1</text:p>
          </table:table-cell>
          <table:table-cell office:value-type="float" office:value="0.084" calcext:value-type="float">
            <text:p>0,084</text:p>
          </table:table-cell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,097</text:p>
          </table:table-cell>
          <table:table-cell office:value-type="float" office:value="1.217835" calcext:value-type="float">
            <text:p>1,217835</text:p>
          </table:table-cell>
          <table:table-cell office:value-type="float" office:value="0" calcext:value-type="float">
            <text:p>0</text:p>
          </table:table-cell>
          <table:table-cell office:value-type="float" office:value="0.00460057" calcext:value-type="float">
            <text:p>0,00460057</text:p>
          </table:table-cell>
          <table:table-cell office:value-type="float" office:value="2.00952455" calcext:value-type="float">
            <text:p>2,0095245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80542159" calcext:value-type="float">
            <text:p>0,80542159</text:p>
          </table:table-cell>
        </table:table-row>
        <table:table-row table:style-name="ro1">
          <table:table-cell office:value-type="float" office:value="1624627239.17632" calcext:value-type="float">
            <text:p>1624627239,17632</text:p>
          </table:table-cell>
          <table:table-cell table:formula="of:=ROUND([.A204]-[$menor.$A$1];1)" office:value-type="float" office:value="20.2" calcext:value-type="float">
            <text:p>20,2</text:p>
          </table:table-cell>
          <table:table-cell office:value-type="float" office:value="0.083" calcext:value-type="float">
            <text:p>0,083</text:p>
          </table:table-cell>
          <table:table-cell office:value-type="float" office:value="0" calcext:value-type="float">
            <text:p>0</text:p>
          </table:table-cell>
          <table:table-cell office:value-type="float" office:value="0.09603" calcext:value-type="float">
            <text:p>0,09603</text:p>
          </table:table-cell>
          <table:table-cell office:value-type="float" office:value="1.225595" calcext:value-type="float">
            <text:p>1,225595</text:p>
          </table:table-cell>
          <table:table-cell office:value-type="float" office:value="0" calcext:value-type="float">
            <text:p>0</text:p>
          </table:table-cell>
          <table:table-cell office:value-type="float" office:value="0.00418306" calcext:value-type="float">
            <text:p>0,00418306</text:p>
          </table:table-cell>
          <table:table-cell office:value-type="float" office:value="2.00892688" calcext:value-type="float">
            <text:p>2,0089268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79651827" calcext:value-type="float">
            <text:p>0,79651827</text:p>
          </table:table-cell>
        </table:table-row>
        <table:table-row table:style-name="ro1">
          <table:table-cell office:value-type="float" office:value="1624627239.27605" calcext:value-type="float">
            <text:p>1624627239,27605</text:p>
          </table:table-cell>
          <table:table-cell table:formula="of:=ROUND([.A205]-[$menor.$A$1];1)" office:value-type="float" office:value="20.3" calcext:value-type="float">
            <text:p>20,3</text:p>
          </table:table-cell>
          <table:table-cell office:value-type="float" office:value="0.082" calcext:value-type="float">
            <text:p>0,082</text:p>
          </table:table-cell>
          <table:table-cell office:value-type="float" office:value="0" calcext:value-type="float">
            <text:p>0</text:p>
          </table:table-cell>
          <table:table-cell office:value-type="float" office:value="0.09506" calcext:value-type="float">
            <text:p>0,09506</text:p>
          </table:table-cell>
          <table:table-cell office:value-type="float" office:value="1.23384" calcext:value-type="float">
            <text:p>1,23384</text:p>
          </table:table-cell>
          <table:table-cell office:value-type="float" office:value="0" calcext:value-type="float">
            <text:p>0</text:p>
          </table:table-cell>
          <table:table-cell office:value-type="float" office:value="0.00418741" calcext:value-type="float">
            <text:p>0,00418741</text:p>
          </table:table-cell>
          <table:table-cell office:value-type="float" office:value="2.00838233" calcext:value-type="float">
            <text:p>2,0083823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78815675" calcext:value-type="float">
            <text:p>0,78815675</text:p>
          </table:table-cell>
        </table:table-row>
        <table:table-row table:style-name="ro1">
          <table:table-cell office:value-type="float" office:value="1624627239.37635" calcext:value-type="float">
            <text:p>1624627239,37635</text:p>
          </table:table-cell>
          <table:table-cell table:formula="of:=ROUND([.A206]-[$menor.$A$1];1)" office:value-type="float" office:value="20.4" calcext:value-type="float">
            <text:p>20,4</text:p>
          </table:table-cell>
          <table:table-cell office:value-type="float" office:value="0.081" calcext:value-type="float">
            <text:p>0,081</text:p>
          </table:table-cell>
          <table:table-cell office:value-type="float" office:value="0" calcext:value-type="float">
            <text:p>0</text:p>
          </table:table-cell>
          <table:table-cell office:value-type="float" office:value="0.09409" calcext:value-type="float">
            <text:p>0,09409</text:p>
          </table:table-cell>
          <table:table-cell office:value-type="float" office:value="1.2416" calcext:value-type="float">
            <text:p>1,2416</text:p>
          </table:table-cell>
          <table:table-cell office:value-type="float" office:value="0" calcext:value-type="float">
            <text:p>0</text:p>
          </table:table-cell>
          <table:table-cell office:value-type="float" office:value="0.00412871" calcext:value-type="float">
            <text:p>0,00412871</text:p>
          </table:table-cell>
          <table:table-cell office:value-type="float" office:value="2.00886024" calcext:value-type="float">
            <text:p>2,0088602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78033638" calcext:value-type="float">
            <text:p>0,78033638</text:p>
          </table:table-cell>
        </table:table-row>
        <table:table-row table:style-name="ro1">
          <table:table-cell office:value-type="float" office:value="1624627239.47549" calcext:value-type="float">
            <text:p>1624627239,47549</text:p>
          </table:table-cell>
          <table:table-cell table:formula="of:=ROUND([.A207]-[$menor.$A$1];1)" office:value-type="float" office:value="20.5" calcext:value-type="float">
            <text:p>20,5</text:p>
          </table:table-cell>
          <table:table-cell office:value-type="float" office:value="0.081" calcext:value-type="float">
            <text:p>0,081</text:p>
          </table:table-cell>
          <table:table-cell office:value-type="float" office:value="0" calcext:value-type="float">
            <text:p>0</text:p>
          </table:table-cell>
          <table:table-cell office:value-type="float" office:value="0.09312" calcext:value-type="float">
            <text:p>0,09312</text:p>
          </table:table-cell>
          <table:table-cell office:value-type="float" office:value="1.250815" calcext:value-type="float">
            <text:p>1,250815</text:p>
          </table:table-cell>
          <table:table-cell office:value-type="float" office:value="0" calcext:value-type="float">
            <text:p>0</text:p>
          </table:table-cell>
          <table:table-cell office:value-type="float" office:value="0.00412609" calcext:value-type="float">
            <text:p>0,00412609</text:p>
          </table:table-cell>
          <table:table-cell office:value-type="float" office:value="2.00837512" calcext:value-type="float">
            <text:p>2,0083751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7720347" calcext:value-type="float">
            <text:p>0,7720347</text:p>
          </table:table-cell>
        </table:table-row>
        <table:table-row table:style-name="ro1">
          <table:table-cell office:value-type="float" office:value="1624627239.57571" calcext:value-type="float">
            <text:p>1624627239,57571</text:p>
          </table:table-cell>
          <table:table-cell table:formula="of:=ROUND([.A208]-[$menor.$A$1];1)" office:value-type="float" office:value="20.6" calcext:value-type="float">
            <text:p>20,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9312" calcext:value-type="float">
            <text:p>0,09312</text:p>
          </table:table-cell>
          <table:table-cell office:value-type="float" office:value="1.258575" calcext:value-type="float">
            <text:p>1,258575</text:p>
          </table:table-cell>
          <table:table-cell office:value-type="float" office:value="0" calcext:value-type="float">
            <text:p>0</text:p>
          </table:table-cell>
          <table:table-cell office:value-type="float" office:value="0.00406739" calcext:value-type="float">
            <text:p>0,00406739</text:p>
          </table:table-cell>
          <table:table-cell office:value-type="float" office:value="2.00982297" calcext:value-type="float">
            <text:p>2,0098229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76421428" calcext:value-type="float">
            <text:p>0,76421428</text:p>
          </table:table-cell>
        </table:table-row>
        <table:table-row table:style-name="ro1">
          <table:table-cell office:value-type="float" office:value="1624627239.67566" calcext:value-type="float">
            <text:p>1624627239,67566</text:p>
          </table:table-cell>
          <table:table-cell table:formula="of:=ROUND([.A209]-[$menor.$A$1];1)" office:value-type="float" office:value="20.7" calcext:value-type="float">
            <text:p>20,7</text:p>
          </table:table-cell>
          <table:table-cell office:value-type="float" office:value="0.079" calcext:value-type="float">
            <text:p>0,079</text:p>
          </table:table-cell>
          <table:table-cell office:value-type="float" office:value="0" calcext:value-type="float">
            <text:p>0</text:p>
          </table:table-cell>
          <table:table-cell office:value-type="float" office:value="0.09215" calcext:value-type="float">
            <text:p>0,09215</text:p>
          </table:table-cell>
          <table:table-cell office:value-type="float" office:value="1.26585" calcext:value-type="float">
            <text:p>1,26585</text:p>
          </table:table-cell>
          <table:table-cell office:value-type="float" office:value="0" calcext:value-type="float">
            <text:p>0</text:p>
          </table:table-cell>
          <table:table-cell office:value-type="float" office:value="0.00514694" calcext:value-type="float">
            <text:p>0,00514694</text:p>
          </table:table-cell>
          <table:table-cell office:value-type="float" office:value="2.00838179" calcext:value-type="float">
            <text:p>2,0083817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75494999" calcext:value-type="float">
            <text:p>0,75494999</text:p>
          </table:table-cell>
        </table:table-row>
        <table:table-row table:style-name="ro1">
          <table:table-cell office:value-type="float" office:value="1624627239.77625" calcext:value-type="float">
            <text:p>1624627239,77625</text:p>
          </table:table-cell>
          <table:table-cell table:formula="of:=ROUND([.A210]-[$menor.$A$1];1)" office:value-type="float" office:value="20.8" calcext:value-type="float">
            <text:p>20,8</text:p>
          </table:table-cell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 office:value-type="float" office:value="0.09118" calcext:value-type="float">
            <text:p>0,09118</text:p>
          </table:table-cell>
          <table:table-cell office:value-type="float" office:value="1.27361" calcext:value-type="float">
            <text:p>1,27361</text:p>
          </table:table-cell>
          <table:table-cell office:value-type="float" office:value="0" calcext:value-type="float">
            <text:p>0</text:p>
          </table:table-cell>
          <table:table-cell office:value-type="float" office:value="0.00507423" calcext:value-type="float">
            <text:p>0,00507423</text:p>
          </table:table-cell>
          <table:table-cell office:value-type="float" office:value="2.0080091" calcext:value-type="float">
            <text:p>2,008009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74724984" calcext:value-type="float">
            <text:p>0,74724984</text:p>
          </table:table-cell>
        </table:table-row>
        <table:table-row table:style-name="ro1">
          <table:table-cell office:value-type="float" office:value="1624627239.87576" calcext:value-type="float">
            <text:p>1624627239,87576</text:p>
          </table:table-cell>
          <table:table-cell table:formula="of:=ROUND([.A211]-[$menor.$A$1];1)" office:value-type="float" office:value="20.9" calcext:value-type="float">
            <text:p>20,9</text:p>
          </table:table-cell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 office:value-type="float" office:value="0.09021" calcext:value-type="float">
            <text:p>0,09021</text:p>
          </table:table-cell>
          <table:table-cell office:value-type="float" office:value="1.281855" calcext:value-type="float">
            <text:p>1,281855</text:p>
          </table:table-cell>
          <table:table-cell office:value-type="float" office:value="0" calcext:value-type="float">
            <text:p>0</text:p>
          </table:table-cell>
          <table:table-cell office:value-type="float" office:value="0.00495944" calcext:value-type="float">
            <text:p>0,00495944</text:p>
          </table:table-cell>
          <table:table-cell office:value-type="float" office:value="2.00847998" calcext:value-type="float">
            <text:p>2,0084799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73991072" calcext:value-type="float">
            <text:p>0,73991072</text:p>
          </table:table-cell>
        </table:table-row>
        <table:table-row table:style-name="ro1">
          <table:table-cell office:value-type="float" office:value="1624627239.9764" calcext:value-type="float">
            <text:p>1624627239,9764</text:p>
          </table:table-cell>
          <table:table-cell table:formula="of:=ROUND([.A212]-[$menor.$A$1];1)" office:value-type="float" office:value="21" calcext:value-type="float">
            <text:p>21</text:p>
          </table:table-cell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 office:value-type="float" office:value="0.08924" calcext:value-type="float">
            <text:p>0,08924</text:p>
          </table:table-cell>
          <table:table-cell office:value-type="float" office:value="1.288645" calcext:value-type="float">
            <text:p>1,288645</text:p>
          </table:table-cell>
          <table:table-cell office:value-type="float" office:value="0" calcext:value-type="float">
            <text:p>0</text:p>
          </table:table-cell>
          <table:table-cell office:value-type="float" office:value="0.00490074" calcext:value-type="float">
            <text:p>0,00490074</text:p>
          </table:table-cell>
          <table:table-cell office:value-type="float" office:value="2.00895783" calcext:value-type="float">
            <text:p>2,0089578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73209029" calcext:value-type="float">
            <text:p>0,73209029</text:p>
          </table:table-cell>
        </table:table-row>
        <table:table-row table:style-name="ro1">
          <table:table-cell office:value-type="float" office:value="1624627240.07576" calcext:value-type="float">
            <text:p>1624627240,07576</text:p>
          </table:table-cell>
          <table:table-cell table:formula="of:=ROUND([.A213]-[$menor.$A$1];1)" office:value-type="float" office:value="21.1" calcext:value-type="float">
            <text:p>21,1</text:p>
          </table:table-cell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 office:value-type="float" office:value="0.08827" calcext:value-type="float">
            <text:p>0,08827</text:p>
          </table:table-cell>
          <table:table-cell office:value-type="float" office:value="1.29689" calcext:value-type="float">
            <text:p>1,29689</text:p>
          </table:table-cell>
          <table:table-cell office:value-type="float" office:value="0" calcext:value-type="float">
            <text:p>0</text:p>
          </table:table-cell>
          <table:table-cell office:value-type="float" office:value="0.00489812" calcext:value-type="float">
            <text:p>0,00489812</text:p>
          </table:table-cell>
          <table:table-cell office:value-type="float" office:value="2.00750277" calcext:value-type="float">
            <text:p>2,0075027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72378868" calcext:value-type="float">
            <text:p>0,72378868</text:p>
          </table:table-cell>
        </table:table-row>
        <table:table-row table:style-name="ro1">
          <table:table-cell office:value-type="float" office:value="1624627240.17615" calcext:value-type="float">
            <text:p>1624627240,17615</text:p>
          </table:table-cell>
          <table:table-cell table:formula="of:=ROUND([.A214]-[$menor.$A$1];1)" office:value-type="float" office:value="21.2" calcext:value-type="float">
            <text:p>21,2</text:p>
          </table:table-cell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 office:value-type="float" office:value="0.0873" calcext:value-type="float">
            <text:p>0,0873</text:p>
          </table:table-cell>
          <table:table-cell office:value-type="float" office:value="1.30368" calcext:value-type="float">
            <text:p>1,30368</text:p>
          </table:table-cell>
          <table:table-cell office:value-type="float" office:value="0" calcext:value-type="float">
            <text:p>0</text:p>
          </table:table-cell>
          <table:table-cell office:value-type="float" office:value="0.00472726" calcext:value-type="float">
            <text:p>0,00472726</text:p>
          </table:table-cell>
          <table:table-cell office:value-type="float" office:value="2.00893656" calcext:value-type="float">
            <text:p>2,0089365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71693075" calcext:value-type="float">
            <text:p>0,71693075</text:p>
          </table:table-cell>
        </table:table-row>
        <table:table-row table:style-name="ro1">
          <table:table-cell office:value-type="float" office:value="1624627240.27622" calcext:value-type="float">
            <text:p>1624627240,27622</text:p>
          </table:table-cell>
          <table:table-cell table:formula="of:=ROUND([.A215]-[$menor.$A$1];1)" office:value-type="float" office:value="21.3" calcext:value-type="float">
            <text:p>21,3</text:p>
          </table:table-cell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 office:value-type="float" office:value="0.08633" calcext:value-type="float">
            <text:p>0,08633</text:p>
          </table:table-cell>
          <table:table-cell office:value-type="float" office:value="1.311925" calcext:value-type="float">
            <text:p>1,311925</text:p>
          </table:table-cell>
          <table:table-cell office:value-type="float" office:value="0" calcext:value-type="float">
            <text:p>0</text:p>
          </table:table-cell>
          <table:table-cell office:value-type="float" office:value="0.00472463" calcext:value-type="float">
            <text:p>0,00472463</text:p>
          </table:table-cell>
          <table:table-cell office:value-type="float" office:value="2.0074815" calcext:value-type="float">
            <text:p>2,007481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70862913" calcext:value-type="float">
            <text:p>0,70862913</text:p>
          </table:table-cell>
        </table:table-row>
        <table:table-row table:style-name="ro1">
          <table:table-cell office:value-type="float" office:value="1624627240.37653" calcext:value-type="float">
            <text:p>1624627240,37653</text:p>
          </table:table-cell>
          <table:table-cell table:formula="of:=ROUND([.A216]-[$menor.$A$1];1)" office:value-type="float" office:value="21.4" calcext:value-type="float">
            <text:p>21,4</text:p>
          </table:table-cell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 office:value-type="float" office:value="0.08536" calcext:value-type="float">
            <text:p>0,08536</text:p>
          </table:table-cell>
          <table:table-cell office:value-type="float" office:value="1.318715" calcext:value-type="float">
            <text:p>1,318715</text:p>
          </table:table-cell>
          <table:table-cell office:value-type="float" office:value="0" calcext:value-type="float">
            <text:p>0</text:p>
          </table:table-cell>
          <table:table-cell office:value-type="float" office:value="0.00455378" calcext:value-type="float">
            <text:p>0,00455378</text:p>
          </table:table-cell>
          <table:table-cell office:value-type="float" office:value="2.00891529" calcext:value-type="float">
            <text:p>2,0089152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7017712" calcext:value-type="float">
            <text:p>0,7017712</text:p>
          </table:table-cell>
        </table:table-row>
        <table:table-row table:style-name="ro1">
          <table:table-cell office:value-type="float" office:value="1624627240.47746" calcext:value-type="float">
            <text:p>1624627240,47746</text:p>
          </table:table-cell>
          <table:table-cell table:formula="of:=ROUND([.A217]-[$menor.$A$1];1)" office:value-type="float" office:value="21.5" calcext:value-type="float">
            <text:p>21,5</text:p>
          </table:table-cell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office:value-type="float" office:value="0.08439" calcext:value-type="float">
            <text:p>0,08439</text:p>
          </table:table-cell>
          <table:table-cell office:value-type="float" office:value="1.32599" calcext:value-type="float">
            <text:p>1,32599</text:p>
          </table:table-cell>
          <table:table-cell office:value-type="float" office:value="0" calcext:value-type="float">
            <text:p>0</text:p>
          </table:table-cell>
          <table:table-cell office:value-type="float" office:value="0.00455115" calcext:value-type="float">
            <text:p>0,00455115</text:p>
          </table:table-cell>
          <table:table-cell office:value-type="float" office:value="2.00746023" calcext:value-type="float">
            <text:p>2,0074602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69346958" calcext:value-type="float">
            <text:p>0,69346958</text:p>
          </table:table-cell>
        </table:table-row>
        <table:table-row table:style-name="ro1">
          <table:table-cell office:value-type="float" office:value="1624627240.57681" calcext:value-type="float">
            <text:p>1624627240,57681</text:p>
          </table:table-cell>
          <table:table-cell table:formula="of:=ROUND([.A218]-[$menor.$A$1];1)" office:value-type="float" office:value="21.6" calcext:value-type="float">
            <text:p>21,6</text:p>
          </table:table-cell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office:value-type="float" office:value="0.08342" calcext:value-type="float">
            <text:p>0,08342</text:p>
          </table:table-cell>
          <table:table-cell office:value-type="float" office:value="1.33278" calcext:value-type="float">
            <text:p>1,33278</text:p>
          </table:table-cell>
          <table:table-cell office:value-type="float" office:value="0" calcext:value-type="float">
            <text:p>0</text:p>
          </table:table-cell>
          <table:table-cell office:value-type="float" office:value="0.00438029" calcext:value-type="float">
            <text:p>0,00438029</text:p>
          </table:table-cell>
          <table:table-cell office:value-type="float" office:value="2.00792402" calcext:value-type="float">
            <text:p>2,0079240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68661165" calcext:value-type="float">
            <text:p>0,68661165</text:p>
          </table:table-cell>
        </table:table-row>
        <table:table-row table:style-name="ro1">
          <table:table-cell office:value-type="float" office:value="1624627240.67718" calcext:value-type="float">
            <text:p>1624627240,67718</text:p>
          </table:table-cell>
          <table:table-cell table:formula="of:=ROUND([.A219]-[$menor.$A$1];1)" office:value-type="float" office:value="21.7" calcext:value-type="float">
            <text:p>21,7</text:p>
          </table:table-cell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 office:value-type="float" office:value="0.08245" calcext:value-type="float">
            <text:p>0,08245</text:p>
          </table:table-cell>
          <table:table-cell office:value-type="float" office:value="1.33957" calcext:value-type="float">
            <text:p>1,33957</text:p>
          </table:table-cell>
          <table:table-cell office:value-type="float" office:value="0" calcext:value-type="float">
            <text:p>0</text:p>
          </table:table-cell>
          <table:table-cell office:value-type="float" office:value="0.00426551" calcext:value-type="float">
            <text:p>0,00426551</text:p>
          </table:table-cell>
          <table:table-cell office:value-type="float" office:value="2.0074249" calcext:value-type="float">
            <text:p>2,007424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67927253" calcext:value-type="float">
            <text:p>0,67927253</text:p>
          </table:table-cell>
        </table:table-row>
        <table:table-row table:style-name="ro1">
          <table:table-cell office:value-type="float" office:value="1624627240.77751" calcext:value-type="float">
            <text:p>1624627240,77751</text:p>
          </table:table-cell>
          <table:table-cell table:formula="of:=ROUND([.A220]-[$menor.$A$1];1)" office:value-type="float" office:value="21.8" calcext:value-type="float">
            <text:p>21,8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245" calcext:value-type="float">
            <text:p>0,08245</text:p>
          </table:table-cell>
          <table:table-cell office:value-type="float" office:value="1.346845" calcext:value-type="float">
            <text:p>1,346845</text:p>
          </table:table-cell>
          <table:table-cell office:value-type="float" office:value="0" calcext:value-type="float">
            <text:p>0</text:p>
          </table:table-cell>
          <table:table-cell office:value-type="float" office:value="0.00409465" calcext:value-type="float">
            <text:p>0,00409465</text:p>
          </table:table-cell>
          <table:table-cell office:value-type="float" office:value="2.00740369" calcext:value-type="float">
            <text:p>2,0074036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6724146" calcext:value-type="float">
            <text:p>0,6724146</text:p>
          </table:table-cell>
        </table:table-row>
        <table:table-row table:style-name="ro1">
          <table:table-cell office:value-type="float" office:value="1624627240.87781" calcext:value-type="float">
            <text:p>1624627240,87781</text:p>
          </table:table-cell>
          <table:table-cell table:formula="of:=ROUND([.A221]-[$menor.$A$1];1)" office:value-type="float" office:value="21.9" calcext:value-type="float">
            <text:p>21,9</text:p>
          </table:table-cell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 office:value-type="float" office:value="0.08148" calcext:value-type="float">
            <text:p>0,08148</text:p>
          </table:table-cell>
          <table:table-cell office:value-type="float" office:value="1.353635" calcext:value-type="float">
            <text:p>1,353635</text:p>
          </table:table-cell>
          <table:table-cell office:value-type="float" office:value="0" calcext:value-type="float">
            <text:p>0</text:p>
          </table:table-cell>
          <table:table-cell office:value-type="float" office:value="0.00489379" calcext:value-type="float">
            <text:p>0,00489379</text:p>
          </table:table-cell>
          <table:table-cell office:value-type="float" office:value="2.00786754" calcext:value-type="float">
            <text:p>2,0078675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66555673" calcext:value-type="float">
            <text:p>0,66555673</text:p>
          </table:table-cell>
        </table:table-row>
        <table:table-row table:style-name="ro1">
          <table:table-cell office:value-type="float" office:value="1624627240.97817" calcext:value-type="float">
            <text:p>1624627240,97817</text:p>
          </table:table-cell>
          <table:table-cell table:formula="of:=ROUND([.A222]-[$menor.$A$1];1)" office:value-type="float" office:value="22" calcext:value-type="float">
            <text:p>22</text:p>
          </table:table-cell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 office:value-type="float" office:value="0.080025" calcext:value-type="float">
            <text:p>0,080025</text:p>
          </table:table-cell>
          <table:table-cell office:value-type="float" office:value="1.36091" calcext:value-type="float">
            <text:p>1,36091</text:p>
          </table:table-cell>
          <table:table-cell office:value-type="float" office:value="1" calcext:value-type="float">
            <text:p>1</text:p>
          </table:table-cell>
          <table:table-cell office:value-type="float" office:value="-0.00663471" calcext:value-type="float">
            <text:p>-0,00663471</text:p>
          </table:table-cell>
          <table:table-cell office:value-type="float" office:value="2.00604996" calcext:value-type="float">
            <text:p>2,00604996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65833843" calcext:value-type="float">
            <text:p>0,65833843</text:p>
          </table:table-cell>
        </table:table-row>
        <table:table-row table:style-name="ro1">
          <table:table-cell office:value-type="float" office:value="1624627241.07847" calcext:value-type="float">
            <text:p>1624627241,07847</text:p>
          </table:table-cell>
          <table:table-cell table:formula="of:=ROUND([.A223]-[$menor.$A$1];1)" office:value-type="float" office:value="22.1" calcext:value-type="float">
            <text:p>22,1</text:p>
          </table:table-cell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 office:value-type="float" office:value="0.079055" calcext:value-type="float">
            <text:p>0,079055</text:p>
          </table:table-cell>
          <table:table-cell office:value-type="float" office:value="1.36673" calcext:value-type="float">
            <text:p>1,36673</text:p>
          </table:table-cell>
          <table:table-cell office:value-type="float" office:value="0" calcext:value-type="float">
            <text:p>0</text:p>
          </table:table-cell>
          <table:table-cell office:value-type="float" office:value="0.00410908" calcext:value-type="float">
            <text:p>0,00410908</text:p>
          </table:table-cell>
          <table:table-cell office:value-type="float" office:value="2.00795208" calcext:value-type="float">
            <text:p>2,0079520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65148038" calcext:value-type="float">
            <text:p>0,65148038</text:p>
          </table:table-cell>
        </table:table-row>
        <table:table-row table:style-name="ro1">
          <table:table-cell office:value-type="float" office:value="1624627241.17769" calcext:value-type="float">
            <text:p>1624627241,17769</text:p>
          </table:table-cell>
          <table:table-cell table:formula="of:=ROUND([.A224]-[$menor.$A$1];1)" office:value-type="float" office:value="22.2" calcext:value-type="float">
            <text:p>22,2</text:p>
          </table:table-cell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 office:value-type="float" office:value="0.078085" calcext:value-type="float">
            <text:p>0,078085</text:p>
          </table:table-cell>
          <table:table-cell office:value-type="float" office:value="1.37352" calcext:value-type="float">
            <text:p>1,37352</text:p>
          </table:table-cell>
          <table:table-cell office:value-type="float" office:value="0" calcext:value-type="float">
            <text:p>0</text:p>
          </table:table-cell>
          <table:table-cell office:value-type="float" office:value="0.00400135" calcext:value-type="float">
            <text:p>0,00400135</text:p>
          </table:table-cell>
          <table:table-cell office:value-type="float" office:value="2.00642287" calcext:value-type="float">
            <text:p>2,0064228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64408076" calcext:value-type="float">
            <text:p>0,64408076</text:p>
          </table:table-cell>
        </table:table-row>
        <table:table-row table:style-name="ro1">
          <table:table-cell office:value-type="float" office:value="1624627241.27808" calcext:value-type="float">
            <text:p>1624627241,27808</text:p>
          </table:table-cell>
          <table:table-cell table:formula="of:=ROUND([.A225]-[$menor.$A$1];1)" office:value-type="float" office:value="22.3" calcext:value-type="float">
            <text:p>22,3</text:p>
          </table:table-cell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 office:value-type="float" office:value="0.078085" calcext:value-type="float">
            <text:p>0,078085</text:p>
          </table:table-cell>
          <table:table-cell office:value-type="float" office:value="1.380795" calcext:value-type="float">
            <text:p>1,380795</text:p>
          </table:table-cell>
          <table:table-cell office:value-type="float" office:value="0" calcext:value-type="float">
            <text:p>0</text:p>
          </table:table-cell>
          <table:table-cell office:value-type="float" office:value="0.00371832" calcext:value-type="float">
            <text:p>0,00371832</text:p>
          </table:table-cell>
          <table:table-cell office:value-type="float" office:value="2.00735766" calcext:value-type="float">
            <text:p>2,0073576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63818538" calcext:value-type="float">
            <text:p>0,63818538</text:p>
          </table:table-cell>
        </table:table-row>
        <table:table-row table:style-name="ro1">
          <table:table-cell office:value-type="float" office:value="1624627241.37846" calcext:value-type="float">
            <text:p>1624627241,37846</text:p>
          </table:table-cell>
          <table:table-cell table:formula="of:=ROUND([.A226]-[$menor.$A$1];1)" office:value-type="float" office:value="22.4" calcext:value-type="float">
            <text:p>22,4</text:p>
          </table:table-cell>
          <table:table-cell office:value-type="float" office:value="0.0655" calcext:value-type="float">
            <text:p>0,06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77115" calcext:value-type="float">
            <text:p>0,077115</text:p>
          </table:table-cell>
          <table:table-cell office:value-type="float" office:value="1.386615" calcext:value-type="float">
            <text:p>1,386615</text:p>
          </table:table-cell>
          <table:table-cell office:value-type="float" office:value="0" calcext:value-type="float">
            <text:p>0</text:p>
          </table:table-cell>
          <table:table-cell office:value-type="float" office:value="0.00451746" calcext:value-type="float">
            <text:p>0,00451746</text:p>
          </table:table-cell>
          <table:table-cell office:value-type="float" office:value="2.00782151" calcext:value-type="float">
            <text:p>2,0078215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63132751" calcext:value-type="float">
            <text:p>0,63132751</text:p>
          </table:table-cell>
        </table:table-row>
        <table:table-row table:style-name="ro1">
          <table:table-cell office:value-type="float" office:value="1624627241.47776" calcext:value-type="float">
            <text:p>1624627241,47776</text:p>
          </table:table-cell>
          <table:table-cell table:formula="of:=ROUND([.A227]-[$menor.$A$1];1)" office:value-type="float" office:value="22.5" calcext:value-type="float">
            <text:p>22,5</text:p>
          </table:table-cell>
          <table:table-cell office:value-type="float" office:value="0.065" calcext:value-type="float">
            <text:p>0,065</text:p>
          </table:table-cell>
          <table:table-cell office:value-type="float" office:value="0" calcext:value-type="float">
            <text:p>0</text:p>
          </table:table-cell>
          <table:table-cell office:value-type="float" office:value="0.076145" calcext:value-type="float">
            <text:p>0,076145</text:p>
          </table:table-cell>
          <table:table-cell office:value-type="float" office:value="1.39389" calcext:value-type="float">
            <text:p>1,39389</text:p>
          </table:table-cell>
          <table:table-cell office:value-type="float" office:value="0" calcext:value-type="float">
            <text:p>0</text:p>
          </table:table-cell>
          <table:table-cell office:value-type="float" office:value="0.00438862" calcext:value-type="float">
            <text:p>0,00438862</text:p>
          </table:table-cell>
          <table:table-cell office:value-type="float" office:value="2.0064722" calcext:value-type="float">
            <text:p>2,006472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62410903" calcext:value-type="float">
            <text:p>0,62410903</text:p>
          </table:table-cell>
        </table:table-row>
        <table:table-row table:style-name="ro1">
          <table:table-cell office:value-type="float" office:value="1624627241.57809" calcext:value-type="float">
            <text:p>1624627241,57809</text:p>
          </table:table-cell>
          <table:table-cell table:formula="of:=ROUND([.A228]-[$menor.$A$1];1)" office:value-type="float" office:value="22.6" calcext:value-type="float">
            <text:p>22,6</text:p>
          </table:table-cell>
          <table:table-cell office:value-type="float" office:value="0.064" calcext:value-type="float">
            <text:p>0,064</text:p>
          </table:table-cell>
          <table:table-cell office:value-type="float" office:value="0" calcext:value-type="float">
            <text:p>0</text:p>
          </table:table-cell>
          <table:table-cell office:value-type="float" office:value="0.075175" calcext:value-type="float">
            <text:p>0,075175</text:p>
          </table:table-cell>
          <table:table-cell office:value-type="float" office:value="1.39971" calcext:value-type="float">
            <text:p>1,39971</text:p>
          </table:table-cell>
          <table:table-cell office:value-type="float" office:value="0" calcext:value-type="float">
            <text:p>0</text:p>
          </table:table-cell>
          <table:table-cell office:value-type="float" office:value="0.00410562" calcext:value-type="float">
            <text:p>0,00410562</text:p>
          </table:table-cell>
          <table:table-cell office:value-type="float" office:value="2.00789181" calcext:value-type="float">
            <text:p>2,0078918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61821347" calcext:value-type="float">
            <text:p>0,61821347</text:p>
          </table:table-cell>
        </table:table-row>
        <table:table-row table:style-name="ro1">
          <table:table-cell office:value-type="float" office:value="1624627241.67861" calcext:value-type="float">
            <text:p>1624627241,67861</text:p>
          </table:table-cell>
          <table:table-cell table:formula="of:=ROUND([.A229]-[$menor.$A$1];1)" office:value-type="float" office:value="22.7" calcext:value-type="float">
            <text:p>22,7</text:p>
          </table:table-cell>
          <table:table-cell office:value-type="float" office:value="0.064" calcext:value-type="float">
            <text:p>0,064</text:p>
          </table:table-cell>
          <table:table-cell office:value-type="float" office:value="0" calcext:value-type="float">
            <text:p>0</text:p>
          </table:table-cell>
          <table:table-cell office:value-type="float" office:value="0.074205" calcext:value-type="float">
            <text:p>0,074205</text:p>
          </table:table-cell>
          <table:table-cell office:value-type="float" office:value="1.40553" calcext:value-type="float">
            <text:p>1,40553</text:p>
          </table:table-cell>
          <table:table-cell office:value-type="float" office:value="0" calcext:value-type="float">
            <text:p>0</text:p>
          </table:table-cell>
          <table:table-cell office:value-type="float" office:value="0.00399084" calcext:value-type="float">
            <text:p>0,00399084</text:p>
          </table:table-cell>
          <table:table-cell office:value-type="float" office:value="2.00642263" calcext:value-type="float">
            <text:p>2,0064226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6108743" calcext:value-type="float">
            <text:p>0,6108743</text:p>
          </table:table-cell>
        </table:table-row>
        <table:table-row table:style-name="ro1">
          <table:table-cell office:value-type="float" office:value="1624627241.77898" calcext:value-type="float">
            <text:p>1624627241,77898</text:p>
          </table:table-cell>
          <table:table-cell table:formula="of:=ROUND([.A230]-[$menor.$A$1];1)" office:value-type="float" office:value="22.8" calcext:value-type="float">
            <text:p>22,8</text:p>
          </table:table-cell>
          <table:table-cell office:value-type="float" office:value="0.063" calcext:value-type="float">
            <text:p>0,063</text:p>
          </table:table-cell>
          <table:table-cell office:value-type="float" office:value="0" calcext:value-type="float">
            <text:p>0</text:p>
          </table:table-cell>
          <table:table-cell office:value-type="float" office:value="0.074205" calcext:value-type="float">
            <text:p>0,074205</text:p>
          </table:table-cell>
          <table:table-cell office:value-type="float" office:value="1.412805" calcext:value-type="float">
            <text:p>1,412805</text:p>
          </table:table-cell>
          <table:table-cell office:value-type="float" office:value="0" calcext:value-type="float">
            <text:p>0</text:p>
          </table:table-cell>
          <table:table-cell office:value-type="float" office:value="0.00370783" calcext:value-type="float">
            <text:p>0,00370783</text:p>
          </table:table-cell>
          <table:table-cell office:value-type="float" office:value="2.0063873" calcext:value-type="float">
            <text:p>2,006387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6049788" calcext:value-type="float">
            <text:p>0,6049788</text:p>
          </table:table-cell>
        </table:table-row>
        <table:table-row table:style-name="ro1">
          <table:table-cell office:value-type="float" office:value="1624627241.8793" calcext:value-type="float">
            <text:p>1624627241,8793</text:p>
          </table:table-cell>
          <table:table-cell table:formula="of:=ROUND([.A231]-[$menor.$A$1];1)" office:value-type="float" office:value="22.9" calcext:value-type="float">
            <text:p>22,9</text:p>
          </table:table-cell>
          <table:table-cell office:value-type="float" office:value="0.062" calcext:value-type="float">
            <text:p>0,062</text:p>
          </table:table-cell>
          <table:table-cell office:value-type="float" office:value="0" calcext:value-type="float">
            <text:p>0</text:p>
          </table:table-cell>
          <table:table-cell office:value-type="float" office:value="0.073235" calcext:value-type="float">
            <text:p>0,073235</text:p>
          </table:table-cell>
          <table:table-cell office:value-type="float" office:value="1.418625" calcext:value-type="float">
            <text:p>1,418625</text:p>
          </table:table-cell>
          <table:table-cell office:value-type="float" office:value="0" calcext:value-type="float">
            <text:p>0</text:p>
          </table:table-cell>
          <table:table-cell office:value-type="float" office:value="0.00439481" calcext:value-type="float">
            <text:p>0,00439481</text:p>
          </table:table-cell>
          <table:table-cell office:value-type="float" office:value="2.00780709" calcext:value-type="float">
            <text:p>2,0078070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59908342" calcext:value-type="float">
            <text:p>0,59908342</text:p>
          </table:table-cell>
        </table:table-row>
        <table:table-row table:style-name="ro1">
          <table:table-cell office:value-type="float" office:value="1624627241.97866" calcext:value-type="float">
            <text:p>1624627241,97866</text:p>
          </table:table-cell>
          <table:table-cell table:formula="of:=ROUND([.A232]-[$menor.$A$1];1)" office:value-type="float" office:value="23" calcext:value-type="float">
            <text:p>23</text:p>
          </table:table-cell>
          <table:table-cell office:value-type="float" office:value="0.062" calcext:value-type="float">
            <text:p>0,062</text:p>
          </table:table-cell>
          <table:table-cell office:value-type="float" office:value="0" calcext:value-type="float">
            <text:p>0</text:p>
          </table:table-cell>
          <table:table-cell office:value-type="float" office:value="0.072265" calcext:value-type="float">
            <text:p>0,072265</text:p>
          </table:table-cell>
          <table:table-cell office:value-type="float" office:value="1.42493" calcext:value-type="float">
            <text:p>1,42493</text:p>
          </table:table-cell>
          <table:table-cell office:value-type="float" office:value="1" calcext:value-type="float">
            <text:p>1</text:p>
          </table:table-cell>
          <table:table-cell office:value-type="float" office:value="-0.00598265" calcext:value-type="float">
            <text:p>-0,00598265</text:p>
          </table:table-cell>
          <table:table-cell office:value-type="float" office:value="2.00516476" calcext:value-type="float">
            <text:p>2,00516476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59186512" calcext:value-type="float">
            <text:p>0,59186512</text:p>
          </table:table-cell>
        </table:table-row>
        <table:table-row table:style-name="ro1">
          <table:table-cell office:value-type="float" office:value="1624627242.07899" calcext:value-type="float">
            <text:p>1624627242,07899</text:p>
          </table:table-cell>
          <table:table-cell table:formula="of:=ROUND([.A233]-[$menor.$A$1];1)" office:value-type="float" office:value="23.1" calcext:value-type="float">
            <text:p>23,1</text:p>
          </table:table-cell>
          <table:table-cell office:value-type="float" office:value="0.061" calcext:value-type="float">
            <text:p>0,061</text:p>
          </table:table-cell>
          <table:table-cell office:value-type="float" office:value="0" calcext:value-type="float">
            <text:p>0</text:p>
          </table:table-cell>
          <table:table-cell office:value-type="float" office:value="0.071295" calcext:value-type="float">
            <text:p>0,071295</text:p>
          </table:table-cell>
          <table:table-cell office:value-type="float" office:value="1.43075" calcext:value-type="float">
            <text:p>1,43075</text:p>
          </table:table-cell>
          <table:table-cell office:value-type="float" office:value="0" calcext:value-type="float">
            <text:p>0</text:p>
          </table:table-cell>
          <table:table-cell office:value-type="float" office:value="0.00398295" calcext:value-type="float">
            <text:p>0,00398295</text:p>
          </table:table-cell>
          <table:table-cell office:value-type="float" office:value="2.00690751" calcext:value-type="float">
            <text:p>2,0069075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58596951" calcext:value-type="float">
            <text:p>0,58596951</text:p>
          </table:table-cell>
        </table:table-row>
        <table:table-row table:style-name="ro1">
          <table:table-cell office:value-type="float" office:value="1624627242.17892" calcext:value-type="float">
            <text:p>1624627242,17892</text:p>
          </table:table-cell>
          <table:table-cell table:formula="of:=ROUND([.A234]-[$menor.$A$1];1)" office:value-type="float" office:value="23.2" calcext:value-type="float">
            <text:p>23,2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71295" calcext:value-type="float">
            <text:p>0,071295</text:p>
          </table:table-cell>
          <table:table-cell office:value-type="float" office:value="1.43657" calcext:value-type="float">
            <text:p>1,43657</text:p>
          </table:table-cell>
          <table:table-cell office:value-type="float" office:value="0" calcext:value-type="float">
            <text:p>0</text:p>
          </table:table-cell>
          <table:table-cell office:value-type="float" office:value="0.00375603" calcext:value-type="float">
            <text:p>0,00375603</text:p>
          </table:table-cell>
          <table:table-cell office:value-type="float" office:value="2.00639415" calcext:value-type="float">
            <text:p>2,0063941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5795927" calcext:value-type="float">
            <text:p>0,5795927</text:p>
          </table:table-cell>
        </table:table-row>
        <table:table-row table:style-name="ro1">
          <table:table-cell office:value-type="float" office:value="1624627242.27926" calcext:value-type="float">
            <text:p>1624627242,27926</text:p>
          </table:table-cell>
          <table:table-cell table:formula="of:=ROUND([.A235]-[$menor.$A$1];1)" office:value-type="float" office:value="23.3" calcext:value-type="float">
            <text:p>23,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70325" calcext:value-type="float">
            <text:p>0,070325</text:p>
          </table:table-cell>
          <table:table-cell office:value-type="float" office:value="1.442875" calcext:value-type="float">
            <text:p>1,442875</text:p>
          </table:table-cell>
          <table:table-cell office:value-type="float" office:value="0" calcext:value-type="float">
            <text:p>0</text:p>
          </table:table-cell>
          <table:table-cell office:value-type="float" office:value="0.00444302" calcext:value-type="float">
            <text:p>0,00444302</text:p>
          </table:table-cell>
          <table:table-cell office:value-type="float" office:value="2.00635888" calcext:value-type="float">
            <text:p>2,0063588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57369727" calcext:value-type="float">
            <text:p>0,57369727</text:p>
          </table:table-cell>
        </table:table-row>
        <table:table-row table:style-name="ro1">
          <table:table-cell office:value-type="float" office:value="1624627242.37962" calcext:value-type="float">
            <text:p>1624627242,37962</text:p>
          </table:table-cell>
          <table:table-cell table:formula="of:=ROUND([.A236]-[$menor.$A$1];1)" office:value-type="float" office:value="23.4" calcext:value-type="float">
            <text:p>23,4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69355" calcext:value-type="float">
            <text:p>0,069355</text:p>
          </table:table-cell>
          <table:table-cell office:value-type="float" office:value="1.448695" calcext:value-type="float">
            <text:p>1,448695</text:p>
          </table:table-cell>
          <table:table-cell office:value-type="float" office:value="1" calcext:value-type="float">
            <text:p>1</text:p>
          </table:table-cell>
          <table:table-cell office:value-type="float" office:value="-0.00568811" calcext:value-type="float">
            <text:p>-0,00568811</text:p>
          </table:table-cell>
          <table:table-cell office:value-type="float" office:value="2.00568789" calcext:value-type="float">
            <text:p>2,00568789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56792283" calcext:value-type="float">
            <text:p>0,56792283</text:p>
          </table:table-cell>
        </table:table-row>
        <table:table-row table:style-name="ro1">
          <table:table-cell office:value-type="float" office:value="1624627242.47993" calcext:value-type="float">
            <text:p>1624627242,47993</text:p>
          </table:table-cell>
          <table:table-cell table:formula="of:=ROUND([.A237]-[$menor.$A$1];1)" office:value-type="float" office:value="23.5" calcext:value-type="float">
            <text:p>23,5</text:p>
          </table:table-cell>
          <table:table-cell office:value-type="float" office:value="0.059" calcext:value-type="float">
            <text:p>0,059</text:p>
          </table:table-cell>
          <table:table-cell office:value-type="float" office:value="0" calcext:value-type="float">
            <text:p>0</text:p>
          </table:table-cell>
          <table:table-cell office:value-type="float" office:value="0.068385" calcext:value-type="float">
            <text:p>0,068385</text:p>
          </table:table-cell>
          <table:table-cell office:value-type="float" office:value="1.454515" calcext:value-type="float">
            <text:p>1,454515</text:p>
          </table:table-cell>
          <table:table-cell office:value-type="float" office:value="1" calcext:value-type="float">
            <text:p>1</text:p>
          </table:table-cell>
          <table:table-cell office:value-type="float" office:value="-0.00580461" calcext:value-type="float">
            <text:p>-0,00580461</text:p>
          </table:table-cell>
          <table:table-cell office:value-type="float" office:value="2.0051884" calcext:value-type="float">
            <text:p>2,0051884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56154597" calcext:value-type="float">
            <text:p>0,56154597</text:p>
          </table:table-cell>
        </table:table-row>
        <table:table-row table:style-name="ro1">
          <table:table-cell office:value-type="float" office:value="1624627242.58029" calcext:value-type="float">
            <text:p>1624627242,58029</text:p>
          </table:table-cell>
          <table:table-cell table:formula="of:=ROUND([.A238]-[$menor.$A$1];1)" office:value-type="float" office:value="23.6" calcext:value-type="float">
            <text:p>23,6</text:p>
          </table:table-cell>
          <table:table-cell office:value-type="float" office:value="0.058" calcext:value-type="float">
            <text:p>0,058</text:p>
          </table:table-cell>
          <table:table-cell office:value-type="float" office:value="0" calcext:value-type="float">
            <text:p>0</text:p>
          </table:table-cell>
          <table:table-cell office:value-type="float" office:value="0.068385" calcext:value-type="float">
            <text:p>0,068385</text:p>
          </table:table-cell>
          <table:table-cell office:value-type="float" office:value="1.45985" calcext:value-type="float">
            <text:p>1,45985</text:p>
          </table:table-cell>
          <table:table-cell office:value-type="float" office:value="0" calcext:value-type="float">
            <text:p>0</text:p>
          </table:table-cell>
          <table:table-cell office:value-type="float" office:value="0.00363599" calcext:value-type="float">
            <text:p>0,00363599</text:p>
          </table:table-cell>
          <table:table-cell office:value-type="float" office:value="2.00637991" calcext:value-type="float">
            <text:p>2,0063799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55565035" calcext:value-type="float">
            <text:p>0,55565035</text:p>
          </table:table-cell>
        </table:table-row>
        <table:table-row table:style-name="ro1">
          <table:table-cell office:value-type="float" office:value="1624627242.67967" calcext:value-type="float">
            <text:p>1624627242,67967</text:p>
          </table:table-cell>
          <table:table-cell table:formula="of:=ROUND([.A239]-[$menor.$A$1];1)" office:value-type="float" office:value="23.7" calcext:value-type="float">
            <text:p>23,7</text:p>
          </table:table-cell>
          <table:table-cell office:value-type="float" office:value="0.057" calcext:value-type="float">
            <text:p>0,057</text:p>
          </table:table-cell>
          <table:table-cell office:value-type="float" office:value="0" calcext:value-type="float">
            <text:p>0</text:p>
          </table:table-cell>
          <table:table-cell office:value-type="float" office:value="0.067415" calcext:value-type="float">
            <text:p>0,067415</text:p>
          </table:table-cell>
          <table:table-cell office:value-type="float" office:value="1.46567" calcext:value-type="float">
            <text:p>1,46567</text:p>
          </table:table-cell>
          <table:table-cell office:value-type="float" office:value="0" calcext:value-type="float">
            <text:p>0</text:p>
          </table:table-cell>
          <table:table-cell office:value-type="float" office:value="0.00432299" calcext:value-type="float">
            <text:p>0,00432299</text:p>
          </table:table-cell>
          <table:table-cell office:value-type="float" office:value="2.00585958" calcext:value-type="float">
            <text:p>2,0058595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54975486" calcext:value-type="float">
            <text:p>0,54975486</text:p>
          </table:table-cell>
        </table:table-row>
        <table:table-row table:style-name="ro1">
          <table:table-cell office:value-type="float" office:value="1624627242.7801" calcext:value-type="float">
            <text:p>1624627242,7801</text:p>
          </table:table-cell>
          <table:table-cell table:formula="of:=ROUND([.A240]-[$menor.$A$1];1)" office:value-type="float" office:value="23.8" calcext:value-type="float">
            <text:p>23,8</text:p>
          </table:table-cell>
          <table:table-cell office:value-type="float" office:value="0.0565" calcext:value-type="float">
            <text:p>0,05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66445" calcext:value-type="float">
            <text:p>0,066445</text:p>
          </table:table-cell>
          <table:table-cell office:value-type="float" office:value="1.471975" calcext:value-type="float">
            <text:p>1,471975</text:p>
          </table:table-cell>
          <table:table-cell office:value-type="float" office:value="1" calcext:value-type="float">
            <text:p>1</text:p>
          </table:table-cell>
          <table:table-cell office:value-type="float" office:value="-0.00545798" calcext:value-type="float">
            <text:p>-0,00545798</text:p>
          </table:table-cell>
          <table:table-cell office:value-type="float" office:value="2.00523282" calcext:value-type="float">
            <text:p>2,00523282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54446167" calcext:value-type="float">
            <text:p>0,54446167</text:p>
          </table:table-cell>
        </table:table-row>
        <table:table-row table:style-name="ro1">
          <table:table-cell office:value-type="float" office:value="1624627242.88058" calcext:value-type="float">
            <text:p>1624627242,88058</text:p>
          </table:table-cell>
          <table:table-cell table:formula="of:=ROUND([.A241]-[$menor.$A$1];1)" office:value-type="float" office:value="23.9" calcext:value-type="float">
            <text:p>23,9</text:p>
          </table:table-cell>
          <table:table-cell office:value-type="float" office:value="0.0555" calcext:value-type="float">
            <text:p>0,05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65475" calcext:value-type="float">
            <text:p>0,065475</text:p>
          </table:table-cell>
          <table:table-cell office:value-type="float" office:value="1.476825" calcext:value-type="float">
            <text:p>1,476825</text:p>
          </table:table-cell>
          <table:table-cell office:value-type="float" office:value="0" calcext:value-type="float">
            <text:p>0</text:p>
          </table:table-cell>
          <table:table-cell office:value-type="float" office:value="0.00368681" calcext:value-type="float">
            <text:p>0,00368681</text:p>
          </table:table-cell>
          <table:table-cell office:value-type="float" office:value="2.00687194" calcext:value-type="float">
            <text:p>2,0068719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53856599" calcext:value-type="float">
            <text:p>0,53856599</text:p>
          </table:table-cell>
        </table:table-row>
        <table:table-row table:style-name="ro1">
          <table:table-cell office:value-type="float" office:value="1624627242.98103" calcext:value-type="float">
            <text:p>1624627242,98103</text:p>
          </table:table-cell>
          <table:table-cell table:formula="of:=ROUND([.A242]-[$menor.$A$1];1)" office:value-type="float" office:value="24" calcext:value-type="float">
            <text:p>24</text:p>
          </table:table-cell>
          <table:table-cell office:value-type="float" office:value="0.056" calcext:value-type="float">
            <text:p>0,056</text:p>
          </table:table-cell>
          <table:table-cell office:value-type="float" office:value="0" calcext:value-type="float">
            <text:p>0</text:p>
          </table:table-cell>
          <table:table-cell office:value-type="float" office:value="0.065475" calcext:value-type="float">
            <text:p>0,065475</text:p>
          </table:table-cell>
          <table:table-cell office:value-type="float" office:value="1.482645" calcext:value-type="float">
            <text:p>1,482645</text:p>
          </table:table-cell>
          <table:table-cell office:value-type="float" office:value="0" calcext:value-type="float">
            <text:p>0</text:p>
          </table:table-cell>
          <table:table-cell office:value-type="float" office:value="0.00345988" calcext:value-type="float">
            <text:p>0,00345988</text:p>
          </table:table-cell>
          <table:table-cell office:value-type="float" office:value="2.00538858" calcext:value-type="float">
            <text:p>2,0053885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53218919" calcext:value-type="float">
            <text:p>0,53218919</text:p>
          </table:table-cell>
        </table:table-row>
        <table:table-row table:style-name="ro1">
          <table:table-cell office:value-type="float" office:value="1624627243.08061" calcext:value-type="float">
            <text:p>1624627243,08061</text:p>
          </table:table-cell>
          <table:table-cell table:formula="of:=ROUND([.A243]-[$menor.$A$1];1)" office:value-type="float" office:value="24.1" calcext:value-type="float">
            <text:p>24,1</text:p>
          </table:table-cell>
          <table:table-cell office:value-type="float" office:value="0.055" calcext:value-type="float">
            <text:p>0,055</text:p>
          </table:table-cell>
          <table:table-cell office:value-type="float" office:value="0" calcext:value-type="float">
            <text:p>0</text:p>
          </table:table-cell>
          <table:table-cell office:value-type="float" office:value="0.06402" calcext:value-type="float">
            <text:p>0,06402</text:p>
          </table:table-cell>
          <table:table-cell office:value-type="float" office:value="1.48798" calcext:value-type="float">
            <text:p>1,48798</text:p>
          </table:table-cell>
          <table:table-cell office:value-type="float" office:value="0" calcext:value-type="float">
            <text:p>0</text:p>
          </table:table-cell>
          <table:table-cell office:value-type="float" office:value="0.00403472" calcext:value-type="float">
            <text:p>0,00403472</text:p>
          </table:table-cell>
          <table:table-cell office:value-type="float" office:value="2.00630913" calcext:value-type="float">
            <text:p>2,0063091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52725613" calcext:value-type="float">
            <text:p>0,52725613</text:p>
          </table:table-cell>
        </table:table-row>
        <table:table-row table:style-name="ro1">
          <table:table-cell office:value-type="float" office:value="1624627243.18107" calcext:value-type="float">
            <text:p>1624627243,18107</text:p>
          </table:table-cell>
          <table:table-cell table:formula="of:=ROUND([.A244]-[$menor.$A$1];1)" office:value-type="float" office:value="24.2" calcext:value-type="float">
            <text:p>24,2</text:p>
          </table:table-cell>
          <table:table-cell office:value-type="float" office:value="0.0535" calcext:value-type="float">
            <text:p>0,05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6305" calcext:value-type="float">
            <text:p>0,06305</text:p>
          </table:table-cell>
          <table:table-cell office:value-type="float" office:value="1.4938" calcext:value-type="float">
            <text:p>1,4938</text:p>
          </table:table-cell>
          <table:table-cell office:value-type="float" office:value="1" calcext:value-type="float">
            <text:p>1</text:p>
          </table:table-cell>
          <table:table-cell office:value-type="float" office:value="-0.00577724" calcext:value-type="float">
            <text:p>-0,00577724</text:p>
          </table:table-cell>
          <table:table-cell office:value-type="float" office:value="2.00476961" calcext:value-type="float">
            <text:p>2,00476961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52148169" calcext:value-type="float">
            <text:p>0,52148169</text:p>
          </table:table-cell>
        </table:table-row>
        <table:table-row table:style-name="ro1">
          <table:table-cell office:value-type="float" office:value="1624627243.28157" calcext:value-type="float">
            <text:p>1624627243,28157</text:p>
          </table:table-cell>
          <table:table-cell table:formula="of:=ROUND([.A245]-[$menor.$A$1];1)" office:value-type="float" office:value="24.3" calcext:value-type="float">
            <text:p>24,3</text:p>
          </table:table-cell>
          <table:table-cell office:value-type="float" office:value="0.054" calcext:value-type="float">
            <text:p>0,054</text:p>
          </table:table-cell>
          <table:table-cell office:value-type="float" office:value="0" calcext:value-type="float">
            <text:p>0</text:p>
          </table:table-cell>
          <table:table-cell office:value-type="float" office:value="0.06305" calcext:value-type="float">
            <text:p>0,06305</text:p>
          </table:table-cell>
          <table:table-cell office:value-type="float" office:value="1.49865" calcext:value-type="float">
            <text:p>1,49865</text:p>
          </table:table-cell>
          <table:table-cell office:value-type="float" office:value="0" calcext:value-type="float">
            <text:p>0</text:p>
          </table:table-cell>
          <table:table-cell office:value-type="float" office:value="0.00292059" calcext:value-type="float">
            <text:p>0,00292059</text:p>
          </table:table-cell>
          <table:table-cell office:value-type="float" office:value="2.00629146" calcext:value-type="float">
            <text:p>2,0062914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51600683" calcext:value-type="float">
            <text:p>0,51600683</text:p>
          </table:table-cell>
        </table:table-row>
        <table:table-row table:style-name="ro1">
          <table:table-cell office:value-type="float" office:value="1624627243.38245" calcext:value-type="float">
            <text:p>1624627243,38245</text:p>
          </table:table-cell>
          <table:table-cell table:formula="of:=ROUND([.A246]-[$menor.$A$1];1)" office:value-type="float" office:value="24.4" calcext:value-type="float">
            <text:p>24,4</text:p>
          </table:table-cell>
          <table:table-cell office:value-type="float" office:value="0.053" calcext:value-type="float">
            <text:p>0,053</text:p>
          </table:table-cell>
          <table:table-cell office:value-type="float" office:value="0" calcext:value-type="float">
            <text:p>0</text:p>
          </table:table-cell>
          <table:table-cell office:value-type="float" office:value="0.06208" calcext:value-type="float">
            <text:p>0,06208</text:p>
          </table:table-cell>
          <table:table-cell office:value-type="float" office:value="1.503985" calcext:value-type="float">
            <text:p>1,503985</text:p>
          </table:table-cell>
          <table:table-cell office:value-type="float" office:value="0" calcext:value-type="float">
            <text:p>0</text:p>
          </table:table-cell>
          <table:table-cell office:value-type="float" office:value="0.00360756" calcext:value-type="float">
            <text:p>0,00360756</text:p>
          </table:table-cell>
          <table:table-cell office:value-type="float" office:value="2.00528631" calcext:value-type="float">
            <text:p>2,0052863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51011151" calcext:value-type="float">
            <text:p>0,51011151</text:p>
          </table:table-cell>
        </table:table-row>
        <table:table-row table:style-name="ro1">
          <table:table-cell office:value-type="float" office:value="1624627243.48229" calcext:value-type="float">
            <text:p>1624627243,48229</text:p>
          </table:table-cell>
          <table:table-cell table:formula="of:=ROUND([.A247]-[$menor.$A$1];1)" office:value-type="float" office:value="24.5" calcext:value-type="float">
            <text:p>24,5</text:p>
          </table:table-cell>
          <table:table-cell office:value-type="float" office:value="0.053" calcext:value-type="float">
            <text:p>0,053</text:p>
          </table:table-cell>
          <table:table-cell office:value-type="float" office:value="0" calcext:value-type="float">
            <text:p>0</text:p>
          </table:table-cell>
          <table:table-cell office:value-type="float" office:value="0.06111" calcext:value-type="float">
            <text:p>0,06111</text:p>
          </table:table-cell>
          <table:table-cell office:value-type="float" office:value="1.508835" calcext:value-type="float">
            <text:p>1,508835</text:p>
          </table:table-cell>
          <table:table-cell office:value-type="float" office:value="0" calcext:value-type="float">
            <text:p>0</text:p>
          </table:table-cell>
          <table:table-cell office:value-type="float" office:value="0.00319835" calcext:value-type="float">
            <text:p>0,00319835</text:p>
          </table:table-cell>
          <table:table-cell office:value-type="float" office:value="2.00584162" calcext:value-type="float">
            <text:p>2,0058416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50529903" calcext:value-type="float">
            <text:p>0,50529903</text:p>
          </table:table-cell>
        </table:table-row>
        <table:table-row table:style-name="ro1">
          <table:table-cell office:value-type="float" office:value="1624627243.5824" calcext:value-type="float">
            <text:p>1624627243,5824</text:p>
          </table:table-cell>
          <table:table-cell table:formula="of:=ROUND([.A248]-[$menor.$A$1];1)" office:value-type="float" office:value="24.6" calcext:value-type="float">
            <text:p>24,6</text:p>
          </table:table-cell>
          <table:table-cell office:value-type="float" office:value="0.0515" calcext:value-type="float">
            <text:p>0,051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6111" calcext:value-type="float">
            <text:p>0,06111</text:p>
          </table:table-cell>
          <table:table-cell office:value-type="float" office:value="1.514655" calcext:value-type="float">
            <text:p>1,514655</text:p>
          </table:table-cell>
          <table:table-cell office:value-type="float" office:value="0" calcext:value-type="float">
            <text:p>0</text:p>
          </table:table-cell>
          <table:table-cell office:value-type="float" office:value="0.00285926" calcext:value-type="float">
            <text:p>0,00285926</text:p>
          </table:table-cell>
          <table:table-cell office:value-type="float" office:value="2.00531425" calcext:value-type="float">
            <text:p>2,0053142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49988478" calcext:value-type="float">
            <text:p>0,49988478</text:p>
          </table:table-cell>
        </table:table-row>
        <table:table-row table:style-name="ro1">
          <table:table-cell office:value-type="float" office:value="1624627243.68242" calcext:value-type="float">
            <text:p>1624627243,68242</text:p>
          </table:table-cell>
          <table:table-cell table:formula="of:=ROUND([.A249]-[$menor.$A$1];1)" office:value-type="float" office:value="24.7" calcext:value-type="float">
            <text:p>24,7</text:p>
          </table:table-cell>
          <table:table-cell office:value-type="float" office:value="0.052" calcext:value-type="float">
            <text:p>0,052</text:p>
          </table:table-cell>
          <table:table-cell office:value-type="float" office:value="0" calcext:value-type="float">
            <text:p>0</text:p>
          </table:table-cell>
          <table:table-cell office:value-type="float" office:value="0.06014" calcext:value-type="float">
            <text:p>0,06014</text:p>
          </table:table-cell>
          <table:table-cell office:value-type="float" office:value="1.51999" calcext:value-type="float">
            <text:p>1,51999</text:p>
          </table:table-cell>
          <table:table-cell office:value-type="float" office:value="0" calcext:value-type="float">
            <text:p>0</text:p>
          </table:table-cell>
          <table:table-cell office:value-type="float" office:value="-0.00558111" calcext:value-type="float">
            <text:p>-0,00558111</text:p>
          </table:table-cell>
          <table:table-cell office:value-type="float" office:value="2.00509335" calcext:value-type="float">
            <text:p>2,00509335</text:p>
          </table:table-cell>
          <table:table-cell office:value-type="float" office:value="97.74373506" calcext:value-type="float">
            <text:p>97,74373506</text:p>
          </table:table-cell>
          <table:table-cell office:value-type="float" office:value="0.49495199" calcext:value-type="float">
            <text:p>0,49495199</text:p>
          </table:table-cell>
        </table:table-row>
        <table:table-row table:style-name="ro1">
          <table:table-cell office:value-type="float" office:value="1624627243.78239" calcext:value-type="float">
            <text:p>1624627243,78239</text:p>
          </table:table-cell>
          <table:table-cell table:formula="of:=ROUND([.A250]-[$menor.$A$1];1)" office:value-type="float" office:value="24.8" calcext:value-type="float">
            <text:p>24,8</text:p>
          </table:table-cell>
          <table:table-cell office:value-type="float" office:value="0.051" calcext:value-type="float">
            <text:p>0,051</text:p>
          </table:table-cell>
          <table:table-cell office:value-type="float" office:value="0" calcext:value-type="float">
            <text:p>0</text:p>
          </table:table-cell>
          <table:table-cell office:value-type="float" office:value="0.05917" calcext:value-type="float">
            <text:p>0,05917</text:p>
          </table:table-cell>
          <table:table-cell office:value-type="float" office:value="1.52484" calcext:value-type="float">
            <text:p>1,52484</text:p>
          </table:table-cell>
          <table:table-cell office:value-type="float" office:value="-1" calcext:value-type="float">
            <text:p>-1</text:p>
          </table:table-cell>
          <table:table-cell office:value-type="float" office:value="0.00269652" calcext:value-type="float">
            <text:p>0,00269652</text:p>
          </table:table-cell>
          <table:table-cell office:value-type="float" office:value="2.00578261" calcext:value-type="float">
            <text:p>2,00578261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48917708" calcext:value-type="float">
            <text:p>0,48917708</text:p>
          </table:table-cell>
        </table:table-row>
        <table:table-row table:style-name="ro1">
          <table:table-cell office:value-type="float" office:value="1624627243.88173" calcext:value-type="float">
            <text:p>1624627243,88173</text:p>
          </table:table-cell>
          <table:table-cell table:formula="of:=ROUND([.A251]-[$menor.$A$1];1)" office:value-type="float" office:value="24.9" calcext:value-type="float">
            <text:p>24,9</text:p>
          </table:table-cell>
          <table:table-cell office:value-type="float" office:value="0.051" calcext:value-type="float">
            <text:p>0,051</text:p>
          </table:table-cell>
          <table:table-cell office:value-type="float" office:value="0" calcext:value-type="float">
            <text:p>0</text:p>
          </table:table-cell>
          <table:table-cell office:value-type="float" office:value="0.05917" calcext:value-type="float">
            <text:p>0,05917</text:p>
          </table:table-cell>
          <table:table-cell office:value-type="float" office:value="1.52969" calcext:value-type="float">
            <text:p>1,52969</text:p>
          </table:table-cell>
          <table:table-cell office:value-type="float" office:value="-1" calcext:value-type="float">
            <text:p>-1</text:p>
          </table:table-cell>
          <table:table-cell office:value-type="float" office:value="0.00236231" calcext:value-type="float">
            <text:p>0,00236231</text:p>
          </table:table-cell>
          <table:table-cell office:value-type="float" office:value="2.00525576" calcext:value-type="float">
            <text:p>2,00525576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48376277" calcext:value-type="float">
            <text:p>0,48376277</text:p>
          </table:table-cell>
        </table:table-row>
        <table:table-row table:style-name="ro1">
          <table:table-cell office:value-type="float" office:value="1624627243.98228" calcext:value-type="float">
            <text:p>1624627243,98228</text:p>
          </table:table-cell>
          <table:table-cell table:formula="of:=ROUND([.A252]-[$menor.$A$1];1)" office:value-type="float" office:value="25" calcext:value-type="float">
            <text:p>2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582" calcext:value-type="float">
            <text:p>0,0582</text:p>
          </table:table-cell>
          <table:table-cell office:value-type="float" office:value="1.53454" calcext:value-type="float">
            <text:p>1,53454</text:p>
          </table:table-cell>
          <table:table-cell office:value-type="float" office:value="-1" calcext:value-type="float">
            <text:p>-1</text:p>
          </table:table-cell>
          <table:table-cell office:value-type="float" office:value="0.00294157" calcext:value-type="float">
            <text:p>0,00294157</text:p>
          </table:table-cell>
          <table:table-cell office:value-type="float" office:value="2.00520707" calcext:value-type="float">
            <text:p>2,00520707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47882995" calcext:value-type="float">
            <text:p>0,47882995</text:p>
          </table:table-cell>
        </table:table-row>
        <table:table-row table:style-name="ro1">
          <table:table-cell office:value-type="float" office:value="1624627244.08169" calcext:value-type="float">
            <text:p>1624627244,08169</text:p>
          </table:table-cell>
          <table:table-cell table:formula="of:=ROUND([.A253]-[$menor.$A$1];1)" office:value-type="float" office:value="25.1" calcext:value-type="float">
            <text:p>25,1</text:p>
          </table:table-cell>
          <table:table-cell office:value-type="float" office:value="0.049" calcext:value-type="float">
            <text:p>0,049</text:p>
          </table:table-cell>
          <table:table-cell office:value-type="float" office:value="0" calcext:value-type="float">
            <text:p>0</text:p>
          </table:table-cell>
          <table:table-cell office:value-type="float" office:value="0.05723" calcext:value-type="float">
            <text:p>0,05723</text:p>
          </table:table-cell>
          <table:table-cell office:value-type="float" office:value="1.539875" calcext:value-type="float">
            <text:p>1,539875</text:p>
          </table:table-cell>
          <table:table-cell office:value-type="float" office:value="-1" calcext:value-type="float">
            <text:p>-1</text:p>
          </table:table-cell>
          <table:table-cell office:value-type="float" office:value="0.00253669" calcext:value-type="float">
            <text:p>0,00253669</text:p>
          </table:table-cell>
          <table:table-cell office:value-type="float" office:value="2.00527792" calcext:value-type="float">
            <text:p>2,00527792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4740175" calcext:value-type="float">
            <text:p>0,4740175</text:p>
          </table:table-cell>
        </table:table-row>
        <table:table-row table:style-name="ro1">
          <table:table-cell office:value-type="float" office:value="1624627244.18199" calcext:value-type="float">
            <text:p>1624627244,18199</text:p>
          </table:table-cell>
          <table:table-cell table:formula="of:=ROUND([.A254]-[$menor.$A$1];1)" office:value-type="float" office:value="25.2" calcext:value-type="float">
            <text:p>25,2</text:p>
          </table:table-cell>
          <table:table-cell office:value-type="float" office:value="0.0485" calcext:value-type="float">
            <text:p>0,048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5723" calcext:value-type="float">
            <text:p>0,05723</text:p>
          </table:table-cell>
          <table:table-cell office:value-type="float" office:value="1.544725" calcext:value-type="float">
            <text:p>1,544725</text:p>
          </table:table-cell>
          <table:table-cell office:value-type="float" office:value="-1" calcext:value-type="float">
            <text:p>-1</text:p>
          </table:table-cell>
          <table:table-cell office:value-type="float" office:value="0.00214597" calcext:value-type="float">
            <text:p>0,00214597</text:p>
          </table:table-cell>
          <table:table-cell office:value-type="float" office:value="2.00571402" calcext:value-type="float">
            <text:p>2,00571402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46908447" calcext:value-type="float">
            <text:p>0,46908447</text:p>
          </table:table-cell>
        </table:table-row>
        <table:table-row table:style-name="ro1">
          <table:table-cell office:value-type="float" office:value="1624627244.2823" calcext:value-type="float">
            <text:p>1624627244,2823</text:p>
          </table:table-cell>
          <table:table-cell table:formula="of:=ROUND([.A255]-[$menor.$A$1];1)" office:value-type="float" office:value="25.3" calcext:value-type="float">
            <text:p>25,3</text:p>
          </table:table-cell>
          <table:table-cell office:value-type="float" office:value="0.0475" calcext:value-type="float">
            <text:p>0,04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5626" calcext:value-type="float">
            <text:p>0,05626</text:p>
          </table:table-cell>
          <table:table-cell office:value-type="float" office:value="1.548605" calcext:value-type="float">
            <text:p>1,548605</text:p>
          </table:table-cell>
          <table:table-cell office:value-type="float" office:value="-1" calcext:value-type="float">
            <text:p>-1</text:p>
          </table:table-cell>
          <table:table-cell office:value-type="float" office:value="0.01124452" calcext:value-type="float">
            <text:p>0,01124452</text:p>
          </table:table-cell>
          <table:table-cell office:value-type="float" office:value="2.00610947" calcext:value-type="float">
            <text:p>2,00610947</text:p>
          </table:table-cell>
          <table:table-cell office:value-type="float" office:value="95.69178455" calcext:value-type="float">
            <text:p>95,69178455</text:p>
          </table:table-cell>
          <table:table-cell office:value-type="float" office:value="0.46367046" calcext:value-type="float">
            <text:p>0,46367046</text:p>
          </table:table-cell>
        </table:table-row>
        <table:table-row table:style-name="ro1">
          <table:table-cell office:value-type="float" office:value="1624627244.38172" calcext:value-type="float">
            <text:p>1624627244,38172</text:p>
          </table:table-cell>
          <table:table-cell table:formula="of:=ROUND([.A256]-[$menor.$A$1];1)" office:value-type="float" office:value="25.4" calcext:value-type="float">
            <text:p>25,4</text:p>
          </table:table-cell>
          <table:table-cell office:value-type="float" office:value="0.0475" calcext:value-type="float">
            <text:p>0,04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5529" calcext:value-type="float">
            <text:p>0,05529</text:p>
          </table:table-cell>
          <table:table-cell office:value-type="float" office:value="1.55394" calcext:value-type="float">
            <text:p>1,55394</text:p>
          </table:table-cell>
          <table:table-cell office:value-type="float" office:value="0" calcext:value-type="float">
            <text:p>0</text:p>
          </table:table-cell>
          <table:table-cell office:value-type="float" office:value="0.00279005" calcext:value-type="float">
            <text:p>0,00279005</text:p>
          </table:table-cell>
          <table:table-cell office:value-type="float" office:value="2.00433689" calcext:value-type="float">
            <text:p>2,0043368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45885792" calcext:value-type="float">
            <text:p>0,45885792</text:p>
          </table:table-cell>
        </table:table-row>
        <table:table-row table:style-name="ro1">
          <table:table-cell office:value-type="float" office:value="1624627244.48195" calcext:value-type="float">
            <text:p>1624627244,48195</text:p>
          </table:table-cell>
          <table:table-cell table:formula="of:=ROUND([.A257]-[$menor.$A$1];1)" office:value-type="float" office:value="25.5" calcext:value-type="float">
            <text:p>25,5</text:p>
          </table:table-cell>
          <table:table-cell office:value-type="float" office:value="0.0465" calcext:value-type="float">
            <text:p>0,046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5529" calcext:value-type="float">
            <text:p>0,05529</text:p>
          </table:table-cell>
          <table:table-cell office:value-type="float" office:value="1.55879" calcext:value-type="float">
            <text:p>1,55879</text:p>
          </table:table-cell>
          <table:table-cell office:value-type="float" office:value="0" calcext:value-type="float">
            <text:p>0</text:p>
          </table:table-cell>
          <table:table-cell office:value-type="float" office:value="0.00228272" calcext:value-type="float">
            <text:p>0,00228272</text:p>
          </table:table-cell>
          <table:table-cell office:value-type="float" office:value="2.00572853" calcext:value-type="float">
            <text:p>2,0057285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45488751" calcext:value-type="float">
            <text:p>0,45488751</text:p>
          </table:table-cell>
        </table:table-row>
        <table:table-row table:style-name="ro1">
          <table:table-cell office:value-type="float" office:value="1624627244.58223" calcext:value-type="float">
            <text:p>1624627244,58223</text:p>
          </table:table-cell>
          <table:table-cell table:formula="of:=ROUND([.A258]-[$menor.$A$1];1)" office:value-type="float" office:value="25.6" calcext:value-type="float">
            <text:p>25,6</text:p>
          </table:table-cell>
          <table:table-cell office:value-type="float" office:value="0.0465" calcext:value-type="float">
            <text:p>0,046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5432" calcext:value-type="float">
            <text:p>0,05432</text:p>
          </table:table-cell>
          <table:table-cell office:value-type="float" office:value="1.56267" calcext:value-type="float">
            <text:p>1,56267</text:p>
          </table:table-cell>
          <table:table-cell office:value-type="float" office:value="0" calcext:value-type="float">
            <text:p>0</text:p>
          </table:table-cell>
          <table:table-cell office:value-type="float" office:value="0.00291359" calcext:value-type="float">
            <text:p>0,00291359</text:p>
          </table:table-cell>
          <table:table-cell office:value-type="float" office:value="2.00520149" calcext:value-type="float">
            <text:p>2,0052014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44947359" calcext:value-type="float">
            <text:p>0,44947359</text:p>
          </table:table-cell>
        </table:table-row>
        <table:table-row table:style-name="ro1">
          <table:table-cell office:value-type="float" office:value="1624627244.68159" calcext:value-type="float">
            <text:p>1624627244,68159</text:p>
          </table:table-cell>
          <table:table-cell table:formula="of:=ROUND([.A259]-[$menor.$A$1];1)" office:value-type="float" office:value="25.7" calcext:value-type="float">
            <text:p>25,7</text:p>
          </table:table-cell>
          <table:table-cell office:value-type="float" office:value="0.0455" calcext:value-type="float">
            <text:p>0,04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5432" calcext:value-type="float">
            <text:p>0,05432</text:p>
          </table:table-cell>
          <table:table-cell office:value-type="float" office:value="1.56752" calcext:value-type="float">
            <text:p>1,56752</text:p>
          </table:table-cell>
          <table:table-cell office:value-type="float" office:value="0" calcext:value-type="float">
            <text:p>0</text:p>
          </table:table-cell>
          <table:table-cell office:value-type="float" office:value="0.00250442" calcext:value-type="float">
            <text:p>0,00250442</text:p>
          </table:table-cell>
          <table:table-cell office:value-type="float" office:value="2.0043015" calcext:value-type="float">
            <text:p>2,004301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44466081" calcext:value-type="float">
            <text:p>0,44466081</text:p>
          </table:table-cell>
        </table:table-row>
        <table:table-row table:style-name="ro1">
          <table:table-cell office:value-type="float" office:value="1624627244.7824" calcext:value-type="float">
            <text:p>1624627244,7824</text:p>
          </table:table-cell>
          <table:table-cell table:formula="of:=ROUND([.A260]-[$menor.$A$1];1)" office:value-type="float" office:value="25.8" calcext:value-type="float">
            <text:p>25,8</text:p>
          </table:table-cell>
          <table:table-cell office:value-type="float" office:value="0.046" calcext:value-type="float">
            <text:p>0,046</text:p>
          </table:table-cell>
          <table:table-cell office:value-type="float" office:value="0" calcext:value-type="float">
            <text:p>0</text:p>
          </table:table-cell>
          <table:table-cell office:value-type="float" office:value="0.05335" calcext:value-type="float">
            <text:p>0,05335</text:p>
          </table:table-cell>
          <table:table-cell office:value-type="float" office:value="1.572855" calcext:value-type="float">
            <text:p>1,572855</text:p>
          </table:table-cell>
          <table:table-cell office:value-type="float" office:value="0" calcext:value-type="float">
            <text:p>0</text:p>
          </table:table-cell>
          <table:table-cell office:value-type="float" office:value="0.00296706" calcext:value-type="float">
            <text:p>0,00296706</text:p>
          </table:table-cell>
          <table:table-cell office:value-type="float" office:value="2.00520831" calcext:value-type="float">
            <text:p>2,0052083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44069058" calcext:value-type="float">
            <text:p>0,44069058</text:p>
          </table:table-cell>
        </table:table-row>
        <table:table-row table:style-name="ro1">
          <table:table-cell office:value-type="float" office:value="1624627244.88188" calcext:value-type="float">
            <text:p>1624627244,88188</text:p>
          </table:table-cell>
          <table:table-cell table:formula="of:=ROUND([.A261]-[$menor.$A$1];1)" office:value-type="float" office:value="25.9" calcext:value-type="float">
            <text:p>25,9</text:p>
          </table:table-cell>
          <table:table-cell office:value-type="float" office:value="0.045" calcext:value-type="float">
            <text:p>0,045</text:p>
          </table:table-cell>
          <table:table-cell office:value-type="float" office:value="0" calcext:value-type="float">
            <text:p>0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1.576735" calcext:value-type="float">
            <text:p>1,576735</text:p>
          </table:table-cell>
          <table:table-cell office:value-type="float" office:value="0" calcext:value-type="float">
            <text:p>0</text:p>
          </table:table-cell>
          <table:table-cell office:value-type="float" office:value="0.00255787" calcext:value-type="float">
            <text:p>0,00255787</text:p>
          </table:table-cell>
          <table:table-cell office:value-type="float" office:value="2.0057635" calcext:value-type="float">
            <text:p>2,005763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43587798" calcext:value-type="float">
            <text:p>0,43587798</text:p>
          </table:table-cell>
        </table:table-row>
        <table:table-row table:style-name="ro1">
          <table:table-cell office:value-type="float" office:value="1624627244.98236" calcext:value-type="float">
            <text:p>1624627244,98236</text:p>
          </table:table-cell>
          <table:table-cell table:formula="of:=ROUND([.A262]-[$menor.$A$1];1)" office:value-type="float" office:value="26" calcext:value-type="float">
            <text:p>26</text:p>
          </table:table-cell>
          <table:table-cell office:value-type="float" office:value="0.045" calcext:value-type="float">
            <text:p>0,045</text:p>
          </table:table-cell>
          <table:table-cell office:value-type="float" office:value="0" calcext:value-type="float">
            <text:p>0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1.581585" calcext:value-type="float">
            <text:p>1,581585</text:p>
          </table:table-cell>
          <table:table-cell office:value-type="float" office:value="0" calcext:value-type="float">
            <text:p>0</text:p>
          </table:table-cell>
          <table:table-cell office:value-type="float" office:value="0.00221877" calcext:value-type="float">
            <text:p>0,00221877</text:p>
          </table:table-cell>
          <table:table-cell office:value-type="float" office:value="2.0042662" calcext:value-type="float">
            <text:p>2,004266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43046379" calcext:value-type="float">
            <text:p>0,43046379</text:p>
          </table:table-cell>
        </table:table-row>
        <table:table-row table:style-name="ro1">
          <table:table-cell office:value-type="float" office:value="1624627245.08169" calcext:value-type="float">
            <text:p>1624627245,08169</text:p>
          </table:table-cell>
          <table:table-cell table:formula="of:=ROUND([.A263]-[$menor.$A$1];1)" office:value-type="float" office:value="26.1" calcext:value-type="float">
            <text:p>26,1</text:p>
          </table:table-cell>
          <table:table-cell office:value-type="float" office:value="0.044" calcext:value-type="float">
            <text:p>0,044</text:p>
          </table:table-cell>
          <table:table-cell office:value-type="float" office:value="0" calcext:value-type="float">
            <text:p>0</text:p>
          </table:table-cell>
          <table:table-cell office:value-type="float" office:value="0.05141" calcext:value-type="float">
            <text:p>0,05141</text:p>
          </table:table-cell>
          <table:table-cell office:value-type="float" office:value="1.58595" calcext:value-type="float">
            <text:p>1,58595</text:p>
          </table:table-cell>
          <table:table-cell office:value-type="float" office:value="0" calcext:value-type="float">
            <text:p>0</text:p>
          </table:table-cell>
          <table:table-cell office:value-type="float" office:value="0.00268139" calcext:value-type="float">
            <text:p>0,00268139</text:p>
          </table:table-cell>
          <table:table-cell office:value-type="float" office:value="2.00517322" calcext:value-type="float">
            <text:p>2,0051732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42649376" calcext:value-type="float">
            <text:p>0,42649376</text:p>
          </table:table-cell>
        </table:table-row>
        <table:table-row table:style-name="ro1">
          <table:table-cell office:value-type="float" office:value="1624627245.18215" calcext:value-type="float">
            <text:p>1624627245,18215</text:p>
          </table:table-cell>
          <table:table-cell table:formula="of:=ROUND([.A264]-[$menor.$A$1];1)" office:value-type="float" office:value="26.2" calcext:value-type="float">
            <text:p>26,2</text:p>
          </table:table-cell>
          <table:table-cell office:value-type="float" office:value="0.044" calcext:value-type="float">
            <text:p>0,044</text:p>
          </table:table-cell>
          <table:table-cell office:value-type="float" office:value="0" calcext:value-type="float">
            <text:p>0</text:p>
          </table:table-cell>
          <table:table-cell office:value-type="float" office:value="0.05141" calcext:value-type="float">
            <text:p>0,05141</text:p>
          </table:table-cell>
          <table:table-cell office:value-type="float" office:value="1.58983" calcext:value-type="float">
            <text:p>1,58983</text:p>
          </table:table-cell>
          <table:table-cell office:value-type="float" office:value="0" calcext:value-type="float">
            <text:p>0</text:p>
          </table:table-cell>
          <table:table-cell office:value-type="float" office:value="0.00227223" calcext:value-type="float">
            <text:p>0,00227223</text:p>
          </table:table-cell>
          <table:table-cell office:value-type="float" office:value="2.00475814" calcext:value-type="float">
            <text:p>2,0047581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4216809" calcext:value-type="float">
            <text:p>0,4216809</text:p>
          </table:table-cell>
        </table:table-row>
        <table:table-row table:style-name="ro1">
          <table:table-cell office:value-type="float" office:value="1624627245.28241" calcext:value-type="float">
            <text:p>1624627245,28241</text:p>
          </table:table-cell>
          <table:table-cell table:formula="of:=ROUND([.A265]-[$menor.$A$1];1)" office:value-type="float" office:value="26.3" calcext:value-type="float">
            <text:p>26,3</text:p>
          </table:table-cell>
          <table:table-cell office:value-type="float" office:value="0.044" calcext:value-type="float">
            <text:p>0,044</text:p>
          </table:table-cell>
          <table:table-cell office:value-type="float" office:value="0" calcext:value-type="float">
            <text:p>0</text:p>
          </table:table-cell>
          <table:table-cell office:value-type="float" office:value="0.05044" calcext:value-type="float">
            <text:p>0,05044</text:p>
          </table:table-cell>
          <table:table-cell office:value-type="float" office:value="1.59468" calcext:value-type="float">
            <text:p>1,59468</text:p>
          </table:table-cell>
          <table:table-cell office:value-type="float" office:value="0" calcext:value-type="float">
            <text:p>0</text:p>
          </table:table-cell>
          <table:table-cell office:value-type="float" office:value="0.00279095" calcext:value-type="float">
            <text:p>0,00279095</text:p>
          </table:table-cell>
          <table:table-cell office:value-type="float" office:value="2.00421698" calcext:value-type="float">
            <text:p>2,0042169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41722941" calcext:value-type="float">
            <text:p>0,41722941</text:p>
          </table:table-cell>
        </table:table-row>
        <table:table-row table:style-name="ro1">
          <table:table-cell office:value-type="float" office:value="1624627245.38172" calcext:value-type="float">
            <text:p>1624627245,38172</text:p>
          </table:table-cell>
          <table:table-cell table:formula="of:=ROUND([.A266]-[$menor.$A$1];1)" office:value-type="float" office:value="26.4" calcext:value-type="float">
            <text:p>26,4</text:p>
          </table:table-cell>
          <table:table-cell office:value-type="float" office:value="0.043" calcext:value-type="float">
            <text:p>0,043</text:p>
          </table:table-cell>
          <table:table-cell office:value-type="float" office:value="0" calcext:value-type="float">
            <text:p>0</text:p>
          </table:table-cell>
          <table:table-cell office:value-type="float" office:value="0.05044" calcext:value-type="float">
            <text:p>0,05044</text:p>
          </table:table-cell>
          <table:table-cell office:value-type="float" office:value="1.59856" calcext:value-type="float">
            <text:p>1,59856</text:p>
          </table:table-cell>
          <table:table-cell office:value-type="float" office:value="0" calcext:value-type="float">
            <text:p>0</text:p>
          </table:table-cell>
          <table:table-cell office:value-type="float" office:value="0.00226961" calcext:value-type="float">
            <text:p>0,00226961</text:p>
          </table:table-cell>
          <table:table-cell office:value-type="float" office:value="2.00524305" calcext:value-type="float">
            <text:p>2,0052430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41337925" calcext:value-type="float">
            <text:p>0,41337925</text:p>
          </table:table-cell>
        </table:table-row>
        <table:table-row table:style-name="ro1">
          <table:table-cell office:value-type="float" office:value="1624627245.48237" calcext:value-type="float">
            <text:p>1624627245,48237</text:p>
          </table:table-cell>
          <table:table-cell table:formula="of:=ROUND([.A267]-[$menor.$A$1];1)" office:value-type="float" office:value="26.5" calcext:value-type="float">
            <text:p>26,5</text:p>
          </table:table-cell>
          <table:table-cell office:value-type="float" office:value="0.043" calcext:value-type="float">
            <text:p>0,043</text:p>
          </table:table-cell>
          <table:table-cell office:value-type="float" office:value="0" calcext:value-type="float">
            <text:p>0</text:p>
          </table:table-cell>
          <table:table-cell office:value-type="float" office:value="0.04947" calcext:value-type="float">
            <text:p>0,04947</text:p>
          </table:table-cell>
          <table:table-cell office:value-type="float" office:value="1.602925" calcext:value-type="float">
            <text:p>1,602925</text:p>
          </table:table-cell>
          <table:table-cell office:value-type="float" office:value="0" calcext:value-type="float">
            <text:p>0</text:p>
          </table:table-cell>
          <table:table-cell office:value-type="float" office:value="0.00284442" calcext:value-type="float">
            <text:p>0,00284442</text:p>
          </table:table-cell>
          <table:table-cell office:value-type="float" office:value="2.00422384" calcext:value-type="float">
            <text:p>2,0042238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40844643" calcext:value-type="float">
            <text:p>0,40844643</text:p>
          </table:table-cell>
        </table:table-row>
        <table:table-row table:style-name="ro1">
          <table:table-cell office:value-type="float" office:value="1624627245.58342" calcext:value-type="float">
            <text:p>1624627245,58342</text:p>
          </table:table-cell>
          <table:table-cell table:formula="of:=ROUND([.A268]-[$menor.$A$1];1)" office:value-type="float" office:value="26.6" calcext:value-type="float">
            <text:p>26,6</text:p>
          </table:table-cell>
          <table:table-cell office:value-type="float" office:value="0.042" calcext:value-type="float">
            <text:p>0,042</text:p>
          </table:table-cell>
          <table:table-cell office:value-type="float" office:value="0" calcext:value-type="float">
            <text:p>0</text:p>
          </table:table-cell>
          <table:table-cell office:value-type="float" office:value="0.04947" calcext:value-type="float">
            <text:p>0,04947</text:p>
          </table:table-cell>
          <table:table-cell office:value-type="float" office:value="1.606805" calcext:value-type="float">
            <text:p>1,606805</text:p>
          </table:table-cell>
          <table:table-cell office:value-type="float" office:value="0" calcext:value-type="float">
            <text:p>0</text:p>
          </table:table-cell>
          <table:table-cell office:value-type="float" office:value="0.00232306" calcext:value-type="float">
            <text:p>0,00232306</text:p>
          </table:table-cell>
          <table:table-cell office:value-type="float" office:value="2.00476505" calcext:value-type="float">
            <text:p>2,0047650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40459642" calcext:value-type="float">
            <text:p>0,40459642</text:p>
          </table:table-cell>
        </table:table-row>
        <table:table-row table:style-name="ro1">
          <table:table-cell office:value-type="float" office:value="1624627245.68276" calcext:value-type="float">
            <text:p>1624627245,68276</text:p>
          </table:table-cell>
          <table:table-cell table:formula="of:=ROUND([.A269]-[$menor.$A$1];1)" office:value-type="float" office:value="26.7" calcext:value-type="float">
            <text:p>26,7</text:p>
          </table:table-cell>
          <table:table-cell office:value-type="float" office:value="0.042" calcext:value-type="float">
            <text:p>0,042</text:p>
          </table:table-cell>
          <table:table-cell office:value-type="float" office:value="0" calcext:value-type="float">
            <text:p>0</text:p>
          </table:table-cell>
          <table:table-cell office:value-type="float" office:value="0.048015" calcext:value-type="float">
            <text:p>0,048015</text:p>
          </table:table-cell>
          <table:table-cell office:value-type="float" office:value="1.610685" calcext:value-type="float">
            <text:p>1,610685</text:p>
          </table:table-cell>
          <table:table-cell office:value-type="float" office:value="0" calcext:value-type="float">
            <text:p>0</text:p>
          </table:table-cell>
          <table:table-cell office:value-type="float" office:value="0.0028418" calcext:value-type="float">
            <text:p>0,0028418</text:p>
          </table:table-cell>
          <table:table-cell office:value-type="float" office:value="2.00422372" calcext:value-type="float">
            <text:p>2,0042237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40014476" calcext:value-type="float">
            <text:p>0,40014476</text:p>
          </table:table-cell>
        </table:table-row>
        <table:table-row table:style-name="ro1">
          <table:table-cell office:value-type="float" office:value="1624627245.78302" calcext:value-type="float">
            <text:p>1624627245,78302</text:p>
          </table:table-cell>
          <table:table-cell table:formula="of:=ROUND([.A270]-[$menor.$A$1];1)" office:value-type="float" office:value="26.8" calcext:value-type="float">
            <text:p>26,8</text:p>
          </table:table-cell>
          <table:table-cell office:value-type="float" office:value="0.041" calcext:value-type="float">
            <text:p>0,041</text:p>
          </table:table-cell>
          <table:table-cell office:value-type="float" office:value="0" calcext:value-type="float">
            <text:p>0</text:p>
          </table:table-cell>
          <table:table-cell office:value-type="float" office:value="0.048015" calcext:value-type="float">
            <text:p>0,048015</text:p>
          </table:table-cell>
          <table:table-cell office:value-type="float" office:value="1.615535" calcext:value-type="float">
            <text:p>1,615535</text:p>
          </table:table-cell>
          <table:table-cell office:value-type="float" office:value="0" calcext:value-type="float">
            <text:p>0</text:p>
          </table:table-cell>
          <table:table-cell office:value-type="float" office:value="0.00183543" calcext:value-type="float">
            <text:p>0,00183543</text:p>
          </table:table-cell>
          <table:table-cell office:value-type="float" office:value="2.00428002" calcext:value-type="float">
            <text:p>2,0042800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9629483" calcext:value-type="float">
            <text:p>0,39629483</text:p>
          </table:table-cell>
        </table:table-row>
        <table:table-row table:style-name="ro1">
          <table:table-cell office:value-type="float" office:value="1624627245.88331" calcext:value-type="float">
            <text:p>1624627245,88331</text:p>
          </table:table-cell>
          <table:table-cell table:formula="of:=ROUND([.A271]-[$menor.$A$1];1)" office:value-type="float" office:value="26.9" calcext:value-type="float">
            <text:p>26,9</text:p>
          </table:table-cell>
          <table:table-cell office:value-type="float" office:value="0.041" calcext:value-type="float">
            <text:p>0,041</text:p>
          </table:table-cell>
          <table:table-cell office:value-type="float" office:value="0" calcext:value-type="float">
            <text:p>0</text:p>
          </table:table-cell>
          <table:table-cell office:value-type="float" office:value="0.047045" calcext:value-type="float">
            <text:p>0,047045</text:p>
          </table:table-cell>
          <table:table-cell office:value-type="float" office:value="1.6199" calcext:value-type="float">
            <text:p>1,6199</text:p>
          </table:table-cell>
          <table:table-cell office:value-type="float" office:value="0" calcext:value-type="float">
            <text:p>0</text:p>
          </table:table-cell>
          <table:table-cell office:value-type="float" office:value="0.00230505" calcext:value-type="float">
            <text:p>0,00230505</text:p>
          </table:table-cell>
          <table:table-cell office:value-type="float" office:value="2.00512737" calcext:value-type="float">
            <text:p>2,0051273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9226472" calcext:value-type="float">
            <text:p>0,39226472</text:p>
          </table:table-cell>
        </table:table-row>
        <table:table-row table:style-name="ro1">
          <table:table-cell office:value-type="float" office:value="1624627245.98248" calcext:value-type="float">
            <text:p>1624627245,98248</text:p>
          </table:table-cell>
          <table:table-cell table:formula="of:=ROUND([.A272]-[$menor.$A$1];1)" office:value-type="float" office:value="27" calcext:value-type="float">
            <text:p>2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7045" calcext:value-type="float">
            <text:p>0,047045</text:p>
          </table:table-cell>
          <table:table-cell office:value-type="float" office:value="1.62378" calcext:value-type="float">
            <text:p>1,62378</text:p>
          </table:table-cell>
          <table:table-cell office:value-type="float" office:value="0" calcext:value-type="float">
            <text:p>0</text:p>
          </table:table-cell>
          <table:table-cell office:value-type="float" office:value="0.00189591" calcext:value-type="float">
            <text:p>0,00189591</text:p>
          </table:table-cell>
          <table:table-cell office:value-type="float" office:value="2.00471208" calcext:value-type="float">
            <text:p>2,0047120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8745165" calcext:value-type="float">
            <text:p>0,38745165</text:p>
          </table:table-cell>
        </table:table-row>
        <table:table-row table:style-name="ro1">
          <table:table-cell office:value-type="float" office:value="1624627246.08297" calcext:value-type="float">
            <text:p>1624627246,08297</text:p>
          </table:table-cell>
          <table:table-cell table:formula="of:=ROUND([.A273]-[$menor.$A$1];1)" office:value-type="float" office:value="27.1" calcext:value-type="float">
            <text:p>27,1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6075" calcext:value-type="float">
            <text:p>0,046075</text:p>
          </table:table-cell>
          <table:table-cell office:value-type="float" office:value="1.62766" calcext:value-type="float">
            <text:p>1,62766</text:p>
          </table:table-cell>
          <table:table-cell office:value-type="float" office:value="0" calcext:value-type="float">
            <text:p>0</text:p>
          </table:table-cell>
          <table:table-cell office:value-type="float" office:value="0.00241461" calcext:value-type="float">
            <text:p>0,00241461</text:p>
          </table:table-cell>
          <table:table-cell office:value-type="float" office:value="2.00417107" calcext:value-type="float">
            <text:p>2,0041710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8300031" calcext:value-type="float">
            <text:p>0,38300031</text:p>
          </table:table-cell>
        </table:table-row>
        <table:table-row table:style-name="ro1">
          <table:table-cell office:value-type="float" office:value="1624627246.18337" calcext:value-type="float">
            <text:p>1624627246,18337</text:p>
          </table:table-cell>
          <table:table-cell table:formula="of:=ROUND([.A274]-[$menor.$A$1];1)" office:value-type="float" office:value="27.2" calcext:value-type="float">
            <text:p>27,2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6075" calcext:value-type="float">
            <text:p>0,046075</text:p>
          </table:table-cell>
          <table:table-cell office:value-type="float" office:value="1.63154" calcext:value-type="float">
            <text:p>1,63154</text:p>
          </table:table-cell>
          <table:table-cell office:value-type="float" office:value="0" calcext:value-type="float">
            <text:p>0</text:p>
          </table:table-cell>
          <table:table-cell office:value-type="float" office:value="0.00189328" calcext:value-type="float">
            <text:p>0,00189328</text:p>
          </table:table-cell>
          <table:table-cell office:value-type="float" office:value="2.00422699" calcext:value-type="float">
            <text:p>2,0042269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7915" calcext:value-type="float">
            <text:p>0,37915</text:p>
          </table:table-cell>
        </table:table-row>
        <table:table-row table:style-name="ro1">
          <table:table-cell office:value-type="float" office:value="1624627246.28276" calcext:value-type="float">
            <text:p>1624627246,28276</text:p>
          </table:table-cell>
          <table:table-cell table:formula="of:=ROUND([.A275]-[$menor.$A$1];1)" office:value-type="float" office:value="27.3" calcext:value-type="float">
            <text:p>27,3</text:p>
          </table:table-cell>
          <table:table-cell office:value-type="float" office:value="0.039" calcext:value-type="float">
            <text:p>0,039</text:p>
          </table:table-cell>
          <table:table-cell office:value-type="float" office:value="0" calcext:value-type="float">
            <text:p>0</text:p>
          </table:table-cell>
          <table:table-cell office:value-type="float" office:value="0.045105" calcext:value-type="float">
            <text:p>0,045105</text:p>
          </table:table-cell>
          <table:table-cell office:value-type="float" office:value="1.634935" calcext:value-type="float">
            <text:p>1,634935</text:p>
          </table:table-cell>
          <table:table-cell office:value-type="float" office:value="0" calcext:value-type="float">
            <text:p>0</text:p>
          </table:table-cell>
          <table:table-cell office:value-type="float" office:value="0.00235591" calcext:value-type="float">
            <text:p>0,00235591</text:p>
          </table:table-cell>
          <table:table-cell office:value-type="float" office:value="2.00416398" calcext:value-type="float">
            <text:p>2,0041639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7517995" calcext:value-type="float">
            <text:p>0,37517995</text:p>
          </table:table-cell>
        </table:table-row>
        <table:table-row table:style-name="ro1">
          <table:table-cell office:value-type="float" office:value="1624627246.3833" calcext:value-type="float">
            <text:p>1624627246,3833</text:p>
          </table:table-cell>
          <table:table-cell table:formula="of:=ROUND([.A276]-[$menor.$A$1];1)" office:value-type="float" office:value="27.4" calcext:value-type="float">
            <text:p>27,4</text:p>
          </table:table-cell>
          <table:table-cell office:value-type="float" office:value="0.039" calcext:value-type="float">
            <text:p>0,039</text:p>
          </table:table-cell>
          <table:table-cell office:value-type="float" office:value="0" calcext:value-type="float">
            <text:p>0</text:p>
          </table:table-cell>
          <table:table-cell office:value-type="float" office:value="0.045105" calcext:value-type="float">
            <text:p>0,045105</text:p>
          </table:table-cell>
          <table:table-cell office:value-type="float" office:value="1.638815" calcext:value-type="float">
            <text:p>1,638815</text:p>
          </table:table-cell>
          <table:table-cell office:value-type="float" office:value="0" calcext:value-type="float">
            <text:p>0</text:p>
          </table:table-cell>
          <table:table-cell office:value-type="float" office:value="0.00183458" calcext:value-type="float">
            <text:p>0,00183458</text:p>
          </table:table-cell>
          <table:table-cell office:value-type="float" office:value="2.00373487" calcext:value-type="float">
            <text:p>2,0037348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7132961" calcext:value-type="float">
            <text:p>0,37132961</text:p>
          </table:table-cell>
        </table:table-row>
        <table:table-row table:style-name="ro1">
          <table:table-cell office:value-type="float" office:value="1624627246.48283" calcext:value-type="float">
            <text:p>1624627246,48283</text:p>
          </table:table-cell>
          <table:table-cell table:formula="of:=ROUND([.A277]-[$menor.$A$1];1)" office:value-type="float" office:value="27.5" calcext:value-type="float">
            <text:p>27,5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 office:value-type="float" office:value="0.044135" calcext:value-type="float">
            <text:p>0,044135</text:p>
          </table:table-cell>
          <table:table-cell office:value-type="float" office:value="1.642695" calcext:value-type="float">
            <text:p>1,642695</text:p>
          </table:table-cell>
          <table:table-cell office:value-type="float" office:value="0" calcext:value-type="float">
            <text:p>0</text:p>
          </table:table-cell>
          <table:table-cell office:value-type="float" office:value="0.00224112" calcext:value-type="float">
            <text:p>0,00224112</text:p>
          </table:table-cell>
          <table:table-cell office:value-type="float" office:value="2.00414992" calcext:value-type="float">
            <text:p>2,0041499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6784089" calcext:value-type="float">
            <text:p>0,36784089</text:p>
          </table:table-cell>
        </table:table-row>
        <table:table-row table:style-name="ro1">
          <table:table-cell office:value-type="float" office:value="1624627246.58302" calcext:value-type="float">
            <text:p>1624627246,58302</text:p>
          </table:table-cell>
          <table:table-cell table:formula="of:=ROUND([.A278]-[$menor.$A$1];1)" office:value-type="float" office:value="27.6" calcext:value-type="float">
            <text:p>27,6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 office:value-type="float" office:value="0.044135" calcext:value-type="float">
            <text:p>0,044135</text:p>
          </table:table-cell>
          <table:table-cell office:value-type="float" office:value="1.646575" calcext:value-type="float">
            <text:p>1,646575</text:p>
          </table:table-cell>
          <table:table-cell office:value-type="float" office:value="0" calcext:value-type="float">
            <text:p>0</text:p>
          </table:table-cell>
          <table:table-cell office:value-type="float" office:value="0.0017198" calcext:value-type="float">
            <text:p>0,0017198</text:p>
          </table:table-cell>
          <table:table-cell office:value-type="float" office:value="2.00420575" calcext:value-type="float">
            <text:p>2,0042057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6399049" calcext:value-type="float">
            <text:p>0,36399049</text:p>
          </table:table-cell>
        </table:table-row>
        <table:table-row table:style-name="ro1">
          <table:table-cell office:value-type="float" office:value="1624627246.68291" calcext:value-type="float">
            <text:p>1624627246,68291</text:p>
          </table:table-cell>
          <table:table-cell table:formula="of:=ROUND([.A279]-[$menor.$A$1];1)" office:value-type="float" office:value="27.7" calcext:value-type="float">
            <text:p>27,7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 office:value-type="float" office:value="0.043165" calcext:value-type="float">
            <text:p>0,043165</text:p>
          </table:table-cell>
          <table:table-cell office:value-type="float" office:value="1.65094" calcext:value-type="float">
            <text:p>1,65094</text:p>
          </table:table-cell>
          <table:table-cell office:value-type="float" office:value="0" calcext:value-type="float">
            <text:p>0</text:p>
          </table:table-cell>
          <table:table-cell office:value-type="float" office:value="0.00218241" calcext:value-type="float">
            <text:p>0,00218241</text:p>
          </table:table-cell>
          <table:table-cell office:value-type="float" office:value="2.0041428" calcext:value-type="float">
            <text:p>2,004142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6002049" calcext:value-type="float">
            <text:p>0,36002049</text:p>
          </table:table-cell>
        </table:table-row>
        <table:table-row table:style-name="ro1">
          <table:table-cell office:value-type="float" office:value="1624627246.78284" calcext:value-type="float">
            <text:p>1624627246,78284</text:p>
          </table:table-cell>
          <table:table-cell table:formula="of:=ROUND([.A280]-[$menor.$A$1];1)" office:value-type="float" office:value="27.8" calcext:value-type="float">
            <text:p>27,8</text:p>
          </table:table-cell>
          <table:table-cell office:value-type="float" office:value="0.037" calcext:value-type="float">
            <text:p>0,037</text:p>
          </table:table-cell>
          <table:table-cell office:value-type="float" office:value="0" calcext:value-type="float">
            <text:p>0</text:p>
          </table:table-cell>
          <table:table-cell office:value-type="float" office:value="0.043165" calcext:value-type="float">
            <text:p>0,043165</text:p>
          </table:table-cell>
          <table:table-cell office:value-type="float" office:value="1.65385" calcext:value-type="float">
            <text:p>1,65385</text:p>
          </table:table-cell>
          <table:table-cell office:value-type="float" office:value="0" calcext:value-type="float">
            <text:p>0</text:p>
          </table:table-cell>
          <table:table-cell office:value-type="float" office:value="0.00166109" calcext:value-type="float">
            <text:p>0,00166109</text:p>
          </table:table-cell>
          <table:table-cell office:value-type="float" office:value="2.00468363" calcext:value-type="float">
            <text:p>2,0046836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5617009" calcext:value-type="float">
            <text:p>0,35617009</text:p>
          </table:table-cell>
        </table:table-row>
        <table:table-row table:style-name="ro1">
          <table:table-cell office:value-type="float" office:value="1624627246.88275" calcext:value-type="float">
            <text:p>1624627246,88275</text:p>
          </table:table-cell>
          <table:table-cell table:formula="of:=ROUND([.A281]-[$menor.$A$1];1)" office:value-type="float" office:value="27.9" calcext:value-type="float">
            <text:p>27,9</text:p>
          </table:table-cell>
          <table:table-cell office:value-type="float" office:value="0.037" calcext:value-type="float">
            <text:p>0,037</text:p>
          </table:table-cell>
          <table:table-cell office:value-type="float" office:value="0" calcext:value-type="float">
            <text:p>0</text:p>
          </table:table-cell>
          <table:table-cell office:value-type="float" office:value="0.043165" calcext:value-type="float">
            <text:p>0,043165</text:p>
          </table:table-cell>
          <table:table-cell office:value-type="float" office:value="1.65773" calcext:value-type="float">
            <text:p>1,65773</text:p>
          </table:table-cell>
          <table:table-cell office:value-type="float" office:value="0" calcext:value-type="float">
            <text:p>0</text:p>
          </table:table-cell>
          <table:table-cell office:value-type="float" office:value="0.0021798" calcext:value-type="float">
            <text:p>0,0021798</text:p>
          </table:table-cell>
          <table:table-cell office:value-type="float" office:value="2.00317265" calcext:value-type="float">
            <text:p>2,0031726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5171878" calcext:value-type="float">
            <text:p>0,35171878</text:p>
          </table:table-cell>
        </table:table-row>
        <table:table-row table:style-name="ro1">
          <table:table-cell office:value-type="float" office:value="1624627246.98302" calcext:value-type="float">
            <text:p>1624627246,98302</text:p>
          </table:table-cell>
          <table:table-cell table:formula="of:=ROUND([.A282]-[$menor.$A$1];1)" office:value-type="float" office:value="28" calcext:value-type="float">
            <text:p>28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0.042195" calcext:value-type="float">
            <text:p>0,042195</text:p>
          </table:table-cell>
          <table:table-cell office:value-type="float" office:value="1.66161" calcext:value-type="float">
            <text:p>1,66161</text:p>
          </table:table-cell>
          <table:table-cell office:value-type="float" office:value="0" calcext:value-type="float">
            <text:p>0</text:p>
          </table:table-cell>
          <table:table-cell office:value-type="float" office:value="0.00251631" calcext:value-type="float">
            <text:p>0,00251631</text:p>
          </table:table-cell>
          <table:table-cell office:value-type="float" office:value="2.00418451" calcext:value-type="float">
            <text:p>2,0041845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4883097" calcext:value-type="float">
            <text:p>0,34883097</text:p>
          </table:table-cell>
        </table:table-row>
        <table:table-row table:style-name="ro1">
          <table:table-cell office:value-type="float" office:value="1624627247.08321" calcext:value-type="float">
            <text:p>1624627247,08321</text:p>
          </table:table-cell>
          <table:table-cell table:formula="of:=ROUND([.A283]-[$menor.$A$1];1)" office:value-type="float" office:value="28.1" calcext:value-type="float">
            <text:p>28,1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0.042195" calcext:value-type="float">
            <text:p>0,042195</text:p>
          </table:table-cell>
          <table:table-cell office:value-type="float" office:value="1.66452" calcext:value-type="float">
            <text:p>1,66452</text:p>
          </table:table-cell>
          <table:table-cell office:value-type="float" office:value="0" calcext:value-type="float">
            <text:p>0</text:p>
          </table:table-cell>
          <table:table-cell office:value-type="float" office:value="0.00199493" calcext:value-type="float">
            <text:p>0,00199493</text:p>
          </table:table-cell>
          <table:table-cell office:value-type="float" office:value="2.00424087" calcext:value-type="float">
            <text:p>2,0042408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449811" calcext:value-type="float">
            <text:p>0,3449811</text:p>
          </table:table-cell>
        </table:table-row>
        <table:table-row table:style-name="ro1">
          <table:table-cell office:value-type="float" office:value="1624627247.1835" calcext:value-type="float">
            <text:p>1624627247,1835</text:p>
          </table:table-cell>
          <table:table-cell table:formula="of:=ROUND([.A284]-[$menor.$A$1];1)" office:value-type="float" office:value="28.2" calcext:value-type="float">
            <text:p>28,2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0.041225" calcext:value-type="float">
            <text:p>0,041225</text:p>
          </table:table-cell>
          <table:table-cell office:value-type="float" office:value="1.668885" calcext:value-type="float">
            <text:p>1,668885</text:p>
          </table:table-cell>
          <table:table-cell office:value-type="float" office:value="0" calcext:value-type="float">
            <text:p>0</text:p>
          </table:table-cell>
          <table:table-cell office:value-type="float" office:value="0.00245761" calcext:value-type="float">
            <text:p>0,00245761</text:p>
          </table:table-cell>
          <table:table-cell office:value-type="float" office:value="2.00320739" calcext:value-type="float">
            <text:p>2,0032073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4101057" calcext:value-type="float">
            <text:p>0,34101057</text:p>
          </table:table-cell>
        </table:table-row>
        <table:table-row table:style-name="ro1">
          <table:table-cell office:value-type="float" office:value="1624627247.28284" calcext:value-type="float">
            <text:p>1624627247,28284</text:p>
          </table:table-cell>
          <table:table-cell table:formula="of:=ROUND([.A285]-[$menor.$A$1];1)" office:value-type="float" office:value="28.3" calcext:value-type="float">
            <text:p>28,3</text:p>
          </table:table-cell>
          <table:table-cell office:value-type="float" office:value="0.035" calcext:value-type="float">
            <text:p>0,035</text:p>
          </table:table-cell>
          <table:table-cell office:value-type="float" office:value="0" calcext:value-type="float">
            <text:p>0</text:p>
          </table:table-cell>
          <table:table-cell office:value-type="float" office:value="0.041225" calcext:value-type="float">
            <text:p>0,041225</text:p>
          </table:table-cell>
          <table:table-cell office:value-type="float" office:value="1.671795" calcext:value-type="float">
            <text:p>1,671795</text:p>
          </table:table-cell>
          <table:table-cell office:value-type="float" office:value="0" calcext:value-type="float">
            <text:p>0</text:p>
          </table:table-cell>
          <table:table-cell office:value-type="float" office:value="0.00182408" calcext:value-type="float">
            <text:p>0,00182408</text:p>
          </table:table-cell>
          <table:table-cell office:value-type="float" office:value="2.0047046" calcext:value-type="float">
            <text:p>2,004704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3812311" calcext:value-type="float">
            <text:p>0,33812311</text:p>
          </table:table-cell>
        </table:table-row>
        <table:table-row table:style-name="ro1">
          <table:table-cell office:value-type="float" office:value="1624627247.38305" calcext:value-type="float">
            <text:p>1624627247,38305</text:p>
          </table:table-cell>
          <table:table-cell table:formula="of:=ROUND([.A286]-[$menor.$A$1];1)" office:value-type="float" office:value="28.4" calcext:value-type="float">
            <text:p>28,4</text:p>
          </table:table-cell>
          <table:table-cell office:value-type="float" office:value="0.035" calcext:value-type="float">
            <text:p>0,035</text:p>
          </table:table-cell>
          <table:table-cell office:value-type="float" office:value="0" calcext:value-type="float">
            <text:p>0</text:p>
          </table:table-cell>
          <table:table-cell office:value-type="float" office:value="0.040255" calcext:value-type="float">
            <text:p>0,040255</text:p>
          </table:table-cell>
          <table:table-cell office:value-type="float" office:value="1.675675" calcext:value-type="float">
            <text:p>1,675675</text:p>
          </table:table-cell>
          <table:table-cell office:value-type="float" office:value="0" calcext:value-type="float">
            <text:p>0</text:p>
          </table:table-cell>
          <table:table-cell office:value-type="float" office:value="0.00234282" calcext:value-type="float">
            <text:p>0,00234282</text:p>
          </table:table-cell>
          <table:table-cell office:value-type="float" office:value="2.00319327" calcext:value-type="float">
            <text:p>2,0031932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3367145" calcext:value-type="float">
            <text:p>0,33367145</text:p>
          </table:table-cell>
        </table:table-row>
        <table:table-row table:style-name="ro1">
          <table:table-cell office:value-type="float" office:value="1624627247.48346" calcext:value-type="float">
            <text:p>1624627247,48346</text:p>
          </table:table-cell>
          <table:table-cell table:formula="of:=ROUND([.A287]-[$menor.$A$1];1)" office:value-type="float" office:value="28.5" calcext:value-type="float">
            <text:p>28,5</text:p>
          </table:table-cell>
          <table:table-cell office:value-type="float" office:value="0.034" calcext:value-type="float">
            <text:p>0,034</text:p>
          </table:table-cell>
          <table:table-cell office:value-type="float" office:value="0" calcext:value-type="float">
            <text:p>0</text:p>
          </table:table-cell>
          <table:table-cell office:value-type="float" office:value="0.040255" calcext:value-type="float">
            <text:p>0,040255</text:p>
          </table:table-cell>
          <table:table-cell office:value-type="float" office:value="1.678585" calcext:value-type="float">
            <text:p>1,678585</text:p>
          </table:table-cell>
          <table:table-cell office:value-type="float" office:value="0" calcext:value-type="float">
            <text:p>0</text:p>
          </table:table-cell>
          <table:table-cell office:value-type="float" office:value="0.0017093" calcext:value-type="float">
            <text:p>0,0017093</text:p>
          </table:table-cell>
          <table:table-cell office:value-type="float" office:value="2.00420545" calcext:value-type="float">
            <text:p>2,0042054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3078396" calcext:value-type="float">
            <text:p>0,33078396</text:p>
          </table:table-cell>
        </table:table-row>
        <table:table-row table:style-name="ro1">
          <table:table-cell office:value-type="float" office:value="1624627247.58286" calcext:value-type="float">
            <text:p>1624627247,58286</text:p>
          </table:table-cell>
          <table:table-cell table:formula="of:=ROUND([.A288]-[$menor.$A$1];1)" office:value-type="float" office:value="28.6" calcext:value-type="float">
            <text:p>28,6</text:p>
          </table:table-cell>
          <table:table-cell office:value-type="float" office:value="0.034" calcext:value-type="float">
            <text:p>0,034</text:p>
          </table:table-cell>
          <table:table-cell office:value-type="float" office:value="0" calcext:value-type="float">
            <text:p>0</text:p>
          </table:table-cell>
          <table:table-cell office:value-type="float" office:value="0.040255" calcext:value-type="float">
            <text:p>0,040255</text:p>
          </table:table-cell>
          <table:table-cell office:value-type="float" office:value="1.68198" calcext:value-type="float">
            <text:p>1,68198</text:p>
          </table:table-cell>
          <table:table-cell office:value-type="float" office:value="0" calcext:value-type="float">
            <text:p>0</text:p>
          </table:table-cell>
          <table:table-cell office:value-type="float" office:value="0.00217195" calcext:value-type="float">
            <text:p>0,00217195</text:p>
          </table:table-cell>
          <table:table-cell office:value-type="float" office:value="2.00317221" calcext:value-type="float">
            <text:p>2,0031722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2681367" calcext:value-type="float">
            <text:p>0,32681367</text:p>
          </table:table-cell>
        </table:table-row>
        <table:table-row table:style-name="ro1">
          <table:table-cell office:value-type="float" office:value="1624627247.68357" calcext:value-type="float">
            <text:p>1624627247,68357</text:p>
          </table:table-cell>
          <table:table-cell table:formula="of:=ROUND([.A289]-[$menor.$A$1];1)" office:value-type="float" office:value="28.7" calcext:value-type="float">
            <text:p>28,7</text:p>
          </table:table-cell>
          <table:table-cell office:value-type="float" office:value="0.034" calcext:value-type="float">
            <text:p>0,034</text:p>
          </table:table-cell>
          <table:table-cell office:value-type="float" office:value="0" calcext:value-type="float">
            <text:p>0</text:p>
          </table:table-cell>
          <table:table-cell office:value-type="float" office:value="0.039285" calcext:value-type="float">
            <text:p>0,039285</text:p>
          </table:table-cell>
          <table:table-cell office:value-type="float" office:value="1.68586" calcext:value-type="float">
            <text:p>1,68586</text:p>
          </table:table-cell>
          <table:table-cell office:value-type="float" office:value="0" calcext:value-type="float">
            <text:p>0</text:p>
          </table:table-cell>
          <table:table-cell office:value-type="float" office:value="0.00250844" calcext:value-type="float">
            <text:p>0,00250844</text:p>
          </table:table-cell>
          <table:table-cell office:value-type="float" office:value="2.00369924" calcext:value-type="float">
            <text:p>2,0036992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2392603" calcext:value-type="float">
            <text:p>0,32392603</text:p>
          </table:table-cell>
        </table:table-row>
        <table:table-row table:style-name="ro1">
          <table:table-cell office:value-type="float" office:value="1624627247.78383" calcext:value-type="float">
            <text:p>1624627247,78383</text:p>
          </table:table-cell>
          <table:table-cell table:formula="of:=ROUND([.A290]-[$menor.$A$1];1)" office:value-type="float" office:value="28.8" calcext:value-type="float">
            <text:p>28,8</text:p>
          </table:table-cell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</text:p>
          </table:table-cell>
          <table:table-cell office:value-type="float" office:value="0.039285" calcext:value-type="float">
            <text:p>0,039285</text:p>
          </table:table-cell>
          <table:table-cell office:value-type="float" office:value="1.68877" calcext:value-type="float">
            <text:p>1,68877</text:p>
          </table:table-cell>
          <table:table-cell office:value-type="float" office:value="1" calcext:value-type="float">
            <text:p>1</text:p>
          </table:table-cell>
          <table:table-cell office:value-type="float" office:value="-0.00361974" calcext:value-type="float">
            <text:p>-0,00361974</text:p>
          </table:table-cell>
          <table:table-cell office:value-type="float" office:value="2.00353338" calcext:value-type="float">
            <text:p>2,00353338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32055762" calcext:value-type="float">
            <text:p>0,32055762</text:p>
          </table:table-cell>
        </table:table-row>
        <table:table-row table:style-name="ro1">
          <table:table-cell office:value-type="float" office:value="1624627247.88405" calcext:value-type="float">
            <text:p>1624627247,88405</text:p>
          </table:table-cell>
          <table:table-cell table:formula="of:=ROUND([.A291]-[$menor.$A$1];1)" office:value-type="float" office:value="28.9" calcext:value-type="float">
            <text:p>28,9</text:p>
          </table:table-cell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</text:p>
          </table:table-cell>
          <table:table-cell office:value-type="float" office:value="0.038315" calcext:value-type="float">
            <text:p>0,038315</text:p>
          </table:table-cell>
          <table:table-cell office:value-type="float" office:value="1.69168" calcext:value-type="float">
            <text:p>1,69168</text:p>
          </table:table-cell>
          <table:table-cell office:value-type="float" office:value="0" calcext:value-type="float">
            <text:p>0</text:p>
          </table:table-cell>
          <table:table-cell office:value-type="float" office:value="0.00239366" calcext:value-type="float">
            <text:p>0,00239366</text:p>
          </table:table-cell>
          <table:table-cell office:value-type="float" office:value="2.00320009" calcext:value-type="float">
            <text:p>2,0032000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1658688" calcext:value-type="float">
            <text:p>0,31658688</text:p>
          </table:table-cell>
        </table:table-row>
        <table:table-row table:style-name="ro1">
          <table:table-cell office:value-type="float" office:value="1624627247.98434" calcext:value-type="float">
            <text:p>1624627247,98434</text:p>
          </table:table-cell>
          <table:table-cell table:formula="of:=ROUND([.A292]-[$menor.$A$1];1)" office:value-type="float" office:value="29" calcext:value-type="float">
            <text:p>29</text:p>
          </table:table-cell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</text:p>
          </table:table-cell>
          <table:table-cell office:value-type="float" office:value="0.038315" calcext:value-type="float">
            <text:p>0,038315</text:p>
          </table:table-cell>
          <table:table-cell office:value-type="float" office:value="1.69556" calcext:value-type="float">
            <text:p>1,69556</text:p>
          </table:table-cell>
          <table:table-cell office:value-type="float" office:value="1" calcext:value-type="float">
            <text:p>1</text:p>
          </table:table-cell>
          <table:table-cell office:value-type="float" office:value="-0.00367183" calcext:value-type="float">
            <text:p>-0,00367183</text:p>
          </table:table-cell>
          <table:table-cell office:value-type="float" office:value="2.00255703" calcext:value-type="float">
            <text:p>2,00255703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31369957" calcext:value-type="float">
            <text:p>0,31369957</text:p>
          </table:table-cell>
        </table:table-row>
        <table:table-row table:style-name="ro1">
          <table:table-cell office:value-type="float" office:value="1624627248.08418" calcext:value-type="float">
            <text:p>1624627248,08418</text:p>
          </table:table-cell>
          <table:table-cell table:formula="of:=ROUND([.A293]-[$menor.$A$1];1)" office:value-type="float" office:value="29.1" calcext:value-type="float">
            <text:p>29,1</text:p>
          </table:table-cell>
          <table:table-cell office:value-type="float" office:value="0.032" calcext:value-type="float">
            <text:p>0,032</text:p>
          </table:table-cell>
          <table:table-cell office:value-type="float" office:value="0" calcext:value-type="float">
            <text:p>0</text:p>
          </table:table-cell>
          <table:table-cell office:value-type="float" office:value="0.038315" calcext:value-type="float">
            <text:p>0,038315</text:p>
          </table:table-cell>
          <table:table-cell office:value-type="float" office:value="1.698955" calcext:value-type="float">
            <text:p>1,698955</text:p>
          </table:table-cell>
          <table:table-cell office:value-type="float" office:value="0" calcext:value-type="float">
            <text:p>0</text:p>
          </table:table-cell>
          <table:table-cell office:value-type="float" office:value="0.00211063" calcext:value-type="float">
            <text:p>0,00211063</text:p>
          </table:table-cell>
          <table:table-cell office:value-type="float" office:value="2.00413497" calcext:value-type="float">
            <text:p>2,0041349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106916" calcext:value-type="float">
            <text:p>0,3106916</text:p>
          </table:table-cell>
        </table:table-row>
        <table:table-row table:style-name="ro1">
          <table:table-cell office:value-type="float" office:value="1624627248.1836" calcext:value-type="float">
            <text:p>1624627248,1836</text:p>
          </table:table-cell>
          <table:table-cell table:formula="of:=ROUND([.A294]-[$menor.$A$1];1)" office:value-type="float" office:value="29.2" calcext:value-type="float">
            <text:p>29,2</text:p>
          </table:table-cell>
          <table:table-cell office:value-type="float" office:value="0.0315" calcext:value-type="float">
            <text:p>0,031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37345" calcext:value-type="float">
            <text:p>0,037345</text:p>
          </table:table-cell>
          <table:table-cell office:value-type="float" office:value="1.701865" calcext:value-type="float">
            <text:p>1,701865</text:p>
          </table:table-cell>
          <table:table-cell office:value-type="float" office:value="0" calcext:value-type="float">
            <text:p>0</text:p>
          </table:table-cell>
          <table:table-cell office:value-type="float" office:value="0.00255926" calcext:value-type="float">
            <text:p>0,00255926</text:p>
          </table:table-cell>
          <table:table-cell office:value-type="float" office:value="2.00370618" calcext:value-type="float">
            <text:p>2,0037061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0684158" calcext:value-type="float">
            <text:p>0,30684158</text:p>
          </table:table-cell>
        </table:table-row>
        <table:table-row table:style-name="ro1">
          <table:table-cell office:value-type="float" office:value="1624627248.28404" calcext:value-type="float">
            <text:p>1624627248,28404</text:p>
          </table:table-cell>
          <table:table-cell table:formula="of:=ROUND([.A295]-[$menor.$A$1];1)" office:value-type="float" office:value="29.3" calcext:value-type="float">
            <text:p>29,3</text:p>
          </table:table-cell>
          <table:table-cell office:value-type="float" office:value="0.032" calcext:value-type="float">
            <text:p>0,032</text:p>
          </table:table-cell>
          <table:table-cell office:value-type="float" office:value="0" calcext:value-type="float">
            <text:p>0</text:p>
          </table:table-cell>
          <table:table-cell office:value-type="float" office:value="0.037345" calcext:value-type="float">
            <text:p>0,037345</text:p>
          </table:table-cell>
          <table:table-cell office:value-type="float" office:value="1.704775" calcext:value-type="float">
            <text:p>1,704775</text:p>
          </table:table-cell>
          <table:table-cell office:value-type="float" office:value="1" calcext:value-type="float">
            <text:p>1</text:p>
          </table:table-cell>
          <table:table-cell office:value-type="float" office:value="-0.00327313" calcext:value-type="float">
            <text:p>-0,00327313</text:p>
          </table:table-cell>
          <table:table-cell office:value-type="float" office:value="2.00260791" calcext:value-type="float">
            <text:p>2,00260791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30347344" calcext:value-type="float">
            <text:p>0,30347344</text:p>
          </table:table-cell>
        </table:table-row>
        <table:table-row table:style-name="ro1">
          <table:table-cell office:value-type="float" office:value="1624627248.38452" calcext:value-type="float">
            <text:p>1624627248,38452</text:p>
          </table:table-cell>
          <table:table-cell table:formula="of:=ROUND([.A296]-[$menor.$A$1];1)" office:value-type="float" office:value="29.4" calcext:value-type="float">
            <text:p>29,4</text:p>
          </table:table-cell>
          <table:table-cell office:value-type="float" office:value="0.0305" calcext:value-type="float">
            <text:p>0,030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36375" calcext:value-type="float">
            <text:p>0,036375</text:p>
          </table:table-cell>
          <table:table-cell office:value-type="float" office:value="1.707685" calcext:value-type="float">
            <text:p>1,707685</text:p>
          </table:table-cell>
          <table:table-cell office:value-type="float" office:value="0" calcext:value-type="float">
            <text:p>0</text:p>
          </table:table-cell>
          <table:table-cell office:value-type="float" office:value="0.00233233" calcext:value-type="float">
            <text:p>0,00233233</text:p>
          </table:table-cell>
          <table:table-cell office:value-type="float" office:value="2.00319288" calcext:value-type="float">
            <text:p>2,0031928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30046484" calcext:value-type="float">
            <text:p>0,30046484</text:p>
          </table:table-cell>
        </table:table-row>
        <table:table-row table:style-name="ro1">
          <table:table-cell office:value-type="float" office:value="1624627248.48491" calcext:value-type="float">
            <text:p>1624627248,48491</text:p>
          </table:table-cell>
          <table:table-cell table:formula="of:=ROUND([.A297]-[$menor.$A$1];1)" office:value-type="float" office:value="29.5" calcext:value-type="float">
            <text:p>29,5</text:p>
          </table:table-cell>
          <table:table-cell office:value-type="float" office:value="0.031" calcext:value-type="float">
            <text:p>0,031</text:p>
          </table:table-cell>
          <table:table-cell office:value-type="float" office:value="0" calcext:value-type="float">
            <text:p>0</text:p>
          </table:table-cell>
          <table:table-cell office:value-type="float" office:value="0.036375" calcext:value-type="float">
            <text:p>0,036375</text:p>
          </table:table-cell>
          <table:table-cell office:value-type="float" office:value="1.710595" calcext:value-type="float">
            <text:p>1,710595</text:p>
          </table:table-cell>
          <table:table-cell office:value-type="float" office:value="1" calcext:value-type="float">
            <text:p>1</text:p>
          </table:table-cell>
          <table:table-cell office:value-type="float" office:value="-0.00345401" calcext:value-type="float">
            <text:p>-0,00345401</text:p>
          </table:table-cell>
          <table:table-cell office:value-type="float" office:value="2.00258517" calcext:value-type="float">
            <text:p>2,00258517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29757765" calcext:value-type="float">
            <text:p>0,29757765</text:p>
          </table:table-cell>
        </table:table-row>
        <table:table-row table:style-name="ro1">
          <table:table-cell office:value-type="float" office:value="1624627248.58539" calcext:value-type="float">
            <text:p>1624627248,58539</text:p>
          </table:table-cell>
          <table:table-cell table:formula="of:=ROUND([.A298]-[$menor.$A$1];1)" office:value-type="float" office:value="29.6" calcext:value-type="float">
            <text:p>29,6</text:p>
          </table:table-cell>
          <table:table-cell office:value-type="float" office:value="0.031" calcext:value-type="float">
            <text:p>0,031</text:p>
          </table:table-cell>
          <table:table-cell office:value-type="float" office:value="0" calcext:value-type="float">
            <text:p>0</text:p>
          </table:table-cell>
          <table:table-cell office:value-type="float" office:value="0.036375" calcext:value-type="float">
            <text:p>0,036375</text:p>
          </table:table-cell>
          <table:table-cell office:value-type="float" office:value="1.71399" calcext:value-type="float">
            <text:p>1,71399</text:p>
          </table:table-cell>
          <table:table-cell office:value-type="float" office:value="0" calcext:value-type="float">
            <text:p>0</text:p>
          </table:table-cell>
          <table:table-cell office:value-type="float" office:value="0.00204931" calcext:value-type="float">
            <text:p>0,00204931</text:p>
          </table:table-cell>
          <table:table-cell office:value-type="float" office:value="2.00315773" calcext:value-type="float">
            <text:p>2,0031577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9456952" calcext:value-type="float">
            <text:p>0,29456952</text:p>
          </table:table-cell>
        </table:table-row>
        <table:table-row table:style-name="ro1">
          <table:table-cell office:value-type="float" office:value="1624627248.68489" calcext:value-type="float">
            <text:p>1624627248,68489</text:p>
          </table:table-cell>
          <table:table-cell table:formula="of:=ROUND([.A299]-[$menor.$A$1];1)" office:value-type="float" office:value="29.7" calcext:value-type="float">
            <text:p>29,7</text:p>
          </table:table-cell>
          <table:table-cell office:value-type="float" office:value="0.0295" calcext:value-type="float">
            <text:p>0,029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35405" calcext:value-type="float">
            <text:p>0,035405</text:p>
          </table:table-cell>
          <table:table-cell office:value-type="float" office:value="1.7169" calcext:value-type="float">
            <text:p>1,7169</text:p>
          </table:table-cell>
          <table:table-cell office:value-type="float" office:value="0" calcext:value-type="float">
            <text:p>0</text:p>
          </table:table-cell>
          <table:table-cell office:value-type="float" office:value="0.00238578" calcext:value-type="float">
            <text:p>0,00238578</text:p>
          </table:table-cell>
          <table:table-cell office:value-type="float" office:value="2.00368488" calcext:value-type="float">
            <text:p>2,0036848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91682" calcext:value-type="float">
            <text:p>0,291682</text:p>
          </table:table-cell>
        </table:table-row>
        <table:table-row table:style-name="ro1">
          <table:table-cell office:value-type="float" office:value="1624627248.78542" calcext:value-type="float">
            <text:p>1624627248,78542</text:p>
          </table:table-cell>
          <table:table-cell table:formula="of:=ROUND([.A300]-[$menor.$A$1];1)" office:value-type="float" office:value="29.8" calcext:value-type="float">
            <text:p>29,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5405" calcext:value-type="float">
            <text:p>0,035405</text:p>
          </table:table-cell>
          <table:table-cell office:value-type="float" office:value="1.71981" calcext:value-type="float">
            <text:p>1,71981</text:p>
          </table:table-cell>
          <table:table-cell office:value-type="float" office:value="1" calcext:value-type="float">
            <text:p>1</text:p>
          </table:table-cell>
          <table:table-cell office:value-type="float" office:value="-0.0031841" calcext:value-type="float">
            <text:p>-0,0031841</text:p>
          </table:table-cell>
          <table:table-cell office:value-type="float" office:value="2.0026197" calcext:value-type="float">
            <text:p>2,0026197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28831384" calcext:value-type="float">
            <text:p>0,28831384</text:p>
          </table:table-cell>
        </table:table-row>
        <table:table-row table:style-name="ro1">
          <table:table-cell office:value-type="float" office:value="1624627248.88488" calcext:value-type="float">
            <text:p>1624627248,88488</text:p>
          </table:table-cell>
          <table:table-cell table:formula="of:=ROUND([.A301]-[$menor.$A$1];1)" office:value-type="float" office:value="29.9" calcext:value-type="float">
            <text:p>29,9</text:p>
          </table:table-cell>
          <table:table-cell office:value-type="float" office:value="0.0295" calcext:value-type="float">
            <text:p>0,029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34435" calcext:value-type="float">
            <text:p>0,034435</text:p>
          </table:table-cell>
          <table:table-cell office:value-type="float" office:value="1.72272" calcext:value-type="float">
            <text:p>1,72272</text:p>
          </table:table-cell>
          <table:table-cell office:value-type="float" office:value="0" calcext:value-type="float">
            <text:p>0</text:p>
          </table:table-cell>
          <table:table-cell office:value-type="float" office:value="0.00215885" calcext:value-type="float">
            <text:p>0,00215885</text:p>
          </table:table-cell>
          <table:table-cell office:value-type="float" office:value="2.00317164" calcext:value-type="float">
            <text:p>2,0031716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8530532" calcext:value-type="float">
            <text:p>0,28530532</text:p>
          </table:table-cell>
        </table:table-row>
        <table:table-row table:style-name="ro1">
          <table:table-cell office:value-type="float" office:value="1624627248.98531" calcext:value-type="float">
            <text:p>1624627248,98531</text:p>
          </table:table-cell>
          <table:table-cell table:formula="of:=ROUND([.A302]-[$menor.$A$1];1)" office:value-type="float" office:value="30" calcext:value-type="float">
            <text:p>30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float" office:value="0.034435" calcext:value-type="float">
            <text:p>0,034435</text:p>
          </table:table-cell>
          <table:table-cell office:value-type="float" office:value="1.72563" calcext:value-type="float">
            <text:p>1,72563</text:p>
          </table:table-cell>
          <table:table-cell office:value-type="float" office:value="1" calcext:value-type="float">
            <text:p>1</text:p>
          </table:table-cell>
          <table:table-cell office:value-type="float" office:value="-0.00336499" calcext:value-type="float">
            <text:p>-0,00336499</text:p>
          </table:table-cell>
          <table:table-cell office:value-type="float" office:value="2.00259696" calcext:value-type="float">
            <text:p>2,00259696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28241804" calcext:value-type="float">
            <text:p>0,28241804</text:p>
          </table:table-cell>
        </table:table-row>
        <table:table-row table:style-name="ro1">
          <table:table-cell office:value-type="float" office:value="1624627249.08468" calcext:value-type="float">
            <text:p>1624627249,08468</text:p>
          </table:table-cell>
          <table:table-cell table:formula="of:=ROUND([.A303]-[$menor.$A$1];1)" office:value-type="float" office:value="30.1" calcext:value-type="float">
            <text:p>30,1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float" office:value="0.034435" calcext:value-type="float">
            <text:p>0,034435</text:p>
          </table:table-cell>
          <table:table-cell office:value-type="float" office:value="1.72854" calcext:value-type="float">
            <text:p>1,72854</text:p>
          </table:table-cell>
          <table:table-cell office:value-type="float" office:value="0" calcext:value-type="float">
            <text:p>0</text:p>
          </table:table-cell>
          <table:table-cell office:value-type="float" office:value="0.00187582" calcext:value-type="float">
            <text:p>0,00187582</text:p>
          </table:table-cell>
          <table:table-cell office:value-type="float" office:value="2.00313652" calcext:value-type="float">
            <text:p>2,0031365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7941003" calcext:value-type="float">
            <text:p>0,27941003</text:p>
          </table:table-cell>
        </table:table-row>
        <table:table-row table:style-name="ro1">
          <table:table-cell office:value-type="float" office:value="1624627249.18528" calcext:value-type="float">
            <text:p>1624627249,18528</text:p>
          </table:table-cell>
          <table:table-cell table:formula="of:=ROUND([.A304]-[$menor.$A$1];1)" office:value-type="float" office:value="30.2" calcext:value-type="float">
            <text:p>30,2</text:p>
          </table:table-cell>
          <table:table-cell office:value-type="float" office:value="0.0285" calcext:value-type="float">
            <text:p>0,028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33465" calcext:value-type="float">
            <text:p>0,033465</text:p>
          </table:table-cell>
          <table:table-cell office:value-type="float" office:value="1.731935" calcext:value-type="float">
            <text:p>1,731935</text:p>
          </table:table-cell>
          <table:table-cell office:value-type="float" office:value="0" calcext:value-type="float">
            <text:p>0</text:p>
          </table:table-cell>
          <table:table-cell office:value-type="float" office:value="0.0022123" calcext:value-type="float">
            <text:p>0,0022123</text:p>
          </table:table-cell>
          <table:table-cell office:value-type="float" office:value="2.00317861" calcext:value-type="float">
            <text:p>2,0031786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7652246" calcext:value-type="float">
            <text:p>0,27652246</text:p>
          </table:table-cell>
        </table:table-row>
        <table:table-row table:style-name="ro1">
          <table:table-cell office:value-type="float" office:value="1624627249.28478" calcext:value-type="float">
            <text:p>1624627249,28478</text:p>
          </table:table-cell>
          <table:table-cell table:formula="of:=ROUND([.A305]-[$menor.$A$1];1)" office:value-type="float" office:value="30.3" calcext:value-type="float">
            <text:p>30,3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float" office:value="0.033465" calcext:value-type="float">
            <text:p>0,033465</text:p>
          </table:table-cell>
          <table:table-cell office:value-type="float" office:value="1.734845" calcext:value-type="float">
            <text:p>1,734845</text:p>
          </table:table-cell>
          <table:table-cell office:value-type="float" office:value="1" calcext:value-type="float">
            <text:p>1</text:p>
          </table:table-cell>
          <table:table-cell office:value-type="float" office:value="-0.00315948" calcext:value-type="float">
            <text:p>-0,00315948</text:p>
          </table:table-cell>
          <table:table-cell office:value-type="float" office:value="2.0031083" calcext:value-type="float">
            <text:p>2,0031083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27363536" calcext:value-type="float">
            <text:p>0,27363536</text:p>
          </table:table-cell>
        </table:table-row>
        <table:table-row table:style-name="ro1">
          <table:table-cell office:value-type="float" office:value="1624627249.38537" calcext:value-type="float">
            <text:p>1624627249,38537</text:p>
          </table:table-cell>
          <table:table-cell table:formula="of:=ROUND([.A306]-[$menor.$A$1];1)" office:value-type="float" office:value="30.4" calcext:value-type="float">
            <text:p>30,4</text:p>
          </table:table-cell>
          <table:table-cell office:value-type="float" office:value="0.0275" calcext:value-type="float">
            <text:p>0,027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33465" calcext:value-type="float">
            <text:p>0,033465</text:p>
          </table:table-cell>
          <table:table-cell office:value-type="float" office:value="1.737755" calcext:value-type="float">
            <text:p>1,737755</text:p>
          </table:table-cell>
          <table:table-cell office:value-type="float" office:value="0" calcext:value-type="float">
            <text:p>0</text:p>
          </table:table-cell>
          <table:table-cell office:value-type="float" office:value="0.00198536" calcext:value-type="float">
            <text:p>0,00198536</text:p>
          </table:table-cell>
          <table:table-cell office:value-type="float" office:value="2.0031504" calcext:value-type="float">
            <text:p>2,003150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701458" calcext:value-type="float">
            <text:p>0,2701458</text:p>
          </table:table-cell>
        </table:table-row>
        <table:table-row table:style-name="ro1">
          <table:table-cell office:value-type="float" office:value="1624627249.48506" calcext:value-type="float">
            <text:p>1624627249,48506</text:p>
          </table:table-cell>
          <table:table-cell table:formula="of:=ROUND([.A307]-[$menor.$A$1];1)" office:value-type="float" office:value="30.5" calcext:value-type="float">
            <text:p>30,5</text:p>
          </table:table-cell>
          <table:table-cell office:value-type="float" office:value="0.028" calcext:value-type="float">
            <text:p>0,028</text:p>
          </table:table-cell>
          <table:table-cell office:value-type="float" office:value="0" calcext:value-type="float">
            <text:p>0</text:p>
          </table:table-cell>
          <table:table-cell office:value-type="float" office:value="0.03201" calcext:value-type="float">
            <text:p>0,03201</text:p>
          </table:table-cell>
          <table:table-cell office:value-type="float" office:value="1.739695" calcext:value-type="float">
            <text:p>1,739695</text:p>
          </table:table-cell>
          <table:table-cell office:value-type="float" office:value="1" calcext:value-type="float">
            <text:p>1</text:p>
          </table:table-cell>
          <table:table-cell office:value-type="float" office:value="-0.00716238" calcext:value-type="float">
            <text:p>-0,00716238</text:p>
          </table:table-cell>
          <table:table-cell office:value-type="float" office:value="2.00190742" calcext:value-type="float">
            <text:p>2,00190742</text:p>
          </table:table-cell>
          <table:table-cell office:value-type="float" office:value="98.74373506" calcext:value-type="float">
            <text:p>98,74373506</text:p>
          </table:table-cell>
          <table:table-cell office:value-type="float" office:value="0.26725847" calcext:value-type="float">
            <text:p>0,26725847</text:p>
          </table:table-cell>
        </table:table-row>
        <table:table-row table:style-name="ro1">
          <table:table-cell office:value-type="float" office:value="1624627249.58537" calcext:value-type="float">
            <text:p>1624627249,58537</text:p>
          </table:table-cell>
          <table:table-cell table:formula="of:=ROUND([.A308]-[$menor.$A$1];1)" office:value-type="float" office:value="30.6" calcext:value-type="float">
            <text:p>30,6</text:p>
          </table:table-cell>
          <table:table-cell office:value-type="float" office:value="0.028" calcext:value-type="float">
            <text:p>0,028</text:p>
          </table:table-cell>
          <table:table-cell office:value-type="float" office:value="0" calcext:value-type="float">
            <text:p>0</text:p>
          </table:table-cell>
          <table:table-cell office:value-type="float" office:value="0.03201" calcext:value-type="float">
            <text:p>0,03201</text:p>
          </table:table-cell>
          <table:table-cell office:value-type="float" office:value="1.742605" calcext:value-type="float">
            <text:p>1,742605</text:p>
          </table:table-cell>
          <table:table-cell office:value-type="float" office:value="0" calcext:value-type="float">
            <text:p>0</text:p>
          </table:table-cell>
          <table:table-cell office:value-type="float" office:value="-0.00361211" calcext:value-type="float">
            <text:p>-0,00361211</text:p>
          </table:table-cell>
          <table:table-cell office:value-type="float" office:value="2.0016557" calcext:value-type="float">
            <text:p>2,0016557</text:p>
          </table:table-cell>
          <table:table-cell office:value-type="float" office:value="97.74373506" calcext:value-type="float">
            <text:p>97,74373506</text:p>
          </table:table-cell>
          <table:table-cell office:value-type="float" office:value="0.2643716" calcext:value-type="float">
            <text:p>0,2643716</text:p>
          </table:table-cell>
        </table:table-row>
        <table:table-row table:style-name="ro1">
          <table:table-cell office:value-type="float" office:value="1624627249.68462" calcext:value-type="float">
            <text:p>1624627249,68462</text:p>
          </table:table-cell>
          <table:table-cell table:formula="of:=ROUND([.A309]-[$menor.$A$1];1)" office:value-type="float" office:value="30.7" calcext:value-type="float">
            <text:p>30,7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3104" calcext:value-type="float">
            <text:p>0,03104</text:p>
          </table:table-cell>
          <table:table-cell office:value-type="float" office:value="1.745515" calcext:value-type="float">
            <text:p>1,745515</text:p>
          </table:table-cell>
          <table:table-cell office:value-type="float" office:value="-1" calcext:value-type="float">
            <text:p>-1</text:p>
          </table:table-cell>
          <table:table-cell office:value-type="float" office:value="0.00121244" calcext:value-type="float">
            <text:p>0,00121244</text:p>
          </table:table-cell>
          <table:table-cell office:value-type="float" office:value="2.00305623" calcext:value-type="float">
            <text:p>2,00305623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26226577" calcext:value-type="float">
            <text:p>0,26226577</text:p>
          </table:table-cell>
        </table:table-row>
        <table:table-row table:style-name="ro1">
          <table:table-cell office:value-type="float" office:value="1624627249.78476" calcext:value-type="float">
            <text:p>1624627249,78476</text:p>
          </table:table-cell>
          <table:table-cell table:formula="of:=ROUND([.A310]-[$menor.$A$1];1)" office:value-type="float" office:value="30.8" calcext:value-type="float">
            <text:p>30,8</text:p>
          </table:table-cell>
          <table:table-cell office:value-type="float" office:value="0.027" calcext:value-type="float">
            <text:p>0,027</text:p>
          </table:table-cell>
          <table:table-cell office:value-type="float" office:value="0" calcext:value-type="float">
            <text:p>0</text:p>
          </table:table-cell>
          <table:table-cell office:value-type="float" office:value="0.03104" calcext:value-type="float">
            <text:p>0,03104</text:p>
          </table:table-cell>
          <table:table-cell office:value-type="float" office:value="1.74794" calcext:value-type="float">
            <text:p>1,74794</text:p>
          </table:table-cell>
          <table:table-cell office:value-type="float" office:value="-1" calcext:value-type="float">
            <text:p>-1</text:p>
          </table:table-cell>
          <table:table-cell office:value-type="float" office:value="0.00058158" calcext:value-type="float">
            <text:p>0,00058158</text:p>
          </table:table-cell>
          <table:table-cell office:value-type="float" office:value="2.00309822" calcext:value-type="float">
            <text:p>2,00309822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25937778" calcext:value-type="float">
            <text:p>0,25937778</text:p>
          </table:table-cell>
        </table:table-row>
        <table:table-row table:style-name="ro1">
          <table:table-cell office:value-type="float" office:value="1624627249.88485" calcext:value-type="float">
            <text:p>1624627249,88485</text:p>
          </table:table-cell>
          <table:table-cell table:formula="of:=ROUND([.A311]-[$menor.$A$1];1)" office:value-type="float" office:value="30.9" calcext:value-type="float">
            <text:p>30,9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3104" calcext:value-type="float">
            <text:p>0,03104</text:p>
          </table:table-cell>
          <table:table-cell office:value-type="float" office:value="1.75085" calcext:value-type="float">
            <text:p>1,75085</text:p>
          </table:table-cell>
          <table:table-cell office:value-type="float" office:value="-1" calcext:value-type="float">
            <text:p>-1</text:p>
          </table:table-cell>
          <table:table-cell office:value-type="float" office:value="0.00093466" calcext:value-type="float">
            <text:p>0,00093466</text:p>
          </table:table-cell>
          <table:table-cell office:value-type="float" office:value="2.00253727" calcext:value-type="float">
            <text:p>2,00253727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25637102" calcext:value-type="float">
            <text:p>0,25637102</text:p>
          </table:table-cell>
        </table:table-row>
        <table:table-row table:style-name="ro1">
          <table:table-cell office:value-type="float" office:value="1624627249.98517" calcext:value-type="float">
            <text:p>1624627249,98517</text:p>
          </table:table-cell>
          <table:table-cell table:formula="of:=ROUND([.A312]-[$menor.$A$1];1)" office:value-type="float" office:value="31" calcext:value-type="float">
            <text:p>31</text:p>
          </table:table-cell>
          <table:table-cell office:value-type="float" office:value="0.026" calcext:value-type="float">
            <text:p>0,026</text:p>
          </table:table-cell>
          <table:table-cell office:value-type="float" office:value="0" calcext:value-type="float">
            <text:p>0</text:p>
          </table:table-cell>
          <table:table-cell office:value-type="float" office:value="0.03007" calcext:value-type="float">
            <text:p>0,03007</text:p>
          </table:table-cell>
          <table:table-cell office:value-type="float" office:value="1.75376" calcext:value-type="float">
            <text:p>1,75376</text:p>
          </table:table-cell>
          <table:table-cell office:value-type="float" office:value="-1" calcext:value-type="float">
            <text:p>-1</text:p>
          </table:table-cell>
          <table:table-cell office:value-type="float" office:value="0.00121731" calcext:value-type="float">
            <text:p>0,00121731</text:p>
          </table:table-cell>
          <table:table-cell office:value-type="float" office:value="2.00305694" calcext:value-type="float">
            <text:p>2,00305694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25396404" calcext:value-type="float">
            <text:p>0,25396404</text:p>
          </table:table-cell>
        </table:table-row>
        <table:table-row table:style-name="ro1">
          <table:table-cell office:value-type="float" office:value="1624627250.08464" calcext:value-type="float">
            <text:p>1624627250,08464</text:p>
          </table:table-cell>
          <table:table-cell table:formula="of:=ROUND([.A313]-[$menor.$A$1];1)" office:value-type="float" office:value="31.1" calcext:value-type="float">
            <text:p>31,1</text:p>
          </table:table-cell>
          <table:table-cell office:value-type="float" office:value="0.0255" calcext:value-type="float">
            <text:p>0,02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3007" calcext:value-type="float">
            <text:p>0,03007</text:p>
          </table:table-cell>
          <table:table-cell office:value-type="float" office:value="1.7557" calcext:value-type="float">
            <text:p>1,7557</text:p>
          </table:table-cell>
          <table:table-cell office:value-type="float" office:value="-1" calcext:value-type="float">
            <text:p>-1</text:p>
          </table:table-cell>
          <table:table-cell office:value-type="float" office:value="0.00058643" calcext:value-type="float">
            <text:p>0,00058643</text:p>
          </table:table-cell>
          <table:table-cell office:value-type="float" office:value="2.00309898" calcext:value-type="float">
            <text:p>2,00309898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2510761" calcext:value-type="float">
            <text:p>0,2510761</text:p>
          </table:table-cell>
        </table:table-row>
        <table:table-row table:style-name="ro1">
          <table:table-cell office:value-type="float" office:value="1624627250.18495" calcext:value-type="float">
            <text:p>1624627250,18495</text:p>
          </table:table-cell>
          <table:table-cell table:formula="of:=ROUND([.A314]-[$menor.$A$1];1)" office:value-type="float" office:value="31.2" calcext:value-type="float">
            <text:p>31,2</text:p>
          </table:table-cell>
          <table:table-cell office:value-type="float" office:value="0.0255" calcext:value-type="float">
            <text:p>0,02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3007" calcext:value-type="float">
            <text:p>0,03007</text:p>
          </table:table-cell>
          <table:table-cell office:value-type="float" office:value="1.75861" calcext:value-type="float">
            <text:p>1,75861</text:p>
          </table:table-cell>
          <table:table-cell office:value-type="float" office:value="-1" calcext:value-type="float">
            <text:p>-1</text:p>
          </table:table-cell>
          <table:table-cell office:value-type="float" office:value="0.00093953" calcext:value-type="float">
            <text:p>0,00093953</text:p>
          </table:table-cell>
          <table:table-cell office:value-type="float" office:value="2.00205291" calcext:value-type="float">
            <text:p>2,00205291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24806923" calcext:value-type="float">
            <text:p>0,24806923</text:p>
          </table:table-cell>
        </table:table-row>
        <table:table-row table:style-name="ro1">
          <table:table-cell office:value-type="float" office:value="1624627250.28485" calcext:value-type="float">
            <text:p>1624627250,28485</text:p>
          </table:table-cell>
          <table:table-cell table:formula="of:=ROUND([.A315]-[$menor.$A$1];1)" office:value-type="float" office:value="31.3" calcext:value-type="float">
            <text:p>31,3</text:p>
          </table:table-cell>
          <table:table-cell office:value-type="float" office:value="0.0255" calcext:value-type="float">
            <text:p>0,02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291" calcext:value-type="float">
            <text:p>0,0291</text:p>
          </table:table-cell>
          <table:table-cell office:value-type="float" office:value="1.76055" calcext:value-type="float">
            <text:p>1,76055</text:p>
          </table:table-cell>
          <table:table-cell office:value-type="float" office:value="-1" calcext:value-type="float">
            <text:p>-1</text:p>
          </table:table-cell>
          <table:table-cell office:value-type="float" office:value="0.00116564" calcext:value-type="float">
            <text:p>0,00116564</text:p>
          </table:table-cell>
          <table:table-cell office:value-type="float" office:value="2.00305066" calcext:value-type="float">
            <text:p>2,00305066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24614365" calcext:value-type="float">
            <text:p>0,24614365</text:p>
          </table:table-cell>
        </table:table-row>
        <table:table-row table:style-name="ro1">
          <table:table-cell office:value-type="float" office:value="1624627250.38545" calcext:value-type="float">
            <text:p>1624627250,38545</text:p>
          </table:table-cell>
          <table:table-cell table:formula="of:=ROUND([.A316]-[$menor.$A$1];1)" office:value-type="float" office:value="31.4" calcext:value-type="float">
            <text:p>31,4</text:p>
          </table:table-cell>
          <table:table-cell office:value-type="float" office:value="0.0245" calcext:value-type="float">
            <text:p>0,02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291" calcext:value-type="float">
            <text:p>0,0291</text:p>
          </table:table-cell>
          <table:table-cell office:value-type="float" office:value="1.763945" calcext:value-type="float">
            <text:p>1,763945</text:p>
          </table:table-cell>
          <table:table-cell office:value-type="float" office:value="-1" calcext:value-type="float">
            <text:p>-1</text:p>
          </table:table-cell>
          <table:table-cell office:value-type="float" office:value="0.00497461" calcext:value-type="float">
            <text:p>0,00497461</text:p>
          </table:table-cell>
          <table:table-cell office:value-type="float" office:value="2.00260641" calcext:value-type="float">
            <text:p>2,00260641</text:p>
          </table:table-cell>
          <table:table-cell office:value-type="float" office:value="95.69178455" calcext:value-type="float">
            <text:p>95,69178455</text:p>
          </table:table-cell>
          <table:table-cell office:value-type="float" office:value="0.2432557" calcext:value-type="float">
            <text:p>0,2432557</text:p>
          </table:table-cell>
        </table:table-row>
        <table:table-row table:style-name="ro1">
          <table:table-cell office:value-type="float" office:value="1624627250.48493" calcext:value-type="float">
            <text:p>1624627250,48493</text:p>
          </table:table-cell>
          <table:table-cell table:formula="of:=ROUND([.A317]-[$menor.$A$1];1)" office:value-type="float" office:value="31.5" calcext:value-type="float">
            <text:p>31,5</text:p>
          </table:table-cell>
          <table:table-cell office:value-type="float" office:value="0.0245" calcext:value-type="float">
            <text:p>0,02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291" calcext:value-type="float">
            <text:p>0,0291</text:p>
          </table:table-cell>
          <table:table-cell office:value-type="float" office:value="1.765885" calcext:value-type="float">
            <text:p>1,765885</text:p>
          </table:table-cell>
          <table:table-cell office:value-type="float" office:value="0" calcext:value-type="float">
            <text:p>0</text:p>
          </table:table-cell>
          <table:table-cell office:value-type="float" office:value="0.000992" calcext:value-type="float">
            <text:p>0,000992</text:p>
          </table:table-cell>
          <table:table-cell office:value-type="float" office:value="2.00351347" calcext:value-type="float">
            <text:p>2,0035134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4121176" calcext:value-type="float">
            <text:p>0,24121176</text:p>
          </table:table-cell>
        </table:table-row>
        <table:table-row table:style-name="ro1">
          <table:table-cell office:value-type="float" office:value="1624627250.58523" calcext:value-type="float">
            <text:p>1624627250,58523</text:p>
          </table:table-cell>
          <table:table-cell table:formula="of:=ROUND([.A318]-[$menor.$A$1];1)" office:value-type="float" office:value="31.6" calcext:value-type="float">
            <text:p>31,6</text:p>
          </table:table-cell>
          <table:table-cell office:value-type="float" office:value="0.0245" calcext:value-type="float">
            <text:p>0,02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2813" calcext:value-type="float">
            <text:p>0,02813</text:p>
          </table:table-cell>
          <table:table-cell office:value-type="float" office:value="1.768795" calcext:value-type="float">
            <text:p>1,768795</text:p>
          </table:table-cell>
          <table:table-cell office:value-type="float" office:value="0" calcext:value-type="float">
            <text:p>0</text:p>
          </table:table-cell>
          <table:table-cell office:value-type="float" office:value="0.00138468" calcext:value-type="float">
            <text:p>0,00138468</text:p>
          </table:table-cell>
          <table:table-cell office:value-type="float" office:value="2.00210657" calcext:value-type="float">
            <text:p>2,0021065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378419" calcext:value-type="float">
            <text:p>0,2378419</text:p>
          </table:table-cell>
        </table:table-row>
        <table:table-row table:style-name="ro1">
          <table:table-cell office:value-type="float" office:value="1624627250.68542" calcext:value-type="float">
            <text:p>1624627250,68542</text:p>
          </table:table-cell>
          <table:table-cell table:formula="of:=ROUND([.A319]-[$menor.$A$1];1)" office:value-type="float" office:value="31.7" calcext:value-type="float">
            <text:p>31,7</text:p>
          </table:table-cell>
          <table:table-cell office:value-type="float" office:value="0.0245" calcext:value-type="float">
            <text:p>0,02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2813" calcext:value-type="float">
            <text:p>0,02813</text:p>
          </table:table-cell>
          <table:table-cell office:value-type="float" office:value="1.770735" calcext:value-type="float">
            <text:p>1,770735</text:p>
          </table:table-cell>
          <table:table-cell office:value-type="float" office:value="0" calcext:value-type="float">
            <text:p>0</text:p>
          </table:table-cell>
          <table:table-cell office:value-type="float" office:value="0.00063903" calcext:value-type="float">
            <text:p>0,00063903</text:p>
          </table:table-cell>
          <table:table-cell office:value-type="float" office:value="2.00310439" calcext:value-type="float">
            <text:p>2,0031043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359166" calcext:value-type="float">
            <text:p>0,2359166</text:p>
          </table:table-cell>
        </table:table-row>
        <table:table-row table:style-name="ro1">
          <table:table-cell office:value-type="float" office:value="1624627250.78482" calcext:value-type="float">
            <text:p>1624627250,78482</text:p>
          </table:table-cell>
          <table:table-cell table:formula="of:=ROUND([.A320]-[$menor.$A$1];1)" office:value-type="float" office:value="31.8" calcext:value-type="float">
            <text:p>31,8</text:p>
          </table:table-cell>
          <table:table-cell office:value-type="float" office:value="0.0235" calcext:value-type="float">
            <text:p>0,02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2813" calcext:value-type="float">
            <text:p>0,02813</text:p>
          </table:table-cell>
          <table:table-cell office:value-type="float" office:value="1.773645" calcext:value-type="float">
            <text:p>1,773645</text:p>
          </table:table-cell>
          <table:table-cell office:value-type="float" office:value="0" calcext:value-type="float">
            <text:p>0</text:p>
          </table:table-cell>
          <table:table-cell office:value-type="float" office:value="0.00098939" calcext:value-type="float">
            <text:p>0,00098939</text:p>
          </table:table-cell>
          <table:table-cell office:value-type="float" office:value="2.00205823" calcext:value-type="float">
            <text:p>2,0020582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3290996" calcext:value-type="float">
            <text:p>0,23290996</text:p>
          </table:table-cell>
        </table:table-row>
        <table:table-row table:style-name="ro1">
          <table:table-cell office:value-type="float" office:value="1624627250.88508" calcext:value-type="float">
            <text:p>1624627250,88508</text:p>
          </table:table-cell>
          <table:table-cell table:formula="of:=ROUND([.A321]-[$menor.$A$1];1)" office:value-type="float" office:value="31.9" calcext:value-type="float">
            <text:p>31,9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0.02716" calcext:value-type="float">
            <text:p>0,02716</text:p>
          </table:table-cell>
          <table:table-cell office:value-type="float" office:value="1.775585" calcext:value-type="float">
            <text:p>1,775585</text:p>
          </table:table-cell>
          <table:table-cell office:value-type="float" office:value="0" calcext:value-type="float">
            <text:p>0</text:p>
          </table:table-cell>
          <table:table-cell office:value-type="float" office:value="0.00121379" calcext:value-type="float">
            <text:p>0,00121379</text:p>
          </table:table-cell>
          <table:table-cell office:value-type="float" office:value="2.00305567" calcext:value-type="float">
            <text:p>2,0030556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3098429" calcext:value-type="float">
            <text:p>0,23098429</text:p>
          </table:table-cell>
        </table:table-row>
        <table:table-row table:style-name="ro1">
          <table:table-cell office:value-type="float" office:value="1624627250.98551" calcext:value-type="float">
            <text:p>1624627250,98551</text:p>
          </table:table-cell>
          <table:table-cell table:formula="of:=ROUND([.A322]-[$menor.$A$1];1)" office:value-type="float" office:value="32" calcext:value-type="float">
            <text:p>32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0.02716" calcext:value-type="float">
            <text:p>0,02716</text:p>
          </table:table-cell>
          <table:table-cell office:value-type="float" office:value="1.77898" calcext:value-type="float">
            <text:p>1,77898</text:p>
          </table:table-cell>
          <table:table-cell office:value-type="float" office:value="0" calcext:value-type="float">
            <text:p>0</text:p>
          </table:table-cell>
          <table:table-cell office:value-type="float" office:value="0.00058033" calcext:value-type="float">
            <text:p>0,00058033</text:p>
          </table:table-cell>
          <table:table-cell office:value-type="float" office:value="2.00212728" calcext:value-type="float">
            <text:p>2,0021272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2809622" calcext:value-type="float">
            <text:p>0,22809622</text:p>
          </table:table-cell>
        </table:table-row>
        <table:table-row table:style-name="ro1">
          <table:table-cell office:value-type="float" office:value="1624627251.08486" calcext:value-type="float">
            <text:p>1624627251,08486</text:p>
          </table:table-cell>
          <table:table-cell table:formula="of:=ROUND([.A323]-[$menor.$A$1];1)" office:value-type="float" office:value="32.1" calcext:value-type="float">
            <text:p>32,1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0.02716" calcext:value-type="float">
            <text:p>0,02716</text:p>
          </table:table-cell>
          <table:table-cell office:value-type="float" office:value="1.78092" calcext:value-type="float">
            <text:p>1,78092</text:p>
          </table:table-cell>
          <table:table-cell office:value-type="float" office:value="0" calcext:value-type="float">
            <text:p>0</text:p>
          </table:table-cell>
          <table:table-cell office:value-type="float" office:value="0.00081847" calcext:value-type="float">
            <text:p>0,00081847</text:p>
          </table:table-cell>
          <table:table-cell office:value-type="float" office:value="2.00349254" calcext:value-type="float">
            <text:p>2,0034925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2605255" calcext:value-type="float">
            <text:p>0,22605255</text:p>
          </table:table-cell>
        </table:table-row>
        <table:table-row table:style-name="ro1">
          <table:table-cell office:value-type="float" office:value="1624627251.18508" calcext:value-type="float">
            <text:p>1624627251,18508</text:p>
          </table:table-cell>
          <table:table-cell table:formula="of:=ROUND([.A324]-[$menor.$A$1];1)" office:value-type="float" office:value="32.2" calcext:value-type="float">
            <text:p>32,2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02716" calcext:value-type="float">
            <text:p>0,02716</text:p>
          </table:table-cell>
          <table:table-cell office:value-type="float" office:value="1.78286" calcext:value-type="float">
            <text:p>1,78286</text:p>
          </table:table-cell>
          <table:table-cell office:value-type="float" office:value="0" calcext:value-type="float">
            <text:p>0</text:p>
          </table:table-cell>
          <table:table-cell office:value-type="float" office:value="0.00121118" calcext:value-type="float">
            <text:p>0,00121118</text:p>
          </table:table-cell>
          <table:table-cell office:value-type="float" office:value="2.00208547" calcext:value-type="float">
            <text:p>2,0020854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2268252" calcext:value-type="float">
            <text:p>0,22268252</text:p>
          </table:table-cell>
        </table:table-row>
        <table:table-row table:style-name="ro1">
          <table:table-cell office:value-type="float" office:value="1624627251.28535" calcext:value-type="float">
            <text:p>1624627251,28535</text:p>
          </table:table-cell>
          <table:table-cell table:formula="of:=ROUND([.A325]-[$menor.$A$1];1)" office:value-type="float" office:value="32.3" calcext:value-type="float">
            <text:p>32,3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02619" calcext:value-type="float">
            <text:p>0,02619</text:p>
          </table:table-cell>
          <table:table-cell office:value-type="float" office:value="1.78577" calcext:value-type="float">
            <text:p>1,78577</text:p>
          </table:table-cell>
          <table:table-cell office:value-type="float" office:value="0" calcext:value-type="float">
            <text:p>0</text:p>
          </table:table-cell>
          <table:table-cell office:value-type="float" office:value="0.00143554" calcext:value-type="float">
            <text:p>0,00143554</text:p>
          </table:table-cell>
          <table:table-cell office:value-type="float" office:value="2.00211319" calcext:value-type="float">
            <text:p>2,0021131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2075713" calcext:value-type="float">
            <text:p>0,22075713</text:p>
          </table:table-cell>
        </table:table-row>
        <table:table-row table:style-name="ro1">
          <table:table-cell office:value-type="float" office:value="1624627251.38463" calcext:value-type="float">
            <text:p>1624627251,38463</text:p>
          </table:table-cell>
          <table:table-cell table:formula="of:=ROUND([.A326]-[$menor.$A$1];1)" office:value-type="float" office:value="32.4" calcext:value-type="float">
            <text:p>32,4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02619" calcext:value-type="float">
            <text:p>0,02619</text:p>
          </table:table-cell>
          <table:table-cell office:value-type="float" office:value="1.78771" calcext:value-type="float">
            <text:p>1,78771</text:p>
          </table:table-cell>
          <table:table-cell office:value-type="float" office:value="0" calcext:value-type="float">
            <text:p>0</text:p>
          </table:table-cell>
          <table:table-cell office:value-type="float" office:value="0.00068987" calcext:value-type="float">
            <text:p>0,00068987</text:p>
          </table:table-cell>
          <table:table-cell office:value-type="float" office:value="2.00311118" calcext:value-type="float">
            <text:p>2,0031111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18832" calcext:value-type="float">
            <text:p>0,218832</text:p>
          </table:table-cell>
        </table:table-row>
        <table:table-row table:style-name="ro1">
          <table:table-cell office:value-type="float" office:value="1624627251.48477" calcext:value-type="float">
            <text:p>1624627251,48477</text:p>
          </table:table-cell>
          <table:table-cell table:formula="of:=ROUND([.A327]-[$menor.$A$1];1)" office:value-type="float" office:value="32.5" calcext:value-type="float">
            <text:p>32,5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02619" calcext:value-type="float">
            <text:p>0,02619</text:p>
          </table:table-cell>
          <table:table-cell office:value-type="float" office:value="1.78965" calcext:value-type="float">
            <text:p>1,78965</text:p>
          </table:table-cell>
          <table:table-cell office:value-type="float" office:value="0" calcext:value-type="float">
            <text:p>0</text:p>
          </table:table-cell>
          <table:table-cell office:value-type="float" office:value="0.00104028" calcext:value-type="float">
            <text:p>0,00104028</text:p>
          </table:table-cell>
          <table:table-cell office:value-type="float" office:value="2.00206461" calcext:value-type="float">
            <text:p>2,0020646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1582495" calcext:value-type="float">
            <text:p>0,21582495</text:p>
          </table:table-cell>
        </table:table-row>
        <table:table-row table:style-name="ro1">
          <table:table-cell office:value-type="float" office:value="1624627251.58496" calcext:value-type="float">
            <text:p>1624627251,58496</text:p>
          </table:table-cell>
          <table:table-cell table:formula="of:=ROUND([.A328]-[$menor.$A$1];1)" office:value-type="float" office:value="32.6" calcext:value-type="float">
            <text:p>32,6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0.02522" calcext:value-type="float">
            <text:p>0,02522</text:p>
          </table:table-cell>
          <table:table-cell office:value-type="float" office:value="1.79159" calcext:value-type="float">
            <text:p>1,79159</text:p>
          </table:table-cell>
          <table:table-cell office:value-type="float" office:value="0" calcext:value-type="float">
            <text:p>0</text:p>
          </table:table-cell>
          <table:table-cell office:value-type="float" office:value="0.00126466" calcext:value-type="float">
            <text:p>0,00126466</text:p>
          </table:table-cell>
          <table:table-cell office:value-type="float" office:value="2.0020922" calcext:value-type="float">
            <text:p>2,002092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1389942" calcext:value-type="float">
            <text:p>0,21389942</text:p>
          </table:table-cell>
        </table:table-row>
        <table:table-row table:style-name="ro1">
          <table:table-cell office:value-type="float" office:value="1624627251.68517" calcext:value-type="float">
            <text:p>1624627251,68517</text:p>
          </table:table-cell>
          <table:table-cell table:formula="of:=ROUND([.A329]-[$menor.$A$1];1)" office:value-type="float" office:value="32.7" calcext:value-type="float">
            <text:p>32,7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0.02522" calcext:value-type="float">
            <text:p>0,02522</text:p>
          </table:table-cell>
          <table:table-cell office:value-type="float" office:value="1.79353" calcext:value-type="float">
            <text:p>1,79353</text:p>
          </table:table-cell>
          <table:table-cell office:value-type="float" office:value="0" calcext:value-type="float">
            <text:p>0</text:p>
          </table:table-cell>
          <table:table-cell office:value-type="float" office:value="0.00051901" calcext:value-type="float">
            <text:p>0,00051901</text:p>
          </table:table-cell>
          <table:table-cell office:value-type="float" office:value="2.00212004" calcext:value-type="float">
            <text:p>2,0021200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1197414" calcext:value-type="float">
            <text:p>0,21197414</text:p>
          </table:table-cell>
        </table:table-row>
        <table:table-row table:style-name="ro1">
          <table:table-cell office:value-type="float" office:value="1624627251.78549" calcext:value-type="float">
            <text:p>1624627251,78549</text:p>
          </table:table-cell>
          <table:table-cell table:formula="of:=ROUND([.A330]-[$menor.$A$1];1)" office:value-type="float" office:value="32.8" calcext:value-type="float">
            <text:p>32,8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0.02522" calcext:value-type="float">
            <text:p>0,02522</text:p>
          </table:table-cell>
          <table:table-cell office:value-type="float" office:value="1.796925" calcext:value-type="float">
            <text:p>1,796925</text:p>
          </table:table-cell>
          <table:table-cell office:value-type="float" office:value="0" calcext:value-type="float">
            <text:p>0</text:p>
          </table:table-cell>
          <table:table-cell office:value-type="float" office:value="0.00075716" calcext:value-type="float">
            <text:p>0,00075716</text:p>
          </table:table-cell>
          <table:table-cell office:value-type="float" office:value="2.00203023" calcext:value-type="float">
            <text:p>2,0020302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0993041" calcext:value-type="float">
            <text:p>0,20993041</text:p>
          </table:table-cell>
        </table:table-row>
        <table:table-row table:style-name="ro1">
          <table:table-cell office:value-type="float" office:value="1624627251.88468" calcext:value-type="float">
            <text:p>1624627251,88468</text:p>
          </table:table-cell>
          <table:table-cell table:formula="of:=ROUND([.A331]-[$menor.$A$1];1)" office:value-type="float" office:value="32.9" calcext:value-type="float">
            <text:p>32,9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0.02522" calcext:value-type="float">
            <text:p>0,02522</text:p>
          </table:table-cell>
          <table:table-cell office:value-type="float" office:value="1.798865" calcext:value-type="float">
            <text:p>1,798865</text:p>
          </table:table-cell>
          <table:table-cell office:value-type="float" office:value="0" calcext:value-type="float">
            <text:p>0</text:p>
          </table:table-cell>
          <table:table-cell office:value-type="float" office:value="0.00098157" calcext:value-type="float">
            <text:p>0,00098157</text:p>
          </table:table-cell>
          <table:table-cell office:value-type="float" office:value="2.00351254" calcext:value-type="float">
            <text:p>2,0035125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0800459" calcext:value-type="float">
            <text:p>0,20800459</text:p>
          </table:table-cell>
        </table:table-row>
        <table:table-row table:style-name="ro1">
          <table:table-cell office:value-type="float" office:value="1624627251.98481" calcext:value-type="float">
            <text:p>1624627251,98481</text:p>
          </table:table-cell>
          <table:table-cell table:formula="of:=ROUND([.A332]-[$menor.$A$1];1)" office:value-type="float" office:value="33" calcext:value-type="float">
            <text:p>33</text:p>
          </table:table-cell>
          <table:table-cell office:value-type="float" office:value="0.021" calcext:value-type="float">
            <text:p>0,021</text:p>
          </table:table-cell>
          <table:table-cell office:value-type="float" office:value="0" calcext:value-type="float">
            <text:p>0</text:p>
          </table:table-cell>
          <table:table-cell office:value-type="float" office:value="0.02425" calcext:value-type="float">
            <text:p>0,02425</text:p>
          </table:table-cell>
          <table:table-cell office:value-type="float" office:value="1.800805" calcext:value-type="float">
            <text:p>1,800805</text:p>
          </table:table-cell>
          <table:table-cell office:value-type="float" office:value="0" calcext:value-type="float">
            <text:p>0</text:p>
          </table:table-cell>
          <table:table-cell office:value-type="float" office:value="0.00137422" calcext:value-type="float">
            <text:p>0,00137422</text:p>
          </table:table-cell>
          <table:table-cell office:value-type="float" office:value="2.00210595" calcext:value-type="float">
            <text:p>2,0021059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0463505" calcext:value-type="float">
            <text:p>0,20463505</text:p>
          </table:table-cell>
        </table:table-row>
        <table:table-row table:style-name="ro1">
          <table:table-cell office:value-type="float" office:value="1624627252.08534" calcext:value-type="float">
            <text:p>1624627252,08534</text:p>
          </table:table-cell>
          <table:table-cell table:formula="of:=ROUND([.A333]-[$menor.$A$1];1)" office:value-type="float" office:value="33.1" calcext:value-type="float">
            <text:p>33,1</text:p>
          </table:table-cell>
          <table:table-cell office:value-type="float" office:value="0.021" calcext:value-type="float">
            <text:p>0,021</text:p>
          </table:table-cell>
          <table:table-cell office:value-type="float" office:value="0" calcext:value-type="float">
            <text:p>0</text:p>
          </table:table-cell>
          <table:table-cell office:value-type="float" office:value="0.02425" calcext:value-type="float">
            <text:p>0,02425</text:p>
          </table:table-cell>
          <table:table-cell office:value-type="float" office:value="1.802745" calcext:value-type="float">
            <text:p>1,802745</text:p>
          </table:table-cell>
          <table:table-cell office:value-type="float" office:value="0" calcext:value-type="float">
            <text:p>0</text:p>
          </table:table-cell>
          <table:table-cell office:value-type="float" office:value="0.00062854" calcext:value-type="float">
            <text:p>0,00062854</text:p>
          </table:table-cell>
          <table:table-cell office:value-type="float" office:value="2.002134" calcext:value-type="float">
            <text:p>2,00213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0270999" calcext:value-type="float">
            <text:p>0,20270999</text:p>
          </table:table-cell>
        </table:table-row>
        <table:table-row table:style-name="ro1">
          <table:table-cell office:value-type="float" office:value="1624627252.1851" calcext:value-type="float">
            <text:p>1624627252,1851</text:p>
          </table:table-cell>
          <table:table-cell table:formula="of:=ROUND([.A334]-[$menor.$A$1];1)" office:value-type="float" office:value="33.2" calcext:value-type="float">
            <text:p>33,2</text:p>
          </table:table-cell>
          <table:table-cell office:value-type="float" office:value="0.021" calcext:value-type="float">
            <text:p>0,021</text:p>
          </table:table-cell>
          <table:table-cell office:value-type="float" office:value="0" calcext:value-type="float">
            <text:p>0</text:p>
          </table:table-cell>
          <table:table-cell office:value-type="float" office:value="0.02425" calcext:value-type="float">
            <text:p>0,02425</text:p>
          </table:table-cell>
          <table:table-cell office:value-type="float" office:value="1.804685" calcext:value-type="float">
            <text:p>1,804685</text:p>
          </table:table-cell>
          <table:table-cell office:value-type="float" office:value="0" calcext:value-type="float">
            <text:p>0</text:p>
          </table:table-cell>
          <table:table-cell office:value-type="float" office:value="0.00086677" calcext:value-type="float">
            <text:p>0,00086677</text:p>
          </table:table-cell>
          <table:table-cell office:value-type="float" office:value="2.00204361" calcext:value-type="float">
            <text:p>2,0020436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20066567" calcext:value-type="float">
            <text:p>0,20066567</text:p>
          </table:table-cell>
        </table:table-row>
        <table:table-row table:style-name="ro1">
          <table:table-cell office:value-type="float" office:value="1624627252.28473" calcext:value-type="float">
            <text:p>1624627252,28473</text:p>
          </table:table-cell>
          <table:table-cell table:formula="of:=ROUND([.A335]-[$menor.$A$1];1)" office:value-type="float" office:value="33.3" calcext:value-type="float">
            <text:p>33,3</text:p>
          </table:table-cell>
          <table:table-cell office:value-type="float" office:value="0.021" calcext:value-type="float">
            <text:p>0,021</text:p>
          </table:table-cell>
          <table:table-cell office:value-type="float" office:value="0" calcext:value-type="float">
            <text:p>0</text:p>
          </table:table-cell>
          <table:table-cell office:value-type="float" office:value="0.02425" calcext:value-type="float">
            <text:p>0,02425</text:p>
          </table:table-cell>
          <table:table-cell office:value-type="float" office:value="1.806625" calcext:value-type="float">
            <text:p>1,806625</text:p>
          </table:table-cell>
          <table:table-cell office:value-type="float" office:value="0" calcext:value-type="float">
            <text:p>0</text:p>
          </table:table-cell>
          <table:table-cell office:value-type="float" office:value="0.00109116" calcext:value-type="float">
            <text:p>0,00109116</text:p>
          </table:table-cell>
          <table:table-cell office:value-type="float" office:value="2.00207108" calcext:value-type="float">
            <text:p>2,0020710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9874002" calcext:value-type="float">
            <text:p>0,19874002</text:p>
          </table:table-cell>
        </table:table-row>
        <table:table-row table:style-name="ro1">
          <table:table-cell office:value-type="float" office:value="1624627252.38487" calcext:value-type="float">
            <text:p>1624627252,38487</text:p>
          </table:table-cell>
          <table:table-cell table:formula="of:=ROUND([.A336]-[$menor.$A$1];1)" office:value-type="float" office:value="33.4" calcext:value-type="float">
            <text:p>33,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328" calcext:value-type="float">
            <text:p>0,02328</text:p>
          </table:table-cell>
          <table:table-cell office:value-type="float" office:value="1.808565" calcext:value-type="float">
            <text:p>1,808565</text:p>
          </table:table-cell>
          <table:table-cell office:value-type="float" office:value="0" calcext:value-type="float">
            <text:p>0</text:p>
          </table:table-cell>
          <table:table-cell office:value-type="float" office:value="0.00131552" calcext:value-type="float">
            <text:p>0,00131552</text:p>
          </table:table-cell>
          <table:table-cell office:value-type="float" office:value="2.00209883" calcext:value-type="float">
            <text:p>2,0020988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9681466" calcext:value-type="float">
            <text:p>0,19681466</text:p>
          </table:table-cell>
        </table:table-row>
        <table:table-row table:style-name="ro1">
          <table:table-cell office:value-type="float" office:value="1624627252.48555" calcext:value-type="float">
            <text:p>1624627252,48555</text:p>
          </table:table-cell>
          <table:table-cell table:formula="of:=ROUND([.A337]-[$menor.$A$1];1)" office:value-type="float" office:value="33.5" calcext:value-type="float">
            <text:p>33,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328" calcext:value-type="float">
            <text:p>0,02328</text:p>
          </table:table-cell>
          <table:table-cell office:value-type="float" office:value="1.81099" calcext:value-type="float">
            <text:p>1,81099</text:p>
          </table:table-cell>
          <table:table-cell office:value-type="float" office:value="0" calcext:value-type="float">
            <text:p>0</text:p>
          </table:table-cell>
          <table:table-cell office:value-type="float" office:value="0.00056984" calcext:value-type="float">
            <text:p>0,00056984</text:p>
          </table:table-cell>
          <table:table-cell office:value-type="float" office:value="2.00212688" calcext:value-type="float">
            <text:p>2,0021268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9488959" calcext:value-type="float">
            <text:p>0,19488959</text:p>
          </table:table-cell>
        </table:table-row>
        <table:table-row table:style-name="ro1">
          <table:table-cell office:value-type="float" office:value="1624627252.5857" calcext:value-type="float">
            <text:p>1624627252,5857</text:p>
          </table:table-cell>
          <table:table-cell table:formula="of:=ROUND([.A338]-[$menor.$A$1];1)" office:value-type="float" office:value="33.6" calcext:value-type="float">
            <text:p>33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328" calcext:value-type="float">
            <text:p>0,02328</text:p>
          </table:table-cell>
          <table:table-cell office:value-type="float" office:value="1.81293" calcext:value-type="float">
            <text:p>1,81293</text:p>
          </table:table-cell>
          <table:table-cell office:value-type="float" office:value="0" calcext:value-type="float">
            <text:p>0</text:p>
          </table:table-cell>
          <table:table-cell office:value-type="float" office:value="0.00080806" calcext:value-type="float">
            <text:p>0,00080806</text:p>
          </table:table-cell>
          <table:table-cell office:value-type="float" office:value="2.00252153" calcext:value-type="float">
            <text:p>2,0025215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9284531" calcext:value-type="float">
            <text:p>0,19284531</text:p>
          </table:table-cell>
        </table:table-row>
        <table:table-row table:style-name="ro1">
          <table:table-cell office:value-type="float" office:value="1624627252.68606" calcext:value-type="float">
            <text:p>1624627252,68606</text:p>
          </table:table-cell>
          <table:table-cell table:formula="of:=ROUND([.A339]-[$menor.$A$1];1)" office:value-type="float" office:value="33.7" calcext:value-type="float">
            <text:p>33,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328" calcext:value-type="float">
            <text:p>0,02328</text:p>
          </table:table-cell>
          <table:table-cell office:value-type="float" office:value="1.81487" calcext:value-type="float">
            <text:p>1,81487</text:p>
          </table:table-cell>
          <table:table-cell office:value-type="float" office:value="0" calcext:value-type="float">
            <text:p>0</text:p>
          </table:table-cell>
          <table:table-cell office:value-type="float" office:value="0.00108854" calcext:value-type="float">
            <text:p>0,00108854</text:p>
          </table:table-cell>
          <table:table-cell office:value-type="float" office:value="2.0020709" calcext:value-type="float">
            <text:p>2,002070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9043829" calcext:value-type="float">
            <text:p>0,19043829</text:p>
          </table:table-cell>
        </table:table-row>
        <table:table-row table:style-name="ro1">
          <table:table-cell office:value-type="float" office:value="1624627252.78552" calcext:value-type="float">
            <text:p>1624627252,78552</text:p>
          </table:table-cell>
          <table:table-cell table:formula="of:=ROUND([.A340]-[$menor.$A$1];1)" office:value-type="float" office:value="33.8" calcext:value-type="float">
            <text:p>33,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231" calcext:value-type="float">
            <text:p>0,02231</text:p>
          </table:table-cell>
          <table:table-cell office:value-type="float" office:value="1.81681" calcext:value-type="float">
            <text:p>1,81681</text:p>
          </table:table-cell>
          <table:table-cell office:value-type="float" office:value="0" calcext:value-type="float">
            <text:p>0</text:p>
          </table:table-cell>
          <table:table-cell office:value-type="float" office:value="0.0013129" calcext:value-type="float">
            <text:p>0,0013129</text:p>
          </table:table-cell>
          <table:table-cell office:value-type="float" office:value="2.00209871" calcext:value-type="float">
            <text:p>2,0020987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8851298" calcext:value-type="float">
            <text:p>0,18851298</text:p>
          </table:table-cell>
        </table:table-row>
        <table:table-row table:style-name="ro1">
          <table:table-cell office:value-type="float" office:value="1624627252.8858" calcext:value-type="float">
            <text:p>1624627252,8858</text:p>
          </table:table-cell>
          <table:table-cell table:formula="of:=ROUND([.A341]-[$menor.$A$1];1)" office:value-type="float" office:value="33.9" calcext:value-type="float">
            <text:p>33,9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0.02231" calcext:value-type="float">
            <text:p>0,02231</text:p>
          </table:table-cell>
          <table:table-cell office:value-type="float" office:value="1.81875" calcext:value-type="float">
            <text:p>1,81875</text:p>
          </table:table-cell>
          <table:table-cell office:value-type="float" office:value="0" calcext:value-type="float">
            <text:p>0</text:p>
          </table:table-cell>
          <table:table-cell office:value-type="float" office:value="0.00056721" calcext:value-type="float">
            <text:p>0,00056721</text:p>
          </table:table-cell>
          <table:table-cell office:value-type="float" office:value="2.00212683" calcext:value-type="float">
            <text:p>2,0021268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8658799" calcext:value-type="float">
            <text:p>0,18658799</text:p>
          </table:table-cell>
        </table:table-row>
        <table:table-row table:style-name="ro1">
          <table:table-cell office:value-type="float" office:value="1624627252.98568" calcext:value-type="float">
            <text:p>1624627252,98568</text:p>
          </table:table-cell>
          <table:table-cell table:formula="of:=ROUND([.A342]-[$menor.$A$1];1)" office:value-type="float" office:value="34" calcext:value-type="float">
            <text:p>34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0.02231" calcext:value-type="float">
            <text:p>0,02231</text:p>
          </table:table-cell>
          <table:table-cell office:value-type="float" office:value="1.82069" calcext:value-type="float">
            <text:p>1,82069</text:p>
          </table:table-cell>
          <table:table-cell office:value-type="float" office:value="0" calcext:value-type="float">
            <text:p>0</text:p>
          </table:table-cell>
          <table:table-cell office:value-type="float" office:value="0.00080545" calcext:value-type="float">
            <text:p>0,00080545</text:p>
          </table:table-cell>
          <table:table-cell office:value-type="float" office:value="2.00203629" calcext:value-type="float">
            <text:p>2,0020362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8454352" calcext:value-type="float">
            <text:p>0,18454352</text:p>
          </table:table-cell>
        </table:table-row>
        <table:table-row table:style-name="ro1">
          <table:table-cell office:value-type="float" office:value="1624627253.08589" calcext:value-type="float">
            <text:p>1624627253,08589</text:p>
          </table:table-cell>
          <table:table-cell table:formula="of:=ROUND([.A343]-[$menor.$A$1];1)" office:value-type="float" office:value="34.1" calcext:value-type="float">
            <text:p>34,1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0.02231" calcext:value-type="float">
            <text:p>0,02231</text:p>
          </table:table-cell>
          <table:table-cell office:value-type="float" office:value="1.82263" calcext:value-type="float">
            <text:p>1,82263</text:p>
          </table:table-cell>
          <table:table-cell office:value-type="float" office:value="0" calcext:value-type="float">
            <text:p>0</text:p>
          </table:table-cell>
          <table:table-cell office:value-type="float" office:value="0.00102984" calcext:value-type="float">
            <text:p>0,00102984</text:p>
          </table:table-cell>
          <table:table-cell office:value-type="float" office:value="2.00206379" calcext:value-type="float">
            <text:p>2,0020637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826179" calcext:value-type="float">
            <text:p>0,1826179</text:p>
          </table:table-cell>
        </table:table-row>
        <table:table-row table:style-name="ro1">
          <table:table-cell office:value-type="float" office:value="1624627253.18605" calcext:value-type="float">
            <text:p>1624627253,18605</text:p>
          </table:table-cell>
          <table:table-cell table:formula="of:=ROUND([.A344]-[$menor.$A$1];1)" office:value-type="float" office:value="34.2" calcext:value-type="float">
            <text:p>34,2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0.02231" calcext:value-type="float">
            <text:p>0,02231</text:p>
          </table:table-cell>
          <table:table-cell office:value-type="float" office:value="1.82457" calcext:value-type="float">
            <text:p>1,82457</text:p>
          </table:table-cell>
          <table:table-cell office:value-type="float" office:value="0" calcext:value-type="float">
            <text:p>0</text:p>
          </table:table-cell>
          <table:table-cell office:value-type="float" office:value="0.0012542" calcext:value-type="float">
            <text:p>0,0012542</text:p>
          </table:table-cell>
          <table:table-cell office:value-type="float" office:value="2.00209159" calcext:value-type="float">
            <text:p>2,0020915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8069258" calcext:value-type="float">
            <text:p>0,18069258</text:p>
          </table:table-cell>
        </table:table-row>
        <table:table-row table:style-name="ro1">
          <table:table-cell office:value-type="float" office:value="1624627253.28626" calcext:value-type="float">
            <text:p>1624627253,28626</text:p>
          </table:table-cell>
          <table:table-cell table:formula="of:=ROUND([.A345]-[$menor.$A$1];1)" office:value-type="float" office:value="34.3" calcext:value-type="float">
            <text:p>34,3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0.02134" calcext:value-type="float">
            <text:p>0,02134</text:p>
          </table:table-cell>
          <table:table-cell office:value-type="float" office:value="1.82554" calcext:value-type="float">
            <text:p>1,82554</text:p>
          </table:table-cell>
          <table:table-cell office:value-type="float" office:value="0" calcext:value-type="float">
            <text:p>0</text:p>
          </table:table-cell>
          <table:table-cell office:value-type="float" office:value="0.00147851" calcext:value-type="float">
            <text:p>0,00147851</text:p>
          </table:table-cell>
          <table:table-cell office:value-type="float" office:value="2.00211971" calcext:value-type="float">
            <text:p>2,0021197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7876759" calcext:value-type="float">
            <text:p>0,17876759</text:p>
          </table:table-cell>
        </table:table-row>
        <table:table-row table:style-name="ro1">
          <table:table-cell office:value-type="float" office:value="1624627253.38607" calcext:value-type="float">
            <text:p>1624627253,38607</text:p>
          </table:table-cell>
          <table:table-cell table:formula="of:=ROUND([.A346]-[$menor.$A$1];1)" office:value-type="float" office:value="34.4" calcext:value-type="float">
            <text:p>34,4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0.02134" calcext:value-type="float">
            <text:p>0,02134</text:p>
          </table:table-cell>
          <table:table-cell office:value-type="float" office:value="1.827965" calcext:value-type="float">
            <text:p>1,827965</text:p>
          </table:table-cell>
          <table:table-cell office:value-type="float" office:value="1" calcext:value-type="float">
            <text:p>1</text:p>
          </table:table-cell>
          <table:table-cell office:value-type="float" office:value="-0.00232938" calcext:value-type="float">
            <text:p>-0,00232938</text:p>
          </table:table-cell>
          <table:table-cell office:value-type="float" office:value="2.00079177" calcext:value-type="float">
            <text:p>2,00079177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17684293" calcext:value-type="float">
            <text:p>0,17684293</text:p>
          </table:table-cell>
        </table:table-row>
        <table:table-row table:style-name="ro1">
          <table:table-cell office:value-type="float" office:value="1624627253.4863" calcext:value-type="float">
            <text:p>1624627253,4863</text:p>
          </table:table-cell>
          <table:table-cell table:formula="of:=ROUND([.A347]-[$menor.$A$1];1)" office:value-type="float" office:value="34.5" calcext:value-type="float">
            <text:p>34,5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0.02134" calcext:value-type="float">
            <text:p>0,02134</text:p>
          </table:table-cell>
          <table:table-cell office:value-type="float" office:value="1.829905" calcext:value-type="float">
            <text:p>1,829905</text:p>
          </table:table-cell>
          <table:table-cell office:value-type="float" office:value="0" calcext:value-type="float">
            <text:p>0</text:p>
          </table:table-cell>
          <table:table-cell office:value-type="float" office:value="0.00085894" calcext:value-type="float">
            <text:p>0,00085894</text:p>
          </table:table-cell>
          <table:table-cell office:value-type="float" office:value="2.00252792" calcext:value-type="float">
            <text:p>2,0025279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7576031" calcext:value-type="float">
            <text:p>0,17576031</text:p>
          </table:table-cell>
        </table:table-row>
        <table:table-row table:style-name="ro1">
          <table:table-cell office:value-type="float" office:value="1624627253.58654" calcext:value-type="float">
            <text:p>1624627253,58654</text:p>
          </table:table-cell>
          <table:table-cell table:formula="of:=ROUND([.A348]-[$menor.$A$1];1)" office:value-type="float" office:value="34.6" calcext:value-type="float">
            <text:p>34,6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0.02134" calcext:value-type="float">
            <text:p>0,02134</text:p>
          </table:table-cell>
          <table:table-cell office:value-type="float" office:value="1.831845" calcext:value-type="float">
            <text:p>1,831845</text:p>
          </table:table-cell>
          <table:table-cell office:value-type="float" office:value="0" calcext:value-type="float">
            <text:p>0</text:p>
          </table:table-cell>
          <table:table-cell office:value-type="float" office:value="0.00113941" calcext:value-type="float">
            <text:p>0,00113941</text:p>
          </table:table-cell>
          <table:table-cell office:value-type="float" office:value="2.00207751" calcext:value-type="float">
            <text:p>2,0020775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7335351" calcext:value-type="float">
            <text:p>0,17335351</text:p>
          </table:table-cell>
        </table:table-row>
        <table:table-row table:style-name="ro1">
          <table:table-cell office:value-type="float" office:value="1624627253.68657" calcext:value-type="float">
            <text:p>1624627253,68657</text:p>
          </table:table-cell>
          <table:table-cell table:formula="of:=ROUND([.A349]-[$menor.$A$1];1)" office:value-type="float" office:value="34.7" calcext:value-type="float">
            <text:p>34,7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0.02037" calcext:value-type="float">
            <text:p>0,02037</text:p>
          </table:table-cell>
          <table:table-cell office:value-type="float" office:value="1.833785" calcext:value-type="float">
            <text:p>1,833785</text:p>
          </table:table-cell>
          <table:table-cell office:value-type="float" office:value="0" calcext:value-type="float">
            <text:p>0</text:p>
          </table:table-cell>
          <table:table-cell office:value-type="float" office:value="0.00136373" calcext:value-type="float">
            <text:p>0,00136373</text:p>
          </table:table-cell>
          <table:table-cell office:value-type="float" office:value="2.00210555" calcext:value-type="float">
            <text:p>2,0021055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7142843" calcext:value-type="float">
            <text:p>0,17142843</text:p>
          </table:table-cell>
        </table:table-row>
        <table:table-row table:style-name="ro1">
          <table:table-cell office:value-type="float" office:value="1624627253.78703" calcext:value-type="float">
            <text:p>1624627253,78703</text:p>
          </table:table-cell>
          <table:table-cell table:formula="of:=ROUND([.A350]-[$menor.$A$1];1)" office:value-type="float" office:value="34.8" calcext:value-type="float">
            <text:p>34,8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2037" calcext:value-type="float">
            <text:p>0,02037</text:p>
          </table:table-cell>
          <table:table-cell office:value-type="float" office:value="1.834755" calcext:value-type="float">
            <text:p>1,834755</text:p>
          </table:table-cell>
          <table:table-cell office:value-type="float" office:value="1" calcext:value-type="float">
            <text:p>1</text:p>
          </table:table-cell>
          <table:table-cell office:value-type="float" office:value="-0.00231707" calcext:value-type="float">
            <text:p>-0,00231707</text:p>
          </table:table-cell>
          <table:table-cell office:value-type="float" office:value="2.00176356" calcext:value-type="float">
            <text:p>2,00176356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16950369" calcext:value-type="float">
            <text:p>0,16950369</text:p>
          </table:table-cell>
        </table:table-row>
        <table:table-row table:style-name="ro1">
          <table:table-cell office:value-type="float" office:value="1624627253.88736" calcext:value-type="float">
            <text:p>1624627253,88736</text:p>
          </table:table-cell>
          <table:table-cell table:formula="of:=ROUND([.A351]-[$menor.$A$1];1)" office:value-type="float" office:value="34.9" calcext:value-type="float">
            <text:p>34,9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0.02037" calcext:value-type="float">
            <text:p>0,02037</text:p>
          </table:table-cell>
          <table:table-cell office:value-type="float" office:value="1.836695" calcext:value-type="float">
            <text:p>1,836695</text:p>
          </table:table-cell>
          <table:table-cell office:value-type="float" office:value="0" calcext:value-type="float">
            <text:p>0</text:p>
          </table:table-cell>
          <table:table-cell office:value-type="float" office:value="0.00085634" calcext:value-type="float">
            <text:p>0,00085634</text:p>
          </table:table-cell>
          <table:table-cell office:value-type="float" office:value="2.0010727" calcext:value-type="float">
            <text:p>2,001072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6745853" calcext:value-type="float">
            <text:p>0,16745853</text:p>
          </table:table-cell>
        </table:table-row>
        <table:table-row table:style-name="ro1">
          <table:table-cell office:value-type="float" office:value="1624627253.98663" calcext:value-type="float">
            <text:p>1624627253,98663</text:p>
          </table:table-cell>
          <table:table-cell table:formula="of:=ROUND([.A352]-[$menor.$A$1];1)" office:value-type="float" office:value="35" calcext:value-type="float">
            <text:p>35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0.02037" calcext:value-type="float">
            <text:p>0,02037</text:p>
          </table:table-cell>
          <table:table-cell office:value-type="float" office:value="1.838635" calcext:value-type="float">
            <text:p>1,838635</text:p>
          </table:table-cell>
          <table:table-cell office:value-type="float" office:value="0" calcext:value-type="float">
            <text:p>0</text:p>
          </table:table-cell>
          <table:table-cell office:value-type="float" office:value="0.00096852" calcext:value-type="float">
            <text:p>0,00096852</text:p>
          </table:table-cell>
          <table:table-cell office:value-type="float" office:value="2.00205651" calcext:value-type="float">
            <text:p>2,0020565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6649579" calcext:value-type="float">
            <text:p>0,16649579</text:p>
          </table:table-cell>
        </table:table-row>
        <table:table-row table:style-name="ro1">
          <table:table-cell office:value-type="float" office:value="1624627254.08691" calcext:value-type="float">
            <text:p>1624627254,08691</text:p>
          </table:table-cell>
          <table:table-cell table:formula="of:=ROUND([.A353]-[$menor.$A$1];1)" office:value-type="float" office:value="35.1" calcext:value-type="float">
            <text:p>35,1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0.02037" calcext:value-type="float">
            <text:p>0,02037</text:p>
          </table:table-cell>
          <table:table-cell office:value-type="float" office:value="1.840575" calcext:value-type="float">
            <text:p>1,840575</text:p>
          </table:table-cell>
          <table:table-cell office:value-type="float" office:value="0" calcext:value-type="float">
            <text:p>0</text:p>
          </table:table-cell>
          <table:table-cell office:value-type="float" office:value="0.00119287" calcext:value-type="float">
            <text:p>0,00119287</text:p>
          </table:table-cell>
          <table:table-cell office:value-type="float" office:value="2.00208437" calcext:value-type="float">
            <text:p>2,0020843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6457053" calcext:value-type="float">
            <text:p>0,16457053</text:p>
          </table:table-cell>
        </table:table-row>
        <table:table-row table:style-name="ro1">
          <table:table-cell office:value-type="float" office:value="1624627254.18718" calcext:value-type="float">
            <text:p>1624627254,18718</text:p>
          </table:table-cell>
          <table:table-cell table:formula="of:=ROUND([.A354]-[$menor.$A$1];1)" office:value-type="float" office:value="35.2" calcext:value-type="float">
            <text:p>35,2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194" calcext:value-type="float">
            <text:p>0,0194</text:p>
          </table:table-cell>
          <table:table-cell office:value-type="float" office:value="1.841545" calcext:value-type="float">
            <text:p>1,841545</text:p>
          </table:table-cell>
          <table:table-cell office:value-type="float" office:value="1" calcext:value-type="float">
            <text:p>1</text:p>
          </table:table-cell>
          <table:table-cell office:value-type="float" office:value="-0.00139916" calcext:value-type="float">
            <text:p>-0,00139916</text:p>
          </table:table-cell>
          <table:table-cell office:value-type="float" office:value="2.0017572" calcext:value-type="float">
            <text:p>2,0017572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16264562" calcext:value-type="float">
            <text:p>0,16264562</text:p>
          </table:table-cell>
        </table:table-row>
        <table:table-row table:style-name="ro1">
          <table:table-cell office:value-type="float" office:value="1624627254.2873" calcext:value-type="float">
            <text:p>1624627254,2873</text:p>
          </table:table-cell>
          <table:table-cell table:formula="of:=ROUND([.A355]-[$menor.$A$1];1)" office:value-type="float" office:value="35.3" calcext:value-type="float">
            <text:p>35,3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,0194</text:p>
          </table:table-cell>
          <table:table-cell office:value-type="float" office:value="1.84397" calcext:value-type="float">
            <text:p>1,84397</text:p>
          </table:table-cell>
          <table:table-cell office:value-type="float" office:value="1" calcext:value-type="float">
            <text:p>1</text:p>
          </table:table-cell>
          <table:table-cell office:value-type="float" office:value="-0.00211157" calcext:value-type="float">
            <text:p>-0,00211157</text:p>
          </table:table-cell>
          <table:table-cell office:value-type="float" office:value="2.00081999" calcext:value-type="float">
            <text:p>2,00081999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16072109" calcext:value-type="float">
            <text:p>0,16072109</text:p>
          </table:table-cell>
        </table:table-row>
        <table:table-row table:style-name="ro1">
          <table:table-cell office:value-type="float" office:value="1624627254.38754" calcext:value-type="float">
            <text:p>1624627254,38754</text:p>
          </table:table-cell>
          <table:table-cell table:formula="of:=ROUND([.A356]-[$menor.$A$1];1)" office:value-type="float" office:value="35.4" calcext:value-type="float">
            <text:p>35,4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,0194</text:p>
          </table:table-cell>
          <table:table-cell office:value-type="float" office:value="1.84591" calcext:value-type="float">
            <text:p>1,84591</text:p>
          </table:table-cell>
          <table:table-cell office:value-type="float" office:value="0" calcext:value-type="float">
            <text:p>0</text:p>
          </table:table-cell>
          <table:table-cell office:value-type="float" office:value="0.00079763" calcext:value-type="float">
            <text:p>0,00079763</text:p>
          </table:table-cell>
          <table:table-cell office:value-type="float" office:value="2.00252063" calcext:value-type="float">
            <text:p>2,0025206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5963818" calcext:value-type="float">
            <text:p>0,15963818</text:p>
          </table:table-cell>
        </table:table-row>
        <table:table-row table:style-name="ro1">
          <table:table-cell office:value-type="float" office:value="1624627254.48766" calcext:value-type="float">
            <text:p>1624627254,48766</text:p>
          </table:table-cell>
          <table:table-cell table:formula="of:=ROUND([.A357]-[$menor.$A$1];1)" office:value-type="float" office:value="35.5" calcext:value-type="float">
            <text:p>35,5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,0194</text:p>
          </table:table-cell>
          <table:table-cell office:value-type="float" office:value="1.84688" calcext:value-type="float">
            <text:p>1,84688</text:p>
          </table:table-cell>
          <table:table-cell office:value-type="float" office:value="0" calcext:value-type="float">
            <text:p>0</text:p>
          </table:table-cell>
          <table:table-cell office:value-type="float" office:value="0.00107809" calcext:value-type="float">
            <text:p>0,00107809</text:p>
          </table:table-cell>
          <table:table-cell office:value-type="float" office:value="2.00207026" calcext:value-type="float">
            <text:p>2,0020702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5723142" calcext:value-type="float">
            <text:p>0,15723142</text:p>
          </table:table-cell>
        </table:table-row>
        <table:table-row table:style-name="ro1">
          <table:table-cell office:value-type="float" office:value="1624627254.58794" calcext:value-type="float">
            <text:p>1624627254,58794</text:p>
          </table:table-cell>
          <table:table-cell table:formula="of:=ROUND([.A358]-[$menor.$A$1];1)" office:value-type="float" office:value="35.6" calcext:value-type="float">
            <text:p>35,6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1843" calcext:value-type="float">
            <text:p>0,01843</text:p>
          </table:table-cell>
          <table:table-cell office:value-type="float" office:value="1.84882" calcext:value-type="float">
            <text:p>1,84882</text:p>
          </table:table-cell>
          <table:table-cell office:value-type="float" office:value="0" calcext:value-type="float">
            <text:p>0</text:p>
          </table:table-cell>
          <table:table-cell office:value-type="float" office:value="0.0013024" calcext:value-type="float">
            <text:p>0,0013024</text:p>
          </table:table-cell>
          <table:table-cell office:value-type="float" office:value="2.00112838" calcext:value-type="float">
            <text:p>2,0011283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5530643" calcext:value-type="float">
            <text:p>0,15530643</text:p>
          </table:table-cell>
        </table:table-row>
        <table:table-row table:style-name="ro1">
          <table:table-cell office:value-type="float" office:value="1624627254.68818" calcext:value-type="float">
            <text:p>1624627254,68818</text:p>
          </table:table-cell>
          <table:table-cell table:formula="of:=ROUND([.A359]-[$menor.$A$1];1)" office:value-type="float" office:value="35.7" calcext:value-type="float">
            <text:p>35,7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1843" calcext:value-type="float">
            <text:p>0,01843</text:p>
          </table:table-cell>
          <table:table-cell office:value-type="float" office:value="1.84979" calcext:value-type="float">
            <text:p>1,84979</text:p>
          </table:table-cell>
          <table:table-cell office:value-type="float" office:value="1" calcext:value-type="float">
            <text:p>1</text:p>
          </table:table-cell>
          <table:table-cell office:value-type="float" office:value="-0.00125804" calcext:value-type="float">
            <text:p>-0,00125804</text:p>
          </table:table-cell>
          <table:table-cell office:value-type="float" office:value="1.99983536" calcext:value-type="float">
            <text:p>1,99983536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15434408" calcext:value-type="float">
            <text:p>0,15434408</text:p>
          </table:table-cell>
        </table:table-row>
        <table:table-row table:style-name="ro1">
          <table:table-cell office:value-type="float" office:value="1624627254.78857" calcext:value-type="float">
            <text:p>1624627254,78857</text:p>
          </table:table-cell>
          <table:table-cell table:formula="of:=ROUND([.A360]-[$menor.$A$1];1)" office:value-type="float" office:value="35.8" calcext:value-type="float">
            <text:p>35,8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0.01843" calcext:value-type="float">
            <text:p>0,01843</text:p>
          </table:table-cell>
          <table:table-cell office:value-type="float" office:value="1.85173" calcext:value-type="float">
            <text:p>1,85173</text:p>
          </table:table-cell>
          <table:table-cell office:value-type="float" office:value="1" calcext:value-type="float">
            <text:p>1</text:p>
          </table:table-cell>
          <table:table-cell office:value-type="float" office:value="-0.00222804" calcext:value-type="float">
            <text:p>-0,00222804</text:p>
          </table:table-cell>
          <table:table-cell office:value-type="float" office:value="2.00177536" calcext:value-type="float">
            <text:p>2,00177536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15434408" calcext:value-type="float">
            <text:p>0,15434408</text:p>
          </table:table-cell>
        </table:table-row>
        <table:table-row table:style-name="ro1">
          <table:table-cell office:value-type="float" office:value="1624627254.8888" calcext:value-type="float">
            <text:p>1624627254,8888</text:p>
          </table:table-cell>
          <table:table-cell table:formula="of:=ROUND([.A361]-[$menor.$A$1];1)" office:value-type="float" office:value="35.9" calcext:value-type="float">
            <text:p>35,9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0.01843" calcext:value-type="float">
            <text:p>0,01843</text:p>
          </table:table-cell>
          <table:table-cell office:value-type="float" office:value="1.85367" calcext:value-type="float">
            <text:p>1,85367</text:p>
          </table:table-cell>
          <table:table-cell office:value-type="float" office:value="0" calcext:value-type="float">
            <text:p>0</text:p>
          </table:table-cell>
          <table:table-cell office:value-type="float" office:value="0.00068282" calcext:value-type="float">
            <text:p>0,00068282</text:p>
          </table:table-cell>
          <table:table-cell office:value-type="float" office:value="2.00105168" calcext:value-type="float">
            <text:p>2,0010516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5229924" calcext:value-type="float">
            <text:p>0,15229924</text:p>
          </table:table-cell>
        </table:table-row>
        <table:table-row table:style-name="ro1">
          <table:table-cell office:value-type="float" office:value="1624627254.98942" calcext:value-type="float">
            <text:p>1624627254,98942</text:p>
          </table:table-cell>
          <table:table-cell table:formula="of:=ROUND([.A362]-[$menor.$A$1];1)" office:value-type="float" office:value="36" calcext:value-type="float">
            <text:p>36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0.01843" calcext:value-type="float">
            <text:p>0,01843</text:p>
          </table:table-cell>
          <table:table-cell office:value-type="float" office:value="1.85464" calcext:value-type="float">
            <text:p>1,85464</text:p>
          </table:table-cell>
          <table:table-cell office:value-type="float" office:value="0" calcext:value-type="float">
            <text:p>0</text:p>
          </table:table-cell>
          <table:table-cell office:value-type="float" office:value="0.00079502" calcext:value-type="float">
            <text:p>0,00079502</text:p>
          </table:table-cell>
          <table:table-cell office:value-type="float" office:value="2.00203542" calcext:value-type="float">
            <text:p>2,0020354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5133642" calcext:value-type="float">
            <text:p>0,15133642</text:p>
          </table:table-cell>
        </table:table-row>
        <table:table-row table:style-name="ro1">
          <table:table-cell office:value-type="float" office:value="1624627255.08869" calcext:value-type="float">
            <text:p>1624627255,08869</text:p>
          </table:table-cell>
          <table:table-cell table:formula="of:=ROUND([.A363]-[$menor.$A$1];1)" office:value-type="float" office:value="36.1" calcext:value-type="float">
            <text:p>36,1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1746" calcext:value-type="float">
            <text:p>0,01746</text:p>
          </table:table-cell>
          <table:table-cell office:value-type="float" office:value="1.85658" calcext:value-type="float">
            <text:p>1,85658</text:p>
          </table:table-cell>
          <table:table-cell office:value-type="float" office:value="0" calcext:value-type="float">
            <text:p>0</text:p>
          </table:table-cell>
          <table:table-cell office:value-type="float" office:value="0.00101938" calcext:value-type="float">
            <text:p>0,00101938</text:p>
          </table:table-cell>
          <table:table-cell office:value-type="float" office:value="2.00206316" calcext:value-type="float">
            <text:p>2,0020631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4941104" calcext:value-type="float">
            <text:p>0,14941104</text:p>
          </table:table-cell>
        </table:table-row>
        <table:table-row table:style-name="ro1">
          <table:table-cell office:value-type="float" office:value="1624627255.18902" calcext:value-type="float">
            <text:p>1624627255,18902</text:p>
          </table:table-cell>
          <table:table-cell table:formula="of:=ROUND([.A364]-[$menor.$A$1];1)" office:value-type="float" office:value="36.2" calcext:value-type="float">
            <text:p>36,2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1746" calcext:value-type="float">
            <text:p>0,01746</text:p>
          </table:table-cell>
          <table:table-cell office:value-type="float" office:value="1.85755" calcext:value-type="float">
            <text:p>1,85755</text:p>
          </table:table-cell>
          <table:table-cell office:value-type="float" office:value="0" calcext:value-type="float">
            <text:p>0</text:p>
          </table:table-cell>
          <table:table-cell office:value-type="float" office:value="0.0012437" calcext:value-type="float">
            <text:p>0,0012437</text:p>
          </table:table-cell>
          <table:table-cell office:value-type="float" office:value="2.00112128" calcext:value-type="float">
            <text:p>2,0011212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4748605" calcext:value-type="float">
            <text:p>0,14748605</text:p>
          </table:table-cell>
        </table:table-row>
        <table:table-row table:style-name="ro1">
          <table:table-cell office:value-type="float" office:value="1624627255.2893" calcext:value-type="float">
            <text:p>1624627255,2893</text:p>
          </table:table-cell>
          <table:table-cell table:formula="of:=ROUND([.A365]-[$menor.$A$1];1)" office:value-type="float" office:value="36.3" calcext:value-type="float">
            <text:p>36,3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0.01746" calcext:value-type="float">
            <text:p>0,01746</text:p>
          </table:table-cell>
          <table:table-cell office:value-type="float" office:value="1.859975" calcext:value-type="float">
            <text:p>1,859975</text:p>
          </table:table-cell>
          <table:table-cell office:value-type="float" office:value="1" calcext:value-type="float">
            <text:p>1</text:p>
          </table:table-cell>
          <table:table-cell office:value-type="float" office:value="-0.00215133" calcext:value-type="float">
            <text:p>-0,00215133</text:p>
          </table:table-cell>
          <table:table-cell office:value-type="float" office:value="2.00178534" calcext:value-type="float">
            <text:p>2,00178534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1465237" calcext:value-type="float">
            <text:p>0,1465237</text:p>
          </table:table-cell>
        </table:table-row>
        <table:table-row table:style-name="ro1">
          <table:table-cell office:value-type="float" office:value="1624627255.38915" calcext:value-type="float">
            <text:p>1624627255,38915</text:p>
          </table:table-cell>
          <table:table-cell table:formula="of:=ROUND([.A366]-[$menor.$A$1];1)" office:value-type="float" office:value="36.4" calcext:value-type="float">
            <text:p>36,4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0.01746" calcext:value-type="float">
            <text:p>0,01746</text:p>
          </table:table-cell>
          <table:table-cell office:value-type="float" office:value="1.860945" calcext:value-type="float">
            <text:p>1,860945</text:p>
          </table:table-cell>
          <table:table-cell office:value-type="float" office:value="0" calcext:value-type="float">
            <text:p>0</text:p>
          </table:table-cell>
          <table:table-cell office:value-type="float" office:value="-0.00200746" calcext:value-type="float">
            <text:p>-0,00200746</text:p>
          </table:table-cell>
          <table:table-cell office:value-type="float" office:value="2.00071133" calcext:value-type="float">
            <text:p>2,00071133</text:p>
          </table:table-cell>
          <table:table-cell office:value-type="float" office:value="97.74373506" calcext:value-type="float">
            <text:p>97,74373506</text:p>
          </table:table-cell>
          <table:table-cell office:value-type="float" office:value="0.14447889" calcext:value-type="float">
            <text:p>0,14447889</text:p>
          </table:table-cell>
        </table:table-row>
        <table:table-row table:style-name="ro1">
          <table:table-cell office:value-type="float" office:value="1624627255.48904" calcext:value-type="float">
            <text:p>1624627255,48904</text:p>
          </table:table-cell>
          <table:table-cell table:formula="of:=ROUND([.A367]-[$menor.$A$1];1)" office:value-type="float" office:value="36.5" calcext:value-type="float">
            <text:p>36,5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0.01746" calcext:value-type="float">
            <text:p>0,01746</text:p>
          </table:table-cell>
          <table:table-cell office:value-type="float" office:value="1.862885" calcext:value-type="float">
            <text:p>1,862885</text:p>
          </table:table-cell>
          <table:table-cell office:value-type="float" office:value="-1" calcext:value-type="float">
            <text:p>-1</text:p>
          </table:table-cell>
          <table:table-cell office:value-type="float" office:value="0.00060708" calcext:value-type="float">
            <text:p>0,00060708</text:p>
          </table:table-cell>
          <table:table-cell office:value-type="float" office:value="2.00249809" calcext:value-type="float">
            <text:p>2,00249809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14351603" calcext:value-type="float">
            <text:p>0,14351603</text:p>
          </table:table-cell>
        </table:table-row>
        <table:table-row table:style-name="ro1">
          <table:table-cell office:value-type="float" office:value="1624627255.58891" calcext:value-type="float">
            <text:p>1624627255,58891</text:p>
          </table:table-cell>
          <table:table-cell table:formula="of:=ROUND([.A368]-[$menor.$A$1];1)" office:value-type="float" office:value="36.6" calcext:value-type="float">
            <text:p>36,6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1.863855" calcext:value-type="float">
            <text:p>1,863855</text:p>
          </table:table-cell>
          <table:table-cell office:value-type="float" office:value="-1" calcext:value-type="float">
            <text:p>-1</text:p>
          </table:table-cell>
          <table:table-cell office:value-type="float" office:value="0.0008897" calcext:value-type="float">
            <text:p>0,0008897</text:p>
          </table:table-cell>
          <table:table-cell office:value-type="float" office:value="2.00107807" calcext:value-type="float">
            <text:p>2,00107807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14110936" calcext:value-type="float">
            <text:p>0,14110936</text:p>
          </table:table-cell>
        </table:table-row>
        <table:table-row table:style-name="ro1">
          <table:table-cell office:value-type="float" office:value="1624627255.68916" calcext:value-type="float">
            <text:p>1624627255,68916</text:p>
          </table:table-cell>
          <table:table-cell table:formula="of:=ROUND([.A369]-[$menor.$A$1];1)" office:value-type="float" office:value="36.7" calcext:value-type="float">
            <text:p>36,7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1.865795" calcext:value-type="float">
            <text:p>1,865795</text:p>
          </table:table-cell>
          <table:table-cell office:value-type="float" office:value="-1" calcext:value-type="float">
            <text:p>-1</text:p>
          </table:table-cell>
          <table:table-cell office:value-type="float" office:value="0.00100272" calcext:value-type="float">
            <text:p>0,00100272</text:p>
          </table:table-cell>
          <table:table-cell office:value-type="float" office:value="2.00206223" calcext:value-type="float">
            <text:p>2,00206223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14014687" calcext:value-type="float">
            <text:p>0,14014687</text:p>
          </table:table-cell>
        </table:table-row>
        <table:table-row table:style-name="ro1">
          <table:table-cell office:value-type="float" office:value="1624627255.78945" calcext:value-type="float">
            <text:p>1624627255,78945</text:p>
          </table:table-cell>
          <table:table-cell table:formula="of:=ROUND([.A370]-[$menor.$A$1];1)" office:value-type="float" office:value="36.8" calcext:value-type="float">
            <text:p>36,8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1.866765" calcext:value-type="float">
            <text:p>1,866765</text:p>
          </table:table-cell>
          <table:table-cell office:value-type="float" office:value="0" calcext:value-type="float">
            <text:p>0</text:p>
          </table:table-cell>
          <table:table-cell office:value-type="float" office:value="-0.00261941" calcext:value-type="float">
            <text:p>-0,00261941</text:p>
          </table:table-cell>
          <table:table-cell office:value-type="float" office:value="2.00081669" calcext:value-type="float">
            <text:p>2,00081669</text:p>
          </table:table-cell>
          <table:table-cell office:value-type="float" office:value="97.74373506" calcext:value-type="float">
            <text:p>97,74373506</text:p>
          </table:table-cell>
          <table:table-cell office:value-type="float" office:value="0.13822219" calcext:value-type="float">
            <text:p>0,13822219</text:p>
          </table:table-cell>
        </table:table-row>
        <table:table-row table:style-name="ro1">
          <table:table-cell office:value-type="float" office:value="1624627255.88866" calcext:value-type="float">
            <text:p>1624627255,88866</text:p>
          </table:table-cell>
          <table:table-cell table:formula="of:=ROUND([.A371]-[$menor.$A$1];1)" office:value-type="float" office:value="36.9" calcext:value-type="float">
            <text:p>36,9</text:p>
          </table:table-cell>
          <table:table-cell office:value-type="float" office:value="0.0135" calcext:value-type="float">
            <text:p>0,01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1.867735" calcext:value-type="float">
            <text:p>1,867735</text:p>
          </table:table-cell>
          <table:table-cell office:value-type="float" office:value="-1" calcext:value-type="float">
            <text:p>-1</text:p>
          </table:table-cell>
          <table:table-cell office:value-type="float" office:value="-0.00009244" calcext:value-type="float">
            <text:p>-9,244E-05</text:p>
          </table:table-cell>
          <table:table-cell office:value-type="float" office:value="2.0019291" calcext:value-type="float">
            <text:p>2,0019291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13708253" calcext:value-type="float">
            <text:p>0,13708253</text:p>
          </table:table-cell>
        </table:table-row>
        <table:table-row table:style-name="ro1">
          <table:table-cell office:value-type="float" office:value="1624627255.98879" calcext:value-type="float">
            <text:p>1624627255,98879</text:p>
          </table:table-cell>
          <table:table-cell table:formula="of:=ROUND([.A372]-[$menor.$A$1];1)" office:value-type="float" office:value="37" calcext:value-type="float">
            <text:p>37</text:p>
          </table:table-cell>
          <table:table-cell office:value-type="float" office:value="0.0135" calcext:value-type="float">
            <text:p>0,01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1.869675" calcext:value-type="float">
            <text:p>1,869675</text:p>
          </table:table-cell>
          <table:table-cell office:value-type="float" office:value="-1" calcext:value-type="float">
            <text:p>-1</text:p>
          </table:table-cell>
          <table:table-cell office:value-type="float" office:value="0.00013379" calcext:value-type="float">
            <text:p>0,00013379</text:p>
          </table:table-cell>
          <table:table-cell office:value-type="float" office:value="2.00098589" calcext:value-type="float">
            <text:p>2,00098589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13515599" calcext:value-type="float">
            <text:p>0,13515599</text:p>
          </table:table-cell>
        </table:table-row>
        <table:table-row table:style-name="ro1">
          <table:table-cell office:value-type="float" office:value="1624627256.08895" calcext:value-type="float">
            <text:p>1624627256,08895</text:p>
          </table:table-cell>
          <table:table-cell table:formula="of:=ROUND([.A373]-[$menor.$A$1];1)" office:value-type="float" office:value="37.1" calcext:value-type="float">
            <text:p>37,1</text:p>
          </table:table-cell>
          <table:table-cell office:value-type="float" office:value="0.0135" calcext:value-type="float">
            <text:p>0,01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1.870645" calcext:value-type="float">
            <text:p>1,870645</text:p>
          </table:table-cell>
          <table:table-cell office:value-type="float" office:value="-1" calcext:value-type="float">
            <text:p>-1</text:p>
          </table:table-cell>
          <table:table-cell office:value-type="float" office:value="0.00024689" calcext:value-type="float">
            <text:p>0,00024689</text:p>
          </table:table-cell>
          <table:table-cell office:value-type="float" office:value="2.00099943" calcext:value-type="float">
            <text:p>2,00099943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13419287" calcext:value-type="float">
            <text:p>0,13419287</text:p>
          </table:table-cell>
        </table:table-row>
        <table:table-row table:style-name="ro1">
          <table:table-cell office:value-type="float" office:value="1624627256.18917" calcext:value-type="float">
            <text:p>1624627256,18917</text:p>
          </table:table-cell>
          <table:table-cell table:formula="of:=ROUND([.A374]-[$menor.$A$1];1)" office:value-type="float" office:value="37.2" calcext:value-type="float">
            <text:p>37,2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0.015035" calcext:value-type="float">
            <text:p>0,015035</text:p>
          </table:table-cell>
          <table:table-cell office:value-type="float" office:value="1.872585" calcext:value-type="float">
            <text:p>1,872585</text:p>
          </table:table-cell>
          <table:table-cell office:value-type="float" office:value="-1" calcext:value-type="float">
            <text:p>-1</text:p>
          </table:table-cell>
          <table:table-cell office:value-type="float" office:value="0.00279166" calcext:value-type="float">
            <text:p>0,00279166</text:p>
          </table:table-cell>
          <table:table-cell office:value-type="float" office:value="2.00224799" calcext:value-type="float">
            <text:p>2,00224799</text:p>
          </table:table-cell>
          <table:table-cell office:value-type="float" office:value="95.69178455" calcext:value-type="float">
            <text:p>95,69178455</text:p>
          </table:table-cell>
          <table:table-cell office:value-type="float" office:value="0.13322984" calcext:value-type="float">
            <text:p>0,13322984</text:p>
          </table:table-cell>
        </table:table-row>
        <table:table-row table:style-name="ro1">
          <table:table-cell office:value-type="float" office:value="1624627256.28941" calcext:value-type="float">
            <text:p>1624627256,28941</text:p>
          </table:table-cell>
          <table:table-cell table:formula="of:=ROUND([.A375]-[$menor.$A$1];1)" office:value-type="float" office:value="37.3" calcext:value-type="float">
            <text:p>37,3</text:p>
          </table:table-cell>
          <table:table-cell office:value-type="float" office:value="0.0135" calcext:value-type="float">
            <text:p>0,01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15035" calcext:value-type="float">
            <text:p>0,015035</text:p>
          </table:table-cell>
          <table:table-cell office:value-type="float" office:value="1.873555" calcext:value-type="float">
            <text:p>1,873555</text:p>
          </table:table-cell>
          <table:table-cell office:value-type="float" office:value="0" calcext:value-type="float">
            <text:p>0</text:p>
          </table:table-cell>
          <table:table-cell office:value-type="float" office:value="0.00070435" calcext:value-type="float">
            <text:p>0,00070435</text:p>
          </table:table-cell>
          <table:table-cell office:value-type="float" office:value="2.00105457" calcext:value-type="float">
            <text:p>2,0010545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313041" calcext:value-type="float">
            <text:p>0,1313041</text:p>
          </table:table-cell>
        </table:table-row>
        <table:table-row table:style-name="ro1">
          <table:table-cell office:value-type="float" office:value="1624627256.38958" calcext:value-type="float">
            <text:p>1624627256,38958</text:p>
          </table:table-cell>
          <table:table-cell table:formula="of:=ROUND([.A376]-[$menor.$A$1];1)" office:value-type="float" office:value="37.4" calcext:value-type="float">
            <text:p>37,4</text:p>
          </table:table-cell>
          <table:table-cell office:value-type="float" office:value="0.0135" calcext:value-type="float">
            <text:p>0,01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15035" calcext:value-type="float">
            <text:p>0,015035</text:p>
          </table:table-cell>
          <table:table-cell office:value-type="float" office:value="1.874525" calcext:value-type="float">
            <text:p>1,874525</text:p>
          </table:table-cell>
          <table:table-cell office:value-type="float" office:value="0" calcext:value-type="float">
            <text:p>0</text:p>
          </table:table-cell>
          <table:table-cell office:value-type="float" office:value="-0.00015346" calcext:value-type="float">
            <text:p>-0,00015346</text:p>
          </table:table-cell>
          <table:table-cell office:value-type="float" office:value="2.00203841" calcext:value-type="float">
            <text:p>2,0020384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3034138" calcext:value-type="float">
            <text:p>0,13034138</text:p>
          </table:table-cell>
        </table:table-row>
        <table:table-row table:style-name="ro1">
          <table:table-cell office:value-type="float" office:value="1624627256.48978" calcext:value-type="float">
            <text:p>1624627256,48978</text:p>
          </table:table-cell>
          <table:table-cell table:formula="of:=ROUND([.A377]-[$menor.$A$1];1)" office:value-type="float" office:value="37.5" calcext:value-type="float">
            <text:p>37,5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15035" calcext:value-type="float">
            <text:p>0,015035</text:p>
          </table:table-cell>
          <table:table-cell office:value-type="float" office:value="1.87695" calcext:value-type="float">
            <text:p>1,87695</text:p>
          </table:table-cell>
          <table:table-cell office:value-type="float" office:value="0" calcext:value-type="float">
            <text:p>0</text:p>
          </table:table-cell>
          <table:table-cell office:value-type="float" office:value="0.00008453" calcext:value-type="float">
            <text:p>8,453E-05</text:p>
          </table:table-cell>
          <table:table-cell office:value-type="float" office:value="2.00097994" calcext:value-type="float">
            <text:p>2,0009799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28299" calcext:value-type="float">
            <text:p>0,128299</text:p>
          </table:table-cell>
        </table:table-row>
        <table:table-row table:style-name="ro1">
          <table:table-cell office:value-type="float" office:value="1624627256.59004" calcext:value-type="float">
            <text:p>1624627256,59004</text:p>
          </table:table-cell>
          <table:table-cell table:formula="of:=ROUND([.A378]-[$menor.$A$1];1)" office:value-type="float" office:value="37.6" calcext:value-type="float">
            <text:p>37,6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15035" calcext:value-type="float">
            <text:p>0,015035</text:p>
          </table:table-cell>
          <table:table-cell office:value-type="float" office:value="1.87792" calcext:value-type="float">
            <text:p>1,87792</text:p>
          </table:table-cell>
          <table:table-cell office:value-type="float" office:value="0" calcext:value-type="float">
            <text:p>0</text:p>
          </table:table-cell>
          <table:table-cell office:value-type="float" office:value="0.00019678" calcext:value-type="float">
            <text:p>0,00019678</text:p>
          </table:table-cell>
          <table:table-cell office:value-type="float" office:value="2.00099324" calcext:value-type="float">
            <text:p>2,0009932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2733573" calcext:value-type="float">
            <text:p>0,12733573</text:p>
          </table:table-cell>
        </table:table-row>
        <table:table-row table:style-name="ro1">
          <table:table-cell office:value-type="float" office:value="1624627256.69024" calcext:value-type="float">
            <text:p>1624627256,69024</text:p>
          </table:table-cell>
          <table:table-cell table:formula="of:=ROUND([.A379]-[$menor.$A$1];1)" office:value-type="float" office:value="37.7" calcext:value-type="float">
            <text:p>37,7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0.015035" calcext:value-type="float">
            <text:p>0,015035</text:p>
          </table:table-cell>
          <table:table-cell office:value-type="float" office:value="1.87889" calcext:value-type="float">
            <text:p>1,87889</text:p>
          </table:table-cell>
          <table:table-cell office:value-type="float" office:value="0" calcext:value-type="float">
            <text:p>0</text:p>
          </table:table-cell>
          <table:table-cell office:value-type="float" office:value="0.00030901" calcext:value-type="float">
            <text:p>0,00030901</text:p>
          </table:table-cell>
          <table:table-cell office:value-type="float" office:value="2.00246165" calcext:value-type="float">
            <text:p>2,0024616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2637258" calcext:value-type="float">
            <text:p>0,12637258</text:p>
          </table:table-cell>
        </table:table-row>
        <table:table-row table:style-name="ro1">
          <table:table-cell office:value-type="float" office:value="1624627256.79042" calcext:value-type="float">
            <text:p>1624627256,79042</text:p>
          </table:table-cell>
          <table:table-cell table:formula="of:=ROUND([.A380]-[$menor.$A$1];1)" office:value-type="float" office:value="37.8" calcext:value-type="float">
            <text:p>37,8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0.014065" calcext:value-type="float">
            <text:p>0,014065</text:p>
          </table:table-cell>
          <table:table-cell office:value-type="float" office:value="1.88083" calcext:value-type="float">
            <text:p>1,88083</text:p>
          </table:table-cell>
          <table:table-cell office:value-type="float" office:value="0" calcext:value-type="float">
            <text:p>0</text:p>
          </table:table-cell>
          <table:table-cell office:value-type="float" office:value="0.00058955" calcext:value-type="float">
            <text:p>0,00058955</text:p>
          </table:table-cell>
          <table:table-cell office:value-type="float" office:value="2.0010406" calcext:value-type="float">
            <text:p>2,001040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2396513" calcext:value-type="float">
            <text:p>0,12396513</text:p>
          </table:table-cell>
        </table:table-row>
        <table:table-row table:style-name="ro1">
          <table:table-cell office:value-type="float" office:value="1624627256.88969" calcext:value-type="float">
            <text:p>1624627256,88969</text:p>
          </table:table-cell>
          <table:table-cell table:formula="of:=ROUND([.A381]-[$menor.$A$1];1)" office:value-type="float" office:value="37.9" calcext:value-type="float">
            <text:p>37,9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0.014065" calcext:value-type="float">
            <text:p>0,014065</text:p>
          </table:table-cell>
          <table:table-cell office:value-type="float" office:value="1.8818" calcext:value-type="float">
            <text:p>1,8818</text:p>
          </table:table-cell>
          <table:table-cell office:value-type="float" office:value="0" calcext:value-type="float">
            <text:p>0</text:p>
          </table:table-cell>
          <table:table-cell office:value-type="float" office:value="0.00070174" calcext:value-type="float">
            <text:p>0,00070174</text:p>
          </table:table-cell>
          <table:table-cell office:value-type="float" office:value="2.00105438" calcext:value-type="float">
            <text:p>2,0010543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2300235" calcext:value-type="float">
            <text:p>0,12300235</text:p>
          </table:table-cell>
        </table:table-row>
        <table:table-row table:style-name="ro1">
          <table:table-cell office:value-type="float" office:value="1624627256.98989" calcext:value-type="float">
            <text:p>1624627256,98989</text:p>
          </table:table-cell>
          <table:table-cell table:formula="of:=ROUND([.A382]-[$menor.$A$1];1)" office:value-type="float" office:value="38" calcext:value-type="float">
            <text:p>38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0.014065" calcext:value-type="float">
            <text:p>0,014065</text:p>
          </table:table-cell>
          <table:table-cell office:value-type="float" office:value="1.88277" calcext:value-type="float">
            <text:p>1,88277</text:p>
          </table:table-cell>
          <table:table-cell office:value-type="float" office:value="0" calcext:value-type="float">
            <text:p>0</text:p>
          </table:table-cell>
          <table:table-cell office:value-type="float" office:value="-0.00015608" calcext:value-type="float">
            <text:p>-0,00015608</text:p>
          </table:table-cell>
          <table:table-cell office:value-type="float" office:value="2.00203826" calcext:value-type="float">
            <text:p>2,0020382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2203968" calcext:value-type="float">
            <text:p>0,12203968</text:p>
          </table:table-cell>
        </table:table-row>
        <table:table-row table:style-name="ro1">
          <table:table-cell office:value-type="float" office:value="1624627257.0901" calcext:value-type="float">
            <text:p>1624627257,0901</text:p>
          </table:table-cell>
          <table:table-cell table:formula="of:=ROUND([.A383]-[$menor.$A$1];1)" office:value-type="float" office:value="38.1" calcext:value-type="float">
            <text:p>38,1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0.014065" calcext:value-type="float">
            <text:p>0,014065</text:p>
          </table:table-cell>
          <table:table-cell office:value-type="float" office:value="1.88374" calcext:value-type="float">
            <text:p>1,88374</text:p>
          </table:table-cell>
          <table:table-cell office:value-type="float" office:value="0" calcext:value-type="float">
            <text:p>0</text:p>
          </table:table-cell>
          <table:table-cell office:value-type="float" office:value="0.00008193" calcext:value-type="float">
            <text:p>8,193E-05</text:p>
          </table:table-cell>
          <table:table-cell office:value-type="float" office:value="2.00097964" calcext:value-type="float">
            <text:p>2,0009796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1999714" calcext:value-type="float">
            <text:p>0,11999714</text:p>
          </table:table-cell>
        </table:table-row>
        <table:table-row table:style-name="ro1">
          <table:table-cell office:value-type="float" office:value="1624627257.19033" calcext:value-type="float">
            <text:p>1624627257,19033</text:p>
          </table:table-cell>
          <table:table-cell table:formula="of:=ROUND([.A384]-[$menor.$A$1];1)" office:value-type="float" office:value="38.2" calcext:value-type="float">
            <text:p>38,2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14065" calcext:value-type="float">
            <text:p>0,014065</text:p>
          </table:table-cell>
          <table:table-cell office:value-type="float" office:value="1.88568" calcext:value-type="float">
            <text:p>1,88568</text:p>
          </table:table-cell>
          <table:table-cell office:value-type="float" office:value="0" calcext:value-type="float">
            <text:p>0</text:p>
          </table:table-cell>
          <table:table-cell office:value-type="float" office:value="0.00019418" calcext:value-type="float">
            <text:p>0,00019418</text:p>
          </table:table-cell>
          <table:table-cell office:value-type="float" office:value="2.00099295" calcext:value-type="float">
            <text:p>2,0009929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1903388" calcext:value-type="float">
            <text:p>0,11903388</text:p>
          </table:table-cell>
        </table:table-row>
        <table:table-row table:style-name="ro1">
          <table:table-cell office:value-type="float" office:value="1624627257.29052" calcext:value-type="float">
            <text:p>1624627257,29052</text:p>
          </table:table-cell>
          <table:table-cell table:formula="of:=ROUND([.A385]-[$menor.$A$1];1)" office:value-type="float" office:value="38.3" calcext:value-type="float">
            <text:p>38,3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14065" calcext:value-type="float">
            <text:p>0,014065</text:p>
          </table:table-cell>
          <table:table-cell office:value-type="float" office:value="1.88665" calcext:value-type="float">
            <text:p>1,88665</text:p>
          </table:table-cell>
          <table:table-cell office:value-type="float" office:value="0" calcext:value-type="float">
            <text:p>0</text:p>
          </table:table-cell>
          <table:table-cell office:value-type="float" office:value="0.00030642" calcext:value-type="float">
            <text:p>0,00030642</text:p>
          </table:table-cell>
          <table:table-cell office:value-type="float" office:value="2.00100636" calcext:value-type="float">
            <text:p>2,0010063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1807073" calcext:value-type="float">
            <text:p>0,11807073</text:p>
          </table:table-cell>
        </table:table-row>
        <table:table-row table:style-name="ro1">
          <table:table-cell office:value-type="float" office:value="1624627257.39107" calcext:value-type="float">
            <text:p>1624627257,39107</text:p>
          </table:table-cell>
          <table:table-cell table:formula="of:=ROUND([.A386]-[$menor.$A$1];1)" office:value-type="float" office:value="38.4" calcext:value-type="float">
            <text:p>38,4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13095" calcext:value-type="float">
            <text:p>0,013095</text:p>
          </table:table-cell>
          <table:table-cell office:value-type="float" office:value="1.88762" calcext:value-type="float">
            <text:p>1,88762</text:p>
          </table:table-cell>
          <table:table-cell office:value-type="float" office:value="0" calcext:value-type="float">
            <text:p>0</text:p>
          </table:table-cell>
          <table:table-cell office:value-type="float" office:value="0.00041864" calcext:value-type="float">
            <text:p>0,00041864</text:p>
          </table:table-cell>
          <table:table-cell office:value-type="float" office:value="2.00198989" calcext:value-type="float">
            <text:p>2,0019898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171077" calcext:value-type="float">
            <text:p>0,1171077</text:p>
          </table:table-cell>
        </table:table-row>
        <table:table-row table:style-name="ro1">
          <table:table-cell office:value-type="float" office:value="1624627257.49138" calcext:value-type="float">
            <text:p>1624627257,49138</text:p>
          </table:table-cell>
          <table:table-cell table:formula="of:=ROUND([.A387]-[$menor.$A$1];1)" office:value-type="float" office:value="38.5" calcext:value-type="float">
            <text:p>38,5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13095" calcext:value-type="float">
            <text:p>0,013095</text:p>
          </table:table-cell>
          <table:table-cell office:value-type="float" office:value="1.88859" calcext:value-type="float">
            <text:p>1,88859</text:p>
          </table:table-cell>
          <table:table-cell office:value-type="float" office:value="0" calcext:value-type="float">
            <text:p>0</text:p>
          </table:table-cell>
          <table:table-cell office:value-type="float" office:value="0.00064304" calcext:value-type="float">
            <text:p>0,00064304</text:p>
          </table:table-cell>
          <table:table-cell office:value-type="float" office:value="2.00104728" calcext:value-type="float">
            <text:p>2,0010472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1518198" calcext:value-type="float">
            <text:p>0,11518198</text:p>
          </table:table-cell>
        </table:table-row>
        <table:table-row table:style-name="ro1">
          <table:table-cell office:value-type="float" office:value="1624627257.59107" calcext:value-type="float">
            <text:p>1624627257,59107</text:p>
          </table:table-cell>
          <table:table-cell table:formula="of:=ROUND([.A388]-[$menor.$A$1];1)" office:value-type="float" office:value="38.6" calcext:value-type="float">
            <text:p>38,6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13095" calcext:value-type="float">
            <text:p>0,013095</text:p>
          </table:table-cell>
          <table:table-cell office:value-type="float" office:value="1.88956" calcext:value-type="float">
            <text:p>1,88956</text:p>
          </table:table-cell>
          <table:table-cell office:value-type="float" office:value="0" calcext:value-type="float">
            <text:p>0</text:p>
          </table:table-cell>
          <table:table-cell office:value-type="float" office:value="-0.00021478" calcext:value-type="float">
            <text:p>-0,00021478</text:p>
          </table:table-cell>
          <table:table-cell office:value-type="float" office:value="2.00106116" calcext:value-type="float">
            <text:p>2,0010611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1421929" calcext:value-type="float">
            <text:p>0,11421929</text:p>
          </table:table-cell>
        </table:table-row>
        <table:table-row table:style-name="ro1">
          <table:table-cell office:value-type="float" office:value="1624627257.69134" calcext:value-type="float">
            <text:p>1624627257,69134</text:p>
          </table:table-cell>
          <table:table-cell table:formula="of:=ROUND([.A389]-[$menor.$A$1];1)" office:value-type="float" office:value="38.7" calcext:value-type="float">
            <text:p>38,7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13095" calcext:value-type="float">
            <text:p>0,013095</text:p>
          </table:table-cell>
          <table:table-cell office:value-type="float" office:value="1.891985" calcext:value-type="float">
            <text:p>1,891985</text:p>
          </table:table-cell>
          <table:table-cell office:value-type="float" office:value="0" calcext:value-type="float">
            <text:p>0</text:p>
          </table:table-cell>
          <table:table-cell office:value-type="float" office:value="-0.00008906" calcext:value-type="float">
            <text:p>-8,906E-05</text:p>
          </table:table-cell>
          <table:table-cell office:value-type="float" office:value="2.00095958" calcext:value-type="float">
            <text:p>2,0009595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1314037" calcext:value-type="float">
            <text:p>0,11314037</text:p>
          </table:table-cell>
        </table:table-row>
        <table:table-row table:style-name="ro1">
          <table:table-cell office:value-type="float" office:value="1624627257.79063" calcext:value-type="float">
            <text:p>1624627257,79063</text:p>
          </table:table-cell>
          <table:table-cell table:formula="of:=ROUND([.A390]-[$menor.$A$1];1)" office:value-type="float" office:value="38.8" calcext:value-type="float">
            <text:p>38,8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13095" calcext:value-type="float">
            <text:p>0,013095</text:p>
          </table:table-cell>
          <table:table-cell office:value-type="float" office:value="1.892955" calcext:value-type="float">
            <text:p>1,892955</text:p>
          </table:table-cell>
          <table:table-cell office:value-type="float" office:value="0" calcext:value-type="float">
            <text:p>0</text:p>
          </table:table-cell>
          <table:table-cell office:value-type="float" office:value="0.00002321" calcext:value-type="float">
            <text:p>2,321E-05</text:p>
          </table:table-cell>
          <table:table-cell office:value-type="float" office:value="2.00097273" calcext:value-type="float">
            <text:p>2,0009727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1217695" calcext:value-type="float">
            <text:p>0,11217695</text:p>
          </table:table-cell>
        </table:table-row>
        <table:table-row table:style-name="ro1">
          <table:table-cell office:value-type="float" office:value="1624627257.89082" calcext:value-type="float">
            <text:p>1624627257,89082</text:p>
          </table:table-cell>
          <table:table-cell table:formula="of:=ROUND([.A391]-[$menor.$A$1];1)" office:value-type="float" office:value="38.9" calcext:value-type="float">
            <text:p>38,9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13095" calcext:value-type="float">
            <text:p>0,013095</text:p>
          </table:table-cell>
          <table:table-cell office:value-type="float" office:value="1.893925" calcext:value-type="float">
            <text:p>1,893925</text:p>
          </table:table-cell>
          <table:table-cell office:value-type="float" office:value="0" calcext:value-type="float">
            <text:p>0</text:p>
          </table:table-cell>
          <table:table-cell office:value-type="float" office:value="0.00013546" calcext:value-type="float">
            <text:p>0,00013546</text:p>
          </table:table-cell>
          <table:table-cell office:value-type="float" office:value="2.00244097" calcext:value-type="float">
            <text:p>2,0024409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1121363" calcext:value-type="float">
            <text:p>0,11121363</text:p>
          </table:table-cell>
        </table:table-row>
        <table:table-row table:style-name="ro1">
          <table:table-cell office:value-type="float" office:value="1624627257.99104" calcext:value-type="float">
            <text:p>1624627257,99104</text:p>
          </table:table-cell>
          <table:table-cell table:formula="of:=ROUND([.A392]-[$menor.$A$1];1)" office:value-type="float" office:value="39" calcext:value-type="float">
            <text:p>39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0.013095" calcext:value-type="float">
            <text:p>0,013095</text:p>
          </table:table-cell>
          <table:table-cell office:value-type="float" office:value="1.894895" calcext:value-type="float">
            <text:p>1,894895</text:p>
          </table:table-cell>
          <table:table-cell office:value-type="float" office:value="0" calcext:value-type="float">
            <text:p>0</text:p>
          </table:table-cell>
          <table:table-cell office:value-type="float" office:value="0.00041603" calcext:value-type="float">
            <text:p>0,00041603</text:p>
          </table:table-cell>
          <table:table-cell office:value-type="float" office:value="2.00101963" calcext:value-type="float">
            <text:p>2,0010196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0880588" calcext:value-type="float">
            <text:p>0,10880588</text:p>
          </table:table-cell>
        </table:table-row>
        <table:table-row table:style-name="ro1">
          <table:table-cell office:value-type="float" office:value="1624627258.09126" calcext:value-type="float">
            <text:p>1624627258,09126</text:p>
          </table:table-cell>
          <table:table-cell table:formula="of:=ROUND([.A393]-[$menor.$A$1];1)" office:value-type="float" office:value="39.1" calcext:value-type="float">
            <text:p>39,1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0.012125" calcext:value-type="float">
            <text:p>0,012125</text:p>
          </table:table-cell>
          <table:table-cell office:value-type="float" office:value="1.895865" calcext:value-type="float">
            <text:p>1,895865</text:p>
          </table:table-cell>
          <table:table-cell office:value-type="float" office:value="0" calcext:value-type="float">
            <text:p>0</text:p>
          </table:table-cell>
          <table:table-cell office:value-type="float" office:value="0.00052824" calcext:value-type="float">
            <text:p>0,00052824</text:p>
          </table:table-cell>
          <table:table-cell office:value-type="float" office:value="2.00103329" calcext:value-type="float">
            <text:p>2,0010332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0784299" calcext:value-type="float">
            <text:p>0,10784299</text:p>
          </table:table-cell>
        </table:table-row>
        <table:table-row table:style-name="ro1">
          <table:table-cell office:value-type="float" office:value="1624627258.19154" calcext:value-type="float">
            <text:p>1624627258,19154</text:p>
          </table:table-cell>
          <table:table-cell table:formula="of:=ROUND([.A394]-[$menor.$A$1];1)" office:value-type="float" office:value="39.2" calcext:value-type="float">
            <text:p>39,2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0.012125" calcext:value-type="float">
            <text:p>0,012125</text:p>
          </table:table-cell>
          <table:table-cell office:value-type="float" office:value="1.896835" calcext:value-type="float">
            <text:p>1,896835</text:p>
          </table:table-cell>
          <table:table-cell office:value-type="float" office:value="0" calcext:value-type="float">
            <text:p>0</text:p>
          </table:table-cell>
          <table:table-cell office:value-type="float" office:value="0.00064043" calcext:value-type="float">
            <text:p>0,00064043</text:p>
          </table:table-cell>
          <table:table-cell office:value-type="float" office:value="2.0010471" calcext:value-type="float">
            <text:p>2,001047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0688023" calcext:value-type="float">
            <text:p>0,10688023</text:p>
          </table:table-cell>
        </table:table-row>
        <table:table-row table:style-name="ro1">
          <table:table-cell office:value-type="float" office:value="1624627258.2917" calcext:value-type="float">
            <text:p>1624627258,2917</text:p>
          </table:table-cell>
          <table:table-cell table:formula="of:=ROUND([.A395]-[$menor.$A$1];1)" office:value-type="float" office:value="39.3" calcext:value-type="float">
            <text:p>39,3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0.012125" calcext:value-type="float">
            <text:p>0,012125</text:p>
          </table:table-cell>
          <table:table-cell office:value-type="float" office:value="1.897805" calcext:value-type="float">
            <text:p>1,897805</text:p>
          </table:table-cell>
          <table:table-cell office:value-type="float" office:value="0" calcext:value-type="float">
            <text:p>0</text:p>
          </table:table-cell>
          <table:table-cell office:value-type="float" office:value="-0.0002174" calcext:value-type="float">
            <text:p>-0,0002174</text:p>
          </table:table-cell>
          <table:table-cell office:value-type="float" office:value="2.00106103" calcext:value-type="float">
            <text:p>2,0010610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0591761" calcext:value-type="float">
            <text:p>0,10591761</text:p>
          </table:table-cell>
        </table:table-row>
        <table:table-row table:style-name="ro1">
          <table:table-cell office:value-type="float" office:value="1624627258.39196" calcext:value-type="float">
            <text:p>1624627258,39196</text:p>
          </table:table-cell>
          <table:table-cell table:formula="of:=ROUND([.A396]-[$menor.$A$1];1)" office:value-type="float" office:value="39.4" calcext:value-type="float">
            <text:p>39,4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0.012125" calcext:value-type="float">
            <text:p>0,012125</text:p>
          </table:table-cell>
          <table:table-cell office:value-type="float" office:value="1.898775" calcext:value-type="float">
            <text:p>1,898775</text:p>
          </table:table-cell>
          <table:table-cell office:value-type="float" office:value="0" calcext:value-type="float">
            <text:p>0</text:p>
          </table:table-cell>
          <table:table-cell office:value-type="float" office:value="-0.00009166" calcext:value-type="float">
            <text:p>-9,166E-05</text:p>
          </table:table-cell>
          <table:table-cell office:value-type="float" office:value="2.00095929" calcext:value-type="float">
            <text:p>2,0009592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0483851" calcext:value-type="float">
            <text:p>0,10483851</text:p>
          </table:table-cell>
        </table:table-row>
        <table:table-row table:style-name="ro1">
          <table:table-cell office:value-type="float" office:value="1624627258.49217" calcext:value-type="float">
            <text:p>1624627258,49217</text:p>
          </table:table-cell>
          <table:table-cell table:formula="of:=ROUND([.A397]-[$menor.$A$1];1)" office:value-type="float" office:value="39.5" calcext:value-type="float">
            <text:p>39,5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0.012125" calcext:value-type="float">
            <text:p>0,012125</text:p>
          </table:table-cell>
          <table:table-cell office:value-type="float" office:value="1.899745" calcext:value-type="float">
            <text:p>1,899745</text:p>
          </table:table-cell>
          <table:table-cell office:value-type="float" office:value="0" calcext:value-type="float">
            <text:p>0</text:p>
          </table:table-cell>
          <table:table-cell office:value-type="float" office:value="0.00002061" calcext:value-type="float">
            <text:p>2,061E-05</text:p>
          </table:table-cell>
          <table:table-cell office:value-type="float" office:value="2.00097242" calcext:value-type="float">
            <text:p>2,0009724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0387509" calcext:value-type="float">
            <text:p>0,10387509</text:p>
          </table:table-cell>
        </table:table-row>
        <table:table-row table:style-name="ro1">
          <table:table-cell office:value-type="float" office:value="1624627258.59246" calcext:value-type="float">
            <text:p>1624627258,59246</text:p>
          </table:table-cell>
          <table:table-cell table:formula="of:=ROUND([.A398]-[$menor.$A$1];1)" office:value-type="float" office:value="39.6" calcext:value-type="float">
            <text:p>39,6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0.012125" calcext:value-type="float">
            <text:p>0,012125</text:p>
          </table:table-cell>
          <table:table-cell office:value-type="float" office:value="1.901685" calcext:value-type="float">
            <text:p>1,901685</text:p>
          </table:table-cell>
          <table:table-cell office:value-type="float" office:value="0" calcext:value-type="float">
            <text:p>0</text:p>
          </table:table-cell>
          <table:table-cell office:value-type="float" office:value="0.00013286" calcext:value-type="float">
            <text:p>0,00013286</text:p>
          </table:table-cell>
          <table:table-cell office:value-type="float" office:value="2.00098568" calcext:value-type="float">
            <text:p>2,0009856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0291178" calcext:value-type="float">
            <text:p>0,10291178</text:p>
          </table:table-cell>
        </table:table-row>
        <table:table-row table:style-name="ro1">
          <table:table-cell office:value-type="float" office:value="1624627258.69173" calcext:value-type="float">
            <text:p>1624627258,69173</text:p>
          </table:table-cell>
          <table:table-cell table:formula="of:=ROUND([.A399]-[$menor.$A$1];1)" office:value-type="float" office:value="39.7" calcext:value-type="float">
            <text:p>39,7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0.012125" calcext:value-type="float">
            <text:p>0,012125</text:p>
          </table:table-cell>
          <table:table-cell office:value-type="float" office:value="1.902655" calcext:value-type="float">
            <text:p>1,902655</text:p>
          </table:table-cell>
          <table:table-cell office:value-type="float" office:value="0" calcext:value-type="float">
            <text:p>0</text:p>
          </table:table-cell>
          <table:table-cell office:value-type="float" office:value="0.0002451" calcext:value-type="float">
            <text:p>0,0002451</text:p>
          </table:table-cell>
          <table:table-cell office:value-type="float" office:value="2.00099906" calcext:value-type="float">
            <text:p>2,0009990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019486" calcext:value-type="float">
            <text:p>0,1019486</text:p>
          </table:table-cell>
        </table:table-row>
        <table:table-row table:style-name="ro1">
          <table:table-cell office:value-type="float" office:value="1624627258.79196" calcext:value-type="float">
            <text:p>1624627258,79196</text:p>
          </table:table-cell>
          <table:table-cell table:formula="of:=ROUND([.A400]-[$menor.$A$1];1)" office:value-type="float" office:value="39.8" calcext:value-type="float">
            <text:p>39,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2125" calcext:value-type="float">
            <text:p>0,012125</text:p>
          </table:table-cell>
          <table:table-cell office:value-type="float" office:value="1.903625" calcext:value-type="float">
            <text:p>1,903625</text:p>
          </table:table-cell>
          <table:table-cell office:value-type="float" office:value="0" calcext:value-type="float">
            <text:p>0</text:p>
          </table:table-cell>
          <table:table-cell office:value-type="float" office:value="0.00035732" calcext:value-type="float">
            <text:p>0,00035732</text:p>
          </table:table-cell>
          <table:table-cell office:value-type="float" office:value="2.00198257" calcext:value-type="float">
            <text:p>2,0019825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10098555" calcext:value-type="float">
            <text:p>0,10098555</text:p>
          </table:table-cell>
        </table:table-row>
        <table:table-row table:style-name="ro1">
          <table:table-cell office:value-type="float" office:value="1624627258.89218" calcext:value-type="float">
            <text:p>1624627258,89218</text:p>
          </table:table-cell>
          <table:table-cell table:formula="of:=ROUND([.A401]-[$menor.$A$1];1)" office:value-type="float" office:value="39.9" calcext:value-type="float">
            <text:p>39,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1155" calcext:value-type="float">
            <text:p>0,011155</text:p>
          </table:table-cell>
          <table:table-cell office:value-type="float" office:value="1.904595" calcext:value-type="float">
            <text:p>1,904595</text:p>
          </table:table-cell>
          <table:table-cell office:value-type="float" office:value="0" calcext:value-type="float">
            <text:p>0</text:p>
          </table:table-cell>
          <table:table-cell office:value-type="float" office:value="0.00058172" calcext:value-type="float">
            <text:p>0,00058172</text:p>
          </table:table-cell>
          <table:table-cell office:value-type="float" office:value="2.00104" calcext:value-type="float">
            <text:p>2,0010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9905986" calcext:value-type="float">
            <text:p>0,09905986</text:p>
          </table:table-cell>
        </table:table-row>
        <table:table-row table:style-name="ro1">
          <table:table-cell office:value-type="float" office:value="1624627258.99239" calcext:value-type="float">
            <text:p>1624627258,99239</text:p>
          </table:table-cell>
          <table:table-cell table:formula="of:=ROUND([.A402]-[$menor.$A$1];1)" office:value-type="float" office:value="40" calcext:value-type="float">
            <text:p>4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1155" calcext:value-type="float">
            <text:p>0,011155</text:p>
          </table:table-cell>
          <table:table-cell office:value-type="float" office:value="1.905565" calcext:value-type="float">
            <text:p>1,905565</text:p>
          </table:table-cell>
          <table:table-cell office:value-type="float" office:value="0" calcext:value-type="float">
            <text:p>0</text:p>
          </table:table-cell>
          <table:table-cell office:value-type="float" office:value="0.00069389" calcext:value-type="float">
            <text:p>0,00069389</text:p>
          </table:table-cell>
          <table:table-cell office:value-type="float" office:value="2.00105392" calcext:value-type="float">
            <text:p>2,0010539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9809722" calcext:value-type="float">
            <text:p>0,09809722</text:p>
          </table:table-cell>
        </table:table-row>
        <table:table-row table:style-name="ro1">
          <table:table-cell office:value-type="float" office:value="1624627259.09262" calcext:value-type="float">
            <text:p>1624627259,09262</text:p>
          </table:table-cell>
          <table:table-cell table:formula="of:=ROUND([.A403]-[$menor.$A$1];1)" office:value-type="float" office:value="40.1" calcext:value-type="float">
            <text:p>4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1155" calcext:value-type="float">
            <text:p>0,011155</text:p>
          </table:table-cell>
          <table:table-cell office:value-type="float" office:value="1.906535" calcext:value-type="float">
            <text:p>1,906535</text:p>
          </table:table-cell>
          <table:table-cell office:value-type="float" office:value="0" calcext:value-type="float">
            <text:p>0</text:p>
          </table:table-cell>
          <table:table-cell office:value-type="float" office:value="-0.00016395" calcext:value-type="float">
            <text:p>-0,00016395</text:p>
          </table:table-cell>
          <table:table-cell office:value-type="float" office:value="2.00106799" calcext:value-type="float">
            <text:p>2,0010679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9713473" calcext:value-type="float">
            <text:p>0,09713473</text:p>
          </table:table-cell>
        </table:table-row>
        <table:table-row table:style-name="ro1">
          <table:table-cell office:value-type="float" office:value="1624627259.19281" calcext:value-type="float">
            <text:p>1624627259,19281</text:p>
          </table:table-cell>
          <table:table-cell table:formula="of:=ROUND([.A404]-[$menor.$A$1];1)" office:value-type="float" office:value="40.2" calcext:value-type="float">
            <text:p>40,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1155" calcext:value-type="float">
            <text:p>0,011155</text:p>
          </table:table-cell>
          <table:table-cell office:value-type="float" office:value="1.90799" calcext:value-type="float">
            <text:p>1,90799</text:p>
          </table:table-cell>
          <table:table-cell office:value-type="float" office:value="0" calcext:value-type="float">
            <text:p>0</text:p>
          </table:table-cell>
          <table:table-cell office:value-type="float" office:value="-0.00003812" calcext:value-type="float">
            <text:p>-3,812E-05</text:p>
          </table:table-cell>
          <table:table-cell office:value-type="float" office:value="2.00096553" calcext:value-type="float">
            <text:p>2,0009655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9605492" calcext:value-type="float">
            <text:p>0,09605492</text:p>
          </table:table-cell>
        </table:table-row>
        <table:table-row table:style-name="ro1">
          <table:table-cell office:value-type="float" office:value="1624627259.29296" calcext:value-type="float">
            <text:p>1624627259,29296</text:p>
          </table:table-cell>
          <table:table-cell table:formula="of:=ROUND([.A405]-[$menor.$A$1];1)" office:value-type="float" office:value="40.3" calcext:value-type="float">
            <text:p>40,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1155" calcext:value-type="float">
            <text:p>0,011155</text:p>
          </table:table-cell>
          <table:table-cell office:value-type="float" office:value="1.90896" calcext:value-type="float">
            <text:p>1,90896</text:p>
          </table:table-cell>
          <table:table-cell office:value-type="float" office:value="0" calcext:value-type="float">
            <text:p>0</text:p>
          </table:table-cell>
          <table:table-cell office:value-type="float" office:value="0.00007414" calcext:value-type="float">
            <text:p>7,414E-05</text:p>
          </table:table-cell>
          <table:table-cell office:value-type="float" office:value="2.00097873" calcext:value-type="float">
            <text:p>2,0009787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9509155" calcext:value-type="float">
            <text:p>0,09509155</text:p>
          </table:table-cell>
        </table:table-row>
        <table:table-row table:style-name="ro1">
          <table:table-cell office:value-type="float" office:value="1624627259.39308" calcext:value-type="float">
            <text:p>1624627259,39308</text:p>
          </table:table-cell>
          <table:table-cell table:formula="of:=ROUND([.A406]-[$menor.$A$1];1)" office:value-type="float" office:value="40.4" calcext:value-type="float">
            <text:p>40,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1155" calcext:value-type="float">
            <text:p>0,011155</text:p>
          </table:table-cell>
          <table:table-cell office:value-type="float" office:value="1.90993" calcext:value-type="float">
            <text:p>1,90993</text:p>
          </table:table-cell>
          <table:table-cell office:value-type="float" office:value="0" calcext:value-type="float">
            <text:p>0</text:p>
          </table:table-cell>
          <table:table-cell office:value-type="float" office:value="0.00018638" calcext:value-type="float">
            <text:p>0,00018638</text:p>
          </table:table-cell>
          <table:table-cell office:value-type="float" office:value="2.00147706" calcext:value-type="float">
            <text:p>2,0014770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9412832" calcext:value-type="float">
            <text:p>0,09412832</text:p>
          </table:table-cell>
        </table:table-row>
        <table:table-row table:style-name="ro1">
          <table:table-cell office:value-type="float" office:value="1624627259.49334" calcext:value-type="float">
            <text:p>1624627259,49334</text:p>
          </table:table-cell>
          <table:table-cell table:formula="of:=ROUND([.A407]-[$menor.$A$1];1)" office:value-type="float" office:value="40.5" calcext:value-type="float">
            <text:p>40,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1155" calcext:value-type="float">
            <text:p>0,011155</text:p>
          </table:table-cell>
          <table:table-cell office:value-type="float" office:value="1.9109" calcext:value-type="float">
            <text:p>1,9109</text:p>
          </table:table-cell>
          <table:table-cell office:value-type="float" office:value="0" calcext:value-type="float">
            <text:p>0</text:p>
          </table:table-cell>
          <table:table-cell office:value-type="float" office:value="0.00035472" calcext:value-type="float">
            <text:p>0,00035472</text:p>
          </table:table-cell>
          <table:table-cell office:value-type="float" office:value="2.00101231" calcext:value-type="float">
            <text:p>2,0010123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9268373" calcext:value-type="float">
            <text:p>0,09268373</text:p>
          </table:table-cell>
        </table:table-row>
        <table:table-row table:style-name="ro1">
          <table:table-cell office:value-type="float" office:value="1624627259.59353" calcext:value-type="float">
            <text:p>1624627259,59353</text:p>
          </table:table-cell>
          <table:table-cell table:formula="of:=ROUND([.A408]-[$menor.$A$1];1)" office:value-type="float" office:value="40.6" calcext:value-type="float">
            <text:p>4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1155" calcext:value-type="float">
            <text:p>0,011155</text:p>
          </table:table-cell>
          <table:table-cell office:value-type="float" office:value="1.91187" calcext:value-type="float">
            <text:p>1,91187</text:p>
          </table:table-cell>
          <table:table-cell office:value-type="float" office:value="0" calcext:value-type="float">
            <text:p>0</text:p>
          </table:table-cell>
          <table:table-cell office:value-type="float" office:value="0.00046692" calcext:value-type="float">
            <text:p>0,00046692</text:p>
          </table:table-cell>
          <table:table-cell office:value-type="float" office:value="2.001026" calcext:value-type="float">
            <text:p>2,00102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9172086" calcext:value-type="float">
            <text:p>0,09172086</text:p>
          </table:table-cell>
        </table:table-row>
        <table:table-row table:style-name="ro1">
          <table:table-cell office:value-type="float" office:value="1624627259.69429" calcext:value-type="float">
            <text:p>1624627259,69429</text:p>
          </table:table-cell>
          <table:table-cell table:formula="of:=ROUND([.A409]-[$menor.$A$1];1)" office:value-type="float" office:value="40.7" calcext:value-type="float">
            <text:p>40,7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0.010185" calcext:value-type="float">
            <text:p>0,010185</text:p>
          </table:table-cell>
          <table:table-cell office:value-type="float" office:value="1.91187" calcext:value-type="float">
            <text:p>1,91187</text:p>
          </table:table-cell>
          <table:table-cell office:value-type="float" office:value="0" calcext:value-type="float">
            <text:p>0</text:p>
          </table:table-cell>
          <table:table-cell office:value-type="float" office:value="0.00057911" calcext:value-type="float">
            <text:p>0,00057911</text:p>
          </table:table-cell>
          <table:table-cell office:value-type="float" office:value="2.00103984" calcext:value-type="float">
            <text:p>2,0010398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9075814" calcext:value-type="float">
            <text:p>0,09075814</text:p>
          </table:table-cell>
        </table:table-row>
        <table:table-row table:style-name="ro1">
          <table:table-cell office:value-type="float" office:value="1624627259.79457" calcext:value-type="float">
            <text:p>1624627259,79457</text:p>
          </table:table-cell>
          <table:table-cell table:formula="of:=ROUND([.A410]-[$menor.$A$1];1)" office:value-type="float" office:value="40.8" calcext:value-type="float">
            <text:p>40,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0.010185" calcext:value-type="float">
            <text:p>0,010185</text:p>
          </table:table-cell>
          <table:table-cell office:value-type="float" office:value="1.91284" calcext:value-type="float">
            <text:p>1,91284</text:p>
          </table:table-cell>
          <table:table-cell office:value-type="float" office:value="0" calcext:value-type="float">
            <text:p>0</text:p>
          </table:table-cell>
          <table:table-cell office:value-type="float" office:value="0.00069127" calcext:value-type="float">
            <text:p>0,00069127</text:p>
          </table:table-cell>
          <table:table-cell office:value-type="float" office:value="2.00105382" calcext:value-type="float">
            <text:p>2,0010538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8979557" calcext:value-type="float">
            <text:p>0,08979557</text:p>
          </table:table-cell>
        </table:table-row>
        <table:table-row table:style-name="ro1">
          <table:table-cell office:value-type="float" office:value="1624627259.89535" calcext:value-type="float">
            <text:p>1624627259,89535</text:p>
          </table:table-cell>
          <table:table-cell table:formula="of:=ROUND([.A411]-[$menor.$A$1];1)" office:value-type="float" office:value="40.9" calcext:value-type="float">
            <text:p>40,9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0.010185" calcext:value-type="float">
            <text:p>0,010185</text:p>
          </table:table-cell>
          <table:table-cell office:value-type="float" office:value="1.91381" calcext:value-type="float">
            <text:p>1,91381</text:p>
          </table:table-cell>
          <table:table-cell office:value-type="float" office:value="1" calcext:value-type="float">
            <text:p>1</text:p>
          </table:table-cell>
          <table:table-cell office:value-type="float" office:value="-0.00170479" calcext:value-type="float">
            <text:p>-0,00170479</text:p>
          </table:table-cell>
          <table:table-cell office:value-type="float" office:value="1.99990388" calcext:value-type="float">
            <text:p>1,99990388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8883316" calcext:value-type="float">
            <text:p>0,08883316</text:p>
          </table:table-cell>
        </table:table-row>
        <table:table-row table:style-name="ro1">
          <table:table-cell office:value-type="float" office:value="1624627259.99476" calcext:value-type="float">
            <text:p>1624627259,99476</text:p>
          </table:table-cell>
          <table:table-cell table:formula="of:=ROUND([.A412]-[$menor.$A$1];1)" office:value-type="float" office:value="41" calcext:value-type="float">
            <text:p>41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0.010185" calcext:value-type="float">
            <text:p>0,010185</text:p>
          </table:table-cell>
          <table:table-cell office:value-type="float" office:value="1.91478" calcext:value-type="float">
            <text:p>1,91478</text:p>
          </table:table-cell>
          <table:table-cell office:value-type="float" office:value="0" calcext:value-type="float">
            <text:p>0</text:p>
          </table:table-cell>
          <table:table-cell office:value-type="float" office:value="-0.00015299" calcext:value-type="float">
            <text:p>-0,00015299</text:p>
          </table:table-cell>
          <table:table-cell office:value-type="float" office:value="2.00095218" calcext:value-type="float">
            <text:p>2,0009521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8871657" calcext:value-type="float">
            <text:p>0,08871657</text:p>
          </table:table-cell>
        </table:table-row>
        <table:table-row table:style-name="ro1">
          <table:table-cell office:value-type="float" office:value="1624627260.09506" calcext:value-type="float">
            <text:p>1624627260,09506</text:p>
          </table:table-cell>
          <table:table-cell table:formula="of:=ROUND([.A413]-[$menor.$A$1];1)" office:value-type="float" office:value="41.1" calcext:value-type="float">
            <text:p>41,1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0.010185" calcext:value-type="float">
            <text:p>0,010185</text:p>
          </table:table-cell>
          <table:table-cell office:value-type="float" office:value="1.91575" calcext:value-type="float">
            <text:p>1,91575</text:p>
          </table:table-cell>
          <table:table-cell office:value-type="float" office:value="0" calcext:value-type="float">
            <text:p>0</text:p>
          </table:table-cell>
          <table:table-cell office:value-type="float" office:value="-0.00004072" calcext:value-type="float">
            <text:p>-4,072E-05</text:p>
          </table:table-cell>
          <table:table-cell office:value-type="float" office:value="2.00096524" calcext:value-type="float">
            <text:p>2,0009652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8775306" calcext:value-type="float">
            <text:p>0,08775306</text:p>
          </table:table-cell>
        </table:table-row>
        <table:table-row table:style-name="ro1">
          <table:table-cell office:value-type="float" office:value="1624627260.19541" calcext:value-type="float">
            <text:p>1624627260,19541</text:p>
          </table:table-cell>
          <table:table-cell table:formula="of:=ROUND([.A414]-[$menor.$A$1];1)" office:value-type="float" office:value="41.2" calcext:value-type="float">
            <text:p>41,2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10185" calcext:value-type="float">
            <text:p>0,010185</text:p>
          </table:table-cell>
          <table:table-cell office:value-type="float" office:value="1.91672" calcext:value-type="float">
            <text:p>1,91672</text:p>
          </table:table-cell>
          <table:table-cell office:value-type="float" office:value="0" calcext:value-type="float">
            <text:p>0</text:p>
          </table:table-cell>
          <table:table-cell office:value-type="float" office:value="0.00007154" calcext:value-type="float">
            <text:p>7,154E-05</text:p>
          </table:table-cell>
          <table:table-cell office:value-type="float" office:value="2.00097842" calcext:value-type="float">
            <text:p>2,0009784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8678969" calcext:value-type="float">
            <text:p>0,08678969</text:p>
          </table:table-cell>
        </table:table-row>
        <table:table-row table:style-name="ro1">
          <table:table-cell office:value-type="float" office:value="1624627260.29485" calcext:value-type="float">
            <text:p>1624627260,29485</text:p>
          </table:table-cell>
          <table:table-cell table:formula="of:=ROUND([.A415]-[$menor.$A$1];1)" office:value-type="float" office:value="41.3" calcext:value-type="float">
            <text:p>41,3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0.010185" calcext:value-type="float">
            <text:p>0,010185</text:p>
          </table:table-cell>
          <table:table-cell office:value-type="float" office:value="1.91769" calcext:value-type="float">
            <text:p>1,91769</text:p>
          </table:table-cell>
          <table:table-cell office:value-type="float" office:value="0" calcext:value-type="float">
            <text:p>0</text:p>
          </table:table-cell>
          <table:table-cell office:value-type="float" office:value="0.00018378" calcext:value-type="float">
            <text:p>0,00018378</text:p>
          </table:table-cell>
          <table:table-cell office:value-type="float" office:value="2.00099177" calcext:value-type="float">
            <text:p>2,0009917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8582647" calcext:value-type="float">
            <text:p>0,08582647</text:p>
          </table:table-cell>
        </table:table-row>
        <table:table-row table:style-name="ro1">
          <table:table-cell office:value-type="float" office:value="1624627260.39512" calcext:value-type="float">
            <text:p>1624627260,39512</text:p>
          </table:table-cell>
          <table:table-cell table:formula="of:=ROUND([.A416]-[$menor.$A$1];1)" office:value-type="float" office:value="41.4" calcext:value-type="float">
            <text:p>41,4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0.010185" calcext:value-type="float">
            <text:p>0,010185</text:p>
          </table:table-cell>
          <table:table-cell office:value-type="float" office:value="1.91866" calcext:value-type="float">
            <text:p>1,91866</text:p>
          </table:table-cell>
          <table:table-cell office:value-type="float" office:value="0" calcext:value-type="float">
            <text:p>0</text:p>
          </table:table-cell>
          <table:table-cell office:value-type="float" office:value="0.00029601" calcext:value-type="float">
            <text:p>0,00029601</text:p>
          </table:table-cell>
          <table:table-cell office:value-type="float" office:value="2.00100526" calcext:value-type="float">
            <text:p>2,0010052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848634" calcext:value-type="float">
            <text:p>0,0848634</text:p>
          </table:table-cell>
        </table:table-row>
        <table:table-row table:style-name="ro1">
          <table:table-cell office:value-type="float" office:value="1624627260.49557" calcext:value-type="float">
            <text:p>1624627260,49557</text:p>
          </table:table-cell>
          <table:table-cell table:formula="of:=ROUND([.A417]-[$menor.$A$1];1)" office:value-type="float" office:value="41.5" calcext:value-type="float">
            <text:p>41,5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0.010185" calcext:value-type="float">
            <text:p>0,010185</text:p>
          </table:table-cell>
          <table:table-cell office:value-type="float" office:value="1.91963" calcext:value-type="float">
            <text:p>1,91963</text:p>
          </table:table-cell>
          <table:table-cell office:value-type="float" office:value="0" calcext:value-type="float">
            <text:p>0</text:p>
          </table:table-cell>
          <table:table-cell office:value-type="float" office:value="0.00040822" calcext:value-type="float">
            <text:p>0,00040822</text:p>
          </table:table-cell>
          <table:table-cell office:value-type="float" office:value="2.00101891" calcext:value-type="float">
            <text:p>2,0010189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8390049" calcext:value-type="float">
            <text:p>0,08390049</text:p>
          </table:table-cell>
        </table:table-row>
        <table:table-row table:style-name="ro1">
          <table:table-cell office:value-type="float" office:value="1624627260.59585" calcext:value-type="float">
            <text:p>1624627260,59585</text:p>
          </table:table-cell>
          <table:table-cell table:formula="of:=ROUND([.A418]-[$menor.$A$1];1)" office:value-type="float" office:value="41.6" calcext:value-type="float">
            <text:p>41,6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0.009215" calcext:value-type="float">
            <text:p>0,009215</text:p>
          </table:table-cell>
          <table:table-cell office:value-type="float" office:value="1.91963" calcext:value-type="float">
            <text:p>1,91963</text:p>
          </table:table-cell>
          <table:table-cell office:value-type="float" office:value="0" calcext:value-type="float">
            <text:p>0</text:p>
          </table:table-cell>
          <table:table-cell office:value-type="float" office:value="0.0005204" calcext:value-type="float">
            <text:p>0,0005204</text:p>
          </table:table-cell>
          <table:table-cell office:value-type="float" office:value="2.00103272" calcext:value-type="float">
            <text:p>2,0010327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8293775" calcext:value-type="float">
            <text:p>0,08293775</text:p>
          </table:table-cell>
        </table:table-row>
        <table:table-row table:style-name="ro1">
          <table:table-cell office:value-type="float" office:value="1624627260.69618" calcext:value-type="float">
            <text:p>1624627260,69618</text:p>
          </table:table-cell>
          <table:table-cell table:formula="of:=ROUND([.A419]-[$menor.$A$1];1)" office:value-type="float" office:value="41.7" calcext:value-type="float">
            <text:p>41,7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09215" calcext:value-type="float">
            <text:p>0,009215</text:p>
          </table:table-cell>
          <table:table-cell office:value-type="float" office:value="1.9206" calcext:value-type="float">
            <text:p>1,9206</text:p>
          </table:table-cell>
          <table:table-cell office:value-type="float" office:value="0" calcext:value-type="float">
            <text:p>0</text:p>
          </table:table-cell>
          <table:table-cell office:value-type="float" office:value="0.00063257" calcext:value-type="float">
            <text:p>0,00063257</text:p>
          </table:table-cell>
          <table:table-cell office:value-type="float" office:value="2.00104671" calcext:value-type="float">
            <text:p>2,0010467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8197518" calcext:value-type="float">
            <text:p>0,08197518</text:p>
          </table:table-cell>
        </table:table-row>
        <table:table-row table:style-name="ro1">
          <table:table-cell office:value-type="float" office:value="1624627260.79643" calcext:value-type="float">
            <text:p>1624627260,79643</text:p>
          </table:table-cell>
          <table:table-cell table:formula="of:=ROUND([.A420]-[$menor.$A$1];1)" office:value-type="float" office:value="41.8" calcext:value-type="float">
            <text:p>41,8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09215" calcext:value-type="float">
            <text:p>0,009215</text:p>
          </table:table-cell>
          <table:table-cell office:value-type="float" office:value="1.92157" calcext:value-type="float">
            <text:p>1,92157</text:p>
          </table:table-cell>
          <table:table-cell office:value-type="float" office:value="1" calcext:value-type="float">
            <text:p>1</text:p>
          </table:table-cell>
          <table:table-cell office:value-type="float" office:value="-0.00162808" calcext:value-type="float">
            <text:p>-0,00162808</text:p>
          </table:table-cell>
          <table:table-cell office:value-type="float" office:value="1.99991386" calcext:value-type="float">
            <text:p>1,99991386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8101279" calcext:value-type="float">
            <text:p>0,08101279</text:p>
          </table:table-cell>
        </table:table-row>
        <table:table-row table:style-name="ro1">
          <table:table-cell office:value-type="float" office:value="1624627260.89566" calcext:value-type="float">
            <text:p>1624627260,89566</text:p>
          </table:table-cell>
          <table:table-cell table:formula="of:=ROUND([.A421]-[$menor.$A$1];1)" office:value-type="float" office:value="41.9" calcext:value-type="float">
            <text:p>41,9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09215" calcext:value-type="float">
            <text:p>0,009215</text:p>
          </table:table-cell>
          <table:table-cell office:value-type="float" office:value="1.92254" calcext:value-type="float">
            <text:p>1,92254</text:p>
          </table:table-cell>
          <table:table-cell office:value-type="float" office:value="0" calcext:value-type="float">
            <text:p>0</text:p>
          </table:table-cell>
          <table:table-cell office:value-type="float" office:value="-0.00021174" calcext:value-type="float">
            <text:p>-0,00021174</text:p>
          </table:table-cell>
          <table:table-cell office:value-type="float" office:value="2.00094544" calcext:value-type="float">
            <text:p>2,0009454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8089656" calcext:value-type="float">
            <text:p>0,08089656</text:p>
          </table:table-cell>
        </table:table-row>
        <table:table-row table:style-name="ro1">
          <table:table-cell office:value-type="float" office:value="1624627260.99592" calcext:value-type="float">
            <text:p>1624627260,99592</text:p>
          </table:table-cell>
          <table:table-cell table:formula="of:=ROUND([.A422]-[$menor.$A$1];1)" office:value-type="float" office:value="42" calcext:value-type="float">
            <text:p>42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09215" calcext:value-type="float">
            <text:p>0,009215</text:p>
          </table:table-cell>
          <table:table-cell office:value-type="float" office:value="1.923995" calcext:value-type="float">
            <text:p>1,923995</text:p>
          </table:table-cell>
          <table:table-cell office:value-type="float" office:value="0" calcext:value-type="float">
            <text:p>0</text:p>
          </table:table-cell>
          <table:table-cell office:value-type="float" office:value="-0.00009945" calcext:value-type="float">
            <text:p>-9,945E-05</text:p>
          </table:table-cell>
          <table:table-cell office:value-type="float" office:value="2.0009584" calcext:value-type="float">
            <text:p>2,000958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7993295" calcext:value-type="float">
            <text:p>0,07993295</text:p>
          </table:table-cell>
        </table:table-row>
        <table:table-row table:style-name="ro1">
          <table:table-cell office:value-type="float" office:value="1624627261.09618" calcext:value-type="float">
            <text:p>1624627261,09618</text:p>
          </table:table-cell>
          <table:table-cell table:formula="of:=ROUND([.A423]-[$menor.$A$1];1)" office:value-type="float" office:value="42.1" calcext:value-type="float">
            <text:p>42,1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9215" calcext:value-type="float">
            <text:p>0,009215</text:p>
          </table:table-cell>
          <table:table-cell office:value-type="float" office:value="1.923995" calcext:value-type="float">
            <text:p>1,923995</text:p>
          </table:table-cell>
          <table:table-cell office:value-type="float" office:value="0" calcext:value-type="float">
            <text:p>0</text:p>
          </table:table-cell>
          <table:table-cell office:value-type="float" office:value="0.00001282" calcext:value-type="float">
            <text:p>1,282E-05</text:p>
          </table:table-cell>
          <table:table-cell office:value-type="float" office:value="2.0009715" calcext:value-type="float">
            <text:p>2,000971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7896949" calcext:value-type="float">
            <text:p>0,07896949</text:p>
          </table:table-cell>
        </table:table-row>
        <table:table-row table:style-name="ro1">
          <table:table-cell office:value-type="float" office:value="1624627261.19647" calcext:value-type="float">
            <text:p>1624627261,19647</text:p>
          </table:table-cell>
          <table:table-cell table:formula="of:=ROUND([.A424]-[$menor.$A$1];1)" office:value-type="float" office:value="42.2" calcext:value-type="float">
            <text:p>42,2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09215" calcext:value-type="float">
            <text:p>0,009215</text:p>
          </table:table-cell>
          <table:table-cell office:value-type="float" office:value="1.924965" calcext:value-type="float">
            <text:p>1,924965</text:p>
          </table:table-cell>
          <table:table-cell office:value-type="float" office:value="0" calcext:value-type="float">
            <text:p>0</text:p>
          </table:table-cell>
          <table:table-cell office:value-type="float" office:value="0.00012507" calcext:value-type="float">
            <text:p>0,00012507</text:p>
          </table:table-cell>
          <table:table-cell office:value-type="float" office:value="2.00146977" calcext:value-type="float">
            <text:p>2,0014697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780062" calcext:value-type="float">
            <text:p>0,0780062</text:p>
          </table:table-cell>
        </table:table-row>
        <table:table-row table:style-name="ro1">
          <table:table-cell office:value-type="float" office:value="1624627261.29571" calcext:value-type="float">
            <text:p>1624627261,29571</text:p>
          </table:table-cell>
          <table:table-cell table:formula="of:=ROUND([.A425]-[$menor.$A$1];1)" office:value-type="float" office:value="42.3" calcext:value-type="float">
            <text:p>42,3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09215" calcext:value-type="float">
            <text:p>0,009215</text:p>
          </table:table-cell>
          <table:table-cell office:value-type="float" office:value="1.925935" calcext:value-type="float">
            <text:p>1,925935</text:p>
          </table:table-cell>
          <table:table-cell office:value-type="float" office:value="0" calcext:value-type="float">
            <text:p>0</text:p>
          </table:table-cell>
          <table:table-cell office:value-type="float" office:value="0.00029341" calcext:value-type="float">
            <text:p>0,00029341</text:p>
          </table:table-cell>
          <table:table-cell office:value-type="float" office:value="2.000035" calcext:value-type="float">
            <text:p>2,00003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7656159" calcext:value-type="float">
            <text:p>0,07656159</text:p>
          </table:table-cell>
        </table:table-row>
        <table:table-row table:style-name="ro1">
          <table:table-cell office:value-type="float" office:value="1624627261.39595" calcext:value-type="float">
            <text:p>1624627261,39595</text:p>
          </table:table-cell>
          <table:table-cell table:formula="of:=ROUND([.A426]-[$menor.$A$1];1)" office:value-type="float" office:value="42.4" calcext:value-type="float">
            <text:p>42,4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09215" calcext:value-type="float">
            <text:p>0,009215</text:p>
          </table:table-cell>
          <table:table-cell office:value-type="float" office:value="1.926905" calcext:value-type="float">
            <text:p>1,926905</text:p>
          </table:table-cell>
          <table:table-cell office:value-type="float" office:value="0" calcext:value-type="float">
            <text:p>0</text:p>
          </table:table-cell>
          <table:table-cell office:value-type="float" office:value="0.00029341" calcext:value-type="float">
            <text:p>0,00029341</text:p>
          </table:table-cell>
          <table:table-cell office:value-type="float" office:value="2.001005" calcext:value-type="float">
            <text:p>2,00100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7656159" calcext:value-type="float">
            <text:p>0,07656159</text:p>
          </table:table-cell>
        </table:table-row>
        <table:table-row table:style-name="ro1">
          <table:table-cell office:value-type="float" office:value="1624627261.49612" calcext:value-type="float">
            <text:p>1624627261,49612</text:p>
          </table:table-cell>
          <table:table-cell table:formula="of:=ROUND([.A427]-[$menor.$A$1];1)" office:value-type="float" office:value="42.5" calcext:value-type="float">
            <text:p>42,5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09215" calcext:value-type="float">
            <text:p>0,009215</text:p>
          </table:table-cell>
          <table:table-cell office:value-type="float" office:value="1.927875" calcext:value-type="float">
            <text:p>1,927875</text:p>
          </table:table-cell>
          <table:table-cell office:value-type="float" office:value="0" calcext:value-type="float">
            <text:p>0</text:p>
          </table:table-cell>
          <table:table-cell office:value-type="float" office:value="0.00040561" calcext:value-type="float">
            <text:p>0,00040561</text:p>
          </table:table-cell>
          <table:table-cell office:value-type="float" office:value="2.0010187" calcext:value-type="float">
            <text:p>2,001018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7559872" calcext:value-type="float">
            <text:p>0,07559872</text:p>
          </table:table-cell>
        </table:table-row>
        <table:table-row table:style-name="ro1">
          <table:table-cell office:value-type="float" office:value="1624627261.59643" calcext:value-type="float">
            <text:p>1624627261,59643</text:p>
          </table:table-cell>
          <table:table-cell table:formula="of:=ROUND([.A428]-[$menor.$A$1];1)" office:value-type="float" office:value="42.6" calcext:value-type="float">
            <text:p>42,6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08245" calcext:value-type="float">
            <text:p>0,008245</text:p>
          </table:table-cell>
          <table:table-cell office:value-type="float" office:value="1.927875" calcext:value-type="float">
            <text:p>1,927875</text:p>
          </table:table-cell>
          <table:table-cell office:value-type="float" office:value="0" calcext:value-type="float">
            <text:p>0</text:p>
          </table:table-cell>
          <table:table-cell office:value-type="float" office:value="0.00051779" calcext:value-type="float">
            <text:p>0,00051779</text:p>
          </table:table-cell>
          <table:table-cell office:value-type="float" office:value="2.00103258" calcext:value-type="float">
            <text:p>2,0010325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7463605" calcext:value-type="float">
            <text:p>0,07463605</text:p>
          </table:table-cell>
        </table:table-row>
        <table:table-row table:style-name="ro1">
          <table:table-cell office:value-type="float" office:value="1624627261.69637" calcext:value-type="float">
            <text:p>1624627261,69637</text:p>
          </table:table-cell>
          <table:table-cell table:formula="of:=ROUND([.A429]-[$menor.$A$1];1)" office:value-type="float" office:value="42.7" calcext:value-type="float">
            <text:p>42,7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08245" calcext:value-type="float">
            <text:p>0,008245</text:p>
          </table:table-cell>
          <table:table-cell office:value-type="float" office:value="1.928845" calcext:value-type="float">
            <text:p>1,928845</text:p>
          </table:table-cell>
          <table:table-cell office:value-type="float" office:value="0" calcext:value-type="float">
            <text:p>0</text:p>
          </table:table-cell>
          <table:table-cell office:value-type="float" office:value="0.00062994" calcext:value-type="float">
            <text:p>0,00062994</text:p>
          </table:table-cell>
          <table:table-cell office:value-type="float" office:value="2.00104666" calcext:value-type="float">
            <text:p>2,0010466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7367357" calcext:value-type="float">
            <text:p>0,07367357</text:p>
          </table:table-cell>
        </table:table-row>
        <table:table-row table:style-name="ro1">
          <table:table-cell office:value-type="float" office:value="1624627261.79622" calcext:value-type="float">
            <text:p>1624627261,79622</text:p>
          </table:table-cell>
          <table:table-cell table:formula="of:=ROUND([.A430]-[$menor.$A$1];1)" office:value-type="float" office:value="42.8" calcext:value-type="float">
            <text:p>42,8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08245" calcext:value-type="float">
            <text:p>0,008245</text:p>
          </table:table-cell>
          <table:table-cell office:value-type="float" office:value="1.929815" calcext:value-type="float">
            <text:p>1,929815</text:p>
          </table:table-cell>
          <table:table-cell office:value-type="float" office:value="1" calcext:value-type="float">
            <text:p>1</text:p>
          </table:table-cell>
          <table:table-cell office:value-type="float" office:value="-0.00148698" calcext:value-type="float">
            <text:p>-0,00148698</text:p>
          </table:table-cell>
          <table:table-cell office:value-type="float" office:value="1.99993206" calcext:value-type="float">
            <text:p>1,99993206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7271129" calcext:value-type="float">
            <text:p>0,07271129</text:p>
          </table:table-cell>
        </table:table-row>
        <table:table-row table:style-name="ro1">
          <table:table-cell office:value-type="float" office:value="1624627261.89615" calcext:value-type="float">
            <text:p>1624627261,89615</text:p>
          </table:table-cell>
          <table:table-cell table:formula="of:=ROUND([.A431]-[$menor.$A$1];1)" office:value-type="float" office:value="42.9" calcext:value-type="float">
            <text:p>42,9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0.008245" calcext:value-type="float">
            <text:p>0,008245</text:p>
          </table:table-cell>
          <table:table-cell office:value-type="float" office:value="1.930785" calcext:value-type="float">
            <text:p>1,930785</text:p>
          </table:table-cell>
          <table:table-cell office:value-type="float" office:value="0" calcext:value-type="float">
            <text:p>0</text:p>
          </table:table-cell>
          <table:table-cell office:value-type="float" office:value="-0.00021434" calcext:value-type="float">
            <text:p>-0,00021434</text:p>
          </table:table-cell>
          <table:table-cell office:value-type="float" office:value="2.00094517" calcext:value-type="float">
            <text:p>2,0009451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7259473" calcext:value-type="float">
            <text:p>0,07259473</text:p>
          </table:table-cell>
        </table:table-row>
        <table:table-row table:style-name="ro1">
          <table:table-cell office:value-type="float" office:value="1624627261.99645" calcext:value-type="float">
            <text:p>1624627261,99645</text:p>
          </table:table-cell>
          <table:table-cell table:formula="of:=ROUND([.A432]-[$menor.$A$1];1)" office:value-type="float" office:value="43" calcext:value-type="float">
            <text:p>43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0.008245" calcext:value-type="float">
            <text:p>0,008245</text:p>
          </table:table-cell>
          <table:table-cell office:value-type="float" office:value="1.930785" calcext:value-type="float">
            <text:p>1,930785</text:p>
          </table:table-cell>
          <table:table-cell office:value-type="float" office:value="0" calcext:value-type="float">
            <text:p>0</text:p>
          </table:table-cell>
          <table:table-cell office:value-type="float" office:value="-0.00010205" calcext:value-type="float">
            <text:p>-0,00010205</text:p>
          </table:table-cell>
          <table:table-cell office:value-type="float" office:value="2.0009581" calcext:value-type="float">
            <text:p>2,000958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716311" calcext:value-type="float">
            <text:p>0,0716311</text:p>
          </table:table-cell>
        </table:table-row>
        <table:table-row table:style-name="ro1">
          <table:table-cell office:value-type="float" office:value="1624627262.09572" calcext:value-type="float">
            <text:p>1624627262,09572</text:p>
          </table:table-cell>
          <table:table-cell table:formula="of:=ROUND([.A433]-[$menor.$A$1];1)" office:value-type="float" office:value="43.1" calcext:value-type="float">
            <text:p>43,1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8245" calcext:value-type="float">
            <text:p>0,008245</text:p>
          </table:table-cell>
          <table:table-cell office:value-type="float" office:value="1.931755" calcext:value-type="float">
            <text:p>1,931755</text:p>
          </table:table-cell>
          <table:table-cell office:value-type="float" office:value="0" calcext:value-type="float">
            <text:p>0</text:p>
          </table:table-cell>
          <table:table-cell office:value-type="float" office:value="0.00001022" calcext:value-type="float">
            <text:p>1,022E-05</text:p>
          </table:table-cell>
          <table:table-cell office:value-type="float" office:value="2.0009712" calcext:value-type="float">
            <text:p>2,000971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7066763" calcext:value-type="float">
            <text:p>0,07066763</text:p>
          </table:table-cell>
        </table:table-row>
        <table:table-row table:style-name="ro1">
          <table:table-cell office:value-type="float" office:value="1624627262.19607" calcext:value-type="float">
            <text:p>1624627262,19607</text:p>
          </table:table-cell>
          <table:table-cell table:formula="of:=ROUND([.A434]-[$menor.$A$1];1)" office:value-type="float" office:value="43.2" calcext:value-type="float">
            <text:p>43,2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0.008245" calcext:value-type="float">
            <text:p>0,008245</text:p>
          </table:table-cell>
          <table:table-cell office:value-type="float" office:value="1.932725" calcext:value-type="float">
            <text:p>1,932725</text:p>
          </table:table-cell>
          <table:table-cell office:value-type="float" office:value="0" calcext:value-type="float">
            <text:p>0</text:p>
          </table:table-cell>
          <table:table-cell office:value-type="float" office:value="0.00012247" calcext:value-type="float">
            <text:p>0,00012247</text:p>
          </table:table-cell>
          <table:table-cell office:value-type="float" office:value="2.00001448" calcext:value-type="float">
            <text:p>2,0000144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6970435" calcext:value-type="float">
            <text:p>0,06970435</text:p>
          </table:table-cell>
        </table:table-row>
        <table:table-row table:style-name="ro1">
          <table:table-cell office:value-type="float" office:value="1624627262.29639" calcext:value-type="float">
            <text:p>1624627262,29639</text:p>
          </table:table-cell>
          <table:table-cell table:formula="of:=ROUND([.A435]-[$menor.$A$1];1)" office:value-type="float" office:value="43.3" calcext:value-type="float">
            <text:p>43,3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0.008245" calcext:value-type="float">
            <text:p>0,008245</text:p>
          </table:table-cell>
          <table:table-cell office:value-type="float" office:value="1.932725" calcext:value-type="float">
            <text:p>1,932725</text:p>
          </table:table-cell>
          <table:table-cell office:value-type="float" office:value="0" calcext:value-type="float">
            <text:p>0</text:p>
          </table:table-cell>
          <table:table-cell office:value-type="float" office:value="0.00012247" calcext:value-type="float">
            <text:p>0,00012247</text:p>
          </table:table-cell>
          <table:table-cell office:value-type="float" office:value="2.00098448" calcext:value-type="float">
            <text:p>2,0009844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6970435" calcext:value-type="float">
            <text:p>0,06970435</text:p>
          </table:table-cell>
        </table:table-row>
        <table:table-row table:style-name="ro1">
          <table:table-cell office:value-type="float" office:value="1624627262.39622" calcext:value-type="float">
            <text:p>1624627262,39622</text:p>
          </table:table-cell>
          <table:table-cell table:formula="of:=ROUND([.A436]-[$menor.$A$1];1)" office:value-type="float" office:value="43.4" calcext:value-type="float">
            <text:p>43,4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0.008245" calcext:value-type="float">
            <text:p>0,008245</text:p>
          </table:table-cell>
          <table:table-cell office:value-type="float" office:value="1.933695" calcext:value-type="float">
            <text:p>1,933695</text:p>
          </table:table-cell>
          <table:table-cell office:value-type="float" office:value="0" calcext:value-type="float">
            <text:p>0</text:p>
          </table:table-cell>
          <table:table-cell office:value-type="float" office:value="0.0002347" calcext:value-type="float">
            <text:p>0,0002347</text:p>
          </table:table-cell>
          <table:table-cell office:value-type="float" office:value="2.00099795" calcext:value-type="float">
            <text:p>2,0009979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6874125" calcext:value-type="float">
            <text:p>0,06874125</text:p>
          </table:table-cell>
        </table:table-row>
        <table:table-row table:style-name="ro1">
          <table:table-cell office:value-type="float" office:value="1624627262.49642" calcext:value-type="float">
            <text:p>1624627262,49642</text:p>
          </table:table-cell>
          <table:table-cell table:formula="of:=ROUND([.A437]-[$menor.$A$1];1)" office:value-type="float" office:value="43.5" calcext:value-type="float">
            <text:p>43,5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0.008245" calcext:value-type="float">
            <text:p>0,008245</text:p>
          </table:table-cell>
          <table:table-cell office:value-type="float" office:value="1.934665" calcext:value-type="float">
            <text:p>1,934665</text:p>
          </table:table-cell>
          <table:table-cell office:value-type="float" office:value="0" calcext:value-type="float">
            <text:p>0</text:p>
          </table:table-cell>
          <table:table-cell office:value-type="float" office:value="0.0003469" calcext:value-type="float">
            <text:p>0,0003469</text:p>
          </table:table-cell>
          <table:table-cell office:value-type="float" office:value="2.00004161" calcext:value-type="float">
            <text:p>2,0000416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6777836" calcext:value-type="float">
            <text:p>0,06777836</text:p>
          </table:table-cell>
        </table:table-row>
        <table:table-row table:style-name="ro1">
          <table:table-cell office:value-type="float" office:value="1624627262.59595" calcext:value-type="float">
            <text:p>1624627262,59595</text:p>
          </table:table-cell>
          <table:table-cell table:formula="of:=ROUND([.A438]-[$menor.$A$1];1)" office:value-type="float" office:value="43.6" calcext:value-type="float">
            <text:p>43,6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0.008245" calcext:value-type="float">
            <text:p>0,008245</text:p>
          </table:table-cell>
          <table:table-cell office:value-type="float" office:value="1.935635" calcext:value-type="float">
            <text:p>1,935635</text:p>
          </table:table-cell>
          <table:table-cell office:value-type="float" office:value="0" calcext:value-type="float">
            <text:p>0</text:p>
          </table:table-cell>
          <table:table-cell office:value-type="float" office:value="0.0003469" calcext:value-type="float">
            <text:p>0,0003469</text:p>
          </table:table-cell>
          <table:table-cell office:value-type="float" office:value="2.00101161" calcext:value-type="float">
            <text:p>2,0010116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6777836" calcext:value-type="float">
            <text:p>0,06777836</text:p>
          </table:table-cell>
        </table:table-row>
        <table:table-row table:style-name="ro1">
          <table:table-cell office:value-type="float" office:value="1624627262.69617" calcext:value-type="float">
            <text:p>1624627262,69617</text:p>
          </table:table-cell>
          <table:table-cell table:formula="of:=ROUND([.A439]-[$menor.$A$1];1)" office:value-type="float" office:value="43.7" calcext:value-type="float">
            <text:p>43,7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1.935635" calcext:value-type="float">
            <text:p>1,935635</text:p>
          </table:table-cell>
          <table:table-cell office:value-type="float" office:value="0" calcext:value-type="float">
            <text:p>0</text:p>
          </table:table-cell>
          <table:table-cell office:value-type="float" office:value="0.00045908" calcext:value-type="float">
            <text:p>0,00045908</text:p>
          </table:table-cell>
          <table:table-cell office:value-type="float" office:value="2.00102548" calcext:value-type="float">
            <text:p>2,0010254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6681567" calcext:value-type="float">
            <text:p>0,06681567</text:p>
          </table:table-cell>
        </table:table-row>
        <table:table-row table:style-name="ro1">
          <table:table-cell office:value-type="float" office:value="1624627262.79564" calcext:value-type="float">
            <text:p>1624627262,79564</text:p>
          </table:table-cell>
          <table:table-cell table:formula="of:=ROUND([.A440]-[$menor.$A$1];1)" office:value-type="float" office:value="43.8" calcext:value-type="float">
            <text:p>43,8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1.936605" calcext:value-type="float">
            <text:p>1,936605</text:p>
          </table:table-cell>
          <table:table-cell office:value-type="float" office:value="1" calcext:value-type="float">
            <text:p>1</text:p>
          </table:table-cell>
          <table:table-cell office:value-type="float" office:value="-0.00056906" calcext:value-type="float">
            <text:p>-0,00056906</text:p>
          </table:table-cell>
          <table:table-cell office:value-type="float" office:value="2.00089567" calcext:value-type="float">
            <text:p>2,00089567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6585319" calcext:value-type="float">
            <text:p>0,06585319</text:p>
          </table:table-cell>
        </table:table-row>
        <table:table-row table:style-name="ro1">
          <table:table-cell office:value-type="float" office:value="1624627262.8959" calcext:value-type="float">
            <text:p>1624627262,8959</text:p>
          </table:table-cell>
          <table:table-cell table:formula="of:=ROUND([.A441]-[$menor.$A$1];1)" office:value-type="float" office:value="43.9" calcext:value-type="float">
            <text:p>43,9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1.937575" calcext:value-type="float">
            <text:p>1,937575</text:p>
          </table:table-cell>
          <table:table-cell office:value-type="float" office:value="1" calcext:value-type="float">
            <text:p>1</text:p>
          </table:table-cell>
          <table:table-cell office:value-type="float" office:value="-0.00141027" calcext:value-type="float">
            <text:p>-0,00141027</text:p>
          </table:table-cell>
          <table:table-cell office:value-type="float" office:value="1.99994207" calcext:value-type="float">
            <text:p>1,99994207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6489094" calcext:value-type="float">
            <text:p>0,06489094</text:p>
          </table:table-cell>
        </table:table-row>
        <table:table-row table:style-name="ro1">
          <table:table-cell office:value-type="float" office:value="1624627262.99622" calcext:value-type="float">
            <text:p>1624627262,99622</text:p>
          </table:table-cell>
          <table:table-cell table:formula="of:=ROUND([.A442]-[$menor.$A$1];1)" office:value-type="float" office:value="44" calcext:value-type="float">
            <text:p>44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1.937575" calcext:value-type="float">
            <text:p>1,937575</text:p>
          </table:table-cell>
          <table:table-cell office:value-type="float" office:value="0" calcext:value-type="float">
            <text:p>0</text:p>
          </table:table-cell>
          <table:table-cell office:value-type="float" office:value="-0.0002731" calcext:value-type="float">
            <text:p>-0,0002731</text:p>
          </table:table-cell>
          <table:table-cell office:value-type="float" office:value="2.00093855" calcext:value-type="float">
            <text:p>2,0009385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6477483" calcext:value-type="float">
            <text:p>0,06477483</text:p>
          </table:table-cell>
        </table:table-row>
        <table:table-row table:style-name="ro1">
          <table:table-cell office:value-type="float" office:value="1624627263.09659" calcext:value-type="float">
            <text:p>1624627263,09659</text:p>
          </table:table-cell>
          <table:table-cell table:formula="of:=ROUND([.A443]-[$menor.$A$1];1)" office:value-type="float" office:value="44.1" calcext:value-type="float">
            <text:p>44,1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1.938545" calcext:value-type="float">
            <text:p>1,938545</text:p>
          </table:table-cell>
          <table:table-cell office:value-type="float" office:value="0" calcext:value-type="float">
            <text:p>0</text:p>
          </table:table-cell>
          <table:table-cell office:value-type="float" office:value="-0.0001608" calcext:value-type="float">
            <text:p>-0,0001608</text:p>
          </table:table-cell>
          <table:table-cell office:value-type="float" office:value="2.00095134" calcext:value-type="float">
            <text:p>2,0009513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6381106" calcext:value-type="float">
            <text:p>0,06381106</text:p>
          </table:table-cell>
        </table:table-row>
        <table:table-row table:style-name="ro1">
          <table:table-cell office:value-type="float" office:value="1624627263.19685" calcext:value-type="float">
            <text:p>1624627263,19685</text:p>
          </table:table-cell>
          <table:table-cell table:formula="of:=ROUND([.A444]-[$menor.$A$1];1)" office:value-type="float" office:value="44.2" calcext:value-type="float">
            <text:p>44,2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1.939515" calcext:value-type="float">
            <text:p>1,939515</text:p>
          </table:table-cell>
          <table:table-cell office:value-type="float" office:value="0" calcext:value-type="float">
            <text:p>0</text:p>
          </table:table-cell>
          <table:table-cell office:value-type="float" office:value="-0.00004851" calcext:value-type="float">
            <text:p>-4,851E-05</text:p>
          </table:table-cell>
          <table:table-cell office:value-type="float" office:value="1.99999433" calcext:value-type="float">
            <text:p>1,9999943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6284749" calcext:value-type="float">
            <text:p>0,06284749</text:p>
          </table:table-cell>
        </table:table-row>
        <table:table-row table:style-name="ro1">
          <table:table-cell office:value-type="float" office:value="1624627263.29717" calcext:value-type="float">
            <text:p>1624627263,29717</text:p>
          </table:table-cell>
          <table:table-cell table:formula="of:=ROUND([.A445]-[$menor.$A$1];1)" office:value-type="float" office:value="44.3" calcext:value-type="float">
            <text:p>44,3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1.939515" calcext:value-type="float">
            <text:p>1,939515</text:p>
          </table:table-cell>
          <table:table-cell office:value-type="float" office:value="0" calcext:value-type="float">
            <text:p>0</text:p>
          </table:table-cell>
          <table:table-cell office:value-type="float" office:value="-0.00004851" calcext:value-type="float">
            <text:p>-4,851E-05</text:p>
          </table:table-cell>
          <table:table-cell office:value-type="float" office:value="2.00096433" calcext:value-type="float">
            <text:p>2,0009643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6284749" calcext:value-type="float">
            <text:p>0,06284749</text:p>
          </table:table-cell>
        </table:table-row>
        <table:table-row table:style-name="ro1">
          <table:table-cell office:value-type="float" office:value="1624627263.39752" calcext:value-type="float">
            <text:p>1624627263,39752</text:p>
          </table:table-cell>
          <table:table-cell table:formula="of:=ROUND([.A446]-[$menor.$A$1];1)" office:value-type="float" office:value="44.4" calcext:value-type="float">
            <text:p>44,4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1.94097" calcext:value-type="float">
            <text:p>1,94097</text:p>
          </table:table-cell>
          <table:table-cell office:value-type="float" office:value="0" calcext:value-type="float">
            <text:p>0</text:p>
          </table:table-cell>
          <table:table-cell office:value-type="float" office:value="0.00006375" calcext:value-type="float">
            <text:p>6,375E-05</text:p>
          </table:table-cell>
          <table:table-cell office:value-type="float" office:value="2.00097751" calcext:value-type="float">
            <text:p>2,0009775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6188411" calcext:value-type="float">
            <text:p>0,06188411</text:p>
          </table:table-cell>
        </table:table-row>
        <table:table-row table:style-name="ro1">
          <table:table-cell office:value-type="float" office:value="1624627263.49785" calcext:value-type="float">
            <text:p>1624627263,49785</text:p>
          </table:table-cell>
          <table:table-cell table:formula="of:=ROUND([.A447]-[$menor.$A$1];1)" office:value-type="float" office:value="44.5" calcext:value-type="float">
            <text:p>44,5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1.94097" calcext:value-type="float">
            <text:p>1,94097</text:p>
          </table:table-cell>
          <table:table-cell office:value-type="float" office:value="0" calcext:value-type="float">
            <text:p>0</text:p>
          </table:table-cell>
          <table:table-cell office:value-type="float" office:value="0.00017598" calcext:value-type="float">
            <text:p>0,00017598</text:p>
          </table:table-cell>
          <table:table-cell office:value-type="float" office:value="2.00002091" calcext:value-type="float">
            <text:p>2,0000209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6092094" calcext:value-type="float">
            <text:p>0,06092094</text:p>
          </table:table-cell>
        </table:table-row>
        <table:table-row table:style-name="ro1">
          <table:table-cell office:value-type="float" office:value="1624627263.59817" calcext:value-type="float">
            <text:p>1624627263,59817</text:p>
          </table:table-cell>
          <table:table-cell table:formula="of:=ROUND([.A448]-[$menor.$A$1];1)" office:value-type="float" office:value="44.6" calcext:value-type="float">
            <text:p>44,6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1.94194" calcext:value-type="float">
            <text:p>1,94194</text:p>
          </table:table-cell>
          <table:table-cell office:value-type="float" office:value="0" calcext:value-type="float">
            <text:p>0</text:p>
          </table:table-cell>
          <table:table-cell office:value-type="float" office:value="0.00017598" calcext:value-type="float">
            <text:p>0,00017598</text:p>
          </table:table-cell>
          <table:table-cell office:value-type="float" office:value="2.00147591" calcext:value-type="float">
            <text:p>2,0014759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6092094" calcext:value-type="float">
            <text:p>0,06092094</text:p>
          </table:table-cell>
        </table:table-row>
        <table:table-row table:style-name="ro1">
          <table:table-cell office:value-type="float" office:value="1624627263.69847" calcext:value-type="float">
            <text:p>1624627263,69847</text:p>
          </table:table-cell>
          <table:table-cell table:formula="of:=ROUND([.A449]-[$menor.$A$1];1)" office:value-type="float" office:value="44.7" calcext:value-type="float">
            <text:p>44,7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1.94291" calcext:value-type="float">
            <text:p>1,94291</text:p>
          </table:table-cell>
          <table:table-cell office:value-type="float" office:value="0" calcext:value-type="float">
            <text:p>0</text:p>
          </table:table-cell>
          <table:table-cell office:value-type="float" office:value="0.00034429" calcext:value-type="float">
            <text:p>0,00034429</text:p>
          </table:table-cell>
          <table:table-cell office:value-type="float" office:value="2.00004141" calcext:value-type="float">
            <text:p>2,0000414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5947661" calcext:value-type="float">
            <text:p>0,05947661</text:p>
          </table:table-cell>
        </table:table-row>
        <table:table-row table:style-name="ro1">
          <table:table-cell office:value-type="float" office:value="1624627263.7986" calcext:value-type="float">
            <text:p>1624627263,7986</text:p>
          </table:table-cell>
          <table:table-cell table:formula="of:=ROUND([.A450]-[$menor.$A$1];1)" office:value-type="float" office:value="44.8" calcext:value-type="float">
            <text:p>44,8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1.94291" calcext:value-type="float">
            <text:p>1,94291</text:p>
          </table:table-cell>
          <table:table-cell office:value-type="float" office:value="0" calcext:value-type="float">
            <text:p>0</text:p>
          </table:table-cell>
          <table:table-cell office:value-type="float" office:value="0.00034429" calcext:value-type="float">
            <text:p>0,00034429</text:p>
          </table:table-cell>
          <table:table-cell office:value-type="float" office:value="2.00101141" calcext:value-type="float">
            <text:p>2,0010114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5947661" calcext:value-type="float">
            <text:p>0,05947661</text:p>
          </table:table-cell>
        </table:table-row>
        <table:table-row table:style-name="ro1">
          <table:table-cell office:value-type="float" office:value="1624627263.899" calcext:value-type="float">
            <text:p>1624627263,899</text:p>
          </table:table-cell>
          <table:table-cell table:formula="of:=ROUND([.A451]-[$menor.$A$1];1)" office:value-type="float" office:value="44.9" calcext:value-type="float">
            <text:p>44,9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1.94388" calcext:value-type="float">
            <text:p>1,94388</text:p>
          </table:table-cell>
          <table:table-cell office:value-type="float" office:value="0" calcext:value-type="float">
            <text:p>0</text:p>
          </table:table-cell>
          <table:table-cell office:value-type="float" office:value="0.00045646" calcext:value-type="float">
            <text:p>0,00045646</text:p>
          </table:table-cell>
          <table:table-cell office:value-type="float" office:value="2.00102538" calcext:value-type="float">
            <text:p>2,0010253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5851401" calcext:value-type="float">
            <text:p>0,05851401</text:p>
          </table:table-cell>
        </table:table-row>
        <table:table-row table:style-name="ro1">
          <table:table-cell office:value-type="float" office:value="1624627263.99935" calcext:value-type="float">
            <text:p>1624627263,99935</text:p>
          </table:table-cell>
          <table:table-cell table:formula="of:=ROUND([.A452]-[$menor.$A$1];1)" office:value-type="float" office:value="45" calcext:value-type="float">
            <text:p>45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1.94388" calcext:value-type="float">
            <text:p>1,94388</text:p>
          </table:table-cell>
          <table:table-cell office:value-type="float" office:value="1" calcext:value-type="float">
            <text:p>1</text:p>
          </table:table-cell>
          <table:table-cell office:value-type="float" office:value="-0.00042795" calcext:value-type="float">
            <text:p>-0,00042795</text:p>
          </table:table-cell>
          <table:table-cell office:value-type="float" office:value="1.99994383" calcext:value-type="float">
            <text:p>1,99994383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5755166" calcext:value-type="float">
            <text:p>0,05755166</text:p>
          </table:table-cell>
        </table:table-row>
        <table:table-row table:style-name="ro1">
          <table:table-cell office:value-type="float" office:value="1624627264.09892" calcext:value-type="float">
            <text:p>1624627264,09892</text:p>
          </table:table-cell>
          <table:table-cell table:formula="of:=ROUND([.A453]-[$menor.$A$1];1)" office:value-type="float" office:value="45.1" calcext:value-type="float">
            <text:p>45,1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1.94485" calcext:value-type="float">
            <text:p>1,94485</text:p>
          </table:table-cell>
          <table:table-cell office:value-type="float" office:value="1" calcext:value-type="float">
            <text:p>1</text:p>
          </table:table-cell>
          <table:table-cell office:value-type="float" office:value="-0.00139795" calcext:value-type="float">
            <text:p>-0,00139795</text:p>
          </table:table-cell>
          <table:table-cell office:value-type="float" office:value="2.00091383" calcext:value-type="float">
            <text:p>2,00091383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5755166" calcext:value-type="float">
            <text:p>0,05755166</text:p>
          </table:table-cell>
        </table:table-row>
        <table:table-row table:style-name="ro1">
          <table:table-cell office:value-type="float" office:value="1624627264.19924" calcext:value-type="float">
            <text:p>1624627264,19924</text:p>
          </table:table-cell>
          <table:table-cell table:formula="of:=ROUND([.A454]-[$menor.$A$1];1)" office:value-type="float" office:value="45.2" calcext:value-type="float">
            <text:p>45,2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1.94582" calcext:value-type="float">
            <text:p>1,94582</text:p>
          </table:table-cell>
          <table:table-cell office:value-type="float" office:value="0" calcext:value-type="float">
            <text:p>0</text:p>
          </table:table-cell>
          <table:table-cell office:value-type="float" office:value="-0.00027571" calcext:value-type="float">
            <text:p>-0,00027571</text:p>
          </table:table-cell>
          <table:table-cell office:value-type="float" office:value="1.99996834" calcext:value-type="float">
            <text:p>1,9999683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5647307" calcext:value-type="float">
            <text:p>0,05647307</text:p>
          </table:table-cell>
        </table:table-row>
        <table:table-row table:style-name="ro1">
          <table:table-cell office:value-type="float" office:value="1624627264.29955" calcext:value-type="float">
            <text:p>1624627264,29955</text:p>
          </table:table-cell>
          <table:table-cell table:formula="of:=ROUND([.A455]-[$menor.$A$1];1)" office:value-type="float" office:value="45.3" calcext:value-type="float">
            <text:p>45,3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1.94582" calcext:value-type="float">
            <text:p>1,94582</text:p>
          </table:table-cell>
          <table:table-cell office:value-type="float" office:value="0" calcext:value-type="float">
            <text:p>0</text:p>
          </table:table-cell>
          <table:table-cell office:value-type="float" office:value="-0.00027571" calcext:value-type="float">
            <text:p>-0,00027571</text:p>
          </table:table-cell>
          <table:table-cell office:value-type="float" office:value="2.00093834" calcext:value-type="float">
            <text:p>2,0009383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5647307" calcext:value-type="float">
            <text:p>0,05647307</text:p>
          </table:table-cell>
        </table:table-row>
        <table:table-row table:style-name="ro1">
          <table:table-cell office:value-type="float" office:value="1624627264.39981" calcext:value-type="float">
            <text:p>1624627264,39981</text:p>
          </table:table-cell>
          <table:table-cell table:formula="of:=ROUND([.A456]-[$menor.$A$1];1)" office:value-type="float" office:value="45.4" calcext:value-type="float">
            <text:p>45,4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1.94679" calcext:value-type="float">
            <text:p>1,94679</text:p>
          </table:table-cell>
          <table:table-cell office:value-type="float" office:value="0" calcext:value-type="float">
            <text:p>0</text:p>
          </table:table-cell>
          <table:table-cell office:value-type="float" office:value="-0.0001634" calcext:value-type="float">
            <text:p>-0,0001634</text:p>
          </table:table-cell>
          <table:table-cell office:value-type="float" office:value="2.00095108" calcext:value-type="float">
            <text:p>2,0009510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5550924" calcext:value-type="float">
            <text:p>0,05550924</text:p>
          </table:table-cell>
        </table:table-row>
        <table:table-row table:style-name="ro1">
          <table:table-cell office:value-type="float" office:value="1624627264.49967" calcext:value-type="float">
            <text:p>1624627264,49967</text:p>
          </table:table-cell>
          <table:table-cell table:formula="of:=ROUND([.A457]-[$menor.$A$1];1)" office:value-type="float" office:value="45.5" calcext:value-type="float">
            <text:p>45,5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1.94679" calcext:value-type="float">
            <text:p>1,94679</text:p>
          </table:table-cell>
          <table:table-cell office:value-type="float" office:value="0" calcext:value-type="float">
            <text:p>0</text:p>
          </table:table-cell>
          <table:table-cell office:value-type="float" office:value="-0.00104462" calcext:value-type="float">
            <text:p>-0,00104462</text:p>
          </table:table-cell>
          <table:table-cell office:value-type="float" office:value="1.9998682" calcext:value-type="float">
            <text:p>1,9998682</text:p>
          </table:table-cell>
          <table:table-cell office:value-type="float" office:value="97.74373506" calcext:value-type="float">
            <text:p>97,74373506</text:p>
          </table:table-cell>
          <table:table-cell office:value-type="float" office:value="0.05454563" calcext:value-type="float">
            <text:p>0,05454563</text:p>
          </table:table-cell>
        </table:table-row>
        <table:table-row table:style-name="ro1">
          <table:table-cell office:value-type="float" office:value="1624627264.60055" calcext:value-type="float">
            <text:p>1624627264,60055</text:p>
          </table:table-cell>
          <table:table-cell table:formula="of:=ROUND([.A458]-[$menor.$A$1];1)" office:value-type="float" office:value="45.6" calcext:value-type="float">
            <text:p>45,6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1.94776" calcext:value-type="float">
            <text:p>1,94776</text:p>
          </table:table-cell>
          <table:table-cell office:value-type="float" office:value="-1" calcext:value-type="float">
            <text:p>-1</text:p>
          </table:table-cell>
          <table:table-cell office:value-type="float" office:value="-0.00010023" calcext:value-type="float">
            <text:p>-0,00010023</text:p>
          </table:table-cell>
          <table:table-cell office:value-type="float" office:value="2.00095824" calcext:value-type="float">
            <text:p>2,00095824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05454563" calcext:value-type="float">
            <text:p>0,05454563</text:p>
          </table:table-cell>
        </table:table-row>
        <table:table-row table:style-name="ro1">
          <table:table-cell office:value-type="float" office:value="1624627264.70079" calcext:value-type="float">
            <text:p>1624627264,70079</text:p>
          </table:table-cell>
          <table:table-cell table:formula="of:=ROUND([.A459]-[$menor.$A$1];1)" office:value-type="float" office:value="45.7" calcext:value-type="float">
            <text:p>45,7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1.94873" calcext:value-type="float">
            <text:p>1,94873</text:p>
          </table:table-cell>
          <table:table-cell office:value-type="float" office:value="-1" calcext:value-type="float">
            <text:p>-1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.00000153" calcext:value-type="float">
            <text:p>2,00000153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05358225" calcext:value-type="float">
            <text:p>0,05358225</text:p>
          </table:table-cell>
        </table:table-row>
        <table:table-row table:style-name="ro1">
          <table:table-cell office:value-type="float" office:value="1624627264.80112" calcext:value-type="float">
            <text:p>1624627264,80112</text:p>
          </table:table-cell>
          <table:table-cell table:formula="of:=ROUND([.A460]-[$menor.$A$1];1)" office:value-type="float" office:value="45.8" calcext:value-type="float">
            <text:p>45,8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1.94873" calcext:value-type="float">
            <text:p>1,94873</text:p>
          </table:table-cell>
          <table:table-cell office:value-type="float" office:value="-1" calcext:value-type="float">
            <text:p>-1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2.00097153" calcext:value-type="float">
            <text:p>2,00097153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05358225" calcext:value-type="float">
            <text:p>0,05358225</text:p>
          </table:table-cell>
        </table:table-row>
        <table:table-row table:style-name="ro1">
          <table:table-cell office:value-type="float" office:value="1624627264.90138" calcext:value-type="float">
            <text:p>1624627264,90138</text:p>
          </table:table-cell>
          <table:table-cell table:formula="of:=ROUND([.A461]-[$menor.$A$1];1)" office:value-type="float" office:value="45.9" calcext:value-type="float">
            <text:p>45,9</text:p>
          </table:table-cell>
          <table:table-cell office:value-type="float" office:value="0.0045" calcext:value-type="float">
            <text:p>0,00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1.9497" calcext:value-type="float">
            <text:p>1,9497</text:p>
          </table:table-cell>
          <table:table-cell office:value-type="float" office:value="-1" calcext:value-type="float">
            <text:p>-1</text:p>
          </table:table-cell>
          <table:table-cell office:value-type="float" office:value="0.000126" calcext:value-type="float">
            <text:p>0,000126</text:p>
          </table:table-cell>
          <table:table-cell office:value-type="float" office:value="2.00098506" calcext:value-type="float">
            <text:p>2,00098506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05261911" calcext:value-type="float">
            <text:p>0,05261911</text:p>
          </table:table-cell>
        </table:table-row>
        <table:table-row table:style-name="ro1">
          <table:table-cell office:value-type="float" office:value="1624627265.00063" calcext:value-type="float">
            <text:p>1624627265,00063</text:p>
          </table:table-cell>
          <table:table-cell table:formula="of:=ROUND([.A462]-[$menor.$A$1];1)" office:value-type="float" office:value="46" calcext:value-type="float">
            <text:p>46</text:p>
          </table:table-cell>
          <table:table-cell office:value-type="float" office:value="0.0045" calcext:value-type="float">
            <text:p>0,00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1.9497" calcext:value-type="float">
            <text:p>1,9497</text:p>
          </table:table-cell>
          <table:table-cell office:value-type="float" office:value="-1" calcext:value-type="float">
            <text:p>-1</text:p>
          </table:table-cell>
          <table:table-cell office:value-type="float" office:value="0.00023907" calcext:value-type="float">
            <text:p>0,00023907</text:p>
          </table:table-cell>
          <table:table-cell office:value-type="float" office:value="2.00002883" calcext:value-type="float">
            <text:p>2,00002883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05165623" calcext:value-type="float">
            <text:p>0,05165623</text:p>
          </table:table-cell>
        </table:table-row>
        <table:table-row table:style-name="ro1">
          <table:table-cell office:value-type="float" office:value="1624627265.10065" calcext:value-type="float">
            <text:p>1624627265,10065</text:p>
          </table:table-cell>
          <table:table-cell table:formula="of:=ROUND([.A463]-[$menor.$A$1];1)" office:value-type="float" office:value="46.1" calcext:value-type="float">
            <text:p>46,1</text:p>
          </table:table-cell>
          <table:table-cell office:value-type="float" office:value="0.0045" calcext:value-type="float">
            <text:p>0,00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1.95067" calcext:value-type="float">
            <text:p>1,95067</text:p>
          </table:table-cell>
          <table:table-cell office:value-type="float" office:value="-1" calcext:value-type="float">
            <text:p>-1</text:p>
          </table:table-cell>
          <table:table-cell office:value-type="float" office:value="0.00023907" calcext:value-type="float">
            <text:p>0,00023907</text:p>
          </table:table-cell>
          <table:table-cell office:value-type="float" office:value="2.00099883" calcext:value-type="float">
            <text:p>2,00099883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05165623" calcext:value-type="float">
            <text:p>0,05165623</text:p>
          </table:table-cell>
        </table:table-row>
        <table:table-row table:style-name="ro1">
          <table:table-cell office:value-type="float" office:value="1624627265.20071" calcext:value-type="float">
            <text:p>1624627265,20071</text:p>
          </table:table-cell>
          <table:table-cell table:formula="of:=ROUND([.A464]-[$menor.$A$1];1)" office:value-type="float" office:value="46.2" calcext:value-type="float">
            <text:p>46,2</text:p>
          </table:table-cell>
          <table:table-cell office:value-type="float" office:value="0.0045" calcext:value-type="float">
            <text:p>0,00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1.95067" calcext:value-type="float">
            <text:p>1,95067</text:p>
          </table:table-cell>
          <table:table-cell office:value-type="float" office:value="-1" calcext:value-type="float">
            <text:p>-1</text:p>
          </table:table-cell>
          <table:table-cell office:value-type="float" office:value="0.00127736" calcext:value-type="float">
            <text:p>0,00127736</text:p>
          </table:table-cell>
          <table:table-cell office:value-type="float" office:value="2.00014369" calcext:value-type="float">
            <text:p>2,00014369</text:p>
          </table:table-cell>
          <table:table-cell office:value-type="float" office:value="95.69178455" calcext:value-type="float">
            <text:p>95,69178455</text:p>
          </table:table-cell>
          <table:table-cell office:value-type="float" office:value="0.05069362" calcext:value-type="float">
            <text:p>0,05069362</text:p>
          </table:table-cell>
        </table:table-row>
        <table:table-row table:style-name="ro1">
          <table:table-cell office:value-type="float" office:value="1624627265.30083" calcext:value-type="float">
            <text:p>1624627265,30083</text:p>
          </table:table-cell>
          <table:table-cell table:formula="of:=ROUND([.A465]-[$menor.$A$1];1)" office:value-type="float" office:value="46.3" calcext:value-type="float">
            <text:p>46,3</text:p>
          </table:table-cell>
          <table:table-cell office:value-type="float" office:value="0.0045" calcext:value-type="float">
            <text:p>0,00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1.95164" calcext:value-type="float">
            <text:p>1,95164</text:p>
          </table:table-cell>
          <table:table-cell office:value-type="float" office:value="0" calcext:value-type="float">
            <text:p>0</text:p>
          </table:table-cell>
          <table:table-cell office:value-type="float" office:value="0.00039776" calcext:value-type="float">
            <text:p>0,00039776</text:p>
          </table:table-cell>
          <table:table-cell office:value-type="float" office:value="2.00101826" calcext:value-type="float">
            <text:p>2,0010182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5069362" calcext:value-type="float">
            <text:p>0,05069362</text:p>
          </table:table-cell>
        </table:table-row>
        <table:table-row table:style-name="ro1">
          <table:table-cell office:value-type="float" office:value="1624627265.40094" calcext:value-type="float">
            <text:p>1624627265,40094</text:p>
          </table:table-cell>
          <table:table-cell table:formula="of:=ROUND([.A466]-[$menor.$A$1];1)" office:value-type="float" office:value="46.4" calcext:value-type="float">
            <text:p>46,4</text:p>
          </table:table-cell>
          <table:table-cell office:value-type="float" office:value="0.0045" calcext:value-type="float">
            <text:p>0,00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1.95164" calcext:value-type="float">
            <text:p>1,95164</text:p>
          </table:table-cell>
          <table:table-cell office:value-type="float" office:value="1" calcext:value-type="float">
            <text:p>1</text:p>
          </table:table-cell>
          <table:table-cell office:value-type="float" office:value="-0.00035124" calcext:value-type="float">
            <text:p>-0,00035124</text:p>
          </table:table-cell>
          <table:table-cell office:value-type="float" office:value="1.99995383" calcext:value-type="float">
            <text:p>1,99995383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497313" calcext:value-type="float">
            <text:p>0,0497313</text:p>
          </table:table-cell>
        </table:table-row>
        <table:table-row table:style-name="ro1">
          <table:table-cell office:value-type="float" office:value="1624627265.50142" calcext:value-type="float">
            <text:p>1624627265,50142</text:p>
          </table:table-cell>
          <table:table-cell table:formula="of:=ROUND([.A467]-[$menor.$A$1];1)" office:value-type="float" office:value="46.5" calcext:value-type="float">
            <text:p>46,5</text:p>
          </table:table-cell>
          <table:table-cell office:value-type="float" office:value="0.0045" calcext:value-type="float">
            <text:p>0,00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1.95261" calcext:value-type="float">
            <text:p>1,95261</text:p>
          </table:table-cell>
          <table:table-cell office:value-type="float" office:value="1" calcext:value-type="float">
            <text:p>1</text:p>
          </table:table-cell>
          <table:table-cell office:value-type="float" office:value="-0.00132124" calcext:value-type="float">
            <text:p>-0,00132124</text:p>
          </table:table-cell>
          <table:table-cell office:value-type="float" office:value="2.00092383" calcext:value-type="float">
            <text:p>2,00092383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497313" calcext:value-type="float">
            <text:p>0,0497313</text:p>
          </table:table-cell>
        </table:table-row>
        <table:table-row table:style-name="ro1">
          <table:table-cell office:value-type="float" office:value="1624627265.60089" calcext:value-type="float">
            <text:p>1624627265,60089</text:p>
          </table:table-cell>
          <table:table-cell table:formula="of:=ROUND([.A468]-[$menor.$A$1];1)" office:value-type="float" office:value="46.6" calcext:value-type="float">
            <text:p>46,6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1.95261" calcext:value-type="float">
            <text:p>1,95261</text:p>
          </table:table-cell>
          <table:table-cell office:value-type="float" office:value="0" calcext:value-type="float">
            <text:p>0</text:p>
          </table:table-cell>
          <table:table-cell office:value-type="float" office:value="-0.0003345" calcext:value-type="float">
            <text:p>-0,0003345</text:p>
          </table:table-cell>
          <table:table-cell office:value-type="float" office:value="1.99996193" calcext:value-type="float">
            <text:p>1,9999619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4865338" calcext:value-type="float">
            <text:p>0,04865338</text:p>
          </table:table-cell>
        </table:table-row>
        <table:table-row table:style-name="ro1">
          <table:table-cell office:value-type="float" office:value="1624627265.70119" calcext:value-type="float">
            <text:p>1624627265,70119</text:p>
          </table:table-cell>
          <table:table-cell table:formula="of:=ROUND([.A469]-[$menor.$A$1];1)" office:value-type="float" office:value="46.7" calcext:value-type="float">
            <text:p>46,7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1.95358" calcext:value-type="float">
            <text:p>1,95358</text:p>
          </table:table-cell>
          <table:table-cell office:value-type="float" office:value="0" calcext:value-type="float">
            <text:p>0</text:p>
          </table:table-cell>
          <table:table-cell office:value-type="float" office:value="-0.0003345" calcext:value-type="float">
            <text:p>-0,0003345</text:p>
          </table:table-cell>
          <table:table-cell office:value-type="float" office:value="2.00093193" calcext:value-type="float">
            <text:p>2,0009319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4865338" calcext:value-type="float">
            <text:p>0,04865338</text:p>
          </table:table-cell>
        </table:table-row>
        <table:table-row table:style-name="ro1">
          <table:table-cell office:value-type="float" office:value="1624627265.80152" calcext:value-type="float">
            <text:p>1624627265,80152</text:p>
          </table:table-cell>
          <table:table-cell table:formula="of:=ROUND([.A470]-[$menor.$A$1];1)" office:value-type="float" office:value="46.8" calcext:value-type="float">
            <text:p>46,8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1.95358" calcext:value-type="float">
            <text:p>1,95358</text:p>
          </table:table-cell>
          <table:table-cell office:value-type="float" office:value="0" calcext:value-type="float">
            <text:p>0</text:p>
          </table:table-cell>
          <table:table-cell office:value-type="float" office:value="-0.00022216" calcext:value-type="float">
            <text:p>-0,00022216</text:p>
          </table:table-cell>
          <table:table-cell office:value-type="float" office:value="1.99997446" calcext:value-type="float">
            <text:p>1,9999744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4768935" calcext:value-type="float">
            <text:p>0,04768935</text:p>
          </table:table-cell>
        </table:table-row>
        <table:table-row table:style-name="ro1">
          <table:table-cell office:value-type="float" office:value="1624627265.90178" calcext:value-type="float">
            <text:p>1624627265,90178</text:p>
          </table:table-cell>
          <table:table-cell table:formula="of:=ROUND([.A471]-[$menor.$A$1];1)" office:value-type="float" office:value="46.9" calcext:value-type="float">
            <text:p>46,9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1.95455" calcext:value-type="float">
            <text:p>1,95455</text:p>
          </table:table-cell>
          <table:table-cell office:value-type="float" office:value="0" calcext:value-type="float">
            <text:p>0</text:p>
          </table:table-cell>
          <table:table-cell office:value-type="float" office:value="-0.00022216" calcext:value-type="float">
            <text:p>-0,00022216</text:p>
          </table:table-cell>
          <table:table-cell office:value-type="float" office:value="2.00094446" calcext:value-type="float">
            <text:p>2,0009444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4768935" calcext:value-type="float">
            <text:p>0,04768935</text:p>
          </table:table-cell>
        </table:table-row>
        <table:table-row table:style-name="ro1">
          <table:table-cell office:value-type="float" office:value="1624627266.00169" calcext:value-type="float">
            <text:p>1624627266,00169</text:p>
          </table:table-cell>
          <table:table-cell table:formula="of:=ROUND([.A472]-[$menor.$A$1];1)" office:value-type="float" office:value="47" calcext:value-type="float">
            <text:p>47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1.95455" calcext:value-type="float">
            <text:p>1,95455</text:p>
          </table:table-cell>
          <table:table-cell office:value-type="float" office:value="0" calcext:value-type="float">
            <text:p>0</text:p>
          </table:table-cell>
          <table:table-cell office:value-type="float" office:value="-0.00010985" calcext:value-type="float">
            <text:p>-0,00010985</text:p>
          </table:table-cell>
          <table:table-cell office:value-type="float" office:value="1.99998724" calcext:value-type="float">
            <text:p>1,9999872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4672557" calcext:value-type="float">
            <text:p>0,04672557</text:p>
          </table:table-cell>
        </table:table-row>
        <table:table-row table:style-name="ro1">
          <table:table-cell office:value-type="float" office:value="1624627266.10258" calcext:value-type="float">
            <text:p>1624627266,10258</text:p>
          </table:table-cell>
          <table:table-cell table:formula="of:=ROUND([.A473]-[$menor.$A$1];1)" office:value-type="float" office:value="47.1" calcext:value-type="float">
            <text:p>47,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1.95552" calcext:value-type="float">
            <text:p>1,95552</text:p>
          </table:table-cell>
          <table:table-cell office:value-type="float" office:value="0" calcext:value-type="float">
            <text:p>0</text:p>
          </table:table-cell>
          <table:table-cell office:value-type="float" office:value="-0.00010985" calcext:value-type="float">
            <text:p>-0,00010985</text:p>
          </table:table-cell>
          <table:table-cell office:value-type="float" office:value="2.00095724" calcext:value-type="float">
            <text:p>2,0009572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4672557" calcext:value-type="float">
            <text:p>0,04672557</text:p>
          </table:table-cell>
        </table:table-row>
        <table:table-row table:style-name="ro1">
          <table:table-cell office:value-type="float" office:value="1624627266.20287" calcext:value-type="float">
            <text:p>1624627266,20287</text:p>
          </table:table-cell>
          <table:table-cell table:formula="of:=ROUND([.A474]-[$menor.$A$1];1)" office:value-type="float" office:value="47.2" calcext:value-type="float">
            <text:p>47,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1.95552" calcext:value-type="float">
            <text:p>1,95552</text:p>
          </table:table-cell>
          <table:table-cell office:value-type="float" office:value="0" calcext:value-type="float">
            <text:p>0</text:p>
          </table:table-cell>
          <table:table-cell office:value-type="float" office:value="0.00000243" calcext:value-type="float">
            <text:p>2,43E-06</text:p>
          </table:table-cell>
          <table:table-cell office:value-type="float" office:value="2.00000028" calcext:value-type="float">
            <text:p>2,0000002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4576204" calcext:value-type="float">
            <text:p>0,04576204</text:p>
          </table:table-cell>
        </table:table-row>
        <table:table-row table:style-name="ro1">
          <table:table-cell office:value-type="float" office:value="1624627266.30318" calcext:value-type="float">
            <text:p>1624627266,30318</text:p>
          </table:table-cell>
          <table:table-cell table:formula="of:=ROUND([.A475]-[$menor.$A$1];1)" office:value-type="float" office:value="47.3" calcext:value-type="float">
            <text:p>47,3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1.95552" calcext:value-type="float">
            <text:p>1,95552</text:p>
          </table:table-cell>
          <table:table-cell office:value-type="float" office:value="0" calcext:value-type="float">
            <text:p>0</text:p>
          </table:table-cell>
          <table:table-cell office:value-type="float" office:value="0.00000243" calcext:value-type="float">
            <text:p>2,43E-06</text:p>
          </table:table-cell>
          <table:table-cell office:value-type="float" office:value="2.00097028" calcext:value-type="float">
            <text:p>2,0009702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4576204" calcext:value-type="float">
            <text:p>0,04576204</text:p>
          </table:table-cell>
        </table:table-row>
        <table:table-row table:style-name="ro1">
          <table:table-cell office:value-type="float" office:value="1624627266.40347" calcext:value-type="float">
            <text:p>1624627266,40347</text:p>
          </table:table-cell>
          <table:table-cell table:formula="of:=ROUND([.A476]-[$menor.$A$1];1)" office:value-type="float" office:value="47.4" calcext:value-type="float">
            <text:p>47,4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1.956975" calcext:value-type="float">
            <text:p>1,956975</text:p>
          </table:table-cell>
          <table:table-cell office:value-type="float" office:value="0" calcext:value-type="float">
            <text:p>0</text:p>
          </table:table-cell>
          <table:table-cell office:value-type="float" office:value="0.00011467" calcext:value-type="float">
            <text:p>0,00011467</text:p>
          </table:table-cell>
          <table:table-cell office:value-type="float" office:value="2.0000136" calcext:value-type="float">
            <text:p>2,000013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447988" calcext:value-type="float">
            <text:p>0,0447988</text:p>
          </table:table-cell>
        </table:table-row>
        <table:table-row table:style-name="ro1">
          <table:table-cell office:value-type="float" office:value="1624627266.50276" calcext:value-type="float">
            <text:p>1624627266,50276</text:p>
          </table:table-cell>
          <table:table-cell table:formula="of:=ROUND([.A477]-[$menor.$A$1];1)" office:value-type="float" office:value="47.5" calcext:value-type="float">
            <text:p>47,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1.956975" calcext:value-type="float">
            <text:p>1,956975</text:p>
          </table:table-cell>
          <table:table-cell office:value-type="float" office:value="0" calcext:value-type="float">
            <text:p>0</text:p>
          </table:table-cell>
          <table:table-cell office:value-type="float" office:value="0.00011467" calcext:value-type="float">
            <text:p>0,00011467</text:p>
          </table:table-cell>
          <table:table-cell office:value-type="float" office:value="2.0000136" calcext:value-type="float">
            <text:p>2,000013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447988" calcext:value-type="float">
            <text:p>0,0447988</text:p>
          </table:table-cell>
        </table:table-row>
        <table:table-row table:style-name="ro1">
          <table:table-cell office:value-type="float" office:value="1624627266.6028" calcext:value-type="float">
            <text:p>1624627266,6028</text:p>
          </table:table-cell>
          <table:table-cell table:formula="of:=ROUND([.A478]-[$menor.$A$1];1)" office:value-type="float" office:value="47.6" calcext:value-type="float">
            <text:p>47,6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1.957945" calcext:value-type="float">
            <text:p>1,957945</text:p>
          </table:table-cell>
          <table:table-cell office:value-type="float" office:value="0" calcext:value-type="float">
            <text:p>0</text:p>
          </table:table-cell>
          <table:table-cell office:value-type="float" office:value="0.00011467" calcext:value-type="float">
            <text:p>0,00011467</text:p>
          </table:table-cell>
          <table:table-cell office:value-type="float" office:value="2.0014686" calcext:value-type="float">
            <text:p>2,0014686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447988" calcext:value-type="float">
            <text:p>0,0447988</text:p>
          </table:table-cell>
        </table:table-row>
        <table:table-row table:style-name="ro1">
          <table:table-cell office:value-type="float" office:value="1624627266.70299" calcext:value-type="float">
            <text:p>1624627266,70299</text:p>
          </table:table-cell>
          <table:table-cell table:formula="of:=ROUND([.A479]-[$menor.$A$1];1)" office:value-type="float" office:value="47.7" calcext:value-type="float">
            <text:p>47,7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1.957945" calcext:value-type="float">
            <text:p>1,957945</text:p>
          </table:table-cell>
          <table:table-cell office:value-type="float" office:value="0" calcext:value-type="float">
            <text:p>0</text:p>
          </table:table-cell>
          <table:table-cell office:value-type="float" office:value="0.00028297" calcext:value-type="float">
            <text:p>0,00028297</text:p>
          </table:table-cell>
          <table:table-cell office:value-type="float" office:value="2.00003415" calcext:value-type="float">
            <text:p>2,0000341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433545" calcext:value-type="float">
            <text:p>0,0433545</text:p>
          </table:table-cell>
        </table:table-row>
        <table:table-row table:style-name="ro1">
          <table:table-cell office:value-type="float" office:value="1624627266.8033" calcext:value-type="float">
            <text:p>1624627266,8033</text:p>
          </table:table-cell>
          <table:table-cell table:formula="of:=ROUND([.A480]-[$menor.$A$1];1)" office:value-type="float" office:value="47.8" calcext:value-type="float">
            <text:p>47,8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1.958915" calcext:value-type="float">
            <text:p>1,958915</text:p>
          </table:table-cell>
          <table:table-cell office:value-type="float" office:value="0" calcext:value-type="float">
            <text:p>0</text:p>
          </table:table-cell>
          <table:table-cell office:value-type="float" office:value="0.00028297" calcext:value-type="float">
            <text:p>0,00028297</text:p>
          </table:table-cell>
          <table:table-cell office:value-type="float" office:value="2.00100415" calcext:value-type="float">
            <text:p>2,0010041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433545" calcext:value-type="float">
            <text:p>0,0433545</text:p>
          </table:table-cell>
        </table:table-row>
        <table:table-row table:style-name="ro1">
          <table:table-cell office:value-type="float" office:value="1624627266.90269" calcext:value-type="float">
            <text:p>1624627266,90269</text:p>
          </table:table-cell>
          <table:table-cell table:formula="of:=ROUND([.A481]-[$menor.$A$1];1)" office:value-type="float" office:value="47.9" calcext:value-type="float">
            <text:p>47,9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1.958915" calcext:value-type="float">
            <text:p>1,958915</text:p>
          </table:table-cell>
          <table:table-cell office:value-type="float" office:value="1" calcext:value-type="float">
            <text:p>1</text:p>
          </table:table-cell>
          <table:table-cell office:value-type="float" office:value="-0.00033892" calcext:value-type="float">
            <text:p>-0,00033892</text:p>
          </table:table-cell>
          <table:table-cell office:value-type="float" office:value="1.99995561" calcext:value-type="float">
            <text:p>1,99995561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4239204" calcext:value-type="float">
            <text:p>0,04239204</text:p>
          </table:table-cell>
        </table:table-row>
        <table:table-row table:style-name="ro1">
          <table:table-cell office:value-type="float" office:value="1624627267.003" calcext:value-type="float">
            <text:p>1624627267,003</text:p>
          </table:table-cell>
          <table:table-cell table:formula="of:=ROUND([.A482]-[$menor.$A$1];1)" office:value-type="float" office:value="48" calcext:value-type="float">
            <text:p>48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1.959885" calcext:value-type="float">
            <text:p>1,959885</text:p>
          </table:table-cell>
          <table:table-cell office:value-type="float" office:value="1" calcext:value-type="float">
            <text:p>1</text:p>
          </table:table-cell>
          <table:table-cell office:value-type="float" office:value="-0.00033892" calcext:value-type="float">
            <text:p>-0,00033892</text:p>
          </table:table-cell>
          <table:table-cell office:value-type="float" office:value="2.00092561" calcext:value-type="float">
            <text:p>2,00092561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4239204" calcext:value-type="float">
            <text:p>0,04239204</text:p>
          </table:table-cell>
        </table:table-row>
        <table:table-row table:style-name="ro1">
          <table:table-cell office:value-type="float" office:value="1624627267.10344" calcext:value-type="float">
            <text:p>1624627267,10344</text:p>
          </table:table-cell>
          <table:table-cell table:formula="of:=ROUND([.A483]-[$menor.$A$1];1)" office:value-type="float" office:value="48.1" calcext:value-type="float">
            <text:p>48,1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1.959885" calcext:value-type="float">
            <text:p>1,959885</text:p>
          </table:table-cell>
          <table:table-cell office:value-type="float" office:value="1" calcext:value-type="float">
            <text:p>1</text:p>
          </table:table-cell>
          <table:table-cell office:value-type="float" office:value="-0.00118015" calcext:value-type="float">
            <text:p>-0,00118015</text:p>
          </table:table-cell>
          <table:table-cell office:value-type="float" office:value="1.99997216" calcext:value-type="float">
            <text:p>1,99997216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4142993" calcext:value-type="float">
            <text:p>0,04142993</text:p>
          </table:table-cell>
        </table:table-row>
        <table:table-row table:style-name="ro1">
          <table:table-cell office:value-type="float" office:value="1624627267.203" calcext:value-type="float">
            <text:p>1624627267,203</text:p>
          </table:table-cell>
          <table:table-cell table:formula="of:=ROUND([.A484]-[$menor.$A$1];1)" office:value-type="float" office:value="48.2" calcext:value-type="float">
            <text:p>48,2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1.959885" calcext:value-type="float">
            <text:p>1,959885</text:p>
          </table:table-cell>
          <table:table-cell office:value-type="float" office:value="-1" calcext:value-type="float">
            <text:p>-1</text:p>
          </table:table-cell>
          <table:table-cell office:value-type="float" office:value="0.00026738" calcext:value-type="float">
            <text:p>0,00026738</text:p>
          </table:table-cell>
          <table:table-cell office:value-type="float" office:value="2.00099753" calcext:value-type="float">
            <text:p>2,00099753</text:p>
          </table:table-cell>
          <table:table-cell office:value-type="float" office:value="95.69178455" calcext:value-type="float">
            <text:p>95,69178455</text:p>
          </table:table-cell>
          <table:table-cell office:value-type="float" office:value="0.04131623" calcext:value-type="float">
            <text:p>0,04131623</text:p>
          </table:table-cell>
        </table:table-row>
        <table:table-row table:style-name="ro1">
          <table:table-cell office:value-type="float" office:value="1624627267.30362" calcext:value-type="float">
            <text:p>1624627267,30362</text:p>
          </table:table-cell>
          <table:table-cell table:formula="of:=ROUND([.A485]-[$menor.$A$1];1)" office:value-type="float" office:value="48.3" calcext:value-type="float">
            <text:p>48,3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1.960855" calcext:value-type="float">
            <text:p>1,960855</text:p>
          </table:table-cell>
          <table:table-cell office:value-type="float" office:value="0" calcext:value-type="float">
            <text:p>0</text:p>
          </table:table-cell>
          <table:table-cell office:value-type="float" office:value="-0.00033713" calcext:value-type="float">
            <text:p>-0,00033713</text:p>
          </table:table-cell>
          <table:table-cell office:value-type="float" office:value="1.99996188" calcext:value-type="float">
            <text:p>1,9999618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4035178" calcext:value-type="float">
            <text:p>0,04035178</text:p>
          </table:table-cell>
        </table:table-row>
        <table:table-row table:style-name="ro1">
          <table:table-cell office:value-type="float" office:value="1624627267.40425" calcext:value-type="float">
            <text:p>1624627267,40425</text:p>
          </table:table-cell>
          <table:table-cell table:formula="of:=ROUND([.A486]-[$menor.$A$1];1)" office:value-type="float" office:value="48.4" calcext:value-type="float">
            <text:p>48,4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1.960855" calcext:value-type="float">
            <text:p>1,960855</text:p>
          </table:table-cell>
          <table:table-cell office:value-type="float" office:value="0" calcext:value-type="float">
            <text:p>0</text:p>
          </table:table-cell>
          <table:table-cell office:value-type="float" office:value="-0.00033713" calcext:value-type="float">
            <text:p>-0,00033713</text:p>
          </table:table-cell>
          <table:table-cell office:value-type="float" office:value="1.99996188" calcext:value-type="float">
            <text:p>1,9999618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4035178" calcext:value-type="float">
            <text:p>0,04035178</text:p>
          </table:table-cell>
        </table:table-row>
        <table:table-row table:style-name="ro1">
          <table:table-cell office:value-type="float" office:value="1624627267.50458" calcext:value-type="float">
            <text:p>1624627267,50458</text:p>
          </table:table-cell>
          <table:table-cell table:formula="of:=ROUND([.A487]-[$menor.$A$1];1)" office:value-type="float" office:value="48.5" calcext:value-type="float">
            <text:p>48,5</text:p>
          </table:table-cell>
          <table:table-cell office:value-type="float" office:value="0.0035" calcext:value-type="float">
            <text:p>0,00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1.961825" calcext:value-type="float">
            <text:p>1,961825</text:p>
          </table:table-cell>
          <table:table-cell office:value-type="float" office:value="0" calcext:value-type="float">
            <text:p>0</text:p>
          </table:table-cell>
          <table:table-cell office:value-type="float" office:value="-0.00033713" calcext:value-type="float">
            <text:p>-0,00033713</text:p>
          </table:table-cell>
          <table:table-cell office:value-type="float" office:value="2.00093188" calcext:value-type="float">
            <text:p>2,0009318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4035178" calcext:value-type="float">
            <text:p>0,04035178</text:p>
          </table:table-cell>
        </table:table-row>
        <table:table-row table:style-name="ro1">
          <table:table-cell office:value-type="float" office:value="1624627267.60493" calcext:value-type="float">
            <text:p>1624627267,60493</text:p>
          </table:table-cell>
          <table:table-cell table:formula="of:=ROUND([.A488]-[$menor.$A$1];1)" office:value-type="float" office:value="48.6" calcext:value-type="float">
            <text:p>48,6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1.961825" calcext:value-type="float">
            <text:p>1,961825</text:p>
          </table:table-cell>
          <table:table-cell office:value-type="float" office:value="0" calcext:value-type="float">
            <text:p>0</text:p>
          </table:table-cell>
          <table:table-cell office:value-type="float" office:value="-0.00022477" calcext:value-type="float">
            <text:p>-0,00022477</text:p>
          </table:table-cell>
          <table:table-cell office:value-type="float" office:value="1.99997428" calcext:value-type="float">
            <text:p>1,9999742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3938762" calcext:value-type="float">
            <text:p>0,03938762</text:p>
          </table:table-cell>
        </table:table-row>
        <table:table-row table:style-name="ro1">
          <table:table-cell office:value-type="float" office:value="1624627267.70527" calcext:value-type="float">
            <text:p>1624627267,70527</text:p>
          </table:table-cell>
          <table:table-cell table:formula="of:=ROUND([.A489]-[$menor.$A$1];1)" office:value-type="float" office:value="48.7" calcext:value-type="float">
            <text:p>48,7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1.961825" calcext:value-type="float">
            <text:p>1,961825</text:p>
          </table:table-cell>
          <table:table-cell office:value-type="float" office:value="0" calcext:value-type="float">
            <text:p>0</text:p>
          </table:table-cell>
          <table:table-cell office:value-type="float" office:value="-0.00022477" calcext:value-type="float">
            <text:p>-0,00022477</text:p>
          </table:table-cell>
          <table:table-cell office:value-type="float" office:value="2.00094428" calcext:value-type="float">
            <text:p>2,0009442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3938762" calcext:value-type="float">
            <text:p>0,03938762</text:p>
          </table:table-cell>
        </table:table-row>
        <table:table-row table:style-name="ro1">
          <table:table-cell office:value-type="float" office:value="1624627267.80556" calcext:value-type="float">
            <text:p>1624627267,80556</text:p>
          </table:table-cell>
          <table:table-cell table:formula="of:=ROUND([.A490]-[$menor.$A$1];1)" office:value-type="float" office:value="48.8" calcext:value-type="float">
            <text:p>48,8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1.962795" calcext:value-type="float">
            <text:p>1,962795</text:p>
          </table:table-cell>
          <table:table-cell office:value-type="float" office:value="0" calcext:value-type="float">
            <text:p>0</text:p>
          </table:table-cell>
          <table:table-cell office:value-type="float" office:value="-0.00011245" calcext:value-type="float">
            <text:p>-0,00011245</text:p>
          </table:table-cell>
          <table:table-cell office:value-type="float" office:value="1.99998697" calcext:value-type="float">
            <text:p>1,9999869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3842374" calcext:value-type="float">
            <text:p>0,03842374</text:p>
          </table:table-cell>
        </table:table-row>
        <table:table-row table:style-name="ro1">
          <table:table-cell office:value-type="float" office:value="1624627267.90591" calcext:value-type="float">
            <text:p>1624627267,90591</text:p>
          </table:table-cell>
          <table:table-cell table:formula="of:=ROUND([.A491]-[$menor.$A$1];1)" office:value-type="float" office:value="48.9" calcext:value-type="float">
            <text:p>48,9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1.962795" calcext:value-type="float">
            <text:p>1,962795</text:p>
          </table:table-cell>
          <table:table-cell office:value-type="float" office:value="0" calcext:value-type="float">
            <text:p>0</text:p>
          </table:table-cell>
          <table:table-cell office:value-type="float" office:value="-0.00011245" calcext:value-type="float">
            <text:p>-0,00011245</text:p>
          </table:table-cell>
          <table:table-cell office:value-type="float" office:value="1.99998697" calcext:value-type="float">
            <text:p>1,9999869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3842374" calcext:value-type="float">
            <text:p>0,03842374</text:p>
          </table:table-cell>
        </table:table-row>
        <table:table-row table:style-name="ro1">
          <table:table-cell office:value-type="float" office:value="1624627268.00628" calcext:value-type="float">
            <text:p>1624627268,00628</text:p>
          </table:table-cell>
          <table:table-cell table:formula="of:=ROUND([.A492]-[$menor.$A$1];1)" office:value-type="float" office:value="49" calcext:value-type="float">
            <text:p>49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1.963765" calcext:value-type="float">
            <text:p>1,963765</text:p>
          </table:table-cell>
          <table:table-cell office:value-type="float" office:value="0" calcext:value-type="float">
            <text:p>0</text:p>
          </table:table-cell>
          <table:table-cell office:value-type="float" office:value="-0.00011245" calcext:value-type="float">
            <text:p>-0,00011245</text:p>
          </table:table-cell>
          <table:table-cell office:value-type="float" office:value="2.00095697" calcext:value-type="float">
            <text:p>2,00095697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3842374" calcext:value-type="float">
            <text:p>0,03842374</text:p>
          </table:table-cell>
        </table:table-row>
        <table:table-row table:style-name="ro1">
          <table:table-cell office:value-type="float" office:value="1624627268.1066" calcext:value-type="float">
            <text:p>1624627268,1066</text:p>
          </table:table-cell>
          <table:table-cell table:formula="of:=ROUND([.A493]-[$menor.$A$1];1)" office:value-type="float" office:value="49.1" calcext:value-type="float">
            <text:p>49,1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1.963765" calcext:value-type="float">
            <text:p>1,963765</text:p>
          </table:table-cell>
          <table:table-cell office:value-type="float" office:value="0" calcext:value-type="float">
            <text:p>0</text:p>
          </table:table-cell>
          <table:table-cell office:value-type="float" office:value="-0.00000017" calcext:value-type="float">
            <text:p>-1,7E-07</text:p>
          </table:table-cell>
          <table:table-cell office:value-type="float" office:value="1.99999998" calcext:value-type="float">
            <text:p>1,9999999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3746018" calcext:value-type="float">
            <text:p>0,03746018</text:p>
          </table:table-cell>
        </table:table-row>
        <table:table-row table:style-name="ro1">
          <table:table-cell office:value-type="float" office:value="1624627268.20696" calcext:value-type="float">
            <text:p>1624627268,20696</text:p>
          </table:table-cell>
          <table:table-cell table:formula="of:=ROUND([.A494]-[$menor.$A$1];1)" office:value-type="float" office:value="49.2" calcext:value-type="float">
            <text:p>49,2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1.963765" calcext:value-type="float">
            <text:p>1,963765</text:p>
          </table:table-cell>
          <table:table-cell office:value-type="float" office:value="0" calcext:value-type="float">
            <text:p>0</text:p>
          </table:table-cell>
          <table:table-cell office:value-type="float" office:value="-0.00000017" calcext:value-type="float">
            <text:p>-1,7E-07</text:p>
          </table:table-cell>
          <table:table-cell office:value-type="float" office:value="2.00096998" calcext:value-type="float">
            <text:p>2,00096998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3746018" calcext:value-type="float">
            <text:p>0,03746018</text:p>
          </table:table-cell>
        </table:table-row>
        <table:table-row table:style-name="ro1">
          <table:table-cell office:value-type="float" office:value="1624627268.30714" calcext:value-type="float">
            <text:p>1624627268,30714</text:p>
          </table:table-cell>
          <table:table-cell table:formula="of:=ROUND([.A495]-[$menor.$A$1];1)" office:value-type="float" office:value="49.3" calcext:value-type="float">
            <text:p>49,3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1.964735" calcext:value-type="float">
            <text:p>1,964735</text:p>
          </table:table-cell>
          <table:table-cell office:value-type="float" office:value="0" calcext:value-type="float">
            <text:p>0</text:p>
          </table:table-cell>
          <table:table-cell office:value-type="float" office:value="0.00011207" calcext:value-type="float">
            <text:p>0,00011207</text:p>
          </table:table-cell>
          <table:table-cell office:value-type="float" office:value="2.00001332" calcext:value-type="float">
            <text:p>2,0000133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3649696" calcext:value-type="float">
            <text:p>0,03649696</text:p>
          </table:table-cell>
        </table:table-row>
        <table:table-row table:style-name="ro1">
          <table:table-cell office:value-type="float" office:value="1624627268.40746" calcext:value-type="float">
            <text:p>1624627268,40746</text:p>
          </table:table-cell>
          <table:table-cell table:formula="of:=ROUND([.A496]-[$menor.$A$1];1)" office:value-type="float" office:value="49.4" calcext:value-type="float">
            <text:p>49,4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1.964735" calcext:value-type="float">
            <text:p>1,964735</text:p>
          </table:table-cell>
          <table:table-cell office:value-type="float" office:value="0" calcext:value-type="float">
            <text:p>0</text:p>
          </table:table-cell>
          <table:table-cell office:value-type="float" office:value="0.00011207" calcext:value-type="float">
            <text:p>0,00011207</text:p>
          </table:table-cell>
          <table:table-cell office:value-type="float" office:value="2.00001332" calcext:value-type="float">
            <text:p>2,0000133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3649696" calcext:value-type="float">
            <text:p>0,03649696</text:p>
          </table:table-cell>
        </table:table-row>
        <table:table-row table:style-name="ro1">
          <table:table-cell office:value-type="float" office:value="1624627268.50673" calcext:value-type="float">
            <text:p>1624627268,50673</text:p>
          </table:table-cell>
          <table:table-cell table:formula="of:=ROUND([.A497]-[$menor.$A$1];1)" office:value-type="float" office:value="49.5" calcext:value-type="float">
            <text:p>49,5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1.965705" calcext:value-type="float">
            <text:p>1,965705</text:p>
          </table:table-cell>
          <table:table-cell office:value-type="float" office:value="0" calcext:value-type="float">
            <text:p>0</text:p>
          </table:table-cell>
          <table:table-cell office:value-type="float" office:value="0.00011207" calcext:value-type="float">
            <text:p>0,00011207</text:p>
          </table:table-cell>
          <table:table-cell office:value-type="float" office:value="2.00098332" calcext:value-type="float">
            <text:p>2,0009833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3649696" calcext:value-type="float">
            <text:p>0,03649696</text:p>
          </table:table-cell>
        </table:table-row>
        <table:table-row table:style-name="ro1">
          <table:table-cell office:value-type="float" office:value="1624627268.60705" calcext:value-type="float">
            <text:p>1624627268,60705</text:p>
          </table:table-cell>
          <table:table-cell table:formula="of:=ROUND([.A498]-[$menor.$A$1];1)" office:value-type="float" office:value="49.6" calcext:value-type="float">
            <text:p>49,6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1.965705" calcext:value-type="float">
            <text:p>1,965705</text:p>
          </table:table-cell>
          <table:table-cell office:value-type="float" office:value="0" calcext:value-type="float">
            <text:p>0</text:p>
          </table:table-cell>
          <table:table-cell office:value-type="float" office:value="0.00022427" calcext:value-type="float">
            <text:p>0,00022427</text:p>
          </table:table-cell>
          <table:table-cell office:value-type="float" office:value="2.00002704" calcext:value-type="float">
            <text:p>2,0000270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3553412" calcext:value-type="float">
            <text:p>0,03553412</text:p>
          </table:table-cell>
        </table:table-row>
        <table:table-row table:style-name="ro1">
          <table:table-cell office:value-type="float" office:value="1624627268.70745" calcext:value-type="float">
            <text:p>1624627268,70745</text:p>
          </table:table-cell>
          <table:table-cell table:formula="of:=ROUND([.A499]-[$menor.$A$1];1)" office:value-type="float" office:value="49.7" calcext:value-type="float">
            <text:p>49,7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1.965705" calcext:value-type="float">
            <text:p>1,965705</text:p>
          </table:table-cell>
          <table:table-cell office:value-type="float" office:value="0" calcext:value-type="float">
            <text:p>0</text:p>
          </table:table-cell>
          <table:table-cell office:value-type="float" office:value="0.00022427" calcext:value-type="float">
            <text:p>0,00022427</text:p>
          </table:table-cell>
          <table:table-cell office:value-type="float" office:value="2.00099704" calcext:value-type="float">
            <text:p>2,0009970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3553412" calcext:value-type="float">
            <text:p>0,03553412</text:p>
          </table:table-cell>
        </table:table-row>
        <table:table-row table:style-name="ro1">
          <table:table-cell office:value-type="float" office:value="1624627268.80675" calcext:value-type="float">
            <text:p>1624627268,80675</text:p>
          </table:table-cell>
          <table:table-cell table:formula="of:=ROUND([.A500]-[$menor.$A$1];1)" office:value-type="float" office:value="49.8" calcext:value-type="float">
            <text:p>49,8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1.966675" calcext:value-type="float">
            <text:p>1,966675</text:p>
          </table:table-cell>
          <table:table-cell office:value-type="float" office:value="1" calcext:value-type="float">
            <text:p>1</text:p>
          </table:table-cell>
          <table:table-cell office:value-type="float" office:value="-0.00026221" calcext:value-type="float">
            <text:p>-0,00026221</text:p>
          </table:table-cell>
          <table:table-cell office:value-type="float" office:value="1.99996561" calcext:value-type="float">
            <text:p>1,99996561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3457167" calcext:value-type="float">
            <text:p>0,03457167</text:p>
          </table:table-cell>
        </table:table-row>
        <table:table-row table:style-name="ro1">
          <table:table-cell office:value-type="float" office:value="1624627268.90685" calcext:value-type="float">
            <text:p>1624627268,90685</text:p>
          </table:table-cell>
          <table:table-cell table:formula="of:=ROUND([.A501]-[$menor.$A$1];1)" office:value-type="float" office:value="49.9" calcext:value-type="float">
            <text:p>49,9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66675" calcext:value-type="float">
            <text:p>1,966675</text:p>
          </table:table-cell>
          <table:table-cell office:value-type="float" office:value="1" calcext:value-type="float">
            <text:p>1</text:p>
          </table:table-cell>
          <table:table-cell office:value-type="float" office:value="-0.00026221" calcext:value-type="float">
            <text:p>-0,00026221</text:p>
          </table:table-cell>
          <table:table-cell office:value-type="float" office:value="1.99996561" calcext:value-type="float">
            <text:p>1,99996561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3457167" calcext:value-type="float">
            <text:p>0,03457167</text:p>
          </table:table-cell>
        </table:table-row>
        <table:table-row table:style-name="ro1">
          <table:table-cell office:value-type="float" office:value="1624627269.00702" calcext:value-type="float">
            <text:p>1624627269,00702</text:p>
          </table:table-cell>
          <table:table-cell table:formula="of:=ROUND([.A502]-[$menor.$A$1];1)" office:value-type="float" office:value="50" calcext:value-type="float">
            <text:p>50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67645" calcext:value-type="float">
            <text:p>1,967645</text:p>
          </table:table-cell>
          <table:table-cell office:value-type="float" office:value="1" calcext:value-type="float">
            <text:p>1</text:p>
          </table:table-cell>
          <table:table-cell office:value-type="float" office:value="-0.00026221" calcext:value-type="float">
            <text:p>-0,00026221</text:p>
          </table:table-cell>
          <table:table-cell office:value-type="float" office:value="2.00093561" calcext:value-type="float">
            <text:p>2,00093561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3457167" calcext:value-type="float">
            <text:p>0,03457167</text:p>
          </table:table-cell>
        </table:table-row>
        <table:table-row table:style-name="ro1">
          <table:table-cell office:value-type="float" office:value="1624627269.10733" calcext:value-type="float">
            <text:p>1624627269,10733</text:p>
          </table:table-cell>
          <table:table-cell table:formula="of:=ROUND([.A503]-[$menor.$A$1];1)" office:value-type="float" office:value="50.1" calcext:value-type="float">
            <text:p>50,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67645" calcext:value-type="float">
            <text:p>1,967645</text:p>
          </table:table-cell>
          <table:table-cell office:value-type="float" office:value="1" calcext:value-type="float">
            <text:p>1</text:p>
          </table:table-cell>
          <table:table-cell office:value-type="float" office:value="-0.00110345" calcext:value-type="float">
            <text:p>-0,00110345</text:p>
          </table:table-cell>
          <table:table-cell office:value-type="float" office:value="1.99998225" calcext:value-type="float">
            <text:p>1,99998225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3360965" calcext:value-type="float">
            <text:p>0,03360965</text:p>
          </table:table-cell>
        </table:table-row>
        <table:table-row table:style-name="ro1">
          <table:table-cell office:value-type="float" office:value="1624627269.2076" calcext:value-type="float">
            <text:p>1624627269,2076</text:p>
          </table:table-cell>
          <table:table-cell table:formula="of:=ROUND([.A504]-[$menor.$A$1];1)" office:value-type="float" office:value="50.2" calcext:value-type="float">
            <text:p>50,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67645" calcext:value-type="float">
            <text:p>1,967645</text:p>
          </table:table-cell>
          <table:table-cell office:value-type="float" office:value="-1" calcext:value-type="float">
            <text:p>-1</text:p>
          </table:table-cell>
          <table:table-cell office:value-type="float" office:value="0.00007282" calcext:value-type="float">
            <text:p>7,282E-05</text:p>
          </table:table-cell>
          <table:table-cell office:value-type="float" office:value="2.00097734" calcext:value-type="float">
            <text:p>2,00097734</text:p>
          </table:table-cell>
          <table:table-cell office:value-type="float" office:value="95.69178455" calcext:value-type="float">
            <text:p>95,69178455</text:p>
          </table:table-cell>
          <table:table-cell office:value-type="float" office:value="0.03349749" calcext:value-type="float">
            <text:p>0,03349749</text:p>
          </table:table-cell>
        </table:table-row>
        <table:table-row table:style-name="ro1">
          <table:table-cell office:value-type="float" office:value="1624627269.30818" calcext:value-type="float">
            <text:p>1624627269,30818</text:p>
          </table:table-cell>
          <table:table-cell table:formula="of:=ROUND([.A505]-[$menor.$A$1];1)" office:value-type="float" office:value="50.3" calcext:value-type="float">
            <text:p>50,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67645" calcext:value-type="float">
            <text:p>1,967645</text:p>
          </table:table-cell>
          <table:table-cell office:value-type="float" office:value="-1" calcext:value-type="float">
            <text:p>-1</text:p>
          </table:table-cell>
          <table:table-cell office:value-type="float" office:value="0.00016851" calcext:value-type="float">
            <text:p>0,00016851</text:p>
          </table:table-cell>
          <table:table-cell office:value-type="float" office:value="2.00001724" calcext:value-type="float">
            <text:p>2,00001724</text:p>
          </table:table-cell>
          <table:table-cell office:value-type="float" office:value="95.69178455" calcext:value-type="float">
            <text:p>95,69178455</text:p>
          </table:table-cell>
          <table:table-cell office:value-type="float" office:value="0.03253263" calcext:value-type="float">
            <text:p>0,03253263</text:p>
          </table:table-cell>
        </table:table-row>
        <table:table-row table:style-name="ro1">
          <table:table-cell office:value-type="float" office:value="1624627269.40775" calcext:value-type="float">
            <text:p>1624627269,40775</text:p>
          </table:table-cell>
          <table:table-cell table:formula="of:=ROUND([.A506]-[$menor.$A$1];1)" office:value-type="float" office:value="50.4" calcext:value-type="float">
            <text:p>50,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68615" calcext:value-type="float">
            <text:p>1,968615</text:p>
          </table:table-cell>
          <table:table-cell office:value-type="float" office:value="-1" calcext:value-type="float">
            <text:p>-1</text:p>
          </table:table-cell>
          <table:table-cell office:value-type="float" office:value="-0.00042527" calcext:value-type="float">
            <text:p>-0,00042527</text:p>
          </table:table-cell>
          <table:table-cell office:value-type="float" office:value="1.99995255" calcext:value-type="float">
            <text:p>1,99995255</text:p>
          </table:table-cell>
          <table:table-cell office:value-type="float" office:value="96.74373506" calcext:value-type="float">
            <text:p>96,74373506</text:p>
          </table:table-cell>
          <table:table-cell office:value-type="float" office:value="0.03253263" calcext:value-type="float">
            <text:p>0,03253263</text:p>
          </table:table-cell>
        </table:table-row>
        <table:table-row table:style-name="ro1">
          <table:table-cell office:value-type="float" office:value="1624627269.508" calcext:value-type="float">
            <text:p>1624627269,508</text:p>
          </table:table-cell>
          <table:table-cell table:formula="of:=ROUND([.A507]-[$menor.$A$1];1)" office:value-type="float" office:value="50.5" calcext:value-type="float">
            <text:p>50,5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68615" calcext:value-type="float">
            <text:p>1,968615</text:p>
          </table:table-cell>
          <table:table-cell office:value-type="float" office:value="-2" calcext:value-type="float">
            <text:p>-2</text:p>
          </table:table-cell>
          <table:table-cell office:value-type="float" office:value="0.00013916" calcext:value-type="float">
            <text:p>0,00013916</text:p>
          </table:table-cell>
          <table:table-cell office:value-type="float" office:value="2.0000143" calcext:value-type="float">
            <text:p>2,0000143</text:p>
          </table:table-cell>
          <table:table-cell office:value-type="float" office:value="95.74373506" calcext:value-type="float">
            <text:p>95,74373506</text:p>
          </table:table-cell>
          <table:table-cell office:value-type="float" office:value="0.03253263" calcext:value-type="float">
            <text:p>0,03253263</text:p>
          </table:table-cell>
        </table:table-row>
        <table:table-row table:style-name="ro1">
          <table:table-cell office:value-type="float" office:value="1624627269.60828" calcext:value-type="float">
            <text:p>1624627269,60828</text:p>
          </table:table-cell>
          <table:table-cell table:formula="of:=ROUND([.A508]-[$menor.$A$1];1)" office:value-type="float" office:value="50.6" calcext:value-type="float">
            <text:p>50,6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68615" calcext:value-type="float">
            <text:p>1,968615</text:p>
          </table:table-cell>
          <table:table-cell office:value-type="float" office:value="-2" calcext:value-type="float">
            <text:p>-2</text:p>
          </table:table-cell>
          <table:table-cell office:value-type="float" office:value="0.00013916" calcext:value-type="float">
            <text:p>0,00013916</text:p>
          </table:table-cell>
          <table:table-cell office:value-type="float" office:value="2.0009843" calcext:value-type="float">
            <text:p>2,0009843</text:p>
          </table:table-cell>
          <table:table-cell office:value-type="float" office:value="95.74373506" calcext:value-type="float">
            <text:p>95,74373506</text:p>
          </table:table-cell>
          <table:table-cell office:value-type="float" office:value="0.03253263" calcext:value-type="float">
            <text:p>0,03253263</text:p>
          </table:table-cell>
        </table:table-row>
        <table:table-row table:style-name="ro1">
          <table:table-cell office:value-type="float" office:value="1624627269.70821" calcext:value-type="float">
            <text:p>1624627269,70821</text:p>
          </table:table-cell>
          <table:table-cell table:formula="of:=ROUND([.A509]-[$menor.$A$1];1)" office:value-type="float" office:value="50.7" calcext:value-type="float">
            <text:p>50,7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69585" calcext:value-type="float">
            <text:p>1,969585</text:p>
          </table:table-cell>
          <table:table-cell office:value-type="float" office:value="-2" calcext:value-type="float">
            <text:p>-2</text:p>
          </table:table-cell>
          <table:table-cell office:value-type="float" office:value="0.00023569" calcext:value-type="float">
            <text:p>0,00023569</text:p>
          </table:table-cell>
          <table:table-cell office:value-type="float" office:value="2.0000246" calcext:value-type="float">
            <text:p>2,0000246</text:p>
          </table:table-cell>
          <table:table-cell office:value-type="float" office:value="95.74373506" calcext:value-type="float">
            <text:p>95,74373506</text:p>
          </table:table-cell>
          <table:table-cell office:value-type="float" office:value="0.03156809" calcext:value-type="float">
            <text:p>0,03156809</text:p>
          </table:table-cell>
        </table:table-row>
        <table:table-row table:style-name="ro1">
          <table:table-cell office:value-type="float" office:value="1624627269.80771" calcext:value-type="float">
            <text:p>1624627269,80771</text:p>
          </table:table-cell>
          <table:table-cell table:formula="of:=ROUND([.A510]-[$menor.$A$1];1)" office:value-type="float" office:value="50.8" calcext:value-type="float">
            <text:p>50,8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69585" calcext:value-type="float">
            <text:p>1,969585</text:p>
          </table:table-cell>
          <table:table-cell office:value-type="float" office:value="-2" calcext:value-type="float">
            <text:p>-2</text:p>
          </table:table-cell>
          <table:table-cell office:value-type="float" office:value="0.00023569" calcext:value-type="float">
            <text:p>0,00023569</text:p>
          </table:table-cell>
          <table:table-cell office:value-type="float" office:value="2.0000246" calcext:value-type="float">
            <text:p>2,0000246</text:p>
          </table:table-cell>
          <table:table-cell office:value-type="float" office:value="95.74373506" calcext:value-type="float">
            <text:p>95,74373506</text:p>
          </table:table-cell>
          <table:table-cell office:value-type="float" office:value="0.03156809" calcext:value-type="float">
            <text:p>0,03156809</text:p>
          </table:table-cell>
        </table:table-row>
        <table:table-row table:style-name="ro1">
          <table:table-cell office:value-type="float" office:value="1624627269.90839" calcext:value-type="float">
            <text:p>1624627269,90839</text:p>
          </table:table-cell>
          <table:table-cell table:formula="of:=ROUND([.A511]-[$menor.$A$1];1)" office:value-type="float" office:value="50.9" calcext:value-type="float">
            <text:p>50,9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69585" calcext:value-type="float">
            <text:p>1,969585</text:p>
          </table:table-cell>
          <table:table-cell office:value-type="float" office:value="-2" calcext:value-type="float">
            <text:p>-2</text:p>
          </table:table-cell>
          <table:table-cell office:value-type="float" office:value="0.00081287" calcext:value-type="float">
            <text:p>0,00081287</text:p>
          </table:table-cell>
          <table:table-cell office:value-type="float" office:value="2.00104731" calcext:value-type="float">
            <text:p>2,00104731</text:p>
          </table:table-cell>
          <table:table-cell office:value-type="float" office:value="94.69178455" calcext:value-type="float">
            <text:p>94,69178455</text:p>
          </table:table-cell>
          <table:table-cell office:value-type="float" office:value="0.03156809" calcext:value-type="float">
            <text:p>0,03156809</text:p>
          </table:table-cell>
        </table:table-row>
        <table:table-row table:style-name="ro1">
          <table:table-cell office:value-type="float" office:value="1624627270.00811" calcext:value-type="float">
            <text:p>1624627270,00811</text:p>
          </table:table-cell>
          <table:table-cell table:formula="of:=ROUND([.A512]-[$menor.$A$1];1)" office:value-type="float" office:value="51" calcext:value-type="float">
            <text:p>51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69585" calcext:value-type="float">
            <text:p>1,969585</text:p>
          </table:table-cell>
          <table:table-cell office:value-type="float" office:value="0" calcext:value-type="float">
            <text:p>0</text:p>
          </table:table-cell>
          <table:table-cell office:value-type="float" office:value="-0.00017122" calcext:value-type="float">
            <text:p>-0,00017122</text:p>
          </table:table-cell>
          <table:table-cell office:value-type="float" office:value="1.9999804" calcext:value-type="float">
            <text:p>1,999980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3060389" calcext:value-type="float">
            <text:p>0,03060389</text:p>
          </table:table-cell>
        </table:table-row>
        <table:table-row table:style-name="ro1">
          <table:table-cell office:value-type="float" office:value="1624627270.10766" calcext:value-type="float">
            <text:p>1624627270,10766</text:p>
          </table:table-cell>
          <table:table-cell table:formula="of:=ROUND([.A513]-[$menor.$A$1];1)" office:value-type="float" office:value="51.1" calcext:value-type="float">
            <text:p>51,1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70555" calcext:value-type="float">
            <text:p>1,970555</text:p>
          </table:table-cell>
          <table:table-cell office:value-type="float" office:value="0" calcext:value-type="float">
            <text:p>0</text:p>
          </table:table-cell>
          <table:table-cell office:value-type="float" office:value="-0.00017122" calcext:value-type="float">
            <text:p>-0,00017122</text:p>
          </table:table-cell>
          <table:table-cell office:value-type="float" office:value="1.9999804" calcext:value-type="float">
            <text:p>1,999980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3060389" calcext:value-type="float">
            <text:p>0,03060389</text:p>
          </table:table-cell>
        </table:table-row>
        <table:table-row table:style-name="ro1">
          <table:table-cell office:value-type="float" office:value="1624627270.20856" calcext:value-type="float">
            <text:p>1624627270,20856</text:p>
          </table:table-cell>
          <table:table-cell table:formula="of:=ROUND([.A514]-[$menor.$A$1];1)" office:value-type="float" office:value="51.2" calcext:value-type="float">
            <text:p>51,2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70555" calcext:value-type="float">
            <text:p>1,970555</text:p>
          </table:table-cell>
          <table:table-cell office:value-type="float" office:value="0" calcext:value-type="float">
            <text:p>0</text:p>
          </table:table-cell>
          <table:table-cell office:value-type="float" office:value="-0.00017122" calcext:value-type="float">
            <text:p>-0,00017122</text:p>
          </table:table-cell>
          <table:table-cell office:value-type="float" office:value="1.9999804" calcext:value-type="float">
            <text:p>1,999980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3060389" calcext:value-type="float">
            <text:p>0,03060389</text:p>
          </table:table-cell>
        </table:table-row>
        <table:table-row table:style-name="ro1">
          <table:table-cell office:value-type="float" office:value="1624627270.30919" calcext:value-type="float">
            <text:p>1624627270,30919</text:p>
          </table:table-cell>
          <table:table-cell table:formula="of:=ROUND([.A515]-[$menor.$A$1];1)" office:value-type="float" office:value="51.3" calcext:value-type="float">
            <text:p>51,3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70555" calcext:value-type="float">
            <text:p>1,970555</text:p>
          </table:table-cell>
          <table:table-cell office:value-type="float" office:value="0" calcext:value-type="float">
            <text:p>0</text:p>
          </table:table-cell>
          <table:table-cell office:value-type="float" office:value="-0.00017122" calcext:value-type="float">
            <text:p>-0,00017122</text:p>
          </table:table-cell>
          <table:table-cell office:value-type="float" office:value="2.0009504" calcext:value-type="float">
            <text:p>2,0009504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3060389" calcext:value-type="float">
            <text:p>0,03060389</text:p>
          </table:table-cell>
        </table:table-row>
        <table:table-row table:style-name="ro1">
          <table:table-cell office:value-type="float" office:value="1624627270.40863" calcext:value-type="float">
            <text:p>1624627270,40863</text:p>
          </table:table-cell>
          <table:table-cell table:formula="of:=ROUND([.A516]-[$menor.$A$1];1)" office:value-type="float" office:value="51.4" calcext:value-type="float">
            <text:p>51,4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71525" calcext:value-type="float">
            <text:p>1,971525</text:p>
          </table:table-cell>
          <table:table-cell office:value-type="float" office:value="0" calcext:value-type="float">
            <text:p>0</text:p>
          </table:table-cell>
          <table:table-cell office:value-type="float" office:value="-0.00005891" calcext:value-type="float">
            <text:p>-5,891E-05</text:p>
          </table:table-cell>
          <table:table-cell office:value-type="float" office:value="1.99999315" calcext:value-type="float">
            <text:p>1,9999931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2964007" calcext:value-type="float">
            <text:p>0,02964007</text:p>
          </table:table-cell>
        </table:table-row>
        <table:table-row table:style-name="ro1">
          <table:table-cell office:value-type="float" office:value="1624627270.50879" calcext:value-type="float">
            <text:p>1624627270,50879</text:p>
          </table:table-cell>
          <table:table-cell table:formula="of:=ROUND([.A517]-[$menor.$A$1];1)" office:value-type="float" office:value="51.5" calcext:value-type="float">
            <text:p>51,5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71525" calcext:value-type="float">
            <text:p>1,971525</text:p>
          </table:table-cell>
          <table:table-cell office:value-type="float" office:value="0" calcext:value-type="float">
            <text:p>0</text:p>
          </table:table-cell>
          <table:table-cell office:value-type="float" office:value="-0.00005891" calcext:value-type="float">
            <text:p>-5,891E-05</text:p>
          </table:table-cell>
          <table:table-cell office:value-type="float" office:value="1.99999315" calcext:value-type="float">
            <text:p>1,9999931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2964007" calcext:value-type="float">
            <text:p>0,02964007</text:p>
          </table:table-cell>
        </table:table-row>
        <table:table-row table:style-name="ro1">
          <table:table-cell office:value-type="float" office:value="1624627270.60917" calcext:value-type="float">
            <text:p>1624627270,60917</text:p>
          </table:table-cell>
          <table:table-cell table:formula="of:=ROUND([.A518]-[$menor.$A$1];1)" office:value-type="float" office:value="51.6" calcext:value-type="float">
            <text:p>51,6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71525" calcext:value-type="float">
            <text:p>1,971525</text:p>
          </table:table-cell>
          <table:table-cell office:value-type="float" office:value="0" calcext:value-type="float">
            <text:p>0</text:p>
          </table:table-cell>
          <table:table-cell office:value-type="float" office:value="-0.00005891" calcext:value-type="float">
            <text:p>-5,891E-05</text:p>
          </table:table-cell>
          <table:table-cell office:value-type="float" office:value="2.00096315" calcext:value-type="float">
            <text:p>2,00096315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2964007" calcext:value-type="float">
            <text:p>0,02964007</text:p>
          </table:table-cell>
        </table:table-row>
        <table:table-row table:style-name="ro1">
          <table:table-cell office:value-type="float" office:value="1624627270.70951" calcext:value-type="float">
            <text:p>1624627270,70951</text:p>
          </table:table-cell>
          <table:table-cell table:formula="of:=ROUND([.A519]-[$menor.$A$1];1)" office:value-type="float" office:value="51.7" calcext:value-type="float">
            <text:p>51,7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7298" calcext:value-type="float">
            <text:p>1,97298</text:p>
          </table:table-cell>
          <table:table-cell office:value-type="float" office:value="0" calcext:value-type="float">
            <text:p>0</text:p>
          </table:table-cell>
          <table:table-cell office:value-type="float" office:value="0.00005336" calcext:value-type="float">
            <text:p>5,336E-05</text:p>
          </table:table-cell>
          <table:table-cell office:value-type="float" office:value="2.00000631" calcext:value-type="float">
            <text:p>2,0000063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2867667" calcext:value-type="float">
            <text:p>0,02867667</text:p>
          </table:table-cell>
        </table:table-row>
        <table:table-row table:style-name="ro1">
          <table:table-cell office:value-type="float" office:value="1624627270.80875" calcext:value-type="float">
            <text:p>1624627270,80875</text:p>
          </table:table-cell>
          <table:table-cell table:formula="of:=ROUND([.A520]-[$menor.$A$1];1)" office:value-type="float" office:value="51.8" calcext:value-type="float">
            <text:p>51,8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7298" calcext:value-type="float">
            <text:p>1,97298</text:p>
          </table:table-cell>
          <table:table-cell office:value-type="float" office:value="0" calcext:value-type="float">
            <text:p>0</text:p>
          </table:table-cell>
          <table:table-cell office:value-type="float" office:value="0.00005336" calcext:value-type="float">
            <text:p>5,336E-05</text:p>
          </table:table-cell>
          <table:table-cell office:value-type="float" office:value="2.00000631" calcext:value-type="float">
            <text:p>2,0000063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2867667" calcext:value-type="float">
            <text:p>0,02867667</text:p>
          </table:table-cell>
        </table:table-row>
        <table:table-row table:style-name="ro1">
          <table:table-cell office:value-type="float" office:value="1624627270.90907" calcext:value-type="float">
            <text:p>1624627270,90907</text:p>
          </table:table-cell>
          <table:table-cell table:formula="of:=ROUND([.A521]-[$menor.$A$1];1)" office:value-type="float" office:value="51.9" calcext:value-type="float">
            <text:p>51,9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7298" calcext:value-type="float">
            <text:p>1,97298</text:p>
          </table:table-cell>
          <table:table-cell office:value-type="float" office:value="0" calcext:value-type="float">
            <text:p>0</text:p>
          </table:table-cell>
          <table:table-cell office:value-type="float" office:value="0.00005336" calcext:value-type="float">
            <text:p>5,336E-05</text:p>
          </table:table-cell>
          <table:table-cell office:value-type="float" office:value="2.00146131" calcext:value-type="float">
            <text:p>2,00146131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2867667" calcext:value-type="float">
            <text:p>0,02867667</text:p>
          </table:table-cell>
        </table:table-row>
        <table:table-row table:style-name="ro1">
          <table:table-cell office:value-type="float" office:value="1624627271.00955" calcext:value-type="float">
            <text:p>1624627271,00955</text:p>
          </table:table-cell>
          <table:table-cell table:formula="of:=ROUND([.A522]-[$menor.$A$1];1)" office:value-type="float" office:value="52" calcext:value-type="float">
            <text:p>52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7298" calcext:value-type="float">
            <text:p>1,97298</text:p>
          </table:table-cell>
          <table:table-cell office:value-type="float" office:value="0" calcext:value-type="float">
            <text:p>0</text:p>
          </table:table-cell>
          <table:table-cell office:value-type="float" office:value="0.00022165" calcext:value-type="float">
            <text:p>0,00022165</text:p>
          </table:table-cell>
          <table:table-cell office:value-type="float" office:value="2.00002693" calcext:value-type="float">
            <text:p>2,0000269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2723245" calcext:value-type="float">
            <text:p>0,02723245</text:p>
          </table:table-cell>
        </table:table-row>
        <table:table-row table:style-name="ro1">
          <table:table-cell office:value-type="float" office:value="1624627271.10995" calcext:value-type="float">
            <text:p>1624627271,10995</text:p>
          </table:table-cell>
          <table:table-cell table:formula="of:=ROUND([.A523]-[$menor.$A$1];1)" office:value-type="float" office:value="52.1" calcext:value-type="float">
            <text:p>52,1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7395" calcext:value-type="float">
            <text:p>1,97395</text:p>
          </table:table-cell>
          <table:table-cell office:value-type="float" office:value="0" calcext:value-type="float">
            <text:p>0</text:p>
          </table:table-cell>
          <table:table-cell office:value-type="float" office:value="0.00022165" calcext:value-type="float">
            <text:p>0,00022165</text:p>
          </table:table-cell>
          <table:table-cell office:value-type="float" office:value="2.00002693" calcext:value-type="float">
            <text:p>2,0000269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2723245" calcext:value-type="float">
            <text:p>0,02723245</text:p>
          </table:table-cell>
        </table:table-row>
        <table:table-row table:style-name="ro1">
          <table:table-cell office:value-type="float" office:value="1624627271.21036" calcext:value-type="float">
            <text:p>1624627271,21036</text:p>
          </table:table-cell>
          <table:table-cell table:formula="of:=ROUND([.A524]-[$menor.$A$1];1)" office:value-type="float" office:value="52.2" calcext:value-type="float">
            <text:p>52,2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7395" calcext:value-type="float">
            <text:p>1,97395</text:p>
          </table:table-cell>
          <table:table-cell office:value-type="float" office:value="0" calcext:value-type="float">
            <text:p>0</text:p>
          </table:table-cell>
          <table:table-cell office:value-type="float" office:value="0.00022165" calcext:value-type="float">
            <text:p>0,00022165</text:p>
          </table:table-cell>
          <table:table-cell office:value-type="float" office:value="2.00002693" calcext:value-type="float">
            <text:p>2,0000269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2723245" calcext:value-type="float">
            <text:p>0,02723245</text:p>
          </table:table-cell>
        </table:table-row>
        <table:table-row table:style-name="ro1">
          <table:table-cell office:value-type="float" office:value="1624627271.30965" calcext:value-type="float">
            <text:p>1624627271,30965</text:p>
          </table:table-cell>
          <table:table-cell table:formula="of:=ROUND([.A525]-[$menor.$A$1];1)" office:value-type="float" office:value="52.3" calcext:value-type="float">
            <text:p>52,3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7395" calcext:value-type="float">
            <text:p>1,97395</text:p>
          </table:table-cell>
          <table:table-cell office:value-type="float" office:value="0" calcext:value-type="float">
            <text:p>0</text:p>
          </table:table-cell>
          <table:table-cell office:value-type="float" office:value="0.00022165" calcext:value-type="float">
            <text:p>0,00022165</text:p>
          </table:table-cell>
          <table:table-cell office:value-type="float" office:value="2.00099693" calcext:value-type="float">
            <text:p>2,00099693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2723245" calcext:value-type="float">
            <text:p>0,02723245</text:p>
          </table:table-cell>
        </table:table-row>
        <table:table-row table:style-name="ro1">
          <table:table-cell office:value-type="float" office:value="1624627271.41013" calcext:value-type="float">
            <text:p>1624627271,41013</text:p>
          </table:table-cell>
          <table:table-cell table:formula="of:=ROUND([.A526]-[$menor.$A$1];1)" office:value-type="float" office:value="52.4" calcext:value-type="float">
            <text:p>52,4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1.97492" calcext:value-type="float">
            <text:p>1,97492</text:p>
          </table:table-cell>
          <table:table-cell office:value-type="float" office:value="1" calcext:value-type="float">
            <text:p>1</text:p>
          </table:table-cell>
          <table:table-cell office:value-type="float" office:value="-0.00012112" calcext:value-type="float">
            <text:p>-0,00012112</text:p>
          </table:table-cell>
          <table:table-cell office:value-type="float" office:value="1.99998393" calcext:value-type="float">
            <text:p>1,99998393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262703" calcext:value-type="float">
            <text:p>0,0262703</text:p>
          </table:table-cell>
        </table:table-row>
        <table:table-row table:style-name="ro1">
          <table:table-cell office:value-type="float" office:value="1624627271.51059" calcext:value-type="float">
            <text:p>1624627271,51059</text:p>
          </table:table-cell>
          <table:table-cell table:formula="of:=ROUND([.A527]-[$menor.$A$1];1)" office:value-type="float" office:value="52.5" calcext:value-type="float">
            <text:p>52,5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492" calcext:value-type="float">
            <text:p>1,97492</text:p>
          </table:table-cell>
          <table:table-cell office:value-type="float" office:value="1" calcext:value-type="float">
            <text:p>1</text:p>
          </table:table-cell>
          <table:table-cell office:value-type="float" office:value="-0.00012112" calcext:value-type="float">
            <text:p>-0,00012112</text:p>
          </table:table-cell>
          <table:table-cell office:value-type="float" office:value="1.99998393" calcext:value-type="float">
            <text:p>1,99998393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262703" calcext:value-type="float">
            <text:p>0,0262703</text:p>
          </table:table-cell>
        </table:table-row>
        <table:table-row table:style-name="ro1">
          <table:table-cell office:value-type="float" office:value="1624627271.61094" calcext:value-type="float">
            <text:p>1624627271,61094</text:p>
          </table:table-cell>
          <table:table-cell table:formula="of:=ROUND([.A528]-[$menor.$A$1];1)" office:value-type="float" office:value="52.6" calcext:value-type="float">
            <text:p>52,6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492" calcext:value-type="float">
            <text:p>1,97492</text:p>
          </table:table-cell>
          <table:table-cell office:value-type="float" office:value="1" calcext:value-type="float">
            <text:p>1</text:p>
          </table:table-cell>
          <table:table-cell office:value-type="float" office:value="-0.00012112" calcext:value-type="float">
            <text:p>-0,00012112</text:p>
          </table:table-cell>
          <table:table-cell office:value-type="float" office:value="2.00095393" calcext:value-type="float">
            <text:p>2,00095393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262703" calcext:value-type="float">
            <text:p>0,0262703</text:p>
          </table:table-cell>
        </table:table-row>
        <table:table-row table:style-name="ro1">
          <table:table-cell office:value-type="float" office:value="1624627271.71116" calcext:value-type="float">
            <text:p>1624627271,71116</text:p>
          </table:table-cell>
          <table:table-cell table:formula="of:=ROUND([.A529]-[$menor.$A$1];1)" office:value-type="float" office:value="52.7" calcext:value-type="float">
            <text:p>52,7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589" calcext:value-type="float">
            <text:p>1,97589</text:p>
          </table:table-cell>
          <table:table-cell office:value-type="float" office:value="1" calcext:value-type="float">
            <text:p>1</text:p>
          </table:table-cell>
          <table:table-cell office:value-type="float" office:value="-0.00096243" calcext:value-type="float">
            <text:p>-0,00096243</text:p>
          </table:table-cell>
          <table:table-cell office:value-type="float" office:value="2.00000102" calcext:value-type="float">
            <text:p>2,00000102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2530874" calcext:value-type="float">
            <text:p>0,02530874</text:p>
          </table:table-cell>
        </table:table-row>
        <table:table-row table:style-name="ro1">
          <table:table-cell office:value-type="float" office:value="1624627271.81155" calcext:value-type="float">
            <text:p>1624627271,81155</text:p>
          </table:table-cell>
          <table:table-cell table:formula="of:=ROUND([.A530]-[$menor.$A$1];1)" office:value-type="float" office:value="52.8" calcext:value-type="float">
            <text:p>52,8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589" calcext:value-type="float">
            <text:p>1,97589</text:p>
          </table:table-cell>
          <table:table-cell office:value-type="float" office:value="-1" calcext:value-type="float">
            <text:p>-1</text:p>
          </table:table-cell>
          <table:table-cell office:value-type="float" office:value="-0.00007396" calcext:value-type="float">
            <text:p>-7,396E-05</text:p>
          </table:table-cell>
          <table:table-cell office:value-type="float" office:value="1.99999274" calcext:value-type="float">
            <text:p>1,99999274</text:p>
          </table:table-cell>
          <table:table-cell office:value-type="float" office:value="95.69178455" calcext:value-type="float">
            <text:p>95,69178455</text:p>
          </table:table-cell>
          <table:table-cell office:value-type="float" office:value="0.02519696" calcext:value-type="float">
            <text:p>0,02519696</text:p>
          </table:table-cell>
        </table:table-row>
        <table:table-row table:style-name="ro1">
          <table:table-cell office:value-type="float" office:value="1624627271.91199" calcext:value-type="float">
            <text:p>1624627271,91199</text:p>
          </table:table-cell>
          <table:table-cell table:formula="of:=ROUND([.A531]-[$menor.$A$1];1)" office:value-type="float" office:value="52.9" calcext:value-type="float">
            <text:p>52,9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589" calcext:value-type="float">
            <text:p>1,97589</text:p>
          </table:table-cell>
          <table:table-cell office:value-type="float" office:value="-1" calcext:value-type="float">
            <text:p>-1</text:p>
          </table:table-cell>
          <table:table-cell office:value-type="float" office:value="-0.00007396" calcext:value-type="float">
            <text:p>-7,396E-05</text:p>
          </table:table-cell>
          <table:table-cell office:value-type="float" office:value="2.00096274" calcext:value-type="float">
            <text:p>2,00096274</text:p>
          </table:table-cell>
          <table:table-cell office:value-type="float" office:value="95.69178455" calcext:value-type="float">
            <text:p>95,69178455</text:p>
          </table:table-cell>
          <table:table-cell office:value-type="float" office:value="0.02519696" calcext:value-type="float">
            <text:p>0,02519696</text:p>
          </table:table-cell>
        </table:table-row>
        <table:table-row table:style-name="ro1">
          <table:table-cell office:value-type="float" office:value="1624627272.01228" calcext:value-type="float">
            <text:p>1624627272,01228</text:p>
          </table:table-cell>
          <table:table-cell table:formula="of:=ROUND([.A532]-[$menor.$A$1];1)" office:value-type="float" office:value="53" calcext:value-type="float">
            <text:p>5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589" calcext:value-type="float">
            <text:p>1,97589</text:p>
          </table:table-cell>
          <table:table-cell office:value-type="float" office:value="-1" calcext:value-type="float">
            <text:p>-1</text:p>
          </table:table-cell>
          <table:table-cell office:value-type="float" office:value="0.00002178" calcext:value-type="float">
            <text:p>2,178E-05</text:p>
          </table:table-cell>
          <table:table-cell office:value-type="float" office:value="2.00000218" calcext:value-type="float">
            <text:p>2,00000218</text:p>
          </table:table-cell>
          <table:table-cell office:value-type="float" office:value="95.69178455" calcext:value-type="float">
            <text:p>95,69178455</text:p>
          </table:table-cell>
          <table:table-cell office:value-type="float" office:value="0.02423165" calcext:value-type="float">
            <text:p>0,02423165</text:p>
          </table:table-cell>
        </table:table-row>
        <table:table-row table:style-name="ro1">
          <table:table-cell office:value-type="float" office:value="1624627272.11174" calcext:value-type="float">
            <text:p>1624627272,11174</text:p>
          </table:table-cell>
          <table:table-cell table:formula="of:=ROUND([.A533]-[$menor.$A$1];1)" office:value-type="float" office:value="53.1" calcext:value-type="float">
            <text:p>53,1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686" calcext:value-type="float">
            <text:p>1,97686</text:p>
          </table:table-cell>
          <table:table-cell office:value-type="float" office:value="-1" calcext:value-type="float">
            <text:p>-1</text:p>
          </table:table-cell>
          <table:table-cell office:value-type="float" office:value="0.00002178" calcext:value-type="float">
            <text:p>2,178E-05</text:p>
          </table:table-cell>
          <table:table-cell office:value-type="float" office:value="2.00000218" calcext:value-type="float">
            <text:p>2,00000218</text:p>
          </table:table-cell>
          <table:table-cell office:value-type="float" office:value="95.69178455" calcext:value-type="float">
            <text:p>95,69178455</text:p>
          </table:table-cell>
          <table:table-cell office:value-type="float" office:value="0.02423165" calcext:value-type="float">
            <text:p>0,02423165</text:p>
          </table:table-cell>
        </table:table-row>
        <table:table-row table:style-name="ro1">
          <table:table-cell office:value-type="float" office:value="1624627272.21213" calcext:value-type="float">
            <text:p>1624627272,21213</text:p>
          </table:table-cell>
          <table:table-cell table:formula="of:=ROUND([.A534]-[$menor.$A$1];1)" office:value-type="float" office:value="53.2" calcext:value-type="float">
            <text:p>53,2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686" calcext:value-type="float">
            <text:p>1,97686</text:p>
          </table:table-cell>
          <table:table-cell office:value-type="float" office:value="-1" calcext:value-type="float">
            <text:p>-1</text:p>
          </table:table-cell>
          <table:table-cell office:value-type="float" office:value="0.00002178" calcext:value-type="float">
            <text:p>2,178E-05</text:p>
          </table:table-cell>
          <table:table-cell office:value-type="float" office:value="2.00000218" calcext:value-type="float">
            <text:p>2,00000218</text:p>
          </table:table-cell>
          <table:table-cell office:value-type="float" office:value="95.69178455" calcext:value-type="float">
            <text:p>95,69178455</text:p>
          </table:table-cell>
          <table:table-cell office:value-type="float" office:value="0.02423165" calcext:value-type="float">
            <text:p>0,02423165</text:p>
          </table:table-cell>
        </table:table-row>
        <table:table-row table:style-name="ro1">
          <table:table-cell office:value-type="float" office:value="1624627272.31244" calcext:value-type="float">
            <text:p>1624627272,31244</text:p>
          </table:table-cell>
          <table:table-cell table:formula="of:=ROUND([.A535]-[$menor.$A$1];1)" office:value-type="float" office:value="53.3" calcext:value-type="float">
            <text:p>53,3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686" calcext:value-type="float">
            <text:p>1,97686</text:p>
          </table:table-cell>
          <table:table-cell office:value-type="float" office:value="-1" calcext:value-type="float">
            <text:p>-1</text:p>
          </table:table-cell>
          <table:table-cell office:value-type="float" office:value="0.00002178" calcext:value-type="float">
            <text:p>2,178E-05</text:p>
          </table:table-cell>
          <table:table-cell office:value-type="float" office:value="2.00097218" calcext:value-type="float">
            <text:p>2,00097218</text:p>
          </table:table-cell>
          <table:table-cell office:value-type="float" office:value="95.69178455" calcext:value-type="float">
            <text:p>95,69178455</text:p>
          </table:table-cell>
          <table:table-cell office:value-type="float" office:value="0.02423165" calcext:value-type="float">
            <text:p>0,02423165</text:p>
          </table:table-cell>
        </table:table-row>
        <table:table-row table:style-name="ro1">
          <table:table-cell office:value-type="float" office:value="1624627272.41181" calcext:value-type="float">
            <text:p>1624627272,41181</text:p>
          </table:table-cell>
          <table:table-cell table:formula="of:=ROUND([.A536]-[$menor.$A$1];1)" office:value-type="float" office:value="53.4" calcext:value-type="float">
            <text:p>53,4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686" calcext:value-type="float">
            <text:p>1,97686</text:p>
          </table:table-cell>
          <table:table-cell office:value-type="float" office:value="-1" calcext:value-type="float">
            <text:p>-1</text:p>
          </table:table-cell>
          <table:table-cell office:value-type="float" office:value="0.00011747" calcext:value-type="float">
            <text:p>0,00011747</text:p>
          </table:table-cell>
          <table:table-cell office:value-type="float" office:value="2.00001201" calcext:value-type="float">
            <text:p>2,00001201</text:p>
          </table:table-cell>
          <table:table-cell office:value-type="float" office:value="95.69178455" calcext:value-type="float">
            <text:p>95,69178455</text:p>
          </table:table-cell>
          <table:table-cell office:value-type="float" office:value="0.02326672" calcext:value-type="float">
            <text:p>0,02326672</text:p>
          </table:table-cell>
        </table:table-row>
        <table:table-row table:style-name="ro1">
          <table:table-cell office:value-type="float" office:value="1624627272.51165" calcext:value-type="float">
            <text:p>1624627272,51165</text:p>
          </table:table-cell>
          <table:table-cell table:formula="of:=ROUND([.A537]-[$menor.$A$1];1)" office:value-type="float" office:value="53.5" calcext:value-type="float">
            <text:p>53,5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783" calcext:value-type="float">
            <text:p>1,97783</text:p>
          </table:table-cell>
          <table:table-cell office:value-type="float" office:value="-1" calcext:value-type="float">
            <text:p>-1</text:p>
          </table:table-cell>
          <table:table-cell office:value-type="float" office:value="0.00011747" calcext:value-type="float">
            <text:p>0,00011747</text:p>
          </table:table-cell>
          <table:table-cell office:value-type="float" office:value="2.00001201" calcext:value-type="float">
            <text:p>2,00001201</text:p>
          </table:table-cell>
          <table:table-cell office:value-type="float" office:value="95.69178455" calcext:value-type="float">
            <text:p>95,69178455</text:p>
          </table:table-cell>
          <table:table-cell office:value-type="float" office:value="0.02326672" calcext:value-type="float">
            <text:p>0,02326672</text:p>
          </table:table-cell>
        </table:table-row>
        <table:table-row table:style-name="ro1">
          <table:table-cell office:value-type="float" office:value="1624627272.61216" calcext:value-type="float">
            <text:p>1624627272,61216</text:p>
          </table:table-cell>
          <table:table-cell table:formula="of:=ROUND([.A538]-[$menor.$A$1];1)" office:value-type="float" office:value="53.6" calcext:value-type="float">
            <text:p>53,6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783" calcext:value-type="float">
            <text:p>1,97783</text:p>
          </table:table-cell>
          <table:table-cell office:value-type="float" office:value="-1" calcext:value-type="float">
            <text:p>-1</text:p>
          </table:table-cell>
          <table:table-cell office:value-type="float" office:value="0.00011747" calcext:value-type="float">
            <text:p>0,00011747</text:p>
          </table:table-cell>
          <table:table-cell office:value-type="float" office:value="2.00001201" calcext:value-type="float">
            <text:p>2,00001201</text:p>
          </table:table-cell>
          <table:table-cell office:value-type="float" office:value="95.69178455" calcext:value-type="float">
            <text:p>95,69178455</text:p>
          </table:table-cell>
          <table:table-cell office:value-type="float" office:value="0.02326672" calcext:value-type="float">
            <text:p>0,02326672</text:p>
          </table:table-cell>
        </table:table-row>
        <table:table-row table:style-name="ro1">
          <table:table-cell office:value-type="float" office:value="1624627272.71256" calcext:value-type="float">
            <text:p>1624627272,71256</text:p>
          </table:table-cell>
          <table:table-cell table:formula="of:=ROUND([.A539]-[$menor.$A$1];1)" office:value-type="float" office:value="53.7" calcext:value-type="float">
            <text:p>53,7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783" calcext:value-type="float">
            <text:p>1,97783</text:p>
          </table:table-cell>
          <table:table-cell office:value-type="float" office:value="-1" calcext:value-type="float">
            <text:p>-1</text:p>
          </table:table-cell>
          <table:table-cell office:value-type="float" office:value="0.00011747" calcext:value-type="float">
            <text:p>0,00011747</text:p>
          </table:table-cell>
          <table:table-cell office:value-type="float" office:value="2.00098201" calcext:value-type="float">
            <text:p>2,00098201</text:p>
          </table:table-cell>
          <table:table-cell office:value-type="float" office:value="95.69178455" calcext:value-type="float">
            <text:p>95,69178455</text:p>
          </table:table-cell>
          <table:table-cell office:value-type="float" office:value="0.02326672" calcext:value-type="float">
            <text:p>0,02326672</text:p>
          </table:table-cell>
        </table:table-row>
        <table:table-row table:style-name="ro1">
          <table:table-cell office:value-type="float" office:value="1624627272.81287" calcext:value-type="float">
            <text:p>1624627272,81287</text:p>
          </table:table-cell>
          <table:table-cell table:formula="of:=ROUND([.A540]-[$menor.$A$1];1)" office:value-type="float" office:value="53.8" calcext:value-type="float">
            <text:p>53,8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783" calcext:value-type="float">
            <text:p>1,97783</text:p>
          </table:table-cell>
          <table:table-cell office:value-type="float" office:value="0" calcext:value-type="float">
            <text:p>0</text:p>
          </table:table-cell>
          <table:table-cell office:value-type="float" office:value="-0.00017384" calcext:value-type="float">
            <text:p>-0,00017384</text:p>
          </table:table-cell>
          <table:table-cell office:value-type="float" office:value="1.99998029" calcext:value-type="float">
            <text:p>1,9999802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2230223" calcext:value-type="float">
            <text:p>0,02230223</text:p>
          </table:table-cell>
        </table:table-row>
        <table:table-row table:style-name="ro1">
          <table:table-cell office:value-type="float" office:value="1624627272.91322" calcext:value-type="float">
            <text:p>1624627272,91322</text:p>
          </table:table-cell>
          <table:table-cell table:formula="of:=ROUND([.A541]-[$menor.$A$1];1)" office:value-type="float" office:value="53.9" calcext:value-type="float">
            <text:p>53,9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783" calcext:value-type="float">
            <text:p>1,97783</text:p>
          </table:table-cell>
          <table:table-cell office:value-type="float" office:value="0" calcext:value-type="float">
            <text:p>0</text:p>
          </table:table-cell>
          <table:table-cell office:value-type="float" office:value="-0.00017384" calcext:value-type="float">
            <text:p>-0,00017384</text:p>
          </table:table-cell>
          <table:table-cell office:value-type="float" office:value="1.99998029" calcext:value-type="float">
            <text:p>1,9999802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2230223" calcext:value-type="float">
            <text:p>0,02230223</text:p>
          </table:table-cell>
        </table:table-row>
        <table:table-row table:style-name="ro1">
          <table:table-cell office:value-type="float" office:value="1624627273.01353" calcext:value-type="float">
            <text:p>1624627273,01353</text:p>
          </table:table-cell>
          <table:table-cell table:formula="of:=ROUND([.A542]-[$menor.$A$1];1)" office:value-type="float" office:value="54" calcext:value-type="float">
            <text:p>54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88" calcext:value-type="float">
            <text:p>1,9788</text:p>
          </table:table-cell>
          <table:table-cell office:value-type="float" office:value="0" calcext:value-type="float">
            <text:p>0</text:p>
          </table:table-cell>
          <table:table-cell office:value-type="float" office:value="-0.00017384" calcext:value-type="float">
            <text:p>-0,00017384</text:p>
          </table:table-cell>
          <table:table-cell office:value-type="float" office:value="1.99998029" calcext:value-type="float">
            <text:p>1,99998029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2230223" calcext:value-type="float">
            <text:p>0,02230223</text:p>
          </table:table-cell>
        </table:table-row>
        <table:table-row table:style-name="ro1">
          <table:table-cell office:value-type="float" office:value="1624627273.11392" calcext:value-type="float">
            <text:p>1624627273,11392</text:p>
          </table:table-cell>
          <table:table-cell table:formula="of:=ROUND([.A543]-[$menor.$A$1];1)" office:value-type="float" office:value="54.1" calcext:value-type="float">
            <text:p>54,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88" calcext:value-type="float">
            <text:p>1,9788</text:p>
          </table:table-cell>
          <table:table-cell office:value-type="float" office:value="0" calcext:value-type="float">
            <text:p>0</text:p>
          </table:table-cell>
          <table:table-cell office:value-type="float" office:value="0.0001993" calcext:value-type="float">
            <text:p>0,0001993</text:p>
          </table:table-cell>
          <table:table-cell office:value-type="float" office:value="2.00002089" calcext:value-type="float">
            <text:p>2,00002089</text:p>
          </table:table-cell>
          <table:table-cell office:value-type="float" office:value="95.72749658" calcext:value-type="float">
            <text:p>95,72749658</text:p>
          </table:table-cell>
          <table:table-cell office:value-type="float" office:value="0.02230223" calcext:value-type="float">
            <text:p>0,02230223</text:p>
          </table:table-cell>
        </table:table-row>
        <table:table-row table:style-name="ro1">
          <table:table-cell office:value-type="float" office:value="1624627273.21438" calcext:value-type="float">
            <text:p>1624627273,21438</text:p>
          </table:table-cell>
          <table:table-cell table:formula="of:=ROUND([.A544]-[$menor.$A$1];1)" office:value-type="float" office:value="54.2" calcext:value-type="float">
            <text:p>54,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88" calcext:value-type="float">
            <text:p>1,9788</text:p>
          </table:table-cell>
          <table:table-cell office:value-type="float" office:value="1" calcext:value-type="float">
            <text:p>1</text:p>
          </table:table-cell>
          <table:table-cell office:value-type="float" office:value="-0.00018765" calcext:value-type="float">
            <text:p>-0,00018765</text:p>
          </table:table-cell>
          <table:table-cell office:value-type="float" office:value="2.00094867" calcext:value-type="float">
            <text:p>2,00094867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0.02230223" calcext:value-type="float">
            <text:p>0,02230223</text:p>
          </table:table-cell>
        </table:table-row>
        <table:table-row table:style-name="ro1">
          <table:table-cell office:value-type="float" office:value="1624627273.31375" calcext:value-type="float">
            <text:p>1624627273,31375</text:p>
          </table:table-cell>
          <table:table-cell table:formula="of:=ROUND([.A545]-[$menor.$A$1];1)" office:value-type="float" office:value="54.3" calcext:value-type="float">
            <text:p>54,3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88" calcext:value-type="float">
            <text:p>1,9788</text:p>
          </table:table-cell>
          <table:table-cell office:value-type="float" office:value="1" calcext:value-type="float">
            <text:p>1</text:p>
          </table:table-cell>
          <table:table-cell office:value-type="float" office:value="-0.00007472" calcext:value-type="float">
            <text:p>-7,472E-05</text:p>
          </table:table-cell>
          <table:table-cell office:value-type="float" office:value="1.99999132" calcext:value-type="float">
            <text:p>1,99999132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0.02133824" calcext:value-type="float">
            <text:p>0,02133824</text:p>
          </table:table-cell>
        </table:table-row>
        <table:table-row table:style-name="ro1">
          <table:table-cell office:value-type="float" office:value="1624627273.41398" calcext:value-type="float">
            <text:p>1624627273,41398</text:p>
          </table:table-cell>
          <table:table-cell table:formula="of:=ROUND([.A546]-[$menor.$A$1];1)" office:value-type="float" office:value="54.4" calcext:value-type="float">
            <text:p>54,4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88" calcext:value-type="float">
            <text:p>1,9788</text:p>
          </table:table-cell>
          <table:table-cell office:value-type="float" office:value="1" calcext:value-type="float">
            <text:p>1</text:p>
          </table:table-cell>
          <table:table-cell office:value-type="float" office:value="-0.00007472" calcext:value-type="float">
            <text:p>-7,472E-05</text:p>
          </table:table-cell>
          <table:table-cell office:value-type="float" office:value="1.99999132" calcext:value-type="float">
            <text:p>1,99999132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0.02133824" calcext:value-type="float">
            <text:p>0,02133824</text:p>
          </table:table-cell>
        </table:table-row>
        <table:table-row table:style-name="ro1">
          <table:table-cell office:value-type="float" office:value="1624627273.51421" calcext:value-type="float">
            <text:p>1624627273,51421</text:p>
          </table:table-cell>
          <table:table-cell table:formula="of:=ROUND([.A547]-[$menor.$A$1];1)" office:value-type="float" office:value="54.5" calcext:value-type="float">
            <text:p>54,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977" calcext:value-type="float">
            <text:p>1,97977</text:p>
          </table:table-cell>
          <table:table-cell office:value-type="float" office:value="1" calcext:value-type="float">
            <text:p>1</text:p>
          </table:table-cell>
          <table:table-cell office:value-type="float" office:value="-0.00007472" calcext:value-type="float">
            <text:p>-7,472E-05</text:p>
          </table:table-cell>
          <table:table-cell office:value-type="float" office:value="1.99999132" calcext:value-type="float">
            <text:p>1,99999132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0.02133824" calcext:value-type="float">
            <text:p>0,02133824</text:p>
          </table:table-cell>
        </table:table-row>
        <table:table-row table:style-name="ro1">
          <table:table-cell office:value-type="float" office:value="1624627273.61444" calcext:value-type="float">
            <text:p>1624627273,61444</text:p>
          </table:table-cell>
          <table:table-cell table:formula="of:=ROUND([.A548]-[$menor.$A$1];1)" office:value-type="float" office:value="54.6" calcext:value-type="float">
            <text:p>54,6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977" calcext:value-type="float">
            <text:p>1,97977</text:p>
          </table:table-cell>
          <table:table-cell office:value-type="float" office:value="1" calcext:value-type="float">
            <text:p>1</text:p>
          </table:table-cell>
          <table:table-cell office:value-type="float" office:value="-0.00007472" calcext:value-type="float">
            <text:p>-7,472E-05</text:p>
          </table:table-cell>
          <table:table-cell office:value-type="float" office:value="1.99999132" calcext:value-type="float">
            <text:p>1,99999132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0.02133824" calcext:value-type="float">
            <text:p>0,02133824</text:p>
          </table:table-cell>
        </table:table-row>
        <table:table-row table:style-name="ro1">
          <table:table-cell office:value-type="float" office:value="1624627273.71379" calcext:value-type="float">
            <text:p>1624627273,71379</text:p>
          </table:table-cell>
          <table:table-cell table:formula="of:=ROUND([.A549]-[$menor.$A$1];1)" office:value-type="float" office:value="54.7" calcext:value-type="float">
            <text:p>54,7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977" calcext:value-type="float">
            <text:p>1,97977</text:p>
          </table:table-cell>
          <table:table-cell office:value-type="float" office:value="1" calcext:value-type="float">
            <text:p>1</text:p>
          </table:table-cell>
          <table:table-cell office:value-type="float" office:value="-0.00007472" calcext:value-type="float">
            <text:p>-7,472E-05</text:p>
          </table:table-cell>
          <table:table-cell office:value-type="float" office:value="2.00096132" calcext:value-type="float">
            <text:p>2,00096132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0.02133824" calcext:value-type="float">
            <text:p>0,02133824</text:p>
          </table:table-cell>
        </table:table-row>
        <table:table-row table:style-name="ro1">
          <table:table-cell office:value-type="float" office:value="1624627273.81407" calcext:value-type="float">
            <text:p>1624627273,81407</text:p>
          </table:table-cell>
          <table:table-cell table:formula="of:=ROUND([.A550]-[$menor.$A$1];1)" office:value-type="float" office:value="54.8" calcext:value-type="float">
            <text:p>54,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977" calcext:value-type="float">
            <text:p>1,97977</text:p>
          </table:table-cell>
          <table:table-cell office:value-type="float" office:value="1" calcext:value-type="float">
            <text:p>1</text:p>
          </table:table-cell>
          <table:table-cell office:value-type="float" office:value="-0.00030205" calcext:value-type="float">
            <text:p>-0,00030205</text:p>
          </table:table-cell>
          <table:table-cell office:value-type="float" office:value="1.9999615" calcext:value-type="float">
            <text:p>1,9999615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2037483" calcext:value-type="float">
            <text:p>0,02037483</text:p>
          </table:table-cell>
        </table:table-row>
        <table:table-row table:style-name="ro1">
          <table:table-cell office:value-type="float" office:value="1624627273.91437" calcext:value-type="float">
            <text:p>1624627273,91437</text:p>
          </table:table-cell>
          <table:table-cell table:formula="of:=ROUND([.A551]-[$menor.$A$1];1)" office:value-type="float" office:value="54.9" calcext:value-type="float">
            <text:p>54,9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7977" calcext:value-type="float">
            <text:p>1,97977</text:p>
          </table:table-cell>
          <table:table-cell office:value-type="float" office:value="0" calcext:value-type="float">
            <text:p>0</text:p>
          </table:table-cell>
          <table:table-cell office:value-type="float" office:value="0.00005076" calcext:value-type="float">
            <text:p>5,076E-05</text:p>
          </table:table-cell>
          <table:table-cell office:value-type="float" office:value="2.00000602" calcext:value-type="float">
            <text:p>2,0000060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2037483" calcext:value-type="float">
            <text:p>0,02037483</text:p>
          </table:table-cell>
        </table:table-row>
        <table:table-row table:style-name="ro1">
          <table:table-cell office:value-type="float" office:value="1624627274.01366" calcext:value-type="float">
            <text:p>1624627274,01366</text:p>
          </table:table-cell>
          <table:table-cell table:formula="of:=ROUND([.A552]-[$menor.$A$1];1)" office:value-type="float" office:value="55" calcext:value-type="float">
            <text:p>5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8074" calcext:value-type="float">
            <text:p>1,98074</text:p>
          </table:table-cell>
          <table:table-cell office:value-type="float" office:value="0" calcext:value-type="float">
            <text:p>0</text:p>
          </table:table-cell>
          <table:table-cell office:value-type="float" office:value="0.00005076" calcext:value-type="float">
            <text:p>5,076E-05</text:p>
          </table:table-cell>
          <table:table-cell office:value-type="float" office:value="2.00000602" calcext:value-type="float">
            <text:p>2,0000060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2037483" calcext:value-type="float">
            <text:p>0,02037483</text:p>
          </table:table-cell>
        </table:table-row>
        <table:table-row table:style-name="ro1">
          <table:table-cell office:value-type="float" office:value="1624627274.11394" calcext:value-type="float">
            <text:p>1624627274,11394</text:p>
          </table:table-cell>
          <table:table-cell table:formula="of:=ROUND([.A553]-[$menor.$A$1];1)" office:value-type="float" office:value="55.1" calcext:value-type="float">
            <text:p>55,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8074" calcext:value-type="float">
            <text:p>1,98074</text:p>
          </table:table-cell>
          <table:table-cell office:value-type="float" office:value="0" calcext:value-type="float">
            <text:p>0</text:p>
          </table:table-cell>
          <table:table-cell office:value-type="float" office:value="0.00005076" calcext:value-type="float">
            <text:p>5,076E-05</text:p>
          </table:table-cell>
          <table:table-cell office:value-type="float" office:value="2.00000602" calcext:value-type="float">
            <text:p>2,0000060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2037483" calcext:value-type="float">
            <text:p>0,02037483</text:p>
          </table:table-cell>
        </table:table-row>
        <table:table-row table:style-name="ro1">
          <table:table-cell office:value-type="float" office:value="1624627274.21395" calcext:value-type="float">
            <text:p>1624627274,21395</text:p>
          </table:table-cell>
          <table:table-cell table:formula="of:=ROUND([.A554]-[$menor.$A$1];1)" office:value-type="float" office:value="55.2" calcext:value-type="float">
            <text:p>55,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8074" calcext:value-type="float">
            <text:p>1,98074</text:p>
          </table:table-cell>
          <table:table-cell office:value-type="float" office:value="0" calcext:value-type="float">
            <text:p>0</text:p>
          </table:table-cell>
          <table:table-cell office:value-type="float" office:value="0.00005076" calcext:value-type="float">
            <text:p>5,076E-05</text:p>
          </table:table-cell>
          <table:table-cell office:value-type="float" office:value="2.00097602" calcext:value-type="float">
            <text:p>2,0009760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2037483" calcext:value-type="float">
            <text:p>0,02037483</text:p>
          </table:table-cell>
        </table:table-row>
        <table:table-row table:style-name="ro1">
          <table:table-cell office:value-type="float" office:value="1624627274.31431" calcext:value-type="float">
            <text:p>1624627274,31431</text:p>
          </table:table-cell>
          <table:table-cell table:formula="of:=ROUND([.A555]-[$menor.$A$1];1)" office:value-type="float" office:value="55.3" calcext:value-type="float">
            <text:p>55,3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8074" calcext:value-type="float">
            <text:p>1,98074</text:p>
          </table:table-cell>
          <table:table-cell office:value-type="float" office:value="0" calcext:value-type="float">
            <text:p>0</text:p>
          </table:table-cell>
          <table:table-cell office:value-type="float" office:value="0.00016294" calcext:value-type="float">
            <text:p>0,00016294</text:p>
          </table:table-cell>
          <table:table-cell office:value-type="float" office:value="2.00001982" calcext:value-type="float">
            <text:p>2,0000198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1941206" calcext:value-type="float">
            <text:p>0,01941206</text:p>
          </table:table-cell>
        </table:table-row>
        <table:table-row table:style-name="ro1">
          <table:table-cell office:value-type="float" office:value="1624627274.41361" calcext:value-type="float">
            <text:p>1624627274,41361</text:p>
          </table:table-cell>
          <table:table-cell table:formula="of:=ROUND([.A556]-[$menor.$A$1];1)" office:value-type="float" office:value="55.4" calcext:value-type="float">
            <text:p>55,4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8074" calcext:value-type="float">
            <text:p>1,98074</text:p>
          </table:table-cell>
          <table:table-cell office:value-type="float" office:value="0" calcext:value-type="float">
            <text:p>0</text:p>
          </table:table-cell>
          <table:table-cell office:value-type="float" office:value="0.00016294" calcext:value-type="float">
            <text:p>0,00016294</text:p>
          </table:table-cell>
          <table:table-cell office:value-type="float" office:value="2.00001982" calcext:value-type="float">
            <text:p>2,0000198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1941206" calcext:value-type="float">
            <text:p>0,01941206</text:p>
          </table:table-cell>
        </table:table-row>
        <table:table-row table:style-name="ro1">
          <table:table-cell office:value-type="float" office:value="1624627274.51395" calcext:value-type="float">
            <text:p>1624627274,51395</text:p>
          </table:table-cell>
          <table:table-cell table:formula="of:=ROUND([.A557]-[$menor.$A$1];1)" office:value-type="float" office:value="55.5" calcext:value-type="float">
            <text:p>55,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8171" calcext:value-type="float">
            <text:p>1,98171</text:p>
          </table:table-cell>
          <table:table-cell office:value-type="float" office:value="0" calcext:value-type="float">
            <text:p>0</text:p>
          </table:table-cell>
          <table:table-cell office:value-type="float" office:value="0.00016294" calcext:value-type="float">
            <text:p>0,00016294</text:p>
          </table:table-cell>
          <table:table-cell office:value-type="float" office:value="2.00001982" calcext:value-type="float">
            <text:p>2,0000198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1941206" calcext:value-type="float">
            <text:p>0,01941206</text:p>
          </table:table-cell>
        </table:table-row>
        <table:table-row table:style-name="ro1">
          <table:table-cell office:value-type="float" office:value="1624627274.61438" calcext:value-type="float">
            <text:p>1624627274,61438</text:p>
          </table:table-cell>
          <table:table-cell table:formula="of:=ROUND([.A558]-[$menor.$A$1];1)" office:value-type="float" office:value="55.6" calcext:value-type="float">
            <text:p>55,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8171" calcext:value-type="float">
            <text:p>1,98171</text:p>
          </table:table-cell>
          <table:table-cell office:value-type="float" office:value="0" calcext:value-type="float">
            <text:p>0</text:p>
          </table:table-cell>
          <table:table-cell office:value-type="float" office:value="0.00016294" calcext:value-type="float">
            <text:p>0,00016294</text:p>
          </table:table-cell>
          <table:table-cell office:value-type="float" office:value="2.00001982" calcext:value-type="float">
            <text:p>2,0000198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1941206" calcext:value-type="float">
            <text:p>0,01941206</text:p>
          </table:table-cell>
        </table:table-row>
        <table:table-row table:style-name="ro1">
          <table:table-cell office:value-type="float" office:value="1624627274.71371" calcext:value-type="float">
            <text:p>1624627274,71371</text:p>
          </table:table-cell>
          <table:table-cell table:formula="of:=ROUND([.A559]-[$menor.$A$1];1)" office:value-type="float" office:value="55.7" calcext:value-type="float">
            <text:p>55,7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8171" calcext:value-type="float">
            <text:p>1,98171</text:p>
          </table:table-cell>
          <table:table-cell office:value-type="float" office:value="0" calcext:value-type="float">
            <text:p>0</text:p>
          </table:table-cell>
          <table:table-cell office:value-type="float" office:value="0.00016294" calcext:value-type="float">
            <text:p>0,00016294</text:p>
          </table:table-cell>
          <table:table-cell office:value-type="float" office:value="2.00098982" calcext:value-type="float">
            <text:p>2,00098982</text:p>
          </table:table-cell>
          <table:table-cell office:value-type="float" office:value="96.69178455" calcext:value-type="float">
            <text:p>96,69178455</text:p>
          </table:table-cell>
          <table:table-cell office:value-type="float" office:value="0.01941206" calcext:value-type="float">
            <text:p>0,01941206</text:p>
          </table:table-cell>
        </table:table-row>
        <table:table-row table:style-name="ro1">
          <table:table-cell office:value-type="float" office:value="1624627274.81404" calcext:value-type="float">
            <text:p>1624627274,81404</text:p>
          </table:table-cell>
          <table:table-cell table:formula="of:=ROUND([.A560]-[$menor.$A$1];1)" office:value-type="float" office:value="55.8" calcext:value-type="float">
            <text:p>55,8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8171" calcext:value-type="float">
            <text:p>1,98171</text:p>
          </table:table-cell>
          <table:table-cell office:value-type="float" office:value="1" calcext:value-type="float">
            <text:p>1</text:p>
          </table:table-cell>
          <table:table-cell office:value-type="float" office:value="-0.00004443" calcext:value-type="float">
            <text:p>-4,443E-05</text:p>
          </table:table-cell>
          <table:table-cell office:value-type="float" office:value="1.99999405" calcext:value-type="float">
            <text:p>1,99999405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1845006" calcext:value-type="float">
            <text:p>0,01845006</text:p>
          </table:table-cell>
        </table:table-row>
        <table:table-row table:style-name="ro1">
          <table:table-cell office:value-type="float" office:value="1624627274.91394" calcext:value-type="float">
            <text:p>1624627274,91394</text:p>
          </table:table-cell>
          <table:table-cell table:formula="of:=ROUND([.A561]-[$menor.$A$1];1)" office:value-type="float" office:value="55.9" calcext:value-type="float">
            <text:p>55,9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8171" calcext:value-type="float">
            <text:p>1,98171</text:p>
          </table:table-cell>
          <table:table-cell office:value-type="float" office:value="1" calcext:value-type="float">
            <text:p>1</text:p>
          </table:table-cell>
          <table:table-cell office:value-type="float" office:value="-0.00004443" calcext:value-type="float">
            <text:p>-4,443E-05</text:p>
          </table:table-cell>
          <table:table-cell office:value-type="float" office:value="1.99999405" calcext:value-type="float">
            <text:p>1,99999405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1845006" calcext:value-type="float">
            <text:p>0,01845006</text:p>
          </table:table-cell>
        </table:table-row>
        <table:table-row table:style-name="ro1">
          <table:table-cell office:value-type="float" office:value="1624627275.01429" calcext:value-type="float">
            <text:p>1624627275,01429</text:p>
          </table:table-cell>
          <table:table-cell table:formula="of:=ROUND([.A562]-[$menor.$A$1];1)" office:value-type="float" office:value="56" calcext:value-type="float">
            <text:p>5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8268" calcext:value-type="float">
            <text:p>1,98268</text:p>
          </table:table-cell>
          <table:table-cell office:value-type="float" office:value="1" calcext:value-type="float">
            <text:p>1</text:p>
          </table:table-cell>
          <table:table-cell office:value-type="float" office:value="-0.00004443" calcext:value-type="float">
            <text:p>-4,443E-05</text:p>
          </table:table-cell>
          <table:table-cell office:value-type="float" office:value="1.99999405" calcext:value-type="float">
            <text:p>1,99999405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1845006" calcext:value-type="float">
            <text:p>0,01845006</text:p>
          </table:table-cell>
        </table:table-row>
        <table:table-row table:style-name="ro1">
          <table:table-cell office:value-type="float" office:value="1624627275.11368" calcext:value-type="float">
            <text:p>1624627275,11368</text:p>
          </table:table-cell>
          <table:table-cell table:formula="of:=ROUND([.A563]-[$menor.$A$1];1)" office:value-type="float" office:value="56.1" calcext:value-type="float">
            <text:p>56,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1.98268" calcext:value-type="float">
            <text:p>1,98268</text:p>
          </table:table-cell>
          <table:table-cell office:value-type="float" office:value="1" calcext:value-type="float">
            <text:p>1</text:p>
          </table:table-cell>
          <table:table-cell office:value-type="float" office:value="-0.00004443" calcext:value-type="float">
            <text:p>-4,443E-05</text:p>
          </table:table-cell>
          <table:table-cell office:value-type="float" office:value="1.99999405" calcext:value-type="float">
            <text:p>1,99999405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1845006" calcext:value-type="float">
            <text:p>0,01845006</text:p>
          </table:table-cell>
        </table:table-row>
        <table:table-row table:style-name="ro1">
          <table:table-cell office:value-type="float" office:value="1624627275.21404" calcext:value-type="float">
            <text:p>1624627275,21404</text:p>
          </table:table-cell>
          <table:table-cell table:formula="of:=ROUND([.A564]-[$menor.$A$1];1)" office:value-type="float" office:value="56.2" calcext:value-type="float">
            <text:p>56,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268" calcext:value-type="float">
            <text:p>1,98268</text:p>
          </table:table-cell>
          <table:table-cell office:value-type="float" office:value="1" calcext:value-type="float">
            <text:p>1</text:p>
          </table:table-cell>
          <table:table-cell office:value-type="float" office:value="-0.00004443" calcext:value-type="float">
            <text:p>-4,443E-05</text:p>
          </table:table-cell>
          <table:table-cell office:value-type="float" office:value="2.00096405" calcext:value-type="float">
            <text:p>2,00096405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1845006" calcext:value-type="float">
            <text:p>0,01845006</text:p>
          </table:table-cell>
        </table:table-row>
        <table:table-row table:style-name="ro1">
          <table:table-cell office:value-type="float" office:value="1624627275.31401" calcext:value-type="float">
            <text:p>1624627275,31401</text:p>
          </table:table-cell>
          <table:table-cell table:formula="of:=ROUND([.A565]-[$menor.$A$1];1)" office:value-type="float" office:value="56.3" calcext:value-type="float">
            <text:p>56,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268" calcext:value-type="float">
            <text:p>1,98268</text:p>
          </table:table-cell>
          <table:table-cell office:value-type="float" office:value="1" calcext:value-type="float">
            <text:p>1</text:p>
          </table:table-cell>
          <table:table-cell office:value-type="float" office:value="0.00008421" calcext:value-type="float">
            <text:p>8,421E-05</text:p>
          </table:table-cell>
          <table:table-cell office:value-type="float" office:value="2.00001158" calcext:value-type="float">
            <text:p>2,00001158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1748894" calcext:value-type="float">
            <text:p>0,01748894</text:p>
          </table:table-cell>
        </table:table-row>
        <table:table-row table:style-name="ro1">
          <table:table-cell office:value-type="float" office:value="1624627275.41431" calcext:value-type="float">
            <text:p>1624627275,41431</text:p>
          </table:table-cell>
          <table:table-cell table:formula="of:=ROUND([.A566]-[$menor.$A$1];1)" office:value-type="float" office:value="56.4" calcext:value-type="float">
            <text:p>56,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268" calcext:value-type="float">
            <text:p>1,98268</text:p>
          </table:table-cell>
          <table:table-cell office:value-type="float" office:value="1" calcext:value-type="float">
            <text:p>1</text:p>
          </table:table-cell>
          <table:table-cell office:value-type="float" office:value="-0.00088579" calcext:value-type="float">
            <text:p>-0,00088579</text:p>
          </table:table-cell>
          <table:table-cell office:value-type="float" office:value="2.00001158" calcext:value-type="float">
            <text:p>2,00001158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1748894" calcext:value-type="float">
            <text:p>0,01748894</text:p>
          </table:table-cell>
        </table:table-row>
        <table:table-row table:style-name="ro1">
          <table:table-cell office:value-type="float" office:value="1624627275.51364" calcext:value-type="float">
            <text:p>1624627275,51364</text:p>
          </table:table-cell>
          <table:table-cell table:formula="of:=ROUND([.A567]-[$menor.$A$1];1)" office:value-type="float" office:value="56.5" calcext:value-type="float">
            <text:p>56,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365" calcext:value-type="float">
            <text:p>1,98365</text:p>
          </table:table-cell>
          <table:table-cell office:value-type="float" office:value="-2" calcext:value-type="float">
            <text:p>-2</text:p>
          </table:table-cell>
          <table:table-cell office:value-type="float" office:value="0.00003331" calcext:value-type="float">
            <text:p>3,331E-05</text:p>
          </table:table-cell>
          <table:table-cell office:value-type="float" office:value="2.00000277" calcext:value-type="float">
            <text:p>2,00000277</text:p>
          </table:table-cell>
          <table:table-cell office:value-type="float" office:value="94.69178455" calcext:value-type="float">
            <text:p>94,69178455</text:p>
          </table:table-cell>
          <table:table-cell office:value-type="float" office:value="0.01738101" calcext:value-type="float">
            <text:p>0,01738101</text:p>
          </table:table-cell>
        </table:table-row>
        <table:table-row table:style-name="ro1">
          <table:table-cell office:value-type="float" office:value="1624627275.6145" calcext:value-type="float">
            <text:p>1624627275,6145</text:p>
          </table:table-cell>
          <table:table-cell table:formula="of:=ROUND([.A568]-[$menor.$A$1];1)" office:value-type="float" office:value="56.6" calcext:value-type="float">
            <text:p>56,6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365" calcext:value-type="float">
            <text:p>1,98365</text:p>
          </table:table-cell>
          <table:table-cell office:value-type="float" office:value="-2" calcext:value-type="float">
            <text:p>-2</text:p>
          </table:table-cell>
          <table:table-cell office:value-type="float" office:value="0.00003331" calcext:value-type="float">
            <text:p>3,331E-05</text:p>
          </table:table-cell>
          <table:table-cell office:value-type="float" office:value="2.00000277" calcext:value-type="float">
            <text:p>2,00000277</text:p>
          </table:table-cell>
          <table:table-cell office:value-type="float" office:value="94.69178455" calcext:value-type="float">
            <text:p>94,69178455</text:p>
          </table:table-cell>
          <table:table-cell office:value-type="float" office:value="0.01738101" calcext:value-type="float">
            <text:p>0,01738101</text:p>
          </table:table-cell>
        </table:table-row>
        <table:table-row table:style-name="ro1">
          <table:table-cell office:value-type="float" office:value="1624627275.71458" calcext:value-type="float">
            <text:p>1624627275,71458</text:p>
          </table:table-cell>
          <table:table-cell table:formula="of:=ROUND([.A569]-[$menor.$A$1];1)" office:value-type="float" office:value="56.7" calcext:value-type="float">
            <text:p>56,7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365" calcext:value-type="float">
            <text:p>1,98365</text:p>
          </table:table-cell>
          <table:table-cell office:value-type="float" office:value="-2" calcext:value-type="float">
            <text:p>-2</text:p>
          </table:table-cell>
          <table:table-cell office:value-type="float" office:value="-0.00028448" calcext:value-type="float">
            <text:p>-0,00028448</text:p>
          </table:table-cell>
          <table:table-cell office:value-type="float" office:value="2.00094374" calcext:value-type="float">
            <text:p>2,00094374</text:p>
          </table:table-cell>
          <table:table-cell office:value-type="float" office:value="95.74373506" calcext:value-type="float">
            <text:p>95,74373506</text:p>
          </table:table-cell>
          <table:table-cell office:value-type="float" office:value="0.01738101" calcext:value-type="float">
            <text:p>0,01738101</text:p>
          </table:table-cell>
        </table:table-row>
        <table:table-row table:style-name="ro1">
          <table:table-cell office:value-type="float" office:value="1624627275.81471" calcext:value-type="float">
            <text:p>1624627275,81471</text:p>
          </table:table-cell>
          <table:table-cell table:formula="of:=ROUND([.A570]-[$menor.$A$1];1)" office:value-type="float" office:value="56.8" calcext:value-type="float">
            <text:p>56,8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365" calcext:value-type="float">
            <text:p>1,98365</text:p>
          </table:table-cell>
          <table:table-cell office:value-type="float" office:value="-3" calcext:value-type="float">
            <text:p>-3</text:p>
          </table:table-cell>
          <table:table-cell office:value-type="float" office:value="0.00009752" calcext:value-type="float">
            <text:p>9,752E-05</text:p>
          </table:table-cell>
          <table:table-cell office:value-type="float" office:value="2.00000839" calcext:value-type="float">
            <text:p>2,00000839</text:p>
          </table:table-cell>
          <table:table-cell office:value-type="float" office:value="94.74373506" calcext:value-type="float">
            <text:p>94,74373506</text:p>
          </table:table-cell>
          <table:table-cell office:value-type="float" office:value="0.01641461" calcext:value-type="float">
            <text:p>0,01641461</text:p>
          </table:table-cell>
        </table:table-row>
        <table:table-row table:style-name="ro1">
          <table:table-cell office:value-type="float" office:value="1624627275.91564" calcext:value-type="float">
            <text:p>1624627275,91564</text:p>
          </table:table-cell>
          <table:table-cell table:formula="of:=ROUND([.A571]-[$menor.$A$1];1)" office:value-type="float" office:value="56.9" calcext:value-type="float">
            <text:p>56,9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365" calcext:value-type="float">
            <text:p>1,98365</text:p>
          </table:table-cell>
          <table:table-cell office:value-type="float" office:value="-3" calcext:value-type="float">
            <text:p>-3</text:p>
          </table:table-cell>
          <table:table-cell office:value-type="float" office:value="0.00009752" calcext:value-type="float">
            <text:p>9,752E-05</text:p>
          </table:table-cell>
          <table:table-cell office:value-type="float" office:value="2.00000839" calcext:value-type="float">
            <text:p>2,00000839</text:p>
          </table:table-cell>
          <table:table-cell office:value-type="float" office:value="94.74373506" calcext:value-type="float">
            <text:p>94,74373506</text:p>
          </table:table-cell>
          <table:table-cell office:value-type="float" office:value="0.01641461" calcext:value-type="float">
            <text:p>0,01641461</text:p>
          </table:table-cell>
        </table:table-row>
        <table:table-row table:style-name="ro1">
          <table:table-cell office:value-type="float" office:value="1624627276.01596" calcext:value-type="float">
            <text:p>1624627276,01596</text:p>
          </table:table-cell>
          <table:table-cell table:formula="of:=ROUND([.A572]-[$menor.$A$1];1)" office:value-type="float" office:value="57" calcext:value-type="float">
            <text:p>57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462" calcext:value-type="float">
            <text:p>1,98462</text:p>
          </table:table-cell>
          <table:table-cell office:value-type="float" office:value="-3" calcext:value-type="float">
            <text:p>-3</text:p>
          </table:table-cell>
          <table:table-cell office:value-type="float" office:value="0.00009752" calcext:value-type="float">
            <text:p>9,752E-05</text:p>
          </table:table-cell>
          <table:table-cell office:value-type="float" office:value="2.00000839" calcext:value-type="float">
            <text:p>2,00000839</text:p>
          </table:table-cell>
          <table:table-cell office:value-type="float" office:value="94.74373506" calcext:value-type="float">
            <text:p>94,74373506</text:p>
          </table:table-cell>
          <table:table-cell office:value-type="float" office:value="0.01641461" calcext:value-type="float">
            <text:p>0,01641461</text:p>
          </table:table-cell>
        </table:table-row>
        <table:table-row table:style-name="ro1">
          <table:table-cell office:value-type="float" office:value="1624627276.11631" calcext:value-type="float">
            <text:p>1624627276,11631</text:p>
          </table:table-cell>
          <table:table-cell table:formula="of:=ROUND([.A573]-[$menor.$A$1];1)" office:value-type="float" office:value="57.1" calcext:value-type="float">
            <text:p>57,1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3490659" calcext:value-type="float">
            <text:p>-0,0349065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462" calcext:value-type="float">
            <text:p>1,98462</text:p>
          </table:table-cell>
          <table:table-cell office:value-type="float" office:value="-3" calcext:value-type="float">
            <text:p>-3</text:p>
          </table:table-cell>
          <table:table-cell office:value-type="float" office:value="0.00009752" calcext:value-type="float">
            <text:p>9,752E-05</text:p>
          </table:table-cell>
          <table:table-cell office:value-type="float" office:value="2.00000839" calcext:value-type="float">
            <text:p>2,00000839</text:p>
          </table:table-cell>
          <table:table-cell office:value-type="float" office:value="94.74373506" calcext:value-type="float">
            <text:p>94,74373506</text:p>
          </table:table-cell>
          <table:table-cell office:value-type="float" office:value="0.01641461" calcext:value-type="float">
            <text:p>0,01641461</text:p>
          </table:table-cell>
        </table:table-row>
        <table:table-row table:style-name="ro1">
          <table:table-cell office:value-type="float" office:value="1624627276.21565" calcext:value-type="float">
            <text:p>1624627276,21565</text:p>
          </table:table-cell>
          <table:table-cell table:formula="of:=ROUND([.A574]-[$menor.$A$1];1)" office:value-type="float" office:value="57.2" calcext:value-type="float">
            <text:p>57,2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3490659" calcext:value-type="float">
            <text:p>-0,0349065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462" calcext:value-type="float">
            <text:p>1,98462</text:p>
          </table:table-cell>
          <table:table-cell office:value-type="float" office:value="-3" calcext:value-type="float">
            <text:p>-3</text:p>
          </table:table-cell>
          <table:table-cell office:value-type="float" office:value="0.00039808" calcext:value-type="float">
            <text:p>0,00039808</text:p>
          </table:table-cell>
          <table:table-cell office:value-type="float" office:value="2.00100055" calcext:value-type="float">
            <text:p>2,00100055</text:p>
          </table:table-cell>
          <table:table-cell office:value-type="float" office:value="93.69178455" calcext:value-type="float">
            <text:p>93,69178455</text:p>
          </table:table-cell>
          <table:table-cell office:value-type="float" office:value="0.01641461" calcext:value-type="float">
            <text:p>0,01641461</text:p>
          </table:table-cell>
        </table:table-row>
        <table:table-row table:style-name="ro1">
          <table:table-cell office:value-type="float" office:value="1624627276.31594" calcext:value-type="float">
            <text:p>1624627276,31594</text:p>
          </table:table-cell>
          <table:table-cell table:formula="of:=ROUND([.A575]-[$menor.$A$1];1)" office:value-type="float" office:value="57.3" calcext:value-type="float">
            <text:p>57,3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3490659" calcext:value-type="float">
            <text:p>-0,0349065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462" calcext:value-type="float">
            <text:p>1,98462</text:p>
          </table:table-cell>
          <table:table-cell office:value-type="float" office:value="-1" calcext:value-type="float">
            <text:p>-1</text:p>
          </table:table-cell>
          <table:table-cell office:value-type="float" office:value="-0.00007715" calcext:value-type="float">
            <text:p>-7,715E-05</text:p>
          </table:table-cell>
          <table:table-cell office:value-type="float" office:value="1.99999251" calcext:value-type="float">
            <text:p>1,99999251</text:p>
          </table:table-cell>
          <table:table-cell office:value-type="float" office:value="95.69178455" calcext:value-type="float">
            <text:p>95,69178455</text:p>
          </table:table-cell>
          <table:table-cell office:value-type="float" office:value="0.01544867" calcext:value-type="float">
            <text:p>0,01544867</text:p>
          </table:table-cell>
        </table:table-row>
        <table:table-row table:style-name="ro1">
          <table:table-cell office:value-type="float" office:value="1624627276.41625" calcext:value-type="float">
            <text:p>1624627276,41625</text:p>
          </table:table-cell>
          <table:table-cell table:formula="of:=ROUND([.A576]-[$menor.$A$1];1)" office:value-type="float" office:value="57.4" calcext:value-type="float">
            <text:p>57,4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3490659" calcext:value-type="float">
            <text:p>-0,0349065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462" calcext:value-type="float">
            <text:p>1,98462</text:p>
          </table:table-cell>
          <table:table-cell office:value-type="float" office:value="-1" calcext:value-type="float">
            <text:p>-1</text:p>
          </table:table-cell>
          <table:table-cell office:value-type="float" office:value="-0.00007715" calcext:value-type="float">
            <text:p>-7,715E-05</text:p>
          </table:table-cell>
          <table:table-cell office:value-type="float" office:value="1.99999251" calcext:value-type="float">
            <text:p>1,99999251</text:p>
          </table:table-cell>
          <table:table-cell office:value-type="float" office:value="95.69178455" calcext:value-type="float">
            <text:p>95,69178455</text:p>
          </table:table-cell>
          <table:table-cell office:value-type="float" office:value="0.01544867" calcext:value-type="float">
            <text:p>0,01544867</text:p>
          </table:table-cell>
        </table:table-row>
        <table:table-row table:style-name="ro1">
          <table:table-cell office:value-type="float" office:value="1624627276.51657" calcext:value-type="float">
            <text:p>1624627276,51657</text:p>
          </table:table-cell>
          <table:table-cell table:formula="of:=ROUND([.A577]-[$menor.$A$1];1)" office:value-type="float" office:value="57.5" calcext:value-type="float">
            <text:p>57,5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3490659" calcext:value-type="float">
            <text:p>-0,0349065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559" calcext:value-type="float">
            <text:p>1,98559</text:p>
          </table:table-cell>
          <table:table-cell office:value-type="float" office:value="-1" calcext:value-type="float">
            <text:p>-1</text:p>
          </table:table-cell>
          <table:table-cell office:value-type="float" office:value="-0.00007715" calcext:value-type="float">
            <text:p>-7,715E-05</text:p>
          </table:table-cell>
          <table:table-cell office:value-type="float" office:value="1.99999251" calcext:value-type="float">
            <text:p>1,99999251</text:p>
          </table:table-cell>
          <table:table-cell office:value-type="float" office:value="95.69178455" calcext:value-type="float">
            <text:p>95,69178455</text:p>
          </table:table-cell>
          <table:table-cell office:value-type="float" office:value="0.01544867" calcext:value-type="float">
            <text:p>0,01544867</text:p>
          </table:table-cell>
        </table:table-row>
        <table:table-row table:style-name="ro1">
          <table:table-cell office:value-type="float" office:value="1624627276.61689" calcext:value-type="float">
            <text:p>1624627276,61689</text:p>
          </table:table-cell>
          <table:table-cell table:formula="of:=ROUND([.A578]-[$menor.$A$1];1)" office:value-type="float" office:value="57.6" calcext:value-type="float">
            <text:p>57,6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559" calcext:value-type="float">
            <text:p>1,98559</text:p>
          </table:table-cell>
          <table:table-cell office:value-type="float" office:value="-1" calcext:value-type="float">
            <text:p>-1</text:p>
          </table:table-cell>
          <table:table-cell office:value-type="float" office:value="-0.00007715" calcext:value-type="float">
            <text:p>-7,715E-05</text:p>
          </table:table-cell>
          <table:table-cell office:value-type="float" office:value="1.99999251" calcext:value-type="float">
            <text:p>1,99999251</text:p>
          </table:table-cell>
          <table:table-cell office:value-type="float" office:value="95.69178455" calcext:value-type="float">
            <text:p>95,69178455</text:p>
          </table:table-cell>
          <table:table-cell office:value-type="float" office:value="0.01544867" calcext:value-type="float">
            <text:p>0,01544867</text:p>
          </table:table-cell>
        </table:table-row>
        <table:table-row table:style-name="ro1">
          <table:table-cell office:value-type="float" office:value="1624627276.71716" calcext:value-type="float">
            <text:p>1624627276,71716</text:p>
          </table:table-cell>
          <table:table-cell table:formula="of:=ROUND([.A579]-[$menor.$A$1];1)" office:value-type="float" office:value="57.7" calcext:value-type="float">
            <text:p>57,7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559" calcext:value-type="float">
            <text:p>1,98559</text:p>
          </table:table-cell>
          <table:table-cell office:value-type="float" office:value="-1" calcext:value-type="float">
            <text:p>-1</text:p>
          </table:table-cell>
          <table:table-cell office:value-type="float" office:value="0.00018177" calcext:value-type="float">
            <text:p>0,00018177</text:p>
          </table:table-cell>
          <table:table-cell office:value-type="float" office:value="2.00098611" calcext:value-type="float">
            <text:p>2,00098611</text:p>
          </table:table-cell>
          <table:table-cell office:value-type="float" office:value="94.72749658" calcext:value-type="float">
            <text:p>94,72749658</text:p>
          </table:table-cell>
          <table:table-cell office:value-type="float" office:value="0.01544867" calcext:value-type="float">
            <text:p>0,01544867</text:p>
          </table:table-cell>
        </table:table-row>
        <table:table-row table:style-name="ro1">
          <table:table-cell office:value-type="float" office:value="1624627276.81747" calcext:value-type="float">
            <text:p>1624627276,81747</text:p>
          </table:table-cell>
          <table:table-cell table:formula="of:=ROUND([.A580]-[$menor.$A$1];1)" office:value-type="float" office:value="57.8" calcext:value-type="float">
            <text:p>57,8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559" calcext:value-type="float">
            <text:p>1,98559</text:p>
          </table:table-cell>
          <table:table-cell office:value-type="float" office:value="0" calcext:value-type="float">
            <text:p>0</text:p>
          </table:table-cell>
          <table:table-cell office:value-type="float" office:value="0.00000961" calcext:value-type="float">
            <text:p>9,61E-06</text:p>
          </table:table-cell>
          <table:table-cell office:value-type="float" office:value="2.00000097" calcext:value-type="float">
            <text:p>2,00000097</text:p>
          </table:table-cell>
          <table:table-cell office:value-type="float" office:value="95.72749658" calcext:value-type="float">
            <text:p>95,72749658</text:p>
          </table:table-cell>
          <table:table-cell office:value-type="float" office:value="0.01448327" calcext:value-type="float">
            <text:p>0,01448327</text:p>
          </table:table-cell>
        </table:table-row>
        <table:table-row table:style-name="ro1">
          <table:table-cell office:value-type="float" office:value="1624627276.91673" calcext:value-type="float">
            <text:p>1624627276,91673</text:p>
          </table:table-cell>
          <table:table-cell table:formula="of:=ROUND([.A581]-[$menor.$A$1];1)" office:value-type="float" office:value="57.9" calcext:value-type="float">
            <text:p>57,9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559" calcext:value-type="float">
            <text:p>1,98559</text:p>
          </table:table-cell>
          <table:table-cell office:value-type="float" office:value="0" calcext:value-type="float">
            <text:p>0</text:p>
          </table:table-cell>
          <table:table-cell office:value-type="float" office:value="0.00000961" calcext:value-type="float">
            <text:p>9,61E-06</text:p>
          </table:table-cell>
          <table:table-cell office:value-type="float" office:value="2.00000097" calcext:value-type="float">
            <text:p>2,00000097</text:p>
          </table:table-cell>
          <table:table-cell office:value-type="float" office:value="95.72749658" calcext:value-type="float">
            <text:p>95,72749658</text:p>
          </table:table-cell>
          <table:table-cell office:value-type="float" office:value="0.01448327" calcext:value-type="float">
            <text:p>0,01448327</text:p>
          </table:table-cell>
        </table:table-row>
        <table:table-row table:style-name="ro1">
          <table:table-cell office:value-type="float" office:value="1624627277.01704" calcext:value-type="float">
            <text:p>1624627277,01704</text:p>
          </table:table-cell>
          <table:table-cell table:formula="of:=ROUND([.A582]-[$menor.$A$1];1)" office:value-type="float" office:value="58" calcext:value-type="float">
            <text:p>58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656" calcext:value-type="float">
            <text:p>1,98656</text:p>
          </table:table-cell>
          <table:table-cell office:value-type="float" office:value="0" calcext:value-type="float">
            <text:p>0</text:p>
          </table:table-cell>
          <table:table-cell office:value-type="float" office:value="0.00000961" calcext:value-type="float">
            <text:p>9,61E-06</text:p>
          </table:table-cell>
          <table:table-cell office:value-type="float" office:value="2.00000097" calcext:value-type="float">
            <text:p>2,00000097</text:p>
          </table:table-cell>
          <table:table-cell office:value-type="float" office:value="95.72749658" calcext:value-type="float">
            <text:p>95,72749658</text:p>
          </table:table-cell>
          <table:table-cell office:value-type="float" office:value="0.01448327" calcext:value-type="float">
            <text:p>0,01448327</text:p>
          </table:table-cell>
        </table:table-row>
        <table:table-row table:style-name="ro1">
          <table:table-cell office:value-type="float" office:value="1624627277.1174" calcext:value-type="float">
            <text:p>1624627277,1174</text:p>
          </table:table-cell>
          <table:table-cell table:formula="of:=ROUND([.A583]-[$menor.$A$1];1)" office:value-type="float" office:value="58.1" calcext:value-type="float">
            <text:p>58,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656" calcext:value-type="float">
            <text:p>1,98656</text:p>
          </table:table-cell>
          <table:table-cell office:value-type="float" office:value="0" calcext:value-type="float">
            <text:p>0</text:p>
          </table:table-cell>
          <table:table-cell office:value-type="float" office:value="0.00000961" calcext:value-type="float">
            <text:p>9,61E-06</text:p>
          </table:table-cell>
          <table:table-cell office:value-type="float" office:value="2.00000097" calcext:value-type="float">
            <text:p>2,00000097</text:p>
          </table:table-cell>
          <table:table-cell office:value-type="float" office:value="95.72749658" calcext:value-type="float">
            <text:p>95,72749658</text:p>
          </table:table-cell>
          <table:table-cell office:value-type="float" office:value="0.01448327" calcext:value-type="float">
            <text:p>0,01448327</text:p>
          </table:table-cell>
        </table:table-row>
        <table:table-row table:style-name="ro1">
          <table:table-cell office:value-type="float" office:value="1624627277.21668" calcext:value-type="float">
            <text:p>1624627277,21668</text:p>
          </table:table-cell>
          <table:table-cell table:formula="of:=ROUND([.A584]-[$menor.$A$1];1)" office:value-type="float" office:value="58.2" calcext:value-type="float">
            <text:p>58,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656" calcext:value-type="float">
            <text:p>1,98656</text:p>
          </table:table-cell>
          <table:table-cell office:value-type="float" office:value="0" calcext:value-type="float">
            <text:p>0</text:p>
          </table:table-cell>
          <table:table-cell office:value-type="float" office:value="0.00000961" calcext:value-type="float">
            <text:p>9,61E-06</text:p>
          </table:table-cell>
          <table:table-cell office:value-type="float" office:value="2.00097097" calcext:value-type="float">
            <text:p>2,00097097</text:p>
          </table:table-cell>
          <table:table-cell office:value-type="float" office:value="95.72749658" calcext:value-type="float">
            <text:p>95,72749658</text:p>
          </table:table-cell>
          <table:table-cell office:value-type="float" office:value="0.01448327" calcext:value-type="float">
            <text:p>0,01448327</text:p>
          </table:table-cell>
        </table:table-row>
        <table:table-row table:style-name="ro1">
          <table:table-cell office:value-type="float" office:value="1624627277.31704" calcext:value-type="float">
            <text:p>1624627277,31704</text:p>
          </table:table-cell>
          <table:table-cell table:formula="of:=ROUND([.A585]-[$menor.$A$1];1)" office:value-type="float" office:value="58.3" calcext:value-type="float">
            <text:p>58,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656" calcext:value-type="float">
            <text:p>1,98656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2.00001104" calcext:value-type="float">
            <text:p>2,00001104</text:p>
          </table:table-cell>
          <table:table-cell office:value-type="float" office:value="95.72749658" calcext:value-type="float">
            <text:p>95,72749658</text:p>
          </table:table-cell>
          <table:table-cell office:value-type="float" office:value="0.01351853" calcext:value-type="float">
            <text:p>0,01351853</text:p>
          </table:table-cell>
        </table:table-row>
        <table:table-row table:style-name="ro1">
          <table:table-cell office:value-type="float" office:value="1624627277.41739" calcext:value-type="float">
            <text:p>1624627277,41739</text:p>
          </table:table-cell>
          <table:table-cell table:formula="of:=ROUND([.A586]-[$menor.$A$1];1)" office:value-type="float" office:value="58.4" calcext:value-type="float">
            <text:p>58,4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656" calcext:value-type="float">
            <text:p>1,98656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2.00001104" calcext:value-type="float">
            <text:p>2,00001104</text:p>
          </table:table-cell>
          <table:table-cell office:value-type="float" office:value="95.72749658" calcext:value-type="float">
            <text:p>95,72749658</text:p>
          </table:table-cell>
          <table:table-cell office:value-type="float" office:value="0.01351853" calcext:value-type="float">
            <text:p>0,01351853</text:p>
          </table:table-cell>
        </table:table-row>
        <table:table-row table:style-name="ro1">
          <table:table-cell office:value-type="float" office:value="1624627277.51675" calcext:value-type="float">
            <text:p>1624627277,51675</text:p>
          </table:table-cell>
          <table:table-cell table:formula="of:=ROUND([.A587]-[$menor.$A$1];1)" office:value-type="float" office:value="58.5" calcext:value-type="float">
            <text:p>58,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656" calcext:value-type="float">
            <text:p>1,98656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2.00001104" calcext:value-type="float">
            <text:p>2,00001104</text:p>
          </table:table-cell>
          <table:table-cell office:value-type="float" office:value="95.72749658" calcext:value-type="float">
            <text:p>95,72749658</text:p>
          </table:table-cell>
          <table:table-cell office:value-type="float" office:value="0.01351853" calcext:value-type="float">
            <text:p>0,01351853</text:p>
          </table:table-cell>
        </table:table-row>
        <table:table-row table:style-name="ro1">
          <table:table-cell office:value-type="float" office:value="1624627277.61714" calcext:value-type="float">
            <text:p>1624627277,61714</text:p>
          </table:table-cell>
          <table:table-cell table:formula="of:=ROUND([.A588]-[$menor.$A$1];1)" office:value-type="float" office:value="58.6" calcext:value-type="float">
            <text:p>58,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656" calcext:value-type="float">
            <text:p>1,98656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2.00001104" calcext:value-type="float">
            <text:p>2,00001104</text:p>
          </table:table-cell>
          <table:table-cell office:value-type="float" office:value="95.72749658" calcext:value-type="float">
            <text:p>95,72749658</text:p>
          </table:table-cell>
          <table:table-cell office:value-type="float" office:value="0.01351853" calcext:value-type="float">
            <text:p>0,01351853</text:p>
          </table:table-cell>
        </table:table-row>
        <table:table-row table:style-name="ro1">
          <table:table-cell office:value-type="float" office:value="1624627277.7176" calcext:value-type="float">
            <text:p>1624627277,7176</text:p>
          </table:table-cell>
          <table:table-cell table:formula="of:=ROUND([.A589]-[$menor.$A$1];1)" office:value-type="float" office:value="58.7" calcext:value-type="float">
            <text:p>58,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656" calcext:value-type="float">
            <text:p>1,98656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2.00001104" calcext:value-type="float">
            <text:p>2,00001104</text:p>
          </table:table-cell>
          <table:table-cell office:value-type="float" office:value="95.72749658" calcext:value-type="float">
            <text:p>95,72749658</text:p>
          </table:table-cell>
          <table:table-cell office:value-type="float" office:value="0.01351853" calcext:value-type="float">
            <text:p>0,01351853</text:p>
          </table:table-cell>
        </table:table-row>
        <table:table-row table:style-name="ro1">
          <table:table-cell office:value-type="float" office:value="1624627277.8181" calcext:value-type="float">
            <text:p>1624627277,8181</text:p>
          </table:table-cell>
          <table:table-cell table:formula="of:=ROUND([.A590]-[$menor.$A$1];1)" office:value-type="float" office:value="58.8" calcext:value-type="float">
            <text:p>58,8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656" calcext:value-type="float">
            <text:p>1,98656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2.00001104" calcext:value-type="float">
            <text:p>2,00001104</text:p>
          </table:table-cell>
          <table:table-cell office:value-type="float" office:value="95.72749658" calcext:value-type="float">
            <text:p>95,72749658</text:p>
          </table:table-cell>
          <table:table-cell office:value-type="float" office:value="0.01351853" calcext:value-type="float">
            <text:p>0,01351853</text:p>
          </table:table-cell>
        </table:table-row>
        <table:table-row table:style-name="ro1">
          <table:table-cell office:value-type="float" office:value="1624627277.91846" calcext:value-type="float">
            <text:p>1624627277,91846</text:p>
          </table:table-cell>
          <table:table-cell table:formula="of:=ROUND([.A591]-[$menor.$A$1];1)" office:value-type="float" office:value="58.9" calcext:value-type="float">
            <text:p>58,9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656" calcext:value-type="float">
            <text:p>1,98656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2.00001104" calcext:value-type="float">
            <text:p>2,00001104</text:p>
          </table:table-cell>
          <table:table-cell office:value-type="float" office:value="95.72749658" calcext:value-type="float">
            <text:p>95,72749658</text:p>
          </table:table-cell>
          <table:table-cell office:value-type="float" office:value="0.01351853" calcext:value-type="float">
            <text:p>0,01351853</text:p>
          </table:table-cell>
        </table:table-row>
        <table:table-row table:style-name="ro1">
          <table:table-cell office:value-type="float" office:value="1624627278.01777" calcext:value-type="float">
            <text:p>1624627278,01777</text:p>
          </table:table-cell>
          <table:table-cell table:formula="of:=ROUND([.A592]-[$menor.$A$1];1)" office:value-type="float" office:value="59" calcext:value-type="float">
            <text:p>59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753" calcext:value-type="float">
            <text:p>1,987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2.00001104" calcext:value-type="float">
            <text:p>2,00001104</text:p>
          </table:table-cell>
          <table:table-cell office:value-type="float" office:value="95.72749658" calcext:value-type="float">
            <text:p>95,72749658</text:p>
          </table:table-cell>
          <table:table-cell office:value-type="float" office:value="0.01351853" calcext:value-type="float">
            <text:p>0,01351853</text:p>
          </table:table-cell>
        </table:table-row>
        <table:table-row table:style-name="ro1">
          <table:table-cell office:value-type="float" office:value="1624627278.11804" calcext:value-type="float">
            <text:p>1624627278,11804</text:p>
          </table:table-cell>
          <table:table-cell table:formula="of:=ROUND([.A593]-[$menor.$A$1];1)" office:value-type="float" office:value="59.1" calcext:value-type="float">
            <text:p>59,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753" calcext:value-type="float">
            <text:p>1,987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2.00001104" calcext:value-type="float">
            <text:p>2,00001104</text:p>
          </table:table-cell>
          <table:table-cell office:value-type="float" office:value="95.72749658" calcext:value-type="float">
            <text:p>95,72749658</text:p>
          </table:table-cell>
          <table:table-cell office:value-type="float" office:value="0.01351853" calcext:value-type="float">
            <text:p>0,01351853</text:p>
          </table:table-cell>
        </table:table-row>
        <table:table-row table:style-name="ro1">
          <table:table-cell office:value-type="float" office:value="1624627278.21848" calcext:value-type="float">
            <text:p>1624627278,21848</text:p>
          </table:table-cell>
          <table:table-cell table:formula="of:=ROUND([.A594]-[$menor.$A$1];1)" office:value-type="float" office:value="59.2" calcext:value-type="float">
            <text:p>59,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753" calcext:value-type="float">
            <text:p>1,987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2.00098104" calcext:value-type="float">
            <text:p>2,00098104</text:p>
          </table:table-cell>
          <table:table-cell office:value-type="float" office:value="95.72749658" calcext:value-type="float">
            <text:p>95,72749658</text:p>
          </table:table-cell>
          <table:table-cell office:value-type="float" office:value="0.01351853" calcext:value-type="float">
            <text:p>0,01351853</text:p>
          </table:table-cell>
        </table:table-row>
        <table:table-row table:style-name="ro1">
          <table:table-cell office:value-type="float" office:value="1624627278.31779" calcext:value-type="float">
            <text:p>1624627278,31779</text:p>
          </table:table-cell>
          <table:table-cell table:formula="of:=ROUND([.A595]-[$menor.$A$1];1)" office:value-type="float" office:value="59.3" calcext:value-type="float">
            <text:p>59,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753" calcext:value-type="float">
            <text:p>1,98753</text:p>
          </table:table-cell>
          <table:table-cell office:value-type="float" office:value="1" calcext:value-type="float">
            <text:p>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1.99999815" calcext:value-type="float">
            <text:p>1,99999815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0.0125546" calcext:value-type="float">
            <text:p>0,0125546</text:p>
          </table:table-cell>
        </table:table-row>
        <table:table-row table:style-name="ro1">
          <table:table-cell office:value-type="float" office:value="1624627278.41858" calcext:value-type="float">
            <text:p>1624627278,41858</text:p>
          </table:table-cell>
          <table:table-cell table:formula="of:=ROUND([.A596]-[$menor.$A$1];1)" office:value-type="float" office:value="59.4" calcext:value-type="float">
            <text:p>59,4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753" calcext:value-type="float">
            <text:p>1,98753</text:p>
          </table:table-cell>
          <table:table-cell office:value-type="float" office:value="1" calcext:value-type="float">
            <text:p>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1.99999815" calcext:value-type="float">
            <text:p>1,99999815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0.0125546" calcext:value-type="float">
            <text:p>0,0125546</text:p>
          </table:table-cell>
        </table:table-row>
        <table:table-row table:style-name="ro1">
          <table:table-cell office:value-type="float" office:value="1624627278.51914" calcext:value-type="float">
            <text:p>1624627278,51914</text:p>
          </table:table-cell>
          <table:table-cell table:formula="of:=ROUND([.A597]-[$menor.$A$1];1)" office:value-type="float" office:value="59.6" calcext:value-type="float">
            <text:p>59,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753" calcext:value-type="float">
            <text:p>1,98753</text:p>
          </table:table-cell>
          <table:table-cell office:value-type="float" office:value="1" calcext:value-type="float">
            <text:p>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1.99999815" calcext:value-type="float">
            <text:p>1,99999815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0.0125546" calcext:value-type="float">
            <text:p>0,0125546</text:p>
          </table:table-cell>
        </table:table-row>
        <table:table-row table:style-name="ro1">
          <table:table-cell office:value-type="float" office:value="1624627278.61865" calcext:value-type="float">
            <text:p>1624627278,61865</text:p>
          </table:table-cell>
          <table:table-cell table:formula="of:=ROUND([.A598]-[$menor.$A$1];1)" office:value-type="float" office:value="59.6" calcext:value-type="float">
            <text:p>59,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753" calcext:value-type="float">
            <text:p>1,98753</text:p>
          </table:table-cell>
          <table:table-cell office:value-type="float" office:value="1" calcext:value-type="float">
            <text:p>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1.99999815" calcext:value-type="float">
            <text:p>1,99999815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0.0125546" calcext:value-type="float">
            <text:p>0,0125546</text:p>
          </table:table-cell>
        </table:table-row>
        <table:table-row table:style-name="ro1">
          <table:table-cell office:value-type="float" office:value="1624627278.71954" calcext:value-type="float">
            <text:p>1624627278,71954</text:p>
          </table:table-cell>
          <table:table-cell table:formula="of:=ROUND([.A599]-[$menor.$A$1];1)" office:value-type="float" office:value="59.8" calcext:value-type="float">
            <text:p>59,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753" calcext:value-type="float">
            <text:p>1,98753</text:p>
          </table:table-cell>
          <table:table-cell office:value-type="float" office:value="1" calcext:value-type="float">
            <text:p>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1.99999815" calcext:value-type="float">
            <text:p>1,99999815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0.0125546" calcext:value-type="float">
            <text:p>0,0125546</text:p>
          </table:table-cell>
        </table:table-row>
        <table:table-row table:style-name="ro1">
          <table:table-cell office:value-type="float" office:value="1624627278.82006" calcext:value-type="float">
            <text:p>1624627278,82006</text:p>
          </table:table-cell>
          <table:table-cell table:formula="of:=ROUND([.A600]-[$menor.$A$1];1)" office:value-type="float" office:value="59.9" calcext:value-type="float">
            <text:p>59,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753" calcext:value-type="float">
            <text:p>1,98753</text:p>
          </table:table-cell>
          <table:table-cell office:value-type="float" office:value="1" calcext:value-type="float">
            <text:p>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1.99999815" calcext:value-type="float">
            <text:p>1,99999815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0.0125546" calcext:value-type="float">
            <text:p>0,0125546</text:p>
          </table:table-cell>
        </table:table-row>
        <table:table-row table:style-name="ro1">
          <table:table-cell office:value-type="float" office:value="1624627278.92018" calcext:value-type="float">
            <text:p>1624627278,92018</text:p>
          </table:table-cell>
          <table:table-cell table:formula="of:=ROUND([.A601]-[$menor.$A$1];1)" office:value-type="float" office:value="60" calcext:value-type="float">
            <text:p>6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753" calcext:value-type="float">
            <text:p>1,98753</text:p>
          </table:table-cell>
          <table:table-cell office:value-type="float" office:value="1" calcext:value-type="float">
            <text:p>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1.99999815" calcext:value-type="float">
            <text:p>1,99999815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0.0125546" calcext:value-type="float">
            <text:p>0,0125546</text:p>
          </table:table-cell>
        </table:table-row>
        <table:table-row table:style-name="ro1">
          <table:table-cell office:value-type="float" office:value="1624627279.01963" calcext:value-type="float">
            <text:p>1624627279,01963</text:p>
          </table:table-cell>
          <table:table-cell table:formula="of:=ROUND([.A602]-[$menor.$A$1];1)" office:value-type="float" office:value="60.1" calcext:value-type="float">
            <text:p>60,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8985" calcext:value-type="float">
            <text:p>1,988985</text:p>
          </table:table-cell>
          <table:table-cell office:value-type="float" office:value="1" calcext:value-type="float">
            <text:p>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1.99999815" calcext:value-type="float">
            <text:p>1,99999815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0.0125546" calcext:value-type="float">
            <text:p>0,0125546</text:p>
          </table:table-cell>
        </table:table-row>
        <table:table-row table:style-name="ro1">
          <table:table-cell office:value-type="float" office:value="1624627279.12001" calcext:value-type="float">
            <text:p>1624627279,12001</text:p>
          </table:table-cell>
          <table:table-cell table:formula="of:=ROUND([.A603]-[$menor.$A$1];1)" office:value-type="float" office:value="60.2" calcext:value-type="float">
            <text:p>60,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8985" calcext:value-type="float">
            <text:p>1,988985</text:p>
          </table:table-cell>
          <table:table-cell office:value-type="float" office:value="1" calcext:value-type="float">
            <text:p>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1.99999815" calcext:value-type="float">
            <text:p>1,99999815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0.0125546" calcext:value-type="float">
            <text:p>0,0125546</text:p>
          </table:table-cell>
        </table:table-row>
        <table:table-row table:style-name="ro1">
          <table:table-cell office:value-type="float" office:value="1624627279.22042" calcext:value-type="float">
            <text:p>1624627279,22042</text:p>
          </table:table-cell>
          <table:table-cell table:formula="of:=ROUND([.A604]-[$menor.$A$1];1)" office:value-type="float" office:value="60.3" calcext:value-type="float">
            <text:p>60,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8985" calcext:value-type="float">
            <text:p>1,988985</text:p>
          </table:table-cell>
          <table:table-cell office:value-type="float" office:value="1" calcext:value-type="float">
            <text:p>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2.00145315" calcext:value-type="float">
            <text:p>2,00145315</text:p>
          </table:table-cell>
          <table:table-cell office:value-type="float" office:value="96.72749658" calcext:value-type="float">
            <text:p>96,72749658</text:p>
          </table:table-cell>
          <table:table-cell office:value-type="float" office:value="0.0125546" calcext:value-type="float">
            <text:p>0,0125546</text:p>
          </table:table-cell>
        </table:table-row>
        <table:table-row table:style-name="ro1">
          <table:table-cell office:value-type="float" office:value="1624627279.31972" calcext:value-type="float">
            <text:p>1624627279,31972</text:p>
          </table:table-cell>
          <table:table-cell table:formula="of:=ROUND([.A605]-[$menor.$A$1];1)" office:value-type="float" office:value="60.4" calcext:value-type="float">
            <text:p>60,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8985" calcext:value-type="float">
            <text:p>1,988985</text:p>
          </table:table-cell>
          <table:table-cell office:value-type="float" office:value="2" calcext:value-type="float">
            <text:p>2</text:p>
          </table:table-cell>
          <table:table-cell office:value-type="float" office:value="-0.00022404" calcext:value-type="float">
            <text:p>-0,00022404</text:p>
          </table:table-cell>
          <table:table-cell office:value-type="float" office:value="1.99996808" calcext:value-type="float">
            <text:p>1,99996808</text:p>
          </table:table-cell>
          <table:table-cell office:value-type="float" office:value="98.69178455" calcext:value-type="float">
            <text:p>98,69178455</text:p>
          </table:table-cell>
          <table:table-cell office:value-type="float" office:value="0.01111068" calcext:value-type="float">
            <text:p>0,01111068</text:p>
          </table:table-cell>
        </table:table-row>
        <table:table-row table:style-name="ro1">
          <table:table-cell office:value-type="float" office:value="1624627279.42007" calcext:value-type="float">
            <text:p>1624627279,42007</text:p>
          </table:table-cell>
          <table:table-cell table:formula="of:=ROUND([.A606]-[$menor.$A$1];1)" office:value-type="float" office:value="60.5" calcext:value-type="float">
            <text:p>60,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8985" calcext:value-type="float">
            <text:p>1,988985</text:p>
          </table:table-cell>
          <table:table-cell office:value-type="float" office:value="1" calcext:value-type="float">
            <text:p>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1.99999571" calcext:value-type="float">
            <text:p>1,99999571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1111068" calcext:value-type="float">
            <text:p>0,01111068</text:p>
          </table:table-cell>
        </table:table-row>
        <table:table-row table:style-name="ro1">
          <table:table-cell office:value-type="float" office:value="1624627279.52033" calcext:value-type="float">
            <text:p>1624627279,52033</text:p>
          </table:table-cell>
          <table:table-cell table:formula="of:=ROUND([.A607]-[$menor.$A$1];1)" office:value-type="float" office:value="60.6" calcext:value-type="float">
            <text:p>60,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8985" calcext:value-type="float">
            <text:p>1,988985</text:p>
          </table:table-cell>
          <table:table-cell office:value-type="float" office:value="1" calcext:value-type="float">
            <text:p>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1.99999571" calcext:value-type="float">
            <text:p>1,99999571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1111068" calcext:value-type="float">
            <text:p>0,01111068</text:p>
          </table:table-cell>
        </table:table-row>
        <table:table-row table:style-name="ro1">
          <table:table-cell office:value-type="float" office:value="1624627279.62059" calcext:value-type="float">
            <text:p>1624627279,62059</text:p>
          </table:table-cell>
          <table:table-cell table:formula="of:=ROUND([.A608]-[$menor.$A$1];1)" office:value-type="float" office:value="60.7" calcext:value-type="float">
            <text:p>60,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8985" calcext:value-type="float">
            <text:p>1,988985</text:p>
          </table:table-cell>
          <table:table-cell office:value-type="float" office:value="1" calcext:value-type="float">
            <text:p>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1.99999571" calcext:value-type="float">
            <text:p>1,99999571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1111068" calcext:value-type="float">
            <text:p>0,01111068</text:p>
          </table:table-cell>
        </table:table-row>
        <table:table-row table:style-name="ro1">
          <table:table-cell office:value-type="float" office:value="1624627279.72089" calcext:value-type="float">
            <text:p>1624627279,72089</text:p>
          </table:table-cell>
          <table:table-cell table:formula="of:=ROUND([.A609]-[$menor.$A$1];1)" office:value-type="float" office:value="60.8" calcext:value-type="float">
            <text:p>60,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8985" calcext:value-type="float">
            <text:p>1,988985</text:p>
          </table:table-cell>
          <table:table-cell office:value-type="float" office:value="1" calcext:value-type="float">
            <text:p>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1.99999571" calcext:value-type="float">
            <text:p>1,99999571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1111068" calcext:value-type="float">
            <text:p>0,01111068</text:p>
          </table:table-cell>
        </table:table-row>
        <table:table-row table:style-name="ro1">
          <table:table-cell office:value-type="float" office:value="1624627279.82113" calcext:value-type="float">
            <text:p>1624627279,82113</text:p>
          </table:table-cell>
          <table:table-cell table:formula="of:=ROUND([.A610]-[$menor.$A$1];1)" office:value-type="float" office:value="60.9" calcext:value-type="float">
            <text:p>60,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8985" calcext:value-type="float">
            <text:p>1,988985</text:p>
          </table:table-cell>
          <table:table-cell office:value-type="float" office:value="1" calcext:value-type="float">
            <text:p>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1.99999571" calcext:value-type="float">
            <text:p>1,99999571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1111068" calcext:value-type="float">
            <text:p>0,01111068</text:p>
          </table:table-cell>
        </table:table-row>
        <table:table-row table:style-name="ro1">
          <table:table-cell office:value-type="float" office:value="1624627279.92143" calcext:value-type="float">
            <text:p>1624627279,92143</text:p>
          </table:table-cell>
          <table:table-cell table:formula="of:=ROUND([.A611]-[$menor.$A$1];1)" office:value-type="float" office:value="61" calcext:value-type="float">
            <text:p>6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8985" calcext:value-type="float">
            <text:p>1,988985</text:p>
          </table:table-cell>
          <table:table-cell office:value-type="float" office:value="1" calcext:value-type="float">
            <text:p>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1.99999571" calcext:value-type="float">
            <text:p>1,99999571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1111068" calcext:value-type="float">
            <text:p>0,01111068</text:p>
          </table:table-cell>
        </table:table-row>
        <table:table-row table:style-name="ro1">
          <table:table-cell office:value-type="float" office:value="1624627280.02076" calcext:value-type="float">
            <text:p>1624627280,02076</text:p>
          </table:table-cell>
          <table:table-cell table:formula="of:=ROUND([.A612]-[$menor.$A$1];1)" office:value-type="float" office:value="61.1" calcext:value-type="float">
            <text:p>61,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9955" calcext:value-type="float">
            <text:p>1,989955</text:p>
          </table:table-cell>
          <table:table-cell office:value-type="float" office:value="1" calcext:value-type="float">
            <text:p>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1.99999571" calcext:value-type="float">
            <text:p>1,99999571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1111068" calcext:value-type="float">
            <text:p>0,01111068</text:p>
          </table:table-cell>
        </table:table-row>
        <table:table-row table:style-name="ro1">
          <table:table-cell office:value-type="float" office:value="1624627280.12129" calcext:value-type="float">
            <text:p>1624627280,12129</text:p>
          </table:table-cell>
          <table:table-cell table:formula="of:=ROUND([.A613]-[$menor.$A$1];1)" office:value-type="float" office:value="61.2" calcext:value-type="float">
            <text:p>61,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9955" calcext:value-type="float">
            <text:p>1,989955</text:p>
          </table:table-cell>
          <table:table-cell office:value-type="float" office:value="1" calcext:value-type="float">
            <text:p>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1.99999571" calcext:value-type="float">
            <text:p>1,99999571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1111068" calcext:value-type="float">
            <text:p>0,01111068</text:p>
          </table:table-cell>
        </table:table-row>
        <table:table-row table:style-name="ro1">
          <table:table-cell office:value-type="float" office:value="1624627280.22163" calcext:value-type="float">
            <text:p>1624627280,22163</text:p>
          </table:table-cell>
          <table:table-cell table:formula="of:=ROUND([.A614]-[$menor.$A$1];1)" office:value-type="float" office:value="61.3" calcext:value-type="float">
            <text:p>61,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9955" calcext:value-type="float">
            <text:p>1,989955</text:p>
          </table:table-cell>
          <table:table-cell office:value-type="float" office:value="1" calcext:value-type="float">
            <text:p>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2.00096571" calcext:value-type="float">
            <text:p>2,00096571</text:p>
          </table:table-cell>
          <table:table-cell office:value-type="float" office:value="97.69178455" calcext:value-type="float">
            <text:p>97,69178455</text:p>
          </table:table-cell>
          <table:table-cell office:value-type="float" office:value="0.01111068" calcext:value-type="float">
            <text:p>0,01111068</text:p>
          </table:table-cell>
        </table:table-row>
        <table:table-row table:style-name="ro1">
          <table:table-cell office:value-type="float" office:value="1624627280.32189" calcext:value-type="float">
            <text:p>1624627280,32189</text:p>
          </table:table-cell>
          <table:table-cell table:formula="of:=ROUND([.A615]-[$menor.$A$1];1)" office:value-type="float" office:value="61.4" calcext:value-type="float">
            <text:p>61,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9955" calcext:value-type="float">
            <text:p>1,989955</text:p>
          </table:table-cell>
          <table:table-cell office:value-type="float" office:value="2" calcext:value-type="float">
            <text:p>2</text:p>
          </table:table-cell>
          <table:table-cell office:value-type="float" office:value="-0.00026277" calcext:value-type="float">
            <text:p>-0,00026277</text:p>
          </table:table-cell>
          <table:table-cell office:value-type="float" office:value="1.99995841" calcext:value-type="float">
            <text:p>1,99995841</text:p>
          </table:table-cell>
          <table:table-cell office:value-type="float" office:value="99.74373506" calcext:value-type="float">
            <text:p>99,74373506</text:p>
          </table:table-cell>
          <table:table-cell office:value-type="float" office:value="0.01014983" calcext:value-type="float">
            <text:p>0,01014983</text:p>
          </table:table-cell>
        </table:table-row>
        <table:table-row table:style-name="ro1">
          <table:table-cell office:value-type="float" office:value="1624627280.4221" calcext:value-type="float">
            <text:p>1624627280,4221</text:p>
          </table:table-cell>
          <table:table-cell table:formula="of:=ROUND([.A616]-[$menor.$A$1];1)" office:value-type="float" office:value="61.5" calcext:value-type="float">
            <text:p>61,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9955" calcext:value-type="float">
            <text:p>1,989955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2.00001227" calcext:value-type="float">
            <text:p>2,00001227</text:p>
          </table:table-cell>
          <table:table-cell office:value-type="float" office:value="97.74373506" calcext:value-type="float">
            <text:p>97,74373506</text:p>
          </table:table-cell>
          <table:table-cell office:value-type="float" office:value="0.01014983" calcext:value-type="float">
            <text:p>0,01014983</text:p>
          </table:table-cell>
        </table:table-row>
        <table:table-row table:style-name="ro1">
          <table:table-cell office:value-type="float" office:value="1624627280.52241" calcext:value-type="float">
            <text:p>1624627280,52241</text:p>
          </table:table-cell>
          <table:table-cell table:formula="of:=ROUND([.A617]-[$menor.$A$1];1)" office:value-type="float" office:value="61.6" calcext:value-type="float">
            <text:p>61,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9955" calcext:value-type="float">
            <text:p>1,989955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2.00001227" calcext:value-type="float">
            <text:p>2,00001227</text:p>
          </table:table-cell>
          <table:table-cell office:value-type="float" office:value="97.74373506" calcext:value-type="float">
            <text:p>97,74373506</text:p>
          </table:table-cell>
          <table:table-cell office:value-type="float" office:value="0.01014983" calcext:value-type="float">
            <text:p>0,01014983</text:p>
          </table:table-cell>
        </table:table-row>
        <table:table-row table:style-name="ro1">
          <table:table-cell office:value-type="float" office:value="1624627280.62168" calcext:value-type="float">
            <text:p>1624627280,62168</text:p>
          </table:table-cell>
          <table:table-cell table:formula="of:=ROUND([.A618]-[$menor.$A$1];1)" office:value-type="float" office:value="61.7" calcext:value-type="float">
            <text:p>61,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9955" calcext:value-type="float">
            <text:p>1,989955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2.00001227" calcext:value-type="float">
            <text:p>2,00001227</text:p>
          </table:table-cell>
          <table:table-cell office:value-type="float" office:value="97.74373506" calcext:value-type="float">
            <text:p>97,74373506</text:p>
          </table:table-cell>
          <table:table-cell office:value-type="float" office:value="0.01014983" calcext:value-type="float">
            <text:p>0,01014983</text:p>
          </table:table-cell>
        </table:table-row>
        <table:table-row table:style-name="ro1">
          <table:table-cell office:value-type="float" office:value="1624627280.7219" calcext:value-type="float">
            <text:p>1624627280,7219</text:p>
          </table:table-cell>
          <table:table-cell table:formula="of:=ROUND([.A619]-[$menor.$A$1];1)" office:value-type="float" office:value="61.8" calcext:value-type="float">
            <text:p>61,8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9955" calcext:value-type="float">
            <text:p>1,989955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2.00001227" calcext:value-type="float">
            <text:p>2,00001227</text:p>
          </table:table-cell>
          <table:table-cell office:value-type="float" office:value="97.74373506" calcext:value-type="float">
            <text:p>97,74373506</text:p>
          </table:table-cell>
          <table:table-cell office:value-type="float" office:value="0.01014983" calcext:value-type="float">
            <text:p>0,01014983</text:p>
          </table:table-cell>
        </table:table-row>
        <table:table-row table:style-name="ro1">
          <table:table-cell office:value-type="float" office:value="1624627280.82221" calcext:value-type="float">
            <text:p>1624627280,82221</text:p>
          </table:table-cell>
          <table:table-cell table:formula="of:=ROUND([.A620]-[$menor.$A$1];1)" office:value-type="float" office:value="61.9" calcext:value-type="float">
            <text:p>61,9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9955" calcext:value-type="float">
            <text:p>1,989955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2.00001227" calcext:value-type="float">
            <text:p>2,00001227</text:p>
          </table:table-cell>
          <table:table-cell office:value-type="float" office:value="97.74373506" calcext:value-type="float">
            <text:p>97,74373506</text:p>
          </table:table-cell>
          <table:table-cell office:value-type="float" office:value="0.01014983" calcext:value-type="float">
            <text:p>0,01014983</text:p>
          </table:table-cell>
        </table:table-row>
        <table:table-row table:style-name="ro1">
          <table:table-cell office:value-type="float" office:value="1624627280.92247" calcext:value-type="float">
            <text:p>1624627280,92247</text:p>
          </table:table-cell>
          <table:table-cell table:formula="of:=ROUND([.A621]-[$menor.$A$1];1)" office:value-type="float" office:value="62" calcext:value-type="float">
            <text:p>6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89955" calcext:value-type="float">
            <text:p>1,989955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2.00001227" calcext:value-type="float">
            <text:p>2,00001227</text:p>
          </table:table-cell>
          <table:table-cell office:value-type="float" office:value="97.74373506" calcext:value-type="float">
            <text:p>97,74373506</text:p>
          </table:table-cell>
          <table:table-cell office:value-type="float" office:value="0.01014983" calcext:value-type="float">
            <text:p>0,01014983</text:p>
          </table:table-cell>
        </table:table-row>
        <table:table-row table:style-name="ro1">
          <table:table-cell office:value-type="float" office:value="1624627281.02171" calcext:value-type="float">
            <text:p>1624627281,02171</text:p>
          </table:table-cell>
          <table:table-cell table:formula="of:=ROUND([.A622]-[$menor.$A$1];1)" office:value-type="float" office:value="62.1" calcext:value-type="float">
            <text:p>62,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90925" calcext:value-type="float">
            <text:p>1,990925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2.00001227" calcext:value-type="float">
            <text:p>2,00001227</text:p>
          </table:table-cell>
          <table:table-cell office:value-type="float" office:value="97.74373506" calcext:value-type="float">
            <text:p>97,74373506</text:p>
          </table:table-cell>
          <table:table-cell office:value-type="float" office:value="0.01014983" calcext:value-type="float">
            <text:p>0,01014983</text:p>
          </table:table-cell>
        </table:table-row>
        <table:table-row table:style-name="ro1">
          <table:table-cell office:value-type="float" office:value="1624627281.12193" calcext:value-type="float">
            <text:p>1624627281,12193</text:p>
          </table:table-cell>
          <table:table-cell table:formula="of:=ROUND([.A623]-[$menor.$A$1];1)" office:value-type="float" office:value="62.2" calcext:value-type="float">
            <text:p>62,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90925" calcext:value-type="float">
            <text:p>1,990925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2.00001227" calcext:value-type="float">
            <text:p>2,00001227</text:p>
          </table:table-cell>
          <table:table-cell office:value-type="float" office:value="97.74373506" calcext:value-type="float">
            <text:p>97,74373506</text:p>
          </table:table-cell>
          <table:table-cell office:value-type="float" office:value="0.01014983" calcext:value-type="float">
            <text:p>0,01014983</text:p>
          </table:table-cell>
        </table:table-row>
        <table:table-row table:style-name="ro1">
          <table:table-cell office:value-type="float" office:value="1624627281.22262" calcext:value-type="float">
            <text:p>1624627281,22262</text:p>
          </table:table-cell>
          <table:table-cell table:formula="of:=ROUND([.A624]-[$menor.$A$1];1)" office:value-type="float" office:value="62.3" calcext:value-type="float">
            <text:p>62,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90925" calcext:value-type="float">
            <text:p>1,990925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2.00098227" calcext:value-type="float">
            <text:p>2,00098227</text:p>
          </table:table-cell>
          <table:table-cell office:value-type="float" office:value="97.74373506" calcext:value-type="float">
            <text:p>97,74373506</text:p>
          </table:table-cell>
          <table:table-cell office:value-type="float" office:value="0.01014983" calcext:value-type="float">
            <text:p>0,01014983</text:p>
          </table:table-cell>
        </table:table-row>
        <table:table-row table:style-name="ro1">
          <table:table-cell office:value-type="float" office:value="1624627281.32308" calcext:value-type="float">
            <text:p>1624627281,32308</text:p>
          </table:table-cell>
          <table:table-cell table:formula="of:=ROUND([.A625]-[$menor.$A$1];1)" office:value-type="float" office:value="62.4" calcext:value-type="float">
            <text:p>62,4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90925" calcext:value-type="float">
            <text:p>1,990925</text:p>
          </table:table-cell>
          <table:table-cell office:value-type="float" office:value="1" calcext:value-type="float">
            <text:p>1</text:p>
          </table:table-cell>
          <table:table-cell office:value-type="float" office:value="0.00005784" calcext:value-type="float">
            <text:p>5,784E-05</text:p>
          </table:table-cell>
          <table:table-cell office:value-type="float" office:value="2.00000908" calcext:value-type="float">
            <text:p>2,00000908</text:p>
          </table:table-cell>
          <table:table-cell office:value-type="float" office:value="98.74373506" calcext:value-type="float">
            <text:p>98,74373506</text:p>
          </table:table-cell>
          <table:table-cell office:value-type="float" office:value="0.0091909" calcext:value-type="float">
            <text:p>0,0091909</text:p>
          </table:table-cell>
        </table:table-row>
        <table:table-row table:style-name="ro1">
          <table:table-cell office:value-type="float" office:value="1624627281.42335" calcext:value-type="float">
            <text:p>1624627281,42335</text:p>
          </table:table-cell>
          <table:table-cell table:formula="of:=ROUND([.A626]-[$menor.$A$1];1)" office:value-type="float" office:value="62.5" calcext:value-type="float">
            <text:p>62,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90925" calcext:value-type="float">
            <text:p>1,990925</text:p>
          </table:table-cell>
          <table:table-cell office:value-type="float" office:value="1" calcext:value-type="float">
            <text:p>1</text:p>
          </table:table-cell>
          <table:table-cell office:value-type="float" office:value="0.00005784" calcext:value-type="float">
            <text:p>5,784E-05</text:p>
          </table:table-cell>
          <table:table-cell office:value-type="float" office:value="2.00000908" calcext:value-type="float">
            <text:p>2,00000908</text:p>
          </table:table-cell>
          <table:table-cell office:value-type="float" office:value="98.74373506" calcext:value-type="float">
            <text:p>98,74373506</text:p>
          </table:table-cell>
          <table:table-cell office:value-type="float" office:value="0.0091909" calcext:value-type="float">
            <text:p>0,0091909</text:p>
          </table:table-cell>
        </table:table-row>
        <table:table-row table:style-name="ro1">
          <table:table-cell office:value-type="float" office:value="1624627281.52264" calcext:value-type="float">
            <text:p>1624627281,52264</text:p>
          </table:table-cell>
          <table:table-cell table:formula="of:=ROUND([.A627]-[$menor.$A$1];1)" office:value-type="float" office:value="62.6" calcext:value-type="float">
            <text:p>62,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1.990925" calcext:value-type="float">
            <text:p>1,990925</text:p>
          </table:table-cell>
          <table:table-cell office:value-type="float" office:value="1" calcext:value-type="float">
            <text:p>1</text:p>
          </table:table-cell>
          <table:table-cell office:value-type="float" office:value="0.00005784" calcext:value-type="float">
            <text:p>5,784E-05</text:p>
          </table:table-cell>
          <table:table-cell office:value-type="float" office:value="2.00000908" calcext:value-type="float">
            <text:p>2,00000908</text:p>
          </table:table-cell>
          <table:table-cell office:value-type="float" office:value="98.74373506" calcext:value-type="float">
            <text:p>98,74373506</text:p>
          </table:table-cell>
          <table:table-cell office:value-type="float" office:value="0.0091909" calcext:value-type="float">
            <text:p>0,0091909</text:p>
          </table:table-cell>
        </table:table-row>
        <table:table-row table:style-name="ro1">
          <table:table-cell office:value-type="float" office:value="1624627281.62291" calcext:value-type="float">
            <text:p>1624627281,62291</text:p>
          </table:table-cell>
          <table:table-cell table:formula="of:=ROUND([.A628]-[$menor.$A$1];1)" office:value-type="float" office:value="62.7" calcext:value-type="float">
            <text:p>62,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" calcext:value-type="float">
            <text:p>0</text:p>
          </table:table-cell>
          <table:table-cell office:value-type="float" office:value="1.990925" calcext:value-type="float">
            <text:p>1,990925</text:p>
          </table:table-cell>
          <table:table-cell office:value-type="float" office:value="1" calcext:value-type="float">
            <text:p>1</text:p>
          </table:table-cell>
          <table:table-cell office:value-type="float" office:value="0.00005784" calcext:value-type="float">
            <text:p>5,784E-05</text:p>
          </table:table-cell>
          <table:table-cell office:value-type="float" office:value="2.00000908" calcext:value-type="float">
            <text:p>2,00000908</text:p>
          </table:table-cell>
          <table:table-cell office:value-type="float" office:value="98.74373506" calcext:value-type="float">
            <text:p>98,74373506</text:p>
          </table:table-cell>
          <table:table-cell office:value-type="float" office:value="0.0091909" calcext:value-type="float">
            <text:p>0,0091909</text:p>
          </table:table-cell>
        </table:table-row>
        <table:table-row table:style-name="ro1">
          <table:table-cell office:value-type="float" office:value="1624627281.7232" calcext:value-type="float">
            <text:p>1624627281,7232</text:p>
          </table:table-cell>
          <table:table-cell table:formula="of:=ROUND([.A629]-[$menor.$A$1];1)" office:value-type="float" office:value="62.8" calcext:value-type="float">
            <text:p>62,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" calcext:value-type="float">
            <text:p>0</text:p>
          </table:table-cell>
          <table:table-cell office:value-type="float" office:value="1.990925" calcext:value-type="float">
            <text:p>1,990925</text:p>
          </table:table-cell>
          <table:table-cell office:value-type="float" office:value="1" calcext:value-type="float">
            <text:p>1</text:p>
          </table:table-cell>
          <table:table-cell office:value-type="float" office:value="0.00005784" calcext:value-type="float">
            <text:p>5,784E-05</text:p>
          </table:table-cell>
          <table:table-cell office:value-type="float" office:value="2.00000908" calcext:value-type="float">
            <text:p>2,00000908</text:p>
          </table:table-cell>
          <table:table-cell office:value-type="float" office:value="98.74373506" calcext:value-type="float">
            <text:p>98,74373506</text:p>
          </table:table-cell>
          <table:table-cell office:value-type="float" office:value="0.0091909" calcext:value-type="float">
            <text:p>0,0091909</text:p>
          </table:table-cell>
        </table:table-row>
        <table:table-row table:style-name="ro1">
          <table:table-cell office:value-type="float" office:value="1624627281.82266" calcext:value-type="float">
            <text:p>1624627281,82266</text:p>
          </table:table-cell>
          <table:table-cell table:formula="of:=ROUND([.A630]-[$menor.$A$1];1)" office:value-type="float" office:value="62.9" calcext:value-type="float">
            <text:p>62,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" calcext:value-type="float">
            <text:p>0</text:p>
          </table:table-cell>
          <table:table-cell office:value-type="float" office:value="1.990925" calcext:value-type="float">
            <text:p>1,990925</text:p>
          </table:table-cell>
          <table:table-cell office:value-type="float" office:value="1" calcext:value-type="float">
            <text:p>1</text:p>
          </table:table-cell>
          <table:table-cell office:value-type="float" office:value="-0.00139716" calcext:value-type="float">
            <text:p>-0,00139716</text:p>
          </table:table-cell>
          <table:table-cell office:value-type="float" office:value="2.00000908" calcext:value-type="float">
            <text:p>2,00000908</text:p>
          </table:table-cell>
          <table:table-cell office:value-type="float" office:value="98.74373506" calcext:value-type="float">
            <text:p>98,74373506</text:p>
          </table:table-cell>
          <table:table-cell office:value-type="float" office:value="0.0091909" calcext:value-type="float">
            <text:p>0,0091909</text:p>
          </table:table-cell>
        </table:table-row>
        <table:table-row table:style-name="ro1">
          <table:table-cell office:value-type="float" office:value="1624627281.92305" calcext:value-type="float">
            <text:p>1624627281,92305</text:p>
          </table:table-cell>
          <table:table-cell table:formula="of:=ROUND([.A631]-[$menor.$A$1];1)" office:value-type="float" office:value="63" calcext:value-type="float">
            <text:p>6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" calcext:value-type="float">
            <text:p>0</text:p>
          </table:table-cell>
          <table:table-cell office:value-type="float" office:value="1.990925" calcext:value-type="float">
            <text:p>1,990925</text:p>
          </table:table-cell>
          <table:table-cell office:value-type="float" office:value="-8" calcext:value-type="float">
            <text:p>-8</text:p>
          </table:table-cell>
          <table:table-cell office:value-type="float" office:value="0.00004059" calcext:value-type="float">
            <text:p>4,059E-05</text:p>
          </table:table-cell>
          <table:table-cell office:value-type="float" office:value="1.99999991" calcext:value-type="float">
            <text:p>1,99999991</text:p>
          </table:table-cell>
          <table:table-cell office:value-type="float" office:value="89.74373506" calcext:value-type="float">
            <text:p>89,74373506</text:p>
          </table:table-cell>
          <table:table-cell office:value-type="float" office:value="0.009075" calcext:value-type="float">
            <text:p>0,009075</text:p>
          </table:table-cell>
        </table:table-row>
        <table:table-row table:style-name="ro1">
          <table:table-cell office:value-type="float" office:value="1624627282.02354" calcext:value-type="float">
            <text:p>1624627282,02354</text:p>
          </table:table-cell>
          <table:table-cell table:formula="of:=ROUND([.A632]-[$menor.$A$1];1)" office:value-type="float" office:value="63.1" calcext:value-type="float">
            <text:p>63,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" calcext:value-type="float">
            <text:p>0</text:p>
          </table:table-cell>
          <table:table-cell office:value-type="float" office:value="1.991895" calcext:value-type="float">
            <text:p>1,991895</text:p>
          </table:table-cell>
          <table:table-cell office:value-type="float" office:value="-8" calcext:value-type="float">
            <text:p>-8</text:p>
          </table:table-cell>
          <table:table-cell office:value-type="float" office:value="0.00004059" calcext:value-type="float">
            <text:p>4,059E-05</text:p>
          </table:table-cell>
          <table:table-cell office:value-type="float" office:value="1.99999991" calcext:value-type="float">
            <text:p>1,99999991</text:p>
          </table:table-cell>
          <table:table-cell office:value-type="float" office:value="89.74373506" calcext:value-type="float">
            <text:p>89,74373506</text:p>
          </table:table-cell>
          <table:table-cell office:value-type="float" office:value="0.009075" calcext:value-type="float">
            <text:p>0,009075</text:p>
          </table:table-cell>
        </table:table-row>
        <table:table-row table:style-name="ro1">
          <table:table-cell office:value-type="float" office:value="1624627282.124" calcext:value-type="float">
            <text:p>1624627282,124</text:p>
          </table:table-cell>
          <table:table-cell table:formula="of:=ROUND([.A633]-[$menor.$A$1];1)" office:value-type="float" office:value="63.2" calcext:value-type="float">
            <text:p>63,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" calcext:value-type="float">
            <text:p>0</text:p>
          </table:table-cell>
          <table:table-cell office:value-type="float" office:value="1.991895" calcext:value-type="float">
            <text:p>1,991895</text:p>
          </table:table-cell>
          <table:table-cell office:value-type="float" office:value="-8" calcext:value-type="float">
            <text:p>-8</text:p>
          </table:table-cell>
          <table:table-cell office:value-type="float" office:value="0.00004059" calcext:value-type="float">
            <text:p>4,059E-05</text:p>
          </table:table-cell>
          <table:table-cell office:value-type="float" office:value="1.99999991" calcext:value-type="float">
            <text:p>1,99999991</text:p>
          </table:table-cell>
          <table:table-cell office:value-type="float" office:value="89.74373506" calcext:value-type="float">
            <text:p>89,74373506</text:p>
          </table:table-cell>
          <table:table-cell office:value-type="float" office:value="0.009075" calcext:value-type="float">
            <text:p>0,009075</text:p>
          </table:table-cell>
        </table:table-row>
        <table:table-row table:style-name="ro1">
          <table:table-cell office:value-type="float" office:value="1624627282.22439" calcext:value-type="float">
            <text:p>1624627282,22439</text:p>
          </table:table-cell>
          <table:table-cell table:formula="of:=ROUND([.A634]-[$menor.$A$1];1)" office:value-type="float" office:value="63.3" calcext:value-type="float">
            <text:p>63,3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8726646" calcext:value-type="float">
            <text:p>-0,08726646</text:p>
          </table:table-cell>
          <table:table-cell office:value-type="float" office:value="0" calcext:value-type="float">
            <text:p>0</text:p>
          </table:table-cell>
          <table:table-cell office:value-type="float" office:value="1.991895" calcext:value-type="float">
            <text:p>1,991895</text:p>
          </table:table-cell>
          <table:table-cell office:value-type="float" office:value="-8" calcext:value-type="float">
            <text:p>-8</text:p>
          </table:table-cell>
          <table:table-cell office:value-type="float" office:value="-0.00011214" calcext:value-type="float">
            <text:p>-0,00011214</text:p>
          </table:table-cell>
          <table:table-cell office:value-type="float" office:value="2.00096931" calcext:value-type="float">
            <text:p>2,00096931</text:p>
          </table:table-cell>
          <table:table-cell office:value-type="float" office:value="90.70802303" calcext:value-type="float">
            <text:p>90,70802303</text:p>
          </table:table-cell>
          <table:table-cell office:value-type="float" office:value="0.009075" calcext:value-type="float">
            <text:p>0,009075</text:p>
          </table:table-cell>
        </table:table-row>
        <table:table-row table:style-name="ro1">
          <table:table-cell office:value-type="float" office:value="1624627282.32383" calcext:value-type="float">
            <text:p>1624627282,32383</text:p>
          </table:table-cell>
          <table:table-cell table:formula="of:=ROUND([.A635]-[$menor.$A$1];1)" office:value-type="float" office:value="63.4" calcext:value-type="float">
            <text:p>63,4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8726646" calcext:value-type="float">
            <text:p>-0,08726646</text:p>
          </table:table-cell>
          <table:table-cell office:value-type="float" office:value="0" calcext:value-type="float">
            <text:p>0</text:p>
          </table:table-cell>
          <table:table-cell office:value-type="float" office:value="1.991895" calcext:value-type="float">
            <text:p>1,991895</text:p>
          </table:table-cell>
          <table:table-cell office:value-type="float" office:value="-9" calcext:value-type="float">
            <text:p>-9</text:p>
          </table:table-cell>
          <table:table-cell office:value-type="float" office:value="0.0000413" calcext:value-type="float">
            <text:p>4,13E-05</text:p>
          </table:table-cell>
          <table:table-cell office:value-type="float" office:value="1.99999989" calcext:value-type="float">
            <text:p>1,99999989</text:p>
          </table:table-cell>
          <table:table-cell office:value-type="float" office:value="89.70802303" calcext:value-type="float">
            <text:p>89,70802303</text:p>
          </table:table-cell>
          <table:table-cell office:value-type="float" office:value="0.008105" calcext:value-type="float">
            <text:p>0,008105</text:p>
          </table:table-cell>
        </table:table-row>
        <table:table-row table:style-name="ro1">
          <table:table-cell office:value-type="float" office:value="1624627282.42407" calcext:value-type="float">
            <text:p>1624627282,42407</text:p>
          </table:table-cell>
          <table:table-cell table:formula="of:=ROUND([.A636]-[$menor.$A$1];1)" office:value-type="float" office:value="63.5" calcext:value-type="float">
            <text:p>63,5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8726646" calcext:value-type="float">
            <text:p>-0,08726646</text:p>
          </table:table-cell>
          <table:table-cell office:value-type="float" office:value="0" calcext:value-type="float">
            <text:p>0</text:p>
          </table:table-cell>
          <table:table-cell office:value-type="float" office:value="1.991895" calcext:value-type="float">
            <text:p>1,991895</text:p>
          </table:table-cell>
          <table:table-cell office:value-type="float" office:value="-9" calcext:value-type="float">
            <text:p>-9</text:p>
          </table:table-cell>
          <table:table-cell office:value-type="float" office:value="0.0001777" calcext:value-type="float">
            <text:p>0,0001777</text:p>
          </table:table-cell>
          <table:table-cell office:value-type="float" office:value="1.99999805" calcext:value-type="float">
            <text:p>1,99999805</text:p>
          </table:table-cell>
          <table:table-cell office:value-type="float" office:value="88.74373506" calcext:value-type="float">
            <text:p>88,74373506</text:p>
          </table:table-cell>
          <table:table-cell office:value-type="float" office:value="0.008105" calcext:value-type="float">
            <text:p>0,008105</text:p>
          </table:table-cell>
        </table:table-row>
        <table:table-row table:style-name="ro1">
          <table:table-cell office:value-type="float" office:value="1624627282.52449" calcext:value-type="float">
            <text:p>1624627282,52449</text:p>
          </table:table-cell>
          <table:table-cell table:formula="of:=ROUND([.A637]-[$menor.$A$1];1)" office:value-type="float" office:value="63.6" calcext:value-type="float">
            <text:p>63,6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8726646" calcext:value-type="float">
            <text:p>-0,08726646</text:p>
          </table:table-cell>
          <table:table-cell office:value-type="float" office:value="0" calcext:value-type="float">
            <text:p>0</text:p>
          </table:table-cell>
          <table:table-cell office:value-type="float" office:value="1.991895" calcext:value-type="float">
            <text:p>1,991895</text:p>
          </table:table-cell>
          <table:table-cell office:value-type="float" office:value="-8" calcext:value-type="float">
            <text:p>-8</text:p>
          </table:table-cell>
          <table:table-cell office:value-type="float" office:value="0.00003625" calcext:value-type="float">
            <text:p>3,625E-05</text:p>
          </table:table-cell>
          <table:table-cell office:value-type="float" office:value="1.99999992" calcext:value-type="float">
            <text:p>1,99999992</text:p>
          </table:table-cell>
          <table:table-cell office:value-type="float" office:value="89.74373506" calcext:value-type="float">
            <text:p>89,74373506</text:p>
          </table:table-cell>
          <table:table-cell office:value-type="float" office:value="0.008105" calcext:value-type="float">
            <text:p>0,008105</text:p>
          </table:table-cell>
        </table:table-row>
        <table:table-row table:style-name="ro1">
          <table:table-cell office:value-type="float" office:value="1624627282.62389" calcext:value-type="float">
            <text:p>1624627282,62389</text:p>
          </table:table-cell>
          <table:table-cell table:formula="of:=ROUND([.A638]-[$menor.$A$1];1)" office:value-type="float" office:value="63.7" calcext:value-type="float">
            <text:p>63,7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8726646" calcext:value-type="float">
            <text:p>-0,08726646</text:p>
          </table:table-cell>
          <table:table-cell office:value-type="float" office:value="0" calcext:value-type="float">
            <text:p>0</text:p>
          </table:table-cell>
          <table:table-cell office:value-type="float" office:value="1.991895" calcext:value-type="float">
            <text:p>1,991895</text:p>
          </table:table-cell>
          <table:table-cell office:value-type="float" office:value="-8" calcext:value-type="float">
            <text:p>-8</text:p>
          </table:table-cell>
          <table:table-cell office:value-type="float" office:value="0.00018504" calcext:value-type="float">
            <text:p>0,00018504</text:p>
          </table:table-cell>
          <table:table-cell office:value-type="float" office:value="1.99999789" calcext:value-type="float">
            <text:p>1,99999789</text:p>
          </table:table-cell>
          <table:table-cell office:value-type="float" office:value="88.69178455" calcext:value-type="float">
            <text:p>88,69178455</text:p>
          </table:table-cell>
          <table:table-cell office:value-type="float" office:value="0.008105" calcext:value-type="float">
            <text:p>0,008105</text:p>
          </table:table-cell>
        </table:table-row>
        <table:table-row table:style-name="ro1">
          <table:table-cell office:value-type="float" office:value="1624627282.72411" calcext:value-type="float">
            <text:p>1624627282,72411</text:p>
          </table:table-cell>
          <table:table-cell table:formula="of:=ROUND([.A639]-[$menor.$A$1];1)" office:value-type="float" office:value="63.8" calcext:value-type="float">
            <text:p>63,8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8726646" calcext:value-type="float">
            <text:p>-0,08726646</text:p>
          </table:table-cell>
          <table:table-cell office:value-type="float" office:value="0" calcext:value-type="float">
            <text:p>0</text:p>
          </table:table-cell>
          <table:table-cell office:value-type="float" office:value="1.991895" calcext:value-type="float">
            <text:p>1,991895</text:p>
          </table:table-cell>
          <table:table-cell office:value-type="float" office:value="-7" calcext:value-type="float">
            <text:p>-7</text:p>
          </table:table-cell>
          <table:table-cell office:value-type="float" office:value="0.0000436" calcext:value-type="float">
            <text:p>4,36E-05</text:p>
          </table:table-cell>
          <table:table-cell office:value-type="float" office:value="1.99999988" calcext:value-type="float">
            <text:p>1,99999988</text:p>
          </table:table-cell>
          <table:table-cell office:value-type="float" office:value="89.69178455" calcext:value-type="float">
            <text:p>89,69178455</text:p>
          </table:table-cell>
          <table:table-cell office:value-type="float" office:value="0.008105" calcext:value-type="float">
            <text:p>0,008105</text:p>
          </table:table-cell>
        </table:table-row>
        <table:table-row table:style-name="ro1">
          <table:table-cell office:value-type="float" office:value="1624627282.82441" calcext:value-type="float">
            <text:p>1624627282,82441</text:p>
          </table:table-cell>
          <table:table-cell table:formula="of:=ROUND([.A640]-[$menor.$A$1];1)" office:value-type="float" office:value="63.9" calcext:value-type="float">
            <text:p>63,9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8726646" calcext:value-type="float">
            <text:p>-0,08726646</text:p>
          </table:table-cell>
          <table:table-cell office:value-type="float" office:value="0" calcext:value-type="float">
            <text:p>0</text:p>
          </table:table-cell>
          <table:table-cell office:value-type="float" office:value="1.991895" calcext:value-type="float">
            <text:p>1,991895</text:p>
          </table:table-cell>
          <table:table-cell office:value-type="float" office:value="-7" calcext:value-type="float">
            <text:p>-7</text:p>
          </table:table-cell>
          <table:table-cell office:value-type="float" office:value="0.00017999" calcext:value-type="float">
            <text:p>0,00017999</text:p>
          </table:table-cell>
          <table:table-cell office:value-type="float" office:value="1.999998" calcext:value-type="float">
            <text:p>1,999998</text:p>
          </table:table-cell>
          <table:table-cell office:value-type="float" office:value="88.72749658" calcext:value-type="float">
            <text:p>88,72749658</text:p>
          </table:table-cell>
          <table:table-cell office:value-type="float" office:value="0.008105" calcext:value-type="float">
            <text:p>0,008105</text:p>
          </table:table-cell>
        </table:table-row>
        <table:table-row table:style-name="ro1">
          <table:table-cell office:value-type="float" office:value="1624627282.92376" calcext:value-type="float">
            <text:p>1624627282,92376</text:p>
          </table:table-cell>
          <table:table-cell table:formula="of:=ROUND([.A641]-[$menor.$A$1];1)" office:value-type="float" office:value="64" calcext:value-type="float">
            <text:p>64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8726646" calcext:value-type="float">
            <text:p>-0,08726646</text:p>
          </table:table-cell>
          <table:table-cell office:value-type="float" office:value="0" calcext:value-type="float">
            <text:p>0</text:p>
          </table:table-cell>
          <table:table-cell office:value-type="float" office:value="1.991895" calcext:value-type="float">
            <text:p>1,991895</text:p>
          </table:table-cell>
          <table:table-cell office:value-type="float" office:value="-6" calcext:value-type="float">
            <text:p>-6</text:p>
          </table:table-cell>
          <table:table-cell office:value-type="float" office:value="0.00003855" calcext:value-type="float">
            <text:p>3,855E-05</text:p>
          </table:table-cell>
          <table:table-cell office:value-type="float" office:value="1.99999991" calcext:value-type="float">
            <text:p>1,99999991</text:p>
          </table:table-cell>
          <table:table-cell office:value-type="float" office:value="89.72749658" calcext:value-type="float">
            <text:p>89,72749658</text:p>
          </table:table-cell>
          <table:table-cell office:value-type="float" office:value="0.008105" calcext:value-type="float">
            <text:p>0,008105</text:p>
          </table:table-cell>
        </table:table-row>
        <table:table-row table:style-name="ro1">
          <table:table-cell office:value-type="float" office:value="1624627283.02365" calcext:value-type="float">
            <text:p>1624627283,02365</text:p>
          </table:table-cell>
          <table:table-cell table:formula="of:=ROUND([.A642]-[$menor.$A$1];1)" office:value-type="float" office:value="64.1" calcext:value-type="float">
            <text:p>64,1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6981317" calcext:value-type="float">
            <text:p>-0,06981317</text:p>
          </table:table-cell>
          <table:table-cell office:value-type="float" office:value="0" calcext:value-type="float">
            <text:p>0</text:p>
          </table:table-cell>
          <table:table-cell office:value-type="float" office:value="1.992865" calcext:value-type="float">
            <text:p>1,992865</text:p>
          </table:table-cell>
          <table:table-cell office:value-type="float" office:value="-6" calcext:value-type="float">
            <text:p>-6</text:p>
          </table:table-cell>
          <table:table-cell office:value-type="float" office:value="0.00018734" calcext:value-type="float">
            <text:p>0,00018734</text:p>
          </table:table-cell>
          <table:table-cell office:value-type="float" office:value="1.99999783" calcext:value-type="float">
            <text:p>1,99999783</text:p>
          </table:table-cell>
          <table:table-cell office:value-type="float" office:value="88.67554607" calcext:value-type="float">
            <text:p>88,67554607</text:p>
          </table:table-cell>
          <table:table-cell office:value-type="float" office:value="0.008105" calcext:value-type="float">
            <text:p>0,008105</text:p>
          </table:table-cell>
        </table:table-row>
        <table:table-row table:style-name="ro1">
          <table:table-cell office:value-type="float" office:value="1624627283.12398" calcext:value-type="float">
            <text:p>1624627283,12398</text:p>
          </table:table-cell>
          <table:table-cell table:formula="of:=ROUND([.A643]-[$menor.$A$1];1)" office:value-type="float" office:value="64.2" calcext:value-type="float">
            <text:p>64,2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6981317" calcext:value-type="float">
            <text:p>-0,06981317</text:p>
          </table:table-cell>
          <table:table-cell office:value-type="float" office:value="0" calcext:value-type="float">
            <text:p>0</text:p>
          </table:table-cell>
          <table:table-cell office:value-type="float" office:value="1.992865" calcext:value-type="float">
            <text:p>1,992865</text:p>
          </table:table-cell>
          <table:table-cell office:value-type="float" office:value="-5" calcext:value-type="float">
            <text:p>-5</text:p>
          </table:table-cell>
          <table:table-cell office:value-type="float" office:value="0.0000459" calcext:value-type="float">
            <text:p>4,59E-05</text:p>
          </table:table-cell>
          <table:table-cell office:value-type="float" office:value="1.99999987" calcext:value-type="float">
            <text:p>1,99999987</text:p>
          </table:table-cell>
          <table:table-cell office:value-type="float" office:value="89.67554607" calcext:value-type="float">
            <text:p>89,67554607</text:p>
          </table:table-cell>
          <table:table-cell office:value-type="float" office:value="0.008105" calcext:value-type="float">
            <text:p>0,008105</text:p>
          </table:table-cell>
        </table:table-row>
        <table:table-row table:style-name="ro1">
          <table:table-cell office:value-type="float" office:value="1624627283.22365" calcext:value-type="float">
            <text:p>1624627283,22365</text:p>
          </table:table-cell>
          <table:table-cell table:formula="of:=ROUND([.A644]-[$menor.$A$1];1)" office:value-type="float" office:value="64.3" calcext:value-type="float">
            <text:p>64,3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6981317" calcext:value-type="float">
            <text:p>-0,06981317</text:p>
          </table:table-cell>
          <table:table-cell office:value-type="float" office:value="0" calcext:value-type="float">
            <text:p>0</text:p>
          </table:table-cell>
          <table:table-cell office:value-type="float" office:value="1.992865" calcext:value-type="float">
            <text:p>1,992865</text:p>
          </table:table-cell>
          <table:table-cell office:value-type="float" office:value="-5" calcext:value-type="float">
            <text:p>-5</text:p>
          </table:table-cell>
          <table:table-cell office:value-type="float" office:value="0.00018229" calcext:value-type="float">
            <text:p>0,00018229</text:p>
          </table:table-cell>
          <table:table-cell office:value-type="float" office:value="2.00096795" calcext:value-type="float">
            <text:p>2,00096795</text:p>
          </table:table-cell>
          <table:table-cell office:value-type="float" office:value="88.7112581" calcext:value-type="float">
            <text:p>88,7112581</text:p>
          </table:table-cell>
          <table:table-cell office:value-type="float" office:value="0.008105" calcext:value-type="float">
            <text:p>0,008105</text:p>
          </table:table-cell>
        </table:table-row>
        <table:table-row table:style-name="ro1">
          <table:table-cell office:value-type="float" office:value="1624627283.32387" calcext:value-type="float">
            <text:p>1624627283,32387</text:p>
          </table:table-cell>
          <table:table-cell table:formula="of:=ROUND([.A645]-[$menor.$A$1];1)" office:value-type="float" office:value="64.4" calcext:value-type="float">
            <text:p>64,4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6981317" calcext:value-type="float">
            <text:p>-0,06981317</text:p>
          </table:table-cell>
          <table:table-cell office:value-type="float" office:value="0" calcext:value-type="float">
            <text:p>0</text:p>
          </table:table-cell>
          <table:table-cell office:value-type="float" office:value="1.992865" calcext:value-type="float">
            <text:p>1,992865</text:p>
          </table:table-cell>
          <table:table-cell office:value-type="float" office:value="-4" calcext:value-type="float">
            <text:p>-4</text:p>
          </table:table-cell>
          <table:table-cell office:value-type="float" office:value="0.00003596" calcext:value-type="float">
            <text:p>3,596E-05</text:p>
          </table:table-cell>
          <table:table-cell office:value-type="float" office:value="1.99999991" calcext:value-type="float">
            <text:p>1,99999991</text:p>
          </table:table-cell>
          <table:table-cell office:value-type="float" office:value="89.7112581" calcext:value-type="float">
            <text:p>89,7112581</text:p>
          </table:table-cell>
          <table:table-cell office:value-type="float" office:value="0.007135" calcext:value-type="float">
            <text:p>0,007135</text:p>
          </table:table-cell>
        </table:table-row>
        <table:table-row table:style-name="ro1">
          <table:table-cell office:value-type="float" office:value="1624627283.42403" calcext:value-type="float">
            <text:p>1624627283,42403</text:p>
          </table:table-cell>
          <table:table-cell table:formula="of:=ROUND([.A646]-[$menor.$A$1];1)" office:value-type="float" office:value="64.5" calcext:value-type="float">
            <text:p>64,5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5235988" calcext:value-type="float">
            <text:p>-0,05235988</text:p>
          </table:table-cell>
          <table:table-cell office:value-type="float" office:value="0" calcext:value-type="float">
            <text:p>0</text:p>
          </table:table-cell>
          <table:table-cell office:value-type="float" office:value="1.992865" calcext:value-type="float">
            <text:p>1,992865</text:p>
          </table:table-cell>
          <table:table-cell office:value-type="float" office:value="-4" calcext:value-type="float">
            <text:p>-4</text:p>
          </table:table-cell>
          <table:table-cell office:value-type="float" office:value="0.00015603" calcext:value-type="float">
            <text:p>0,00015603</text:p>
          </table:table-cell>
          <table:table-cell office:value-type="float" office:value="1.99999829" calcext:value-type="float">
            <text:p>1,99999829</text:p>
          </table:table-cell>
          <table:table-cell office:value-type="float" office:value="88.74697013" calcext:value-type="float">
            <text:p>88,74697013</text:p>
          </table:table-cell>
          <table:table-cell office:value-type="float" office:value="0.007135" calcext:value-type="float">
            <text:p>0,007135</text:p>
          </table:table-cell>
        </table:table-row>
        <table:table-row table:style-name="ro1">
          <table:table-cell office:value-type="float" office:value="1624627283.52438" calcext:value-type="float">
            <text:p>1624627283,52438</text:p>
          </table:table-cell>
          <table:table-cell table:formula="of:=ROUND([.A647]-[$menor.$A$1];1)" office:value-type="float" office:value="64.6" calcext:value-type="float">
            <text:p>64,6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5235988" calcext:value-type="float">
            <text:p>-0,05235988</text:p>
          </table:table-cell>
          <table:table-cell office:value-type="float" office:value="0" calcext:value-type="float">
            <text:p>0</text:p>
          </table:table-cell>
          <table:table-cell office:value-type="float" office:value="1.992865" calcext:value-type="float">
            <text:p>1,992865</text:p>
          </table:table-cell>
          <table:table-cell office:value-type="float" office:value="-3" calcext:value-type="float">
            <text:p>-3</text:p>
          </table:table-cell>
          <table:table-cell office:value-type="float" office:value="0.00003151" calcext:value-type="float">
            <text:p>3,151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74697013" calcext:value-type="float">
            <text:p>89,74697013</text:p>
          </table:table-cell>
          <table:table-cell office:value-type="float" office:value="0.007135" calcext:value-type="float">
            <text:p>0,007135</text:p>
          </table:table-cell>
        </table:table-row>
        <table:table-row table:style-name="ro1">
          <table:table-cell office:value-type="float" office:value="1624627283.62439" calcext:value-type="float">
            <text:p>1624627283,62439</text:p>
          </table:table-cell>
          <table:table-cell table:formula="of:=ROUND([.A648]-[$menor.$A$1];1)" office:value-type="float" office:value="64.7" calcext:value-type="float">
            <text:p>64,7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3490659" calcext:value-type="float">
            <text:p>-0,03490659</text:p>
          </table:table-cell>
          <table:table-cell office:value-type="float" office:value="0" calcext:value-type="float">
            <text:p>0</text:p>
          </table:table-cell>
          <table:table-cell office:value-type="float" office:value="1.992865" calcext:value-type="float">
            <text:p>1,992865</text:p>
          </table:table-cell>
          <table:table-cell office:value-type="float" office:value="-3" calcext:value-type="float">
            <text:p>-3</text:p>
          </table:table-cell>
          <table:table-cell office:value-type="float" office:value="0.00003151" calcext:value-type="float">
            <text:p>3,151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74697013" calcext:value-type="float">
            <text:p>89,74697013</text:p>
          </table:table-cell>
          <table:table-cell office:value-type="float" office:value="0.007135" calcext:value-type="float">
            <text:p>0,007135</text:p>
          </table:table-cell>
        </table:table-row>
        <table:table-row table:style-name="ro1">
          <table:table-cell office:value-type="float" office:value="1624627283.72442" calcext:value-type="float">
            <text:p>1624627283,72442</text:p>
          </table:table-cell>
          <table:table-cell table:formula="of:=ROUND([.A649]-[$menor.$A$1];1)" office:value-type="float" office:value="64.8" calcext:value-type="float">
            <text:p>64,8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3490659" calcext:value-type="float">
            <text:p>-0,03490659</text:p>
          </table:table-cell>
          <table:table-cell office:value-type="float" office:value="0" calcext:value-type="float">
            <text:p>0</text:p>
          </table:table-cell>
          <table:table-cell office:value-type="float" office:value="1.992865" calcext:value-type="float">
            <text:p>1,992865</text:p>
          </table:table-cell>
          <table:table-cell office:value-type="float" office:value="-3" calcext:value-type="float">
            <text:p>-3</text:p>
          </table:table-cell>
          <table:table-cell office:value-type="float" office:value="0.00016249" calcext:value-type="float">
            <text:p>0,00016249</text:p>
          </table:table-cell>
          <table:table-cell office:value-type="float" office:value="1.99999815" calcext:value-type="float">
            <text:p>1,99999815</text:p>
          </table:table-cell>
          <table:table-cell office:value-type="float" office:value="88.69501962" calcext:value-type="float">
            <text:p>88,69501962</text:p>
          </table:table-cell>
          <table:table-cell office:value-type="float" office:value="0.007135" calcext:value-type="float">
            <text:p>0,007135</text:p>
          </table:table-cell>
        </table:table-row>
        <table:table-row table:style-name="ro1">
          <table:table-cell office:value-type="float" office:value="1624627283.82362" calcext:value-type="float">
            <text:p>1624627283,82362</text:p>
          </table:table-cell>
          <table:table-cell table:formula="of:=ROUND([.A650]-[$menor.$A$1];1)" office:value-type="float" office:value="64.9" calcext:value-type="float">
            <text:p>64,9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3490659" calcext:value-type="float">
            <text:p>-0,03490659</text:p>
          </table:table-cell>
          <table:table-cell office:value-type="float" office:value="0" calcext:value-type="float">
            <text:p>0</text:p>
          </table:table-cell>
          <table:table-cell office:value-type="float" office:value="1.992865" calcext:value-type="float">
            <text:p>1,992865</text:p>
          </table:table-cell>
          <table:table-cell office:value-type="float" office:value="-2" calcext:value-type="float">
            <text:p>-2</text:p>
          </table:table-cell>
          <table:table-cell office:value-type="float" office:value="0.00003798" calcext:value-type="float">
            <text:p>3,798E-05</text:p>
          </table:table-cell>
          <table:table-cell office:value-type="float" office:value="1.9999999" calcext:value-type="float">
            <text:p>1,9999999</text:p>
          </table:table-cell>
          <table:table-cell office:value-type="float" office:value="89.69501962" calcext:value-type="float">
            <text:p>89,69501962</text:p>
          </table:table-cell>
          <table:table-cell office:value-type="float" office:value="0.007135" calcext:value-type="float">
            <text:p>0,007135</text:p>
          </table:table-cell>
        </table:table-row>
        <table:table-row table:style-name="ro1">
          <table:table-cell office:value-type="float" office:value="1624627283.92399" calcext:value-type="float">
            <text:p>1624627283,92399</text:p>
          </table:table-cell>
          <table:table-cell table:formula="of:=ROUND([.A651]-[$menor.$A$1];1)" office:value-type="float" office:value="65" calcext:value-type="float">
            <text:p>65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3490659" calcext:value-type="float">
            <text:p>-0,03490659</text:p>
          </table:table-cell>
          <table:table-cell office:value-type="float" office:value="0" calcext:value-type="float">
            <text:p>0</text:p>
          </table:table-cell>
          <table:table-cell office:value-type="float" office:value="1.992865" calcext:value-type="float">
            <text:p>1,992865</text:p>
          </table:table-cell>
          <table:table-cell office:value-type="float" office:value="-2" calcext:value-type="float">
            <text:p>-2</text:p>
          </table:table-cell>
          <table:table-cell office:value-type="float" office:value="0.00003798" calcext:value-type="float">
            <text:p>3,798E-05</text:p>
          </table:table-cell>
          <table:table-cell office:value-type="float" office:value="1.9999999" calcext:value-type="float">
            <text:p>1,9999999</text:p>
          </table:table-cell>
          <table:table-cell office:value-type="float" office:value="89.69501962" calcext:value-type="float">
            <text:p>89,69501962</text:p>
          </table:table-cell>
          <table:table-cell office:value-type="float" office:value="0.007135" calcext:value-type="float">
            <text:p>0,007135</text:p>
          </table:table-cell>
        </table:table-row>
        <table:table-row table:style-name="ro1">
          <table:table-cell office:value-type="float" office:value="1624627284.02429" calcext:value-type="float">
            <text:p>1624627284,02429</text:p>
          </table:table-cell>
          <table:table-cell table:formula="of:=ROUND([.A652]-[$menor.$A$1];1)" office:value-type="float" office:value="65.1" calcext:value-type="float">
            <text:p>65,1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3490659" calcext:value-type="float">
            <text:p>-0,03490659</text:p>
          </table:table-cell>
          <table:table-cell office:value-type="float" office:value="0" calcext:value-type="float">
            <text:p>0</text:p>
          </table:table-cell>
          <table:table-cell office:value-type="float" office:value="1.993835" calcext:value-type="float">
            <text:p>1,993835</text:p>
          </table:table-cell>
          <table:table-cell office:value-type="float" office:value="-2" calcext:value-type="float">
            <text:p>-2</text:p>
          </table:table-cell>
          <table:table-cell office:value-type="float" office:value="0.00003798" calcext:value-type="float">
            <text:p>3,798E-05</text:p>
          </table:table-cell>
          <table:table-cell office:value-type="float" office:value="1.9999999" calcext:value-type="float">
            <text:p>1,9999999</text:p>
          </table:table-cell>
          <table:table-cell office:value-type="float" office:value="89.69501962" calcext:value-type="float">
            <text:p>89,69501962</text:p>
          </table:table-cell>
          <table:table-cell office:value-type="float" office:value="0.007135" calcext:value-type="float">
            <text:p>0,007135</text:p>
          </table:table-cell>
        </table:table-row>
        <table:table-row table:style-name="ro1">
          <table:table-cell office:value-type="float" office:value="1624627284.12461" calcext:value-type="float">
            <text:p>1624627284,12461</text:p>
          </table:table-cell>
          <table:table-cell table:formula="of:=ROUND([.A653]-[$menor.$A$1];1)" office:value-type="float" office:value="65.2" calcext:value-type="float">
            <text:p>65,2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" calcext:value-type="float">
            <text:p>0</text:p>
          </table:table-cell>
          <table:table-cell office:value-type="float" office:value="1.993835" calcext:value-type="float">
            <text:p>1,993835</text:p>
          </table:table-cell>
          <table:table-cell office:value-type="float" office:value="-2" calcext:value-type="float">
            <text:p>-2</text:p>
          </table:table-cell>
          <table:table-cell office:value-type="float" office:value="0.00003798" calcext:value-type="float">
            <text:p>3,798E-05</text:p>
          </table:table-cell>
          <table:table-cell office:value-type="float" office:value="1.9999999" calcext:value-type="float">
            <text:p>1,9999999</text:p>
          </table:table-cell>
          <table:table-cell office:value-type="float" office:value="89.69501962" calcext:value-type="float">
            <text:p>89,69501962</text:p>
          </table:table-cell>
          <table:table-cell office:value-type="float" office:value="0.007135" calcext:value-type="float">
            <text:p>0,007135</text:p>
          </table:table-cell>
        </table:table-row>
        <table:table-row table:style-name="ro1">
          <table:table-cell office:value-type="float" office:value="1624627284.22496" calcext:value-type="float">
            <text:p>1624627284,22496</text:p>
          </table:table-cell>
          <table:table-cell table:formula="of:=ROUND([.A654]-[$menor.$A$1];1)" office:value-type="float" office:value="65.3" calcext:value-type="float">
            <text:p>65,3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" calcext:value-type="float">
            <text:p>0</text:p>
          </table:table-cell>
          <table:table-cell office:value-type="float" office:value="1.993835" calcext:value-type="float">
            <text:p>1,993835</text:p>
          </table:table-cell>
          <table:table-cell office:value-type="float" office:value="-2" calcext:value-type="float">
            <text:p>-2</text:p>
          </table:table-cell>
          <table:table-cell office:value-type="float" office:value="0.00015805" calcext:value-type="float">
            <text:p>0,00015805</text:p>
          </table:table-cell>
          <table:table-cell office:value-type="float" office:value="2.00096825" calcext:value-type="float">
            <text:p>2,00096825</text:p>
          </table:table-cell>
          <table:table-cell office:value-type="float" office:value="88.73073165" calcext:value-type="float">
            <text:p>88,73073165</text:p>
          </table:table-cell>
          <table:table-cell office:value-type="float" office:value="0.007135" calcext:value-type="float">
            <text:p>0,007135</text:p>
          </table:table-cell>
        </table:table-row>
        <table:table-row table:style-name="ro1">
          <table:table-cell office:value-type="float" office:value="1624627284.32526" calcext:value-type="float">
            <text:p>1624627284,32526</text:p>
          </table:table-cell>
          <table:table-cell table:formula="of:=ROUND([.A655]-[$menor.$A$1];1)" office:value-type="float" office:value="65.4" calcext:value-type="float">
            <text:p>65,4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" calcext:value-type="float">
            <text:p>0</text:p>
          </table:table-cell>
          <table:table-cell office:value-type="float" office:value="1.993835" calcext:value-type="float">
            <text:p>1,993835</text:p>
          </table:table-cell>
          <table:table-cell office:value-type="float" office:value="-1" calcext:value-type="float">
            <text:p>-1</text:p>
          </table:table-cell>
          <table:table-cell office:value-type="float" office:value="0.00002897" calcext:value-type="float">
            <text:p>2,897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73073165" calcext:value-type="float">
            <text:p>89,73073165</text:p>
          </table:table-cell>
          <table:table-cell office:value-type="float" office:value="0.006165" calcext:value-type="float">
            <text:p>0,006165</text:p>
          </table:table-cell>
        </table:table-row>
        <table:table-row table:style-name="ro1">
          <table:table-cell office:value-type="float" office:value="1624627284.42564" calcext:value-type="float">
            <text:p>1624627284,42564</text:p>
          </table:table-cell>
          <table:table-cell table:formula="of:=ROUND([.A656]-[$menor.$A$1];1)" office:value-type="float" office:value="65.5" calcext:value-type="float">
            <text:p>65,5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" calcext:value-type="float">
            <text:p>0</text:p>
          </table:table-cell>
          <table:table-cell office:value-type="float" office:value="1.993835" calcext:value-type="float">
            <text:p>1,993835</text:p>
          </table:table-cell>
          <table:table-cell office:value-type="float" office:value="-1" calcext:value-type="float">
            <text:p>-1</text:p>
          </table:table-cell>
          <table:table-cell office:value-type="float" office:value="0.00002897" calcext:value-type="float">
            <text:p>2,897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73073165" calcext:value-type="float">
            <text:p>89,73073165</text:p>
          </table:table-cell>
          <table:table-cell office:value-type="float" office:value="0.006165" calcext:value-type="float">
            <text:p>0,006165</text:p>
          </table:table-cell>
        </table:table-row>
        <table:table-row table:style-name="ro1">
          <table:table-cell office:value-type="float" office:value="1624627284.52595" calcext:value-type="float">
            <text:p>1624627284,52595</text:p>
          </table:table-cell>
          <table:table-cell table:formula="of:=ROUND([.A657]-[$menor.$A$1];1)" office:value-type="float" office:value="65.6" calcext:value-type="float">
            <text:p>65,6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" calcext:value-type="float">
            <text:p>0</text:p>
          </table:table-cell>
          <table:table-cell office:value-type="float" office:value="1.993835" calcext:value-type="float">
            <text:p>1,993835</text:p>
          </table:table-cell>
          <table:table-cell office:value-type="float" office:value="-1" calcext:value-type="float">
            <text:p>-1</text:p>
          </table:table-cell>
          <table:table-cell office:value-type="float" office:value="0.00002897" calcext:value-type="float">
            <text:p>2,897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73073165" calcext:value-type="float">
            <text:p>89,73073165</text:p>
          </table:table-cell>
          <table:table-cell office:value-type="float" office:value="0.006165" calcext:value-type="float">
            <text:p>0,006165</text:p>
          </table:table-cell>
        </table:table-row>
        <table:table-row table:style-name="ro1">
          <table:table-cell office:value-type="float" office:value="1624627284.62627" calcext:value-type="float">
            <text:p>1624627284,62627</text:p>
          </table:table-cell>
          <table:table-cell table:formula="of:=ROUND([.A658]-[$menor.$A$1];1)" office:value-type="float" office:value="65.7" calcext:value-type="float">
            <text:p>65,7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" calcext:value-type="float">
            <text:p>0</text:p>
          </table:table-cell>
          <table:table-cell office:value-type="float" office:value="1.993835" calcext:value-type="float">
            <text:p>1,993835</text:p>
          </table:table-cell>
          <table:table-cell office:value-type="float" office:value="-1" calcext:value-type="float">
            <text:p>-1</text:p>
          </table:table-cell>
          <table:table-cell office:value-type="float" office:value="0.00002897" calcext:value-type="float">
            <text:p>2,897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73073165" calcext:value-type="float">
            <text:p>89,73073165</text:p>
          </table:table-cell>
          <table:table-cell office:value-type="float" office:value="0.006165" calcext:value-type="float">
            <text:p>0,006165</text:p>
          </table:table-cell>
        </table:table-row>
        <table:table-row table:style-name="ro1">
          <table:table-cell office:value-type="float" office:value="1624627284.72652" calcext:value-type="float">
            <text:p>1624627284,72652</text:p>
          </table:table-cell>
          <table:table-cell table:formula="of:=ROUND([.A659]-[$menor.$A$1];1)" office:value-type="float" office:value="65.8" calcext:value-type="float">
            <text:p>65,8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" calcext:value-type="float">
            <text:p>0</text:p>
          </table:table-cell>
          <table:table-cell office:value-type="float" office:value="1.993835" calcext:value-type="float">
            <text:p>1,993835</text:p>
          </table:table-cell>
          <table:table-cell office:value-type="float" office:value="-1" calcext:value-type="float">
            <text:p>-1</text:p>
          </table:table-cell>
          <table:table-cell office:value-type="float" office:value="0.00002897" calcext:value-type="float">
            <text:p>2,897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73073165" calcext:value-type="float">
            <text:p>89,73073165</text:p>
          </table:table-cell>
          <table:table-cell office:value-type="float" office:value="0.006165" calcext:value-type="float">
            <text:p>0,006165</text:p>
          </table:table-cell>
        </table:table-row>
        <table:table-row table:style-name="ro1">
          <table:table-cell office:value-type="float" office:value="1624627284.82689" calcext:value-type="float">
            <text:p>1624627284,82689</text:p>
          </table:table-cell>
          <table:table-cell table:formula="of:=ROUND([.A660]-[$menor.$A$1];1)" office:value-type="float" office:value="65.9" calcext:value-type="float">
            <text:p>65,9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" calcext:value-type="float">
            <text:p>0</text:p>
          </table:table-cell>
          <table:table-cell office:value-type="float" office:value="1.993835" calcext:value-type="float">
            <text:p>1,993835</text:p>
          </table:table-cell>
          <table:table-cell office:value-type="float" office:value="-1" calcext:value-type="float">
            <text:p>-1</text:p>
          </table:table-cell>
          <table:table-cell office:value-type="float" office:value="0.00002897" calcext:value-type="float">
            <text:p>2,897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73073165" calcext:value-type="float">
            <text:p>89,73073165</text:p>
          </table:table-cell>
          <table:table-cell office:value-type="float" office:value="0.006165" calcext:value-type="float">
            <text:p>0,006165</text:p>
          </table:table-cell>
        </table:table-row>
        <table:table-row table:style-name="ro1">
          <table:table-cell office:value-type="float" office:value="1624627284.92718" calcext:value-type="float">
            <text:p>1624627284,92718</text:p>
          </table:table-cell>
          <table:table-cell table:formula="of:=ROUND([.A661]-[$menor.$A$1];1)" office:value-type="float" office:value="66" calcext:value-type="float">
            <text:p>66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" calcext:value-type="float">
            <text:p>0</text:p>
          </table:table-cell>
          <table:table-cell office:value-type="float" office:value="1.993835" calcext:value-type="float">
            <text:p>1,993835</text:p>
          </table:table-cell>
          <table:table-cell office:value-type="float" office:value="-1" calcext:value-type="float">
            <text:p>-1</text:p>
          </table:table-cell>
          <table:table-cell office:value-type="float" office:value="0.00002897" calcext:value-type="float">
            <text:p>2,897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73073165" calcext:value-type="float">
            <text:p>89,73073165</text:p>
          </table:table-cell>
          <table:table-cell office:value-type="float" office:value="0.006165" calcext:value-type="float">
            <text:p>0,006165</text:p>
          </table:table-cell>
        </table:table-row>
        <table:table-row table:style-name="ro1">
          <table:table-cell office:value-type="float" office:value="1624627285.02757" calcext:value-type="float">
            <text:p>1624627285,02757</text:p>
          </table:table-cell>
          <table:table-cell table:formula="of:=ROUND([.A662]-[$menor.$A$1];1)" office:value-type="float" office:value="66.1" calcext:value-type="float">
            <text:p>66,1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" calcext:value-type="float">
            <text:p>0</text:p>
          </table:table-cell>
          <table:table-cell office:value-type="float" office:value="1.994805" calcext:value-type="float">
            <text:p>1,994805</text:p>
          </table:table-cell>
          <table:table-cell office:value-type="float" office:value="-1" calcext:value-type="float">
            <text:p>-1</text:p>
          </table:table-cell>
          <table:table-cell office:value-type="float" office:value="0.00002897" calcext:value-type="float">
            <text:p>2,897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73073165" calcext:value-type="float">
            <text:p>89,73073165</text:p>
          </table:table-cell>
          <table:table-cell office:value-type="float" office:value="0.006165" calcext:value-type="float">
            <text:p>0,006165</text:p>
          </table:table-cell>
        </table:table-row>
        <table:table-row table:style-name="ro1">
          <table:table-cell office:value-type="float" office:value="1624627285.12787" calcext:value-type="float">
            <text:p>1624627285,12787</text:p>
          </table:table-cell>
          <table:table-cell table:formula="of:=ROUND([.A663]-[$menor.$A$1];1)" office:value-type="float" office:value="66.2" calcext:value-type="float">
            <text:p>66,2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" calcext:value-type="float">
            <text:p>0</text:p>
          </table:table-cell>
          <table:table-cell office:value-type="float" office:value="1.994805" calcext:value-type="float">
            <text:p>1,994805</text:p>
          </table:table-cell>
          <table:table-cell office:value-type="float" office:value="-1" calcext:value-type="float">
            <text:p>-1</text:p>
          </table:table-cell>
          <table:table-cell office:value-type="float" office:value="0.00002897" calcext:value-type="float">
            <text:p>2,897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73073165" calcext:value-type="float">
            <text:p>89,73073165</text:p>
          </table:table-cell>
          <table:table-cell office:value-type="float" office:value="0.006165" calcext:value-type="float">
            <text:p>0,006165</text:p>
          </table:table-cell>
        </table:table-row>
        <table:table-row table:style-name="ro1">
          <table:table-cell office:value-type="float" office:value="1624627285.22818" calcext:value-type="float">
            <text:p>1624627285,22818</text:p>
          </table:table-cell>
          <table:table-cell table:formula="of:=ROUND([.A664]-[$menor.$A$1];1)" office:value-type="float" office:value="66.3" calcext:value-type="float">
            <text:p>66,3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" calcext:value-type="float">
            <text:p>0</text:p>
          </table:table-cell>
          <table:table-cell office:value-type="float" office:value="1.994805" calcext:value-type="float">
            <text:p>1,994805</text:p>
          </table:table-cell>
          <table:table-cell office:value-type="float" office:value="-1" calcext:value-type="float">
            <text:p>-1</text:p>
          </table:table-cell>
          <table:table-cell office:value-type="float" office:value="0.00014215" calcext:value-type="float">
            <text:p>0,00014215</text:p>
          </table:table-cell>
          <table:table-cell office:value-type="float" office:value="2.00096836" calcext:value-type="float">
            <text:p>2,00096836</text:p>
          </table:table-cell>
          <table:table-cell office:value-type="float" office:value="88.67878114" calcext:value-type="float">
            <text:p>88,67878114</text:p>
          </table:table-cell>
          <table:table-cell office:value-type="float" office:value="0.006165" calcext:value-type="float">
            <text:p>0,006165</text:p>
          </table:table-cell>
        </table:table-row>
        <table:table-row table:style-name="ro1">
          <table:table-cell office:value-type="float" office:value="1624627285.32865" calcext:value-type="float">
            <text:p>1624627285,32865</text:p>
          </table:table-cell>
          <table:table-cell table:formula="of:=ROUND([.A665]-[$menor.$A$1];1)" office:value-type="float" office:value="66.4" calcext:value-type="float">
            <text:p>66,4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" calcext:value-type="float">
            <text:p>0</text:p>
          </table:table-cell>
          <table:table-cell office:value-type="float" office:value="1.994805" calcext:value-type="float">
            <text:p>1,994805</text:p>
          </table:table-cell>
          <table:table-cell office:value-type="float" office:value="0" calcext:value-type="float">
            <text:p>0</text:p>
          </table:table-cell>
          <table:table-cell office:value-type="float" office:value="0.00002912" calcext:value-type="float">
            <text:p>2,912E-05</text:p>
          </table:table-cell>
          <table:table-cell office:value-type="float" office:value="1.99999992" calcext:value-type="float">
            <text:p>1,99999992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5195" calcext:value-type="float">
            <text:p>0,005195</text:p>
          </table:table-cell>
        </table:table-row>
        <table:table-row table:style-name="ro1">
          <table:table-cell office:value-type="float" office:value="1624627285.42894" calcext:value-type="float">
            <text:p>1624627285,42894</text:p>
          </table:table-cell>
          <table:table-cell table:formula="of:=ROUND([.A666]-[$menor.$A$1];1)" office:value-type="float" office:value="66.5" calcext:value-type="float">
            <text:p>66,5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" calcext:value-type="float">
            <text:p>0</text:p>
          </table:table-cell>
          <table:table-cell office:value-type="float" office:value="1.994805" calcext:value-type="float">
            <text:p>1,994805</text:p>
          </table:table-cell>
          <table:table-cell office:value-type="float" office:value="0" calcext:value-type="float">
            <text:p>0</text:p>
          </table:table-cell>
          <table:table-cell office:value-type="float" office:value="0.00002912" calcext:value-type="float">
            <text:p>2,912E-05</text:p>
          </table:table-cell>
          <table:table-cell office:value-type="float" office:value="1.99999992" calcext:value-type="float">
            <text:p>1,99999992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5195" calcext:value-type="float">
            <text:p>0,005195</text:p>
          </table:table-cell>
        </table:table-row>
        <table:table-row table:style-name="ro1">
          <table:table-cell office:value-type="float" office:value="1624627285.5288" calcext:value-type="float">
            <text:p>1624627285,5288</text:p>
          </table:table-cell>
          <table:table-cell table:formula="of:=ROUND([.A667]-[$menor.$A$1];1)" office:value-type="float" office:value="66.6" calcext:value-type="float">
            <text:p>66,6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" calcext:value-type="float">
            <text:p>0</text:p>
          </table:table-cell>
          <table:table-cell office:value-type="float" office:value="1.994805" calcext:value-type="float">
            <text:p>1,994805</text:p>
          </table:table-cell>
          <table:table-cell office:value-type="float" office:value="0" calcext:value-type="float">
            <text:p>0</text:p>
          </table:table-cell>
          <table:table-cell office:value-type="float" office:value="0.00002912" calcext:value-type="float">
            <text:p>2,912E-05</text:p>
          </table:table-cell>
          <table:table-cell office:value-type="float" office:value="1.99999992" calcext:value-type="float">
            <text:p>1,99999992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5195" calcext:value-type="float">
            <text:p>0,005195</text:p>
          </table:table-cell>
        </table:table-row>
        <table:table-row table:style-name="ro1">
          <table:table-cell office:value-type="float" office:value="1624627285.62867" calcext:value-type="float">
            <text:p>1624627285,62867</text:p>
          </table:table-cell>
          <table:table-cell table:formula="of:=ROUND([.A668]-[$menor.$A$1];1)" office:value-type="float" office:value="66.7" calcext:value-type="float">
            <text:p>66,7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4805" calcext:value-type="float">
            <text:p>1,994805</text:p>
          </table:table-cell>
          <table:table-cell office:value-type="float" office:value="0" calcext:value-type="float">
            <text:p>0</text:p>
          </table:table-cell>
          <table:table-cell office:value-type="float" office:value="0.00002912" calcext:value-type="float">
            <text:p>2,912E-05</text:p>
          </table:table-cell>
          <table:table-cell office:value-type="float" office:value="1.99999992" calcext:value-type="float">
            <text:p>1,99999992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5195" calcext:value-type="float">
            <text:p>0,005195</text:p>
          </table:table-cell>
        </table:table-row>
        <table:table-row table:style-name="ro1">
          <table:table-cell office:value-type="float" office:value="1624627285.72951" calcext:value-type="float">
            <text:p>1624627285,72951</text:p>
          </table:table-cell>
          <table:table-cell table:formula="of:=ROUND([.A669]-[$menor.$A$1];1)" office:value-type="float" office:value="66.8" calcext:value-type="float">
            <text:p>66,8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4805" calcext:value-type="float">
            <text:p>1,994805</text:p>
          </table:table-cell>
          <table:table-cell office:value-type="float" office:value="0" calcext:value-type="float">
            <text:p>0</text:p>
          </table:table-cell>
          <table:table-cell office:value-type="float" office:value="0.00002912" calcext:value-type="float">
            <text:p>2,912E-05</text:p>
          </table:table-cell>
          <table:table-cell office:value-type="float" office:value="1.99999992" calcext:value-type="float">
            <text:p>1,99999992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5195" calcext:value-type="float">
            <text:p>0,005195</text:p>
          </table:table-cell>
        </table:table-row>
        <table:table-row table:style-name="ro1">
          <table:table-cell office:value-type="float" office:value="1624627285.82868" calcext:value-type="float">
            <text:p>1624627285,82868</text:p>
          </table:table-cell>
          <table:table-cell table:formula="of:=ROUND([.A670]-[$menor.$A$1];1)" office:value-type="float" office:value="66.9" calcext:value-type="float">
            <text:p>66,9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4805" calcext:value-type="float">
            <text:p>1,994805</text:p>
          </table:table-cell>
          <table:table-cell office:value-type="float" office:value="0" calcext:value-type="float">
            <text:p>0</text:p>
          </table:table-cell>
          <table:table-cell office:value-type="float" office:value="0.00002912" calcext:value-type="float">
            <text:p>2,912E-05</text:p>
          </table:table-cell>
          <table:table-cell office:value-type="float" office:value="1.99999992" calcext:value-type="float">
            <text:p>1,99999992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5195" calcext:value-type="float">
            <text:p>0,005195</text:p>
          </table:table-cell>
        </table:table-row>
        <table:table-row table:style-name="ro1">
          <table:table-cell office:value-type="float" office:value="1624627285.9291" calcext:value-type="float">
            <text:p>1624627285,9291</text:p>
          </table:table-cell>
          <table:table-cell table:formula="of:=ROUND([.A671]-[$menor.$A$1];1)" office:value-type="float" office:value="67" calcext:value-type="float">
            <text:p>67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4805" calcext:value-type="float">
            <text:p>1,994805</text:p>
          </table:table-cell>
          <table:table-cell office:value-type="float" office:value="0" calcext:value-type="float">
            <text:p>0</text:p>
          </table:table-cell>
          <table:table-cell office:value-type="float" office:value="0.00002912" calcext:value-type="float">
            <text:p>2,912E-05</text:p>
          </table:table-cell>
          <table:table-cell office:value-type="float" office:value="1.99999992" calcext:value-type="float">
            <text:p>1,99999992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5195" calcext:value-type="float">
            <text:p>0,005195</text:p>
          </table:table-cell>
        </table:table-row>
        <table:table-row table:style-name="ro1">
          <table:table-cell office:value-type="float" office:value="1624627286.02888" calcext:value-type="float">
            <text:p>1624627286,02888</text:p>
          </table:table-cell>
          <table:table-cell table:formula="of:=ROUND([.A672]-[$menor.$A$1];1)" office:value-type="float" office:value="67.1" calcext:value-type="float">
            <text:p>67,1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912" calcext:value-type="float">
            <text:p>2,912E-05</text:p>
          </table:table-cell>
          <table:table-cell office:value-type="float" office:value="1.99999992" calcext:value-type="float">
            <text:p>1,99999992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5195" calcext:value-type="float">
            <text:p>0,005195</text:p>
          </table:table-cell>
        </table:table-row>
        <table:table-row table:style-name="ro1">
          <table:table-cell office:value-type="float" office:value="1624627286.1293" calcext:value-type="float">
            <text:p>1624627286,1293</text:p>
          </table:table-cell>
          <table:table-cell table:formula="of:=ROUND([.A673]-[$menor.$A$1];1)" office:value-type="float" office:value="67.2" calcext:value-type="float">
            <text:p>67,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912" calcext:value-type="float">
            <text:p>2,912E-05</text:p>
          </table:table-cell>
          <table:table-cell office:value-type="float" office:value="1.99999992" calcext:value-type="float">
            <text:p>1,99999992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5195" calcext:value-type="float">
            <text:p>0,005195</text:p>
          </table:table-cell>
        </table:table-row>
        <table:table-row table:style-name="ro1">
          <table:table-cell office:value-type="float" office:value="1624627286.22878" calcext:value-type="float">
            <text:p>1624627286,22878</text:p>
          </table:table-cell>
          <table:table-cell table:formula="of:=ROUND([.A674]-[$menor.$A$1];1)" office:value-type="float" office:value="67.3" calcext:value-type="float">
            <text:p>67,3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912" calcext:value-type="float">
            <text:p>2,912E-05</text:p>
          </table:table-cell>
          <table:table-cell office:value-type="float" office:value="2.00096992" calcext:value-type="float">
            <text:p>2,00096992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5195" calcext:value-type="float">
            <text:p>0,005195</text:p>
          </table:table-cell>
        </table:table-row>
        <table:table-row table:style-name="ro1">
          <table:table-cell office:value-type="float" office:value="1624627286.32971" calcext:value-type="float">
            <text:p>1624627286,32971</text:p>
          </table:table-cell>
          <table:table-cell table:formula="of:=ROUND([.A675]-[$menor.$A$1];1)" office:value-type="float" office:value="67.4" calcext:value-type="float">
            <text:p>67,4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6.43009" calcext:value-type="float">
            <text:p>1624627286,43009</text:p>
          </table:table-cell>
          <table:table-cell table:formula="of:=ROUND([.A676]-[$menor.$A$1];1)" office:value-type="float" office:value="67.5" calcext:value-type="float">
            <text:p>67,5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6.52982" calcext:value-type="float">
            <text:p>1624627286,52982</text:p>
          </table:table-cell>
          <table:table-cell table:formula="of:=ROUND([.A677]-[$menor.$A$1];1)" office:value-type="float" office:value="67.6" calcext:value-type="float">
            <text:p>67,6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6.62973" calcext:value-type="float">
            <text:p>1624627286,62973</text:p>
          </table:table-cell>
          <table:table-cell table:formula="of:=ROUND([.A678]-[$menor.$A$1];1)" office:value-type="float" office:value="67.7" calcext:value-type="float">
            <text:p>67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6.73048" calcext:value-type="float">
            <text:p>1624627286,73048</text:p>
          </table:table-cell>
          <table:table-cell table:formula="of:=ROUND([.A679]-[$menor.$A$1];1)" office:value-type="float" office:value="67.8" calcext:value-type="float">
            <text:p>67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6.83014" calcext:value-type="float">
            <text:p>1624627286,83014</text:p>
          </table:table-cell>
          <table:table-cell table:formula="of:=ROUND([.A680]-[$menor.$A$1];1)" office:value-type="float" office:value="67.9" calcext:value-type="float">
            <text:p>67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6.93001" calcext:value-type="float">
            <text:p>1624627286,93001</text:p>
          </table:table-cell>
          <table:table-cell table:formula="of:=ROUND([.A681]-[$menor.$A$1];1)"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7.0299" calcext:value-type="float">
            <text:p>1624627287,0299</text:p>
          </table:table-cell>
          <table:table-cell table:formula="of:=ROUND([.A682]-[$menor.$A$1];1)" office:value-type="float" office:value="68.1" calcext:value-type="float">
            <text:p>68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7.12969" calcext:value-type="float">
            <text:p>1624627287,12969</text:p>
          </table:table-cell>
          <table:table-cell table:formula="of:=ROUND([.A683]-[$menor.$A$1];1)" office:value-type="float" office:value="68.2" calcext:value-type="float">
            <text:p>68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7.2299" calcext:value-type="float">
            <text:p>1624627287,2299</text:p>
          </table:table-cell>
          <table:table-cell table:formula="of:=ROUND([.A684]-[$menor.$A$1];1)" office:value-type="float" office:value="68.3" calcext:value-type="float">
            <text:p>68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7.33062" calcext:value-type="float">
            <text:p>1624627287,33062</text:p>
          </table:table-cell>
          <table:table-cell table:formula="of:=ROUND([.A685]-[$menor.$A$1];1)" office:value-type="float" office:value="68.4" calcext:value-type="float">
            <text:p>68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7.43138" calcext:value-type="float">
            <text:p>1624627287,43138</text:p>
          </table:table-cell>
          <table:table-cell table:formula="of:=ROUND([.A686]-[$menor.$A$1];1)" office:value-type="float" office:value="68.5" calcext:value-type="float">
            <text:p>68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7.53116" calcext:value-type="float">
            <text:p>1624627287,53116</text:p>
          </table:table-cell>
          <table:table-cell table:formula="of:=ROUND([.A687]-[$menor.$A$1];1)" office:value-type="float" office:value="68.6" calcext:value-type="float">
            <text:p>68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7.63127" calcext:value-type="float">
            <text:p>1624627287,63127</text:p>
          </table:table-cell>
          <table:table-cell table:formula="of:=ROUND([.A688]-[$menor.$A$1];1)" office:value-type="float" office:value="68.7" calcext:value-type="float">
            <text:p>68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7.73101" calcext:value-type="float">
            <text:p>1624627287,73101</text:p>
          </table:table-cell>
          <table:table-cell table:formula="of:=ROUND([.A689]-[$menor.$A$1];1)" office:value-type="float" office:value="68.8" calcext:value-type="float">
            <text:p>68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7.83077" calcext:value-type="float">
            <text:p>1624627287,83077</text:p>
          </table:table-cell>
          <table:table-cell table:formula="of:=ROUND([.A690]-[$menor.$A$1];1)" office:value-type="float" office:value="68.9" calcext:value-type="float">
            <text:p>68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7.93146" calcext:value-type="float">
            <text:p>1624627287,93146</text:p>
          </table:table-cell>
          <table:table-cell table:formula="of:=ROUND([.A691]-[$menor.$A$1];1)"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8.0312" calcext:value-type="float">
            <text:p>1624627288,0312</text:p>
          </table:table-cell>
          <table:table-cell table:formula="of:=ROUND([.A692]-[$menor.$A$1];1)" office:value-type="float" office:value="69.1" calcext:value-type="float">
            <text:p>69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8.13122" calcext:value-type="float">
            <text:p>1624627288,13122</text:p>
          </table:table-cell>
          <table:table-cell table:formula="of:=ROUND([.A693]-[$menor.$A$1];1)" office:value-type="float" office:value="69.2" calcext:value-type="float">
            <text:p>69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8.23122" calcext:value-type="float">
            <text:p>1624627288,23122</text:p>
          </table:table-cell>
          <table:table-cell table:formula="of:=ROUND([.A694]-[$menor.$A$1];1)" office:value-type="float" office:value="69.3" calcext:value-type="float">
            <text:p>69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8.33148" calcext:value-type="float">
            <text:p>1624627288,33148</text:p>
          </table:table-cell>
          <table:table-cell table:formula="of:=ROUND([.A695]-[$menor.$A$1];1)" office:value-type="float" office:value="69.4" calcext:value-type="float">
            <text:p>69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8.43128" calcext:value-type="float">
            <text:p>1624627288,43128</text:p>
          </table:table-cell>
          <table:table-cell table:formula="of:=ROUND([.A696]-[$menor.$A$1];1)" office:value-type="float" office:value="69.5" calcext:value-type="float">
            <text:p>69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8.53104" calcext:value-type="float">
            <text:p>1624627288,53104</text:p>
          </table:table-cell>
          <table:table-cell table:formula="of:=ROUND([.A697]-[$menor.$A$1];1)" office:value-type="float" office:value="69.6" calcext:value-type="float">
            <text:p>69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8.63094" calcext:value-type="float">
            <text:p>1624627288,63094</text:p>
          </table:table-cell>
          <table:table-cell table:formula="of:=ROUND([.A698]-[$menor.$A$1];1)" office:value-type="float" office:value="69.7" calcext:value-type="float">
            <text:p>69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8.73126" calcext:value-type="float">
            <text:p>1624627288,73126</text:p>
          </table:table-cell>
          <table:table-cell table:formula="of:=ROUND([.A699]-[$menor.$A$1];1)" office:value-type="float" office:value="69.8" calcext:value-type="float">
            <text:p>69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8.83128" calcext:value-type="float">
            <text:p>1624627288,83128</text:p>
          </table:table-cell>
          <table:table-cell table:formula="of:=ROUND([.A700]-[$menor.$A$1];1)" office:value-type="float" office:value="69.9" calcext:value-type="float">
            <text:p>69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8.93101" calcext:value-type="float">
            <text:p>1624627288,93101</text:p>
          </table:table-cell>
          <table:table-cell table:formula="of:=ROUND([.A701]-[$menor.$A$1];1)"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9.03079" calcext:value-type="float">
            <text:p>1624627289,03079</text:p>
          </table:table-cell>
          <table:table-cell table:formula="of:=ROUND([.A702]-[$menor.$A$1];1)" office:value-type="float" office:value="70.1" calcext:value-type="float">
            <text:p>7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9.13161" calcext:value-type="float">
            <text:p>1624627289,13161</text:p>
          </table:table-cell>
          <table:table-cell table:formula="of:=ROUND([.A703]-[$menor.$A$1];1)" office:value-type="float" office:value="70.2" calcext:value-type="float">
            <text:p>7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9.23241" calcext:value-type="float">
            <text:p>1624627289,23241</text:p>
          </table:table-cell>
          <table:table-cell table:formula="of:=ROUND([.A704]-[$menor.$A$1];1)" office:value-type="float" office:value="70.3" calcext:value-type="float">
            <text:p>70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9.33232" calcext:value-type="float">
            <text:p>1624627289,33232</text:p>
          </table:table-cell>
          <table:table-cell table:formula="of:=ROUND([.A705]-[$menor.$A$1];1)" office:value-type="float" office:value="70.4" calcext:value-type="float">
            <text:p>70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9.43216" calcext:value-type="float">
            <text:p>1624627289,43216</text:p>
          </table:table-cell>
          <table:table-cell table:formula="of:=ROUND([.A706]-[$menor.$A$1];1)" office:value-type="float" office:value="70.5" calcext:value-type="float">
            <text:p>7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9.53194" calcext:value-type="float">
            <text:p>1624627289,53194</text:p>
          </table:table-cell>
          <table:table-cell table:formula="of:=ROUND([.A707]-[$menor.$A$1];1)" office:value-type="float" office:value="70.6" calcext:value-type="float">
            <text:p>70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9.63173" calcext:value-type="float">
            <text:p>1624627289,63173</text:p>
          </table:table-cell>
          <table:table-cell table:formula="of:=ROUND([.A708]-[$menor.$A$1];1)" office:value-type="float" office:value="70.7" calcext:value-type="float">
            <text:p>70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9.73255" calcext:value-type="float">
            <text:p>1624627289,73255</text:p>
          </table:table-cell>
          <table:table-cell table:formula="of:=ROUND([.A709]-[$menor.$A$1];1)" office:value-type="float" office:value="70.8" calcext:value-type="float">
            <text:p>70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9.83339" calcext:value-type="float">
            <text:p>1624627289,83339</text:p>
          </table:table-cell>
          <table:table-cell table:formula="of:=ROUND([.A710]-[$menor.$A$1];1)" office:value-type="float" office:value="70.9" calcext:value-type="float">
            <text:p>70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89.93334" calcext:value-type="float">
            <text:p>1624627289,93334</text:p>
          </table:table-cell>
          <table:table-cell table:formula="of:=ROUND([.A711]-[$menor.$A$1];1)"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0.03318" calcext:value-type="float">
            <text:p>1624627290,03318</text:p>
          </table:table-cell>
          <table:table-cell table:formula="of:=ROUND([.A712]-[$menor.$A$1];1)" office:value-type="float" office:value="71.1" calcext:value-type="float">
            <text:p>71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0.13313" calcext:value-type="float">
            <text:p>1624627290,13313</text:p>
          </table:table-cell>
          <table:table-cell table:formula="of:=ROUND([.A713]-[$menor.$A$1];1)" office:value-type="float" office:value="71.2" calcext:value-type="float">
            <text:p>7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0.23351" calcext:value-type="float">
            <text:p>1624627290,23351</text:p>
          </table:table-cell>
          <table:table-cell table:formula="of:=ROUND([.A714]-[$menor.$A$1];1)" office:value-type="float" office:value="71.3" calcext:value-type="float">
            <text:p>71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0.33335" calcext:value-type="float">
            <text:p>1624627290,33335</text:p>
          </table:table-cell>
          <table:table-cell table:formula="of:=ROUND([.A715]-[$menor.$A$1];1)" office:value-type="float" office:value="71.4" calcext:value-type="float">
            <text:p>71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0.43349" calcext:value-type="float">
            <text:p>1624627290,43349</text:p>
          </table:table-cell>
          <table:table-cell table:formula="of:=ROUND([.A716]-[$menor.$A$1];1)" office:value-type="float" office:value="71.5" calcext:value-type="float">
            <text:p>71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0.53294" calcext:value-type="float">
            <text:p>1624627290,53294</text:p>
          </table:table-cell>
          <table:table-cell table:formula="of:=ROUND([.A717]-[$menor.$A$1];1)" office:value-type="float" office:value="71.6" calcext:value-type="float">
            <text:p>71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0.63313" calcext:value-type="float">
            <text:p>1624627290,63313</text:p>
          </table:table-cell>
          <table:table-cell table:formula="of:=ROUND([.A718]-[$menor.$A$1];1)" office:value-type="float" office:value="71.7" calcext:value-type="float">
            <text:p>7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0.73322" calcext:value-type="float">
            <text:p>1624627290,73322</text:p>
          </table:table-cell>
          <table:table-cell table:formula="of:=ROUND([.A719]-[$menor.$A$1];1)" office:value-type="float" office:value="71.8" calcext:value-type="float">
            <text:p>71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0.83324" calcext:value-type="float">
            <text:p>1624627290,83324</text:p>
          </table:table-cell>
          <table:table-cell table:formula="of:=ROUND([.A720]-[$menor.$A$1];1)" office:value-type="float" office:value="71.9" calcext:value-type="float">
            <text:p>71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0.93306" calcext:value-type="float">
            <text:p>1624627290,93306</text:p>
          </table:table-cell>
          <table:table-cell table:formula="of:=ROUND([.A721]-[$menor.$A$1];1)"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1.03283" calcext:value-type="float">
            <text:p>1624627291,03283</text:p>
          </table:table-cell>
          <table:table-cell table:formula="of:=ROUND([.A722]-[$menor.$A$1];1)" office:value-type="float" office:value="72.1" calcext:value-type="float">
            <text:p>72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1.13358" calcext:value-type="float">
            <text:p>1624627291,13358</text:p>
          </table:table-cell>
          <table:table-cell table:formula="of:=ROUND([.A723]-[$menor.$A$1];1)" office:value-type="float" office:value="72.2" calcext:value-type="float">
            <text:p>72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1.23397" calcext:value-type="float">
            <text:p>1624627291,23397</text:p>
          </table:table-cell>
          <table:table-cell table:formula="of:=ROUND([.A724]-[$menor.$A$1];1)" office:value-type="float" office:value="72.3" calcext:value-type="float">
            <text:p>72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1.33409" calcext:value-type="float">
            <text:p>1624627291,33409</text:p>
          </table:table-cell>
          <table:table-cell table:formula="of:=ROUND([.A725]-[$menor.$A$1];1)" office:value-type="float" office:value="72.4" calcext:value-type="float">
            <text:p>72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1.43376" calcext:value-type="float">
            <text:p>1624627291,43376</text:p>
          </table:table-cell>
          <table:table-cell table:formula="of:=ROUND([.A726]-[$menor.$A$1];1)" office:value-type="float" office:value="72.5" calcext:value-type="float">
            <text:p>72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1.53385" calcext:value-type="float">
            <text:p>1624627291,53385</text:p>
          </table:table-cell>
          <table:table-cell table:formula="of:=ROUND([.A727]-[$menor.$A$1];1)" office:value-type="float" office:value="72.6" calcext:value-type="float">
            <text:p>72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1.63411" calcext:value-type="float">
            <text:p>1624627291,63411</text:p>
          </table:table-cell>
          <table:table-cell table:formula="of:=ROUND([.A728]-[$menor.$A$1];1)" office:value-type="float" office:value="72.7" calcext:value-type="float">
            <text:p>72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1.73379" calcext:value-type="float">
            <text:p>1624627291,73379</text:p>
          </table:table-cell>
          <table:table-cell table:formula="of:=ROUND([.A729]-[$menor.$A$1];1)" office:value-type="float" office:value="72.8" calcext:value-type="float">
            <text:p>72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1.83345" calcext:value-type="float">
            <text:p>1624627291,83345</text:p>
          </table:table-cell>
          <table:table-cell table:formula="of:=ROUND([.A730]-[$menor.$A$1];1)" office:value-type="float" office:value="72.9" calcext:value-type="float">
            <text:p>72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1.93382" calcext:value-type="float">
            <text:p>1624627291,93382</text:p>
          </table:table-cell>
          <table:table-cell table:formula="of:=ROUND([.A731]-[$menor.$A$1];1)"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2.0338" calcext:value-type="float">
            <text:p>1624627292,0338</text:p>
          </table:table-cell>
          <table:table-cell table:formula="of:=ROUND([.A732]-[$menor.$A$1];1)" office:value-type="float" office:value="73.1" calcext:value-type="float">
            <text:p>73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2.13371" calcext:value-type="float">
            <text:p>1624627292,13371</text:p>
          </table:table-cell>
          <table:table-cell table:formula="of:=ROUND([.A733]-[$menor.$A$1];1)" office:value-type="float" office:value="73.2" calcext:value-type="float">
            <text:p>73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2.2337" calcext:value-type="float">
            <text:p>1624627292,2337</text:p>
          </table:table-cell>
          <table:table-cell table:formula="of:=ROUND([.A734]-[$menor.$A$1];1)" office:value-type="float" office:value="73.3" calcext:value-type="float">
            <text:p>73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2.3346" calcext:value-type="float">
            <text:p>1624627292,3346</text:p>
          </table:table-cell>
          <table:table-cell table:formula="of:=ROUND([.A735]-[$menor.$A$1];1)" office:value-type="float" office:value="73.4" calcext:value-type="float">
            <text:p>73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2.43558" calcext:value-type="float">
            <text:p>1624627292,43558</text:p>
          </table:table-cell>
          <table:table-cell table:formula="of:=ROUND([.A736]-[$menor.$A$1];1)" office:value-type="float" office:value="73.5" calcext:value-type="float">
            <text:p>73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2.53541" calcext:value-type="float">
            <text:p>1624627292,53541</text:p>
          </table:table-cell>
          <table:table-cell table:formula="of:=ROUND([.A737]-[$menor.$A$1];1)" office:value-type="float" office:value="73.6" calcext:value-type="float">
            <text:p>73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2.63589" calcext:value-type="float">
            <text:p>1624627292,63589</text:p>
          </table:table-cell>
          <table:table-cell table:formula="of:=ROUND([.A738]-[$menor.$A$1];1)" office:value-type="float" office:value="73.7" calcext:value-type="float">
            <text:p>73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2.73628" calcext:value-type="float">
            <text:p>1624627292,73628</text:p>
          </table:table-cell>
          <table:table-cell table:formula="of:=ROUND([.A739]-[$menor.$A$1];1)" office:value-type="float" office:value="73.8" calcext:value-type="float">
            <text:p>73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2.83649" calcext:value-type="float">
            <text:p>1624627292,83649</text:p>
          </table:table-cell>
          <table:table-cell table:formula="of:=ROUND([.A740]-[$menor.$A$1];1)" office:value-type="float" office:value="73.9" calcext:value-type="float">
            <text:p>73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2.9362" calcext:value-type="float">
            <text:p>1624627292,9362</text:p>
          </table:table-cell>
          <table:table-cell table:formula="of:=ROUND([.A741]-[$menor.$A$1];1)"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3.03578" calcext:value-type="float">
            <text:p>1624627293,03578</text:p>
          </table:table-cell>
          <table:table-cell table:formula="of:=ROUND([.A742]-[$menor.$A$1];1)" office:value-type="float" office:value="74.1" calcext:value-type="float">
            <text:p>74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3.1358" calcext:value-type="float">
            <text:p>1624627293,1358</text:p>
          </table:table-cell>
          <table:table-cell table:formula="of:=ROUND([.A743]-[$menor.$A$1];1)" office:value-type="float" office:value="74.2" calcext:value-type="float">
            <text:p>74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3.23584" calcext:value-type="float">
            <text:p>1624627293,23584</text:p>
          </table:table-cell>
          <table:table-cell table:formula="of:=ROUND([.A744]-[$menor.$A$1];1)" office:value-type="float" office:value="74.3" calcext:value-type="float">
            <text:p>74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3.33569" calcext:value-type="float">
            <text:p>1624627293,33569</text:p>
          </table:table-cell>
          <table:table-cell table:formula="of:=ROUND([.A745]-[$menor.$A$1];1)" office:value-type="float" office:value="74.4" calcext:value-type="float">
            <text:p>74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3.43642" calcext:value-type="float">
            <text:p>1624627293,43642</text:p>
          </table:table-cell>
          <table:table-cell table:formula="of:=ROUND([.A746]-[$menor.$A$1];1)" office:value-type="float" office:value="74.5" calcext:value-type="float">
            <text:p>74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3.53657" calcext:value-type="float">
            <text:p>1624627293,53657</text:p>
          </table:table-cell>
          <table:table-cell table:formula="of:=ROUND([.A747]-[$menor.$A$1];1)" office:value-type="float" office:value="74.6" calcext:value-type="float">
            <text:p>74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3.6371" calcext:value-type="float">
            <text:p>1624627293,6371</text:p>
          </table:table-cell>
          <table:table-cell table:formula="of:=ROUND([.A748]-[$menor.$A$1];1)" office:value-type="float" office:value="74.7" calcext:value-type="float">
            <text:p>74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3.73703" calcext:value-type="float">
            <text:p>1624627293,73703</text:p>
          </table:table-cell>
          <table:table-cell table:formula="of:=ROUND([.A749]-[$menor.$A$1];1)" office:value-type="float" office:value="74.8" calcext:value-type="float">
            <text:p>74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3.837" calcext:value-type="float">
            <text:p>1624627293,837</text:p>
          </table:table-cell>
          <table:table-cell table:formula="of:=ROUND([.A750]-[$menor.$A$1];1)" office:value-type="float" office:value="74.9" calcext:value-type="float">
            <text:p>74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3.93687" calcext:value-type="float">
            <text:p>1624627293,93687</text:p>
          </table:table-cell>
          <table:table-cell table:formula="of:=ROUND([.A751]-[$menor.$A$1];1)"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4.03656" calcext:value-type="float">
            <text:p>1624627294,03656</text:p>
          </table:table-cell>
          <table:table-cell table:formula="of:=ROUND([.A752]-[$menor.$A$1];1)" office:value-type="float" office:value="75.1" calcext:value-type="float">
            <text:p>75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4.13702" calcext:value-type="float">
            <text:p>1624627294,13702</text:p>
          </table:table-cell>
          <table:table-cell table:formula="of:=ROUND([.A753]-[$menor.$A$1];1)" office:value-type="float" office:value="75.2" calcext:value-type="float">
            <text:p>75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4.23717" calcext:value-type="float">
            <text:p>1624627294,23717</text:p>
          </table:table-cell>
          <table:table-cell table:formula="of:=ROUND([.A754]-[$menor.$A$1];1)" office:value-type="float" office:value="75.3" calcext:value-type="float">
            <text:p>75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4.33708" calcext:value-type="float">
            <text:p>1624627294,33708</text:p>
          </table:table-cell>
          <table:table-cell table:formula="of:=ROUND([.A755]-[$menor.$A$1];1)" office:value-type="float" office:value="75.4" calcext:value-type="float">
            <text:p>75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4.43694" calcext:value-type="float">
            <text:p>1624627294,43694</text:p>
          </table:table-cell>
          <table:table-cell table:formula="of:=ROUND([.A756]-[$menor.$A$1];1)" office:value-type="float" office:value="75.5" calcext:value-type="float">
            <text:p>75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4.53674" calcext:value-type="float">
            <text:p>1624627294,53674</text:p>
          </table:table-cell>
          <table:table-cell table:formula="of:=ROUND([.A757]-[$menor.$A$1];1)" office:value-type="float" office:value="75.6" calcext:value-type="float">
            <text:p>75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4.63749" calcext:value-type="float">
            <text:p>1624627294,63749</text:p>
          </table:table-cell>
          <table:table-cell table:formula="of:=ROUND([.A758]-[$menor.$A$1];1)" office:value-type="float" office:value="75.7" calcext:value-type="float">
            <text:p>75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4.73727" calcext:value-type="float">
            <text:p>1624627294,73727</text:p>
          </table:table-cell>
          <table:table-cell table:formula="of:=ROUND([.A759]-[$menor.$A$1];1)" office:value-type="float" office:value="75.8" calcext:value-type="float">
            <text:p>75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4.83691" calcext:value-type="float">
            <text:p>1624627294,83691</text:p>
          </table:table-cell>
          <table:table-cell table:formula="of:=ROUND([.A760]-[$menor.$A$1];1)" office:value-type="float" office:value="75.9" calcext:value-type="float">
            <text:p>75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4.93727" calcext:value-type="float">
            <text:p>1624627294,93727</text:p>
          </table:table-cell>
          <table:table-cell table:formula="of:=ROUND([.A761]-[$menor.$A$1];1)"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5.03662" calcext:value-type="float">
            <text:p>1624627295,03662</text:p>
          </table:table-cell>
          <table:table-cell table:formula="of:=ROUND([.A762]-[$menor.$A$1];1)" office:value-type="float" office:value="76.1" calcext:value-type="float">
            <text:p>76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5.13717" calcext:value-type="float">
            <text:p>1624627295,13717</text:p>
          </table:table-cell>
          <table:table-cell table:formula="of:=ROUND([.A763]-[$menor.$A$1];1)" office:value-type="float" office:value="76.2" calcext:value-type="float">
            <text:p>76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5.23761" calcext:value-type="float">
            <text:p>1624627295,23761</text:p>
          </table:table-cell>
          <table:table-cell table:formula="of:=ROUND([.A764]-[$menor.$A$1];1)" office:value-type="float" office:value="76.3" calcext:value-type="float">
            <text:p>76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5.33845" calcext:value-type="float">
            <text:p>1624627295,33845</text:p>
          </table:table-cell>
          <table:table-cell table:formula="of:=ROUND([.A765]-[$menor.$A$1];1)" office:value-type="float" office:value="76.4" calcext:value-type="float">
            <text:p>76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5.43855" calcext:value-type="float">
            <text:p>1624627295,43855</text:p>
          </table:table-cell>
          <table:table-cell table:formula="of:=ROUND([.A766]-[$menor.$A$1];1)" office:value-type="float" office:value="76.5" calcext:value-type="float">
            <text:p>76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5.53958" calcext:value-type="float">
            <text:p>1624627295,53958</text:p>
          </table:table-cell>
          <table:table-cell table:formula="of:=ROUND([.A767]-[$menor.$A$1];1)" office:value-type="float" office:value="76.6" calcext:value-type="float">
            <text:p>76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5.6406" calcext:value-type="float">
            <text:p>1624627295,6406</text:p>
          </table:table-cell>
          <table:table-cell table:formula="of:=ROUND([.A768]-[$menor.$A$1];1)" office:value-type="float" office:value="76.7" calcext:value-type="float">
            <text:p>76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5.74093" calcext:value-type="float">
            <text:p>1624627295,74093</text:p>
          </table:table-cell>
          <table:table-cell table:formula="of:=ROUND([.A769]-[$menor.$A$1];1)" office:value-type="float" office:value="76.8" calcext:value-type="float">
            <text:p>76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  <table:table-row table:style-name="ro1">
          <table:table-cell office:value-type="float" office:value="1624627295.84082" calcext:value-type="float">
            <text:p>1624627295,84082</text:p>
          </table:table-cell>
          <table:table-cell table:formula="of:=ROUND([.A770]-[$menor.$A$1];1)" office:value-type="float" office:value="76.9" calcext:value-type="float">
            <text:p>76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  <table:table-cell office:value-type="float" office:value="0.00002369" calcext:value-type="float">
            <text:p>2,369E-05</text:p>
          </table:table-cell>
          <table:table-cell office:value-type="float" office:value="1.99999993" calcext:value-type="float">
            <text:p>1,99999993</text:p>
          </table:table-cell>
          <table:table-cell office:value-type="float" office:value="89.67878114" calcext:value-type="float">
            <text:p>89,67878114</text:p>
          </table:table-cell>
          <table:table-cell office:value-type="float" office:value="0.004225" calcext:value-type="float">
            <text:p>0,004225</text:p>
          </table:table-cell>
        </table:table-row>
      </table:table>
      <table:table table:name="menor" table:style-name="ta1">
        <table:table-column table:style-name="co7" table:default-cell-style-name="Default"/>
        <table:table-row table:style-name="ro1">
          <table:table-cell table:formula="of:=MIN([$log_child_detection_20210625_102014.A2];[$log_pose_20210625_102014.A2])" office:value-type="float" office:value="1624627218.96899" calcext:value-type="float">
            <text:p>1624627218,968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7:06:42.0786113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25T19:30:17.093318603</dc:date>
    <meta:editing-duration>PT2H2M28S</meta:editing-duration>
    <meta:editing-cycles>2</meta:editing-cycles>
    <meta:generator>LibreOffice/6.4.7.2$Linux_X86_64 LibreOffice_project/40$Build-2</meta:generator>
    <meta:document-statistic meta:table-count="3" meta:cell-count="1372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6cm" xlink:href=".." xlink:type="simple" chart:class="chart:line" chart:style-name="ch1">
        <chart:legend chart:legend-position="end" svg:x="14.437cm" svg:y="4.204cm" style:legend-expansion="high" chart:style-name="ch2"/>
        <chart:plot-area chart:style-name="ch3" table:cell-range-address="log_pose_20210625_102014.E1:log_pose_20210625_102014.E770" chart:data-source-has-labels="row" svg:x="0.32cm" svg:y="0.18cm" svg:width="13.797cm" svg:height="8.646cm">
          <chartooo:coordinate-region svg:x="1.232cm" svg:y="0.301cm" svg:width="12.885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_pose_20210625_102014.E2:log_pose_20210625_102014.E770" chart:label-cell-address="log_pose_20210625_102014.E1:log_pose_20210625_102014.E1" chart:class="chart:line">
            <chart:data-point chart:repeated="7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log_pose_20210625_102014.E1:log_pose_20210625_10201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_pose_20210625_102014.E2:log_pose_20210625_102014.E7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91">
                <text:p>0.002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582">
                <text:p>0.005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873">
                <text:p>0.008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261">
                <text:p>0.012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7945">
                <text:p>0.0179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0855">
                <text:p>0.0208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5705">
                <text:p>0.0257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298">
                <text:p>0.032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559">
                <text:p>0.045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3835">
                <text:p>0.0538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0625">
                <text:p>0.060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887">
                <text:p>0.068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7566">
                <text:p>0.075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3905">
                <text:p>0.0839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91665">
                <text:p>0.0916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894">
                <text:p>0.098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0573">
                <text:p>0.105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252">
                <text:p>0.112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8825">
                <text:p>0.1188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24645">
                <text:p>0.1246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3095">
                <text:p>0.130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3677">
                <text:p>0.136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4162">
                <text:p>0.141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45985">
                <text:p>0.1459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50835">
                <text:p>0.1508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53745">
                <text:p>0.1537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57625">
                <text:p>0.157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0535">
                <text:p>0.1605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6393">
                <text:p>0.163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6587">
                <text:p>0.165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6781">
                <text:p>0.167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6975">
                <text:p>0.169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7072">
                <text:p>0.170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7266">
                <text:p>0.172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7363">
                <text:p>0.173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7363">
                <text:p>0.173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746">
                <text:p>0.17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746">
                <text:p>0.17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746">
                <text:p>0.17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746">
                <text:p>0.17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746">
                <text:p>0.17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74115">
                <text:p>0.1741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74115">
                <text:p>0.1741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73145">
                <text:p>0.1731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73145">
                <text:p>0.1731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72175">
                <text:p>0.1721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71205">
                <text:p>0.1712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70235">
                <text:p>0.1702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9265">
                <text:p>0.1692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68295">
                <text:p>0.1682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66355">
                <text:p>0.1663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65385">
                <text:p>0.1653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64415">
                <text:p>0.1644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63445">
                <text:p>0.1634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102">
                <text:p>0.161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6005">
                <text:p>0.160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811">
                <text:p>0.158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714">
                <text:p>0.157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617">
                <text:p>0.156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423">
                <text:p>0.154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326">
                <text:p>0.153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132">
                <text:p>0.151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035">
                <text:p>0.150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4938">
                <text:p>0.149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4744">
                <text:p>0.147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4647">
                <text:p>0.146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44045">
                <text:p>0.1440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43075">
                <text:p>0.1430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41135">
                <text:p>0.1411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40165">
                <text:p>0.1401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38225">
                <text:p>0.1382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37255">
                <text:p>0.1372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35315">
                <text:p>0.1353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34345">
                <text:p>0.1343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33375">
                <text:p>0.1333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31435">
                <text:p>0.1314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30465">
                <text:p>0.1304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2804">
                <text:p>0.128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2707">
                <text:p>0.127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2513">
                <text:p>0.125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2416">
                <text:p>0.124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2319">
                <text:p>0.123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2125">
                <text:p>0.12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2028">
                <text:p>0.120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1834">
                <text:p>0.118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1737">
                <text:p>0.117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164">
                <text:p>0.11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1446">
                <text:p>0.114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13005">
                <text:p>0.1130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12035">
                <text:p>0.1120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11065">
                <text:p>0.1110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09125">
                <text:p>0.109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08155">
                <text:p>0.1081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07185">
                <text:p>0.1071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06215">
                <text:p>0.1062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05245">
                <text:p>0.1052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04275">
                <text:p>0.1042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03305">
                <text:p>0.1033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02335">
                <text:p>0.1023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01365">
                <text:p>0.1013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00395">
                <text:p>0.1003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98455">
                <text:p>0.0984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9603">
                <text:p>0.096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9506">
                <text:p>0.095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9409">
                <text:p>0.094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9312">
                <text:p>0.093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9312">
                <text:p>0.093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9215">
                <text:p>0.092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9118">
                <text:p>0.091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9021">
                <text:p>0.090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8924">
                <text:p>0.089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827">
                <text:p>0.088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8633">
                <text:p>0.086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8536">
                <text:p>0.085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8439">
                <text:p>0.084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342">
                <text:p>0.083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8245">
                <text:p>0.082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8245">
                <text:p>0.082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8148">
                <text:p>0.081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80025">
                <text:p>0.0800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79055">
                <text:p>0.0790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78085">
                <text:p>0.0780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78085">
                <text:p>0.0780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77115">
                <text:p>0.0771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76145">
                <text:p>0.0761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75175">
                <text:p>0.0751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74205">
                <text:p>0.0742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74205">
                <text:p>0.0742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73235">
                <text:p>0.0732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72265">
                <text:p>0.0722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71295">
                <text:p>0.0712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71295">
                <text:p>0.0712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70325">
                <text:p>0.0703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69355">
                <text:p>0.0693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68385">
                <text:p>0.0683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68385">
                <text:p>0.0683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67415">
                <text:p>0.0674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66445">
                <text:p>0.0664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65475">
                <text:p>0.0654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5475">
                <text:p>0.0654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6402">
                <text:p>0.064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6305">
                <text:p>0.063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6305">
                <text:p>0.063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6208">
                <text:p>0.062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6111">
                <text:p>0.061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6111">
                <text:p>0.061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6014">
                <text:p>0.060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5917">
                <text:p>0.059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5917">
                <text:p>0.059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582">
                <text:p>0.05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5723">
                <text:p>0.057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5723">
                <text:p>0.057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5626">
                <text:p>0.056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5529">
                <text:p>0.055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5529">
                <text:p>0.055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5432">
                <text:p>0.054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5432">
                <text:p>0.054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5335">
                <text:p>0.053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5238">
                <text:p>0.052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5238">
                <text:p>0.052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5141">
                <text:p>0.0514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5141">
                <text:p>0.051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5044">
                <text:p>0.050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5044">
                <text:p>0.050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4947">
                <text:p>0.049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4947">
                <text:p>0.049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48015">
                <text:p>0.0480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48015">
                <text:p>0.0480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47045">
                <text:p>0.0470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47045">
                <text:p>0.0470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46075">
                <text:p>0.0460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6075">
                <text:p>0.0460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45105">
                <text:p>0.0451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45105">
                <text:p>0.0451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44135">
                <text:p>0.0441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44135">
                <text:p>0.0441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43165">
                <text:p>0.0431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43165">
                <text:p>0.0431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43165">
                <text:p>0.0431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42195">
                <text:p>0.0421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42195">
                <text:p>0.0421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41225">
                <text:p>0.0412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41225">
                <text:p>0.0412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40255">
                <text:p>0.0402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40255">
                <text:p>0.0402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40255">
                <text:p>0.0402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39285">
                <text:p>0.0392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39285">
                <text:p>0.0392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38315">
                <text:p>0.0383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38315">
                <text:p>0.0383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38315">
                <text:p>0.0383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37345">
                <text:p>0.0373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37345">
                <text:p>0.0373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36375">
                <text:p>0.0363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36375">
                <text:p>0.0363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6375">
                <text:p>0.0363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35405">
                <text:p>0.0354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35405">
                <text:p>0.0354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34435">
                <text:p>0.0344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34435">
                <text:p>0.0344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34435">
                <text:p>0.0344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33465">
                <text:p>0.03346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33465">
                <text:p>0.0334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33465">
                <text:p>0.0334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3201">
                <text:p>0.032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3201">
                <text:p>0.032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3104">
                <text:p>0.031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3104">
                <text:p>0.031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3104">
                <text:p>0.031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3007">
                <text:p>0.030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3007">
                <text:p>0.030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3007">
                <text:p>0.030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813">
                <text:p>0.028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813">
                <text:p>0.028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813">
                <text:p>0.028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716">
                <text:p>0.027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716">
                <text:p>0.027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716">
                <text:p>0.027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716">
                <text:p>0.027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619">
                <text:p>0.026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619">
                <text:p>0.026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619">
                <text:p>0.026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522">
                <text:p>0.025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522">
                <text:p>0.025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522">
                <text:p>0.025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522">
                <text:p>0.025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425">
                <text:p>0.024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425">
                <text:p>0.024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425">
                <text:p>0.024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2425">
                <text:p>0.024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328">
                <text:p>0.023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328">
                <text:p>0.0232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328">
                <text:p>0.023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2328">
                <text:p>0.023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231">
                <text:p>0.022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231">
                <text:p>0.0223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2231">
                <text:p>0.022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2231">
                <text:p>0.022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2231">
                <text:p>0.022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134">
                <text:p>0.021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2134">
                <text:p>0.021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134">
                <text:p>0.021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134">
                <text:p>0.021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2037">
                <text:p>0.020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2037">
                <text:p>0.020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037">
                <text:p>0.020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037">
                <text:p>0.020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037">
                <text:p>0.020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843">
                <text:p>0.018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843">
                <text:p>0.018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1843">
                <text:p>0.018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843">
                <text:p>0.0184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1843">
                <text:p>0.018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1746">
                <text:p>0.017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746">
                <text:p>0.017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1746">
                <text:p>0.017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746">
                <text:p>0.017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1746">
                <text:p>0.017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16005">
                <text:p>0.0160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16005">
                <text:p>0.0160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6005">
                <text:p>0.0160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16005">
                <text:p>0.0160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16005">
                <text:p>0.0160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6005">
                <text:p>0.0160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5035">
                <text:p>0.0150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5035">
                <text:p>0.0150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5035">
                <text:p>0.0150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15035">
                <text:p>0.0150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15035">
                <text:p>0.0150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5035">
                <text:p>0.0150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14065">
                <text:p>0.0140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4065">
                <text:p>0.0140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4065">
                <text:p>0.0140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14065">
                <text:p>0.0140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4065">
                <text:p>0.0140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14065">
                <text:p>0.0140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3095">
                <text:p>0.0130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13095">
                <text:p>0.0130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13095">
                <text:p>0.0130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3095">
                <text:p>0.0130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3095">
                <text:p>0.0130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13095">
                <text:p>0.0130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13095">
                <text:p>0.0130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12125">
                <text:p>0.0121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2125">
                <text:p>0.0121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12125">
                <text:p>0.0121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12125">
                <text:p>0.0121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2125">
                <text:p>0.0121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12125">
                <text:p>0.0121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2125">
                <text:p>0.0121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12125">
                <text:p>0.0121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1155">
                <text:p>0.0111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11155">
                <text:p>0.0111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1155">
                <text:p>0.0111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11155">
                <text:p>0.0111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11155">
                <text:p>0.0111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11155">
                <text:p>0.0111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11155">
                <text:p>0.0111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11155">
                <text:p>0.0111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0185">
                <text:p>0.01018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10185">
                <text:p>0.0101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10185">
                <text:p>0.01018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10185">
                <text:p>0.0101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0185">
                <text:p>0.01018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10185">
                <text:p>0.01018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10185">
                <text:p>0.0101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10185">
                <text:p>0.0101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0185">
                <text:p>0.0101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4.409cm" svg:y="4.203cm" style:legend-expansion="high" chart:style-name="ch2"/>
        <chart:plot-area chart:style-name="ch3" table:cell-range-address="log_pose_20210625_102014.F1:log_pose_20210625_102014.F770" chart:data-source-has-labels="row" svg:x="0.319cm" svg:y="0.18cm" svg:width="13.771cm" svg:height="8.645cm">
          <chartooo:coordinate-region svg:x="1.046cm" svg:y="0.301cm" svg:width="13.044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_pose_20210625_102014.F2:log_pose_20210625_102014.F770" chart:label-cell-address="log_pose_20210625_102014.F1:log_pose_20210625_102014.F1" chart:class="chart:line">
            <chart:data-point chart:repeated="7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log_pose_20210625_102014.F1:log_pose_20210625_102014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_pose_20210625_102014.F2:log_pose_20210625_102014.F7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388">
                <text:p>0.003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582">
                <text:p>0.005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776">
                <text:p>0.007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261">
                <text:p>0.012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7945">
                <text:p>0.0179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3765">
                <text:p>0.0237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9585">
                <text:p>0.0295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686">
                <text:p>0.036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462">
                <text:p>0.044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3835">
                <text:p>0.0538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3535">
                <text:p>0.0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7372">
                <text:p>0.073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4875">
                <text:p>0.0848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6515">
                <text:p>0.0965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0961">
                <text:p>0.109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22705">
                <text:p>0.1227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3677">
                <text:p>0.136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0835">
                <text:p>0.1508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587">
                <text:p>0.165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80905">
                <text:p>0.1809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691">
                <text:p>0.196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11945">
                <text:p>0.2119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2795">
                <text:p>0.227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4925">
                <text:p>0.2449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6093">
                <text:p>0.260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76935">
                <text:p>0.2769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9391">
                <text:p>0.293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10885">
                <text:p>0.3108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2786">
                <text:p>0.327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43865">
                <text:p>0.3438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6084">
                <text:p>0.360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77815">
                <text:p>0.3778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9382">
                <text:p>0.393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10795">
                <text:p>0.4107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268">
                <text:p>0.42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42805">
                <text:p>0.4428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5881">
                <text:p>0.458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75785">
                <text:p>0.4757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9179">
                <text:p>0.491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06825">
                <text:p>0.5068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2283">
                <text:p>0.522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38835">
                <text:p>0.5388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5387">
                <text:p>0.553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68905">
                <text:p>0.5689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8394">
                <text:p>0.583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8975">
                <text:p>0.5989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13525">
                <text:p>0.6135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856">
                <text:p>0.628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42625">
                <text:p>0.6426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5669">
                <text:p>0.656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71725">
                <text:p>0.6717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8579">
                <text:p>0.685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99855">
                <text:p>0.6998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1295">
                <text:p>0.712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2653">
                <text:p>0.726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39625">
                <text:p>0.7396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5369">
                <text:p>0.753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66785">
                <text:p>0.7667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7988">
                <text:p>0.779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92975">
                <text:p>0.7929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04615">
                <text:p>0.8046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1771">
                <text:p>0.817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29835">
                <text:p>0.8298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4293">
                <text:p>0.842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5457">
                <text:p>0.854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66695">
                <text:p>0.8666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7882">
                <text:p>0.878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90945">
                <text:p>0.8909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01615">
                <text:p>0.9016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1374">
                <text:p>0.913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24895">
                <text:p>0.9248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36535">
                <text:p>0.9365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4769">
                <text:p>0.947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58845">
                <text:p>0.9588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69515">
                <text:p>0.9695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8067">
                <text:p>0.980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0855">
                <text:p>0.9908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01525">
                <text:p>1.0015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1268">
                <text:p>1.012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22865">
                <text:p>1.0228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32565">
                <text:p>1.0325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4372">
                <text:p>1.043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53905">
                <text:p>1.0539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63605">
                <text:p>1.0636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7379">
                <text:p>1.073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8252">
                <text:p>1.082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92705">
                <text:p>1.0927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0192">
                <text:p>1.101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1162">
                <text:p>1.111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20835">
                <text:p>1.1208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29565">
                <text:p>1.1295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3878">
                <text:p>1.138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48965">
                <text:p>1.1489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57695">
                <text:p>1.1576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6594">
                <text:p>1.165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7467">
                <text:p>1.174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83885">
                <text:p>1.1838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92615">
                <text:p>1.1926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0086">
                <text:p>1.200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0959">
                <text:p>1.209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17835">
                <text:p>1.2178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25595">
                <text:p>1.2255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3384">
                <text:p>1.233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416">
                <text:p>1.24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250815">
                <text:p>1.2508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258575">
                <text:p>1.2585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6585">
                <text:p>1.265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7361">
                <text:p>1.273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81855">
                <text:p>1.2818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88645">
                <text:p>1.2886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9689">
                <text:p>1.296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30368">
                <text:p>1.303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11925">
                <text:p>1.3119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318715">
                <text:p>1.3187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2599">
                <text:p>1.325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3278">
                <text:p>1.332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3957">
                <text:p>1.339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46845">
                <text:p>1.3468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53635">
                <text:p>1.3536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6091">
                <text:p>1.360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36673">
                <text:p>1.366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37352">
                <text:p>1.373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80795">
                <text:p>1.3807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386615">
                <text:p>1.3866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9389">
                <text:p>1.393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9971">
                <text:p>1.399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40553">
                <text:p>1.405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412805">
                <text:p>1.4128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418625">
                <text:p>1.4186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42493">
                <text:p>1.424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43075">
                <text:p>1.430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43657">
                <text:p>1.436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442875">
                <text:p>1.442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448695">
                <text:p>1.4486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454515">
                <text:p>1.4545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5985">
                <text:p>1.459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46567">
                <text:p>1.465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471975">
                <text:p>1.4719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476825">
                <text:p>1.4768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482645">
                <text:p>1.4826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48798">
                <text:p>1.487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4938">
                <text:p>1.49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49865">
                <text:p>1.498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03985">
                <text:p>1.5039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508835">
                <text:p>1.5088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514655">
                <text:p>1.5146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51999">
                <text:p>1.519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52484">
                <text:p>1.524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52969">
                <text:p>1.529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3454">
                <text:p>1.534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39875">
                <text:p>1.539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44725">
                <text:p>1.5447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48605">
                <text:p>1.5486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5394">
                <text:p>1.553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5879">
                <text:p>1.558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6267">
                <text:p>1.562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6752">
                <text:p>1.567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72855">
                <text:p>1.5728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76735">
                <text:p>1.5767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81585">
                <text:p>1.5815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8595">
                <text:p>1.585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58983">
                <text:p>1.589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59468">
                <text:p>1.594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9856">
                <text:p>1.598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602925">
                <text:p>1.6029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606805">
                <text:p>1.6068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610685">
                <text:p>1.6106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615535">
                <text:p>1.6155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6199">
                <text:p>1.61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62378">
                <text:p>1.623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62766">
                <text:p>1.627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63154">
                <text:p>1.631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634935">
                <text:p>1.6349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638815">
                <text:p>1.6388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642695">
                <text:p>1.6426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646575">
                <text:p>1.6465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65094">
                <text:p>1.650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65385">
                <text:p>1.653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65773">
                <text:p>1.657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66161">
                <text:p>1.661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66452">
                <text:p>1.664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668885">
                <text:p>1.6688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671795">
                <text:p>1.6717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675675">
                <text:p>1.6756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678585">
                <text:p>1.6785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68198">
                <text:p>1.681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68586">
                <text:p>1.685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68877">
                <text:p>1.688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69168">
                <text:p>1.691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69556">
                <text:p>1.695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698955">
                <text:p>1.6989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01865">
                <text:p>1.7018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704775">
                <text:p>1.7047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707685">
                <text:p>1.7076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710595">
                <text:p>1.7105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71399">
                <text:p>1.713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7169">
                <text:p>1.71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71981">
                <text:p>1.719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72272">
                <text:p>1.7227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72563">
                <text:p>1.725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72854">
                <text:p>1.7285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731935">
                <text:p>1.7319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734845">
                <text:p>1.7348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737755">
                <text:p>1.7377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739695">
                <text:p>1.7396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742605">
                <text:p>1.7426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745515">
                <text:p>1.7455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74794">
                <text:p>1.747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75085">
                <text:p>1.750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75376">
                <text:p>1.753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7557">
                <text:p>1.75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75861">
                <text:p>1.7586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76055">
                <text:p>1.760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763945">
                <text:p>1.7639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765885">
                <text:p>1.7658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768795">
                <text:p>1.7687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770735">
                <text:p>1.7707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773645">
                <text:p>1.7736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775585">
                <text:p>1.7755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77898">
                <text:p>1.778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78092">
                <text:p>1.780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78286">
                <text:p>1.782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78577">
                <text:p>1.785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78771">
                <text:p>1.787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78965">
                <text:p>1.789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79159">
                <text:p>1.791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79353">
                <text:p>1.793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796925">
                <text:p>1.7969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798865">
                <text:p>1.7988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800805">
                <text:p>1.8008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802745">
                <text:p>1.8027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804685">
                <text:p>1.8046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806625">
                <text:p>1.8066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808565">
                <text:p>1.8085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81099">
                <text:p>1.810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81293">
                <text:p>1.812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81487">
                <text:p>1.814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81681">
                <text:p>1.816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81875">
                <text:p>1.818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82069">
                <text:p>1.820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82263">
                <text:p>1.822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82457">
                <text:p>1.824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82554">
                <text:p>1.825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827965">
                <text:p>1.8279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829905">
                <text:p>1.8299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831845">
                <text:p>1.8318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833785">
                <text:p>1.8337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834755">
                <text:p>1.8347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836695">
                <text:p>1.8366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838635">
                <text:p>1.8386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840575">
                <text:p>1.8405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841545">
                <text:p>1.8415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84397">
                <text:p>1.843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84591">
                <text:p>1.845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84688">
                <text:p>1.846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84882">
                <text:p>1.848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84979">
                <text:p>1.849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85173">
                <text:p>1.851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85367">
                <text:p>1.853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85464">
                <text:p>1.854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85658">
                <text:p>1.856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85755">
                <text:p>1.857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859975">
                <text:p>1.8599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860945">
                <text:p>1.8609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862885">
                <text:p>1.8628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863855">
                <text:p>1.8638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865795">
                <text:p>1.8657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866765">
                <text:p>1.8667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867735">
                <text:p>1.8677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869675">
                <text:p>1.8696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870645">
                <text:p>1.8706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872585">
                <text:p>1.8725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873555">
                <text:p>1.8735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874525">
                <text:p>1.8745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87695">
                <text:p>1.876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87792">
                <text:p>1.877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87889">
                <text:p>1.878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88083">
                <text:p>1.880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8818">
                <text:p>1.88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88277">
                <text:p>1.882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88374">
                <text:p>1.883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88568">
                <text:p>1.885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88665">
                <text:p>1.886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88762">
                <text:p>1.887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88859">
                <text:p>1.888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88956">
                <text:p>1.889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891985">
                <text:p>1.8919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892955">
                <text:p>1.8929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893925">
                <text:p>1.8939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894895">
                <text:p>1.8948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895865">
                <text:p>1.8958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896835">
                <text:p>1.8968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897805">
                <text:p>1.8978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898775">
                <text:p>1.8987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899745">
                <text:p>1.8997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901685">
                <text:p>1.9016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902655">
                <text:p>1.9026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903625">
                <text:p>1.9036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904595">
                <text:p>1.9045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905565">
                <text:p>1.9055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906535">
                <text:p>1.9065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90799">
                <text:p>1.907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90896">
                <text:p>1.908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90993">
                <text:p>1.909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9109">
                <text:p>1.91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91187">
                <text:p>1.911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91187">
                <text:p>1.911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91284">
                <text:p>1.912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91381">
                <text:p>1.913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91478">
                <text:p>1.914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91575">
                <text:p>1.915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91672">
                <text:p>1.916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91769">
                <text:p>1.917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91866">
                <text:p>1.918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91963">
                <text:p>1.919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91963">
                <text:p>1.919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9206">
                <text:p>1.92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92157">
                <text:p>1.921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92254">
                <text:p>1.9225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923995">
                <text:p>1.9239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923995">
                <text:p>1.9239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924965">
                <text:p>1.9249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925935">
                <text:p>1.9259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926905">
                <text:p>1.9269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927875">
                <text:p>1.9278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927875">
                <text:p>1.9278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928845">
                <text:p>1.9288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929815">
                <text:p>1.9298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930785">
                <text:p>1.9307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930785">
                <text:p>1.9307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931755">
                <text:p>1.9317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932725">
                <text:p>1.9327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932725">
                <text:p>1.9327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933695">
                <text:p>1.9336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934665">
                <text:p>1.9346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935635">
                <text:p>1.9356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935635">
                <text:p>1.9356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936605">
                <text:p>1.9366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937575">
                <text:p>1.9375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937575">
                <text:p>1.9375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938545">
                <text:p>1.9385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939515">
                <text:p>1.9395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939515">
                <text:p>1.9395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94097">
                <text:p>1.940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94097">
                <text:p>1.940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94194">
                <text:p>1.941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94291">
                <text:p>1.942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94291">
                <text:p>1.942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94388">
                <text:p>1.943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94388">
                <text:p>1.943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94485">
                <text:p>1.944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94582">
                <text:p>1.945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94582">
                <text:p>1.945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94679">
                <text:p>1.946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94679">
                <text:p>1.946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94776">
                <text:p>1.947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94873">
                <text:p>1.948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94873">
                <text:p>1.9487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9497">
                <text:p>1.949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9497">
                <text:p>1.94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95067">
                <text:p>1.950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95067">
                <text:p>1.950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95164">
                <text:p>1.951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95164">
                <text:p>1.951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95261">
                <text:p>1.952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95261">
                <text:p>1.9526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95358">
                <text:p>1.953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95358">
                <text:p>1.953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95455">
                <text:p>1.954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95455">
                <text:p>1.954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95552">
                <text:p>1.955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95552">
                <text:p>1.9555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95552">
                <text:p>1.955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956975">
                <text:p>1.9569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956975">
                <text:p>1.9569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957945">
                <text:p>1.9579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957945">
                <text:p>1.9579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958915">
                <text:p>1.9589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958915">
                <text:p>1.9589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959885">
                <text:p>1.95988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959885">
                <text:p>1.95988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959885">
                <text:p>1.95988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960855">
                <text:p>1.9608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960855">
                <text:p>1.9608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961825">
                <text:p>1.9618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961825">
                <text:p>1.9618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961825">
                <text:p>1.9618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962795">
                <text:p>1.9627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962795">
                <text:p>1.9627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963765">
                <text:p>1.96376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963765">
                <text:p>1.9637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963765">
                <text:p>1.9637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964735">
                <text:p>1.9647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964735">
                <text:p>1.96473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965705">
                <text:p>1.9657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965705">
                <text:p>1.9657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965705">
                <text:p>1.9657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966675">
                <text:p>1.9666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966675">
                <text:p>1.9666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967645">
                <text:p>1.96764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967645">
                <text:p>1.96764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967645">
                <text:p>1.96764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967645">
                <text:p>1.9676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968615">
                <text:p>1.9686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968615">
                <text:p>1.9686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968615">
                <text:p>1.9686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969585">
                <text:p>1.9695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969585">
                <text:p>1.96958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969585">
                <text:p>1.9695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969585">
                <text:p>1.96958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970555">
                <text:p>1.9705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970555">
                <text:p>1.9705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970555">
                <text:p>1.9705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971525">
                <text:p>1.9715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971525">
                <text:p>1.9715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971525">
                <text:p>1.9715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97298">
                <text:p>1.972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97298">
                <text:p>1.972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97298">
                <text:p>1.9729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97298">
                <text:p>1.972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97395">
                <text:p>1.9739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97395">
                <text:p>1.9739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97395">
                <text:p>1.9739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97492">
                <text:p>1.9749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97492">
                <text:p>1.9749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97492">
                <text:p>1.974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97589">
                <text:p>1.9758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97589">
                <text:p>1.9758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97589">
                <text:p>1.9758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97589">
                <text:p>1.975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97686">
                <text:p>1.9768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97686">
                <text:p>1.9768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97686">
                <text:p>1.976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97686">
                <text:p>1.9768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97783">
                <text:p>1.9778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97783">
                <text:p>1.977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97783">
                <text:p>1.9778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97783">
                <text:p>1.9778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97783">
                <text:p>1.977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9788">
                <text:p>1.97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9788">
                <text:p>1.97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9788">
                <text:p>1.97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9788">
                <text:p>1.978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9788">
                <text:p>1.978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97977">
                <text:p>1.9797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97977">
                <text:p>1.979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97977">
                <text:p>1.9797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97977">
                <text:p>1.9797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97977">
                <text:p>1.9797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98074">
                <text:p>1.9807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98074">
                <text:p>1.9807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98074">
                <text:p>1.980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98074">
                <text:p>1.9807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98074">
                <text:p>1.9807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98171">
                <text:p>1.9817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98171">
                <text:p>1.9817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98171">
                <text:p>1.9817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98171">
                <text:p>1.981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98171">
                <text:p>1.9817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98268">
                <text:p>1.9826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98268">
                <text:p>1.9826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98268">
                <text:p>1.9826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98268">
                <text:p>1.982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98268">
                <text:p>1.9826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98365">
                <text:p>1.983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98365">
                <text:p>1.9836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98365">
                <text:p>1.983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98365">
                <text:p>1.9836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98365">
                <text:p>1.983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98462">
                <text:p>1.9846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98462">
                <text:p>1.9846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98462">
                <text:p>1.9846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98462">
                <text:p>1.9846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98462">
                <text:p>1.984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98559">
                <text:p>1.9855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98559">
                <text:p>1.9855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98559">
                <text:p>1.985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98559">
                <text:p>1.9855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98559">
                <text:p>1.9855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995775">
                <text:p>1.9957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legend chart:legend-position="end" svg:x="14.41cm" svg:y="4.203cm" style:legend-expansion="high" chart:style-name="ch2"/>
        <chart:plot-area chart:style-name="ch3" table:cell-range-address="log_pose_20210625_102014.E2:log_pose_20210625_102014.F770 log_pose_20210625_102014.F1:log_pose_20210625_102014.F1" chart:data-source-has-labels="row" svg:x="0.319cm" svg:y="0.18cm" svg:width="13.772cm" svg:height="8.645cm">
          <chartooo:coordinate-region svg:x="1.046cm" svg:y="0.379cm" svg:width="12.80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_pose_20210625_102014.F2:log_pose_20210625_102014.F770" chart:label-cell-address="log_pose_20210625_102014.F1:log_pose_20210625_102014.F1" chart:class="chart:scatter">
            <chart:domain table:cell-range-address="log_pose_20210625_102014.E2:log_pose_20210625_102014.E770"/>
            <chart:data-point chart:repeated="7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Y</text:p>
                <draw:g>
                  <svg:desc>log_pose_20210625_102014.F1:log_pose_20210625_102014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_pose_20210625_102014.E2:log_pose_20210625_102014.E770</svg:desc>
                </draw:g>
              </table:table-cell>
              <table:table-cell office:value-type="float" office:value="0">
                <text:p>0</text:p>
                <draw:g>
                  <svg:desc>log_pose_20210625_102014.F2:log_pose_20210625_102014.F7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97">
                <text:p>0.00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91">
                <text:p>0.00291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582">
                <text:p>0.00582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873">
                <text:p>0.00873</text:p>
              </table:table-cell>
              <table:table-cell office:value-type="float" office:value="0.00388">
                <text:p>0.003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261">
                <text:p>0.01261</text:p>
              </table:table-cell>
              <table:table-cell office:value-type="float" office:value="0.00582">
                <text:p>0.005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7945">
                <text:p>0.017945</text:p>
              </table:table-cell>
              <table:table-cell office:value-type="float" office:value="0.00776">
                <text:p>0.007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0855">
                <text:p>0.020855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5705">
                <text:p>0.025705</text:p>
              </table:table-cell>
              <table:table-cell office:value-type="float" office:value="0.01261">
                <text:p>0.012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298">
                <text:p>0.03298</text:p>
              </table:table-cell>
              <table:table-cell office:value-type="float" office:value="0.017945">
                <text:p>0.0179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88">
                <text:p>0.0388</text:p>
              </table:table-cell>
              <table:table-cell office:value-type="float" office:value="0.023765">
                <text:p>0.0237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559">
                <text:p>0.04559</text:p>
              </table:table-cell>
              <table:table-cell office:value-type="float" office:value="0.029585">
                <text:p>0.0295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3835">
                <text:p>0.053835</text:p>
              </table:table-cell>
              <table:table-cell office:value-type="float" office:value="0.03686">
                <text:p>0.036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0625">
                <text:p>0.060625</text:p>
              </table:table-cell>
              <table:table-cell office:value-type="float" office:value="0.04462">
                <text:p>0.044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887">
                <text:p>0.06887</text:p>
              </table:table-cell>
              <table:table-cell office:value-type="float" office:value="0.053835">
                <text:p>0.0538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7566">
                <text:p>0.07566</text:p>
              </table:table-cell>
              <table:table-cell office:value-type="float" office:value="0.063535">
                <text:p>0.0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3905">
                <text:p>0.083905</text:p>
              </table:table-cell>
              <table:table-cell office:value-type="float" office:value="0.07372">
                <text:p>0.073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91665">
                <text:p>0.091665</text:p>
              </table:table-cell>
              <table:table-cell office:value-type="float" office:value="0.084875">
                <text:p>0.0848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894">
                <text:p>0.09894</text:p>
              </table:table-cell>
              <table:table-cell office:value-type="float" office:value="0.096515">
                <text:p>0.0965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0573">
                <text:p>0.10573</text:p>
              </table:table-cell>
              <table:table-cell office:value-type="float" office:value="0.10961">
                <text:p>0.109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252">
                <text:p>0.11252</text:p>
              </table:table-cell>
              <table:table-cell office:value-type="float" office:value="0.122705">
                <text:p>0.1227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8825">
                <text:p>0.118825</text:p>
              </table:table-cell>
              <table:table-cell office:value-type="float" office:value="0.13677">
                <text:p>0.136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24645">
                <text:p>0.124645</text:p>
              </table:table-cell>
              <table:table-cell office:value-type="float" office:value="0.150835">
                <text:p>0.1508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3095">
                <text:p>0.13095</text:p>
              </table:table-cell>
              <table:table-cell office:value-type="float" office:value="0.16587">
                <text:p>0.165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3677">
                <text:p>0.13677</text:p>
              </table:table-cell>
              <table:table-cell office:value-type="float" office:value="0.180905">
                <text:p>0.1809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4162">
                <text:p>0.14162</text:p>
              </table:table-cell>
              <table:table-cell office:value-type="float" office:value="0.19691">
                <text:p>0.196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45985">
                <text:p>0.145985</text:p>
              </table:table-cell>
              <table:table-cell office:value-type="float" office:value="0.211945">
                <text:p>0.2119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50835">
                <text:p>0.150835</text:p>
              </table:table-cell>
              <table:table-cell office:value-type="float" office:value="0.22795">
                <text:p>0.227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53745">
                <text:p>0.153745</text:p>
              </table:table-cell>
              <table:table-cell office:value-type="float" office:value="0.244925">
                <text:p>0.2449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57625">
                <text:p>0.157625</text:p>
              </table:table-cell>
              <table:table-cell office:value-type="float" office:value="0.26093">
                <text:p>0.260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0535">
                <text:p>0.160535</text:p>
              </table:table-cell>
              <table:table-cell office:value-type="float" office:value="0.276935">
                <text:p>0.2769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6393">
                <text:p>0.16393</text:p>
              </table:table-cell>
              <table:table-cell office:value-type="float" office:value="0.29391">
                <text:p>0.293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6587">
                <text:p>0.16587</text:p>
              </table:table-cell>
              <table:table-cell office:value-type="float" office:value="0.310885">
                <text:p>0.3108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6781">
                <text:p>0.16781</text:p>
              </table:table-cell>
              <table:table-cell office:value-type="float" office:value="0.32786">
                <text:p>0.327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6975">
                <text:p>0.16975</text:p>
              </table:table-cell>
              <table:table-cell office:value-type="float" office:value="0.343865">
                <text:p>0.3438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7072">
                <text:p>0.17072</text:p>
              </table:table-cell>
              <table:table-cell office:value-type="float" office:value="0.36084">
                <text:p>0.360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7266">
                <text:p>0.17266</text:p>
              </table:table-cell>
              <table:table-cell office:value-type="float" office:value="0.377815">
                <text:p>0.3778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7363">
                <text:p>0.17363</text:p>
              </table:table-cell>
              <table:table-cell office:value-type="float" office:value="0.39382">
                <text:p>0.393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7363">
                <text:p>0.17363</text:p>
              </table:table-cell>
              <table:table-cell office:value-type="float" office:value="0.410795">
                <text:p>0.4107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746">
                <text:p>0.1746</text:p>
              </table:table-cell>
              <table:table-cell office:value-type="float" office:value="0.4268">
                <text:p>0.42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746">
                <text:p>0.1746</text:p>
              </table:table-cell>
              <table:table-cell office:value-type="float" office:value="0.442805">
                <text:p>0.4428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746">
                <text:p>0.1746</text:p>
              </table:table-cell>
              <table:table-cell office:value-type="float" office:value="0.45881">
                <text:p>0.458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746">
                <text:p>0.1746</text:p>
              </table:table-cell>
              <table:table-cell office:value-type="float" office:value="0.475785">
                <text:p>0.4757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746">
                <text:p>0.1746</text:p>
              </table:table-cell>
              <table:table-cell office:value-type="float" office:value="0.49179">
                <text:p>0.491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74115">
                <text:p>0.174115</text:p>
              </table:table-cell>
              <table:table-cell office:value-type="float" office:value="0.506825">
                <text:p>0.5068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74115">
                <text:p>0.174115</text:p>
              </table:table-cell>
              <table:table-cell office:value-type="float" office:value="0.52283">
                <text:p>0.522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73145">
                <text:p>0.173145</text:p>
              </table:table-cell>
              <table:table-cell office:value-type="float" office:value="0.538835">
                <text:p>0.5388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73145">
                <text:p>0.173145</text:p>
              </table:table-cell>
              <table:table-cell office:value-type="float" office:value="0.55387">
                <text:p>0.553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72175">
                <text:p>0.172175</text:p>
              </table:table-cell>
              <table:table-cell office:value-type="float" office:value="0.568905">
                <text:p>0.5689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71205">
                <text:p>0.171205</text:p>
              </table:table-cell>
              <table:table-cell office:value-type="float" office:value="0.58394">
                <text:p>0.583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70235">
                <text:p>0.170235</text:p>
              </table:table-cell>
              <table:table-cell office:value-type="float" office:value="0.598975">
                <text:p>0.5989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9265">
                <text:p>0.169265</text:p>
              </table:table-cell>
              <table:table-cell office:value-type="float" office:value="0.613525">
                <text:p>0.6135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68295">
                <text:p>0.168295</text:p>
              </table:table-cell>
              <table:table-cell office:value-type="float" office:value="0.62856">
                <text:p>0.628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66355">
                <text:p>0.166355</text:p>
              </table:table-cell>
              <table:table-cell office:value-type="float" office:value="0.642625">
                <text:p>0.6426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65385">
                <text:p>0.165385</text:p>
              </table:table-cell>
              <table:table-cell office:value-type="float" office:value="0.65669">
                <text:p>0.656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64415">
                <text:p>0.164415</text:p>
              </table:table-cell>
              <table:table-cell office:value-type="float" office:value="0.671725">
                <text:p>0.6717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63445">
                <text:p>0.163445</text:p>
              </table:table-cell>
              <table:table-cell office:value-type="float" office:value="0.68579">
                <text:p>0.685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102">
                <text:p>0.16102</text:p>
              </table:table-cell>
              <table:table-cell office:value-type="float" office:value="0.699855">
                <text:p>0.6998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6005">
                <text:p>0.16005</text:p>
              </table:table-cell>
              <table:table-cell office:value-type="float" office:value="0.71295">
                <text:p>0.712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811">
                <text:p>0.15811</text:p>
              </table:table-cell>
              <table:table-cell office:value-type="float" office:value="0.72653">
                <text:p>0.726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714">
                <text:p>0.15714</text:p>
              </table:table-cell>
              <table:table-cell office:value-type="float" office:value="0.739625">
                <text:p>0.7396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617">
                <text:p>0.15617</text:p>
              </table:table-cell>
              <table:table-cell office:value-type="float" office:value="0.75369">
                <text:p>0.753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423">
                <text:p>0.15423</text:p>
              </table:table-cell>
              <table:table-cell office:value-type="float" office:value="0.766785">
                <text:p>0.7667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326">
                <text:p>0.15326</text:p>
              </table:table-cell>
              <table:table-cell office:value-type="float" office:value="0.77988">
                <text:p>0.779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132">
                <text:p>0.15132</text:p>
              </table:table-cell>
              <table:table-cell office:value-type="float" office:value="0.792975">
                <text:p>0.7929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035">
                <text:p>0.15035</text:p>
              </table:table-cell>
              <table:table-cell office:value-type="float" office:value="0.804615">
                <text:p>0.8046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4938">
                <text:p>0.14938</text:p>
              </table:table-cell>
              <table:table-cell office:value-type="float" office:value="0.81771">
                <text:p>0.817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4744">
                <text:p>0.14744</text:p>
              </table:table-cell>
              <table:table-cell office:value-type="float" office:value="0.829835">
                <text:p>0.8298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4647">
                <text:p>0.14647</text:p>
              </table:table-cell>
              <table:table-cell office:value-type="float" office:value="0.84293">
                <text:p>0.842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44045">
                <text:p>0.144045</text:p>
              </table:table-cell>
              <table:table-cell office:value-type="float" office:value="0.85457">
                <text:p>0.854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43075">
                <text:p>0.143075</text:p>
              </table:table-cell>
              <table:table-cell office:value-type="float" office:value="0.866695">
                <text:p>0.8666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41135">
                <text:p>0.141135</text:p>
              </table:table-cell>
              <table:table-cell office:value-type="float" office:value="0.87882">
                <text:p>0.878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40165">
                <text:p>0.140165</text:p>
              </table:table-cell>
              <table:table-cell office:value-type="float" office:value="0.890945">
                <text:p>0.8909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38225">
                <text:p>0.138225</text:p>
              </table:table-cell>
              <table:table-cell office:value-type="float" office:value="0.901615">
                <text:p>0.9016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37255">
                <text:p>0.137255</text:p>
              </table:table-cell>
              <table:table-cell office:value-type="float" office:value="0.91374">
                <text:p>0.913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35315">
                <text:p>0.135315</text:p>
              </table:table-cell>
              <table:table-cell office:value-type="float" office:value="0.924895">
                <text:p>0.9248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34345">
                <text:p>0.134345</text:p>
              </table:table-cell>
              <table:table-cell office:value-type="float" office:value="0.936535">
                <text:p>0.9365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33375">
                <text:p>0.133375</text:p>
              </table:table-cell>
              <table:table-cell office:value-type="float" office:value="0.94769">
                <text:p>0.947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31435">
                <text:p>0.131435</text:p>
              </table:table-cell>
              <table:table-cell office:value-type="float" office:value="0.958845">
                <text:p>0.9588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30465">
                <text:p>0.130465</text:p>
              </table:table-cell>
              <table:table-cell office:value-type="float" office:value="0.969515">
                <text:p>0.9695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2804">
                <text:p>0.12804</text:p>
              </table:table-cell>
              <table:table-cell office:value-type="float" office:value="0.98067">
                <text:p>0.980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2707">
                <text:p>0.12707</text:p>
              </table:table-cell>
              <table:table-cell office:value-type="float" office:value="0.990855">
                <text:p>0.9908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2513">
                <text:p>0.12513</text:p>
              </table:table-cell>
              <table:table-cell office:value-type="float" office:value="1.001525">
                <text:p>1.0015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2416">
                <text:p>0.12416</text:p>
              </table:table-cell>
              <table:table-cell office:value-type="float" office:value="1.01268">
                <text:p>1.012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2319">
                <text:p>0.12319</text:p>
              </table:table-cell>
              <table:table-cell office:value-type="float" office:value="1.022865">
                <text:p>1.0228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2125">
                <text:p>0.12125</text:p>
              </table:table-cell>
              <table:table-cell office:value-type="float" office:value="1.032565">
                <text:p>1.0325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2028">
                <text:p>0.12028</text:p>
              </table:table-cell>
              <table:table-cell office:value-type="float" office:value="1.04372">
                <text:p>1.043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1834">
                <text:p>0.11834</text:p>
              </table:table-cell>
              <table:table-cell office:value-type="float" office:value="1.053905">
                <text:p>1.0539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1737">
                <text:p>0.11737</text:p>
              </table:table-cell>
              <table:table-cell office:value-type="float" office:value="1.063605">
                <text:p>1.0636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164">
                <text:p>0.1164</text:p>
              </table:table-cell>
              <table:table-cell office:value-type="float" office:value="1.07379">
                <text:p>1.073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1446">
                <text:p>0.11446</text:p>
              </table:table-cell>
              <table:table-cell office:value-type="float" office:value="1.08252">
                <text:p>1.082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13005">
                <text:p>0.113005</text:p>
              </table:table-cell>
              <table:table-cell office:value-type="float" office:value="1.092705">
                <text:p>1.0927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12035">
                <text:p>0.112035</text:p>
              </table:table-cell>
              <table:table-cell office:value-type="float" office:value="1.10192">
                <text:p>1.101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11065">
                <text:p>0.111065</text:p>
              </table:table-cell>
              <table:table-cell office:value-type="float" office:value="1.11162">
                <text:p>1.111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09125">
                <text:p>0.109125</text:p>
              </table:table-cell>
              <table:table-cell office:value-type="float" office:value="1.120835">
                <text:p>1.1208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08155">
                <text:p>0.108155</text:p>
              </table:table-cell>
              <table:table-cell office:value-type="float" office:value="1.129565">
                <text:p>1.1295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07185">
                <text:p>0.107185</text:p>
              </table:table-cell>
              <table:table-cell office:value-type="float" office:value="1.13878">
                <text:p>1.138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06215">
                <text:p>0.106215</text:p>
              </table:table-cell>
              <table:table-cell office:value-type="float" office:value="1.148965">
                <text:p>1.1489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05245">
                <text:p>0.105245</text:p>
              </table:table-cell>
              <table:table-cell office:value-type="float" office:value="1.157695">
                <text:p>1.1576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04275">
                <text:p>0.104275</text:p>
              </table:table-cell>
              <table:table-cell office:value-type="float" office:value="1.16594">
                <text:p>1.165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03305">
                <text:p>0.103305</text:p>
              </table:table-cell>
              <table:table-cell office:value-type="float" office:value="1.17467">
                <text:p>1.174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02335">
                <text:p>0.102335</text:p>
              </table:table-cell>
              <table:table-cell office:value-type="float" office:value="1.183885">
                <text:p>1.1838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01365">
                <text:p>0.101365</text:p>
              </table:table-cell>
              <table:table-cell office:value-type="float" office:value="1.192615">
                <text:p>1.1926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00395">
                <text:p>0.100395</text:p>
              </table:table-cell>
              <table:table-cell office:value-type="float" office:value="1.20086">
                <text:p>1.200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98455">
                <text:p>0.098455</text:p>
              </table:table-cell>
              <table:table-cell office:value-type="float" office:value="1.20959">
                <text:p>1.209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97">
                <text:p>0.097</text:p>
              </table:table-cell>
              <table:table-cell office:value-type="float" office:value="1.217835">
                <text:p>1.2178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9603">
                <text:p>0.09603</text:p>
              </table:table-cell>
              <table:table-cell office:value-type="float" office:value="1.225595">
                <text:p>1.2255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9506">
                <text:p>0.09506</text:p>
              </table:table-cell>
              <table:table-cell office:value-type="float" office:value="1.23384">
                <text:p>1.233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9409">
                <text:p>0.09409</text:p>
              </table:table-cell>
              <table:table-cell office:value-type="float" office:value="1.2416">
                <text:p>1.24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9312">
                <text:p>0.09312</text:p>
              </table:table-cell>
              <table:table-cell office:value-type="float" office:value="1.250815">
                <text:p>1.2508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9312">
                <text:p>0.09312</text:p>
              </table:table-cell>
              <table:table-cell office:value-type="float" office:value="1.258575">
                <text:p>1.2585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9215">
                <text:p>0.09215</text:p>
              </table:table-cell>
              <table:table-cell office:value-type="float" office:value="1.26585">
                <text:p>1.265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9118">
                <text:p>0.09118</text:p>
              </table:table-cell>
              <table:table-cell office:value-type="float" office:value="1.27361">
                <text:p>1.273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9021">
                <text:p>0.09021</text:p>
              </table:table-cell>
              <table:table-cell office:value-type="float" office:value="1.281855">
                <text:p>1.2818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8924">
                <text:p>0.08924</text:p>
              </table:table-cell>
              <table:table-cell office:value-type="float" office:value="1.288645">
                <text:p>1.2886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827">
                <text:p>0.08827</text:p>
              </table:table-cell>
              <table:table-cell office:value-type="float" office:value="1.29689">
                <text:p>1.296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873">
                <text:p>0.0873</text:p>
              </table:table-cell>
              <table:table-cell office:value-type="float" office:value="1.30368">
                <text:p>1.303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8633">
                <text:p>0.08633</text:p>
              </table:table-cell>
              <table:table-cell office:value-type="float" office:value="1.311925">
                <text:p>1.3119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8536">
                <text:p>0.08536</text:p>
              </table:table-cell>
              <table:table-cell office:value-type="float" office:value="1.318715">
                <text:p>1.3187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8439">
                <text:p>0.08439</text:p>
              </table:table-cell>
              <table:table-cell office:value-type="float" office:value="1.32599">
                <text:p>1.325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342">
                <text:p>0.08342</text:p>
              </table:table-cell>
              <table:table-cell office:value-type="float" office:value="1.33278">
                <text:p>1.332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8245">
                <text:p>0.08245</text:p>
              </table:table-cell>
              <table:table-cell office:value-type="float" office:value="1.33957">
                <text:p>1.339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8245">
                <text:p>0.08245</text:p>
              </table:table-cell>
              <table:table-cell office:value-type="float" office:value="1.346845">
                <text:p>1.3468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8148">
                <text:p>0.08148</text:p>
              </table:table-cell>
              <table:table-cell office:value-type="float" office:value="1.353635">
                <text:p>1.3536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80025">
                <text:p>0.080025</text:p>
              </table:table-cell>
              <table:table-cell office:value-type="float" office:value="1.36091">
                <text:p>1.360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79055">
                <text:p>0.079055</text:p>
              </table:table-cell>
              <table:table-cell office:value-type="float" office:value="1.36673">
                <text:p>1.366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78085">
                <text:p>0.078085</text:p>
              </table:table-cell>
              <table:table-cell office:value-type="float" office:value="1.37352">
                <text:p>1.373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78085">
                <text:p>0.078085</text:p>
              </table:table-cell>
              <table:table-cell office:value-type="float" office:value="1.380795">
                <text:p>1.3807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77115">
                <text:p>0.077115</text:p>
              </table:table-cell>
              <table:table-cell office:value-type="float" office:value="1.386615">
                <text:p>1.3866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76145">
                <text:p>0.076145</text:p>
              </table:table-cell>
              <table:table-cell office:value-type="float" office:value="1.39389">
                <text:p>1.393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75175">
                <text:p>0.075175</text:p>
              </table:table-cell>
              <table:table-cell office:value-type="float" office:value="1.39971">
                <text:p>1.399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74205">
                <text:p>0.074205</text:p>
              </table:table-cell>
              <table:table-cell office:value-type="float" office:value="1.40553">
                <text:p>1.405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74205">
                <text:p>0.074205</text:p>
              </table:table-cell>
              <table:table-cell office:value-type="float" office:value="1.412805">
                <text:p>1.4128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73235">
                <text:p>0.073235</text:p>
              </table:table-cell>
              <table:table-cell office:value-type="float" office:value="1.418625">
                <text:p>1.4186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72265">
                <text:p>0.072265</text:p>
              </table:table-cell>
              <table:table-cell office:value-type="float" office:value="1.42493">
                <text:p>1.424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71295">
                <text:p>0.071295</text:p>
              </table:table-cell>
              <table:table-cell office:value-type="float" office:value="1.43075">
                <text:p>1.430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71295">
                <text:p>0.071295</text:p>
              </table:table-cell>
              <table:table-cell office:value-type="float" office:value="1.43657">
                <text:p>1.436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70325">
                <text:p>0.070325</text:p>
              </table:table-cell>
              <table:table-cell office:value-type="float" office:value="1.442875">
                <text:p>1.442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69355">
                <text:p>0.069355</text:p>
              </table:table-cell>
              <table:table-cell office:value-type="float" office:value="1.448695">
                <text:p>1.4486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68385">
                <text:p>0.068385</text:p>
              </table:table-cell>
              <table:table-cell office:value-type="float" office:value="1.454515">
                <text:p>1.4545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68385">
                <text:p>0.068385</text:p>
              </table:table-cell>
              <table:table-cell office:value-type="float" office:value="1.45985">
                <text:p>1.459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67415">
                <text:p>0.067415</text:p>
              </table:table-cell>
              <table:table-cell office:value-type="float" office:value="1.46567">
                <text:p>1.465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66445">
                <text:p>0.066445</text:p>
              </table:table-cell>
              <table:table-cell office:value-type="float" office:value="1.471975">
                <text:p>1.4719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65475">
                <text:p>0.065475</text:p>
              </table:table-cell>
              <table:table-cell office:value-type="float" office:value="1.476825">
                <text:p>1.4768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5475">
                <text:p>0.065475</text:p>
              </table:table-cell>
              <table:table-cell office:value-type="float" office:value="1.482645">
                <text:p>1.4826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6402">
                <text:p>0.06402</text:p>
              </table:table-cell>
              <table:table-cell office:value-type="float" office:value="1.48798">
                <text:p>1.487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6305">
                <text:p>0.06305</text:p>
              </table:table-cell>
              <table:table-cell office:value-type="float" office:value="1.4938">
                <text:p>1.49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6305">
                <text:p>0.06305</text:p>
              </table:table-cell>
              <table:table-cell office:value-type="float" office:value="1.49865">
                <text:p>1.498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6208">
                <text:p>0.06208</text:p>
              </table:table-cell>
              <table:table-cell office:value-type="float" office:value="1.503985">
                <text:p>1.5039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6111">
                <text:p>0.06111</text:p>
              </table:table-cell>
              <table:table-cell office:value-type="float" office:value="1.508835">
                <text:p>1.5088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6111">
                <text:p>0.06111</text:p>
              </table:table-cell>
              <table:table-cell office:value-type="float" office:value="1.514655">
                <text:p>1.5146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6014">
                <text:p>0.06014</text:p>
              </table:table-cell>
              <table:table-cell office:value-type="float" office:value="1.51999">
                <text:p>1.519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5917">
                <text:p>0.05917</text:p>
              </table:table-cell>
              <table:table-cell office:value-type="float" office:value="1.52484">
                <text:p>1.524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5917">
                <text:p>0.05917</text:p>
              </table:table-cell>
              <table:table-cell office:value-type="float" office:value="1.52969">
                <text:p>1.529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582">
                <text:p>0.0582</text:p>
              </table:table-cell>
              <table:table-cell office:value-type="float" office:value="1.53454">
                <text:p>1.534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5723">
                <text:p>0.05723</text:p>
              </table:table-cell>
              <table:table-cell office:value-type="float" office:value="1.539875">
                <text:p>1.539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5723">
                <text:p>0.05723</text:p>
              </table:table-cell>
              <table:table-cell office:value-type="float" office:value="1.544725">
                <text:p>1.5447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5626">
                <text:p>0.05626</text:p>
              </table:table-cell>
              <table:table-cell office:value-type="float" office:value="1.548605">
                <text:p>1.5486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5529">
                <text:p>0.05529</text:p>
              </table:table-cell>
              <table:table-cell office:value-type="float" office:value="1.55394">
                <text:p>1.553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5529">
                <text:p>0.05529</text:p>
              </table:table-cell>
              <table:table-cell office:value-type="float" office:value="1.55879">
                <text:p>1.558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5432">
                <text:p>0.05432</text:p>
              </table:table-cell>
              <table:table-cell office:value-type="float" office:value="1.56267">
                <text:p>1.562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5432">
                <text:p>0.05432</text:p>
              </table:table-cell>
              <table:table-cell office:value-type="float" office:value="1.56752">
                <text:p>1.567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5335">
                <text:p>0.05335</text:p>
              </table:table-cell>
              <table:table-cell office:value-type="float" office:value="1.572855">
                <text:p>1.5728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5238">
                <text:p>0.05238</text:p>
              </table:table-cell>
              <table:table-cell office:value-type="float" office:value="1.576735">
                <text:p>1.5767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5238">
                <text:p>0.05238</text:p>
              </table:table-cell>
              <table:table-cell office:value-type="float" office:value="1.581585">
                <text:p>1.5815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5141">
                <text:p>0.05141</text:p>
              </table:table-cell>
              <table:table-cell office:value-type="float" office:value="1.58595">
                <text:p>1.585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5141">
                <text:p>0.05141</text:p>
              </table:table-cell>
              <table:table-cell office:value-type="float" office:value="1.58983">
                <text:p>1.589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5044">
                <text:p>0.05044</text:p>
              </table:table-cell>
              <table:table-cell office:value-type="float" office:value="1.59468">
                <text:p>1.594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5044">
                <text:p>0.05044</text:p>
              </table:table-cell>
              <table:table-cell office:value-type="float" office:value="1.59856">
                <text:p>1.598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4947">
                <text:p>0.04947</text:p>
              </table:table-cell>
              <table:table-cell office:value-type="float" office:value="1.602925">
                <text:p>1.6029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4947">
                <text:p>0.04947</text:p>
              </table:table-cell>
              <table:table-cell office:value-type="float" office:value="1.606805">
                <text:p>1.6068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48015">
                <text:p>0.048015</text:p>
              </table:table-cell>
              <table:table-cell office:value-type="float" office:value="1.610685">
                <text:p>1.6106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48015">
                <text:p>0.048015</text:p>
              </table:table-cell>
              <table:table-cell office:value-type="float" office:value="1.615535">
                <text:p>1.6155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47045">
                <text:p>0.047045</text:p>
              </table:table-cell>
              <table:table-cell office:value-type="float" office:value="1.6199">
                <text:p>1.61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47045">
                <text:p>0.047045</text:p>
              </table:table-cell>
              <table:table-cell office:value-type="float" office:value="1.62378">
                <text:p>1.623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46075">
                <text:p>0.046075</text:p>
              </table:table-cell>
              <table:table-cell office:value-type="float" office:value="1.62766">
                <text:p>1.627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6075">
                <text:p>0.046075</text:p>
              </table:table-cell>
              <table:table-cell office:value-type="float" office:value="1.63154">
                <text:p>1.631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45105">
                <text:p>0.045105</text:p>
              </table:table-cell>
              <table:table-cell office:value-type="float" office:value="1.634935">
                <text:p>1.6349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45105">
                <text:p>0.045105</text:p>
              </table:table-cell>
              <table:table-cell office:value-type="float" office:value="1.638815">
                <text:p>1.6388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44135">
                <text:p>0.044135</text:p>
              </table:table-cell>
              <table:table-cell office:value-type="float" office:value="1.642695">
                <text:p>1.6426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44135">
                <text:p>0.044135</text:p>
              </table:table-cell>
              <table:table-cell office:value-type="float" office:value="1.646575">
                <text:p>1.6465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43165">
                <text:p>0.043165</text:p>
              </table:table-cell>
              <table:table-cell office:value-type="float" office:value="1.65094">
                <text:p>1.650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43165">
                <text:p>0.043165</text:p>
              </table:table-cell>
              <table:table-cell office:value-type="float" office:value="1.65385">
                <text:p>1.653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43165">
                <text:p>0.043165</text:p>
              </table:table-cell>
              <table:table-cell office:value-type="float" office:value="1.65773">
                <text:p>1.657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42195">
                <text:p>0.042195</text:p>
              </table:table-cell>
              <table:table-cell office:value-type="float" office:value="1.66161">
                <text:p>1.661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42195">
                <text:p>0.042195</text:p>
              </table:table-cell>
              <table:table-cell office:value-type="float" office:value="1.66452">
                <text:p>1.664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41225">
                <text:p>0.041225</text:p>
              </table:table-cell>
              <table:table-cell office:value-type="float" office:value="1.668885">
                <text:p>1.6688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41225">
                <text:p>0.041225</text:p>
              </table:table-cell>
              <table:table-cell office:value-type="float" office:value="1.671795">
                <text:p>1.6717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40255">
                <text:p>0.040255</text:p>
              </table:table-cell>
              <table:table-cell office:value-type="float" office:value="1.675675">
                <text:p>1.6756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40255">
                <text:p>0.040255</text:p>
              </table:table-cell>
              <table:table-cell office:value-type="float" office:value="1.678585">
                <text:p>1.6785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40255">
                <text:p>0.040255</text:p>
              </table:table-cell>
              <table:table-cell office:value-type="float" office:value="1.68198">
                <text:p>1.681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39285">
                <text:p>0.039285</text:p>
              </table:table-cell>
              <table:table-cell office:value-type="float" office:value="1.68586">
                <text:p>1.685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39285">
                <text:p>0.039285</text:p>
              </table:table-cell>
              <table:table-cell office:value-type="float" office:value="1.68877">
                <text:p>1.688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38315">
                <text:p>0.038315</text:p>
              </table:table-cell>
              <table:table-cell office:value-type="float" office:value="1.69168">
                <text:p>1.691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38315">
                <text:p>0.038315</text:p>
              </table:table-cell>
              <table:table-cell office:value-type="float" office:value="1.69556">
                <text:p>1.695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38315">
                <text:p>0.038315</text:p>
              </table:table-cell>
              <table:table-cell office:value-type="float" office:value="1.698955">
                <text:p>1.6989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37345">
                <text:p>0.037345</text:p>
              </table:table-cell>
              <table:table-cell office:value-type="float" office:value="1.701865">
                <text:p>1.7018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37345">
                <text:p>0.037345</text:p>
              </table:table-cell>
              <table:table-cell office:value-type="float" office:value="1.704775">
                <text:p>1.7047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36375">
                <text:p>0.036375</text:p>
              </table:table-cell>
              <table:table-cell office:value-type="float" office:value="1.707685">
                <text:p>1.7076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36375">
                <text:p>0.036375</text:p>
              </table:table-cell>
              <table:table-cell office:value-type="float" office:value="1.710595">
                <text:p>1.7105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6375">
                <text:p>0.036375</text:p>
              </table:table-cell>
              <table:table-cell office:value-type="float" office:value="1.71399">
                <text:p>1.713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35405">
                <text:p>0.035405</text:p>
              </table:table-cell>
              <table:table-cell office:value-type="float" office:value="1.7169">
                <text:p>1.71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35405">
                <text:p>0.035405</text:p>
              </table:table-cell>
              <table:table-cell office:value-type="float" office:value="1.71981">
                <text:p>1.719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34435">
                <text:p>0.034435</text:p>
              </table:table-cell>
              <table:table-cell office:value-type="float" office:value="1.72272">
                <text:p>1.7227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34435">
                <text:p>0.034435</text:p>
              </table:table-cell>
              <table:table-cell office:value-type="float" office:value="1.72563">
                <text:p>1.725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34435">
                <text:p>0.034435</text:p>
              </table:table-cell>
              <table:table-cell office:value-type="float" office:value="1.72854">
                <text:p>1.7285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33465">
                <text:p>0.033465</text:p>
              </table:table-cell>
              <table:table-cell office:value-type="float" office:value="1.731935">
                <text:p>1.7319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33465">
                <text:p>0.033465</text:p>
              </table:table-cell>
              <table:table-cell office:value-type="float" office:value="1.734845">
                <text:p>1.7348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33465">
                <text:p>0.033465</text:p>
              </table:table-cell>
              <table:table-cell office:value-type="float" office:value="1.737755">
                <text:p>1.7377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3201">
                <text:p>0.03201</text:p>
              </table:table-cell>
              <table:table-cell office:value-type="float" office:value="1.739695">
                <text:p>1.7396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3201">
                <text:p>0.03201</text:p>
              </table:table-cell>
              <table:table-cell office:value-type="float" office:value="1.742605">
                <text:p>1.7426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3104">
                <text:p>0.03104</text:p>
              </table:table-cell>
              <table:table-cell office:value-type="float" office:value="1.745515">
                <text:p>1.7455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3104">
                <text:p>0.03104</text:p>
              </table:table-cell>
              <table:table-cell office:value-type="float" office:value="1.74794">
                <text:p>1.747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3104">
                <text:p>0.03104</text:p>
              </table:table-cell>
              <table:table-cell office:value-type="float" office:value="1.75085">
                <text:p>1.750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3007">
                <text:p>0.03007</text:p>
              </table:table-cell>
              <table:table-cell office:value-type="float" office:value="1.75376">
                <text:p>1.753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3007">
                <text:p>0.03007</text:p>
              </table:table-cell>
              <table:table-cell office:value-type="float" office:value="1.7557">
                <text:p>1.75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3007">
                <text:p>0.03007</text:p>
              </table:table-cell>
              <table:table-cell office:value-type="float" office:value="1.75861">
                <text:p>1.7586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91">
                <text:p>0.0291</text:p>
              </table:table-cell>
              <table:table-cell office:value-type="float" office:value="1.76055">
                <text:p>1.760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91">
                <text:p>0.0291</text:p>
              </table:table-cell>
              <table:table-cell office:value-type="float" office:value="1.763945">
                <text:p>1.7639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91">
                <text:p>0.0291</text:p>
              </table:table-cell>
              <table:table-cell office:value-type="float" office:value="1.765885">
                <text:p>1.7658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813">
                <text:p>0.02813</text:p>
              </table:table-cell>
              <table:table-cell office:value-type="float" office:value="1.768795">
                <text:p>1.7687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813">
                <text:p>0.02813</text:p>
              </table:table-cell>
              <table:table-cell office:value-type="float" office:value="1.770735">
                <text:p>1.7707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813">
                <text:p>0.02813</text:p>
              </table:table-cell>
              <table:table-cell office:value-type="float" office:value="1.773645">
                <text:p>1.7736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716">
                <text:p>0.02716</text:p>
              </table:table-cell>
              <table:table-cell office:value-type="float" office:value="1.775585">
                <text:p>1.7755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716">
                <text:p>0.02716</text:p>
              </table:table-cell>
              <table:table-cell office:value-type="float" office:value="1.77898">
                <text:p>1.778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716">
                <text:p>0.02716</text:p>
              </table:table-cell>
              <table:table-cell office:value-type="float" office:value="1.78092">
                <text:p>1.780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716">
                <text:p>0.02716</text:p>
              </table:table-cell>
              <table:table-cell office:value-type="float" office:value="1.78286">
                <text:p>1.782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619">
                <text:p>0.02619</text:p>
              </table:table-cell>
              <table:table-cell office:value-type="float" office:value="1.78577">
                <text:p>1.785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619">
                <text:p>0.02619</text:p>
              </table:table-cell>
              <table:table-cell office:value-type="float" office:value="1.78771">
                <text:p>1.787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619">
                <text:p>0.02619</text:p>
              </table:table-cell>
              <table:table-cell office:value-type="float" office:value="1.78965">
                <text:p>1.789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522">
                <text:p>0.02522</text:p>
              </table:table-cell>
              <table:table-cell office:value-type="float" office:value="1.79159">
                <text:p>1.791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522">
                <text:p>0.02522</text:p>
              </table:table-cell>
              <table:table-cell office:value-type="float" office:value="1.79353">
                <text:p>1.793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522">
                <text:p>0.02522</text:p>
              </table:table-cell>
              <table:table-cell office:value-type="float" office:value="1.796925">
                <text:p>1.7969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522">
                <text:p>0.02522</text:p>
              </table:table-cell>
              <table:table-cell office:value-type="float" office:value="1.798865">
                <text:p>1.7988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425">
                <text:p>0.02425</text:p>
              </table:table-cell>
              <table:table-cell office:value-type="float" office:value="1.800805">
                <text:p>1.8008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425">
                <text:p>0.02425</text:p>
              </table:table-cell>
              <table:table-cell office:value-type="float" office:value="1.802745">
                <text:p>1.8027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425">
                <text:p>0.02425</text:p>
              </table:table-cell>
              <table:table-cell office:value-type="float" office:value="1.804685">
                <text:p>1.8046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2425">
                <text:p>0.02425</text:p>
              </table:table-cell>
              <table:table-cell office:value-type="float" office:value="1.806625">
                <text:p>1.8066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328">
                <text:p>0.02328</text:p>
              </table:table-cell>
              <table:table-cell office:value-type="float" office:value="1.808565">
                <text:p>1.8085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328">
                <text:p>0.02328</text:p>
              </table:table-cell>
              <table:table-cell office:value-type="float" office:value="1.81099">
                <text:p>1.810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328">
                <text:p>0.02328</text:p>
              </table:table-cell>
              <table:table-cell office:value-type="float" office:value="1.81293">
                <text:p>1.812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2328">
                <text:p>0.02328</text:p>
              </table:table-cell>
              <table:table-cell office:value-type="float" office:value="1.81487">
                <text:p>1.814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231">
                <text:p>0.02231</text:p>
              </table:table-cell>
              <table:table-cell office:value-type="float" office:value="1.81681">
                <text:p>1.816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231">
                <text:p>0.02231</text:p>
              </table:table-cell>
              <table:table-cell office:value-type="float" office:value="1.81875">
                <text:p>1.818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2231">
                <text:p>0.02231</text:p>
              </table:table-cell>
              <table:table-cell office:value-type="float" office:value="1.82069">
                <text:p>1.820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2231">
                <text:p>0.02231</text:p>
              </table:table-cell>
              <table:table-cell office:value-type="float" office:value="1.82263">
                <text:p>1.822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2231">
                <text:p>0.02231</text:p>
              </table:table-cell>
              <table:table-cell office:value-type="float" office:value="1.82457">
                <text:p>1.824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134">
                <text:p>0.02134</text:p>
              </table:table-cell>
              <table:table-cell office:value-type="float" office:value="1.82554">
                <text:p>1.825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2134">
                <text:p>0.02134</text:p>
              </table:table-cell>
              <table:table-cell office:value-type="float" office:value="1.827965">
                <text:p>1.8279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134">
                <text:p>0.02134</text:p>
              </table:table-cell>
              <table:table-cell office:value-type="float" office:value="1.829905">
                <text:p>1.8299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134">
                <text:p>0.02134</text:p>
              </table:table-cell>
              <table:table-cell office:value-type="float" office:value="1.831845">
                <text:p>1.8318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2037">
                <text:p>0.02037</text:p>
              </table:table-cell>
              <table:table-cell office:value-type="float" office:value="1.833785">
                <text:p>1.8337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2037">
                <text:p>0.02037</text:p>
              </table:table-cell>
              <table:table-cell office:value-type="float" office:value="1.834755">
                <text:p>1.8347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037">
                <text:p>0.02037</text:p>
              </table:table-cell>
              <table:table-cell office:value-type="float" office:value="1.836695">
                <text:p>1.8366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037">
                <text:p>0.02037</text:p>
              </table:table-cell>
              <table:table-cell office:value-type="float" office:value="1.838635">
                <text:p>1.8386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037">
                <text:p>0.02037</text:p>
              </table:table-cell>
              <table:table-cell office:value-type="float" office:value="1.840575">
                <text:p>1.8405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94">
                <text:p>0.0194</text:p>
              </table:table-cell>
              <table:table-cell office:value-type="float" office:value="1.841545">
                <text:p>1.8415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94">
                <text:p>0.0194</text:p>
              </table:table-cell>
              <table:table-cell office:value-type="float" office:value="1.84397">
                <text:p>1.843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94">
                <text:p>0.0194</text:p>
              </table:table-cell>
              <table:table-cell office:value-type="float" office:value="1.84591">
                <text:p>1.845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94">
                <text:p>0.0194</text:p>
              </table:table-cell>
              <table:table-cell office:value-type="float" office:value="1.84688">
                <text:p>1.846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843">
                <text:p>0.01843</text:p>
              </table:table-cell>
              <table:table-cell office:value-type="float" office:value="1.84882">
                <text:p>1.848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843">
                <text:p>0.01843</text:p>
              </table:table-cell>
              <table:table-cell office:value-type="float" office:value="1.84979">
                <text:p>1.849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1843">
                <text:p>0.01843</text:p>
              </table:table-cell>
              <table:table-cell office:value-type="float" office:value="1.85173">
                <text:p>1.851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843">
                <text:p>0.01843</text:p>
              </table:table-cell>
              <table:table-cell office:value-type="float" office:value="1.85367">
                <text:p>1.853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1843">
                <text:p>0.01843</text:p>
              </table:table-cell>
              <table:table-cell office:value-type="float" office:value="1.85464">
                <text:p>1.854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1746">
                <text:p>0.01746</text:p>
              </table:table-cell>
              <table:table-cell office:value-type="float" office:value="1.85658">
                <text:p>1.856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746">
                <text:p>0.01746</text:p>
              </table:table-cell>
              <table:table-cell office:value-type="float" office:value="1.85755">
                <text:p>1.857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1746">
                <text:p>0.01746</text:p>
              </table:table-cell>
              <table:table-cell office:value-type="float" office:value="1.859975">
                <text:p>1.8599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746">
                <text:p>0.01746</text:p>
              </table:table-cell>
              <table:table-cell office:value-type="float" office:value="1.860945">
                <text:p>1.8609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1746">
                <text:p>0.01746</text:p>
              </table:table-cell>
              <table:table-cell office:value-type="float" office:value="1.862885">
                <text:p>1.8628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16005">
                <text:p>0.016005</text:p>
              </table:table-cell>
              <table:table-cell office:value-type="float" office:value="1.863855">
                <text:p>1.8638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16005">
                <text:p>0.016005</text:p>
              </table:table-cell>
              <table:table-cell office:value-type="float" office:value="1.865795">
                <text:p>1.8657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6005">
                <text:p>0.016005</text:p>
              </table:table-cell>
              <table:table-cell office:value-type="float" office:value="1.866765">
                <text:p>1.8667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16005">
                <text:p>0.016005</text:p>
              </table:table-cell>
              <table:table-cell office:value-type="float" office:value="1.867735">
                <text:p>1.8677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16005">
                <text:p>0.016005</text:p>
              </table:table-cell>
              <table:table-cell office:value-type="float" office:value="1.869675">
                <text:p>1.8696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6005">
                <text:p>0.016005</text:p>
              </table:table-cell>
              <table:table-cell office:value-type="float" office:value="1.870645">
                <text:p>1.8706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5035">
                <text:p>0.015035</text:p>
              </table:table-cell>
              <table:table-cell office:value-type="float" office:value="1.872585">
                <text:p>1.8725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5035">
                <text:p>0.015035</text:p>
              </table:table-cell>
              <table:table-cell office:value-type="float" office:value="1.873555">
                <text:p>1.8735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5035">
                <text:p>0.015035</text:p>
              </table:table-cell>
              <table:table-cell office:value-type="float" office:value="1.874525">
                <text:p>1.8745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15035">
                <text:p>0.015035</text:p>
              </table:table-cell>
              <table:table-cell office:value-type="float" office:value="1.87695">
                <text:p>1.876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15035">
                <text:p>0.015035</text:p>
              </table:table-cell>
              <table:table-cell office:value-type="float" office:value="1.87792">
                <text:p>1.877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5035">
                <text:p>0.015035</text:p>
              </table:table-cell>
              <table:table-cell office:value-type="float" office:value="1.87889">
                <text:p>1.878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14065">
                <text:p>0.014065</text:p>
              </table:table-cell>
              <table:table-cell office:value-type="float" office:value="1.88083">
                <text:p>1.880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4065">
                <text:p>0.014065</text:p>
              </table:table-cell>
              <table:table-cell office:value-type="float" office:value="1.8818">
                <text:p>1.88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4065">
                <text:p>0.014065</text:p>
              </table:table-cell>
              <table:table-cell office:value-type="float" office:value="1.88277">
                <text:p>1.882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14065">
                <text:p>0.014065</text:p>
              </table:table-cell>
              <table:table-cell office:value-type="float" office:value="1.88374">
                <text:p>1.883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4065">
                <text:p>0.014065</text:p>
              </table:table-cell>
              <table:table-cell office:value-type="float" office:value="1.88568">
                <text:p>1.885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14065">
                <text:p>0.014065</text:p>
              </table:table-cell>
              <table:table-cell office:value-type="float" office:value="1.88665">
                <text:p>1.886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3095">
                <text:p>0.013095</text:p>
              </table:table-cell>
              <table:table-cell office:value-type="float" office:value="1.88762">
                <text:p>1.887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13095">
                <text:p>0.013095</text:p>
              </table:table-cell>
              <table:table-cell office:value-type="float" office:value="1.88859">
                <text:p>1.888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13095">
                <text:p>0.013095</text:p>
              </table:table-cell>
              <table:table-cell office:value-type="float" office:value="1.88956">
                <text:p>1.889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3095">
                <text:p>0.013095</text:p>
              </table:table-cell>
              <table:table-cell office:value-type="float" office:value="1.891985">
                <text:p>1.8919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3095">
                <text:p>0.013095</text:p>
              </table:table-cell>
              <table:table-cell office:value-type="float" office:value="1.892955">
                <text:p>1.8929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13095">
                <text:p>0.013095</text:p>
              </table:table-cell>
              <table:table-cell office:value-type="float" office:value="1.893925">
                <text:p>1.8939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13095">
                <text:p>0.013095</text:p>
              </table:table-cell>
              <table:table-cell office:value-type="float" office:value="1.894895">
                <text:p>1.8948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12125">
                <text:p>0.012125</text:p>
              </table:table-cell>
              <table:table-cell office:value-type="float" office:value="1.895865">
                <text:p>1.8958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2125">
                <text:p>0.012125</text:p>
              </table:table-cell>
              <table:table-cell office:value-type="float" office:value="1.896835">
                <text:p>1.8968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12125">
                <text:p>0.012125</text:p>
              </table:table-cell>
              <table:table-cell office:value-type="float" office:value="1.897805">
                <text:p>1.8978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12125">
                <text:p>0.012125</text:p>
              </table:table-cell>
              <table:table-cell office:value-type="float" office:value="1.898775">
                <text:p>1.8987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2125">
                <text:p>0.012125</text:p>
              </table:table-cell>
              <table:table-cell office:value-type="float" office:value="1.899745">
                <text:p>1.8997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12125">
                <text:p>0.012125</text:p>
              </table:table-cell>
              <table:table-cell office:value-type="float" office:value="1.901685">
                <text:p>1.9016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2125">
                <text:p>0.012125</text:p>
              </table:table-cell>
              <table:table-cell office:value-type="float" office:value="1.902655">
                <text:p>1.9026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12125">
                <text:p>0.012125</text:p>
              </table:table-cell>
              <table:table-cell office:value-type="float" office:value="1.903625">
                <text:p>1.9036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1155">
                <text:p>0.011155</text:p>
              </table:table-cell>
              <table:table-cell office:value-type="float" office:value="1.904595">
                <text:p>1.9045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11155">
                <text:p>0.011155</text:p>
              </table:table-cell>
              <table:table-cell office:value-type="float" office:value="1.905565">
                <text:p>1.9055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1155">
                <text:p>0.011155</text:p>
              </table:table-cell>
              <table:table-cell office:value-type="float" office:value="1.906535">
                <text:p>1.9065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11155">
                <text:p>0.011155</text:p>
              </table:table-cell>
              <table:table-cell office:value-type="float" office:value="1.90799">
                <text:p>1.907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11155">
                <text:p>0.011155</text:p>
              </table:table-cell>
              <table:table-cell office:value-type="float" office:value="1.90896">
                <text:p>1.908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11155">
                <text:p>0.011155</text:p>
              </table:table-cell>
              <table:table-cell office:value-type="float" office:value="1.90993">
                <text:p>1.909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11155">
                <text:p>0.011155</text:p>
              </table:table-cell>
              <table:table-cell office:value-type="float" office:value="1.9109">
                <text:p>1.91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11155">
                <text:p>0.011155</text:p>
              </table:table-cell>
              <table:table-cell office:value-type="float" office:value="1.91187">
                <text:p>1.911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0185">
                <text:p>0.010185</text:p>
              </table:table-cell>
              <table:table-cell office:value-type="float" office:value="1.91187">
                <text:p>1.911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10185">
                <text:p>0.010185</text:p>
              </table:table-cell>
              <table:table-cell office:value-type="float" office:value="1.91284">
                <text:p>1.912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10185">
                <text:p>0.010185</text:p>
              </table:table-cell>
              <table:table-cell office:value-type="float" office:value="1.91381">
                <text:p>1.913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10185">
                <text:p>0.010185</text:p>
              </table:table-cell>
              <table:table-cell office:value-type="float" office:value="1.91478">
                <text:p>1.914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0185">
                <text:p>0.010185</text:p>
              </table:table-cell>
              <table:table-cell office:value-type="float" office:value="1.91575">
                <text:p>1.915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10185">
                <text:p>0.010185</text:p>
              </table:table-cell>
              <table:table-cell office:value-type="float" office:value="1.91672">
                <text:p>1.916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10185">
                <text:p>0.010185</text:p>
              </table:table-cell>
              <table:table-cell office:value-type="float" office:value="1.91769">
                <text:p>1.917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10185">
                <text:p>0.010185</text:p>
              </table:table-cell>
              <table:table-cell office:value-type="float" office:value="1.91866">
                <text:p>1.918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0185">
                <text:p>0.010185</text:p>
              </table:table-cell>
              <table:table-cell office:value-type="float" office:value="1.91963">
                <text:p>1.919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9215">
                <text:p>0.009215</text:p>
              </table:table-cell>
              <table:table-cell office:value-type="float" office:value="1.91963">
                <text:p>1.919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9215">
                <text:p>0.009215</text:p>
              </table:table-cell>
              <table:table-cell office:value-type="float" office:value="1.9206">
                <text:p>1.92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9215">
                <text:p>0.009215</text:p>
              </table:table-cell>
              <table:table-cell office:value-type="float" office:value="1.92157">
                <text:p>1.921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9215">
                <text:p>0.009215</text:p>
              </table:table-cell>
              <table:table-cell office:value-type="float" office:value="1.92254">
                <text:p>1.9225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9215">
                <text:p>0.009215</text:p>
              </table:table-cell>
              <table:table-cell office:value-type="float" office:value="1.923995">
                <text:p>1.9239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9215">
                <text:p>0.009215</text:p>
              </table:table-cell>
              <table:table-cell office:value-type="float" office:value="1.923995">
                <text:p>1.9239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9215">
                <text:p>0.009215</text:p>
              </table:table-cell>
              <table:table-cell office:value-type="float" office:value="1.924965">
                <text:p>1.9249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9215">
                <text:p>0.009215</text:p>
              </table:table-cell>
              <table:table-cell office:value-type="float" office:value="1.925935">
                <text:p>1.9259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9215">
                <text:p>0.009215</text:p>
              </table:table-cell>
              <table:table-cell office:value-type="float" office:value="1.926905">
                <text:p>1.9269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9215">
                <text:p>0.009215</text:p>
              </table:table-cell>
              <table:table-cell office:value-type="float" office:value="1.927875">
                <text:p>1.9278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8245">
                <text:p>0.008245</text:p>
              </table:table-cell>
              <table:table-cell office:value-type="float" office:value="1.927875">
                <text:p>1.9278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8245">
                <text:p>0.008245</text:p>
              </table:table-cell>
              <table:table-cell office:value-type="float" office:value="1.928845">
                <text:p>1.9288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8245">
                <text:p>0.008245</text:p>
              </table:table-cell>
              <table:table-cell office:value-type="float" office:value="1.929815">
                <text:p>1.9298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8245">
                <text:p>0.008245</text:p>
              </table:table-cell>
              <table:table-cell office:value-type="float" office:value="1.930785">
                <text:p>1.9307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8245">
                <text:p>0.008245</text:p>
              </table:table-cell>
              <table:table-cell office:value-type="float" office:value="1.930785">
                <text:p>1.9307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8245">
                <text:p>0.008245</text:p>
              </table:table-cell>
              <table:table-cell office:value-type="float" office:value="1.931755">
                <text:p>1.9317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8245">
                <text:p>0.008245</text:p>
              </table:table-cell>
              <table:table-cell office:value-type="float" office:value="1.932725">
                <text:p>1.9327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8245">
                <text:p>0.008245</text:p>
              </table:table-cell>
              <table:table-cell office:value-type="float" office:value="1.932725">
                <text:p>1.9327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8245">
                <text:p>0.008245</text:p>
              </table:table-cell>
              <table:table-cell office:value-type="float" office:value="1.933695">
                <text:p>1.9336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8245">
                <text:p>0.008245</text:p>
              </table:table-cell>
              <table:table-cell office:value-type="float" office:value="1.934665">
                <text:p>1.9346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8245">
                <text:p>0.008245</text:p>
              </table:table-cell>
              <table:table-cell office:value-type="float" office:value="1.935635">
                <text:p>1.9356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7275">
                <text:p>0.007275</text:p>
              </table:table-cell>
              <table:table-cell office:value-type="float" office:value="1.935635">
                <text:p>1.9356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7275">
                <text:p>0.007275</text:p>
              </table:table-cell>
              <table:table-cell office:value-type="float" office:value="1.936605">
                <text:p>1.9366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7275">
                <text:p>0.007275</text:p>
              </table:table-cell>
              <table:table-cell office:value-type="float" office:value="1.937575">
                <text:p>1.9375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7275">
                <text:p>0.007275</text:p>
              </table:table-cell>
              <table:table-cell office:value-type="float" office:value="1.937575">
                <text:p>1.9375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7275">
                <text:p>0.007275</text:p>
              </table:table-cell>
              <table:table-cell office:value-type="float" office:value="1.938545">
                <text:p>1.9385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7275">
                <text:p>0.007275</text:p>
              </table:table-cell>
              <table:table-cell office:value-type="float" office:value="1.939515">
                <text:p>1.9395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7275">
                <text:p>0.007275</text:p>
              </table:table-cell>
              <table:table-cell office:value-type="float" office:value="1.939515">
                <text:p>1.9395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7275">
                <text:p>0.007275</text:p>
              </table:table-cell>
              <table:table-cell office:value-type="float" office:value="1.94097">
                <text:p>1.940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7275">
                <text:p>0.007275</text:p>
              </table:table-cell>
              <table:table-cell office:value-type="float" office:value="1.94097">
                <text:p>1.940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7275">
                <text:p>0.007275</text:p>
              </table:table-cell>
              <table:table-cell office:value-type="float" office:value="1.94194">
                <text:p>1.941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7275">
                <text:p>0.007275</text:p>
              </table:table-cell>
              <table:table-cell office:value-type="float" office:value="1.94291">
                <text:p>1.942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7275">
                <text:p>0.007275</text:p>
              </table:table-cell>
              <table:table-cell office:value-type="float" office:value="1.94291">
                <text:p>1.942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6305">
                <text:p>0.006305</text:p>
              </table:table-cell>
              <table:table-cell office:value-type="float" office:value="1.94388">
                <text:p>1.943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6305">
                <text:p>0.006305</text:p>
              </table:table-cell>
              <table:table-cell office:value-type="float" office:value="1.94388">
                <text:p>1.943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6305">
                <text:p>0.006305</text:p>
              </table:table-cell>
              <table:table-cell office:value-type="float" office:value="1.94485">
                <text:p>1.944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6305">
                <text:p>0.006305</text:p>
              </table:table-cell>
              <table:table-cell office:value-type="float" office:value="1.94582">
                <text:p>1.945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6305">
                <text:p>0.006305</text:p>
              </table:table-cell>
              <table:table-cell office:value-type="float" office:value="1.94582">
                <text:p>1.945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6305">
                <text:p>0.006305</text:p>
              </table:table-cell>
              <table:table-cell office:value-type="float" office:value="1.94679">
                <text:p>1.946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6305">
                <text:p>0.006305</text:p>
              </table:table-cell>
              <table:table-cell office:value-type="float" office:value="1.94679">
                <text:p>1.946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6305">
                <text:p>0.006305</text:p>
              </table:table-cell>
              <table:table-cell office:value-type="float" office:value="1.94776">
                <text:p>1.947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6305">
                <text:p>0.006305</text:p>
              </table:table-cell>
              <table:table-cell office:value-type="float" office:value="1.94873">
                <text:p>1.948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6305">
                <text:p>0.006305</text:p>
              </table:table-cell>
              <table:table-cell office:value-type="float" office:value="1.94873">
                <text:p>1.9487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6305">
                <text:p>0.006305</text:p>
              </table:table-cell>
              <table:table-cell office:value-type="float" office:value="1.9497">
                <text:p>1.949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6305">
                <text:p>0.006305</text:p>
              </table:table-cell>
              <table:table-cell office:value-type="float" office:value="1.9497">
                <text:p>1.94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6305">
                <text:p>0.006305</text:p>
              </table:table-cell>
              <table:table-cell office:value-type="float" office:value="1.95067">
                <text:p>1.950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6305">
                <text:p>0.006305</text:p>
              </table:table-cell>
              <table:table-cell office:value-type="float" office:value="1.95067">
                <text:p>1.950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5335">
                <text:p>0.005335</text:p>
              </table:table-cell>
              <table:table-cell office:value-type="float" office:value="1.95164">
                <text:p>1.951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5335">
                <text:p>0.005335</text:p>
              </table:table-cell>
              <table:table-cell office:value-type="float" office:value="1.95164">
                <text:p>1.951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5335">
                <text:p>0.005335</text:p>
              </table:table-cell>
              <table:table-cell office:value-type="float" office:value="1.95261">
                <text:p>1.952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5335">
                <text:p>0.005335</text:p>
              </table:table-cell>
              <table:table-cell office:value-type="float" office:value="1.95261">
                <text:p>1.9526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5335">
                <text:p>0.005335</text:p>
              </table:table-cell>
              <table:table-cell office:value-type="float" office:value="1.95358">
                <text:p>1.953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5335">
                <text:p>0.005335</text:p>
              </table:table-cell>
              <table:table-cell office:value-type="float" office:value="1.95358">
                <text:p>1.953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5335">
                <text:p>0.005335</text:p>
              </table:table-cell>
              <table:table-cell office:value-type="float" office:value="1.95455">
                <text:p>1.954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5335">
                <text:p>0.005335</text:p>
              </table:table-cell>
              <table:table-cell office:value-type="float" office:value="1.95455">
                <text:p>1.954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5335">
                <text:p>0.005335</text:p>
              </table:table-cell>
              <table:table-cell office:value-type="float" office:value="1.95552">
                <text:p>1.955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5335">
                <text:p>0.005335</text:p>
              </table:table-cell>
              <table:table-cell office:value-type="float" office:value="1.95552">
                <text:p>1.9555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5335">
                <text:p>0.005335</text:p>
              </table:table-cell>
              <table:table-cell office:value-type="float" office:value="1.95552">
                <text:p>1.955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5335">
                <text:p>0.005335</text:p>
              </table:table-cell>
              <table:table-cell office:value-type="float" office:value="1.956975">
                <text:p>1.9569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5335">
                <text:p>0.005335</text:p>
              </table:table-cell>
              <table:table-cell office:value-type="float" office:value="1.956975">
                <text:p>1.9569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5335">
                <text:p>0.005335</text:p>
              </table:table-cell>
              <table:table-cell office:value-type="float" office:value="1.957945">
                <text:p>1.9579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5335">
                <text:p>0.005335</text:p>
              </table:table-cell>
              <table:table-cell office:value-type="float" office:value="1.957945">
                <text:p>1.9579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5335">
                <text:p>0.005335</text:p>
              </table:table-cell>
              <table:table-cell office:value-type="float" office:value="1.958915">
                <text:p>1.9589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4365">
                <text:p>0.004365</text:p>
              </table:table-cell>
              <table:table-cell office:value-type="float" office:value="1.958915">
                <text:p>1.9589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4365">
                <text:p>0.004365</text:p>
              </table:table-cell>
              <table:table-cell office:value-type="float" office:value="1.959885">
                <text:p>1.95988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4365">
                <text:p>0.004365</text:p>
              </table:table-cell>
              <table:table-cell office:value-type="float" office:value="1.959885">
                <text:p>1.95988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4365">
                <text:p>0.004365</text:p>
              </table:table-cell>
              <table:table-cell office:value-type="float" office:value="1.959885">
                <text:p>1.95988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4365">
                <text:p>0.004365</text:p>
              </table:table-cell>
              <table:table-cell office:value-type="float" office:value="1.960855">
                <text:p>1.9608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4365">
                <text:p>0.004365</text:p>
              </table:table-cell>
              <table:table-cell office:value-type="float" office:value="1.960855">
                <text:p>1.9608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4365">
                <text:p>0.004365</text:p>
              </table:table-cell>
              <table:table-cell office:value-type="float" office:value="1.961825">
                <text:p>1.9618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4365">
                <text:p>0.004365</text:p>
              </table:table-cell>
              <table:table-cell office:value-type="float" office:value="1.961825">
                <text:p>1.9618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4365">
                <text:p>0.004365</text:p>
              </table:table-cell>
              <table:table-cell office:value-type="float" office:value="1.961825">
                <text:p>1.9618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4365">
                <text:p>0.004365</text:p>
              </table:table-cell>
              <table:table-cell office:value-type="float" office:value="1.962795">
                <text:p>1.9627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4365">
                <text:p>0.004365</text:p>
              </table:table-cell>
              <table:table-cell office:value-type="float" office:value="1.962795">
                <text:p>1.9627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4365">
                <text:p>0.004365</text:p>
              </table:table-cell>
              <table:table-cell office:value-type="float" office:value="1.963765">
                <text:p>1.96376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4365">
                <text:p>0.004365</text:p>
              </table:table-cell>
              <table:table-cell office:value-type="float" office:value="1.963765">
                <text:p>1.9637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4365">
                <text:p>0.004365</text:p>
              </table:table-cell>
              <table:table-cell office:value-type="float" office:value="1.963765">
                <text:p>1.9637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4365">
                <text:p>0.004365</text:p>
              </table:table-cell>
              <table:table-cell office:value-type="float" office:value="1.964735">
                <text:p>1.9647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4365">
                <text:p>0.004365</text:p>
              </table:table-cell>
              <table:table-cell office:value-type="float" office:value="1.964735">
                <text:p>1.96473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4365">
                <text:p>0.004365</text:p>
              </table:table-cell>
              <table:table-cell office:value-type="float" office:value="1.965705">
                <text:p>1.9657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4365">
                <text:p>0.004365</text:p>
              </table:table-cell>
              <table:table-cell office:value-type="float" office:value="1.965705">
                <text:p>1.9657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4365">
                <text:p>0.004365</text:p>
              </table:table-cell>
              <table:table-cell office:value-type="float" office:value="1.965705">
                <text:p>1.9657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4365">
                <text:p>0.004365</text:p>
              </table:table-cell>
              <table:table-cell office:value-type="float" office:value="1.966675">
                <text:p>1.9666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3395">
                <text:p>0.003395</text:p>
              </table:table-cell>
              <table:table-cell office:value-type="float" office:value="1.966675">
                <text:p>1.9666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3395">
                <text:p>0.003395</text:p>
              </table:table-cell>
              <table:table-cell office:value-type="float" office:value="1.967645">
                <text:p>1.96764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3395">
                <text:p>0.003395</text:p>
              </table:table-cell>
              <table:table-cell office:value-type="float" office:value="1.967645">
                <text:p>1.96764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3395">
                <text:p>0.003395</text:p>
              </table:table-cell>
              <table:table-cell office:value-type="float" office:value="1.967645">
                <text:p>1.96764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3395">
                <text:p>0.003395</text:p>
              </table:table-cell>
              <table:table-cell office:value-type="float" office:value="1.967645">
                <text:p>1.9676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3395">
                <text:p>0.003395</text:p>
              </table:table-cell>
              <table:table-cell office:value-type="float" office:value="1.968615">
                <text:p>1.9686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3395">
                <text:p>0.003395</text:p>
              </table:table-cell>
              <table:table-cell office:value-type="float" office:value="1.968615">
                <text:p>1.9686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3395">
                <text:p>0.003395</text:p>
              </table:table-cell>
              <table:table-cell office:value-type="float" office:value="1.968615">
                <text:p>1.9686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3395">
                <text:p>0.003395</text:p>
              </table:table-cell>
              <table:table-cell office:value-type="float" office:value="1.969585">
                <text:p>1.9695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3395">
                <text:p>0.003395</text:p>
              </table:table-cell>
              <table:table-cell office:value-type="float" office:value="1.969585">
                <text:p>1.96958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3395">
                <text:p>0.003395</text:p>
              </table:table-cell>
              <table:table-cell office:value-type="float" office:value="1.969585">
                <text:p>1.9695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3395">
                <text:p>0.003395</text:p>
              </table:table-cell>
              <table:table-cell office:value-type="float" office:value="1.969585">
                <text:p>1.96958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3395">
                <text:p>0.003395</text:p>
              </table:table-cell>
              <table:table-cell office:value-type="float" office:value="1.970555">
                <text:p>1.9705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3395">
                <text:p>0.003395</text:p>
              </table:table-cell>
              <table:table-cell office:value-type="float" office:value="1.970555">
                <text:p>1.9705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3395">
                <text:p>0.003395</text:p>
              </table:table-cell>
              <table:table-cell office:value-type="float" office:value="1.970555">
                <text:p>1.9705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3395">
                <text:p>0.003395</text:p>
              </table:table-cell>
              <table:table-cell office:value-type="float" office:value="1.971525">
                <text:p>1.9715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3395">
                <text:p>0.003395</text:p>
              </table:table-cell>
              <table:table-cell office:value-type="float" office:value="1.971525">
                <text:p>1.9715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3395">
                <text:p>0.003395</text:p>
              </table:table-cell>
              <table:table-cell office:value-type="float" office:value="1.971525">
                <text:p>1.9715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3395">
                <text:p>0.003395</text:p>
              </table:table-cell>
              <table:table-cell office:value-type="float" office:value="1.97298">
                <text:p>1.972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3395">
                <text:p>0.003395</text:p>
              </table:table-cell>
              <table:table-cell office:value-type="float" office:value="1.97298">
                <text:p>1.972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3395">
                <text:p>0.003395</text:p>
              </table:table-cell>
              <table:table-cell office:value-type="float" office:value="1.97298">
                <text:p>1.9729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3395">
                <text:p>0.003395</text:p>
              </table:table-cell>
              <table:table-cell office:value-type="float" office:value="1.97298">
                <text:p>1.972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3395">
                <text:p>0.003395</text:p>
              </table:table-cell>
              <table:table-cell office:value-type="float" office:value="1.97395">
                <text:p>1.9739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3395">
                <text:p>0.003395</text:p>
              </table:table-cell>
              <table:table-cell office:value-type="float" office:value="1.97395">
                <text:p>1.9739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3395">
                <text:p>0.003395</text:p>
              </table:table-cell>
              <table:table-cell office:value-type="float" office:value="1.97395">
                <text:p>1.9739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3395">
                <text:p>0.003395</text:p>
              </table:table-cell>
              <table:table-cell office:value-type="float" office:value="1.97492">
                <text:p>1.9749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2425">
                <text:p>0.002425</text:p>
              </table:table-cell>
              <table:table-cell office:value-type="float" office:value="1.97492">
                <text:p>1.9749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2425">
                <text:p>0.002425</text:p>
              </table:table-cell>
              <table:table-cell office:value-type="float" office:value="1.97492">
                <text:p>1.974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2425">
                <text:p>0.002425</text:p>
              </table:table-cell>
              <table:table-cell office:value-type="float" office:value="1.97589">
                <text:p>1.9758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2425">
                <text:p>0.002425</text:p>
              </table:table-cell>
              <table:table-cell office:value-type="float" office:value="1.97589">
                <text:p>1.9758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2425">
                <text:p>0.002425</text:p>
              </table:table-cell>
              <table:table-cell office:value-type="float" office:value="1.97589">
                <text:p>1.9758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2425">
                <text:p>0.002425</text:p>
              </table:table-cell>
              <table:table-cell office:value-type="float" office:value="1.97589">
                <text:p>1.975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2425">
                <text:p>0.002425</text:p>
              </table:table-cell>
              <table:table-cell office:value-type="float" office:value="1.97686">
                <text:p>1.9768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2425">
                <text:p>0.002425</text:p>
              </table:table-cell>
              <table:table-cell office:value-type="float" office:value="1.97686">
                <text:p>1.9768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2425">
                <text:p>0.002425</text:p>
              </table:table-cell>
              <table:table-cell office:value-type="float" office:value="1.97686">
                <text:p>1.976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2425">
                <text:p>0.002425</text:p>
              </table:table-cell>
              <table:table-cell office:value-type="float" office:value="1.97686">
                <text:p>1.9768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2425">
                <text:p>0.002425</text:p>
              </table:table-cell>
              <table:table-cell office:value-type="float" office:value="1.97783">
                <text:p>1.9778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2425">
                <text:p>0.002425</text:p>
              </table:table-cell>
              <table:table-cell office:value-type="float" office:value="1.97783">
                <text:p>1.977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2425">
                <text:p>0.002425</text:p>
              </table:table-cell>
              <table:table-cell office:value-type="float" office:value="1.97783">
                <text:p>1.9778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2425">
                <text:p>0.002425</text:p>
              </table:table-cell>
              <table:table-cell office:value-type="float" office:value="1.97783">
                <text:p>1.9778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2425">
                <text:p>0.002425</text:p>
              </table:table-cell>
              <table:table-cell office:value-type="float" office:value="1.97783">
                <text:p>1.977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2425">
                <text:p>0.002425</text:p>
              </table:table-cell>
              <table:table-cell office:value-type="float" office:value="1.9788">
                <text:p>1.97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2425">
                <text:p>0.002425</text:p>
              </table:table-cell>
              <table:table-cell office:value-type="float" office:value="1.9788">
                <text:p>1.97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2425">
                <text:p>0.002425</text:p>
              </table:table-cell>
              <table:table-cell office:value-type="float" office:value="1.9788">
                <text:p>1.97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2425">
                <text:p>0.002425</text:p>
              </table:table-cell>
              <table:table-cell office:value-type="float" office:value="1.9788">
                <text:p>1.978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2425">
                <text:p>0.002425</text:p>
              </table:table-cell>
              <table:table-cell office:value-type="float" office:value="1.9788">
                <text:p>1.978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2425">
                <text:p>0.002425</text:p>
              </table:table-cell>
              <table:table-cell office:value-type="float" office:value="1.97977">
                <text:p>1.9797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2425">
                <text:p>0.002425</text:p>
              </table:table-cell>
              <table:table-cell office:value-type="float" office:value="1.97977">
                <text:p>1.979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2425">
                <text:p>0.002425</text:p>
              </table:table-cell>
              <table:table-cell office:value-type="float" office:value="1.97977">
                <text:p>1.9797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2425">
                <text:p>0.002425</text:p>
              </table:table-cell>
              <table:table-cell office:value-type="float" office:value="1.97977">
                <text:p>1.9797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2425">
                <text:p>0.002425</text:p>
              </table:table-cell>
              <table:table-cell office:value-type="float" office:value="1.97977">
                <text:p>1.9797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2425">
                <text:p>0.002425</text:p>
              </table:table-cell>
              <table:table-cell office:value-type="float" office:value="1.98074">
                <text:p>1.9807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2425">
                <text:p>0.002425</text:p>
              </table:table-cell>
              <table:table-cell office:value-type="float" office:value="1.98074">
                <text:p>1.9807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2425">
                <text:p>0.002425</text:p>
              </table:table-cell>
              <table:table-cell office:value-type="float" office:value="1.98074">
                <text:p>1.980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2425">
                <text:p>0.002425</text:p>
              </table:table-cell>
              <table:table-cell office:value-type="float" office:value="1.98074">
                <text:p>1.9807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2425">
                <text:p>0.002425</text:p>
              </table:table-cell>
              <table:table-cell office:value-type="float" office:value="1.98074">
                <text:p>1.9807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2425">
                <text:p>0.002425</text:p>
              </table:table-cell>
              <table:table-cell office:value-type="float" office:value="1.98171">
                <text:p>1.9817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2425">
                <text:p>0.002425</text:p>
              </table:table-cell>
              <table:table-cell office:value-type="float" office:value="1.98171">
                <text:p>1.9817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2425">
                <text:p>0.002425</text:p>
              </table:table-cell>
              <table:table-cell office:value-type="float" office:value="1.98171">
                <text:p>1.9817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2425">
                <text:p>0.002425</text:p>
              </table:table-cell>
              <table:table-cell office:value-type="float" office:value="1.98171">
                <text:p>1.981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2425">
                <text:p>0.002425</text:p>
              </table:table-cell>
              <table:table-cell office:value-type="float" office:value="1.98171">
                <text:p>1.9817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2425">
                <text:p>0.002425</text:p>
              </table:table-cell>
              <table:table-cell office:value-type="float" office:value="1.98268">
                <text:p>1.9826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2425">
                <text:p>0.002425</text:p>
              </table:table-cell>
              <table:table-cell office:value-type="float" office:value="1.98268">
                <text:p>1.9826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1455">
                <text:p>0.001455</text:p>
              </table:table-cell>
              <table:table-cell office:value-type="float" office:value="1.98268">
                <text:p>1.9826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1455">
                <text:p>0.001455</text:p>
              </table:table-cell>
              <table:table-cell office:value-type="float" office:value="1.98268">
                <text:p>1.982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1455">
                <text:p>0.001455</text:p>
              </table:table-cell>
              <table:table-cell office:value-type="float" office:value="1.98268">
                <text:p>1.9826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1455">
                <text:p>0.001455</text:p>
              </table:table-cell>
              <table:table-cell office:value-type="float" office:value="1.98365">
                <text:p>1.983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1455">
                <text:p>0.001455</text:p>
              </table:table-cell>
              <table:table-cell office:value-type="float" office:value="1.98365">
                <text:p>1.9836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1455">
                <text:p>0.001455</text:p>
              </table:table-cell>
              <table:table-cell office:value-type="float" office:value="1.98365">
                <text:p>1.983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1455">
                <text:p>0.001455</text:p>
              </table:table-cell>
              <table:table-cell office:value-type="float" office:value="1.98365">
                <text:p>1.9836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1455">
                <text:p>0.001455</text:p>
              </table:table-cell>
              <table:table-cell office:value-type="float" office:value="1.98365">
                <text:p>1.983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1455">
                <text:p>0.001455</text:p>
              </table:table-cell>
              <table:table-cell office:value-type="float" office:value="1.98462">
                <text:p>1.9846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1455">
                <text:p>0.001455</text:p>
              </table:table-cell>
              <table:table-cell office:value-type="float" office:value="1.98462">
                <text:p>1.9846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1455">
                <text:p>0.001455</text:p>
              </table:table-cell>
              <table:table-cell office:value-type="float" office:value="1.98462">
                <text:p>1.9846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1455">
                <text:p>0.001455</text:p>
              </table:table-cell>
              <table:table-cell office:value-type="float" office:value="1.98462">
                <text:p>1.9846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1455">
                <text:p>0.001455</text:p>
              </table:table-cell>
              <table:table-cell office:value-type="float" office:value="1.98462">
                <text:p>1.984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1455">
                <text:p>0.001455</text:p>
              </table:table-cell>
              <table:table-cell office:value-type="float" office:value="1.98559">
                <text:p>1.9855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1455">
                <text:p>0.001455</text:p>
              </table:table-cell>
              <table:table-cell office:value-type="float" office:value="1.98559">
                <text:p>1.9855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1455">
                <text:p>0.001455</text:p>
              </table:table-cell>
              <table:table-cell office:value-type="float" office:value="1.98559">
                <text:p>1.985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1455">
                <text:p>0.001455</text:p>
              </table:table-cell>
              <table:table-cell office:value-type="float" office:value="1.98559">
                <text:p>1.9855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1455">
                <text:p>0.001455</text:p>
              </table:table-cell>
              <table:table-cell office:value-type="float" office:value="1.98559">
                <text:p>1.9855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1455">
                <text:p>0.001455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1455">
                <text:p>0.001455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1455">
                <text:p>0.001455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1455">
                <text:p>0.001455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1455">
                <text:p>0.001455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1455">
                <text:p>0.001455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1455">
                <text:p>0.001455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1455">
                <text:p>0.001455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1455">
                <text:p>0.001455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1455">
                <text:p>0.001455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1455">
                <text:p>0.001455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1455">
                <text:p>0.001455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1455">
                <text:p>0.001455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1455">
                <text:p>0.001455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1455">
                <text:p>0.001455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1455">
                <text:p>0.001455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1455">
                <text:p>0.001455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1455">
                <text:p>0.001455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1455">
                <text:p>0.001455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1455">
                <text:p>0.001455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1455">
                <text:p>0.001455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1455">
                <text:p>0.001455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1455">
                <text:p>0.001455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1455">
                <text:p>0.001455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1455">
                <text:p>0.001455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1455">
                <text:p>0.001455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1455">
                <text:p>0.001455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1455">
                <text:p>0.001455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1455">
                <text:p>0.001455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1455">
                <text:p>0.001455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1455">
                <text:p>0.001455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1455">
                <text:p>0.001455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1455">
                <text:p>0.001455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1455">
                <text:p>0.001455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1455">
                <text:p>0.001455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1455">
                <text:p>0.001455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1455">
                <text:p>0.001455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1455">
                <text:p>0.001455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1455">
                <text:p>0.001455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1455">
                <text:p>0.001455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1455">
                <text:p>0.001455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1455">
                <text:p>0.001455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1455">
                <text:p>0.001455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1455">
                <text:p>0.001455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1455">
                <text:p>0.001455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1455">
                <text:p>0.001455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  <table:table-cell office:value-type="float" office:value="1.995775">
                <text:p>1.9957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